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5in"/>
    </style:style>
    <style:style style:name="Table5.B" style:family="table-column">
      <style:table-column-properties style:column-width="3.4535in"/>
    </style:style>
    <style:style style:name="Table5.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6" style:family="paragraph" style:parent-style-name="Text_20_body">
      <style:text-properties officeooo:rsid="0017e637"/>
    </style:style>
    <style:style style:name="P7" style:family="paragraph" style:parent-style-name="Text_20_body">
      <style:text-properties officeooo:paragraph-rsid="0098dc7a"/>
    </style:style>
    <style:style style:name="P8" style:family="paragraph" style:parent-style-name="Text_20_body">
      <style:text-properties officeooo:paragraph-rsid="009a4f0f"/>
    </style:style>
    <style:style style:name="P9" style:family="paragraph" style:parent-style-name="Text_20_body">
      <style:text-properties officeooo:paragraph-rsid="00a5fd9e"/>
    </style:style>
    <style:style style:name="P10" style:family="paragraph" style:parent-style-name="Text_20_body">
      <style:text-properties officeooo:paragraph-rsid="00a6fc3e"/>
    </style:style>
    <style:style style:name="P11" style:family="paragraph" style:parent-style-name="Standard">
      <style:text-properties officeooo:rsid="0017e637" officeooo:paragraph-rsid="0017e637"/>
    </style:style>
    <style:style style:name="P12" style:family="paragraph" style:parent-style-name="Text_20_body">
      <style:text-properties officeooo:rsid="0017e637"/>
    </style:style>
    <style:style style:name="T1" style:family="text">
      <style:text-properties fo:language="el" fo:country="GR" officeooo:rsid="005aab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209026281536">
          <table:table-cell table:style-name="Table1.A1" office:value-type="string">
            <text:p text:style-name="Text_20_body">κύαμον δέ χλωρὸν λαβὼν καὶ ἀκριβῶς ἀποβλέψας πρὸς αὐτὸν ε”δηξέ τι.</text:p>
          </table:table-cell>
          <table:table-cell office:value-type="string">
            <text:p text:style-name="P6">All three of them were laughing. Harry's mouth went rather dry. What on earth was he going to do? He was starting to attract a lot of funny looks, because of Hedwig. He'd have to ask someone. </text:p>
          </table:table-cell>
        </table:table-row>
        <table:table-row table:style-name="TableLine2209026281536">
          <table:table-cell table:style-name="Table1.A1" office:value-type="string">
            <text:p text:style-name="Text_20_body">Αἷβοῖ, ἔφη γευσάμενος.</text:p>
          </table:table-cell>
          <table:table-cell office:value-type="string">
            <text:p text:style-name="P6">He stopped a passing guard, but didn't dare mention platform nine and three-quarters. The guard had never heard of Hogwarts and when Harry couldn't even tell him what part of the country it was in, he started to get annoyed, as though Harry was being stupid on purpose. Getting desperate, Harry asked for the train that left at eleven o'clock, but the guard said there wasn't one. In the end the guard strode away, muttering about time wasters. Harry was now trying hard not to panic. </text:p>
          </table:table-cell>
        </table:table-row>
        <table:table-row table:style-name="TableLine2209026281536">
          <table:table-cell table:style-name="Table1.A1" office:value-type="string">
            <text:p text:style-name="Text_20_body">ἦ λαχανάκια Βρυξέλλων,· καὶ τρώγοντες ἠγάπων τοὺς παντογευστοὺς κυάμους.</text:p>
          </table:table-cell>
          <table:table-cell office:value-type="string">
            <text:p text:style-name="P6">According to the large clock over the arrivals board, he had ten minutes left to get on the train to Hogwarts and he had no idea how to do it; he was stranded in the middle of a station with a trunk he could hardly lift, a pocket full of wizard money, and a large owl. </text:p>
          </table:table-cell>
        </table:table-row>
        <table:table-row table:style-name="TableLine2209026281536">
          <table:table-cell table:style-name="Table1.A1" office:value-type="string">
            <text:p text:style-name="Text_20_body">καί ὁ μὲν Ἄρειος ἐγεύσατο φρυγανίων τε καί κοκοφοίνικος καὶ φασιόλων καμινίτων καὶ φραούλων καὶ καρύκης Ἰνδικῆς καὶ δὴ καὶ πεπέρεως.</text:p>
          </table:table-cell>
          <table:table-cell office:value-type="string">
            <text:p text:style-name="P6">Hagrid must have forgotten to tell him something you had to do, like tapping the third brick on the left to get into Diagon Alley. He wondered if he should get out his wand and start tapping the ticket inspector's stand between platforms nine and ten. </text:p>
          </table:table-cell>
        </table:table-row>
        <table:table-row table:style-name="TableLine2209026281536">
          <table:table-cell table:style-name="Table1.A1" office:value-type="string">
            <text:p text:style-name="Text_20_body">τοῦτο γὰρ ἐν κυάμῳ φαιῲ ἦν οἷον ὅ γε Ῥοών οὔκ ε”φη ἑκὼν ε”δεσθαι.</text:p>
          </table:table-cell>
          <table:table-cell office:value-type="string">
            <text:p text:style-name="P6">At that moment a group of people passed just behind him and he caught a few words of what they were saying. </text:p>
          </table:table-cell>
        </table:table-row>
        <table:table-row table:style-name="TableLine2209026281536">
          <table:table-cell table:style-name="Table1.A1" office:value-type="string">
            <text:p text:style-name="Text_20_body">καὶ ἤδη ἡ χώρα τοῖς διὰ θυρίδος βλέπουσιν ἀγριωτέρα ἐφαίνετο· λειμῶνας μὲν γὰρ κοσμίους οὐκέτι ἦν ἰδεῖν, ὕλας δέ μᾶλλον καὶ ποταμοὺς σκολιοὺς καὶ λόφους χλοερούς.</text:p>
          </table:table-cell>
          <table:table-cell office:value-type="string">
            <text:p text:style-name="P6">"-- packed with Muggles, of course --" </text:p>
          </table:table-cell>
        </table:table-row>
        <table:table-row table:style-name="TableLine2209026281536">
          <table:table-cell table:style-name="Table1.A1" office:value-type="string">
            <text:p text:style-name="Text_20_body">86 ΑΡΕΙΟΣ Πο ΤΗΡ κρούσαντος δέ τινος ἐπὶ τὸ τοῦ χωρίου θύριον, εἰσῆλθεν ὁ νεαν- ίσκος ὁ τὴν ὄψιν ε”χων σφαιροειδῆ ἐκεῖνος ὃν ὁ ’Άρειος ἐπὶ τῆς ἀποβάθρας εἶδεν τῆς ἐννέα καὶ τὰ τρία τέταρτα.</text:p>
          </table:table-cell>
          <table:table-cell office:value-type="string">
            <text:p text:style-name="P6">Harry swung round. The speaker was a plump woman who was talking to four boys, all with flaming red hair. Each of them was pushing a trunk like Harry's in front of him -- and they had an owl. </text:p>
          </table:table-cell>
        </table:table-row>
        <table:table-row table:style-name="TableLine2209026281536">
          <table:table-cell table:style-name="Table1.A1" office:value-type="string">
            <text:p text:style-name="Text_20_body">καὶ οὗτος ὅσον οὐ δακρυρροῶν, ῶς ἐδόκει, Ξύγγνωθί μοι, ἔφη.</text:p>
          </table:table-cell>
          <table:table-cell office:value-type="string">
            <text:p text:style-name="P6">Heart hammering, Harry pushed his cart after them. They stopped and so did he, just near enough to hear what they were saying. </text:p>
          </table:table-cell>
        </table:table-row>
        <text:soft-page-break/>
        <table:table-row table:style-name="TableLine2209026281536">
          <table:table-cell table:style-name="Table1.A1" office:value-type="string">
            <text:p text:style-name="Text_20_body">ἆρ’ εἴδετέ που φρύνην τινά; ἀνανεύσαντων δ’ αὐτῶν, δακρύων Ἀπώλεσ’ αὐτόν, ἔφη’ ἀεὶ γὰρ ἐκδιδράσκει ἀπ’ ἐμοῦ.</text:p>
          </table:table-cell>
          <table:table-cell office:value-type="string">
            <text:p text:style-name="P6">"Now, what's the platform number?" said the boys' mother. </text:p>
          </table:table-cell>
        </table:table-row>
        <table:table-row table:style-name="TableLine2209026281536">
          <table:table-cell table:style-name="Table1.A1" office:value-type="string">
            <text:p text:style-name="Text_20_body">Ἀλλ’ ἀνακύψει πάλιν, ἧ δ’ ὃς ὁ ’Ἄρειος ἐκεῖνος δ’ ἀπορῶν ἔτι Πάνυ γε, ἔφη.</text:p>
          </table:table-cell>
          <table:table-cell office:value-type="string">
            <text:p text:style-name="P6">"Nine and three-quarters!" piped a small girl, also red-headed, who was holding her hand, "Mom, can't I go... “ </text:p>
          </table:table-cell>
        </table:table-row>
        <table:table-row table:style-name="TableLine2209026281536">
          <table:table-cell table:style-name="Table1.A1" office:value-type="string">
            <text:p text:style-name="Text_20_body">ἀλλ’ ἐὰν ἴδητε αὐτόν...</text:p>
          </table:table-cell>
          <table:table-cell office:value-type="string">
            <text:p text:style-name="P6">"You're not old enough, Ginny, now be quiet. All right, Percy, you go first." </text:p>
          </table:table-cell>
        </table:table-row>
        <table:table-row table:style-name="TableLine2209026281536">
          <table:table-cell table:style-name="Table1.A1" office:value-type="string">
            <text:p text:style-name="Text_20_body">ἀπελθόντος δ’ αὐτοῦ ὁ Ῥοών Οὐκ ἐπίσταμαι, ἔφη, διὰ τί τοσ- αύτης δεῖ πραγματείας.</text:p>
          </table:table-cell>
          <table:table-cell office:value-type="string">
            <text:p text:style-name="P6">What looked like the oldest boy marched toward platforms nine and ten. </text:p>
          </table:table-cell>
        </table:table-row>
        <table:table-row table:style-name="TableLine2209026281536">
          <table:table-cell table:style-name="Table1.A1" office:value-type="string">
            <text:p text:style-name="Text_20_body">εἰ γὰρ ἔγωγε φρύνην ἤνεγκον, ἀπώλεσ’ ἂν αὐτὴν ὡς ἐδυνάμην τάχιστα.</text:p>
          </table:table-cell>
          <table:table-cell office:value-type="string">
            <text:p text:style-name="P6">Harry watched, careful not to blink in case he missed it -- but just as the boy reached the dividing barrier between the two platforms, a large crowd of tourists came swarming in front of him and by the time the last backpack had cleared away, the boy had vanished. </text:p>
          </table:table-cell>
        </table:table-row>
        <table:table-row table:style-name="TableLine2209026281536">
          <table:table-cell table:style-name="Table1.A1" office:value-type="string">
            <text:p text:style-name="Text_20_body">οὐ μὴν οὐδὲ πρέπει μοι μωμᾶσθαι ὅς γε τὸν Σκαβρόν ἐνήνοχα, ὁ δὲ μῦς ε”τι ἐκάθευδεν ἐν τοῖς τοῦ Ῥοῶνος γόνασι κείμενος.</text:p>
          </table:table-cell>
          <table:table-cell office:value-type="string">
            <text:p text:style-name="P6">"Fred, you next," the plump woman said. </text:p>
          </table:table-cell>
        </table:table-row>
        <table:table-row table:style-name="TableLine2209026281536">
          <table:table-cell table:style-name="Table1.A1" office:value-type="string">
            <text:p text:style-name="Text_20_body">Εἶ δ’ ε”τυχε τεθνηκὼς οὐδὲν διέφερεν άν.</text:p>
          </table:table-cell>
          <table:table-cell office:value-type="string">
            <text:p text:style-name="P6">"I'm not Fred, I'm George," said the boy. "Honestly, woman, you call yourself our mother? CarA you tell I'm George?" </text:p>
          </table:table-cell>
        </table:table-row>
        <table:table-row table:style-name="TableLine2209026281536">
          <table:table-cell table:style-name="Table1.A1" office:value-type="string">
            <text:p text:style-name="Text_20_body">τοῦτο δ’ ε”λεγεν ἀηδῶν τι.</text:p>
          </table:table-cell>
          <table:table-cell office:value-type="string">
            <text:p text:style-name="P6">"Sorry, George, dear." </text:p>
          </table:table-cell>
        </table:table-row>
        <table:table-row table:style-name="TableLine2209026281536">
          <table:table-cell table:style-name="Table1.A1" office:value-type="string">
            <text:p text:style-name="Text_20_body">Ἐπεχείρησα μὲν γὰρ χθές μεταβαλεῖν αὐτὸν εἴ πως πυρρὸς γενόμενος χαριέστερος τάχ’ ἂν δοκοίη.</text:p>
          </table:table-cell>
          <table:table-cell office:value-type="string">
            <text:p text:style-name="P6">"Only joking, I am Fred," said the boy, and off he went. His twin called after him to hurry up, and he must have done so, because a second later, he had gone -- but how had he done it? Now the third brother was walking briskly toward the barrier he was almost there -- and then, quite suddenly, he wasn't anywhere. </text:p>
          </table:table-cell>
        </table:table-row>
        <table:table-row table:style-name="TableLine2209026281536">
          <table:table-cell table:style-name="Table1.A1" office:value-type="string">
            <text:p text:style-name="Text_20_body">ἡ δ’ ἐπῳδὴ εἷς τοσοῦτο οὐκ ῆν ἰσχυρά.</text:p>
          </table:table-cell>
          <table:table-cell office:value-type="string">
            <text:p text:style-name="P6">There was nothing else for it. </text:p>
          </table:table-cell>
        </table:table-row>
        <table:table-row table:style-name="TableLine2209026281536">
          <table:table-cell table:style-name="Table1.A1" office:value-type="string">
            <text:p text:style-name="Text_20_body">διδάξω γάρ· ἰδού...</text:p>
          </table:table-cell>
          <table:table-cell office:value-type="string">
            <text:p text:style-name="P6">"Excuse me," Harry said to the plump woman. </text:p>
          </table:table-cell>
        </table:table-row>
        <table:table-row table:style-name="TableLine2209026281536">
          <table:table-cell table:style-name="Table1.A1" office:value-type="string">
            <text:p text:style-name="Text_20_body">καί εὐθὺς ζητήσας τι ἐν τῇ κιβωτῷ, ἀπέδειξε ῥάβδον ἀρχαίαν τε καὶ σαθράν.</text:p>
          </table:table-cell>
          <table:table-cell office:value-type="string">
            <text:p text:style-name="P6">"Hello, dear," she said. "First time at Hogwarts? Ron's new, too." </text:p>
          </table:table-cell>
        </table:table-row>
        <table:table-row table:style-name="TableLine2209026281536">
          <table:table-cell table:style-name="Table1.A1" office:value-type="string">
            <text:p text:style-name="Text_20_body">ἐφαίνετο δ’ εἰκῇ περικεκομμένην καὶ λευκόν τι ἐξ ἀκμῆς ε”στιλβεν.</text:p>
          </table:table-cell>
          <table:table-cell office:value-type="string">
            <text:p text:style-name="P6">She pointed at the last and youngest of her sons. He was tall, thin, and gangling, with freckles, big hands and feet, and a long nose. </text:p>
          </table:table-cell>
        </table:table-row>
        <text:soft-page-break/>
        <table:table-row table:style-name="TableLine2209026281536">
          <table:table-cell table:style-name="Table1.A1" office:value-type="string">
            <text:p text:style-name="Text_20_body">Ἡ δέ θρὶξ ἡ τοῦ μονοκέρεως ἵππου μονονουχὶ προκύπτει.</text:p>
          </table:table-cell>
          <table:table-cell office:value-type="string">
            <text:p text:style-name="P6">"Yes," said Harry. "The thing is -- the thing is, I don't know how to --" </text:p>
          </table:table-cell>
        </table:table-row>
        <table:table-row table:style-name="TableLine2209026281536">
          <table:table-cell table:style-name="Table1.A1" office:value-type="string">
            <text:p text:style-name="Text_20_body">ἀλλ’ οὐδέν διάφερει.</text:p>
          </table:table-cell>
          <table:table-cell office:value-type="string">
            <text:p text:style-name="P6">"How to get onto the platform?" she said kindly, and Harry nodded. </text:p>
          </table:table-cell>
        </table:table-row>
        <table:table-row table:style-name="TableLine2209026281536">
          <table:table-cell table:style-name="Table1.A1" office:value-type="string">
            <text:p text:style-name="Text_20_body">καὶ τὴν ῥάβδον σχεδόν τι χερσὶ λαβὼν κατώρθου, καὶ πάλιν ἀνέῳξε τις τὸ τοῦ χωρίου θύριον.</text:p>
          </table:table-cell>
          <table:table-cell office:value-type="string">
            <text:p text:style-name="P6">"Not to worry," she said. "All you have to do is walk straight at the barrier between platforms nine and ten. Don't stop and don't be scared you'll crash into it, that's very important. Best do it at a bit of a run if you're nervous. Go on, go now before Ron." </text:p>
          </table:table-cell>
        </table:table-row>
        <table:table-row table:style-name="TableLine2209026281536">
          <table:table-cell table:style-name="Table1.A1" office:value-type="string">
            <text:p text:style-name="Text_20_body">ὁ γὰρ νεανίσκος ὁ ἅφρυνος ἐπανῆλθεν αὖθις παρθένον τότ’ ἄγων μετ’ αὐτοῦ.</text:p>
          </table:table-cell>
          <table:table-cell office:value-type="string">
            <text:p text:style-name="P6">"Er -- okay," said Harry. </text:p>
          </table:table-cell>
        </table:table-row>
        <table:table-row table:style-name="TableLine2209026281536">
          <table:table-cell table:style-name="Table1.A1" office:value-type="string">
            <text:p text:style-name="Text_20_body">ἡ δέ τὸν τρίβωνα ἐφόρει ἤδη τὸν ρΥογοητικὸν νέον ὄντα.</text:p>
          </table:table-cell>
          <table:table-cell office:value-type="string">
            <text:p text:style-name="P6">He pushed his trolley around and stared at the barrier. It looked very solid. </text:p>
          </table:table-cell>
        </table:table-row>
        <table:table-row table:style-name="TableLine2209026281536">
          <table:table-cell table:style-name="Table1.A1" office:value-type="string">
            <text:p text:style-name="Text_20_body">φωνὴν δ’ ἀκούσας αὐτῆς, ἐνομίσας ἂν δέσποινάν τινα πρὸς ὑπηκ- όους λέγειν.</text:p>
          </table:table-cell>
          <table:table-cell office:value-type="string">
            <text:p text:style-name="P6">He started to walk toward it. People jostled him on their way to platforms nine and ten. Harry walked more quickly. He was going to smash right into that barrier and then he'd be in trouble -- leaning forward on his cart, he broke into a heavy run -- the barrier was coming nearer and nearer -- he wouldn't be able to stop -- the cart was out of control -- he was a foot away -- he closed his eyes ready for the crash -- It didn't come... he kept on running... he opened his eyes. A scarlet steam engine was waiting next to a platform packed with people. A sign overhead said Hogwarts Express, eleven O'clock. Harry looked behind him and saw a wrought-iron archway where the barrier had been, with the words Platform Nine and Three-Quarters on it, He had done it. </text:p>
          </table:table-cell>
        </table:table-row>
        <table:table-row table:style-name="TableLine2209026281536">
          <table:table-cell table:style-name="Table1.A1" office:value-type="string">
            <text:p text:style-name="Text_20_body">κόμην δ’ εἶχε πλουσίαν ξανθήν τ’ οὖσαν, καὶ ὀδόντας μεγάλους καὶ προῦχοντάς τι.</text:p>
          </table:table-cell>
          <table:table-cell office:value-type="string">
            <text:p text:style-name="P6">Smoke from the engine drifted over the heads of the chattering crowd, while cats of every color wound here and there between their legs. Owls hooted to one another in a disgruntled sort of way over the babble and the scraping of heavy trunks. </text:p>
          </table:table-cell>
        </table:table-row>
        <table:table-row table:style-name="TableLine2209026281536">
          <table:table-cell table:style-name="Table1.A1" office:value-type="string">
            <text:p text:style-name="Text_20_body">τ1-1 που φρύνην, ἔφη, ἑώρακέ τις; Νεφελώδης γὰρ ἀπώλεσε τὴν ἑαυτοῦ.</text:p>
          </table:table-cell>
          <table:table-cell office:value-type="string">
            <text:p text:style-name="P6">The first few carriages were already packed with students, some hanging out of the window to talk to their families, some fighting over seats. </text:p>
          </table:table-cell>
        </table:table-row>
        <text:soft-page-break/>
        <table:table-row table:style-name="TableLine2209026281536">
          <table:table-cell table:style-name="Table1.A1" office:value-type="string">
            <text:p text:style-name="Text_20_body">καὶ ὁ μὲν Ῥοών Εἴπομεν δ’ ἤδη, ἔφη, ὅτι οὐχ ἑωράκαμεν.</text:p>
          </table:table-cell>
          <table:table-cell office:value-type="string">
            <text:p text:style-name="P6">Harry pushed his cart off down the platform in search of an empty seat. </text:p>
          </table:table-cell>
        </table:table-row>
        <table:table-row table:style-name="TableLine2209026281536">
          <table:table-cell table:style-name="Table1.A1" office:value-type="string">
            <text:p text:style-name="Text_20_body">ἡ δέ παρθένος οὐκ ἤκουε, πρὸς τὴν ῥάβδον ἀτενῶς βλέπουσα ἢν χερσῖν εἶχεν ὁ Ῥοῶν.</text:p>
          </table:table-cell>
          <table:table-cell office:value-type="string">
            <text:p text:style-name="P6">He passed a round-faced boy who was saying, "Gran, I've lost my toad again." </text:p>
          </table:table-cell>
        </table:table-row>
        <table:table-row table:style-name="TableLine2209026281536">
          <table:table-cell table:style-name="Table1.A1" office:value-type="string">
            <text:p text:style-name="Text_20_body">φΑρα μαγγανεύεις τι,· ἐπιτρεπτέον οὖν ἡμῖν θεωρεῖν.</text:p>
          </table:table-cell>
          <table:table-cell office:value-type="string">
            <text:p text:style-name="P6">"Oh, Neville," he heard the old woman sigh. </text:p>
          </table:table-cell>
        </table:table-row>
        <table:table-row table:style-name="TableLine2209026281536">
          <table:table-cell table:style-name="Table1.A1" office:value-type="string">
            <text:p text:style-name="Text_20_body">καί ἡ μὲν ἐκάθισεν, ὁ δέ Ῥοὼν ἅμ’ ἀπορεῖν ἐδόκει.</text:p>
          </table:table-cell>
          <table:table-cell office:value-type="string">
            <text:p text:style-name="P6">A boy with dreadlocks was surrounded by a small crowd. </text:p>
          </table:table-cell>
        </table:table-row>
        <table:table-row table:style-name="TableLine2209026281536">
          <table:table-cell table:style-name="Table1.A1" office:value-type="string">
            <text:p text:style-name="Text_20_body">Πῶς δ’ οὕκ,’ ε”φη γρύζων τι.</text:p>
          </table:table-cell>
          <table:table-cell office:value-type="string">
            <text:p text:style-name="P6">"Give us a look, Lee, go on." </text:p>
          </table:table-cell>
        </table:table-row>
        <table:table-row table:style-name="TableLine2209026281536">
          <table:table-cell table:style-name="Table1.A1" office:value-type="string">
            <text:p text:style-name="Text_20_body">ὦ χρυσέ’ ἄνθη καί σύ, φέγγος ἡλίου· βούτυρον ὦ πῖον σύ.</text:p>
          </table:table-cell>
          <table:table-cell office:value-type="string">
            <text:p text:style-name="P6">The boy lifted the lid of a box in his arms, and the people around him shrieked and yelled as something inside poked out a long, hairy leg. </text:p>
          </table:table-cell>
        </table:table-row>
        <table:table-row table:style-name="TableLine2209026281536">
          <table:table-cell table:style-name="Table1.A1" office:value-type="string">
            <text:p text:style-name="Text_20_body">μῦν κιρρὸν θέτε, πάχιστον ὄντα κάφρονέστατον πολύ, ΠΕΡΙ ΤΗΣ ΑΝΑΒΑΣΕΩΣ ΕΝΝΕΑ ΚΑΙ ΤΑ ΤΡῘΑ ΤΕΤΑΡΤΑ 87 καῖ ἐτίναξε μὲν ἅμα τὴν ῥάβδον.</text:p>
          </table:table-cell>
          <table:table-cell office:value-type="string">
            <text:p text:style-name="P6">Harry pressed on through the crowd until he found an empty compartment near the end of the train. He put Hedwig inside first and then started to shove and heave his trunk toward the train door. He tried to lift it up the steps but could hardly raise one end and twice he dropped it painfully on his foot. </text:p>
          </table:table-cell>
        </table:table-row>
        <table:table-row table:style-name="TableLine2209026281536">
          <table:table-cell table:style-name="Table1.A1" office:value-type="string">
            <text:p text:style-name="Text_20_body">ὁ δέ Σκαβρός οὐδέν μετα- βληθεὶς ἐκάθευδε τέως, φαιὸν ε”τι σῴζων τὸ χρῶμα.</text:p>
          </table:table-cell>
          <table:table-cell office:value-type="string">
            <text:p text:style-name="P6">"Want a hand?" It was one of the red-haired twins he'd followed through the barrier. </text:p>
          </table:table-cell>
        </table:table-row>
        <table:table-row table:style-name="TableLine2209026281536">
          <table:table-cell table:style-name="Table1.A1" office:value-type="string">
            <text:p text:style-name="Text_20_body">ἡ δέ παρθένος Ἆρ’ ὡς ἀληθῶς, ἔφη, ἐπῳδὴ τοῦτο; οὐδεμία γὰρ δοκεῖν ἐμοὶ τῶν χρησίμων.</text:p>
          </table:table-cell>
          <table:table-cell office:value-type="string">
            <text:p text:style-name="P6">"Yes, please," Harry panted. </text:p>
          </table:table-cell>
        </table:table-row>
        <table:table-row table:style-name="TableLine2209026281536">
          <table:table-cell table:style-name="Table1.A1" office:value-type="string">
            <text:p text:style-name="Text_20_body">ἐγὼ γὰρ γυμναζομένη ὀλίγα ἐπῇδον, καί τὰ πάντα κατὰ γνώμην ἀπέβη, ἀλλ’ οὐδεὶς παρ ’ ἡμῖν μαγικός ἐστιν, ὥστε πάνυ ἐξ ἀπροσδοκήτου τὴν ἐπιστολὴν ἔλαβον ἐμήν.</text:p>
          </table:table-cell>
          <table:table-cell office:value-type="string">
            <text:p text:style-name="P6">"Oy, Fred! C'mere and help!" </text:p>
          </table:table-cell>
        </table:table-row>
        <table:table-row table:style-name="TableLine2209026281536">
          <table:table-cell table:style-name="Table1.A1" office:value-type="string">
            <text:p text:style-name="Text_20_body">ἀλλ’ εἰκότως μάλ’ ἥσθην ὄντος τοῦ παιδευτηρίου τούτου βελτίστου ἐξ ἁπάντων - οἶδα γὰρ ἐξ ἀκοῆς.</text:p>
          </table:table-cell>
          <table:table-cell office:value-type="string">
            <text:p text:style-name="P6">With the twins' help, Harry's trunk was at last tucked away in a corner of the compartment. </text:p>
          </table:table-cell>
        </table:table-row>
        <table:table-row table:style-name="TableLine2209026281536">
          <table:table-cell table:style-name="Table1.A1" office:value-type="string">
            <text:p text:style-name="Text_20_body">καὶ πάνυ ἀκριβῶς ἐκμεμάθηκα ἤδη τὰ βιβλία τὰ ῥητὰ ὡς εἰκός ἐξαρκείτω δὴ ταῦτα.</text:p>
          </table:table-cell>
          <table:table-cell office:value-type="string">
            <text:p text:style-name="P6">"Thanks," said Harry, pushing his sweaty hair out of his eyes. </text:p>
          </table:table-cell>
        </table:table-row>
        <table:table-row table:style-name="TableLine2209026281536">
          <table:table-cell table:style-name="Table1.A1" office:value-type="string">
            <text:p text:style-name="Text_20_body">τοῦνομα γάρ μοι Ἑρμιόνη Γέρανος· σὺ δέ τίς εἰ· καὶ πάντ’ ἐν ἀκαρεῖ ἐλάλησε ταῦτα ταχύγλωττος οὖσα.</text:p>
          </table:table-cell>
          <table:table-cell office:value-type="string">
            <text:p text:style-name="P6">"What's that?" said one of the twins suddenly, pointing at Harry's lightning scar. </text:p>
          </table:table-cell>
        </table:table-row>
        <table:table-row table:style-name="TableLine2209026281536">
          <table:table-cell table:style-name="Table1.A1" office:value-type="string">
            <text:p text:style-name="Text_20_body">ὁ δ’ Ἅρειος πρὸς τὸν Ῥοῶνα βλέψας μάλ’ ἥδετο αἰσθόμενος αὐτοῦ ὡσαύτως καταπεπληγμένου ὅς γε οὐκ ἐκμεμάθηκεν αὐτὸς τὰ ῥητὰ βιβλία.</text:p>
          </table:table-cell>
          <table:table-cell office:value-type="string">
            <text:p text:style-name="P6">"Blimey," said the other twin. "Are you "He is," said the first twin. "Aren't you?" he added to Harry. </text:p>
          </table:table-cell>
        </table:table-row>
        <text:soft-page-break/>
        <table:table-row table:style-name="TableLine2209026281536">
          <table:table-cell table:style-name="Table1.A1" office:value-type="string">
            <text:p text:style-name="Text_20_body">καὶ ὁ Ῥοών Ἐγώ εἰμι Ῥοών Εὖισήλιος, ἔφη, τονθορύζων τι.</text:p>
          </table:table-cell>
          <table:table-cell office:value-type="string">
            <text:p text:style-name="P6">"What?" said Harry. </text:p>
          </table:table-cell>
        </table:table-row>
        <table:table-row table:style-name="TableLine2209026281536">
          <table:table-cell table:style-name="Table1.A1" office:value-type="string">
            <text:p text:style-name="Text_20_body">ὁ δ”Άρειος, ἔφη, Ποτῆρ.</text:p>
          </table:table-cell>
          <table:table-cell office:value-type="string">
            <text:p text:style-name="P6">"Harry Potter, "chorused the twins. </text:p>
          </table:table-cell>
        </table:table-row>
        <table:table-row table:style-name="TableLine2209026281536">
          <table:table-cell table:style-name="Table1.A1" office:value-type="string">
            <text:p text:style-name="Text_20_body">ἐκείνη δέ θῙ-Ῑ ὀρθῶς λέγεις,· ἔφη.</text:p>
          </table:table-cell>
          <table:table-cell office:value-type="string">
            <text:p text:style-name="P6">"Oh, him," said Harry. "I mean, yes, I am." </text:p>
          </table:table-cell>
        </table:table-row>
        <table:table-row table:style-name="TableLine2209026281536">
          <table:table-cell table:style-name="Table1.A1" office:value-type="string">
            <text:p text:style-name="Text_20_body">πάντα γὰρ μεμάθηκα ὡς είκὸς περὶ τὸ σόν.</text:p>
          </table:table-cell>
          <table:table-cell office:value-type="string">
            <text:p text:style-name="P6">The two boys gawked at him, and Harry felt himself turning red. Then, to his relief, a voice came floating in through the train's open door. </text:p>
          </table:table-cell>
        </table:table-row>
        <table:table-row table:style-name="TableLine2209026281536">
          <table:table-cell table:style-name="Table1.A1" office:value-type="string">
            <text:p text:style-name="Text_20_body">ε”νια γὰρ κέκτημαι βιβλία πρὸς τοῖς ῥητοῖς, καὶ σὺ θρυλούμενος ἀναγέγραψαι ε”ν τε τῇ ξυγγραφῇ μαγικῇ τῇ καθ’ ἡμᾶς κάν τῇ ἀνατολῇ καὶ φθίσει τῶν σκοτεινῶν δογμάτων κάν τῷ βιβλίῳ τῷ περὶ τῶν μαγικῶν γεγενημένων τῶν τοῦ ἡμετέρου αι’ῶνος μεγάλων.</text:p>
          </table:table-cell>
          <table:table-cell office:value-type="string">
            <text:p text:style-name="P6">"Fred? George? Are you there?" </text:p>
          </table:table-cell>
        </table:table-row>
        <table:table-row table:style-name="TableLine2209026281536">
          <table:table-cell table:style-name="Table1.A1" office:value-type="string">
            <text:p text:style-name="Text_20_body">ὁ δ’Ἅρειος καταπεπληγμένος ’Άληθες; ἔφη.</text:p>
          </table:table-cell>
          <table:table-cell office:value-type="string">
            <text:p text:style-name="P6">"Coming, Mom." </text:p>
          </table:table-cell>
        </table:table-row>
        <table:table-row table:style-name="TableLine2209026281536">
          <table:table-cell table:style-name="Table1.A1" office:value-type="string">
            <text:p text:style-name="Text_20_body">ἐκείνη δέ Οὔκουν ᾔδησθα,· ἔφη.</text:p>
          </table:table-cell>
          <table:table-cell office:value-type="string">
            <text:p text:style-name="P6">With a last look at Harry, the twins hopped off the train. </text:p>
          </table:table-cell>
        </table:table-row>
        <table:table-row table:style-name="TableLine2209026281536">
          <table:table-cell table:style-name="Table1.A1" office:value-type="string">
            <text:p text:style-name="Text_20_body">εἴπερ γὰρ ἦν τοῦτο πρὸς τὸ ἐπ’ ἐμέ, ἐξηρεύνησ’ ἂν τὰ πάντα.</text:p>
          </table:table-cell>
          <table:table-cell office:value-type="string">
            <text:p text:style-name="P6">Harry sat down next to the window where, half hidden, he could watch the red-haired family on the platform and hear what they were saying. Their mother had just taken out her handkerchief. </text:p>
          </table:table-cell>
        </table:table-row>
        <table:table-row table:style-name="TableLine2209026281536">
          <table:table-cell table:style-name="Table1.A1" office:value-type="string">
            <text:p text:style-name="Text_20_body">ἆρ’ ἑκάτερος ὑμῶν οἶδεν εἷς ποίαν οἰκίαν συντελεῖ,· πολλὰ δ’ ἐρομένη, βούλομαι τελεῖν εἷς τοὺς Γρυφιν- δώρους, πολλῲ ἀριστεύοντας, ὡς φαίνεται.</text:p>
          </table:table-cell>
          <table:table-cell office:value-type="string">
            <text:p text:style-name="P6">"Ron, you've got something on your nose." </text:p>
          </table:table-cell>
        </table:table-row>
        <table:table-row table:style-name="TableLine2209026281536">
          <table:table-cell table:style-name="Table1.A1" office:value-type="string">
            <text:p text:style-name="Text_20_body">ὁ γὰρ πάνυ Διμπλόδ- ωρος μετ’ αὐτῶν ἐτέλει.</text:p>
          </table:table-cell>
          <table:table-cell office:value-type="string">
            <text:p text:style-name="P6">The youngest boy tried to jerk out of the way, but she grabbed him and began rubbing the end of his nose. </text:p>
          </table:table-cell>
        </table:table-row>
        <table:table-row table:style-name="TableLine2209026281536">
          <table:table-cell table:style-name="Table1.A1" office:value-type="string">
            <text:p text:style-name="Text_20_body">καὶ δὴ τῶν Ῥαφηγχλώρων γέγονα· τοῦτό μοι ἀρκοίη ἂν δήπου.</text:p>
          </table:table-cell>
          <table:table-cell office:value-type="string">
            <text:p text:style-name="P6">"Mom -- geroff" He wriggled free. </text:p>
          </table:table-cell>
        </table:table-row>
        <table:table-row table:style-name="TableLine2209026281536">
          <table:table-cell table:style-name="Table1.A1" office:value-type="string">
            <text:p text:style-name="Text_20_body">ζητητέον δ’ οὖν τὴν τοῦ Νεφελώδους φρύνην.</text:p>
          </table:table-cell>
          <table:table-cell office:value-type="string">
            <text:p text:style-name="P6">"Aaah, has ickle Ronnie got somefink on his nosie?" said one of the twins. </text:p>
          </table:table-cell>
        </table:table-row>
        <table:table-row table:style-name="TableLine2209026281536">
          <table:table-cell table:style-name="Table1.A1" office:value-type="string">
            <text:p text:style-name="Text_20_body">ἀλλὰ δεῖ ὑμᾶς ἐσθῆτ’ ἐξαλλάξαι, ἐπεῖ δι’ ὀλίγου ἀφιξόμεθα ἐκεῖσε, ὡς ε’ὀικεν.</text:p>
          </table:table-cell>
          <table:table-cell office:value-type="string">
            <text:p text:style-name="P6">"Shut up," said Ron. </text:p>
          </table:table-cell>
        </table:table-row>
        <table:table-row table:style-name="TableLine2209026281536">
          <table:table-cell table:style-name="Table1.A1" office:value-type="string">
            <text:p text:style-name="Text_20_body">καὶ ἀπῆλθεν ἄγουσα τὸ μειράκιον τὸ ἀφρυνον.</text:p>
          </table:table-cell>
          <table:table-cell office:value-type="string">
            <text:p text:style-name="P6">"Where's Percy?" said their mother. </text:p>
          </table:table-cell>
        </table:table-row>
        <table:table-row table:style-name="TableLine2209026281536">
          <table:table-cell table:style-name="Table1.A1" office:value-type="string">
            <text:p text:style-name="Text_20_body">ὁ δέ Ῥοών Ὁποίαν ἂν, ἔφη, εἰς οἰκίαν τύχω τελῶν, μὴ παρέστω ἐκείνη.</text:p>
          </table:table-cell>
          <table:table-cell office:value-type="string">
            <text:p text:style-name="P6">"He's coming now." </text:p>
          </table:table-cell>
        </table:table-row>
        <text:soft-page-break/>
        <table:table-row table:style-name="TableLine2209026281536">
          <table:table-cell table:style-name="Table1.A1" office:value-type="string">
            <text:p text:style-name="Text_20_body">καὶ τὴν ῥάβδον πάλιν εἰς τὴν κιβωτὸν βαλών, Ἀμαθὴς ἡ ἐπῳδή, ἔφη· ὁ γὰρ Γεωργός δῆλον ὅτι ἔδωκέ μοι εἰδὼς ἄχρηστον οὖσαν.</text:p>
          </table:table-cell>
          <table:table-cell office:value-type="string">
            <text:p text:style-name="P6">The oldest boy came striding into sight. He had already changed into his billowing black Hogwarts robes, and Harry noticed a shiny silver badge on his chest with the letter P on it. </text:p>
          </table:table-cell>
        </table:table-row>
        <table:table-row table:style-name="TableLine2209026281536">
          <table:table-cell table:style-name="Table1.A1" office:value-type="string">
            <text:p text:style-name="Text_20_body">ὁ δ”Άρειος Εἷς ποίαν οἰκίαν οἱ ἀδελφοί, Γ φίνδω οί εἶσιν.</text:p>
          </table:table-cell>
          <table:table-cell office:value-type="string">
            <text:p text:style-name="P6">"Can't stay long, Mother," he said. "I'm up front, the prefects have got two compartments to themselves --" </text:p>
          </table:table-cell>
        </table:table-row>
        <table:table-row table:style-name="TableLine2209026281536">
          <table:table-cell table:style-name="Table1.A1" office:value-type="string">
            <text:p text:style-name="Text_20_body">ἐδόκει δ’ ἀθυ εῖν ἅλ’ αὖθις.</text:p>
          </table:table-cell>
          <table:table-cell office:value-type="string">
            <text:p text:style-name="P6">"Oh, are you a prefect, Percy?" said one of the twins, with an air of great surprise. "You should have said something, we had no idea." </text:p>
          </table:table-cell>
        </table:table-row>
        <table:table-row table:style-name="TableLine2209026281536">
          <table:table-cell table:style-name="Table1.A1" office:value-type="string">
            <text:p text:style-name="Text_20_body">Ἠσαν δέ καῖ ( ρυ ρ μ μ η μήτηρ καὶ ὁ πατήρ.</text:p>
          </table:table-cell>
          <table:table-cell office:value-type="string">
            <text:p text:style-name="P6">"Hang on, I think I remember him saying something about it," said the other twin. "Once --" </text:p>
          </table:table-cell>
        </table:table-row>
        <table:table-row table:style-name="TableLine2209026281536">
          <table:table-cell table:style-name="Table1.A1" office:value-type="string">
            <text:p text:style-name="Text_20_body">ἀλλὰ μὰ Δί’ οὐκ οἶδα τί δὴ ἐροῦσιν, ἐὰν μὴ γένωμαι Γ ρυφινδωρεύς.</text:p>
          </table:table-cell>
          <table:table-cell office:value-type="string">
            <text:p text:style-name="P6">"Or twice --" </text:p>
          </table:table-cell>
        </table:table-row>
        <table:table-row table:style-name="TableLine2209026281536">
          <table:table-cell table:style-name="Table1.A1" office:value-type="string">
            <text:p text:style-name="Text_20_body">οἴομαι δ’ οὖν τῶν Ῥαφηγχλώρων γενέσθαι 88 ΑΡΕῙΟΣ Πο ΤΗΡ ἀρκέσειν ἄν μοί που, οὐδαμῶς δ’ ἀνεκτὸν ἂν εἴη, εἰ εἰς τοὺς Σλυ- θηρίνους τελέσαιμι.</text:p>
          </table:table-cell>
          <table:table-cell office:value-type="string">
            <text:p text:style-name="P6">"A minute --" </text:p>
          </table:table-cell>
        </table:table-row>
        <table:table-row table:style-name="TableLine2209026281536">
          <table:table-cell table:style-name="Table1.A1" office:value-type="string">
            <text:p text:style-name="Text_20_body">Οὔκουν ἐν τούτοις ἦν ὁ Φολ-, ῆ μᾶλλον ὁ δεῖνα, ὡς ὤφελον εἰπεῖν,· ὁ δέ Ῥοών τοῦθ’ ὁμολογήσας πάλιν ἐκάθισεν εἰκῇ πρὸς τὴν ἕδραν, μάλιστ’ ε”τι ἀθυμῶν ὡς ἐδόκει.</text:p>
          </table:table-cell>
          <table:table-cell office:value-type="string">
            <text:p text:style-name="P6">"All summer --" </text:p>
          </table:table-cell>
        </table:table-row>
        <table:table-row table:style-name="TableLine2209026281536">
          <table:table-cell table:style-name="Table1.A1" office:value-type="string">
            <text:p text:style-name="Text_20_body">ὁ δ’ ’Άρειος Ἀμέλει τὰ άκρα τριχίνια τὰ τῶν τοῦ Σκαβροῦ παρηΐδων ὀλίγῳ λευκότερα γενέσθαι ἔμοιγε δοκεῖ.</text:p>
          </table:table-cell>
          <table:table-cell office:value-type="string">
            <text:p text:style-name="P6">"Oh, shut up," said Percy the Prefect. </text:p>
          </table:table-cell>
        </table:table-row>
        <table:table-row table:style-name="TableLine2209026281536">
          <table:table-cell table:style-name="Table1.A1" office:value-type="string">
            <text:p text:style-name="Text_20_body">παρεμυθεῖτο γὰρ τὸν Ῥοῶνα θέλων αὐτὸν ἧττον τὸν νοῦν ταῖς οἰκίαις προσέχειν.</text:p>
          </table:table-cell>
          <table:table-cell office:value-type="string">
            <text:p text:style-name="P6">"How come Percy gets new robes, anyway?" said one of the twins. </text:p>
          </table:table-cell>
        </table:table-row>
        <table:table-row table:style-name="TableLine2209026281536">
          <table:table-cell table:style-name="Table1.A1" office:value-type="string">
            <text:p text:style-name="Text_20_body">Ἀλλ’ εἶπέ μοι, τί ποιοῦσιν ἀδελφοὶ ἐκεῖνοι οἵγε ἀποίχονται ἀπὸ τοῦ παιδευτηρίου; ἐσκοπεῖτο γὰρ πρὸς ἑαυτὸν οὐκ εἰδὼς ὁποίαν τέχνην ἀσκοῦσιν οἱ μάγοι διαπεπαιδευμένοι.</text:p>
          </table:table-cell>
          <table:table-cell office:value-type="string">
            <text:p text:style-name="P6">"Because he's a prefect," said their mother fondly. "All right, dear, well, have a good term -- send me an owl when you get there." </text:p>
          </table:table-cell>
        </table:table-row>
        <table:table-row table:style-name="TableLine2209026281536">
          <table:table-cell table:style-name="Table1.A1" office:value-type="string">
            <text:p text:style-name="Text_20_body">Ἀλλ’ ἀποδημοῦσιν ἀμφότεροι· ὁ μὲν γὰρ Κάρολος ἐν Ῥουμανίᾳ φιλοσοφεῖ, περὶ τοὺς δράκοντας ὢν· ὁ δέ Γουλιέλμος ἐν τοῖς Αἰθίοψιν ἐπιμελεῖταί τι ὑπὲρ τοῦ Γριγγώτου.</text:p>
          </table:table-cell>
          <table:table-cell office:value-type="string">
            <text:p text:style-name="P6">She kissed Percy on the cheek and he left. Then she turned to the twins. </text:p>
          </table:table-cell>
        </table:table-row>
        <table:table-row table:style-name="TableLine2209026281536">
          <table:table-cell table:style-name="Table1.A1" office:value-type="string">
            <text:p text:style-name="Text_20_body">οὔκουν ἤκουσας περὶ τὰ πράγματα τὰ ἐν Γριγγώτου γενόμενα,· ἐστι γὰρ πολλὰ ἀναγνῶναι περὶ ταῦτα ἐν τῷ Καθημερίνῳ Μάντει· ἀλλ’ οὐκ ἂν <text:soft-page-break/>εἶδες δήπου ταύτην τὴν ἐφημερίδα παρὰ Μυγάλοις διατρίβων.</text:p>
          </table:table-cell>
          <table:table-cell office:value-type="string">
            <text:p text:style-name="P6">"Now, you two -- this year, you behave yourselves. If I get one more owl telling me you've -- you've <text:soft-page-break/>blown up a toilet or --" </text:p>
          </table:table-cell>
        </table:table-row>
        <table:table-row table:style-name="TableLine2209026281536">
          <table:table-cell table:style-name="Table1.A1" office:value-type="string">
            <text:p text:style-name="Text_20_body">ἐπειράθη γάρ τις λῃστεῦσαι κατώρυχα ἄβατόν περ οὖσαν καί δυσπρόσοδον.</text:p>
          </table:table-cell>
          <table:table-cell office:value-type="string">
            <text:p text:style-name="P6">"Blown up a toilet? We've never blown up a toilet." </text:p>
          </table:table-cell>
        </table:table-row>
        <table:table-row table:style-name="TableLine2209026281536">
          <table:table-cell table:style-name="Table1.A1" office:value-type="string">
            <text:p text:style-name="Text_20_body">ὁ δ’Ἃρειος κηχηνώς ’Άληθες,· τί γέγονεν; Οὐδέν.</text:p>
          </table:table-cell>
          <table:table-cell office:value-type="string">
            <text:p text:style-name="P6">"Great idea though, thanks, Mom." </text:p>
          </table:table-cell>
        </table:table-row>
        <table:table-row table:style-name="TableLine2209026281536">
          <table:table-cell table:style-name="Table1.A1" office:value-type="string">
            <text:p text:style-name="Text_20_body">διὰ τοῦτο γὰρ μέγα καί περιβόητον τὸ ἔργον.</text:p>
          </table:table-cell>
          <table:table-cell office:value-type="string">
            <text:p text:style-name="P6">"It's not funny. And look after Ron." </text:p>
          </table:table-cell>
        </table:table-row>
        <table:table-row table:style-name="TableLine2209026281536">
          <table:table-cell table:style-name="Table1.A1" office:value-type="string">
            <text:p text:style-name="Text_20_body">ού γὰρ ἑάλω ὁ ἐργασάμενος.</text:p>
          </table:table-cell>
          <table:table-cell office:value-type="string">
            <text:p text:style-name="P6">"Don't worry, ickle Ronniekins is safe with us." </text:p>
          </table:table-cell>
        </table:table-row>
        <table:table-row table:style-name="TableLine2209026281536">
          <table:table-cell table:style-name="Table1.A1" office:value-type="string">
            <text:p text:style-name="Text_20_body">ὁ δέ πατὴρ λέγει ὅτι μάγος ἂν εἴη δυνατὸς καί ἀποχθόνιος δὴ ὁ εἰσελθὼν εἰς Γριγγώτου, καίτοι, τὸ ἀτοπώτατον, οὐδέν ἄρ’ ἐκκλέψας.</text:p>
          </table:table-cell>
          <table:table-cell office:value-type="string">
            <text:p text:style-name="P6">"Shut up," said Ron again. He was almost as tall as the twins already and his nose was still pink where his mother had rubbed it. </text:p>
          </table:table-cell>
        </table:table-row>
        <table:table-row table:style-name="TableLine2209026281536">
          <table:table-cell table:style-name="Table1.A1" office:value-type="string">
            <text:p text:style-name="Text_20_body">καὶ εἷ’ ποτε γίγνεται τοιοῦτόν τι, πάντες εἰκότως φοβοῦνται μή πως ὁ δεῖνα αἴτιος ᾗ.</text:p>
          </table:table-cell>
          <table:table-cell office:value-type="string">
            <text:p text:style-name="P6">"Hey, Mom, guess what? Guess who we just met on the train?" </text:p>
          </table:table-cell>
        </table:table-row>
        <table:table-row table:style-name="TableLine2209026281536">
          <table:table-cell table:style-name="Table1.A1" office:value-type="string">
            <text:p text:style-name="Text_20_body">’Άρειος δέ ταῦτ’ ἐνθυμούμενος τὸ πρῶτον συνῄδει ἑαυτῷ ὀρρω- δοῦντί που ὅποτε τις μνείαν περὶ τὸν δεῖνα ποιοίη.</text:p>
          </table:table-cell>
          <table:table-cell office:value-type="string">
            <text:p text:style-name="P6">Harry leaned back quickly so they couldn't see him looking. </text:p>
          </table:table-cell>
        </table:table-row>
        <table:table-row table:style-name="TableLine2209026281536">
          <table:table-cell table:style-name="Table1.A1" office:value-type="string">
            <text:p text:style-name="Text_20_body">τοῦτο δ’ ἐνόμιζε γενέσθαι αὐτῷ ἅτε πλέον μετέχοντι ἤδη τῆς μαγικῆς, πλὴν ἀλλ’ ἥδιον ἦν λέγειν ἁπλῶς τὸ Φολιδομορτός.</text:p>
          </table:table-cell>
          <table:table-cell office:value-type="string">
            <text:p text:style-name="P6">"You know that black-haired boy who was near us in the station? Know who he is?" </text:p>
          </table:table-cell>
        </table:table-row>
        <table:table-row table:style-name="TableLine2209026281536">
          <table:table-cell table:style-name="Table1.A1" office:value-type="string">
            <text:p text:style-name="Text_20_body">ἐνταῦθα ὁ Ῥοών Τίνι λόχῳ, ἔφη, συνεῖ σύ πρὸς τὴν ἰκαροσφαιρικήν, ἀπορῶν δέ τι ὁ ’Ἀρειος οὐκ ε”φη εἰδέναι λόχον οὐδένα.</text:p>
          </table:table-cell>
          <table:table-cell office:value-type="string">
            <text:p text:style-name="P6">"Who?" </text:p>
          </table:table-cell>
        </table:table-row>
        <table:table-row table:style-name="TableLine2209026281536">
          <table:table-cell table:style-name="Table1.A1" office:value-type="string">
            <text:p text:style-name="Text_20_body">Τί δέ δή,· ὁ γὰρ Ῥοὼν πάνυ πεπλῆχθαι δοκῶν Ἀλλὰ πάντων ἐστίν, ἔφη, τῶν ἐν τῇ οἰκουμένῃ ἀγώνων βέλτιστος.</text:p>
          </table:table-cell>
          <table:table-cell office:value-type="string">
            <text:p text:style-name="P6">"Harry Potter!" </text:p>
          </table:table-cell>
        </table:table-row>
        <table:table-row table:style-name="TableLine2209026281536">
          <table:table-cell table:style-name="Table1.A1" office:value-type="string">
            <text:p text:style-name="Text_20_body">καὶ εὐθὺς ἤρξατο διεξιὼν τὰ τῆς ἰκαροσφαιρικῆς· περὶ τάς τε σφαίρας τέτταρας οὔσας, καί τούς παίζοντας ἑπτὰ καὶ τὰς θέσεις αὐτῶν.</text:p>
          </table:table-cell>
          <table:table-cell office:value-type="string">
            <text:p text:style-name="P6">Harry heard the little girl's voice. </text:p>
          </table:table-cell>
        </table:table-row>
        <table:table-row table:style-name="TableLine2209026281536">
          <table:table-cell table:style-name="Table1.A1" office:value-type="string">
            <text:p text:style-name="Text_20_body">διεξῆλθε δέ καὶ ἐνίους τῶν πάλαι ἀγώνων πρὸς οὓς ἐφοίτησε μετὰ τῶν ἀδελφῶν, καί τὸ σάρον ὃ βούλοιτ’ ἂν ἀγοράσαι εἴ ποτ’ ἀργυρίου ἔχοι.</text:p>
          </table:table-cell>
          <table:table-cell office:value-type="string">
            <text:p text:style-name="P6">"Oh, Mom, can I go on the train and see him, Mom, eh please...." </text:p>
          </table:table-cell>
        </table:table-row>
        <table:table-row table:style-name="TableLine2209026281536">
          <table:table-cell table:style-name="Table1.A1" office:value-type="string">
            <text:p text:style-name="Text_20_body">καὶ ε”τι καθ’ ἕκαστα ἠκριβολογεῖτο καὶ ἀνέῳξέ τις τὸ θύριον μάλ’ αὖθις.</text:p>
          </table:table-cell>
          <table:table-cell office:value-type="string">
            <text:p text:style-name="P6">"You've already seen him, Ginny, and the poor boy isn't something you goggle at in a zoo. Is he really, Fred? How do you know?" </text:p>
          </table:table-cell>
        </table:table-row>
        <table:table-row table:style-name="TableLine2209026281536">
          <table:table-cell table:style-name="Table1.A1" office:value-type="string">
            <text:p text:style-name="Text_20_body">τότε δέ οὐκ ἂν εἶδες οὔτε τὸν Νεφελώδη τὸν ἅφρυνον οὔτε τὴν Ἑρμιόνην.</text:p>
          </table:table-cell>
          <table:table-cell office:value-type="string">
            <text:p text:style-name="P6">"Asked him. Saw his scar. It's really there - like lightning." </text:p>
          </table:table-cell>
        </table:table-row>
        <table:table-row table:style-name="TableLine2209026281536">
          <table:table-cell table:style-name="Table1.A1" office:value-type="string">
            <text:p text:style-name="Text_20_body">ΠΕΡΙ ΤΗΣ ΑΝΑΒΑΣΕΩΣ ΕΝΝΕΑ ΚΑΙ ΤΑ ΤΡῘΑ <text:soft-page-break/>ΤΕΤΑΡΤΑ 89 τριῶν γὰρ νεανίσκων εἰσελθόντων, ὁ ’Άρειος εὐθὺς ἐγνώρισε τὸν μεταξὺ τῶν ἑτέρων ὅντα ἐκεῖνον τὸν ὕπωχρον τὸν ἀπὸ τοῦ τῆς Μαλκίονος τριβωνοπωλείου.</text:p>
          </table:table-cell>
          <table:table-cell office:value-type="string">
            <text:p text:style-name="P6">"Poor dear - no wonder he was alone, I wondered. <text:soft-page-break/>He was ever so polite when he asked how to get onto the platform." </text:p>
          </table:table-cell>
        </table:table-row>
        <table:table-row table:style-name="TableLine2209026281536">
          <table:table-cell table:style-name="Table1.A1" office:value-type="string">
            <text:p text:style-name="Text_20_body">ὁ δέ νῦν ε”βλεπε πρὸς τὸν ’Ἀρειον πολλῷ σπουδαιότερον ἢ τότε ἐν τῷ Στενωπῴ Διάγοντι.</text:p>
          </table:table-cell>
          <table:table-cell office:value-type="string">
            <text:p text:style-name="P6">"Never mind that, do you think he remembers what You-Know-Who looks like?" </text:p>
          </table:table-cell>
        </table:table-row>
        <table:table-row table:style-name="TableLine2209026281536">
          <table:table-cell table:style-name="Table1.A1" office:value-type="string">
            <text:p text:style-name="Text_20_body">’Ἁληθες,· ἔφη.</text:p>
          </table:table-cell>
          <table:table-cell office:value-type="string">
            <text:p text:style-name="P6">Their mother suddenly became very stern. </text:p>
          </table:table-cell>
        </table:table-row>
        <table:table-row table:style-name="TableLine2209026281536">
          <table:table-cell table:style-name="Table1.A1" office:value-type="string">
            <text:p text:style-name="Text_20_body">πάντες γὰρ οἱ κατὰ τὴν ἁμαξοστοιχίαν λέγουσιν ὅτι ὁ ’Ἁρειος Ποτῆρ πάρεστιν ἐν τούτῳ τῷ χωρίῳ.</text:p>
          </table:table-cell>
          <table:table-cell office:value-type="string">
            <text:p text:style-name="P6">"I forbid you to ask him, Fred. No, don't you dare. As though he needs reminding of that on his first day at school." </text:p>
          </table:table-cell>
        </table:table-row>
        <table:table-row table:style-name="TableLine2209026281536">
          <table:table-cell table:style-name="Table1.A1" office:value-type="string">
            <text:p text:style-name="Text_20_body">εἶτα σὺ ἐκεῖνος, ὡμολόγησεν οὖν, δεδορκὼς τέως πρὸς τούς ἑτέρους νεανίσκους, εὐπαγεῖς ὄντας καὶ δριμὺ βλέποντας.</text:p>
          </table:table-cell>
          <table:table-cell office:value-type="string">
            <text:p text:style-name="P6">"All right, keep your hair on." </text:p>
          </table:table-cell>
        </table:table-row>
        <table:table-row table:style-name="TableLine2209026281536">
          <table:table-cell table:style-name="Table1.A1" office:value-type="string">
            <text:p text:style-name="Text_20_body">οἱ δ’ ὥσπερ διττοὶ δορύφοροι παρίσταντο ἑκατέρωθεν αὐτοῦ.</text:p>
          </table:table-cell>
          <table:table-cell office:value-type="string">
            <text:p text:style-name="P6">A whistle sounded. </text:p>
          </table:table-cell>
        </table:table-row>
        <table:table-row table:style-name="TableLine2209026281536">
          <table:table-cell table:style-name="Table1.A1" office:value-type="string">
            <text:p text:style-name="Text_20_body">ὁ δ ’ ὕπωχρος - συνῄδει γὰρ τῲ Ἁρείῳ ἀτενίζοντι εἰς αὐτούς - Ὁ μὲν ἕτερος, ἔφη, Κάρκινος ὀνομάζεται, ὁ δ’ ἕτερος Κέρκωψ· καὶ τοῦνομά ἐστί μοι Δράκων Μάλθακος.</text:p>
          </table:table-cell>
          <table:table-cell office:value-type="string">
            <text:p text:style-name="P6">"Hurry up!" their mother said, and the three boys clambered onto the train. They leaned out of the window for her to kiss them good-bye, and their younger sister began to cry. </text:p>
          </table:table-cell>
        </table:table-row>
        <table:table-row table:style-name="TableLine2209026281536">
          <table:table-cell table:style-name="Table1.A1" office:value-type="string">
            <text:p text:style-name="Text_20_body">ὁ δέ Ῥοών θέλων τάχα ἀνακαγχάσαι ε”βηξέ τι.</text:p>
          </table:table-cell>
          <table:table-cell office:value-type="string">
            <text:p text:style-name="P6">"Don't, Ginny, we'll send you loads of owls." </text:p>
          </table:table-cell>
        </table:table-row>
        <table:table-row table:style-name="TableLine2209026281536">
          <table:table-cell table:style-name="Table1.A1" office:value-type="string">
            <text:p text:style-name="Text_20_body">καὶ ὁ Δράκων ὀξὺ βλέψας πρὸς αὐτόν, Ἆρα τοῦνομά μου, ἔφη, κινεῖ σε γελᾶν, ἀλλ’ οὐ δεῖ ἐρωτᾶν τίς εῖ σύ.</text:p>
          </table:table-cell>
          <table:table-cell office:value-type="string">
            <text:p text:style-name="P6">"We'll send you a Hogwarts toilet seat." </text:p>
          </table:table-cell>
        </table:table-row>
        <table:table-row table:style-name="TableLine2209026281536">
          <table:table-cell table:style-name="Table1.A1" office:value-type="string">
            <text:p text:style-name="Text_20_body">ὁ γὰρ πατὴρ εἶπέ μοι ὅτι ἅπαντες οἱ Εὐισήλιοι πυρρότριχές τ’ εἶσι καὶ φακῶδεις καὶ δὴ καῖ γεννῶσιν ἀεὶ πλείω τέκνα ἢ ἱκανοί εἶσιν ἐκτρέφειν χρημάτων οῦκ ε”χοντες ἅδην.</text:p>
          </table:table-cell>
          <table:table-cell office:value-type="string">
            <text:p text:style-name="P6">"George!" </text:p>
          </table:table-cell>
        </table:table-row>
        <table:table-row table:style-name="TableLine2209026281536">
          <table:table-cell table:style-name="Table1.A1" office:value-type="string">
            <text:p text:style-name="Text_20_body">καὶ πρὸς τὸν Ἄρειον ἀναστρεψάμενος Μετ’ οὐ πολύ, ἔφη, σύ γε μαθήσῃ ὅτι ε”νια τῶν μαγικῶν γενῶν πολλῷ ἀμείνω ἐστὶ τῶν ἄλλων, ὦ Ποτέρ.</text:p>
          </table:table-cell>
          <table:table-cell office:value-type="string">
            <text:p text:style-name="P6">"Only joking, Mom." </text:p>
          </table:table-cell>
        </table:table-row>
        <table:table-row table:style-name="TableLine2209026281536">
          <table:table-cell table:style-name="Table1.A1" office:value-type="string">
            <text:p text:style-name="Text_20_body">οὔκουν λυσιτελεῖ σοι ἐπιμίσγεσθαι εἷς φιλίαν τοῖς κακοῖς.</text:p>
          </table:table-cell>
          <table:table-cell office:value-type="string">
            <text:p text:style-name="P6">The train began to move. Harry saw the boys' mother waving and their sister, half laughing, half crying, running to keep up with the train until it gathered too much speed, then she fell back and waved. </text:p>
          </table:table-cell>
        </table:table-row>
        <table:table-row table:style-name="TableLine2209026281536">
          <table:table-cell table:style-name="Table1.A1" office:value-type="string">
            <text:p text:style-name="Text_20_body">ἀλλ’ ἐγὼ οἶός τ’ εἶμι ὑπουργεῖν σοι.</text:p>
          </table:table-cell>
          <table:table-cell office:value-type="string">
            <text:p text:style-name="P6">Harry watched the girl and her mother disappear as the train rounded the corner. Houses flashed past <text:soft-page-break/>the window. Harry felt a great leap of excitement. He didn't know what he was going to but it had to be better than what he was leaving behind. </text:p>
          </table:table-cell>
        </table:table-row>
        <table:table-row table:style-name="TableLine2209026281536">
          <table:table-cell table:style-name="Table1.A1" office:value-type="string">
            <text:p text:style-name="Text_20_body">καί ἐξέτεινε τὴν χεῖρα ὡς ἀντιδεξιωσόμενος τὸν”Αρειον· ὁ δ’ οὐκ ἔλαβεν, εἶπε δέ πάνυ ἀτάρακτος δοκῶν· Κάλλιστ’ ἐπαινῶ.</text:p>
          </table:table-cell>
          <table:table-cell office:value-type="string">
            <text:p text:style-name="P6">The door of the compartment slid open and the youngest redheaded boy came in. </text:p>
          </table:table-cell>
        </table:table-row>
        <table:table-row table:style-name="TableLine2209026281536">
          <table:table-cell table:style-name="Table1.A1" office:value-type="string">
            <text:p text:style-name="Text_20_body">ἐπίσταμαι γὰρ αὐτὸς διακρίνειν τοὺς κακούς.</text:p>
          </table:table-cell>
          <table:table-cell office:value-type="string">
            <text:p text:style-name="P6">"Anyone sitting there?" he asked, pointing at the seat opposite Harry. </text:p>
          </table:table-cell>
        </table:table-row>
        <table:table-row table:style-name="TableLine2209026281536">
          <table:table-cell table:style-name="Table1.A1" office:value-type="string">
            <text:p text:style-name="Text_20_body">ὁ δέ Δράκων ἠρυθρίασε μὲν οὔκ, ὤχραν δ’ ἂν εἶδες τὴν παρηΐδα αὐτοῦ ὑπέρυθρόν τι γενέσθαι.</text:p>
          </table:table-cell>
          <table:table-cell office:value-type="string">
            <text:p text:style-name="P6">"Everywhere else is full." </text:p>
          </table:table-cell>
        </table:table-row>
        <table:table-row table:style-name="TableLine2209026281536">
          <table:table-cell table:style-name="Table1.A1" office:value-type="string">
            <text:p text:style-name="Text_20_body">*Αν ἐμοί, ἔφη, ὦ Ποτέρ, σι) χρῆσθαι θέλῃς συμβούλῳ, πρὸς τὸ συμφέρον ε”σται εὐλαβεῖσθαι ἐν τοῖς μάλιστα, ἂν δὲ μὴ κοσ- μιώτερον σεαυτὸν παρέχῃς, κινδυνεύσεις ταῦτὰ παθεῖν τοῖς γονεῦσιν, οὔ συνειδόσι τὸ συμφέρον σφισὶ τί δή ἐστιν.</text:p>
          </table:table-cell>
          <table:table-cell office:value-type="string">
            <text:p text:style-name="P6">Harry shook his head and the boy sat down. He glanced at Harry and then looked quickly out of the window, pretending he hadn't looked. Harry saw he still had a black mark on his nose. </text:p>
          </table:table-cell>
        </table:table-row>
        <table:table-row table:style-name="TableLine2209026281536">
          <table:table-cell table:style-name="Table1.A1" office:value-type="string">
            <text:p text:style-name="Text_20_body">εἰ δ’ αὖ ὁμιλ- ήσεις τοῖς τ’ Εὐισηλίοις καὶ τῷ Ἁγριώδει καὶ τοῖς τοιούτοις μιαρωτάτοις, καὶ σὺ τάχιστα μιανθήσῃ, καί ταῦτ’ ἀκούσαντες ἀνέστησαν καὶ ό Ἄρειος καὶ ὁ Ῥοών.</text:p>
          </table:table-cell>
          <table:table-cell office:value-type="string">
            <text:p text:style-name="P6">"Hey, Ron." </text:p>
          </table:table-cell>
        </table:table-row>
        <table:table-row table:style-name="TableLine2209026281536">
          <table:table-cell table:style-name="Table1.A1" office:value-type="string">
            <text:p text:style-name="Text_20_body">οὗτος δὲ τὴν ὄψιν παρεῖχεν οὐχ ἧττον ἐρυθρὰν τῶν τριχῶν.</text:p>
          </table:table-cell>
          <table:table-cell office:value-type="string">
            <text:p text:style-name="P6">The twins were back. </text:p>
          </table:table-cell>
        </table:table-row>
        <table:table-row table:style-name="TableLine2209026281536">
          <table:table-cell table:style-name="Table1.A1" office:value-type="string">
            <text:p text:style-name="Text_20_body">Τί φῄς; ὁ δὲ Δράκων κερτομῶν Μῶν ἐν νῷ ε”χετε μάχεσθαι ἡμῖν, Ἄρειος μέντοι Εἴ γε μή, ἔφη, νῦν δὴ ἔξιτε, ἐοικὼς μὲν ἀνδρείῳ τινί, ε”ργῳ δέ πάνυ δεδιώς, ἰδὼν τόν τε Κάρκινον καὶ τὸν Κέρκοπα ὅσῳ μείζους ἦσαν αὐτοῦ καὶ τοῦ Ῥοῶνος.</text:p>
          </table:table-cell>
          <table:table-cell office:value-type="string">
            <text:p text:style-name="P6">"Listen, we're going down the middle of the train -- Lee Jordan's got a giant tarantula down there." </text:p>
          </table:table-cell>
        </table:table-row>
        <table:table-row table:style-name="TableLine2209026281536">
          <table:table-cell table:style-name="Table1.A1" office:value-type="string">
            <text:p text:style-name="Text_20_body">90 ΑΡΕῙΟΣ Πο ΤΗΡ Ἀλλ’ οὐκ ἀρεσκόντως ἔχει ἡμῖν ἐξιέναι.</text:p>
          </table:table-cell>
          <table:table-cell office:value-type="string">
            <text:p text:style-name="P6">"Right," mumbled Ron. </text:p>
          </table:table-cell>
        </table:table-row>
        <table:table-row table:style-name="TableLine2209026281536">
          <table:table-cell table:style-name="Table1.A1" office:value-type="string">
            <text:p text:style-name="Text_20_body">ἆρ’ οὐκ ὀρθῶς λέγω, ὧ ἑταῖροι; ἡμεῖς μέν γὰρ τὰ ἡμέτερα πάντ’ ἐφάγομεν, ὑμῖν δ’ ἔτ’ ἐστὶν οὐκ ὀλίγα.</text:p>
          </table:table-cell>
          <table:table-cell office:value-type="string">
            <text:p text:style-name="P6">"Harry," said the other twin, "did we introduce ourselves? Fred and George Weasley. And this is Ron, our brother. See you later, then. </text:p>
          </table:table-cell>
        </table:table-row>
        <table:table-row table:style-name="TableLine2209026281536">
          <table:table-cell table:style-name="Table1.A1" office:value-type="string">
            <text:p text:style-name="Text_20_body">καί ὁ Κέρκωψ ταῖς χερσὶν ἥδη τῶν βατράχων ὠρέγετο τῶν σοκολατίνων τῶν παρὰ τὸν Ῥοῶνα.</text:p>
          </table:table-cell>
          <table:table-cell office:value-type="string">
            <text:p text:style-name="P6">"Bye," said Harry and Ron. The twins slid the compartment door shut behind them. </text:p>
          </table:table-cell>
        </table:table-row>
        <table:table-row table:style-name="TableLine2209026281536">
          <table:table-cell table:style-name="Table1.A1" office:value-type="string">
            <text:p text:style-name="Text_20_body">τὸν δ’ ἀναπηδῶντ’ ἔφθασε λιγὺ βοῶν καίπερ οὔπω πλαγείς.</text:p>
          </table:table-cell>
          <table:table-cell office:value-type="string">
            <text:p text:style-name="P6">"Are you really Harry Potter?" Ron blurted out. </text:p>
          </table:table-cell>
        </table:table-row>
        <table:table-row table:style-name="TableLine2209026281536">
          <table:table-cell table:style-name="Table1.A1" office:value-type="string">
            <text:p text:style-name="Text_20_body">Σκαβρὸν γὰρ εἶδες ἂν τὸν μῦν δήξαντα τὸν κόνδυλον αὐτῷ, καὶ τοῦ δακτύλου συνεχῶς <text:soft-page-break/>ἐκκεκραμένον τοῖς ὀδοῦσι μικροῖς μὲν οὖσιν ὀξέσι δ’ ὡς σφόδρα.</text:p>
          </table:table-cell>
          <table:table-cell office:value-type="string">
            <text:p text:style-name="P6">Harry nodded. </text:p>
          </table:table-cell>
        </table:table-row>
        <table:table-row table:style-name="TableLine2209026281536">
          <table:table-cell table:style-name="Table1.A1" office:value-type="string">
            <text:p text:style-name="Text_20_body">καὶ ἐκείνου τὸν μῦν ἅνω καὶ κάτω στροβοῦντος καὶ μεγάλῃ τῇ φωνῇ βοῶντος, ἀνεχώρουν ὁ Κάρκινος καὶ ὁ Δράκων.</text:p>
          </table:table-cell>
          <table:table-cell office:value-type="string">
            <text:p text:style-name="P6">"Oh -well, I thought it might be one of Fred and George's jokes," said Ron. "And have you really got -- you know..." </text:p>
          </table:table-cell>
        </table:table-row>
        <table:table-row table:style-name="TableLine2209026281536">
          <table:table-cell table:style-name="Table1.A1" office:value-type="string">
            <text:p text:style-name="Text_20_body">καὶ ἐπειδὴ τέλος ὁ Σκαβρὸς ἔκρουσε τὴν θυρίδα ἀποπτ- άμενος, οἱ τρεῖς ἅπαντες ἐνθένδε φροῦδοι ἦσαν.</text:p>
          </table:table-cell>
          <table:table-cell office:value-type="string">
            <text:p text:style-name="P6">He pointed at Harry's forehead. </text:p>
          </table:table-cell>
        </table:table-row>
        <table:table-row table:style-name="TableLine2209026281536">
          <table:table-cell table:style-name="Table1.A1" office:value-type="string">
            <text:p text:style-name="Text_20_body">οὔ γὰρ σαφὲς πότερον τάχ’ ἐνόμισαν πλείους ἐν τοῖς νωγάλοις μύας ἐνεδρεύειν, ἥ τινος ἥκουσαν προσβαίνοντος.</text:p>
          </table:table-cell>
          <table:table-cell office:value-type="string">
            <text:p text:style-name="P6">Harry pulled back his bangs to show the lightning scar. Ron stared. </text:p>
          </table:table-cell>
        </table:table-row>
        <table:table-row table:style-name="TableLine2209026281536">
          <table:table-cell table:style-name="Table1.A1" office:value-type="string">
            <text:p text:style-name="Text_20_body">εἰσῆλθε δ’ οὖν ἡ Ἑρμιόνη μετ’ οὐ πολύ.</text:p>
          </table:table-cell>
          <table:table-cell office:value-type="string">
            <text:p text:style-name="P6">"So that's where You-Know-Who "Yes," said Harry, "but I can't remember it." </text:p>
          </table:table-cell>
        </table:table-row>
        <table:table-row table:style-name="TableLine2209026281536">
          <table:table-cell table:style-name="Table1.A1" office:value-type="string">
            <text:p text:style-name="Text_20_body">Πρὸς τῶν Χαρίτων, ἔφη, τί χρῆμα γέγονε,· κατεῖδε γὰρ καὶ τὰ νώγαλα τὰ κατ’ ἔδαφος διεσκαδασμένα καί τὸν Ῥοῶνα· ὁ δ’ ἀνα- λαβὼν τὸν Σκαβρὸν τοῦ κέρκου εἶχεν.</text:p>
          </table:table-cell>
          <table:table-cell office:value-type="string">
            <text:p text:style-name="P6">"Nothing?" said Ron eagerly. </text:p>
          </table:table-cell>
        </table:table-row>
        <table:table-row table:style-name="TableLine2209026281536">
          <table:table-cell table:style-name="Table1.A1" office:value-type="string">
            <text:p text:style-name="Text_20_body">ἐκεῖνος δέ τῷ Ἁρείῳ Λιποψυχεῖ, ἔφη, οἶμαι.</text:p>
          </table:table-cell>
          <table:table-cell office:value-type="string">
            <text:p text:style-name="P6">"Well -- I remember a lot of green light, but nothing else." </text:p>
          </table:table-cell>
        </table:table-row>
        <table:table-row table:style-name="TableLine2209026281536">
          <table:table-cell table:style-name="Table1.A1" office:value-type="string">
            <text:p text:style-name="Text_20_body">ἀκριβέστερον δέ διασκεψάμενος Μὰ Δί’ οὕχ’ ὕπνῳ γὰρ πάλιν νενίκηται δήπου.</text:p>
          </table:table-cell>
          <table:table-cell office:value-type="string">
            <text:p text:style-name="P6">"Wow," said Ron. He sat and stared at Harry for a few moments, then, as though he had suddenly realized what he was doing, he looked quickly out of the window again. </text:p>
          </table:table-cell>
        </table:table-row>
        <table:table-row table:style-name="TableLine2209026281536">
          <table:table-cell table:style-name="Table1.A1" office:value-type="string">
            <text:p text:style-name="Text_20_body">καὶ τοῦθ’ ὡς ἀληθῶς ἔπαθεν, Εἶτα σύ τῴ Δ ράκοντι ἔμπροσθεν συνέτυχες, διεξῆλθεν οῦν ’Άρειος τὰ τοῦ Στενωποῦ Διάγοντος.</text:p>
          </table:table-cell>
          <table:table-cell office:value-type="string">
            <text:p text:style-name="P6">"Are all your family wizards?" asked Harry, who found Ron just as interesting as Ron found him. </text:p>
          </table:table-cell>
        </table:table-row>
        <table:table-row table:style-name="TableLine2209026281536">
          <table:table-cell table:style-name="Table1.A1" office:value-type="string">
            <text:p text:style-name="Text_20_body">ὁ δέ Ῥοών Ἐγὼ γὰρ ξύνοιδα περὶ τοῦ γένους αὐτοῦ ἀκούσας τι.</text:p>
          </table:table-cell>
          <table:table-cell office:value-type="string">
            <text:p text:style-name="P6">"Er -- Yes, I think so," said Ron. "I think Mom's got a second cousin who's an accountant, but we never talk about him." </text:p>
          </table:table-cell>
        </table:table-row>
        <table:table-row table:style-name="TableLine2209026281536">
          <table:table-cell table:style-name="Table1.A1" office:value-type="string">
            <text:p text:style-name="Text_20_body">ἐπειδὴ ὁ δεῖνα ἠφάνιστο, οὗτοι ἐν πρώτοις ἦσαν τῶν ὀπίσω χωρούντων πρὸς τὸ ἡμέτερον, φάσκοντες κηληθῆναι δή.</text:p>
          </table:table-cell>
          <table:table-cell office:value-type="string">
            <text:p text:style-name="P6">"So you must know loads of magic already." </text:p>
          </table:table-cell>
        </table:table-row>
        <table:table-row table:style-name="TableLine2209026281536">
          <table:table-cell table:style-name="Table1.A1" office:value-type="string">
            <text:p text:style-name="Text_20_body">ὁ δὲ πατήρ μου ἅτε οὐ πεποιθὼς αὐτοῖς λέγει ὅτι ὁ τοῦ Δράκοντος πατὴρ προφάσεως οὐκ ἐδεῖτο μεθιστάμενος εἷς τοὺς καταχθονίους.</text:p>
          </table:table-cell>
          <table:table-cell office:value-type="string">
            <text:p text:style-name="P6">The Weasleys were clearly one of those old wizarding families the pale boy in Diagon Alley had talked about. </text:p>
          </table:table-cell>
        </table:table-row>
        <table:table-row table:style-name="TableLine2209026281536">
          <table:table-cell table:style-name="Table1.A1" office:value-type="string">
            <text:p text:style-name="Text_20_body">ἔπειτα δέ στρεψάμενος πρὸς τὴν Ἑρμιόνην Ἠ που πάρεστιν ἡμῖν, ἔφη, ὠφελεῖν σε; ἡ δέ Προσήκει μὲν <text:soft-page-break/>οὖν ὑμῖν τοὺς τρίβωνας κατὰ σπουδὴν ἐνδῦναι.</text:p>
          </table:table-cell>
          <table:table-cell office:value-type="string">
            <text:p text:style-name="P6">"I heard you went to live with Muggles," said Ron. "What are they like?" </text:p>
          </table:table-cell>
        </table:table-row>
        <table:table-row table:style-name="TableLine2209026281536">
          <table:table-cell table:style-name="Table1.A1" office:value-type="string">
            <text:p text:style-name="Text_20_body">ἐπειδὴ γὰρ ἄρτι κατάσκοπος ἐγὼ εἷς τὸ προσθέν τῆς ἁμαξο- στοιχίας ἐλθοῦσα ἠρόμην τὸν ἐπιστάτην.</text:p>
          </table:table-cell>
          <table:table-cell office:value-type="string">
            <text:p text:style-name="P6">"Horrible -well, not all of them. My aunt and uncle and cousin are, though. Wish I'd had three wizard brothers." </text:p>
          </table:table-cell>
        </table:table-row>
        <table:table-row table:style-name="TableLine2209026281536">
          <table:table-cell table:style-name="Table1.A1" office:value-type="string">
            <text:p text:style-name="Text_20_body">χοῦτος εἶπεν ὅτι δι’ ὀλίγου ἀφιξόμεθα.</text:p>
          </table:table-cell>
          <table:table-cell office:value-type="string">
            <text:p text:style-name="P6">"Five," said Ron. For some reason, he was looking gloomy. "I'm the sixth in our family to go to Hogwarts. You could say I've got a lot to live up to. Bill and Charlie have already left -- Bill was head boy and Charlie was captain of Quidditch. Now Percy's a prefect. Fred and George mess around a lot, but they still get really good marks and everyone thinks they're really funny. Everyone expects me to do as well as the others, but if I do, it's no big deal, because they did it first. You never get anything new, either, with five brothers. I've got Bill's old robes, Charlie's old wand, and Percy's old rat." </text:p>
          </table:table-cell>
        </table:table-row>
        <table:table-row table:style-name="TableLine2209026281536">
          <table:table-cell table:style-name="Table1.A1" office:value-type="string">
            <text:p text:style-name="Text_20_body">εἶὲν.</text:p>
          </table:table-cell>
          <table:table-cell office:value-type="string">
            <text:p text:style-name="P6">Ron reached inside his jacket and pulled out a fat gray rat, which was asleep. </text:p>
          </table:table-cell>
        </table:table-row>
        <table:table-row table:style-name="TableLine2209026281536">
          <table:table-cell table:style-name="Table1.A1" office:value-type="string">
            <text:p text:style-name="Text_20_body">ἇρα μὴ ἐμάχεσθε,· πράγματα γὰρ ἔχοιτ’ ἂν πολλὰ πρὶν ἀφικέσθαι.</text:p>
          </table:table-cell>
          <table:table-cell office:value-type="string">
            <text:p text:style-name="P6">"His name's Scabbers and he's useless, he hardly ever wakes up. Percy got an owl from my dad for being made a prefect, but they couldn't aff -- I mean, I got Scabbers instead." </text:p>
          </table:table-cell>
        </table:table-row>
        <table:table-row table:style-name="TableLine2209026281536">
          <table:table-cell table:style-name="Table1.A1" office:value-type="string">
            <text:p text:style-name="Text_20_body">Ὁ μὲν οῦν Σκαβρός ἐμάχετο, ἡμεῖς δ’ οὔ.</text:p>
          </table:table-cell>
          <table:table-cell office:value-type="string">
            <text:p text:style-name="P6">Ron's ears went pink. He seemed to think he'd said too much, because he went back to staring out of the window. </text:p>
          </table:table-cell>
        </table:table-row>
        <table:table-row table:style-name="TableLine2209026281536">
          <table:table-cell table:style-name="Table1.A1" office:value-type="string">
            <text:p text:style-name="Text_20_body">ταῦτ’ εἶπεν ὁ Ῥοὼν ὅς γ’ ἤχθετό τι αὐτῇ.</text:p>
          </table:table-cell>
          <table:table-cell office:value-type="string">
            <text:p text:style-name="P6">Harry didn't think there was anything wrong with not being able to afford an owl. After all, he'd never had any money in his life until a month ago, and he told Ron so, all about having to wear Dudley's old clothes and never getting proper birthday presents. This seemed to cheer Ron up. </text:p>
          </table:table-cell>
        </table:table-row>
        <table:table-row table:style-name="TableLine2209026281536">
          <table:table-cell table:style-name="Table1.A1" office:value-type="string">
            <text:p text:style-name="Text_20_body">Ἠ ἔργον ἐστὶ σοί, ἔφη, ε”ρρειν; ἡμᾶς γὰρ χρὴ ἐξαλλάξαι τὴν ἐσθῆτα.</text:p>
          </table:table-cell>
          <table:table-cell office:value-type="string">
            <text:p text:style-name="P6">"... and until Hagrid told me, I didn't know anything about be ing a wizard or about my parents or Voldemort" </text:p>
          </table:table-cell>
        </table:table-row>
        <table:table-row table:style-name="TableLine2209026281536">
          <table:table-cell table:style-name="Table1.A1" office:value-type="string">
            <text:p text:style-name="Text_20_body">Οὐκ ἔστιν’ ἀλλὰ διὰ τοῦτο μόνον εἰσῆλθον δίοτι οἶ ἔξω νεανι- εύονται, ὧδε καὶ ἐκεῖσε τρέχοντες ἐν ταῖς διαδρομαῖς ὡσεὶ δίαυλον ΠΕΡΙ ΤΗΣ ΑΝΑΒΑΣΕΩΣ ΕΝΝΕΑ ΚΑΙ ΤΑ ΤΡΙΑ ΤΕΤΑΡΤΑ <text:soft-page-break/>91 ἁμιλλώμενοι πρὸς ἀλλήλους, ἦ που ξύνοισθά μέλαν τι ἐπὶ ῥινῶν ἔχων, καί ὁ μὲν ὀξὺ ἐδεδόρκει πρὸς αὐτὴν ἀπιοῦσαν, ὁ δ’ ’Ἁρειος διὰ θυρίδος ἐθεώρει τὰ ε”ξωθεν σκότια ἤδη γιγνόμενα· τῆς γὰρ νυκτὸς ἐπιούσης τὸ φοινικόβαπτον τῶν ὀρῶν καὶ τῶν ὑλῶν ἦν θαυμάζειν.</text:p>
          </table:table-cell>
          <table:table-cell office:value-type="string">
            <text:p text:style-name="P6">Ron gasped. </text:p>
          </table:table-cell>
        </table:table-row>
        <table:table-row table:style-name="TableLine2209026281536">
          <table:table-cell table:style-name="Table1.A1" office:value-type="string">
            <text:p text:style-name="Text_20_body">καὶ ἐντεῦθεν ἡ ἁμαξοστοιχία ἐδόκει τῷ ὄντι βραδύτερον κινεῖσθαι.</text:p>
          </table:table-cell>
          <table:table-cell office:value-type="string">
            <text:p text:style-name="P6">"What?" said Harry. </text:p>
          </table:table-cell>
        </table:table-row>
        <table:table-row table:style-name="TableLine2209026281536">
          <table:table-cell table:style-name="Table1.A1" office:value-type="string">
            <text:p text:style-name="Text_20_body">οἱ οὖν παῖδες τὰς ἐφεστρίδας ἐκδυσάμενοι περιεβάλοντο τοὺς τρίβωνας.</text:p>
          </table:table-cell>
          <table:table-cell office:value-type="string">
            <text:p text:style-name="P6">"You said You-Know-Who's name!" said Ron, sounding both shocked and impressed. "I'd have thought you, of all people --" </text:p>
          </table:table-cell>
        </table:table-row>
        <table:table-row table:style-name="TableLine2209026281536">
          <table:table-cell table:style-name="Table1.A1" office:value-type="string">
            <text:p text:style-name="Text_20_body">ὁ δέ τοῦ Ῥοῶνος οὕτω βραχὺς ἦν ὥστε τὰ ὑποδήματα γυμνοῦσθαι τὰ Νικαῖα.</text:p>
          </table:table-cell>
          <table:table-cell office:value-type="string">
            <text:p text:style-name="P6">"I'm not trying to be brave or anything, saying the name," said Harry, I just never knew you shouldn't. See what I mean? I've got loads to learn.... I bet," he added, voicing for the first time something that had been worrying him a lot lately, "I bet I'm the worst in the class." </text:p>
          </table:table-cell>
        </table:table-row>
        <table:table-row table:style-name="TableLine2209026281536">
          <table:table-cell table:style-name="Table1.A1" office:value-type="string">
            <text:p text:style-name="Text_20_body">καὶ μετ’ ὀλίγον ἥκουσαν τοιόνδε τι βρέμον κατὰ τὸ τρένο’ Ἀκούετε λεῴ.</text:p>
          </table:table-cell>
          <table:table-cell office:value-type="string">
            <text:p text:style-name="P6">"You won't be. There's loads of people who come from Muggle families and they learn quick enough." </text:p>
          </table:table-cell>
        </table:table-row>
        <table:table-row table:style-name="TableLine2209026281536">
          <table:table-cell table:style-name="Table1.A1" office:value-type="string">
            <text:p text:style-name="Text_20_body">αὐτίκα εἷς Ὑογοήτου ἀφιξόμεθα.</text:p>
          </table:table-cell>
          <table:table-cell office:value-type="string">
            <text:p text:style-name="P6">While they had been talking, the train had carried them out of London. </text:p>
          </table:table-cell>
        </table:table-row>
        <table:table-row table:style-name="TableLine2209026281536">
          <table:table-cell table:style-name="Table1.A1" office:value-type="string">
            <text:p text:style-name="Text_20_body">λιπεῖν τὰ σκεύη ἐν τρένο’ ἄλλως γὰρ κομισθήσεται ταῦτα εἷς παιδευτήριον.</text:p>
          </table:table-cell>
          <table:table-cell office:value-type="string">
            <text:p text:style-name="P6">Now they were speeding past fields full of cows and sheep. They were quiet for a time, watching the fields and lanes flick past. </text:p>
          </table:table-cell>
        </table:table-row>
        <table:table-row table:style-name="TableLine2209026281536">
          <table:table-cell table:style-name="Table1.A1" office:value-type="string">
            <text:p text:style-name="Text_20_body">ταῦτα δ’ ἔκπληξιν παρεῖχε τῷ θ’ Ἁρείῳ καί τῷ Ῥοῶνι ὑπώχρῳ γενομένῳ καίπερ εἰς τοσοῦτο φακώδει πεφυκότι.</text:p>
          </table:table-cell>
          <table:table-cell office:value-type="string">
            <text:p text:style-name="P6">Around half past twelve there was a great clattering outside in the corridor and a smiling, dimpled woman slid back their door and said, "Anything off the cart, dears?" </text:p>
          </table:table-cell>
        </table:table-row>
        <table:table-row table:style-name="TableLine2209026281536">
          <table:table-cell table:style-name="Table1.A1" office:value-type="string">
            <text:p text:style-name="Text_20_body">τοὺς δ’ οὖν κόλπους πληρώσαντες τοῖς τῶν νωγάλων λειψάνοις, ὡμίλουν μετὰ τῶν πολλῶν ἤδη ἐν τῇ διαδρομῇ ἀθροιζομένων.</text:p>
          </table:table-cell>
          <table:table-cell office:value-type="string">
            <text:p text:style-name="P6">Harry, who hadn't had any breakfast, leapt to his feet, but Ron's ears went pink again and he muttered that he'd brought sandwiches. Harry went out into the corridor. </text:p>
          </table:table-cell>
        </table:table-row>
        <table:table-row table:style-name="TableLine2209026281536">
          <table:table-cell table:style-name="Table1.A1" office:value-type="string">
            <text:p text:style-name="Text_20_body">τὴν δ’ ἁμαξοστοιχίαν εἶδες ἂν τότε μὲν ἔτι κινουμένην ἀλλὰ βραδέως, τότε δὲ κομιδῇ στάσιμον γενομένην.</text:p>
          </table:table-cell>
          <table:table-cell office:value-type="string">
            <text:p text:style-name="P6">He had never had any money for candy with the Dursleys, and now that he had pockets rattling with gold and silver he was ready to buy as many Mars Bars as he could carry -- but the woman didn't have Mars Bars. What she did have were Bettie Bott's <text:soft-page-break/>Every Flavor Beans, Drooble's Best Blowing Gum, Chocolate Frogs. Pumpkin Pasties, Cauldron Cakes, Licorice Wands, and a number of other strange things Harry had never seen in his life. Not wanting to miss anything, he got some of everything and paid the woman eleven silver Sickles and seven bronze Knuts. </text:p>
          </table:table-cell>
        </table:table-row>
        <table:table-row table:style-name="TableLine2209026281536">
          <table:table-cell table:style-name="Table1.A1" office:value-type="string">
            <text:p text:style-name="Text_20_body">πάντες δ’ ὠστιζόμε- νοι ἀλλήλοις καῖ εἰς θύριον κατ’ ὀλίγον ἐπελθόντες εἷς ἀποβάθραν σκοταῖοι ἀπέβησαν μικράν.</text:p>
          </table:table-cell>
          <table:table-cell office:value-type="string">
            <text:p text:style-name="P6">Ron stared as Harry brought it all back in to the compartment and tipped it onto an empty seat. </text:p>
          </table:table-cell>
        </table:table-row>
        <table:table-row table:style-name="TableLine2209026281536">
          <table:table-cell table:style-name="Table1.A1" office:value-type="string">
            <text:p text:style-name="Text_20_body">ὁ δ’ Ἄρειος πρῶτον μὲν πάνυ ἐρρίγει διὰ τὸ τῆς νυκτὸς ψυχρόν, ε”πειτα δέ λαμπάδ’ ι’δὼν ὑπὲρ τῶν ἐκβαιν- όντων ἀνεχομένην, φωνὴν ἔγνω ἀκούσας οἰκείου τινὸς λέγοντος ὅτι Ὦ πρωτόπειροι, δεῦρ’ ἔλθετε, ὦ πάντες πρωτόπειροι· ἦ καλῶς ἔχεις σύ, ὦ Ἄρειε,· καὶ ὑπὲρ τῶν μυρίων κεφαλῶν κατεῖδε τὴν τοῦ Ἁγριώδους ὄψιν ἤδη γελῶντος.</text:p>
          </table:table-cell>
          <table:table-cell office:value-type="string">
            <text:p text:style-name="P6">"Hungry, are you?" </text:p>
          </table:table-cell>
        </table:table-row>
        <table:table-row table:style-name="TableLine2209026281536">
          <table:table-cell table:style-name="Table1.A1" office:value-type="string">
            <text:p text:style-name="Text_20_body">ὁ δέ Ἄγε δή, ἔφη.</text:p>
          </table:table-cell>
          <table:table-cell office:value-type="string">
            <text:p text:style-name="P6">"Starving," said Harry, taking a large bite out of a pumpkin pasty. </text:p>
          </table:table-cell>
        </table:table-row>
        <table:table-row table:style-name="TableLine2209026281536">
          <table:table-cell table:style-name="Table1.A1" office:value-type="string">
            <text:p text:style-name="Text_20_body">ἕπεσθέ μοι.</text:p>
          </table:table-cell>
          <table:table-cell office:value-type="string">
            <text:p text:style-name="P6">Ron had taken out a lumpy package and unwrapped it. There were four sandwiches inside. He pulled one of them apart and said, "She always forgets I don't like corned beef." </text:p>
          </table:table-cell>
        </table:table-row>
        <table:table-row table:style-name="TableLine2209026281536">
          <table:table-cell table:style-name="Table1.A1" office:value-type="string">
            <text:p text:style-name="Text_20_body">ἆρα πάντες πάρεισιν οἶ πρωτόπει- ροι,· βαδίζετε δῆτα μετ’ εὐλαβείας.</text:p>
          </table:table-cell>
          <table:table-cell office:value-type="string">
            <text:p text:style-name="P6">"Swap you for one of these," said Harry, holding up a pasty. "Go on --" </text:p>
          </table:table-cell>
        </table:table-row>
        <table:table-row table:style-name="TableLine2209026281536">
          <table:table-cell table:style-name="Table1.A1" office:value-type="string">
            <text:p text:style-name="Text_20_body">ὧ πρωτόπειροι, ἕπεσθέ μοι.</text:p>
          </table:table-cell>
          <table:table-cell office:value-type="string">
            <text:p text:style-name="P6">"You don't want this, it's all dry," said Ron. "She hasn't got much time," he added quickly, "you know, with five of us." </text:p>
          </table:table-cell>
        </table:table-row>
        <table:table-row table:style-name="TableLine2209026281536">
          <table:table-cell table:style-name="Table1.A1" office:value-type="string">
            <text:p text:style-name="Text_20_body">καὶ οὗτοι πολλοῖς ξῦν πταίσμασι καὶ σφάλμασιν εἷ’ποντ’ ἐκείνῳ κατ’ ἀτραπόν τινα ἄγοντι στενήν τε καὶ ἀπόκρημνον, ὡς ἐδόκει αὐτοῖς σκοταίοις προσιοῦσιν.</text:p>
          </table:table-cell>
          <table:table-cell office:value-type="string">
            <text:p text:style-name="P6">"Go on, have a pasty," said Harry, who had never had anything to share before or, indeed, anyone to share it with. It was a nice feeling, sitting there with Ron, eating their way through all Harry's pasties, cakes, and candies (the sandwiches lay forgotten). </text:p>
          </table:table-cell>
        </table:table-row>
        <table:table-row table:style-name="TableLine2209026281536">
          <table:table-cell table:style-name="Table1.A1" office:value-type="string">
            <text:p text:style-name="Text_20_body">ὁ δ’ Ἄρειος διὰ τὸ κνέφας μόλις εἴκασε δένδρα πόλλ’ εἶναι ἑκατέρωθεν.</text:p>
          </table:table-cell>
          <table:table-cell office:value-type="string">
            <text:p text:style-name="P6">"What are these?" Harry asked Ron, holding up a pack of Chocolate Frogs. </text:p>
          </table:table-cell>
        </table:table-row>
        <table:table-row table:style-name="TableLine2209026281536">
          <table:table-cell table:style-name="Table1.A1" office:value-type="string">
            <text:p text:style-name="Text_20_body">καὶ τῶν πολλῶν ἥ τι ἢ οὐδὲν λεγόντων, τοῦ Νεφελώδους τοῦ φρύνην ἀπολέσαντος ἤκουσας ἂν ὅμως ἐνίοτε κνυζομένου.</text:p>
          </table:table-cell>
          <table:table-cell office:value-type="string">
            <text:p text:style-name="P6">"They're not really frogs, are they?" He was starting to feel that nothing would surprise him. </text:p>
          </table:table-cell>
        </table:table-row>
        <text:soft-page-break/>
        <table:table-row table:style-name="TableLine2209026281536">
          <table:table-cell table:style-name="Table1.A1" office:value-type="string">
            <text:p text:style-name="Text_20_body">ἐνταῦθα δέ ὁ Ἁγριώδης τὸν τράχηλον περιστρέψας Ἐν ἀκαρεῖ, ἔφη, τὸ πρῶτον ὄψεσθε τὸν Ὑογοήτου, ε’πὴν τάχιστα τυχῶμεν κάμψαντες τὴν ἄκραν τήνδε.</text:p>
          </table:table-cell>
          <table:table-cell office:value-type="string">
            <text:p text:style-name="P6">"No," said Ron. "But see what the card is. I'm missing Agrippa." </text:p>
          </table:table-cell>
        </table:table-row>
        <table:table-row table:style-name="TableLine2209026281536">
          <table:table-cell table:style-name="Table1.A1" office:value-type="string">
            <text:p text:style-name="Text_20_body">καὶ πάντες μεγάλῃ τῇ φωνῇ φθεγξάμενοι σφόδρ’ ἐθαυμάζοντο.</text:p>
          </table:table-cell>
          <table:table-cell office:value-type="string">
            <text:p text:style-name="P6">"What?" </text:p>
          </table:table-cell>
        </table:table-row>
        <table:table-row table:style-name="TableLine2209026281536">
          <table:table-cell table:style-name="Table1.A1" office:value-type="string">
            <text:p text:style-name="Text_20_body">ἡ γὰρ ἀτραπὸς οὐκέτι στενὴ ἤγαγεν αὐτοὺς πρὸς χεῖλος λίμνης τινὸς μεγάλης καὶ πάνυ μελαίνης.</text:p>
          </table:table-cell>
          <table:table-cell office:value-type="string">
            <text:p text:style-name="P6">"Oh, of course, you wouldn't know -- Chocolate Frogs have cards, inside them, you know, to collect -- famous witches and wizards. I've got about five hundred, but I haven't got Agrippa or Ptolemy." </text:p>
          </table:table-cell>
        </table:table-row>
        <table:table-row table:style-name="TableLine2209026281536">
          <table:table-cell table:style-name="Table1.A1" office:value-type="string">
            <text:p text:style-name="Text_20_body">καὶ ὑπὲρ αὐτῆς ἦν μετέωρον 9 2 ΑΡΕΙοΣ Πο ΤΗΡ ι’δεῖν ἐν ἄκρῳ τῷ ὄρει φρούριον μέγα, πύργους ἔχον πολλοὺς καί δυσπροσόδους, τοῦ ὑαλινοῦ τῶν θυρίδων στίλβοντος διὰ τὸ τῆς νυκτὸς ἀστερωπὸν σέλας.</text:p>
          </table:table-cell>
          <table:table-cell office:value-type="string">
            <text:p text:style-name="P6">Harry unwrapped his Chocolate Frog and picked up the card. It showed a man's face. He wore half- moon glasses, had a long, crooked nose, and flowing silver hair, beard, and mustache. Underneath the picture was the name Albus Dumbledore. </text:p>
          </table:table-cell>
        </table:table-row>
        <table:table-row table:style-name="TableLine2209026281536">
          <table:table-cell table:style-name="Table1.A1" office:value-type="string">
            <text:p text:style-name="Text_20_body">καὶ ὁ Ἁγριώδης Εἴσβητε, ἔφη, κατὰ τέτταρας εἰς λέμβον ἔκασ- τον.</text:p>
          </table:table-cell>
          <table:table-cell office:value-type="string">
            <text:p text:style-name="P6">"So this is Dumbledore!" said Harry. </text:p>
          </table:table-cell>
        </table:table-row>
        <table:table-row table:style-name="TableLine2209026281536">
          <table:table-cell table:style-name="Table1.A1" office:value-type="string">
            <text:p text:style-name="Text_20_body">πολλοὺς δ’ ἐπέδειξε λέμβους παρ’ αἰγιάλου ὁρμοῦντας.</text:p>
          </table:table-cell>
          <table:table-cell office:value-type="string">
            <text:p text:style-name="P6">"Don't tell me you'd never heard of Dumbledore!" said Ron. "Can I have a frog? I might get Agrippa -- thanks Harry turned over his card and read: ALBUS DUMBLEDORE CURRENTLY HEADMASTER OF HOGWARTS Considered by many the greatest wizard of modern times, Dumbledore is particularly famous for his defeat of the dark wizard Grindelwald in 1945, for the discovery of the twelve uses of dragon's blood, and his work on alchemy with his partner, Nicolas Flamel. Professor Dumbledore enjoys chamber music and tenpin bowling. </text:p>
          </table:table-cell>
        </table:table-row>
        <table:table-row table:style-name="TableLine2209026281536">
          <table:table-cell table:style-name="Table1.A1" office:value-type="string">
            <text:p text:style-name="Text_20_body">καὶ εἷς τὸν αὐτὸν ὁ Νεφελώδης καὶ ἡ Ἑρμιόνη εἵποντο τῷ τε Ἁρείῳ καὶ τῷ Ῥοῶνι.</text:p>
          </table:table-cell>
          <table:table-cell office:value-type="string">
            <text:p text:style-name="P6">Harry turned the card back over and saw, to his astonishment, that Dumbledore's face had disappeared. </text:p>
          </table:table-cell>
        </table:table-row>
        <table:table-row table:style-name="TableLine2209026281536">
          <table:table-cell table:style-name="Table1.A1" office:value-type="string">
            <text:p text:style-name="Text_20_body">καὶ ὁ Ἁγριώδης - λέμβον γὰρ καθ’ ἑαυτὸν εἶχεν - Ἐπὶ νέως ἅπαντες,- ἔφη.</text:p>
          </table:table-cell>
          <table:table-cell office:value-type="string">
            <text:p text:style-name="P6">"He's gone!" </text:p>
          </table:table-cell>
        </table:table-row>
        <table:table-row table:style-name="TableLine2209026281536">
          <table:table-cell table:style-name="Table1.A1" office:value-type="string">
            <text:p text:style-name="Text_20_body">εἶα.</text:p>
          </table:table-cell>
          <table:table-cell office:value-type="string">
            <text:p text:style-name="P6">"Well, you can't expect him to hang around all day," said Ron. "He'll be back. No, I've got Morgana again and I've got about six of her... do <text:soft-page-break/>you want it? You can start collecting." </text:p>
          </table:table-cell>
        </table:table-row>
        <table:table-row table:style-name="TableLine2209026281536">
          <table:table-cell table:style-name="Table1.A1" office:value-type="string">
            <text:p text:style-name="Text_20_body">ΠΡΟΣΩ.</text:p>
          </table:table-cell>
          <table:table-cell office:value-type="string">
            <text:p text:style-name="P6">Ron's eyes strayed to the pile of Chocolate Frogs waiting to be unwrapped. </text:p>
          </table:table-cell>
        </table:table-row>
        <table:table-row table:style-name="TableLine2209026281536">
          <table:table-cell table:style-name="Table1.A1" office:value-type="string">
            <text:p text:style-name="Text_20_body">καὶ ὅλον τὸ ναυτικὸν ἀθρόον ἀναγόμενον ἔπλει διὰ τῆς λίμνης λειοκύμονος οὔσης καί ὑαλοειδοῦς.</text:p>
          </table:table-cell>
          <table:table-cell office:value-type="string">
            <text:p text:style-name="P6">"Help yourself," said Harry. "But in, you know, the Muggle world, people just stay put in photos." </text:p>
          </table:table-cell>
        </table:table-row>
        <table:table-row table:style-name="TableLine2209026281536">
          <table:table-cell table:style-name="Table1.A1" office:value-type="string">
            <text:p text:style-name="Text_20_body">καὶ πάντες σιωπῶντες ἅνω ἐδεδόρκεσαν ἀτενές πρὸς τὸ φρούριον, πάνυ ὑπερτέλλον αὐτῶν πλε- όντων ἐγγυτέρω τῆς πέτρας ἐφ’ ᾗ ἔκειτο.</text:p>
          </table:table-cell>
          <table:table-cell office:value-type="string">
            <text:p text:style-name="P6">"Do they? What, they don't move at all?" Ron sounded amazed. "weird!" </text:p>
          </table:table-cell>
        </table:table-row>
        <table:table-row table:style-name="TableLine2209026281536">
          <table:table-cell table:style-name="Table1.A1" office:value-type="string">
            <text:p text:style-name="Text_20_body">Κάτω τὰς κεφαλάς, ἔφη βοῶν ὁ Ἀγριώδης, οἱ γὰρ ἔμπροσθε λέμβοι ἀφικνοῦντο πρὸς τὴν πέτραν.</text:p>
          </table:table-cell>
          <table:table-cell office:value-type="string">
            <text:p text:style-name="P6">Harry stared as Dumbledore sidled back into the picture on his card and gave him a small smile. Ron was more interested in eating the frogs than looking at the Famous Witches and Wizards cards, but Harry couldn't keep his eyes off them. Soon he had not only Dumbledore and Morgana, but Hengist of Woodcroft, Alberic Grunnion, Circe, Paracelsus, and Merlin. </text:p>
          </table:table-cell>
        </table:table-row>
        <table:table-row table:style-name="TableLine2209026281536">
          <table:table-cell table:style-name="Table1.A1" office:value-type="string">
            <text:p text:style-name="Text_20_body">κύψαντας οὖν ἔφερον τοὺς μαθητὰς διὰ κιττὸν πολὺν παραπεπετασμένον πως πρὸ στόματος μεγάλου, ὃ καὶ διὰ τοῦ κρημνώδους ἦγεν.</text:p>
          </table:table-cell>
          <table:table-cell office:value-type="string">
            <text:p text:style-name="P6">He finally tore his eyes away from the druidess Cliodna, who was scratching her nose, to open a bag of Bertie Bott's Every Flavor Beans. </text:p>
          </table:table-cell>
        </table:table-row>
        <table:table-row table:style-name="TableLine2209026281536">
          <table:table-cell table:style-name="Table1.A1" office:value-type="string">
            <text:p text:style-name="Text_20_body">ἔπλεον οῦν δι’ ἄντρου ὑπονόμου φερόμενοι, ὡς ἐδόκει, ὑπένερθεν αὐτοῦ τοῦ φρουρίου, πρὶν ἀφικέσθαι πρὸς λίμενά τινα ὑπόγειον.</text:p>
          </table:table-cell>
          <table:table-cell office:value-type="string">
            <text:p text:style-name="P6">"You want to be careful with those," Ron warned Harry. "When they say every flavor, they mean every flavor -- you know, you get all the ordinary ones like chocolate and peppermint and mar- malade, but then you can get spinach and liver and tripe. George reckons he had a boogerflavored one once." </text:p>
          </table:table-cell>
        </table:table-row>
        <table:table-row table:style-name="TableLine2209026281536">
          <table:table-cell table:style-name="Table1.A1" office:value-type="string">
            <text:p text:style-name="Text_20_body">ἐνταῦθα δὴ ἐξέβησαν ἅπαντες εἶς λίθους.</text:p>
          </table:table-cell>
          <table:table-cell office:value-type="string">
            <text:p text:style-name="P6">Ron picked up a green bean, looked at it carefully, and bit into a corner. </text:p>
          </table:table-cell>
        </table:table-row>
        <table:table-row table:style-name="TableLine2209026281536">
          <table:table-cell table:style-name="Table1.A1" office:value-type="string">
            <text:p text:style-name="Text_20_body">ῨΩ οὗτος, ἦ δ’ ὃς ὁ Ἁγριώδης.</text:p>
          </table:table-cell>
          <table:table-cell office:value-type="string">
            <text:p text:style-name="P6">"Bleaaargh -- see? Sprouts." </text:p>
          </table:table-cell>
        </table:table-row>
        <table:table-row table:style-name="TableLine2209026281536">
          <table:table-cell table:style-name="Table1.A1" office:value-type="string">
            <text:p text:style-name="Text_20_body">ἦ αὕτη ἡ φρύνη σου; ἐν ᾧ γὰρ οἱ μαθηταὶ ἐξέβαινον, ἐξέταζε τοὺς λέμβους.</text:p>
          </table:table-cell>
          <table:table-cell office:value-type="string">
            <text:p text:style-name="P6">They had a good time eating the Every Flavor Beans. Harry got toast, coconut, baked bean, strawberry, curry, grass, coffee, sardine, and was even brave enough to nibble the end off a funny gray one Ron wouldn't touch, which turned out to be pepper. </text:p>
          </table:table-cell>
        </table:table-row>
        <table:table-row table:style-name="TableLine2209026281536">
          <table:table-cell table:style-name="Table1.A1" office:value-type="string">
            <text:p text:style-name="Text_20_body">εὐφραινόμενος δέ ὁ Νεφελώδης τΩ φίλτατε, ἔφη, ὦ Τρίφορε, ἐκτείνων ἅμα τὰς χεῖρας.</text:p>
          </table:table-cell>
          <table:table-cell office:value-type="string">
            <text:p text:style-name="P6">The countryside now flying past the window was becoming wilder. The neat fields had gone. Now there were woods, twisting rivers, and dark green <text:soft-page-break/>hills. </text:p>
          </table:table-cell>
        </table:table-row>
        <table:table-row table:style-name="TableLine2209026281536">
          <table:table-cell table:style-name="Table1.A1" office:value-type="string">
            <text:p text:style-name="Text_20_body">καὶ ἐντεῦθεν ἀνέβαινον διὰ κατώρυχα πετρηρεφῆ ἑπόμενοι τῷ Ἁγριώδει λαμπάδα ἔχοντι.</text:p>
          </table:table-cell>
          <table:table-cell office:value-type="string">
            <text:p text:style-name="P6">There was a knock on the door of their compartment and the round-faced boy Harry had passed on platform nine and threequarters came in. He looked tearful. </text:p>
          </table:table-cell>
        </table:table-row>
        <table:table-row table:style-name="TableLine2209026281536">
          <table:table-cell table:style-name="Table1.A1" office:value-type="string">
            <text:p text:style-name="Text_20_body">καί οὐ διὰ μακροῦ ἀνέκυψαν εἷς λειμῶνα λεῖον καί νοτερὸν ἄγχιστον ἥδη γενόμενοι τοῦ φρουρίου.</text:p>
          </table:table-cell>
          <table:table-cell office:value-type="string">
            <text:p text:style-name="P6">"Sorry," he said, "but have you seen a toad at all?" </text:p>
          </table:table-cell>
        </table:table-row>
        <table:table-row table:style-name="TableLine2209026281536">
          <table:table-cell table:style-name="Table1.A1" office:value-type="string">
            <text:p text:style-name="Text_20_body">καὶ ἀναβάντες ἀνὰ τὸν ἀναβαθμόν λίθινον ἀθρόοι ἵσταντο πρὸ θύρας μεγάλης καὶ δρυΐνης.</text:p>
          </table:table-cell>
          <table:table-cell office:value-type="string">
            <text:p text:style-name="P6">When they shook their heads, he wailed, "I've lost him! He keeps getting away from me!" </text:p>
          </table:table-cell>
        </table:table-row>
        <table:table-row table:style-name="TableLine2209026281536">
          <table:table-cell table:style-name="Table1.A1" office:value-type="string">
            <text:p text:style-name="Text_20_body">ςῘ-Ῑ πάντες πάρεισιν,· ὦ οὗτος, ἀρ’ ἔχεις ἔτι τὴν φρύνην,· καῖ ταῦτ’ εἰπὼν, ὁ Ἁγριώδης τρὶς ἐπάταξε τὴν τοῦ φρουρίου θύραν.</text:p>
          </table:table-cell>
          <table:table-cell office:value-type="string">
            <text:p text:style-name="P6">"He'll turn up," said Harry. </text:p>
          </table:table-cell>
        </table:table-row>
        <table:table-row table:style-name="TableLine2209026281536">
          <table:table-cell table:style-name="Table1.A1" office:value-type="string">
            <text:p text:style-name="Text_20_body"><text:s/>εὐθὺς δ’ ἇνέῳξέ τις τὴν θύραν.</text:p>
          </table:table-cell>
          <table:table-cell office:value-type="string">
            <text:p text:style-name="P6">"Yes," said the boy miserably. "Well, if you see him..." </text:p>
          </table:table-cell>
        </table:table-row>
        <table:table-row table:style-name="TableLine2209026281536">
          <table:table-cell table:style-name="Table1.A1" office:value-type="string">
            <text:p text:style-name="Text_20_body">καί φαρμακὶς παρῆν μεγάλη τὸ ὕψος, μελανόθριξ δ’ οὖσα καὶ καλάϊνον φοροῦσα τρίβωνα.</text:p>
          </table:table-cell>
          <table:table-cell office:value-type="string">
            <text:p text:style-name="P6">He left. </text:p>
          </table:table-cell>
        </table:table-row>
        <table:table-row table:style-name="TableLine2209026281536">
          <table:table-cell table:style-name="Table1.A1" office:value-type="string">
            <text:p text:style-name="Text_20_body">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office:value-type="string">
            <text:p text:style-name="P6">"Don't know why he's so bothered," said Ron. "If I'd brought a toad I'd lose it as quick as I could. Mind you, I brought Scabbers, so I can't talk." </text:p>
          </table:table-cell>
        </table:table-row>
        <table:table-row table:style-name="TableLine2209026281536">
          <table:table-cell table:style-name="Table1.A1" office:value-type="string">
            <text:p text:style-name="Text_20_body">’[δοὺ οἱ πρωτόπειροι, ὦ σοφιστὰ Μαγονωγαλέα, ἦ δ’ ὃς ὁ Ἁγριώδης.</text:p>
          </table:table-cell>
          <table:table-cell office:value-type="string">
            <text:p text:style-name="P6">The rat was still snoozing on Ron's lap. </text:p>
          </table:table-cell>
        </table:table-row>
        <table:table-row table:style-name="TableLine2209026281536">
          <table:table-cell table:style-name="Table1.A1" office:value-type="string">
            <text:p text:style-name="Text_20_body">Καλῶς, ἔφη, ὦ Ἁγρίωδες.</text:p>
          </table:table-cell>
          <table:table-cell office:value-type="string">
            <text:p text:style-name="P6">"He might have died and you wouldn't know the difference," said Ron in disgust. "I tried to turn him yellow yesterday to make him more interesting, but the spell didn't work. I'll show you, look..." </text:p>
          </table:table-cell>
        </table:table-row>
        <table:table-row table:style-name="TableLine2209026281536">
          <table:table-cell table:style-name="Table1.A1" office:value-type="string">
            <text:p text:style-name="Text_20_body">ἐγὼ δ’ ἐνθένδε ἡγήσομαι αὐτοῖς.</text:p>
          </table:table-cell>
          <table:table-cell office:value-type="string">
            <text:p text:style-name="P6">He rummaged around in his trunk and pulled out a very battered-looking wand. It was chipped in places and something white was glinting at the end. </text:p>
          </table:table-cell>
        </table:table-row>
        <table:table-row table:style-name="TableLine2209026281536">
          <table:table-cell table:style-name="Table1.A1" office:value-type="string">
            <text:p text:style-name="Text_20_body">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text:p>
          </table:table-cell>
          <table:table-cell office:value-type="string">
            <text:p text:style-name="P6">"Unicorn hair's nearly poking out. Anyway He had just raised his 'wand when the compartment door slid open again. </text:p>
          </table:table-cell>
        </table:table-row>
        <table:table-row table:style-name="TableLine2209026281536">
          <table:table-cell table:style-name="Table1.A1" office:value-type="string">
            <text:p text:style-name="Text_20_body">οὐδ’ ᾔσθου ἂν τοῦ ὀρόφου ὑψηλοτέρου ὄντος ἢ ὥστ’ ὄμμασι τυχεῖν.</text:p>
          </table:table-cell>
          <table:table-cell office:value-type="string">
            <text:p text:style-name="P6">The toadless boy was back, but this time he had a girl with him. She was already wearing her new Hogwarts robes. </text:p>
          </table:table-cell>
        </table:table-row>
        <table:table-row table:style-name="TableLine2209026281536">
          <table:table-cell table:style-name="Table1.A1" office:value-type="string">
            <text:p text:style-name="Text_20_body">κλῐμαξ δ’ ἦν καλὴ καὶ μαρμαρίνη πρόσθεν αὐτῶν ἐπὶ τὰ ἀνώγεα φέρουσα.</text:p>
          </table:table-cell>
          <table:table-cell office:value-type="string">
            <text:p text:style-name="P6">"Has anyone seen a toad? Neville's lost one," she said. She had a bossy sort of voice, lots of bushy <text:soft-page-break/>brown hair, and rather large front teeth. </text:p>
          </table:table-cell>
        </table:table-row>
        <table:table-row table:style-name="TableLine2209026281536">
          <table:table-cell table:style-name="Table1.A1" office:value-type="string">
            <text:p text:style-name="Text_20_body">πάντες οὖν εἵποντο τῇ Μαγονωγαλέᾳ λιθόστρωτον ἔδαφος δια- βαίνοντες.</text:p>
          </table:table-cell>
          <table:table-cell office:value-type="string">
            <text:p text:style-name="P6">"We've already told him we haven't seen it," said Ron, but the girl wasn't listening, she was looking at the wand in his hand. </text:p>
          </table:table-cell>
        </table:table-row>
        <table:table-row table:style-name="TableLine2209026281536">
          <table:table-cell table:style-name="Table1.A1" office:value-type="string">
            <text:p text:style-name="Text_20_body">καί ὁ μὲν ’Άρειος μυρίων ἤκουσε λαλούντων ἀπὸ θύρας ἐν δεξιᾷ - οἱ γὰρ ἕτεροι μαθηταὶ ἤδη παρῆσαν, ὡς ἐφαίν· ετο - ἐκείνη δέ ἡγήσατο τοῖς πρωτοπείροις εἷς δωμάτιον κενόν τι τῇ αὐλῇ προσκείμενον.</text:p>
          </table:table-cell>
          <table:table-cell office:value-type="string">
            <text:p text:style-name="P6">"Oh, are you doing magic? Let's see it, then." </text:p>
          </table:table-cell>
        </table:table-row>
        <table:table-row table:style-name="TableLine2209026281536">
          <table:table-cell table:style-name="Table1.A1" office:value-type="string">
            <text:p text:style-name="Text_20_body">καὶ ἐκεῖσε συνῆλθον, πυκνότερον συμβεβυσ- μένοι ἢ τὸ ξύνηθες καὶ φοβερῶς πανταχόσε παπταίνοντες.</text:p>
          </table:table-cell>
          <table:table-cell office:value-type="string">
            <text:p text:style-name="P6">She sat down. Ron looked taken aback. </text:p>
          </table:table-cell>
        </table:table-row>
        <table:table-row table:style-name="TableLine2209026281536">
          <table:table-cell table:style-name="Table1.A1" office:value-type="string">
            <text:p text:style-name="Text_20_body">ἐκείνη δέ Χαίρετε, ἔφη, ὦ εἷς Ὓογοήτου ἀφικόμενοι.</text:p>
          </table:table-cell>
          <table:table-cell office:value-type="string">
            <text:p text:style-name="P6">"Er -- all right." </text:p>
          </table:table-cell>
        </table:table-row>
        <table:table-row table:style-name="TableLine2209026281536">
          <table:table-cell table:style-name="Table1.A1" office:value-type="string">
            <text:p text:style-name="Text_20_body">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ὑμῖν.</text:p>
          </table:table-cell>
          <table:table-cell office:value-type="string">
            <text:p text:style-name="P6">He cleared his throat. </text:p>
          </table:table-cell>
        </table:table-row>
        <table:table-row table:style-name="TableLine2209026281536">
          <table:table-cell table:style-name="Table1.A1" office:value-type="string">
            <text:p text:style-name="Text_20_body">ἡ γάρ τοι νέμησίς ε’στι μέγα τι ὑμῖν, διότι ἐν ὅσῳ ἐνθάδε πάρεστε ἡ οἷκία ἀντὶ ἀναγκαίων τε καὶ οἰκείων ἔσται ὑμῖν.</text:p>
          </table:table-cell>
          <table:table-cell office:value-type="string">
            <text:p text:style-name="P6">"Sunshine, daisies, butter mellow, Turn this stupid, fat rat yellow." </text:p>
          </table:table-cell>
        </table:table-row>
        <table:table-row table:style-name="TableLine2209026281536">
          <table:table-cell table:style-name="Table1.A1" office:value-type="string">
            <text:p text:style-name="Text_20_body">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 αἱ δ’ οἰκίαι τέτταρες οὖσαι ὀνομάζονται ὧδέ Γρυφίνδωροι, Ὑφέλπυφοι, Ῥαφήγχλωροι, Σλυθήρινοι.</text:p>
          </table:table-cell>
          <table:table-cell office:value-type="string">
            <text:p text:style-name="P6">He waved his wand, but nothing happened. Scabbers stayed gray and fast asleep. </text:p>
          </table:table-cell>
        </table:table-row>
        <table:table-row table:style-name="TableLine2209026281536">
          <table:table-cell table:style-name="Table1.A1" office:value-type="string">
            <text:p text:style-name="Text_20_body">καὶ ἑκάστη ἡ οἰκία μεγάλα δὴ τὸ πάλαι ἀπέδειξεν ε”ργα καὶ ἀρίστους πεπαίδευκε φαρμακέας καὶ φαρμακίδας.</text:p>
          </table:table-cell>
          <table:table-cell office:value-type="string">
            <text:p text:style-name="P6">"Are you sure that's a real spell?" said the girl. "Well, it's not very good, is it? I've tried a few simple spells just for practice and it's all worked for me. 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Granger, by the way, who are you. </text:p>
          </table:table-cell>
        </table:table-row>
        <table:table-row table:style-name="TableLine2209026281536">
          <table:table-cell table:style-name="Table1.A1" office:value-type="string">
            <text:p text:style-name="Text_20_body">94 ΑΡΕΙΟΣ ΠοΤΗΡ καί ἕως πάρεστε ἐν Ὑογοήτου, <text:soft-page-break/>ἐὰν μέν τι εὖ ποιῆτε, βαθμοὺς οἴσεσθε ὑπὲρ τῆς οἰκίας, ἐὰν δέ τούς νόμους ὑπερβαίνητέ τι, βαθμῶν ὡσαύτως στερηθήσεσθε.</text:p>
          </table:table-cell>
          <table:table-cell office:value-type="string">
            <text:p text:style-name="P6">She said all this very fast. </text:p>
          </table:table-cell>
        </table:table-row>
        <table:table-row table:style-name="TableLine2209026281536">
          <table:table-cell table:style-name="Table1.A1" office:value-type="string">
            <text:p text:style-name="Text_20_body">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office:value-type="string">
            <text:p text:style-name="P6">Harry looked at Ron, and was relieved to see by his stunned face that he hadn't learned all the course books by heart either. </text:p>
          </table:table-cell>
        </table:table-row>
        <table:table-row table:style-name="TableLine2209026281536">
          <table:table-cell table:style-name="Table1.A1" office:value-type="string">
            <text:p text:style-name="Text_20_body">ἐλπίζω οὖν ὑμᾶς καθ’ ἕκαστον δόξαν τε καὶ τιμὴν οἴσεσθαι ὑπὲρ τῶν οἰκιῶν, εἷς ἥντιν’ ἂν τύχητε νενεμημένοι.</text:p>
          </table:table-cell>
          <table:table-cell office:value-type="string">
            <text:p text:style-name="P6">"I'm Ron Weasley," Ron muttered. </text:p>
          </table:table-cell>
        </table:table-row>
        <table:table-row table:style-name="TableLine2209026281536">
          <table:table-cell table:style-name="Table1.A1" office:value-type="string">
            <text:p text:style-name="Text_20_body">Τὴν δ’ οὖν νέμησιν δι’ ὀλίγου ἐργασόμεθα ἐναντίον τῶν ἄλλων μαθητῶν ἁπάντων.</text:p>
          </table:table-cell>
          <table:table-cell office:value-type="string">
            <text:p text:style-name="P6">"Harry Potter," said Harry. </text:p>
          </table:table-cell>
        </table:table-row>
        <table:table-row table:style-name="TableLine2209026281536">
          <table:table-cell table:style-name="Table1.A1" office:value-type="string">
            <text:p text:style-name="Text_20_body">προσήκει δ’ ὑμῖν μεταξὺ περιμενοὺσι βέλτιον στολίζεσθαι ἐφ’ ὅσον ἐνδέχεται.</text:p>
          </table:table-cell>
          <table:table-cell office:value-type="string">
            <text:p text:style-name="P6">"Are you really?" said Hermione. "I know all about you, of course -- I got a few extra books. for background reading, and you're in Modern Magical History and The Rise and Fall of the Dark Arts and Great Wizarding Events of the Twentieth Century. </text:p>
          </table:table-cell>
        </table:table-row>
        <table:table-row table:style-name="TableLine2209026281536">
          <table:table-cell table:style-name="Table1.A1" office:value-type="string">
            <text:p text:style-name="Text_20_body">παρέβλεπε γὰρ τόν τε Νεφελώδη τρίβωνα φοροῦντα περὶ τὸ οῦς ἐζευγμένον, καὶ τὸν Ῥοῶνα τὸ μέλαν ἐκεῖνο ἐπὶ τῶν μυκτήρων ε”τι ἔχοντα.</text:p>
          </table:table-cell>
          <table:table-cell office:value-type="string">
            <text:p text:style-name="P6">"Am I?" said Harry, feeling dazed. </text:p>
          </table:table-cell>
        </table:table-row>
        <table:table-row table:style-name="TableLine2209026281536">
          <table:table-cell table:style-name="Table1.A1" office:value-type="string">
            <text:p text:style-name="Text_20_body">καί ὁ ’Ἁρειος δεδιώς τι ἤθελε χερσὶ κτενίσαι τὴν κόμην.</text:p>
          </table:table-cell>
          <table:table-cell office:value-type="string">
            <text:p text:style-name="P6">"Goodness, didn't you know, I'd have found out everything I could if it was me," said Hermione. "Do either of you know what house you'll be in? I've been asking around, and I hope I'm in Gryffindor, it sounds by far the best; I hear Dumbledore himself was in it, but I suppose Ravenclaw wouldn't be too bad.... Anyway, we'd better go and look for Neville's toad. You two had better change, you know, I expect we'll be there soon." </text:p>
          </table:table-cell>
        </table:table-row>
        <table:table-row table:style-name="TableLine2209026281536">
          <table:table-cell table:style-name="Table1.A1" office:value-type="string">
            <text:p text:style-name="Text_20_body">ἡ δέ Μαγονωγαλέα Ἐπάνειμι, ἔφη, ὅταν καιρὸς δοκῇ εἰσάγειν ὑμᾶς.</text:p>
          </table:table-cell>
          <table:table-cell office:value-type="string">
            <text:p text:style-name="P6">And she left, taking the toadless boy with her. </text:p>
          </table:table-cell>
        </table:table-row>
        <table:table-row table:style-name="TableLine2209026281536">
          <table:table-cell table:style-name="Table1.A1" office:value-type="string">
            <text:p text:style-name="Text_20_body">ἀλλ’ αι’τῶ ὑμᾶς σιωπῇ περιμένειν ἡσυχάζοντας.</text:p>
          </table:table-cell>
          <table:table-cell office:value-type="string">
            <text:p text:style-name="P6">"Whatever house I'm in, I hope she's not in it," said Ron. He threw his wand back into his trunk. "Stupid spell -- George gave it to me, bet he knew it was a dud." </text:p>
          </table:table-cell>
        </table:table-row>
        <table:table-row table:style-name="TableLine2209026281536">
          <table:table-cell table:style-name="Table1.A1" office:value-type="string">
            <text:p text:style-name="Text_20_body">καὶ ἐξελθούσης αὐτῆς ὁ Ἄρειος μάλ’ ἐκεχήνει.</text:p>
          </table:table-cell>
          <table:table-cell office:value-type="string">
            <text:p text:style-name="P6">"What house are your brothers in?" asked Harry. </text:p>
          </table:table-cell>
        </table:table-row>
        <table:table-row table:style-name="TableLine2209026281536">
          <table:table-cell table:style-name="Table1.A1" office:value-type="string">
            <text:p text:style-name="Text_20_body">καὶ ἐρωτῶν τὸν Ῥοῶνα Τίνι τρόπῳ, ἔφη, νέμουσιν <text:soft-page-break/>ἄρ’ ἡμῖν τὰς οἰκίας, ὁ δε Βάσανον, ἔφη, διδόασί τινα εἷς ἔλεγχον, οἶμαι, πάνυ ὀδυνηρὰν οὖσαν, ὡς ὄ γε Φερέδικος εἶπεν, οὐ μὴν ἀλλὰ φιλοπαίσμων ἐστίν.</text:p>
          </table:table-cell>
          <table:table-cell office:value-type="string">
            <text:p text:style-name="P6">"Gryffindor," said Ron. Gloom seemed to be <text:soft-page-break/>settling on him again. "Mom and Dad were in it, too. I don't know what they'll say if I'm not. I don't suppose Ravenclaw would be too bad, but imagine if they put me in Slytherin." </text:p>
          </table:table-cell>
        </table:table-row>
        <table:table-row table:style-name="TableLine2209026281536">
          <table:table-cell table:style-name="Table1.A1" office:value-type="string">
            <text:p text:style-name="Text_20_body">’Άρειος δέ πόλλ’ ἠθύμει.</text:p>
          </table:table-cell>
          <table:table-cell office:value-type="string">
            <text:p text:style-name="P6">"That's the house Vol-, I mean, You-Know-Who was in?" </text:p>
          </table:table-cell>
        </table:table-row>
        <table:table-row table:style-name="TableLine2209026281536">
          <table:table-cell table:style-name="Table1.A1" office:value-type="string">
            <text:p text:style-name="Text_20_body">τὸ γὰρ ἐναντίον τῶν μαθητῶν ἁπάντων βασανίζεσθαι τὸν θυμὸν οὐκ ἔτερπεν· οῦ γὰρ ἐπίστασθαι οὐδέν τῆς μαγικῆς τέχνης.</text:p>
          </table:table-cell>
          <table:table-cell office:value-type="string">
            <text:p text:style-name="P6">"Yeah," said Ron. He flopped back into his seat, looking depressed. </text:p>
          </table:table-cell>
        </table:table-row>
        <table:table-row table:style-name="TableLine2209026281536">
          <table:table-cell table:style-name="Table1.A1" office:value-type="string">
            <text:p text:style-name="Text_20_body">τί δὴ δεήσει ποιεῖν; οὐ γὰρ προσδοκᾶν τοιοῦτό τι ἄρτι ἀφικόμενος.</text:p>
          </table:table-cell>
          <table:table-cell office:value-type="string">
            <text:p text:style-name="P6">"You know, I think the ends of Scabbers' whiskers are a bit lighter," </text:p>
          </table:table-cell>
        </table:table-row>
        <table:table-row table:style-name="TableLine2209026281536">
          <table:table-cell table:style-name="Table1.A1" office:value-type="string">
            <text:p text:style-name="Text_20_body">περιβλέψας δέ πόλλ’ ἅμα μεριμνῶν ᾔσθετο καὶ πάντων τῶν ἄλλων πεφροντικὸς βλεπόντων.</text:p>
          </table:table-cell>
          <table:table-cell office:value-type="string">
            <text:p text:style-name="P6">said Harry, trying to take Ron's mind off houses. "So what do your oldest brothers do now that they've left, anyway?" </text:p>
          </table:table-cell>
        </table:table-row>
        <table:table-row table:style-name="TableLine2209026281536">
          <table:table-cell table:style-name="Table1.A1" office:value-type="string">
            <text:p text:style-name="Text_20_body">καί ἥ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able:table-cell>
          <table:table-cell office:value-type="string">
            <text:p text:style-name="P6">Harry was wondering what a wizard did once he'd finished school. </text:p>
          </table:table-cell>
        </table:table-row>
        <table:table-row table:style-name="TableLine2209026281536">
          <table:table-cell table:style-name="Table1.A1" office:value-type="string">
            <text:p text:style-name="Text_20_body">ὥστε σφόδρ’ ἐσπούδαζεν οὐκέτι ἀκροᾶσθαι αὐτῆς.</text:p>
          </table:table-cell>
          <table:table-cell office:value-type="string">
            <text:p text:style-name="P6">"Charlie's in Romania studying dragons, and Bill's in Africa doing something for Gringotts," said Ron. "Did you hear about Gringotts? It's been all over the Daily Prophet, but I don't suppose you get that with the Muggles -- someone tried to rob a high security vault." </text:p>
          </table:table-cell>
        </table:table-row>
        <table:table-row table:style-name="TableLine2209026281536">
          <table:table-cell table:style-name="Table1.A1" office:value-type="string">
            <text:p text:style-name="Text_20_body">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able:table-cell>
          <table:table-cell office:value-type="string">
            <text:p text:style-name="P6">Harry stared. </text:p>
          </table:table-cell>
        </table:table-row>
        <table:table-row table:style-name="TableLine2209026281536">
          <table:table-cell table:style-name="Table1.A1" office:value-type="string">
            <text:p text:style-name="Text_20_body">ἠτένιζεν οὖν πρὸς τὴν θύραν, ἡγούμενος τὴν Μαγονωγαλέαν μετὰ μικρὸν ἐπανιέναι ποιησομένην κρίσιν αὐτῷ.</text:p>
          </table:table-cell>
          <table:table-cell office:value-type="string">
            <text:p text:style-name="P6">"Really? What happened to them?" </text:p>
          </table:table-cell>
        </table:table-row>
        <table:table-row table:style-name="TableLine2209026281536">
          <table:table-cell table:style-name="Table1.A1" office:value-type="string">
            <text:p text:style-name="Text_20_body">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able:table-cell>
          <table:table-cell office:value-type="string">
            <text:p text:style-name="P6">"Nothing, that's why it's such big news. They haven't been caught. My dad says it must've been a powerful Dark wizard to get round Gringotts, but they don't think they took anything, that's what's odd. 'Course, everyone gets scared when something like this happens in case You-Know-Who's behind <text:soft-page-break/>it." </text:p>
          </table:table-cell>
        </table:table-row>
        <table:table-row table:style-name="TableLine2209026281536">
          <table:table-cell table:style-name="Table1.A1" office:value-type="string">
            <text:p text:style-name="Text_20_body">Τί δέ δή,· ἔφη κεχηνώς.</text:p>
          </table:table-cell>
          <table:table-cell office:value-type="string">
            <text:p text:style-name="P6">Harry turned this news over in his mind. He was starting to get a prickle of fear every time You- Know-Who was mentioned. He supposed this was all part of entering the magical world, but it had been a lot more comfortable saying "Voldemort" without worrying. </text:p>
          </table:table-cell>
        </table:table-row>
        <table:table-row table:style-name="TableLine2209026281536">
          <table:table-cell table:style-name="Table1.A1" office:value-type="string">
            <text:p text:style-name="Text_20_body">ἐκεχήνεσαν καί οἱ πλησίον.</text:p>
          </table:table-cell>
          <table:table-cell office:value-type="string">
            <text:p text:style-name="P6">"What's your Quidditch team?" Ron asked. </text:p>
          </table:table-cell>
        </table:table-row>
        <table:table-row table:style-name="TableLine2209026281536">
          <table:table-cell table:style-name="Table1.A1" office:value-type="string">
            <text:p text:style-name="Text_20_body">εἴδωλα γὰρ ὡς εἴκοσι διὰ τὸν ὄπισθε τοῖχον οὐκ οἷδ’ ὅπως διαβάντα ἐνεφανίζετο.</text:p>
          </table:table-cell>
          <table:table-cell office:value-type="string">
            <text:p text:style-name="P6">"Er -- I don't know any," Harry confessed. </text:p>
          </table:table-cell>
        </table:table-row>
        <table:table-row table:style-name="TableLine2209026281536">
          <table:table-cell table:style-name="Table1.A1" office:value-type="string">
            <text:p text:style-name="Text_20_body">λευκὰ δ’ ὄντα καὶ δια- ο ΠΙΛ οΣ ΝΕΜΗΤΗΣ 95 φανῆ τι εἷρπε κατὰ τὸ δωμάτιον διαλεγόμενα μετ’ ἀλλήλων, καί τοὺς πρωτοπείρους οὐ παραβλέποντα.</text:p>
          </table:table-cell>
          <table:table-cell office:value-type="string">
            <text:p text:style-name="P6">"What!" Ron looked dumbfounded. "Oh, you wait, it's the best game in the world --" And he was off, explaining all about the four balls and the positions of the seven players, describing famous games he'd been to with his brothers and the broomstick he'd like to get if he had the money. He was just taking Harry through the finer points of the game when the compartment door slid open yet again, but it wasn't Neville the toadless boy, or Hermione Granger this time. </text:p>
          </table:table-cell>
        </table:table-row>
        <table:table-row table:style-name="TableLine2209026281536">
          <table:table-cell table:style-name="Table1.A1" office:value-type="string">
            <text:p text:style-name="Text_20_body">ἠμφεσβήτει γάρ, ὡς δοκεῖν.</text:p>
          </table:table-cell>
          <table:table-cell office:value-type="string">
            <text:p text:style-name="P6">Three boys entered, and Harry recognized the middle one at once: it was the pale boy from Madam Malkin's robe shop. He was looking at Harry with a lot more interest than he'd shown back in Diagon Alley. </text:p>
          </table:table-cell>
        </table:table-row>
        <table:table-row table:style-name="TableLine2209026281536">
          <table:table-cell table:style-name="Table1.A1" office:value-type="string">
            <text:p text:style-name="Text_20_body">μοναχὸς δ’ αὐτίκα τις μικρὸς μέν ῶν τὸ ὕψος, παχὺς δ’ ὅμως, ἐφαίνετο λέγων, Ξυγγνώμονες γενοίμεθα καί ἀμνήμονες.</text:p>
          </table:table-cell>
          <table:table-cell office:value-type="string">
            <text:p text:style-name="P6">"Is it true?" he said. "They're saying all down the train that Harry Potter's in this compartment. So it's you, is it?" </text:p>
          </table:table-cell>
        </table:table-row>
        <table:table-row table:style-name="TableLine2209026281536">
          <table:table-cell table:style-name="Table1.A1" office:value-type="string">
            <text:p text:style-name="Text_20_body">ἀλλ’ ὡς ε”μοιγε δοκεῖού προσήκει ἡμῖν μνησικακεῖν.</text:p>
          </table:table-cell>
          <table:table-cell office:value-type="string">
            <text:p text:style-name="P6">"Yes," said Harry. He was looking at the other boys. Both of them were thickset and looked extremely mean. Standing on either side of the pale boy, they looked like bodyguards. </text:p>
          </table:table-cell>
        </table:table-row>
        <table:table-row table:style-name="TableLine2209026281536">
          <table:table-cell table:style-name="Table1.A1" office:value-type="string">
            <text:p text:style-name="Text_20_body">ὑποτείνωμεν οὖν μάλ’ αὖθις ἐλπίδα αὐτῷ.</text:p>
          </table:table-cell>
          <table:table-cell office:value-type="string">
            <text:p text:style-name="P6">"Oh, this is Crabbe and this is Goyle," said the pale boy carelessly, noticing where Harry was looking. "And my name's Malfoy, Draco Malfoy." </text:p>
          </table:table-cell>
        </table:table-row>
        <table:table-row table:style-name="TableLine2209026281536">
          <table:table-cell table:style-name="Table1.A1" office:value-type="string">
            <text:p text:style-name="Text_20_body">ἲΩ δαιμόνιε μοναχῶν, ἀρα μὴ ὑπετείναμεν πολλάκις ἤδη ἐλπίδας τῴ Ποιφύκτῃ περιττὰ δράσαντες, δι’ ἐκεῖνον γὰρ πολλὰ προπηλακ- <text:soft-page-break/>ιζόμεθα, καίπερ οὐκ ὄντα εἴδωλον ἀληθῶς.</text:p>
          </table:table-cell>
          <table:table-cell office:value-type="string">
            <text:p text:style-name="P6">Ron gave a slight cough, which might have been hiding a snigget. Draco Malfoy looked at him. </text:p>
          </table:table-cell>
        </table:table-row>
        <table:table-row table:style-name="TableLine2209026281536">
          <table:table-cell table:style-name="Table1.A1" office:value-type="string">
            <text:p text:style-name="Text_20_body">(Ηράκλεις τί χρῆμα ὑμεῖς πάρεστε πάντες; τοῦτο δ’ εἶπεν εἴδωλόν τι τραχηλιστῆρα καί κνημίδας νηματικάς φοροῦν’ τοὺς γὰρ πρωτοπείρους ε”τυχεν ἄρτι κατιδόν.</text:p>
          </table:table-cell>
          <table:table-cell office:value-type="string">
            <text:p text:style-name="P6">"Think my name's funny, do you? No need to ask who you are. My father told me all the Weasleys have red hair, freckles, and more children than they can afford." </text:p>
          </table:table-cell>
        </table:table-row>
        <table:table-row table:style-name="TableLine2209026281536">
          <table:table-cell table:style-name="Table1.A1" office:value-type="string">
            <text:p text:style-name="Text_20_body">ἀλλ’ οὐδεὶς ἀπεκρίνατο.</text:p>
          </table:table-cell>
          <table:table-cell office:value-type="string">
            <text:p text:style-name="P6">He turned back to Harry. "You'll soon find out some wizarding families are much better than others, Potter. You don't want to go making friends with the wrong sort. I can help you there." </text:p>
          </table:table-cell>
        </table:table-row>
        <table:table-row table:style-name="TableLine2209026281536">
          <table:table-cell table:style-name="Table1.A1" office:value-type="string">
            <text:p text:style-name="Text_20_body">ὁ δέ μοναχός μειδιῶν αὐτοῖς Νεαροί, ἔφη, μαθηταί.</text:p>
          </table:table-cell>
          <table:table-cell office:value-type="string">
            <text:p text:style-name="P6">He held out his hand to shake Harry's, but Harry didn't take it. </text:p>
          </table:table-cell>
        </table:table-row>
        <table:table-row table:style-name="TableLine2209026281536">
          <table:table-cell table:style-name="Table1.A1" office:value-type="string">
            <text:p text:style-name="Text_20_body">ἦ που καιρὸν νεμήσεως περιμένετε, κατανευσάντων δ’ ού πολλῶν σιωπῇ, Ἐλπίζω ὄψεσθαι ὑμᾶς, ἔφη, ἐν τοῖς Ὑφελπύφοις.</text:p>
          </table:table-cell>
          <table:table-cell office:value-type="string">
            <text:p text:style-name="P6">"I think I can tell who the wrong sort are for myself, thanks," he said coolly. </text:p>
          </table:table-cell>
        </table:table-row>
        <table:table-row table:style-name="TableLine2209026281536">
          <table:table-cell table:style-name="Table1.A1" office:value-type="string">
            <text:p text:style-name="Text_20_body">(Υφέλπυφος γὰρ ἦν αὐτὸς τὸ πάλαι.</text:p>
          </table:table-cell>
          <table:table-cell office:value-type="string">
            <text:p text:style-name="P6">Draco Malfoy didn't go red, but a pink tinge appeared in his pale cheeks. </text:p>
          </table:table-cell>
        </table:table-row>
        <table:table-row table:style-name="TableLine2209026281536">
          <table:table-cell table:style-name="Table1.A1" office:value-type="string">
            <text:p text:style-name="Text_20_body">Εἴσιτε δή.</text:p>
          </table:table-cell>
          <table:table-cell office:value-type="string">
            <text:p text:style-name="P6">"I'd be careful if I were you, Potter," he said slowly. "Unless you're a bit politer you'll go the same way as your parents. They didn't know what was good for them, either. You hang around with riffraff like the Weasleys and that Hagrid, and it'll rub off on you." </text:p>
          </table:table-cell>
        </table:table-row>
        <table:table-row table:style-name="TableLine2209026281536">
          <table:table-cell table:style-name="Table1.A1" office:value-type="string">
            <text:p text:style-name="Text_20_body">ἡ γὰρ Νέμησις δι’ οὐ πολλοῦ ἄρξεται, ὀξείᾳ τῇ φωνῇ ἐφθέγξατό τις.</text:p>
          </table:table-cell>
          <table:table-cell office:value-type="string">
            <text:p text:style-name="P6">Both Harry and Ron stood up. </text:p>
          </table:table-cell>
        </table:table-row>
        <table:table-row table:style-name="TableLine2209026281536">
          <table:table-cell table:style-name="Table1.A1" office:value-type="string">
            <text:p text:style-name="Text_20_body">τῆς δέ Μαγονωγαλέας ἐπανελθούσης, τὰ εἴδωλα αἰωρούμενα καθ’ ἕκαστον ἠφάνιζεν διὰ τὸν ἐναντίον τοῖχον.</text:p>
          </table:table-cell>
          <table:table-cell office:value-type="string">
            <text:p text:style-name="P6">"Say that again," Ron said, his face as red as his hair. </text:p>
          </table:table-cell>
        </table:table-row>
        <table:table-row table:style-name="TableLine2209026281536">
          <table:table-cell table:style-name="Table1.A1" office:value-type="string">
            <text:p text:style-name="Text_20_body">ἡ δέ Ἐν τάξει, ἔφη, ἕπεσθέ μοι.</text:p>
          </table:table-cell>
          <table:table-cell office:value-type="string">
            <text:p text:style-name="P6">"Oh, you're going to fight us, are you?" Malfoy sneered. </text:p>
          </table:table-cell>
        </table:table-row>
        <table:table-row table:style-name="TableLine2209026281536">
          <table:table-cell table:style-name="Table1.A1" office:value-type="string">
            <text:p text:style-name="Text_20_body">Ἄρειος δέ φροντίζων μὴ τὰ σκέλη μολύβδινά που γεγένηται, ἐν τάξει ε”στη κατόπιν μειρακίου τινὸς ξανθότριχος καὶ πρόσθε τοῦ Ῥοῶνος.</text:p>
          </table:table-cell>
          <table:table-cell office:value-type="string">
            <text:p text:style-name="P6">"Unless you get out now," said Harry, more bravely than he felt, because Crabbe and Goyle were a lot bigger than him or Ron. </text:p>
          </table:table-cell>
        </table:table-row>
        <table:table-row table:style-name="TableLine2209026281536">
          <table:table-cell table:style-name="Table1.A1" office:value-type="string">
            <text:p text:style-name="Text_20_body">καὶ ἐβάδιζον ὁμοῦ ἐκ τοῦ δωματίου καί πάλιν διὰ τῆς αὐλῆς εἰς τὸ Μέγαρον.</text:p>
          </table:table-cell>
          <table:table-cell office:value-type="string">
            <text:p text:style-name="P6">"But we don't feet like leaving, do we, boys? We've eaten all our food and you still seem to have some." </text:p>
          </table:table-cell>
        </table:table-row>
        <table:table-row table:style-name="TableLine2209026281536">
          <table:table-cell table:style-name="Table1.A1" office:value-type="string">
            <text:p text:style-name="Text_20_body">οὐδ’ ἐν γνώμῃ ὠνειροπόλησεν ’Άρειός ποτε οἰκοδόμημα εἰς τοσοῦτο παράδοξον καὶ μεγαλοπρεπές.</text:p>
          </table:table-cell>
          <table:table-cell office:value-type="string">
            <text:p text:style-name="P6">Goyle reached toward the Chocolate Frogs next to Ron - Ron leapt forward, but before he'd so much as touched Goyle, Goyle let out a horrible yell. </text:p>
          </table:table-cell>
        </table:table-row>
        <text:soft-page-break/>
        <table:table-row table:style-name="TableLine2209026281536">
          <table:table-cell table:style-name="Table1.A1" office:value-type="string">
            <text:p text:style-name="Text_20_body">ἔφλεγον δ ’ αὐτὸ λυχνοί μυρίοι μετέωροι ὑπὲρ τεττάρων τραπεζῶν αἰωρούμενοι μακρῶν, παρ’ αἷς οἱ ἕτεροι μαθηταὶ ἐκάθηντο.</text:p>
          </table:table-cell>
          <table:table-cell office:value-type="string">
            <text:p text:style-name="P6">Scabbers the rat was hanging off his finger, sharp little teeth sunk deep into Goyle's knuckle - Crabbe and Malfoy backed away as Goyle swung Scabbers round and round, howling, and when Scabbets finally flew off and hit the window, all three of them disappeared at once. Perhaps they thought there were more rats lurking among the sweets, or perhaps they'd heard footsteps, because a second later, Hermione Granger had come in. </text:p>
          </table:table-cell>
        </table:table-row>
        <table:table-row table:style-name="TableLine2209026281536">
          <table:table-cell table:style-name="Table1.A1" office:value-type="string">
            <text:p text:style-name="Text_20_body">καί ἐπὶ τῶν τραπεζῶν τούτων ε”κειντο λεκάναι καὶ φιάλαι χρυσαῖ.</text:p>
          </table:table-cell>
          <table:table-cell office:value-type="string">
            <text:p text:style-name="P6">"What has been going on?" she said, looking at the sweets all over the floor and Ron picking up Scabbers by his tail. </text:p>
          </table:table-cell>
        </table:table-row>
        <table:table-row table:style-name="TableLine2209026281536">
          <table:table-cell table:style-name="Table1.A1" office:value-type="string">
            <text:p text:style-name="Text_20_body">ἅνω δ ’ ἐκάθηντο παρ’ ἄλλῃ τινὶ τραπέζῃ μακρᾷ οἱ παιδευταί.</text:p>
          </table:table-cell>
          <table:table-cell office:value-type="string">
            <text:p text:style-name="P6">I think he's been knocked out," Ron said to Harry. He looked closer at Scabbers. "No -- I don't believe it -- he's gone back to sleep-" </text:p>
          </table:table-cell>
        </table:table-row>
        <table:table-row table:style-name="TableLine2209026281536">
          <table:table-cell table:style-name="Table1.A1" office:value-type="string">
            <text:p text:style-name="Text_20_body">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able:table-cell>
          <table:table-cell office:value-type="string">
            <text:p text:style-name="P6">And so he had. </text:p>
          </table:table-cell>
        </table:table-row>
        <table:table-row table:style-name="TableLine2209026281536">
          <table:table-cell table:style-name="Table1.A1" office:value-type="string">
            <text:p text:style-name="Text_20_body">μυρίοι δ’ ἦσαν οἲ ἀτενές πρὸς πρωτοπείρομς ἔβλεπον· καὶ πᾶς τις ταῖς λαμπάσι πεφωτισμένος ἀμαυραῖς, ἐδόκει φλέγεσθαί που.</text:p>
          </table:table-cell>
          <table:table-cell office:value-type="string">
            <text:p text:style-name="P6">"You've met Malfoy before?" </text:p>
          </table:table-cell>
        </table:table-row>
        <table:table-row table:style-name="TableLine2209026281536">
          <table:table-cell table:style-name="Table1.A1" office:value-type="string">
            <text:p text:style-name="Text_20_body">καί ἦν οὗ τὰ εἴδωλα ἂν εἶδες διεσπαρμένα ἐν τοῖς μαθηταῖς στίλβοντα δι’ ὀμίχλην τινὰ ἀργυρᾶν.</text:p>
          </table:table-cell>
          <table:table-cell office:value-type="string">
            <text:p text:style-name="P6">Harry explained about their meeting in Diagon Alley. </text:p>
          </table:table-cell>
        </table:table-row>
        <table:table-row table:style-name="TableLine2209026281536">
          <table:table-cell table:style-name="Table1.A1" office:value-type="string">
            <text:p text:style-name="Text_20_body">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p>
          </table:table-cell>
          <table:table-cell office:value-type="string">
            <text:p text:style-name="P6">"I've heard of his family," said Ron darkly. "They were some of the first to come back to our side after You-Know-Who disappeared. Said they'd been bewitched. My dad doesn't believe it. He says Malfoy's father didn't need an excuse to go over to the Dark Side." He turned to Hermione. "Can we help you with something?" </text:p>
          </table:table-cell>
        </table:table-row>
        <table:table-row table:style-name="TableLine2209026281536">
          <table:table-cell table:style-name="Table1.A1" office:value-type="string">
            <text:p text:style-name="Text_20_body">καῖ ἡ Ἑρμιόνη πρὸς τὸ οὖς εἶπεν ὅτι Διὰ μαγίας πεποίκιλται ὁ 96 ΑΡΕΙΟΣ ΠοΤΗΡ ὄροφος ὅπως ὁμοῖος δοκῇ τῷ ἔξω οὐρανῷ.</text:p>
          </table:table-cell>
          <table:table-cell office:value-type="string">
            <text:p text:style-name="P6">"You'd better hurry up and put your robes on, I've just been up to the front to ask the conductor, and he says we're nearly there. You haven't been fighting, have you? You'll be in trouble before we even get there!" </text:p>
          </table:table-cell>
        </table:table-row>
        <table:table-row table:style-name="TableLine2209026281536">
          <table:table-cell table:style-name="Table1.A1" office:value-type="string">
            <text:p text:style-name="Text_20_body">ἀνέγνων γὰρ τοῦτο ἐν τοῖς ἐν Ὑογοήτου γεγενημένοις.</text:p>
          </table:table-cell>
          <table:table-cell office:value-type="string">
            <text:p text:style-name="P6">"Scabbers has been fighting, not us," said Ron, scowling at her. "Would you mind leaving while we <text:soft-page-break/>change?" </text:p>
          </table:table-cell>
        </table:table-row>
        <table:table-row table:style-name="TableLine2209026281536">
          <table:table-cell table:style-name="Table1.A1" office:value-type="string">
            <text:p text:style-name="Text_20_body">χαλεπὸν δ’ ἦν συνιέναι ὄροφον ὡς ἀληθῶς παρόντα τὸ γὰρ μέγαρον πάνυ ὑπαίθριον ἐφαίνετο εἶναι.</text:p>
          </table:table-cell>
          <table:table-cell office:value-type="string">
            <text:p text:style-name="P6">"All right -- I only came in here because people outside are behaving very childishly, racing up and down the corridors," said Hermione in a sniffy voice. "And you've got dirt on your nose, by the way, did you know?" </text:p>
          </table:table-cell>
        </table:table-row>
        <table:table-row table:style-name="TableLine2209026281536">
          <table:table-cell table:style-name="Table1.A1" office:value-type="string">
            <text:p text:style-name="Text_20_body">ὁ δ’ Ἃρειος ταχέως κάτω πάλιν ἔβλεψεν.</text:p>
          </table:table-cell>
          <table:table-cell office:value-type="string">
            <text:p text:style-name="P6">Ron glared at her as she left. Harry peered out of the window. It was getting dark. He could see mountains and forests under a deep purple sky. The train did seem to be slowing down. </text:p>
          </table:table-cell>
        </table:table-row>
        <table:table-row table:style-name="TableLine2209026281536">
          <table:table-cell table:style-name="Table1.A1" office:value-type="string">
            <text:p text:style-name="Text_20_body">ἡ γὰρ Μαγονωγαλέα σιωπῇ σκολύθριον τετράπουν ε”θηκεν ἐναντίον τῶν πρωτοπείρων.</text:p>
          </table:table-cell>
          <table:table-cell office:value-type="string">
            <text:p text:style-name="P6">He and Ron took off their jackets and pulled on their long black robes. </text:p>
          </table:table-cell>
        </table:table-row>
        <table:table-row table:style-name="TableLine2209026281536">
          <table:table-cell table:style-name="Table1.A1" office:value-type="string">
            <text:p text:style-name="Text_20_body">καὶ ἐπ’ αὐτοῦ ε”θηκε μαγικὸν πῖλον κωνοειδῆ.</text:p>
          </table:table-cell>
          <table:table-cell office:value-type="string">
            <text:p text:style-name="P6">Ron's were a bit short for him, you could see his sneakers underneath them. </text:p>
          </table:table-cell>
        </table:table-row>
        <table:table-row table:style-name="TableLine2209026281536">
          <table:table-cell table:style-name="Table1.A1" office:value-type="string">
            <text:p text:style-name="Text_20_body">τὸν δέ ἠκέσατό τις πολλάκις κατατετριμμένον καὶ αὐχμηρὸν δοκοῦντα.</text:p>
          </table:table-cell>
          <table:table-cell office:value-type="string">
            <text:p text:style-name="P6">A voice echoed through the train: "We will be reaching Hogwarts in five minutes' time. Please leave your luggage on the train, it will be taken to the school separately." </text:p>
          </table:table-cell>
        </table:table-row>
        <table:table-row table:style-name="TableLine2209026281536">
          <table:table-cell table:style-name="Table1.A1" office:value-type="string">
            <text:p text:style-name="Text_20_body">ἡ γοῦν Πετουνία οῦκ ἐδέξατο ἂν εἰς τὴν οἰκίαν.</text:p>
          </table:table-cell>
          <table:table-cell office:value-type="string">
            <text:p text:style-name="P6">Harry's stomach lurched with nerves and Ron, he saw, looked pale under his freckles. They crammed their pockets with the last of the sweets and joined the crowd thronging the corridor. </text:p>
          </table:table-cell>
        </table:table-row>
        <table:table-row table:style-name="TableLine2209026281536">
          <table:table-cell table:style-name="Table1.A1" office:value-type="string">
            <text:p text:style-name="Text_20_body">ἐλογίζετο δ’ ὡς τάχ’ ἂν δέοι αὐτοὺς κύνικλόν που ἐκ τοῦ πίλου ἀποδείξαι, πόλλ’ εἰκῇ ἀναπλάττων τοιαῦτα ἐν τῇ γνώμῃ· αἴσθ- όμενος δέ πάντων τῶν ἐν τῷ μεγάρῳ νῦν δὴ ἀτενιζόντων πρὸς τὸν πῖλον, καὶ αὐτος ἠτένιζε.</text:p>
          </table:table-cell>
          <table:table-cell office:value-type="string">
            <text:p text:style-name="P6">The train slowed right down and finally stopped. People pushed their way toward the door and out on to a tiny, dark platform. Harry shivered in the cold night air. Then a lamp came bobbing over the heads of the students, and Harry heard a familiar voice: "Firs' years! Firs' years over here! All right there, Harry?" </text:p>
          </table:table-cell>
        </table:table-row>
        <table:table-row table:style-name="TableLine2209026281536">
          <table:table-cell table:style-name="Table1.A1" office:value-type="string">
            <text:p text:style-name="Text_20_body">καί διὰ μικροῦ πάντες ηῦφήμουν.</text:p>
          </table:table-cell>
          <table:table-cell office:value-type="string">
            <text:p text:style-name="P6">Hagrid's big hairy face beamed over the sea of heads. </text:p>
          </table:table-cell>
        </table:table-row>
        <table:table-row table:style-name="TableLine2209026281536">
          <table:table-cell table:style-name="Table1.A1" office:value-type="string">
            <text:p text:style-name="Text_20_body">καὶ ἔπειτα ὁ πῖλος ἐσπάσατό τι.</text:p>
          </table:table-cell>
          <table:table-cell office:value-type="string">
            <text:p text:style-name="P6">"C'mon, follow me -- any more firs' years? Mind yer step, now! Firs' years follow me!" </text:p>
          </table:table-cell>
        </table:table-row>
        <table:table-row table:style-name="TableLine2209026281536">
          <table:table-cell table:style-name="Table1.A1" office:value-type="string">
            <text:p text:style-name="Text_20_body">λακὶς δέ πρὸς τῷ γύρῳ καθάπερ στόμα ἐξελύετο καί ὁ πῖλος ἤρξατ’ ᾄδων τάδε· Εἰ μὴ δοκῶ τοῖς σοῖσιν ὄμμασιν καλός, μήπω δίκαζέ μ’ εἰς ὄψιν βλέπων μόνην.</text:p>
          </table:table-cell>
          <table:table-cell office:value-type="string">
            <text:p text:style-name="P6">Slipping and stumbling, they followed Hagrid down what seemed to be a steep, narrow path. It was so dark on either side of them that Harry thought there must be thick trees there. Nobody spoke much. Neville, the boy who kept losing his <text:soft-page-break/>toad, sniffed once or twice. </text:p>
          </table:table-cell>
        </table:table-row>
        <table:table-row table:style-name="TableLine2209026281536">
          <table:table-cell table:style-name="Table1.A1" office:value-type="string">
            <text:p text:style-name="Text_20_body">ε”δομαι δ’ ἐμαυτὸν ἢν τυχεῖν πίλου σθένῃς σοφίας λαχόντος μεῖζον ἐν βροτοῖς μέρος.</text:p>
          </table:table-cell>
          <table:table-cell office:value-type="string">
            <text:p text:style-name="P6">"Ye' all get yer firs' sight o' Hogwarts in a sec," Hagrid called over his shoulder, "jus' round this bend here." </text:p>
          </table:table-cell>
        </table:table-row>
        <table:table-row table:style-name="TableLine2209026281536">
          <table:table-cell table:style-name="Table1.A1" office:value-type="string">
            <text:p text:style-name="Text_20_body">οὐκ ἀξιῶ ’γὼ τὰς κυνᾶς μελαντέρας καὶ καυσίας οὐπώποθ’ ὑφηλὰς φιλῶ.</text:p>
          </table:table-cell>
          <table:table-cell office:value-type="string">
            <text:p text:style-name="P6">There was a loud "Oooooh!" </text:p>
          </table:table-cell>
        </table:table-row>
        <table:table-row table:style-name="TableLine2209026281536">
          <table:table-cell table:style-name="Table1.A1" office:value-type="string">
            <text:p text:style-name="Text_20_body">ἐγὼ γάρ εἰμι Π ῖλος Ὑογοητικός, νέμω δέ πάντας δεινότατος γεγὼς νέμειν.</text:p>
          </table:table-cell>
          <table:table-cell office:value-type="string">
            <text:p text:style-name="P6">The narrow path had opened suddenly onto the edge of a great black take. </text:p>
          </table:table-cell>
        </table:table-row>
        <table:table-row table:style-name="TableLine2209026281536">
          <table:table-cell table:style-name="Table1.A1" office:value-type="string">
            <text:p text:style-name="Text_20_body">Πῖλος Νεμητὴς πάντα δέρκεται τὰ σά, ἃ ξυγκέκρυπται πολλὰ ταῖς φρεσὶν πάλαι.</text:p>
          </table:table-cell>
          <table:table-cell office:value-type="string">
            <text:p text:style-name="P6">Perched atop a high mountain on the other side, its windows sparkling in the starry sky, was a vast castle with many turrets and towers. </text:p>
          </table:table-cell>
        </table:table-row>
        <table:table-row table:style-name="TableLine2209026281536">
          <table:table-cell table:style-name="Table1.A1" office:value-type="string">
            <text:p text:style-name="Text_20_body">ἅμπισχε δῆτα, καί φράσω τάχιστά σοι ποίαν παρ’ ἡμῖν οἰκίαν λαχεῖν σε δεῖ.</text:p>
          </table:table-cell>
          <table:table-cell office:value-type="string">
            <text:p text:style-name="P6">"No more'n four to a boat!" Hagrid called, pointing to a fleet of little boats sitting in the water by the shore. Harry and Ron were followed into their boat by Neville and Hermione. "Everyone in?" shouted Hagrid, who had a boat to himself. "Right then -- FORWARD!" </text:p>
          </table:table-cell>
        </table:table-row>
        <table:table-row table:style-name="TableLine2209026281536">
          <table:table-cell table:style-name="Table1.A1" office:value-type="string">
            <text:p text:style-name="Text_20_body">τάχ’ ἂν γένοιο σύ Γρυφινδωρεὺς ἐμοί’ ἀρετῆς ἐκείνοις ἐστὶ κάνδρείας πολύ.</text:p>
          </table:table-cell>
          <table:table-cell office:value-type="string">
            <text:p text:style-name="P6">And the fleet of little boats moved off all at once, gliding across the lake, which was as smooth as glass. Everyone was silent, staring up at the great castle overhead. It towered over them as they sailed nearer and nearer to the cliff on which it stood. </text:p>
          </table:table-cell>
        </table:table-row>
        <table:table-row table:style-name="TableLine2209026281536">
          <table:table-cell table:style-name="Table1.A1" office:value-type="string">
            <text:p text:style-name="Text_20_body">δεινοὶ θρασεῖν τι κούδὲν ἐκφοβούμενοι, καλλίονες προῦχουσι θατέρων πολύ.</text:p>
          </table:table-cell>
          <table:table-cell office:value-type="string">
            <text:p text:style-name="P6">"Heads down!" yelled Hagrid as the first boats reached the cliff; they all bent their heads and the little boats carried them through a curtain of ivy that hid a wide opening in the cliff face. They were carried along a dark tunnel, which seemed to be taking them right underneath the castle, until they reached a kind of underground harbor, where they clambered out onto rocks and pebbles. </text:p>
          </table:table-cell>
        </table:table-row>
        <table:table-row table:style-name="TableLine2209026281536">
          <table:table-cell table:style-name="Table1.A1" office:value-type="string">
            <text:p text:style-name="Text_20_body">Ὑφελπύφων δ’ ἄρ’ οἰκέτης γεγὼς τάχα, σὺ μεταλάβοις ἂν τοῦ καλοῦ καὶ τῆς δίκης.</text:p>
          </table:table-cell>
          <table:table-cell office:value-type="string">
            <text:p text:style-name="P6">"Oy, you there! Is this your toad?" said Hagrid, who was checking the boats as people climbed out of them. </text:p>
          </table:table-cell>
        </table:table-row>
        <table:table-row table:style-name="TableLine2209026281536">
          <table:table-cell table:style-name="Table1.A1" office:value-type="string">
            <text:p text:style-name="Text_20_body">τούτοις γὰρ ἁπλῶς ἐστὶ καρτερεῖν νόμος, πιστοὶ γὰρ εἰσι κοῦ πόνοις πεπληγμένοι.</text:p>
          </table:table-cell>
          <table:table-cell office:value-type="string">
            <text:p text:style-name="P6">"Trevor!" cried Neville blissfully, holding out his hands. Then they clambered up a passageway in the rock after Hagrid's lamp, coming out at last onto smooth, damp grass right in the shadow of the castle. </text:p>
          </table:table-cell>
        </table:table-row>
        <text:soft-page-break/>
        <table:table-row table:style-name="TableLine2209026281536">
          <table:table-cell table:style-name="Table1.A1" office:value-type="string">
            <text:p text:style-name="Text_20_body">ἥ πως γενήσῃ τῶν Ῥαφηγχλώρων σοφῶν, εἰ νοῦν ἔχεις τιν’ εἴτε φρόνιμος εἶ τάχα’ ὦ μουσικοὶ δὴ χοῖσι φιλοσοφεῖν καλόν, ἴσως ἐκεῖθι σεμνὸν οἶκον ἕξετε.</text:p>
          </table:table-cell>
          <table:table-cell office:value-type="string">
            <text:p text:style-name="P6">They walked up a flight of stone steps and crowded around the huge, Oak front door. </text:p>
          </table:table-cell>
        </table:table-row>
        <table:table-row table:style-name="TableLine2209026281536">
          <table:table-cell table:style-name="Table1.A1" office:value-type="string">
            <text:p text:style-name="Text_20_body">Ο ΠΙΛΟΣ ΝΕΜΗΤΗΣ 97 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able:table-cell>
          <table:table-cell office:value-type="string">
            <text:p text:style-name="P6">"Everyone here? You there, still got yer toad?" </text:p>
          </table:table-cell>
        </table:table-row>
        <table:table-row table:style-name="TableLine2209026281536">
          <table:table-cell table:style-name="Table1.A1" office:value-type="string">
            <text:p text:style-name="Text_20_body">ε”νδυε δῆτα μηδὲν ἐκφοβούμενος - οὔκ εἶμι δεινὸς ἣ ταραξικάρδιος.</text:p>
          </table:table-cell>
          <table:table-cell office:value-type="string">
            <text:p text:style-name="P6">Hagrid raised a gigantic fist and knocked three times on the castle door. </text:p>
          </table:table-cell>
        </table:table-row>
        <table:table-row table:style-name="TableLine2209026281536">
          <table:table-cell table:style-name="Table1.A1" office:value-type="string">
            <text:p text:style-name="Text_20_body">ε”χυρος γὰρ εῖ σὺ χερσί τ’ ἀσφαλὴς ἐμαῖς.</text:p>
          </table:table-cell>
          <table:table-cell office:value-type="string">
            <text:p text:style-name="P6">CHAPTER SEVEN </text:p>
          </table:table-cell>
        </table:table-row>
        <table:table-row table:style-name="TableLine2209026281536">
          <table:table-cell table:style-name="Table1.A1" office:value-type="string">
            <text:p text:style-name="Text_20_body">λέγω δέ τοῦτο καίπερ οὐκ ἔχων χέρας, πῖλος γάρ εἶμι φροντίδων πολλῶν πλέως.</text:p>
          </table:table-cell>
          <table:table-cell office:value-type="string">
            <text:p text:style-name="P6">THE SORTING HAT </text:p>
          </table:table-cell>
        </table:table-row>
        <table:table-row table:style-name="TableLine2209026281536">
          <table:table-cell table:style-name="Table1.A1" office:value-type="string">
            <text:p text:style-name="Text_20_body">καὶ τελευτήσαντος τοῦ πίλου, ἅπαντες οἱ ἐν τῴ μεγάρῳ ἐκρότη- σαν.</text:p>
          </table:table-cell>
          <table:table-cell office:value-type="string">
            <text:p text:style-name="P6">The door swung open at once. A tall, black-haired witch in emerald-green robes stood there. She had a very stern face and Harry's first thought was that this was not someone to cross. </text:p>
          </table:table-cell>
        </table:table-row>
        <table:table-row table:style-name="TableLine2209026281536">
          <table:table-cell table:style-name="Table1.A1" office:value-type="string">
            <text:p text:style-name="Text_20_body">ὁ δέ νεύσας πρὸς ἕκαστην τῶν τεττάρων τραπεζῶν πάλιν ἡσυχίαν ἦγεν.</text:p>
          </table:table-cell>
          <table:table-cell office:value-type="string">
            <text:p text:style-name="P6">"The firs' years, Professor McGonagall," said Hagrid. </text:p>
          </table:table-cell>
        </table:table-row>
        <table:table-row table:style-name="TableLine2209026281536">
          <table:table-cell table:style-name="Table1.A1" office:value-type="string">
            <text:p text:style-name="Text_20_body">καὶ ὁ Ῥοὼν πρὸς τὸ οὖς λέγων τῷ Ἁρείῳ Εἶτα οὐ δεῖ πλέον ἄρα ποιῆσαι ἦ ἀμπίσχεσθαι τὸν πῖλον.</text:p>
          </table:table-cell>
          <table:table-cell office:value-type="string">
            <text:p text:style-name="P6">"Thank you, Hagrid. I will take them from here." </text:p>
          </table:table-cell>
        </table:table-row>
        <table:table-row table:style-name="TableLine2209026281536">
          <table:table-cell table:style-name="Table1.A1" office:value-type="string">
            <text:p text:style-name="Text_20_body">τὸν οὖν Φερέδικον ἀποκτενῶ ὡς πολλὴν φλυαρίαν φλυαροῦντα ὅς γε μ’ ε”φασκε δεῖν προσπαλαίειν κοβάλῳ δῆθεν.</text:p>
          </table:table-cell>
          <table:table-cell office:value-type="string">
            <text:p text:style-name="P6">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 </text:p>
          </table:table-cell>
        </table:table-row>
        <table:table-row table:style-name="TableLine2209026281536">
          <table:table-cell table:style-name="Table1.A1" office:value-type="string">
            <text:p text:style-name="Text_20_body">ὁ δ”Άρειος ἠρέμ’ ἐγέλασεν.</text:p>
          </table:table-cell>
          <table:table-cell office:value-type="string">
            <text:p text:style-name="P6">They followed Professor McGonagall across the flagged stone floor. Harry could hear the drone of hundreds of voices from a doorway to the right -the rest of the school must already be here -- but Professor McGonagall showed the first years into a small, empty chamber off the hall. They crowded in, standing rather closer together than they would usually have done, peering about nervously. </text:p>
          </table:table-cell>
        </table:table-row>
        <table:table-row table:style-name="TableLine2209026281536">
          <table:table-cell table:style-name="Table1.A1" office:value-type="string">
            <text:p text:style-name="Text_20_body">ἄμεινον γοῦν τὸ πῖλον ἀμπίσχεσθαι ἢ τὸ ἐπᾴδειν, ἐθελῆσαι δ ’ ἂν ἀμπίσχεσθαι οὐδενὸς θεωροῦντος.</text:p>
          </table:table-cell>
          <table:table-cell office:value-type="string">
            <text:p text:style-name="P6">"Welcome to Hogwarts," said Professor McGonagall. "The start-of-term banquet will begin shortly, but before you take your seats in the Great <text:soft-page-break/>Hall, you will be sorted into your houses. The Sorting is a very important ceremony because, while you are here, your house will be something like your family within Hogwarts. You will have classes with the rest of your house, sleep in your house dormitory, and spend free time in your house common room. </text:p>
          </table:table-cell>
        </table:table-row>
        <table:table-row table:style-name="TableLine2209026281536">
          <table:table-cell table:style-name="Table1.A1" office:value-type="string">
            <text:p text:style-name="Text_20_body">τοῦ γὰρ πίλου τοσαῦτα ἐξαιτήσαντος, νῦν δὴ αὐτὸς οὐκ εἶναι οὔτ’ ἀνδρεῖος οὔτε φρόνιμος οὔτ’ αὖ ἑτεροῖος.</text:p>
          </table:table-cell>
          <table:table-cell office:value-type="string">
            <text:p text:style-name="P6">"The four houses are called Gryffindor, Hufflepuff, Ravenclaw, and Slytherin. Each house has its own noble history and each has produced outstanding witches and wizards. While you are at Hogwarts, your triumphs will earn your house points, while any rulebreaking will lose house points. At the end of the year, the house with the most points is awarded the house cup, a great honor. I hope each of you will be a credit to whichever house becomes yours. </text:p>
          </table:table-cell>
        </table:table-row>
        <table:table-row table:style-name="TableLine2209026281536">
          <table:table-cell table:style-name="Table1.A1" office:value-type="string">
            <text:p text:style-name="Text_20_body">εἴπερ δ’ ὁ πῖλος τοῖς ναυτιῶσι δὴ οἶκίας μνείαν ἐποιήσατο, ταύτην γε βελτίστην οἶ γενέσθαι ἄν.</text:p>
          </table:table-cell>
          <table:table-cell office:value-type="string">
            <text:p text:style-name="P6">"The Sorting Ceremony will take place in a few minutes in front of the rest of the school. I suggest you all smarten yourselves up as much as you can while you are waiting." </text:p>
          </table:table-cell>
        </table:table-row>
        <table:table-row table:style-name="TableLine2209026281536">
          <table:table-cell table:style-name="Table1.A1" office:value-type="string">
            <text:p text:style-name="Text_20_body">ἐνταῦθα δὲ ἡ Μαγονωγαλέα προῦβη βύβλον τινὰ μακρὰν ἔχουσα.</text:p>
          </table:table-cell>
          <table:table-cell office:value-type="string">
            <text:p text:style-name="P6">Her eyes lingered for a moment on Neville's cloak, which was fastened under his left ear, and on Ron's smudged nose. Harry nervously tried to flatten his hair. </text:p>
          </table:table-cell>
        </table:table-row>
        <table:table-row table:style-name="TableLine2209026281536">
          <table:table-cell table:style-name="Table1.A1" office:value-type="string">
            <text:p text:style-name="Text_20_body">Ἐπειδάν, ἔφη, καλῶ τὸ σὸν ὄνομα, τὸν πῖλον ἀμπισχόμενον ἢ ἀμπισχομένην δεήσει σε καθίζειν ἐπὶ σκίμποδα ὡς νεμηθησόμενον ἢ νεμηθησομένην.</text:p>
          </table:table-cell>
          <table:table-cell office:value-type="string">
            <text:p text:style-name="P6">"I shall return when we are ready for you," said Professor McGonagall. </text:p>
          </table:table-cell>
        </table:table-row>
        <table:table-row table:style-name="TableLine2209026281536">
          <table:table-cell table:style-name="Table1.A1" office:value-type="string">
            <text:p text:style-name="Text_20_body">ὦ ’Άβως Ἅννα.</text:p>
          </table:table-cell>
          <table:table-cell office:value-type="string">
            <text:p text:style-name="P6">"Please wait quietly." </text:p>
          </table:table-cell>
        </table:table-row>
        <table:table-row table:style-name="TableLine2209026281536">
          <table:table-cell table:style-name="Table1.A1" office:value-type="string">
            <text:p text:style-name="Text_20_body">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able:table-cell>
          <table:table-cell office:value-type="string">
            <text:p text:style-name="P6">She left the chamber. Harry swallowed. </text:p>
          </table:table-cell>
        </table:table-row>
        <table:table-row table:style-name="TableLine2209026281536">
          <table:table-cell table:style-name="Table1.A1" office:value-type="string">
            <text:p text:style-name="Text_20_body">καὶ ἐν ἀκαρεῖ- ὁ πῖλος βοῶν Ὑφελπύφη, ἔφη.</text:p>
          </table:table-cell>
          <table:table-cell office:value-type="string">
            <text:p text:style-name="P6">"How exactly do they sort us into houses?" he asked Ron. </text:p>
          </table:table-cell>
        </table:table-row>
        <table:table-row table:style-name="TableLine2209026281536">
          <table:table-cell table:style-name="Table1.A1" office:value-type="string">
            <text:p text:style-name="Text_20_body">καὶ τῶν πρὸς τῇ ἐν δεξιᾷ τραπέζῃ καθημένων θορυβούντων καὶ κροτούντων, ἡ”Αννα ἐκάθισε παρὰ τοὺς (Υφελπύφους, ὁ δ’ ’Άρειος κατεῖδε τὸ <text:soft-page-break/>εἴδωλον τὸ τοῦ παχέως μοναχοῦ ἥδεως χεῖρα ἀνασεῖον αὐτῇ.</text:p>
          </table:table-cell>
          <table:table-cell office:value-type="string">
            <text:p text:style-name="P6">"Some sort of test, I think. Fred said it hurts a lot, but I think he was joking." </text:p>
          </table:table-cell>
        </table:table-row>
        <table:table-row table:style-name="TableLine2209026281536">
          <table:table-cell table:style-name="Table1.A1" office:value-type="string">
            <text:p text:style-name="Text_20_body">ῗΩ Βοῦς Σούσαννα, βοήσαντος δ’ αὖθις τοῦ πίλου Ὑφελπύφη, ἡ Σούσαννα ὡς τάχιστα ἀπῆλθε καθίσουσα παρὰ τὴν “Ανναν, τΩ Βοώτης Θήριε.</text:p>
          </table:table-cell>
          <table:table-cell office:value-type="string">
            <text:p text:style-name="P6">Harry's heart gave a horrible jolt. A test? In front of the whole school? But he didn't know any magic yet -- what on earth would he have to do? He hadn't expected something like this the moment they arrived. </text:p>
          </table:table-cell>
        </table:table-row>
        <table:table-row table:style-name="TableLine2209026281536">
          <table:table-cell table:style-name="Table1.A1" office:value-type="string">
            <text:p text:style-name="Text_20_body">Ῥαφήγχλωρος.</text:p>
          </table:table-cell>
          <table:table-cell office:value-type="string">
            <text:p text:style-name="P6">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 </text:p>
          </table:table-cell>
        </table:table-row>
        <table:table-row table:style-name="TableLine2209026281536">
          <table:table-cell table:style-name="Table1.A1" office:value-type="string">
            <text:p text:style-name="Text_20_body">καὶ τότε οἶ τῇ ἐξ ἀριστερᾶς δευτέρᾳ τραπέζῃ καθήμενοι 98 ΑΡΕιοΣ ΠοΤΗΡ ἐκρότησαν ε”νιοι Ῥαφήγχλωροι στάντες ἀντεδεξιώσαντο τὸν Θήριον παρ’ αὐτοὺς καθίζοντα.</text:p>
          </table:table-cell>
          <table:table-cell office:value-type="string">
            <text:p text:style-name="P6">Then something happened that made him jump about a foot in the air -- several people behind him screamed. </text:p>
          </table:table-cell>
        </table:table-row>
        <table:table-row table:style-name="TableLine2209026281536">
          <table:table-cell table:style-name="Table1.A1" office:value-type="string">
            <text:p text:style-name="Text_20_body">καὶ ἡ μὲν Βροχολούστης Μανδύα ἦλθε παρὰ τοῦς Ῥαφηγχλ- ώρους, ἡ δέ Βραῦνα Λαφενδρία πρώτη ἐγένετο Γ ρυφινδώρη καινή.</text:p>
          </table:table-cell>
          <table:table-cell office:value-type="string">
            <text:p text:style-name="P6">"What the --?" </text:p>
          </table:table-cell>
        </table:table-row>
        <table:table-row table:style-name="TableLine2209026281536">
          <table:table-cell table:style-name="Table1.A1" office:value-type="string">
            <text:p text:style-name="Text_20_body">ὥστε οἱ ἐξ ἀριστερᾶς ἔσχατοι καθήμενοι πάνυ ἐθορύβησαν’ καὶ ὁ ’Άρειος εἶδε τοῦς Ῥοῶνος ἀδελφούς πόλλ’ ἐπαινοῦντας, ἐντεῦθεν ἡ Βωλοστρώδη Μειλιχία ἐγένετο Σλυθηρίνη.</text:p>
          </table:table-cell>
          <table:table-cell office:value-type="string">
            <text:p text:style-name="P6">He gasped. So did the people around him. About twenty ghosts had just streamed through the back wall. Pearly-white and slightly transparent, they glided across the room talking to one another and hardly glancing at the first years. They seemed to be arguing. What looked like a fat little monk was saying: "Forgive and forget, I say, we ought to give him a second chance --" </text:p>
          </table:table-cell>
        </table:table-row>
        <table:table-row table:style-name="TableLine2209026281536">
          <table:table-cell table:style-name="Table1.A1" office:value-type="string">
            <text:p text:style-name="Text_20_body">ὁ δ’ Ἄρειος οὐκ ᾔδει ει’ τῇ γνώμῃ ἀναπλάττει τοῦτο ὡς πόλλ’ ἠδη ἀκούσας περὶ τῶν Σλυθηρίνων, ἐνόμιζε δ’ ὅμως αὐτοὺς ἐπιφθον- ωτέρους δοκεῖν.</text:p>
          </table:table-cell>
          <table:table-cell office:value-type="string">
            <text:p text:style-name="P6">"My dear Friar, haven't we given Peeves all the chances he deserves? He gives us all a bad name and you know, he's not really even a ghost -- I say, what are you all doing here?" </text:p>
          </table:table-cell>
        </table:table-row>
        <table:table-row table:style-name="TableLine2209026281536">
          <table:table-cell table:style-name="Table1.A1" office:value-type="string">
            <text:p text:style-name="Text_20_body">καὶ νῦν ὡς ἀληθῶς ἐναυτία, μεμνημένος ὅπως <text:soft-page-break/>ε”σχατον ᾑροῦντο αὐτὸν οἱ τὰς ἀγέλας αἱρούμενοι ὁπόταν ἀγών τις ᾗ τοῖς παρὰ τὸν παιδοτρίβην φοιτῶσιν.</text:p>
          </table:table-cell>
          <table:table-cell office:value-type="string">
            <text:p text:style-name="P6">A ghost wearing a ruff and tights had suddenly <text:soft-page-break/>noticed the first years. </text:p>
          </table:table-cell>
        </table:table-row>
        <table:table-row table:style-name="TableLine2209026281536">
          <table:table-cell table:style-name="Table1.A1" office:value-type="string">
            <text:p text:style-name="Text_20_body">ἔσχατον δ’ εἵλοντο αὐτὸν οὐχ ὡς ἄχρηστον ὄντα, ἀλλὰ δίοτι οὐδεὶς ἤθελε δοκεῖν τῷ γε Δουδλίῳ ἑταῖρος εἶναι αὐτοῦ.</text:p>
          </table:table-cell>
          <table:table-cell office:value-type="string">
            <text:p text:style-name="P6">Nobody answered. </text:p>
          </table:table-cell>
        </table:table-row>
        <table:table-row table:style-name="TableLine2209026281536">
          <table:table-cell table:style-name="Table1.A1" office:value-type="string">
            <text:p text:style-name="Text_20_body">Φυχοφλέξιος Ἰούστινος.</text:p>
          </table:table-cell>
          <table:table-cell office:value-type="string">
            <text:p text:style-name="P6">"New students!" said the Fat Friar, smiling around at them. "About to be Sorted, I suppose?" </text:p>
          </table:table-cell>
        </table:table-row>
        <table:table-row table:style-name="TableLine2209026281536">
          <table:table-cell table:style-name="Table1.A1" office:value-type="string">
            <text:p text:style-name="Text_20_body">Ὑφέλπυφος.</text:p>
          </table:table-cell>
          <table:table-cell office:value-type="string">
            <text:p text:style-name="P6">A few people nodded mutely. </text:p>
          </table:table-cell>
        </table:table-row>
        <table:table-row table:style-name="TableLine2209026281536">
          <table:table-cell table:style-name="Table1.A1" office:value-type="string">
            <text:p text:style-name="Text_20_body">καί ἄλλοτε μὲν τῷ Ἁρείῳ ἐδόκει ὁ πῖλος εὐθὺς ἀναβοᾶν, ἄλλοτε δέ γνώμην οὐκ ἐποιεῖτο εἷ μὴ διὰ χρόνον βουλευσάμενος.</text:p>
          </table:table-cell>
          <table:table-cell office:value-type="string">
            <text:p text:style-name="P6">"Hope to see you in Hufflepuff!" said the Friar. "My old house, you know." </text:p>
          </table:table-cell>
        </table:table-row>
        <table:table-row table:style-name="TableLine2209026281536">
          <table:table-cell table:style-name="Table1.A1" office:value-type="string">
            <text:p text:style-name="Text_20_body">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able:table-cell>
          <table:table-cell office:value-type="string">
            <text:p text:style-name="P6">"Move along now," said a sharp voice. "The Sorting Ceremony's about to start." </text:p>
          </table:table-cell>
        </table:table-row>
        <table:table-row table:style-name="TableLine2209026281536">
          <table:table-cell table:style-name="Table1.A1" office:value-type="string">
            <text:p text:style-name="Text_20_body">Γέρανος Ἑρμιόνη.</text:p>
          </table:table-cell>
          <table:table-cell office:value-type="string">
            <text:p text:style-name="P6">Professor McGonagall had returned. One by one, the ghosts floated away through the opposite wall. </text:p>
          </table:table-cell>
        </table:table-row>
        <table:table-row table:style-name="TableLine2209026281536">
          <table:table-cell table:style-name="Table1.A1" office:value-type="string">
            <text:p text:style-name="Text_20_body">ἡ δέ μονονουχὶ δραμοῦσα πρὸς τὸν σκίμποδα, τὸν πῖλον ἐβίβασεν ἐπὶ τὴν κεφαλήν.</text:p>
          </table:table-cell>
          <table:table-cell office:value-type="string">
            <text:p text:style-name="P6">"Now, form a line," Professor McGonagall told the first years, "and follow me." </text:p>
          </table:table-cell>
        </table:table-row>
        <table:table-row table:style-name="TableLine2209026281536">
          <table:table-cell table:style-name="Table1.A1" office:value-type="string">
            <text:p text:style-name="Text_20_body">καὶ ὁ μὲν πῖλος βοῶν Γρυφινδώρη, ἔφη· ὁ δέ Ῥοῶν ἀνῴμωξέ τι.</text:p>
          </table:table-cell>
          <table:table-cell office:value-type="string">
            <text:p text:style-name="P6">Feeling oddly as though his legs had turned to lead, Harry got into line behind a boy with sandy hair, with Ron behind him, and they walked out of the chamber, back across the hall, and through a pair of double doors into the Great Hall. </text:p>
          </table:table-cell>
        </table:table-row>
        <table:table-row table:style-name="TableLine2209026281536">
          <table:table-cell table:style-name="Table1.A1" office:value-type="string">
            <text:p text:style-name="Text_20_body">ἐντεῦθεν δέ ὁ ’Άρειος εἰς ἀθυμίαν κατέστη - φιλεῖ γὰρ πᾶς τις ἀθυμεῖν πάνυ δεδιώς.</text:p>
          </table:table-cell>
          <table:table-cell office:value-type="string">
            <text:p text:style-name="P6">Harry had never even imagined such a strange and splendid place. It was lit by thousands and thousands of candles that were floating in midair over four long tables, where the rest of the students were sitting. </text:p>
          </table:table-cell>
        </table:table-row>
        <table:table-row table:style-name="TableLine2209026281536">
          <table:table-cell table:style-name="Table1.A1" office:value-type="string">
            <text:p text:style-name="Text_20_body">καί δὴ οὐχ ᾕρηται,· 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 ὁ δέ Νεφελώδης ἐκεῖνος Μακρόπυγος, ὅστις τὴν φρύνην πολ- λάκις ἀπώλεσε, κατέπεσεν ε’πί τὸν σκίμποδα ι’ών.</text:p>
          </table:table-cell>
          <table:table-cell office:value-type="string">
            <text:p text:style-name="P6">These tables were laid with glittering golden plates and goblets. At the top of the hall was another long table where the teachers were sitting. </text:p>
          </table:table-cell>
        </table:table-row>
        <table:table-row table:style-name="TableLine2209026281536">
          <table:table-cell table:style-name="Table1.A1" office:value-type="string">
            <text:p text:style-name="Text_20_body">τοῦ δέ πίλου μακρὸν χρόνον βουλευσαμένου καὶ τὸ <text:soft-page-break/>τελος Γ ρυφίνδωρος βοήσαν- τος, ἀπέδραμεν ε”τι φορῶν αὐτόν· ὥστε πάντων γελώντων ἠναγ- κάσθη πάλιν δραμεῖν καὶ δοῦναι τῇ Μεγαδούγλῃ Μώραγι.</text:p>
          </table:table-cell>
          <table:table-cell office:value-type="string">
            <text:p text:style-name="P6">Professor McGonagall led the first years up here, <text:soft-page-break/>so that they came to a halt in a line facing the other students, with the teachers behind them. </text:p>
          </table:table-cell>
        </table:table-row>
        <table:table-row table:style-name="TableLine2209026281536">
          <table:table-cell table:style-name="Table1.A1" office:value-type="string">
            <text:p text:style-name="Text_20_body">ὁ δέ Δράκων τοῦνομα ἀκούσας ἑαυτοῦ παρῆλθε σεμνυνόμενος δή.</text:p>
          </table:table-cell>
          <table:table-cell office:value-type="string">
            <text:p text:style-name="P6">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 </text:p>
          </table:table-cell>
        </table:table-row>
        <table:table-row table:style-name="TableLine2209026281536">
          <table:table-cell table:style-name="Table1.A1" office:value-type="string">
            <text:p text:style-name="Text_20_body">εὐθὺς ἐγένετο οὗ μάλιστ’ ἐγλίχετο· ὁ γὰρ πῖλος σχέδον ἁπτόμενος τῆς κεφαλῆς αὐτοῦ μεγάλῃ τῇ φωνῇ Σλυθήρινος ἐβόησεν.</text:p>
          </table:table-cell>
          <table:table-cell office:value-type="string">
            <text:p text:style-name="P6">It was hard to believe there was a ceiling there at all, and that the Great Hall didn't simply open on to the heavens. </text:p>
          </table:table-cell>
        </table:table-row>
        <table:table-row table:style-name="TableLine2209026281536">
          <table:table-cell table:style-name="Table1.A1" office:value-type="string">
            <text:p text:style-name="Text_20_body">ὁ δ’ ῆλθε καθίσων μετὰ τῶν ἑταίρων τοῦ Καρκίνου καὶ τοῦ Κέρκοπος, ἀγαπῶν δὴ τῷ γεγενημένῳ.</text:p>
          </table:table-cell>
          <table:table-cell office:value-type="string">
            <text:p text:style-name="P6">Harry quickly looked down again as Professor McGonagall silently placed a four-legged stool in front of the first years. On top of the stool she put a pointed wizard's hat. This hat was patched and frayed and extremely dirty. Aunt Petunia wouldn't have let it in the house. </text:p>
          </table:table-cell>
        </table:table-row>
        <table:table-row table:style-name="TableLine2209026281536">
          <table:table-cell table:style-name="Table1.A1" office:value-type="string">
            <text:p text:style-name="Text_20_body">ο ΠΙΛ οΣ ΝΕΜΗΤΗΣ 99 οὐδ’ ἐλλείποντο νῦν πολλοί.</text:p>
          </table:table-cell>
          <table:table-cell office:value-type="string">
            <text:p text:style-name="P6">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 </text:p>
          </table:table-cell>
        </table:table-row>
        <table:table-row table:style-name="TableLine2209026281536">
          <table:table-cell table:style-name="Table1.A1" office:value-type="string">
            <text:p text:style-name="Text_20_body">Μοῦνος Νότος Παρακίττος κᾶπειτα δίδυμαι παρθένοι Πατίλη καὶ Πατίλη κᾶπειτα Πῆξις Σαλιάνη καὶ δὴ καὶ τέλος - Ποτῆρ Ἄρειος, παριόντος δέ τοῦ Ἁρείου, ψόφον ἂν ἤκουσας τῶν πανταχόθεν ἀνὰ τὸ μέγαρον ψιθυριζόντων καθάπερ ῥόθον πολλῶν ἀπὸ πυρῶν μικρῶν.</text:p>
          </table:table-cell>
          <table:table-cell office:value-type="string">
            <text:p text:style-name="P6">You can keep your bowlers black, Your top hats sleek and tall, For I'm the Hogwarts Sorting Hat And I can cap them all. </text:p>
          </table:table-cell>
        </table:table-row>
        <table:table-row table:style-name="TableLine2209026281536">
          <table:table-cell table:style-name="Table1.A1" office:value-type="string">
            <text:p text:style-name="Text_20_body">9Η καὶ τὸ Ποτῆρ ἐφθέγξατο; ἦςΗ ὁ πάνυ ’Ἀρειος Ποτῆρ, καὶ τοῦτο μὲν ἑώρα πάντας τοῦς ἐν τῷ μεγάρῳ κάρα προβάλλ- οντας ὡς σκεψομένους εἷς αὐτόν, τοῦτο δ’ ε”βλεπε πρὸς τὰ ἐντὸς τοῦ πίλου <text:soft-page-break/>πάνυ ζοφερά.</text:p>
          </table:table-cell>
          <table:table-cell office:value-type="string">
            <text:p text:style-name="P6">There's nothing hidden in your head The Sorting Hat can't see, So try me on and I will tell you Where you ought to be. </text:p>
          </table:table-cell>
        </table:table-row>
        <table:table-row table:style-name="TableLine2209026281536">
          <table:table-cell table:style-name="Table1.A1" office:value-type="string">
            <text:p text:style-name="Text_20_body">κᾶπειτα παρέμενεν.</text:p>
          </table:table-cell>
          <table:table-cell office:value-type="string">
            <text:p text:style-name="P6">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 </text:p>
          </table:table-cell>
        </table:table-row>
        <table:table-row table:style-name="TableLine2209026281536">
          <table:table-cell table:style-name="Table1.A1" office:value-type="string">
            <text:p text:style-name="Text_20_body">ἤκουσε δέ τινος ἠρέμα πρὸς οῦς λέγοντος.</text:p>
          </table:table-cell>
          <table:table-cell office:value-type="string">
            <text:p text:style-name="P6">So put me on! Don't be afraid! And don't get in a flap! You're in safe hands (though I have none) For I'm a Thinking Cap!" </text:p>
          </table:table-cell>
        </table:table-row>
        <table:table-row table:style-name="TableLine2209026281536">
          <table:table-cell table:style-name="Table1.A1" office:value-type="string">
            <text:p text:style-name="Text_20_body">Εἶὲν, ἔφη, ἀμηχάνως γ’ ε”χει ὡς σφόδρα, ἀνδρεία μὲν γάρ ἐστι πολλή, εῦ οἶδ’ ὅτι· φρον- ήσεως δ’ οὐδὲν δεῖται.</text:p>
          </table:table-cell>
          <table:table-cell office:value-type="string">
            <text:p text:style-name="P6">The whole hall burst into applause as the hat finished its song. It bowed to each of the four tables and then became quite still again. </text:p>
          </table:table-cell>
        </table:table-row>
        <table:table-row table:style-name="TableLine2209026281536">
          <table:table-cell table:style-name="Table1.A1" office:value-type="string">
            <text:p text:style-name="Text_20_body">καί εὐφυὴς εἶ νὴ Δία καὶ πάνυ σπουδάζεις παρέχειν σαυτὸν καλὸν κάγαθόν, εἰρήσεται γάρ.</text:p>
          </table:table-cell>
          <table:table-cell office:value-type="string">
            <text:p text:style-name="P6">"So we've just got to try on the hat!" Ron whispered to Harry. "I'll kill Fred, he was going on about wrestling a troll." </text:p>
          </table:table-cell>
        </table:table-row>
        <table:table-row table:style-name="TableLine2209026281536">
          <table:table-cell table:style-name="Table1.A1" office:value-type="string">
            <text:p text:style-name="Text_20_body">ποῖ δῆτα νεμῶ σε,· ἀντεχόμενος δέ τοῦ σκίμποδος ἐνενόει ἀεὶ Μὴ Σλυθήρινος γενοίμην, μὴ Σλυθήρινος.</text:p>
          </table:table-cell>
          <table:table-cell office:value-type="string">
            <text:p text:style-name="P6">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house for people who felt a bit queasy, that would have been the one for him. </text:p>
          </table:table-cell>
        </table:table-row>
        <table:table-row table:style-name="TableLine2209026281536">
          <table:table-cell table:style-name="Table1.A1" office:value-type="string">
            <text:p text:style-name="Text_20_body">καὶ ἡ μικρὰ φωνή Σλυθήρινος ἄρα, ἔφη, οὐκ ἐθέλεις γίγνεσθαι, εἶτα πέπεισαι,· ἦ μὴν ἔξεστί σοι εὐδοκιμεῖν.</text:p>
          </table:table-cell>
          <table:table-cell office:value-type="string">
            <text:p text:style-name="P6">Professor McGonagall now stepped forward holding a long roll of parchment. </text:p>
          </table:table-cell>
        </table:table-row>
        <table:table-row table:style-name="TableLine2209026281536">
          <table:table-cell table:style-name="Table1.A1" office:value-type="string">
            <text:p text:style-name="Text_20_body">τὰ πάντα γὰρ ἐν νῷ ἥδη φυλάττεις καί οἱ Σλυθήρινοι συγγενήσονταί σοι δήπου στοχα- ζομένῳ τῶν μεγίστων ἔργων.</text:p>
          </table:table-cell>
          <table:table-cell office:value-type="string">
            <text:p text:style-name="P6">"When I call your name, you will put on the hat and sit on the stool to be sorted," she said. "Abbott, Hannah!" </text:p>
          </table:table-cell>
        </table:table-row>
        <table:table-row table:style-name="TableLine2209026281536">
          <table:table-cell table:style-name="Table1.A1" office:value-type="string">
            <text:p text:style-name="Text_20_body">ἦ οὐχί, ἀλλ’ εἶ πέπεισαι δή, ἄμεινον ἄν γένοιο Γρυφίνδωρος.</text:p>
          </table:table-cell>
          <table:table-cell office:value-type="string">
            <text:p text:style-name="P6">A pink-faced girl with blonde pigtails stumbled out of line, put on the hat, which fell right down over her eyes, and sat down. A moments pause -- "HUFFLEPUFF!" shouted the hat. </text:p>
          </table:table-cell>
        </table:table-row>
        <text:soft-page-break/>
        <table:table-row table:style-name="TableLine2209026281536">
          <table:table-cell table:style-name="Table1.A1" office:value-type="string">
            <text:p text:style-name="Text_20_body">ὁ δ’ ’Ἁρειος ἤκουσε τοῦ πίλου τοῦτο βοῶντος πρὸς τὴν πανη- γυρίδα πληθύουσαν.</text:p>
          </table:table-cell>
          <table:table-cell office:value-type="string">
            <text:p text:style-name="P6">The table on the right cheered and clapped as Hannah went to sit down at the Hufflepuff table. Harry saw the ghost of the Fat Friar waving merrily at her. </text:p>
          </table:table-cell>
        </table:table-row>
        <table:table-row table:style-name="TableLine2209026281536">
          <table:table-cell table:style-name="Table1.A1" office:value-type="string">
            <text:p text:style-name="Text_20_body">ἐκδυσάμενος δέ τὸν πῖλον, ἐβάδιζεν ὀκνηρῶς πρὸς τὴν τῶν Γρυφινδώρων τράπεζαν, καί οὕτως ἥδετο ὡς ᾑρημένος ἄρα Γ ρυφίνδωρος καὶ τοῖς Σλυθηρίνοις οῦ νενεμημένος ὥστε μόλις συνῄδει ἀκούων τὸν θόρυβον μείζω καθεστηκότα ἢ πρότερον.</text:p>
          </table:table-cell>
          <table:table-cell office:value-type="string">
            <text:p text:style-name="P6">"Bones, Susan!" </text:p>
          </table:table-cell>
        </table:table-row>
        <table:table-row table:style-name="TableLine2209026281536">
          <table:table-cell table:style-name="Table1.A1" office:value-type="string">
            <text:p text:style-name="Text_20_body">καί ὁ μὲν Περσεὺς ὁ πρύτανις ἀναστὰς ἀντεδεξιώσατο αὐτὸν πολλῇ σπουδῇ, τῶν δ’ Εὖισήλιων διδύμων βοώντων Ποτῆρα ἔχομεν, ἡμεῖς Π οτῆρα ἔχομεν.</text:p>
          </table:table-cell>
          <table:table-cell office:value-type="string">
            <text:p text:style-name="P6">"HUFFLEPUFF!" shouted the hat again, and Susan scuttled off to sit next to Hannah. </text:p>
          </table:table-cell>
        </table:table-row>
        <table:table-row table:style-name="TableLine2209026281536">
          <table:table-cell table:style-name="Table1.A1" office:value-type="string">
            <text:p text:style-name="Text_20_body">Ἄρειος δέ ἐκάθισεν ἐναντίον τοῦ εἰδώλου τοῦ τραχηλιστῆρα φοροῦντος ὃ πρότερον εἶδεν.</text:p>
          </table:table-cell>
          <table:table-cell office:value-type="string">
            <text:p text:style-name="P6">"Boot, Terry!" </text:p>
          </table:table-cell>
        </table:table-row>
        <table:table-row table:style-name="TableLine2209026281536">
          <table:table-cell table:style-name="Table1.A1" office:value-type="string">
            <text:p text:style-name="Text_20_body">ψηλαφήσαντος δέ τούτου τὸν βραχίονα αὐτῷ, πάνυ ψυχρὸς ἐγένετο ὥσπερ τὸν βραχίονα βάψας εἷς ὕδωρ κρυσταλλῶδες.</text:p>
          </table:table-cell>
          <table:table-cell office:value-type="string">
            <text:p text:style-name="P6">"RAVENCLAW!" </text:p>
          </table:table-cell>
        </table:table-row>
        <table:table-row table:style-name="TableLine2209026281536">
          <table:table-cell table:style-name="Table1.A1" office:value-type="string">
            <text:p text:style-name="Text_20_body">τὴν δ’ ἅνω τράπεζαν ἤδη σαφέστερον καθεώρα.</text:p>
          </table:table-cell>
          <table:table-cell office:value-type="string">
            <text:p text:style-name="P6">The table second from the left clapped this time; several Ravenclaws stood up to shake hands with Terry as he joined them. </text:p>
          </table:table-cell>
        </table:table-row>
        <table:table-row table:style-name="TableLine2209026281536">
          <table:table-cell table:style-name="Table1.A1" office:value-type="string">
            <text:p text:style-name="Text_20_body">ὁ γὰρ Ἁγριώδης ἅγχιστος καθήμενος καὶ τὸ βλέμμα λαβὼν ἐκείνου ἐχειρονόμησεν, ὡς ἀγαπῶν τὰ γεγενημένα.</text:p>
          </table:table-cell>
          <table:table-cell office:value-type="string">
            <text:p text:style-name="P6">" Brocklehurst, Mandy" went to Ravenclaw too, but "Brown, Lavender" </text:p>
          </table:table-cell>
        </table:table-row>
        <table:table-row table:style-name="TableLine2209026281536">
          <table:table-cell table:style-name="Table1.A1" office:value-type="string">
            <text:p text:style-name="Text_20_body">ὁ δ’ ’Άρειος ἐν μέρει ἐγέλασε.</text:p>
          </table:table-cell>
          <table:table-cell office:value-type="string">
            <text:p text:style-name="P6">became the first new Gryffindor, and the table on the far left exploded with cheers; Harry could see Ron's twin brothers catcalling. </text:p>
          </table:table-cell>
        </table:table-row>
        <table:table-row table:style-name="TableLine2209026281536">
          <table:table-cell table:style-name="Table1.A1" office:value-type="string">
            <text:p text:style-name="Text_20_body">καί μὴν ἐν μέσοις τοῖς παρὰ τῇ ἄνω τραπέζῃ καθημένοις ἐν δίφρῳ μεγάλῳ καὶ χρυσῷ ἦν”Αλβος Διμπλόδωρος.</text:p>
          </table:table-cell>
          <table:table-cell office:value-type="string">
            <text:p text:style-name="P6">"Bulstrode, Millicent" then became a Slytherin. Perhaps it was Harry's imagination, after all he'd heard about Slytherin, but he thought they looked like an unpleasant lot. He was starting to feel definitely sick now. He remembered being picked for teams during gym at his old school. </text:p>
          </table:table-cell>
        </table:table-row>
        <table:table-row table:style-name="TableLine2209026281536">
          <table:table-cell table:style-name="Table1.A1" office:value-type="string">
            <text:p text:style-name="Text_20_body">(Άρειος εὖθῦς ἐγνώρισεν αὐτὸν ὡς τὸν εἰκόνα ι’δὼν ἐν τῷ δελτίῳ ὅπερ ἀπὸ τοῦ 100 ΑΡΕΙΟΣ ΠΟΤΗΡ σοκολατίνου βατράχου ἐν τρένο ἐκτήσατο.</text:p>
          </table:table-cell>
          <table:table-cell office:value-type="string">
            <text:p text:style-name="P6">He had always been last to be chosen, not because he was no good, but because no one wanted Dudley to think they liked him. </text:p>
          </table:table-cell>
        </table:table-row>
        <text:soft-page-break/>
        <table:table-row table:style-name="TableLine2209026281536">
          <table:table-cell table:style-name="Table1.A1" office:value-type="string">
            <text:p text:style-name="Text_20_body">ἀλλ’ ἡ τοῦ Διμπλο- δώρου κόμη ἀργυρᾶ οὖσα λαμπρότατα ἐν τῷ μεγάρῳ ἔστιλβε παρὰ τὰ εἴδωλα.</text:p>
          </table:table-cell>
          <table:table-cell office:value-type="string">
            <text:p text:style-name="P6">"Finch-Fletchley, Justin!" </text:p>
          </table:table-cell>
        </table:table-row>
        <table:table-row table:style-name="TableLine2209026281536">
          <table:table-cell table:style-name="Table1.A1" office:value-type="string">
            <text:p text:style-name="Text_20_body">ὁ δ”Ἀρειος κατεῖδε καὶ τὸν σοφιστὴν Κίουρον τὸν φοβερὸν ἐκεῖνον νεανίαν τὸν ἀπὸ τοῦ Λέβητος Διαβρόχου.</text:p>
          </table:table-cell>
          <table:table-cell office:value-type="string">
            <text:p text:style-name="P6">"HUFFLEPUFF!" </text:p>
          </table:table-cell>
        </table:table-row>
        <table:table-row table:style-name="TableLine2209026281536">
          <table:table-cell table:style-name="Table1.A1" office:value-type="string">
            <text:p text:style-name="Text_20_body">ὁ δέ παραδοξώτατος τὸ σχῆμα ἐδόκει εἶναι ἅτε φορῶν μίτραν μεγάλην καὶ πορφυρᾶν.</text:p>
          </table:table-cell>
          <table:table-cell office:value-type="string">
            <text:p text:style-name="P6">Sometimes, Harry noticed, the hat shouted out the house at once, but at others it took a little while to decide. "Finnigan, Seamus," the sandy-haired boy next to Harry in the line, sat on the stool for almost a whole minute before the hat declared him a Gryffindor. </text:p>
          </table:table-cell>
        </table:table-row>
        <table:table-row table:style-name="TableLine2209026281536">
          <table:table-cell table:style-name="Table1.A1" office:value-type="string">
            <text:p text:style-name="Text_20_body">καὶ μὴν τρεῖς ἐλείφθησαν μαθηταὶ οὔπω νενεμημένοι.</text:p>
          </table:table-cell>
          <table:table-cell office:value-type="string">
            <text:p text:style-name="P6">"Granger, Hermione!" </text:p>
          </table:table-cell>
        </table:table-row>
        <table:table-row table:style-name="TableLine2209026281536">
          <table:table-cell table:style-name="Table1.A1" office:value-type="string">
            <text:p text:style-name="Text_20_body">καὶ τῆς Τουρπαίνης Λισσῆς Ῥαφηγχλώρας γενομένης ὥρα ῆν τῷ Ῥοῶνι, χλόας ἤδη παρέχοντι τὰς παρειάς, ὁ δ’ ’Άρειος σιωπῇ τύχην τῷ Ἑρμῇ ἀγαθὴν ηὔχετο.</text:p>
          </table:table-cell>
          <table:table-cell office:value-type="string">
            <text:p text:style-name="P6">Hermione almost ran to the stool and jammed the hat eagerly on her head. </text:p>
          </table:table-cell>
        </table:table-row>
        <table:table-row table:style-name="TableLine2209026281536">
          <table:table-cell table:style-name="Table1.A1" office:value-type="string">
            <text:p text:style-name="Text_20_body">καί ἐν ἀκαρεῖ ὁ πῖλος τὸ Γρυφίνδωρος ἐβόησε.</text:p>
          </table:table-cell>
          <table:table-cell office:value-type="string">
            <text:p text:style-name="P6">"GRYFFINDOR!" shouted the hat. Ron groaned. </text:p>
          </table:table-cell>
        </table:table-row>
        <table:table-row table:style-name="TableLine2209026281536">
          <table:table-cell table:style-name="Table1.A1" office:value-type="string">
            <text:p text:style-name="Text_20_body">καὶ ὁ μὲν Ἄρειος πόλλ’ ἐκρότησε μετὰ τῶν ἑτέρων, ὁ δέ Ῥοὼν συνέπεσεν εἷς δίφρον παρακαθήμενος αὐτῷ.</text:p>
          </table:table-cell>
          <table:table-cell office:value-type="string">
            <text:p text:style-name="P6">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 </text:p>
          </table:table-cell>
        </table:table-row>
        <table:table-row table:style-name="TableLine2209026281536">
          <table:table-cell table:style-name="Table1.A1" office:value-type="string">
            <text:p text:style-name="Text_20_body">καὶ ὁ Περσεύς παριδὼν τὸν ’Ἀρειον σεμνολογούμενος Καλῶς, ἔφη· εὖ γὰρ πέπραγας, ὦ βέλτιστε.</text:p>
          </table:table-cell>
          <table:table-cell office:value-type="string">
            <text:p text:style-name="P6">Malfoy swaggered forward when his name was called and got his wish at once: the hat had barely touched his head when it screamed, "SLYTHERIN!" </text:p>
          </table:table-cell>
        </table:table-row>
        <table:table-row table:style-name="TableLine2209026281536">
          <table:table-cell table:style-name="Table1.A1" office:value-type="string">
            <text:p text:style-name="Text_20_body">ἐν δέ τούτῳ ἡ Ζαβίνη Βλαισὴ Σλυθηρίνη ἐγένετο.</text:p>
          </table:table-cell>
          <table:table-cell office:value-type="string">
            <text:p text:style-name="P6">Malfoy went to join his friends Crabbe and Goyle, looking pleased with himself. </text:p>
          </table:table-cell>
        </table:table-row>
        <table:table-row table:style-name="TableLine2209026281536">
          <table:table-cell table:style-name="Table1.A1" office:value-type="string">
            <text:p text:style-name="Text_20_body">κᾶπειτα ἡ Μαγονωγαλέα τὴν βύβλον πτύξασα <text:soft-page-break/>ἀπήνεγκε τὸν Πῖλον Νεμητήν.</text:p>
          </table:table-cell>
          <table:table-cell office:value-type="string">
            <text:p text:style-name="P6">There weren't many people left now. "Moon" <text:soft-page-break/>"Nott" "Parkinson" then a pair of twin girls, "Patil" and "Patil" then "Perks, Sally-Anne" and then, at last -- "Potter, Harry!" </text:p>
          </table:table-cell>
        </table:table-row>
        <table:table-row table:style-name="TableLine2209026281536">
          <table:table-cell table:style-name="Table1.A1" office:value-type="string">
            <text:p text:style-name="Text_20_body">ὁ δ’ ’Άρειος ἀπέβλεψεν εἷς τὴν λεκάνην χρυσῆν, νῦν δὴ συνειδὼς αὖος ὢν καὶ ὑπὸ λιμοῦ αὐχμηρός.</text:p>
          </table:table-cell>
          <table:table-cell office:value-type="string">
            <text:p text:style-name="P6">As Harry stepped forward, whispers suddenly broke out like little hissing fires all over the hall. </text:p>
          </table:table-cell>
        </table:table-row>
        <table:table-row table:style-name="TableLine2209026281536">
          <table:table-cell table:style-name="Table1.A1" office:value-type="string">
            <text:p text:style-name="Text_20_body">ἐκ γὰρ πολλοῦ καταφαγεῖν τοὺς κολλάβους ἐκείνους κολοκυνθίνους.</text:p>
          </table:table-cell>
          <table:table-cell office:value-type="string">
            <text:p text:style-name="P6">"Potter, did she say?" </text:p>
          </table:table-cell>
        </table:table-row>
        <table:table-row table:style-name="TableLine2209026281536">
          <table:table-cell table:style-name="Table1.A1" office:value-type="string">
            <text:p text:style-name="Text_20_body">καὶ ὁ ’Ἁλβος Διμπλόδωρος ἤδη ἀναστὰς ἐμειδία πανταχόσε παπταίνων.</text:p>
          </table:table-cell>
          <table:table-cell office:value-type="string">
            <text:p text:style-name="P6">The Harry Potter?" </text:p>
          </table:table-cell>
        </table:table-row>
        <table:table-row table:style-name="TableLine2209026281536">
          <table:table-cell table:style-name="Table1.A1" office:value-type="string">
            <text:p text:style-name="Text_20_body">χεῖρας δ’ ἀνέσχεν ῶς μάλισθ’ ἥδομενος ὁρᾶν ἐκείνους αὐτοῦ ἀθροιζομένους.</text:p>
          </table:table-cell>
          <table:table-cell office:value-type="string">
            <text:p text:style-name="P6">The last thing Harry saw before the hat dropped over his eyes was the hall full of people craning to get a good look at him. Next second he was looking at the black inside of the hat. He waited. </text:p>
          </table:table-cell>
        </table:table-row>
        <table:table-row table:style-name="TableLine2209026281536">
          <table:table-cell table:style-name="Table1.A1" office:value-type="string">
            <text:p text:style-name="Text_20_body">Χαίρετε, ἔφη.</text:p>
          </table:table-cell>
          <table:table-cell office:value-type="string">
            <text:p text:style-name="P6">Hmm," said a small voice in his ear. "Difficult. Very difficult. Plenty of courage, I see. Not a bad mind either. There's talent, A my goodness, yes -- and a nice thirst to prove yourself, now that's interesting.... </text:p>
          </table:table-cell>
        </table:table-row>
        <table:table-row table:style-name="TableLine2209026281536">
          <table:table-cell table:style-name="Table1.A1" office:value-type="string">
            <text:p text:style-name="Text_20_body">χαίρειν γὰρ ὑμᾶς τῆτες λέγω ἅπαντας εἰς Ὑογο- ήτου.</text:p>
          </table:table-cell>
          <table:table-cell office:value-type="string">
            <text:p text:style-name="P6">So where shall I put you?" </text:p>
          </table:table-cell>
        </table:table-row>
        <table:table-row table:style-name="TableLine2209026281536">
          <table:table-cell table:style-name="Table1.A1" office:value-type="string">
            <text:p text:style-name="Text_20_body">ἀλλὰ πρὶν τῆς ἑορτῆς ἄρξασθαι, θέλοιμ’ ἂν ὀλίγα λέγειν.</text:p>
          </table:table-cell>
          <table:table-cell office:value-type="string">
            <text:p text:style-name="P6">Harry gripped the edges of the stool and thought, Not Slytherin, not Slytherin. </text:p>
          </table:table-cell>
        </table:table-row>
        <table:table-row table:style-name="TableLine2209026281536">
          <table:table-cell table:style-name="Table1.A1" office:value-type="string">
            <text:p text:style-name="Text_20_body">καί τὰ ῥήματα τάδε· βλάξ.</text:p>
          </table:table-cell>
          <table:table-cell office:value-type="string">
            <text:p text:style-name="P6">"Not Slytherin, eh?" said the small voice. "Are you sure? You could be great, you know, it's all here in your head, and Slytherin will help you on the way to greatness, no doubt about that -- no? Well, if you're sure -- better be GRYFFINDOR!" </text:p>
          </table:table-cell>
        </table:table-row>
        <table:table-row table:style-name="TableLine2209026281536">
          <table:table-cell table:style-name="Table1.A1" office:value-type="string">
            <text:p text:style-name="Text_20_body">λίπος.</text:p>
          </table:table-cell>
          <table:table-cell office:value-type="string">
            <text:p text:style-name="P6">Harry heard the hat shout the last word to the whole hall. He took off the hat and walked shakily toward the Gryffindor table. He was so relieved to have been chosen and not put in Slytherin, he hardly noticed that he was getting the loudest cheer yet. Percy the Prefect got up and shook his hand vigorously, while the Weasley twins yelled, "We got Potter! We got Potter!" Harry sat down opposite the ghost in the ruff he'd seen earlier. The ghost patted his arm, giving Harry the sudden, horrible feeling he'd just plunged it into a bucket of ice-cold <text:soft-page-break/>water. </text:p>
          </table:table-cell>
        </table:table-row>
        <table:table-row table:style-name="TableLine2209026281536">
          <table:table-cell table:style-name="Table1.A1" office:value-type="string">
            <text:p text:style-name="Text_20_body">λείψανος.</text:p>
          </table:table-cell>
          <table:table-cell office:value-type="string">
            <text:p text:style-name="P6">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 </text:p>
          </table:table-cell>
        </table:table-row>
        <table:table-row table:style-name="TableLine2209026281536">
          <table:table-cell table:style-name="Table1.A1" office:value-type="string">
            <text:p text:style-name="Text_20_body">ξύνθλιψις.</text:p>
          </table:table-cell>
          <table:table-cell office:value-type="string">
            <text:p text:style-name="P6">And now there were only three people left to be sorted. "Thomas, Dean," </text:p>
          </table:table-cell>
        </table:table-row>
        <table:table-row table:style-name="TableLine2209026281536">
          <table:table-cell table:style-name="Table1.A1" office:value-type="string">
            <text:p text:style-name="Text_20_body">χάριν οἶδ’ ὑμῖν.</text:p>
          </table:table-cell>
          <table:table-cell office:value-type="string">
            <text:p text:style-name="P6">a Black boy even taller than Ron, joined Harry at the Gryffindor table. </text:p>
          </table:table-cell>
        </table:table-row>
        <table:table-row table:style-name="TableLine2209026281536">
          <table:table-cell table:style-name="Table1.A1" office:value-type="string">
            <text:p text:style-name="Text_20_body">καθημένου δέ πάντες μὲν ἐκρότησαν καὶ ἐθορύβησαν, ὁ δ’ Ἄρειος οὐκ ᾔδει πότερον δεῖ γελάσαι ἢ δακρῦσαι.</text:p>
          </table:table-cell>
          <table:table-cell office:value-type="string">
            <text:p text:style-name="P6">"Turpin, Lisa," became a Ravenclaw and then it was Ron's turn. He was pale green by now. Harry crossed his fingers under the table and a second later the hat had shouted, "GRYFFINDOR!" </text:p>
          </table:table-cell>
        </table:table-row>
        <table:table-row table:style-name="TableLine2209026281536">
          <table:table-cell table:style-name="Table1.A1" office:value-type="string">
            <text:p text:style-name="Text_20_body">δὴΑρα μαίνεταί τι; ε”φη ἐρωτῶν τὸν Περσέα μετ’ ἀπορίας τινός.</text:p>
          </table:table-cell>
          <table:table-cell office:value-type="string">
            <text:p text:style-name="P6">Harry clapped loudly with the rest as Ron collapsed into the chair next to him. </text:p>
          </table:table-cell>
        </table:table-row>
        <table:table-row table:style-name="TableLine2209026281536">
          <table:table-cell table:style-name="Table1.A1" office:value-type="string">
            <text:p text:style-name="Text_20_body">ὁ δέ νεανικῶς 4Ἱ“Ι μανιώδης,· ἔφη.</text:p>
          </table:table-cell>
          <table:table-cell office:value-type="string">
            <text:p text:style-name="P6">"Well done, Ron, excellent," said Percy Weasley Pompously across Harry as "Zabini, Blaise," was made a Slytherin. Professor McGonagall rolled up her scroll and took the Sorting Hat away. </text:p>
          </table:table-cell>
        </table:table-row>
        <table:table-row table:style-name="TableLine2209026281536">
          <table:table-cell table:style-name="Table1.A1" office:value-type="string">
            <text:p text:style-name="Text_20_body">συνετὸς μὲν οὖν, μάγος γάρ ἐστι σοφώτατος τῶν ἐφ’ ἡμῶν.</text:p>
          </table:table-cell>
          <table:table-cell office:value-type="string">
            <text:p text:style-name="P6">Harry looked down at his empty gold plate. He had only just realized how hungry he was. The pumpkin pasties seemed ages ago. </text:p>
          </table:table-cell>
        </table:table-row>
        <table:table-row table:style-name="TableLine2209026281536">
          <table:table-cell table:style-name="Table1.A1" office:value-type="string">
            <text:p text:style-name="Text_20_body">ἀληθῶς δ’ οὖν μαίνεταί τι.</text:p>
          </table:table-cell>
          <table:table-cell office:value-type="string">
            <text:p text:style-name="P6">Albus Dumbledore had gotten to his feet. He was beaming at the students, his arms opened wide, as if nothing could have pleased him more than to see them all there. </text:p>
          </table:table-cell>
        </table:table-row>
        <table:table-row table:style-name="TableLine2209026281536">
          <table:table-cell table:style-name="Table1.A1" office:value-type="string">
            <text:p text:style-name="Text_20_body">γεωμήλων σπανίζῃ, ὦ “Αρειε; οὗτος δε κέχηνε.</text:p>
          </table:table-cell>
          <table:table-cell office:value-type="string">
            <text:p text:style-name="P6">"Welcome," he said. "Welcome to a new year at Hogwarts! Before we begin our banquet, I would like to say a few words. And here they are: Nitwit! Blubber! Oddment! Tweak! "Thank you!" </text:p>
          </table:table-cell>
        </table:table-row>
        <text:soft-page-break/>
        <table:table-row table:style-name="TableLine2209026281536">
          <table:table-cell table:style-name="Table1.A1" office:value-type="string">
            <text:p text:style-name="Text_20_body">ὄψα γὰρ πόλλ’ ἤδη ἐν ταῖς ε”μπροσθεν αὐτοῦ λοπάσιν ἔκειτο.</text:p>
          </table:table-cell>
          <table:table-cell office:value-type="string">
            <text:p text:style-name="P6">He sat back down. Everybody clapped and cheered. Harry didn't know whether to laugh or not. </text:p>
          </table:table-cell>
        </table:table-row>
        <table:table-row table:style-name="TableLine2209026281536">
          <table:table-cell table:style-name="Table1.A1" office:value-type="string">
            <text:p text:style-name="Text_20_body">οὐδεπώποτε δ’ ἐπὶ μία τραπέζῃ τοσαῦθ’ ἑωράκειν ὅσων ὠρέγετο σίτων.</text:p>
          </table:table-cell>
          <table:table-cell office:value-type="string">
            <text:p text:style-name="P6">"Is he -- a bit mad?" he asked Percy uncertainly. </text:p>
          </table:table-cell>
        </table:table-row>
        <table:table-row table:style-name="TableLine2209026281536">
          <table:table-cell table:style-name="Table1.A1" office:value-type="string">
            <text:p text:style-name="Text_20_body">εἶδε γὰρ τάδε· βόεια κρέα, 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p>
          </table:table-cell>
          <table:table-cell office:value-type="string">
            <text:p text:style-name="P6">"Mad?" said Percy airily. "He's a genius! Best wizard in the world! But he is a bit mad, yes. Potatoes, Harry?" </text:p>
          </table:table-cell>
        </table:table-row>
        <table:table-row table:style-name="TableLine2209026281536">
          <table:table-cell table:style-name="Table1.A1" office:value-type="string">
            <text:p text:style-name="Text_20_body">ο ΠΙΛ οΣ ΝΕΜΗΤΗΣ 101 μὴ ὅτι οἱ Δούρσλειοι ἐλιμοκτόνουν αὐτόν, ἀλλ’ οὐκ ἐπέτρεπον ἐσθίειν πάνθ’ ὅσ’ ἐβούλετο.</text:p>
          </table:table-cell>
          <table:table-cell office:value-type="string">
            <text:p text:style-name="P6">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 </text:p>
          </table:table-cell>
        </table:table-row>
        <table:table-row table:style-name="TableLine2209026281536">
          <table:table-cell table:style-name="Table1.A1" office:value-type="string">
            <text:p text:style-name="Text_20_body">ὁ γοῦν Δούδλιος ἀεὶ ἐλάμβανεν οἵων ὁ ’Ἀρειος μάλιστ’ ὠρέγετο, καὶ εἶ ε”μελλεν εὐθὺς ἐμέσαι ἅπερ ἐρρόφη- σεν.</text:p>
          </table:table-cell>
          <table:table-cell office:value-type="string">
            <text:p text:style-name="P6">The Dursleys had never exactly starved Harry, but he'd never been allowed to eat as much as he liked. Dudley had always taken anything that Harry really wanted, even if It made him sick. Harry piled his plate with a bit of everything except the peppermints and began to eat. </text:p>
          </table:table-cell>
        </table:table-row>
        <table:table-row table:style-name="TableLine2209026281536">
          <table:table-cell table:style-name="Table1.A1" office:value-type="string">
            <text:p text:style-name="Text_20_body">ἐκεῖνος δ’ οῦν ἐπέθηκε τῇ λεκάνῃ ὀλίγον τι ἀφ’ ἑκάστων τῶν λοπάδων, πλὴν ἀλλ’ οῦκ ε”λαβε τῆς μίνθης.</text:p>
          </table:table-cell>
          <table:table-cell office:value-type="string">
            <text:p text:style-name="P6">It was all delicious. </text:p>
          </table:table-cell>
        </table:table-row>
        <table:table-row table:style-name="TableLine2209026281536">
          <table:table-cell table:style-name="Table1.A1" office:value-type="string">
            <text:p text:style-name="Text_20_body">καί ἤρξατο ἐσθίων, μάλ’ ἥδομενος πᾶσι τοῖς ὄψοις.</text:p>
          </table:table-cell>
          <table:table-cell office:value-type="string">
            <text:p text:style-name="P6">"That does look good," said the ghost in the ruff sadly, watching Harry cut up his steak, "Can't you --?" </text:p>
          </table:table-cell>
        </table:table-row>
        <table:table-row table:style-name="TableLine2209026281536">
          <table:table-cell table:style-name="Table1.A1" office:value-type="string">
            <text:p text:style-name="Text_20_body">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p>
          </table:table-cell>
          <table:table-cell office:value-type="string">
            <text:p text:style-name="P6">I haven't eaten for nearly four hundred years," said the ghost. "I don't need to, of course, but one does miss it. I don't think I've in troduced myself? Sir Nicholas de Mimsy-Porpington at your service. Resident ghost of Gryffindor Tower." </text:p>
          </table:table-cell>
        </table:table-row>
        <table:table-row table:style-name="TableLine2209026281536">
          <table:table-cell table:style-name="Table1.A1" office:value-type="string">
            <text:p text:style-name="Text_20_body">Οὔκουν οἷός τ’ εῖ- Τετρακοσίων γε δι’ ἐνιαυτῶν <text:soft-page-break/>οὐκ ε”φαγον οὐδέν.</text:p>
          </table:table-cell>
          <table:table-cell office:value-type="string">
            <text:p text:style-name="P6">"I know who you are!" said Ron suddenly. "My <text:soft-page-break/>brothers told me about you -- you're Nearly Headless Nick!" </text:p>
          </table:table-cell>
        </table:table-row>
        <table:table-row table:style-name="TableLine2209026281536">
          <table:table-cell table:style-name="Table1.A1" office:value-type="string">
            <text:p text:style-name="Text_20_body">ἦ που χρεία οὐκέτ’ ἐστί μοι τοῦ σίτου, οὐ μὴν ἀλλὰ ποθῶ.</text:p>
          </table:table-cell>
          <table:table-cell office:value-type="string">
            <text:p text:style-name="P6">"I would prefer you to call me Sir Nicholas de Mimsy --" the ghost began stiffly, but sandy-haired Seamus Finnigan interrupted. </text:p>
          </table:table-cell>
        </table:table-row>
        <table:table-row table:style-name="TableLine2209026281536">
          <table:table-cell table:style-name="Table1.A1" office:value-type="string">
            <text:p text:style-name="Text_20_body">ἀλλ’ οὖν οἶμαι οῦκ οἶσθά με ὅστις εἶμί.</text:p>
          </table:table-cell>
          <table:table-cell office:value-type="string">
            <text:p text:style-name="P6">"Nearly Headless? How can you be nearly headless?" </text:p>
          </table:table-cell>
        </table:table-row>
        <table:table-row table:style-name="TableLine2209026281536">
          <table:table-cell table:style-name="Table1.A1" office:value-type="string">
            <text:p text:style-name="Text_20_body">ι’δοὺ ὁ κύριος Νικολᾶος ὁ τῶν Μιμψιπορπιγ- γώτων, εἴδωλον ὢν ἐπιχώριον τοῦ τῶν Γρυφινδώρων πύργου.</text:p>
          </table:table-cell>
          <table:table-cell office:value-type="string">
            <text:p text:style-name="P6">Sir Nicholas looked extremely miffed, as if their little chat wasn't going at all the way he wanted. </text:p>
          </table:table-cell>
        </table:table-row>
        <table:table-row table:style-name="TableLine2209026281536">
          <table:table-cell table:style-name="Table1.A1" office:value-type="string">
            <text:p text:style-name="Text_20_body">ὁ δέ Ῥοὼν ἄφνω Ἀλλ’ ἐγῷδά σε, ἔφη, ὅστις εἴ, τῶν ἀδελφῶν ἐκπυθόμενος.</text:p>
          </table:table-cell>
          <table:table-cell office:value-type="string">
            <text:p text:style-name="P6">"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 </text:p>
          </table:table-cell>
        </table:table-row>
        <table:table-row table:style-name="TableLine2209026281536">
          <table:table-cell table:style-name="Table1.A1" office:value-type="string">
            <text:p text:style-name="Text_20_body">σι) γὰρ εἶ Νικολᾶος ἐκεῖνος ὁ μονονουχὶ ἀκέφαλος.</text:p>
          </table:table-cell>
          <table:table-cell office:value-type="string">
            <text:p text:style-name="P6">Harry looked over at the Slytherin table and saw a horrible ghost sitting there, with blank staring eyes, a gaunt face, and robes stained with silver blood. He was right next to Malfoy who, Harry was pleased to see, didn't look too pleased with the seating arrangements. </text:p>
          </table:table-cell>
        </table:table-row>
        <table:table-row table:style-name="TableLine2209026281536">
          <table:table-cell table:style-name="Table1.A1" office:value-type="string">
            <text:p text:style-name="Text_20_body">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 ἀρ’ ἔσθ’ ὄπως ἄνθρωπος μονονουχὶ ἀκέφαλος γένοιτ’ ἅν; ἐκεῖνος δ’ ἐπὶ τούτῳ πόλλ’ ἀγανακτῆσαι ἐδόκει, ὅς γε οὐδαμῶς ἠγάπα τὰ ἐν τῷ διαλόγῳ γεγενημένα.</text:p>
          </table:table-cell>
          <table:table-cell office:value-type="string">
            <text:p text:style-name="P6">"How did he get covered in blood?" asked Seamus with great interest. </text:p>
          </table:table-cell>
        </table:table-row>
        <table:table-row table:style-name="TableLine2209026281536">
          <table:table-cell table:style-name="Table1.A1" office:value-type="string">
            <text:p text:style-name="Text_20_body">Οὕτως, ἔφη.</text:p>
          </table:table-cell>
          <table:table-cell office:value-type="string">
            <text:p text:style-name="P6">"I've never asked," said Nearly Headless Nick delicately. </text:p>
          </table:table-cell>
        </table:table-row>
        <table:table-row table:style-name="TableLine2209026281536">
          <table:table-cell table:style-name="Table1.A1" office:value-type="string">
            <text:p text:style-name="Text_20_body">καί λαβὼν τὸ δεξιὸν οῦς ἀφείλκυσεν ὥστε ἡ <text:soft-page-break/>κεφαλὴ κομιδῇ ἐκ τοῦ αὐχένος ἐκινήθη, κατὰ τὸν ὦμον πεσοῦσα ὡς γεγιγγλυμωμένη.</text:p>
          </table:table-cell>
          <table:table-cell office:value-type="string">
            <text:p text:style-name="P6">When everyone had eaten as much as they could, <text:soft-page-break/>the remains of the food faded from the plates, leaving them sparkling clean as before. A moment later the desserts appeared. Blocks of ice cream in every flavor you could think of, apple pies, treacle tarts, chocolate eclairs and jam doughnuts, trifle, strawberries, Jell-O, rice pudding -- “ </text:p>
          </table:table-cell>
        </table:table-row>
        <table:table-row table:style-name="TableLine2209026281536">
          <table:table-cell table:style-name="Table1.A1" office:value-type="string">
            <text:p text:style-name="Text_20_body">ἐπεχείρησε μὲν γάρ τις ἀποτεμεῖν ποτὲ τὴν κεφαλὴν αὐτοῦ, ἐσφάλη δὲ τοῦ βουλεύματος δήπου.</text:p>
          </table:table-cell>
          <table:table-cell office:value-type="string">
            <text:p text:style-name="P6">As Harry helped himself to a treacle tart, the talk turned to their families. </text:p>
          </table:table-cell>
        </table:table-row>
        <table:table-row table:style-name="TableLine2209026281536">
          <table:table-cell table:style-name="Table1.A1" office:value-type="string">
            <text:p text:style-name="Text_20_body">φανερὸς δ’ ὢν πάνυ τερπόμενος ἐκείνοις παντελῶς τῷ θεάματι τούτῳ ἐκπεπλ· ηγμένοις, ὁ μονονουχὶ ἀκέφαλος Νικολᾶος, τὴν κεφαλὴν πάλιν ὥσας εἰς τὸν αὐχένα καὶ πλατὺ χρεμψάμενος Εἶὲν, ἔφη.</text:p>
          </table:table-cell>
          <table:table-cell office:value-type="string">
            <text:p text:style-name="P6">"I'm half-and-half," said Seamus. "Me dad's a Muggle. Mom didn't tell him she was a witch 'til after they were married. Bit of a nasty shock for him." </text:p>
          </table:table-cell>
        </table:table-row>
        <table:table-row table:style-name="TableLine2209026281536">
          <table:table-cell table:style-name="Table1.A1" office:value-type="string">
            <text:p text:style-name="Text_20_body">ἦ τοι νέοι ἐστέ Γρυφίνδωροι; ἀρ’ ὠφελήσετε ἡμᾶς τῆτες νικῆσαι ἐν τοῖς τῶν οἰκιῶν ἀγῶσιν,· οἱμὲν γὰρ Γρυφίνδωροι οὐδέποτε τοσοῦτον χρόνον διέτριψαν οὐδέν νενικηκότες.</text:p>
          </table:table-cell>
          <table:table-cell office:value-type="string">
            <text:p text:style-name="P6">The others laughed. </text:p>
          </table:table-cell>
        </table:table-row>
        <table:table-row table:style-name="TableLine2209026281536">
          <table:table-cell table:style-name="Table1.A1" office:value-type="string">
            <text:p text:style-name="Text_20_body">οἱ δέ Σλυθήρινοι δὴ ἐκράτησαν ε”τος τουτὶ ἕκτον.</text:p>
          </table:table-cell>
          <table:table-cell office:value-type="string">
            <text:p text:style-name="P6">"What about you, Neville?" said Ron. </text:p>
          </table:table-cell>
        </table:table-row>
        <table:table-row table:style-name="TableLine2209026281536">
          <table:table-cell table:style-name="Table1.A1" office:value-type="string">
            <text:p text:style-name="Text_20_body">καὶ μὴν ὁ Βαρόνος Αἱματοσταγὴς πόλλ’ ἤδη ὑβρίζει με - οὗτος γάρ ἐστιν εἴδωλον ἐπιχώριον τοῖς Σλυθηρίνοις, ὁ δ’ Ἄρειος παραβλέψας πρὸς τὴν τῶν Σλυθηρίνων τράπεζαν εἶδεν εἴδωλον ἐκεῖ καθήμενον σμερδαλέον· ἐξόφθαλμον δ’ ἦν καὶ πρόσωπον εἶχεν ἀκίνητον καὶ ἰσχνόν, ἠμφίεσται δὲ τρίβωνα αἵματι ἀργυρῷ ῥυπανθέντα.</text:p>
          </table:table-cell>
          <table:table-cell office:value-type="string">
            <text:p text:style-name="P6">"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 </text:p>
          </table:table-cell>
        </table:table-row>
        <table:table-row table:style-name="TableLine2209026281536">
          <table:table-cell table:style-name="Table1.A1" office:value-type="string">
            <text:p text:style-name="Text_20_body">τὸν δέ Δράκοντα ἥσθη ι’δὼν παρακαθήμενον αὐτῷ οὐδ’ ὁτιοῦν ἀρεσκόμενον.</text:p>
          </table:table-cell>
          <table:table-cell office:value-type="string">
            <text:p text:style-name="P6">On Harry's other side, Percy Weasley and Hermione were talking about lessons ("I do hope they start right away, there's so much to learn, I'm particularly interested in Transfiguration, you know, turning something into something else, of <text:soft-page-break/>course, it's supposed to be very difficult-"; "You'll be starting small, just matches into needles and that sort of thing -- "). </text:p>
          </table:table-cell>
        </table:table-row>
        <table:table-row table:style-name="TableLine2209026281536">
          <table:table-cell table:style-name="Table1.A1" office:value-type="string">
            <text:p text:style-name="Text_20_body">1 02 ΑΡΕΙΟΣ ΠΟΤΗΡ Ἀλλ’ εἶπέ μοι, ἦ δ’ ὃς ὁ Σάμιος πολλῆς μετὰ σπουδῆς, τί παθὼν αἱματοσταγὴς ἐγένετο; ὁ δέ μονονουχὶ ἀκέφαλος Νικολᾶος ἐμμελῶς Τοῦτό γε, ἔφη, οὐπώποτ’ ἠρόμην αὐτόν.</text:p>
          </table:table-cell>
          <table:table-cell office:value-type="string">
            <text:p text:style-name="P6">Harry, who was starting to feel warm and sleepy, looked up at the High Table again. Hagrid was drinking deeply from his goblet. </text:p>
          </table:table-cell>
        </table:table-row>
        <table:table-row table:style-name="TableLine2209026281536">
          <table:table-cell table:style-name="Table1.A1" office:value-type="string">
            <text:p text:style-name="Text_20_body">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able:table-cell>
          <table:table-cell office:value-type="string">
            <text:p text:style-name="P6">Professor McGonagall was talking to Professor Dumbledore. Professor Quirrell, in his absurd turban, was talking to a teacher with greasy black hair, a hooked nose, and sallow skin. </text:p>
          </table:table-cell>
        </table:table-row>
        <table:table-row table:style-name="TableLine2209026281536">
          <table:table-cell table:style-name="Table1.A1" office:value-type="string">
            <text:p text:style-name="Text_20_body">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 τοῦ δ’ Ἁρείου λαμβάνοντος μελιπήκτου, διαλεγόμενοι ἤρχοντο περὶ τῶν ἑαυτῶν γενῶν.</text:p>
          </table:table-cell>
          <table:table-cell office:value-type="string">
            <text:p text:style-name="P6">It happened very suddenly. The hook-nosed teacher looked past Quirrell's turban straight into Harry's eyes -- and a sharp, hot pain shot across the scar on Harry's forehead. </text:p>
          </table:table-cell>
        </table:table-row>
        <table:table-row table:style-name="TableLine2209026281536">
          <table:table-cell table:style-name="Table1.A1" office:value-type="string">
            <text:p text:style-name="Text_20_body">καί ὁ Σάμιος Μιξογενής, ἔφη, ἔγωγε, ὁ μὲν γὰρ πατὴρ Μύγαλός ἐστιν, ἡ δέ μήτηρ φαρμακὶς οὖσα οὐδὲν εἶπεν αὐτῷ πρὶν ἐγήματο.</text:p>
          </table:table-cell>
          <table:table-cell office:value-type="string">
            <text:p text:style-name="P6">"Ouch!" Harry clapped a hand to his head. </text:p>
          </table:table-cell>
        </table:table-row>
        <table:table-row table:style-name="TableLine2209026281536">
          <table:table-cell table:style-name="Table1.A1" office:value-type="string">
            <text:p text:style-name="Text_20_body">διὸ τοῦτο χαλεπῶς ε”φερέ που.</text:p>
          </table:table-cell>
          <table:table-cell office:value-type="string">
            <text:p text:style-name="P6">"What is it?" asked Percy. </text:p>
          </table:table-cell>
        </table:table-row>
        <table:table-row table:style-name="TableLine2209026281536">
          <table:table-cell table:style-name="Table1.A1" office:value-type="string">
            <text:p text:style-name="Text_20_body">καὶ οἱ μὲν ἕτεροι ἐγέλασαν, ὁ δέ Ῥοών Τί μήν, ἔφη, ὦ Νεφέλωδες; ἀπεκρίνατο δέ ὧδε’ (Η μὲν τήθη μ’ ε”θρεψε φαρμακὶς οὖσα, οἱ δ’ ἀναγκαῖοι ἐπὶ πολὺ ἐνόμιζόν με ὅλον εἶναι Μύγαλον.</text:p>
          </table:table-cell>
          <table:table-cell office:value-type="string">
            <text:p text:style-name="P6">"N-nothing." </text:p>
          </table:table-cell>
        </table:table-row>
        <table:table-row table:style-name="TableLine2209026281536">
          <table:table-cell table:style-name="Table1.A1" office:value-type="string">
            <text:p text:style-name="Text_20_body">αὐτίκα γέ τοι ὁ τοῦ πάππου ἀδελφὸς Ἀλγίων ὀνόματι ἀεὶ ἤθελε φθάσαι με μαγικόν τι ποιούμενον.</text:p>
          </table:table-cell>
          <table:table-cell office:value-type="string">
            <text:p text:style-name="P6">The pain had gone as quickly as it had come. Harder to shake off was the feeling Harry had gotten from the teacher's look -- a feeling that he didn't like Harry at all. </text:p>
          </table:table-cell>
        </table:table-row>
        <table:table-row table:style-name="TableLine2209026281536">
          <table:table-cell table:style-name="Table1.A1" office:value-type="string">
            <text:p text:style-name="Text_20_body">ε”ωσέ με γάρ ποτε ἀπὸ τοῦ ἐν Βλάκπουλ χώματος κυματοπλήκτου ὥστε μόνον οῦ κατεποντίσθην εἷς τὸ πέλαγος.</text:p>
          </table:table-cell>
          <table:table-cell office:value-type="string">
            <text:p text:style-name="P6">"Who's that teacher talking to Professor Quirrell?" he asked Percy. </text:p>
          </table:table-cell>
        </table:table-row>
        <table:table-row table:style-name="TableLine2209026281536">
          <table:table-cell table:style-name="Table1.A1" office:value-type="string">
            <text:p text:style-name="Text_20_body">ἀλλ’ οὖν οὐδέν ἀπέβη μοι πρὶν ὀκταέτης ἐγενόμην.</text:p>
          </table:table-cell>
          <table:table-cell office:value-type="string">
            <text:p text:style-name="P6">"Oh, you know Quirrell already, do you? No wonder he's looking so nervous, that's Professor Snape. He teaches Potions, but he doesn't want to -- everyone knows he's after Quirrell's job. Knows an <text:soft-page-break/>awful lot about the Dark Arts, Snape." </text:p>
          </table:table-cell>
        </table:table-row>
        <table:table-row table:style-name="TableLine2209026281536">
          <table:table-cell table:style-name="Table1.A1" office:value-type="string">
            <text:p text:style-name="Text_20_body">ὁ γὰρ Ἀλγίων περὶ δείλην ἑσπέραν παρ’ ἡμᾶς ἐλθών ποτε, ἐκ θυρίδος τινὸς ἐξεκρ- εμάννυ με τοῦ ὑπερῴου τοῖς σφυροῖς.</text:p>
          </table:table-cell>
          <table:table-cell office:value-type="string">
            <text:p text:style-name="P6">Harry watched Snape for a while, but Snape didn't look at him again. </text:p>
          </table:table-cell>
        </table:table-row>
        <table:table-row table:style-name="TableLine2209026281536">
          <table:table-cell table:style-name="Table1.A1" office:value-type="string">
            <text:p text:style-name="Text_20_body">τῆς δέ γυναικὸς αὐτοῦ γλυ- κίον διδούσης ε”τυχε μεθείς.</text:p>
          </table:table-cell>
          <table:table-cell office:value-type="string">
            <text:p text:style-name="P6">At last, the desserts too disappeared, and Professor Dumbledore got to his feet again. The hall fell silent. </text:p>
          </table:table-cell>
        </table:table-row>
        <table:table-row table:style-name="TableLine2209026281536">
          <table:table-cell table:style-name="Table1.A1" office:value-type="string">
            <text:p text:style-name="Text_20_body">ἀλλ’ ἐγὼ ἐπήδησα καθάπερ σφαῖρά τις διὰ τὸν κῆπον εἷς τὴν ὁδόν.</text:p>
          </table:table-cell>
          <table:table-cell office:value-type="string">
            <text:p text:style-name="P6">"Ahern -- just a few more words now that we are all fed and watered. I have a few start-of-term notices to give you. </text:p>
          </table:table-cell>
        </table:table-row>
        <table:table-row table:style-name="TableLine2209026281536">
          <table:table-cell table:style-name="Table1.A1" office:value-type="string">
            <text:p text:style-name="Text_20_body">καί οἱ τ’ ἄλλοι μάλ’ ἥδοντο καὶ ῆ τήθη, δακρύουσα χαρᾷ.</text:p>
          </table:table-cell>
          <table:table-cell office:value-type="string">
            <text:p text:style-name="P6">"First years should note that the forest on the grounds is forbidden to all pupils. And a few of our older students would do well to remember that as well." </text:p>
          </table:table-cell>
        </table:table-row>
        <table:table-row table:style-name="TableLine2209026281536">
          <table:table-cell table:style-name="Table1.A1" office:value-type="string">
            <text:p text:style-name="Text_20_body">εἴθ’ ὤφελες τότ’ ι’δεῖν τὰ πρόσωπα ἐκείνων ὅτε οἱ ἐνθάδε ἐγράψαντο με ἕνα τῶν μαθητῶν.</text:p>
          </table:table-cell>
          <table:table-cell office:value-type="string">
            <text:p text:style-name="P6">Dumbledore's twinkling eyes flashed in the direction of the Weasley twins. </text:p>
          </table:table-cell>
        </table:table-row>
        <table:table-row table:style-name="TableLine2209026281536">
          <table:table-cell table:style-name="Table1.A1" office:value-type="string">
            <text:p text:style-name="Text_20_body">ἐφοβοῦντο γὰρ μὴ οὐκ ἄρα μετεῖχον ἅλις τῆς μαγικῆς ὡς φοιτήσων δεῦρο, εὖ ἴσθι.</text:p>
          </table:table-cell>
          <table:table-cell office:value-type="string">
            <text:p text:style-name="P6">"I have also been asked by Mr. Filch, the caretaker, to remind you all that no magic should be used between classes in the corridors. </text:p>
          </table:table-cell>
        </table:table-row>
        <table:table-row table:style-name="TableLine2209026281536">
          <table:table-cell table:style-name="Table1.A1" office:value-type="string">
            <text:p text:style-name="Text_20_body">καί μὴν ὁ Ἀλγίων οὕτως ἥσθη ὥστε πρίασθαί μοι τὴν φρύνην.</text:p>
          </table:table-cell>
          <table:table-cell office:value-type="string">
            <text:p text:style-name="P6">"Quidditch trials will be held in the second week of the term. Anyone interested in playing for their house teams should contact Madam Hooch. </text:p>
          </table:table-cell>
        </table:table-row>
        <table:table-row table:style-name="TableLine2209026281536">
          <table:table-cell table:style-name="Table1.A1" office:value-type="string">
            <text:p text:style-name="Text_20_body">ἐκ δέ τῆς ἑτέρας χειρὸς ὁ Περσεὺς τέως καὶ ἡ Ἑρμιόνη διελέγ- οντο περὶ τῶν μαθημάτων.</text:p>
          </table:table-cell>
          <table:table-cell office:value-type="string">
            <text:p text:style-name="P6">"And finally, I must tell you that this year, the third-floor corridor on the right-hand side is out of bounds to everyone who does not wish to die a very painful death." </text:p>
          </table:table-cell>
        </table:table-row>
        <table:table-row table:style-name="TableLine2209026281536">
          <table:table-cell table:style-name="Table1.A1" office:value-type="string">
            <text:p text:style-name="Text_20_body">αὕτη μὲν ἔλεγεν ὡς βούλεται εὐθὺς ἄρξαι μανθανομένη· μαθητέον γὰρ τηλικαῦτα καὶ τοσαῦτα.</text:p>
          </table:table-cell>
          <table:table-cell office:value-type="string">
            <text:p text:style-name="P6">Harry laughed, but he was one of the few who did. </text:p>
          </table:table-cell>
        </table:table-row>
        <table:table-row table:style-name="TableLine2209026281536">
          <table:table-cell table:style-name="Table1.A1" office:value-type="string">
            <text:p text:style-name="Text_20_body">σπουδάζειν δ’ αὐτὴ περὶ ἄλλων τε πολλῶν καὶ περὶ τῆς μεταμορφώσεως.</text:p>
          </table:table-cell>
          <table:table-cell office:value-type="string">
            <text:p text:style-name="P6">"He's not serious?" he muttered to Percy. </text:p>
          </table:table-cell>
        </table:table-row>
        <table:table-row table:style-name="TableLine2209026281536">
          <table:table-cell table:style-name="Table1.A1" office:value-type="string">
            <text:p text:style-name="Text_20_body">εἶναι γὰρ τοῦτο τὸ μεταβάλλειν τι εἷς ἄλλο τι, χαλεπώτατον ὂν δήπου.</text:p>
          </table:table-cell>
          <table:table-cell office:value-type="string">
            <text:p text:style-name="P6">"Must be," said Percy, frowning at Dumbledore. "It's odd, because he usually gives us a reason why we're not allowed to go somewhere -- the forest's full of dangerous beasts, everyone knows that. I do think he might have told us prefects, at least." </text:p>
          </table:table-cell>
        </table:table-row>
        <table:table-row table:style-name="TableLine2209026281536">
          <table:table-cell table:style-name="Table1.A1" office:value-type="string">
            <text:p text:style-name="Text_20_body">ἐκεῖνος δέ ἔλεγεν ὅτι Ἀλλ’ ἐν ἀρχῇ οὐδέν <text:soft-page-break/>μεταβαλεῖς εἰ μὴ μικρά τινα, οἷον πυρεῖα εἷς βελόνας καὶ τὰ τοιαῦτα - ὁ δ’ “Άρειος ἥδη εὐφραινόμενος τῇ θερμότητι καὶ ὑπνώττων τι, ο ΠῙΛοΣ ΝΕΜΗΤΗΣ 103 παρέβλεψεν αὖθις πρὸς τὴν ἅνω τράπεζαν.</text:p>
          </table:table-cell>
          <table:table-cell office:value-type="string">
            <text:p text:style-name="P6">"And now, before we go to bed, let us sing the <text:soft-page-break/>school song!" cried Dumbledore. Harry noticed that the other teachers' smiles had become rather fixed. </text:p>
          </table:table-cell>
        </table:table-row>
        <table:table-row table:style-name="TableLine2209026281536">
          <table:table-cell table:style-name="Table1.A1" office:value-type="string">
            <text:p text:style-name="Text_20_body">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p>
          </table:table-cell>
          <table:table-cell office:value-type="string">
            <text:p text:style-name="P6">Dumbledore gave his wand a little flick, as if he was trying to get a fly off the end, and a long golden ribbon flew out of it, which rose high above the tables and twisted itself, snakelike, into words. </text:p>
          </table:table-cell>
        </table:table-row>
        <table:table-row table:style-name="TableLine2209026281536">
          <table:table-cell table:style-name="Table1.A1" office:value-type="string">
            <text:p text:style-name="Text_20_body">ἦν δέ οὗτος καὶ γρυπὸς καὶ ὕπωχρος.</text:p>
          </table:table-cell>
          <table:table-cell office:value-type="string">
            <text:p text:style-name="P6">"Everyone pick their favorite tune," said Dumbledore, "and off we go!" </text:p>
          </table:table-cell>
        </table:table-row>
        <table:table-row table:style-name="TableLine2209026281536">
          <table:table-cell table:style-name="Table1.A1" office:value-type="string">
            <text:p text:style-name="Text_20_body">καί τόδε τὸ πρᾶγμα ἐξ ἀπροδοκήτου που ἐγένετο· ὁ γρυπὸς ὁ παρὰ τὴν τοῦ Κιούρου μίτραν παραβλέψας ἀτενὲς ε”λαβε τὰ τοῦ Ἁρείου ὄμματα.</text:p>
          </table:table-cell>
          <table:table-cell office:value-type="string">
            <text:p text:style-name="P6">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 </text:p>
          </table:table-cell>
        </table:table-row>
        <table:table-row table:style-name="TableLine2209026281536">
          <table:table-cell table:style-name="Table1.A1" office:value-type="string">
            <text:p text:style-name="Text_20_body">ὁ δὲ εὐθὺς συνῄδει ἑαυτῷ πολὺ ἀλγῶν τὸ μέτωπον.</text:p>
          </table:table-cell>
          <table:table-cell office:value-type="string">
            <text:p text:style-name="P6">Everybody finished the song at different times. At last, only the Weasley twins were left singing along to a very slow funeral march. </text:p>
          </table:table-cell>
        </table:table-row>
        <table:table-row table:style-name="TableLine2209026281536">
          <table:table-cell table:style-name="Table1.A1" office:value-type="string">
            <text:p text:style-name="Text_20_body">σφόδρα γὰρ ἐλύπησεν αὐτὸν ἡ τοῦ τραύματος ἐκείνου οὐλή.</text:p>
          </table:table-cell>
          <table:table-cell office:value-type="string">
            <text:p text:style-name="P6">Dumbledore conducted their last few lines with his wand and when they had finished, he was one of those who clapped loudest. </text:p>
          </table:table-cell>
        </table:table-row>
        <table:table-row table:style-name="TableLine2209026281536">
          <table:table-cell table:style-name="Table1.A1" office:value-type="string">
            <text:p text:style-name="Text_20_body">Οἴμοι, ε”φη τὴν χεῖρα πρὸς τὸ μέτωπον προσσχών.</text:p>
          </table:table-cell>
          <table:table-cell office:value-type="string">
            <text:p text:style-name="P6">"Ah, music," he said, wiping his eyes. "A magic beyond all we do here! And now, bedtime. Off you trot!" </text:p>
          </table:table-cell>
        </table:table-row>
        <table:table-row table:style-name="TableLine2209026281536">
          <table:table-cell table:style-name="Table1.A1" office:value-type="string">
            <text:p text:style-name="Text_20_body">Τί πάσχεις, ἦ δ’ ὃς ὁ Περσεύς, Οὐδέν, ε”φη ὁ ’Ἄρειος ἡ γοῦν λύπη αὕτη ταχέως γενομένη ὡσαύτως ἐπαύσατο.</text:p>
          </table:table-cell>
          <table:table-cell office:value-type="string">
            <text:p text:style-name="P6">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text:soft-page-break/>sliding panels and hanging tapestries. They climbed more staircases, yawning and dragging their feet, and Harry was just wondering how much farther they had to go when they came to a sudden halt. </text:p>
          </table:table-cell>
        </table:table-row>
        <table:table-row table:style-name="TableLine2209026281536">
          <table:table-cell table:style-name="Table1.A1" office:value-type="string">
            <text:p text:style-name="Text_20_body">χαλεπώτερον δ’ ἦν τῴ Ἁρείῳ ἐπιλαθέσθαι τί ε”παθεν ι’δὼν τὴν ὄψιν τοῦ σοφιστοῦ ἐκείνου.</text:p>
          </table:table-cell>
          <table:table-cell office:value-type="string">
            <text:p text:style-name="P6">A bundle of walking sticks was floating in midair ahead of them, and as Percy took a step toward them they started throwing themselves at him. </text:p>
          </table:table-cell>
        </table:table-row>
        <table:table-row table:style-name="TableLine2209026281536">
          <table:table-cell table:style-name="Table1.A1" office:value-type="string">
            <text:p text:style-name="Text_20_body">οὐδέν γὰρ αὐτὸν ἥνδανε θυμῷ.</text:p>
          </table:table-cell>
          <table:table-cell office:value-type="string">
            <text:p text:style-name="P6">"Peeves," Percy whispered to the first years. "A poltergeist." He raised his voice, "Peeves -- show yourself" </text:p>
          </table:table-cell>
        </table:table-row>
        <table:table-row table:style-name="TableLine2209026281536">
          <table:table-cell table:style-name="Table1.A1" office:value-type="string">
            <text:p text:style-name="Text_20_body">Τίς ἐστιν, ἔφη, οὑτοσὶ ὁ τῷ Κιούρῳ διαλεγόμενος; Εἶτα τὸν Κίουρον σὺ ἤδη οἶσθα,· οὔκουν θαυμάζω γε εἷ οὕτω φοβερὸν βλέπει’ ἐκεῖνος γὰρ τυγχάνει ὢν ὁ σοφιστὴς Σίναπυς.</text:p>
          </table:table-cell>
          <table:table-cell office:value-type="string">
            <text:p text:style-name="P6">A loud, rude sound, like the air being let out of a balloon, answered. </text:p>
          </table:table-cell>
        </table:table-row>
        <table:table-row table:style-name="TableLine2209026281536">
          <table:table-cell table:style-name="Table1.A1" office:value-type="string">
            <text:p text:style-name="Text_20_body">καί διδάσκει μὲν τὰ φίλτρα, ἀκουσίως δ’ ὅμως.</text:p>
          </table:table-cell>
          <table:table-cell office:value-type="string">
            <text:p text:style-name="P6">"Do you want me to go to the Bloody Baron?" </text:p>
          </table:table-cell>
        </table:table-row>
        <table:table-row table:style-name="TableLine2209026281536">
          <table:table-cell table:style-name="Table1.A1" office:value-type="string">
            <text:p text:style-name="Text_20_body">ἐπιθυμεῖ γὰρ τῆς τοῦ Κιούρου πραγματείας, ὡς πολλὰ ἐπιστάμενος περὶ τῶν σκοτεινῶν δογμάτων· τοῦτο γοῦν ἴσασιν ἅπαντες, ὡς εἰπεῖν, καί ὁ Ἄρειος διετήρησε τὸν Σίναπυν δι’ ὀλίγον· ὁ δ’ οὐκ ἔβλεψε πάλιν πρὸς αὐτόν.</text:p>
          </table:table-cell>
          <table:table-cell office:value-type="string">
            <text:p text:style-name="P6">There was a pop, and a little man with wicked, dark eyes and a wide mouth appeared, floating cross- legged in the air, clutching the walking sticks. </text:p>
          </table:table-cell>
        </table:table-row>
        <table:table-row table:style-name="TableLine2209026281536">
          <table:table-cell table:style-name="Table1.A1" office:value-type="string">
            <text:p text:style-name="Text_20_body">καί εἷς τέλος τῶν τρωγαλίων ε’ν μέρει ἠφανισμένων, ὁ Διμπλόδωρος ἀνέστη μάλ’ αὖθις.</text:p>
          </table:table-cell>
          <table:table-cell office:value-type="string">
            <text:p text:style-name="P6">"Oooooooh!" he said, with an evil cackle. "Ickle Firsties! What fun!" </text:p>
          </table:table-cell>
        </table:table-row>
        <table:table-row table:style-name="TableLine2209026281536">
          <table:table-cell table:style-name="Table1.A1" office:value-type="string">
            <text:p text:style-name="Text_20_body">καὶ πάντες οἱ ἐν τῷ μεγάρῳ κατεσιώπησαν.</text:p>
          </table:table-cell>
          <table:table-cell office:value-type="string">
            <text:p text:style-name="P6">He swooped suddenly at them. They all ducked. </text:p>
          </table:table-cell>
        </table:table-row>
        <table:table-row table:style-name="TableLine2209026281536">
          <table:table-cell table:style-name="Table1.A1" office:value-type="string">
            <text:p text:style-name="Text_20_body">Εἶὲν, ἔφη, καί νῦν δὴ ἐπεὶ πόσιος καὶ ἐδητύος ἐξ ε”ρον ἥσθετε, θέλοιμ’ ἂν πλείονα εἰπεῖν ῥήματα.</text:p>
          </table:table-cell>
          <table:table-cell office:value-type="string">
            <text:p text:style-name="P6">"Go away, Peeves, or the Baron'll hear about this, I mean it!" barked Percy. </text:p>
          </table:table-cell>
        </table:table-row>
        <table:table-row table:style-name="TableLine2209026281536">
          <table:table-cell table:style-name="Table1.A1" office:value-type="string">
            <text:p text:style-name="Text_20_body">δεῖ γὰρ ὀλίγα ἀγγεῖλαι ὑμῖν ἀρξαμένης τῆς παιδευτικῆς περιόδου.</text:p>
          </table:table-cell>
          <table:table-cell office:value-type="string">
            <text:p text:style-name="P6">Peeves stuck out his tongue and vanished, dropping the walking sticks on Neville's head. They heard him zooming away, rattling coats of armor as he passed. </text:p>
          </table:table-cell>
        </table:table-row>
        <table:table-row table:style-name="TableLine2209026281536">
          <table:table-cell table:style-name="Table1.A1" office:value-type="string">
            <text:p text:style-name="Text_20_body">τοῦτο μὲν ἐν νῴ ἐχόντων οἶ πρωτόπειροι· ἀπόρρητόν ε’στι πᾶσι τοῖς μαθηταῖς εἰσελθεῖν εἰς τὴν ὕλην τὴν παρ’ ἡμῖν.</text:p>
          </table:table-cell>
          <table:table-cell office:value-type="string">
            <text:p text:style-name="P6">"You want to watch out for Peeves," said Percy, as they set off again. </text:p>
          </table:table-cell>
        </table:table-row>
        <table:table-row table:style-name="TableLine2209026281536">
          <table:table-cell table:style-name="Table1.A1" office:value-type="string">
            <text:p text:style-name="Text_20_body">καὶ ἐνίους δεῖ τῶν πρεσβυτέρων τοῦτο φυλάξαι.</text:p>
          </table:table-cell>
          <table:table-cell office:value-type="string">
            <text:p text:style-name="P6">"The Bloody Baron's the only one who can control him, he won't even listen to us prefects. Here we are." </text:p>
          </table:table-cell>
        </table:table-row>
        <table:table-row table:style-name="TableLine2209026281536">
          <table:table-cell table:style-name="Table1.A1" office:value-type="string">
            <text:p text:style-name="Text_20_body">καὶ τοῖς ὄμμασιν ἤστραπτεν ἐπὶ τὼ Εὐισηλίω.</text:p>
          </table:table-cell>
          <table:table-cell office:value-type="string">
            <text:p text:style-name="P6">At the very end of the corridor hung a portrait of a very fat woman in a pink silk dress. </text:p>
          </table:table-cell>
        </table:table-row>
        <text:soft-page-break/>
        <table:table-row table:style-name="TableLine2209026281536">
          <table:table-cell table:style-name="Table1.A1" office:value-type="string">
            <text:p text:style-name="Text_20_body">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able:table-cell>
          <table:table-cell office:value-type="string">
            <text:p text:style-name="P6">"Password?" she said. "Caput Draconis," said Percy, and the portrait swung forward to reveal a round hole in the wall. They all scrambled through it -- Neville needed a leg up -- and found themselves in the Gryffindor common room, a cozy, round room full of squashy armchairs. </text:p>
          </table:table-cell>
        </table:table-row>
        <table:table-row table:style-name="TableLine2209026281536">
          <table:table-cell table:style-name="Table1.A1" office:value-type="string">
            <text:p text:style-name="Text_20_body">ἡ δοκιμασία γενήσεται ἡ πρὸς τὴν ἷκαροσφαιρικὴν τῇ δευτέρᾳ τῆς περιόδου ἑβδομάδι.</text:p>
          </table:table-cell>
          <table:table-cell office:value-type="string">
            <text:p text:style-name="P6">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 </text:p>
          </table:table-cell>
        </table:table-row>
        <table:table-row table:style-name="TableLine2209026281536">
          <table:table-cell table:style-name="Table1.A1" office:value-type="string">
            <text:p text:style-name="Text_20_body">χρὴ οὖν τοὺς βουλομένους ἇγωνίζεθαι ἐν ταῖς οἰκείαις ἀγέλαις ξυγγενέσθαι τῇ Εὐχρῇ.</text:p>
          </table:table-cell>
          <table:table-cell office:value-type="string">
            <text:p text:style-name="P6">" Great food, isn't it?" Ron muttered to Harry through the hangings. </text:p>
          </table:table-cell>
        </table:table-row>
        <table:table-row table:style-name="TableLine2209026281536">
          <table:table-cell table:style-name="Table1.A1" office:value-type="string">
            <text:p text:style-name="Text_20_body">104 ΑΡΕΙοΣ Πο ΤΗΡ 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able:table-cell>
          <table:table-cell office:value-type="string">
            <text:p text:style-name="P6">"Get off, Scabbers! He's chewing my sheets." </text:p>
          </table:table-cell>
        </table:table-row>
        <table:table-row table:style-name="TableLine2209026281536">
          <table:table-cell table:style-name="Table1.A1" office:value-type="string">
            <text:p text:style-name="Text_20_body">μετὰ δέ ταῦτα ὀλίγοι τινές ἐγέλασαν καὶ ὁ ’Ἄρειος καὶ τῷ Περσεῖ τονθορύζων τι Μῶν, ἔφη, σπουδάζεται τοῦτο, ὁ δὲ τοξοποιῶν τὰς ὀφρῦς ἐπὶ τὸν Διμπλόδωρον βλέπων ἅμα Πῶς γὰρ οὔκ; ἔφη.</text:p>
          </table:table-cell>
          <table:table-cell office:value-type="string">
            <text:p text:style-name="P6">Harry was going to ask Ron if he'd had any of the treacle tart, but he fell asleep almost at once. </text:p>
          </table:table-cell>
        </table:table-row>
        <table:table-row table:style-name="TableLine2209026281536">
          <table:table-cell table:style-name="Table1.A1" office:value-type="string">
            <text:p text:style-name="Text_20_body">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able:table-cell>
          <table:table-cell office:value-type="string">
            <text:p text:style-name="P6">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 </text:p>
          </table:table-cell>
        </table:table-row>
        <table:table-row table:style-name="TableLine2209026281536">
          <table:table-cell table:style-name="Table1.A1" office:value-type="string">
            <text:p text:style-name="Text_20_body">καί μὴν τοῖς γε πρυτανεύουσιν ἔδει φράσαι, ὡς ε”μοιγε δοκεῖ.</text:p>
          </table:table-cell>
          <table:table-cell office:value-type="string">
            <text:p text:style-name="P6">He rolled over and fell asleep again, and when he woke next day, he didn't remember the dream at all. </text:p>
          </table:table-cell>
        </table:table-row>
        <text:soft-page-break/>
        <table:table-row table:style-name="TableLine2209026281536">
          <table:table-cell table:style-name="Table1.A1" office:value-type="string">
            <text:p text:style-name="Text_20_body">ὁ δέ Διμπλόδωρος Καὶ νῦν, ἔφη, πρὶν κοιμᾶσθαι, τὸν ὕμνον ᾄδωμεν (Υογοητικόν.</text:p>
          </table:table-cell>
          <table:table-cell office:value-type="string">
            <text:p text:style-name="P6">CHAPTER EIGHT </text:p>
          </table:table-cell>
        </table:table-row>
        <table:table-row table:style-name="TableLine2209026281536">
          <table:table-cell table:style-name="Table1.A1" office:value-type="string">
            <text:p text:style-name="Text_20_body">ἐν δέ τούτῳ ’Άρειος συνῄδει τῶν ἑτέρων σοφιστῶν μειδιώντων μὲν ἔτι, δοκούντων δ’ ἅμα ἧττον ἤδη εὐφραίνεσθαι.</text:p>
          </table:table-cell>
          <table:table-cell office:value-type="string">
            <text:p text:style-name="P6">THE POTIONS MASTER </text:p>
          </table:table-cell>
        </table:table-row>
        <table:table-row table:style-name="TableLine2209026281536">
          <table:table-cell table:style-name="Table1.A1" office:value-type="string">
            <text:p text:style-name="Text_20_body">ἐκεῖνος δ’ ε”σεισέ τι τὴν ῥάβδον ὥσπερ θέλων μυῖαν ἐκκροῦσαι ἀπὸ τῆς ἀκωκῆς.</text:p>
          </table:table-cell>
          <table:table-cell office:value-type="string">
            <text:p text:style-name="P6">There, look." </text:p>
          </table:table-cell>
        </table:table-row>
        <table:table-row table:style-name="TableLine2209026281536">
          <table:table-cell table:style-name="Table1.A1" office:value-type="string">
            <text:p text:style-name="Text_20_body">καὶ ταινία μακρὰ καὶ χρυσῆ ἐκπταμένη ᾐωρήθη μετέωρος ὑπὲρ τῶν τραπεζῶν καὶ εἱλίσσετο γράμματα ποιουμένη καθάπερ ἐχίδνης σπειράματα.</text:p>
          </table:table-cell>
          <table:table-cell office:value-type="string">
            <text:p text:style-name="P6">"Where?" </text:p>
          </table:table-cell>
        </table:table-row>
        <table:table-row table:style-name="TableLine2209026281536">
          <table:table-cell table:style-name="Table1.A1" office:value-type="string">
            <text:p text:style-name="Text_20_body">Καὶ πᾶς τις ἑλέσθω τὸ ἴδιον μέλος ὅ τι ἂν φίλτατον ᾗ εἶα.</text:p>
          </table:table-cell>
          <table:table-cell office:value-type="string">
            <text:p text:style-name="P6">"Next to the tall kid with the red hair." </text:p>
          </table:table-cell>
        </table:table-row>
        <table:table-row table:style-name="TableLine2209026281536">
          <table:table-cell table:style-name="Table1.A1" office:value-type="string">
            <text:p text:style-name="Text_20_body">ὥρα γὰρ μελῳδεῖν.</text:p>
          </table:table-cell>
          <table:table-cell office:value-type="string">
            <text:p text:style-name="P6">"Wearing the glasses?" </text:p>
          </table:table-cell>
        </table:table-row>
        <table:table-row table:style-name="TableLine2209026281536">
          <table:table-cell table:style-name="Table1.A1" office:value-type="string">
            <text:p text:style-name="Text_20_body">καί πάντες οἱ μαθηταὶ μυκώμενοι ἤρξαντο ὧδε· 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p>
          </table:table-cell>
          <table:table-cell office:value-type="string">
            <text:p text:style-name="P6">"Did you see his face?" </text:p>
          </table:table-cell>
        </table:table-row>
        <table:table-row table:style-name="TableLine2209026281536">
          <table:table-cell table:style-name="Table1.A1" office:value-type="string">
            <text:p text:style-name="Text_20_body">σὺ δέ δὴ σοφὸς πεφυκὼς σοφίαν δός ἡμῖν ἐσθλήν, νεότητά τ’ ἐξελαύνων κατάγων τε τάκπεσόντα.</text:p>
          </table:table-cell>
          <table:table-cell office:value-type="string">
            <text:p text:style-name="P6">"Did you see his scar?" </text:p>
          </table:table-cell>
        </table:table-row>
        <table:table-row table:style-name="TableLine2209026281536">
          <table:table-cell table:style-name="Table1.A1" office:value-type="string">
            <text:p text:style-name="Text_20_body">τὸ σὸν σύ πράσσοις· τᾶλλα πάνθ’ ἡμῖν μέλει πάντ’ ἂν μαθοῦσιν ἔστ’ ἂν ἀποσαπῄ νόος.</text:p>
          </table:table-cell>
          <table:table-cell office:value-type="string">
            <text:p text:style-name="P6">Whispers followed Harry from the moment he left his dormitory the next day. People lining up outside classrooms stood on tiptoe to get a look at him, or doubled back to pass him in the corridors again, staring. </text:p>
          </table:table-cell>
        </table:table-row>
        <table:table-row table:style-name="TableLine2209026281536">
          <table:table-cell table:style-name="Table1.A1" office:value-type="string">
            <text:p text:style-name="Text_20_body">καὶ ἄλλος ἄλλοτε ἐτελεύτησε τὴν ᾠδήν.</text:p>
          </table:table-cell>
          <table:table-cell office:value-type="string">
            <text:p text:style-name="P6">Harry wished they wouldn't, because he was trying to concentrate on finding his way to classes. </text:p>
          </table:table-cell>
        </table:table-row>
        <table:table-row table:style-name="TableLine2209026281536">
          <table:table-cell table:style-name="Table1.A1" office:value-type="string">
            <text:p text:style-name="Text_20_body">τέλος δέ οἱ Εὐισήλιοι μόνοι ἔτι ὑμνοῦντες διετέλουν πολλῆς μετὰ βραδύτητος ὡσεὶ θρηνοῦντες.</text:p>
          </table:table-cell>
          <table:table-cell office:value-type="string">
            <text:p text:style-name="P6">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 It was also very hard to remember <text:soft-page-break/>where anything was, because it all seemed to move around a lot. The people in the portraits kept going to visit each other, and Harry was sure the coats of armor could walk. </text:p>
          </table:table-cell>
        </table:table-row>
        <table:table-row table:style-name="TableLine2209026281536">
          <table:table-cell table:style-name="Table1.A1" office:value-type="string">
            <text:p text:style-name="Text_20_body">ᾅδοντων μέντοι ε”τι τοῦς τελευταίους στίχους ἐχειροτόνησεν ὁ Διμπλόδωρος τῇ ῥάβδῳ’ παυσαμένων δ’ ἐν πρώτοις ῆν τῶν μέγα θορυβούντων.</text:p>
          </table:table-cell>
          <table:table-cell office:value-type="string">
            <text:p text:style-name="P6">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 </text:p>
          </table:table-cell>
        </table:table-row>
        <table:table-row table:style-name="TableLine2209026281536">
          <table:table-cell table:style-name="Table1.A1" office:value-type="string">
            <text:p text:style-name="Text_20_body">ο ΠΜ οΣ ΝΕΜΗΤΗΣ 10 5 καί δακρύσας τι ’Ῑοὺ ιὀὑ τῆς μουσικῆς, ἔφη.</text:p>
          </table:table-cell>
          <table:table-cell office:value-type="string">
            <text:p text:style-name="P6">Even worse than Peeves, if that was possible, was the caretaker, Argus Filch. Harry and Ron managed to get on the wrong side of him on their very first morning. Filch found them trying to force their way through a door that unluckily turned out to be the entrance to the out-of-bounds corridor on the third floor. He wouldn't believe they were lost, was sure they were trying to break into it on purpose, and was threatening to lock them in the dungeons when they were rescued by Professor Quirrell, who was passing. </text:p>
          </table:table-cell>
        </table:table-row>
        <table:table-row table:style-name="TableLine2209026281536">
          <table:table-cell table:style-name="Table1.A1" office:value-type="string">
            <text:p text:style-name="Text_20_body">μαγικὸν γάρ ε’στί τι ὑπὲρ τὰ ἐνθάδε.</text:p>
          </table:table-cell>
          <table:table-cell office:value-type="string">
            <text:p text:style-name="P6">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 </text:p>
          </table:table-cell>
        </table:table-row>
        <table:table-row table:style-name="TableLine2209026281536">
          <table:table-cell table:style-name="Table1.A1" office:value-type="string">
            <text:p text:style-name="Text_20_body">καὶ μὴν ὥρα ἐστὶ κοιμᾶσθαι.</text:p>
          </table:table-cell>
          <table:table-cell office:value-type="string">
            <text:p text:style-name="P6">And then, once you had managed to find them, there were the classes themselves. There was a lot more to magic, as Harry quickly found out, than <text:soft-page-break/>waving your wand and saying a few funny words. </text:p>
          </table:table-cell>
        </table:table-row>
        <table:table-row table:style-name="TableLine2209026281536">
          <table:table-cell table:style-name="Table1.A1" office:value-type="string">
            <text:p text:style-name="Text_20_body">ε”ρρετε δῆτα.</text:p>
          </table:table-cell>
          <table:table-cell office:value-type="string">
            <text:p text:style-name="P6">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 </text:p>
          </table:table-cell>
        </table:table-row>
        <table:table-row table:style-name="TableLine2209026281536">
          <table:table-cell table:style-name="Table1.A1" office:value-type="string">
            <text:p text:style-name="Text_20_body">οἱ δέ τῶν Γρυφινδώρων πρωτόπειροι ἕσποντο τῷ Περσεῖ διὰ τῶν ἀθροιζομένων καὶ πόλλ’ ε”τι λαλούντων ἡγουμένῳ ἐκ τοῦ μεγάρου καί ἀνὰ τὸν ἀναβαθμόν μαρμαρίνου.</text:p>
          </table:table-cell>
          <table:table-cell office:value-type="string">
            <text:p text:style-name="P6">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 </text:p>
          </table:table-cell>
        </table:table-row>
        <table:table-row table:style-name="TableLine2209026281536">
          <table:table-cell table:style-name="Table1.A1" office:value-type="string">
            <text:p text:style-name="Text_20_body">ὁ δ’ ’Ἀρειος ᾔσθετο τῶν σκελῶν πάλιν μολυβδίνων πως γεγενη- μένων τοῦτο δὲ νῦν δὴ ε”πασχεν ὡς πόνοις τε τρυχόμενος καὶ σίτῳ βεβυσμένος, 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 κεκρυμμένων ὄπισθε φατνωμάτων ξυλίνων ἢ παραπετασμάτων ποικίλων, καί πλείονας ἀνέβησαν ἐπὶ κλίμακας χασμώμενοι ἅμα καὶ βραδύτερον ἀεὶ βαδίζοντες.</text:p>
          </table:table-cell>
          <table:table-cell office:value-type="string">
            <text:p text:style-name="P6">Professor Flitwick, the Charms teacher, was a tiny little wizard who had to stand on a pile of books to see over his desk. At the start of their first class he took the roll call, and when he reached Harry's name he gave an excited squeak and toppled out of sight. </text:p>
          </table:table-cell>
        </table:table-row>
        <table:table-row table:style-name="TableLine2209026281536">
          <table:table-cell table:style-name="Table1.A1" office:value-type="string">
            <text:p text:style-name="Text_20_body">βουλομένου δ’ Ἁρείου πυθέσθαι ὅποσόν τι ἄπωθεν ἔτ’ ἐστὶ τὸ τέρμα τῆς ὁδοῦ, ἐξ ἀπροσδοκήτου εἱστήκεσαν.</text:p>
          </table:table-cell>
          <table:table-cell office:value-type="string">
            <text:p text:style-name="P6">Professor McGonagall was again different. Harry had been quite right to think she wasn't a teacher to cross. Strict and clever, she gave them a talking-to the moment they sat down in her first class. </text:p>
          </table:table-cell>
        </table:table-row>
        <table:table-row table:style-name="TableLine2209026281536">
          <table:table-cell table:style-name="Table1.A1" office:value-type="string">
            <text:p text:style-name="Text_20_body">φάκελος γὰρ βακτηρίων μετέωρος αἰωρούμενος ἐναντίον ἐκείνων προσέβαλλε τῴ Περσεῖ βαδίζοντι ἐπ’ αὐτόν.</text:p>
          </table:table-cell>
          <table:table-cell office:value-type="string">
            <text:p text:style-name="P6">"Transfiguration is some of the most complex and dangerous magic you will learn at Hogwarts," she said. "Anyone messing around in my class will leave and not come back. You have been warned." </text:p>
          </table:table-cell>
        </table:table-row>
        <table:table-row table:style-name="TableLine2209026281536">
          <table:table-cell table:style-name="Table1.A1" office:value-type="string">
            <text:p text:style-name="Text_20_body">ὁ δέ πρὸς οῦς τοῖς πρωτοπείροις λέγων Ποιφύκτης γάρ ἐστιν, ἔφη, δαιμόνιον φαῦλον.</text:p>
          </table:table-cell>
          <table:table-cell office:value-type="string">
            <text:p text:style-name="P6">Then she changed her desk into a pig and back again. They were all very impressed and couldn't <text:soft-page-break/>wait to get started, but soon realized they weren't going to be changing the furniture into animals for a long time. </text:p>
          </table:table-cell>
        </table:table-row>
        <table:table-row table:style-name="TableLine2209026281536">
          <table:table-cell table:style-name="Table1.A1" office:value-type="string">
            <text:p text:style-name="Text_20_body">καὶ μείζονι τῇ φωνῇ Ὦ Ποίφυκτα, προφαίνου.</text:p>
          </table:table-cell>
          <table:table-cell office:value-type="string">
            <text:p text:style-name="P6">After taking a lot of complicated notes, they were each given a match and started trying to turn it into a needle. By the end of the lesson, only Hermione Granger had made any difference to her match; Professor McGonagall showed the class how it had gone all silver and pointy and gave Hermione a rare smile. </text:p>
          </table:table-cell>
        </table:table-row>
        <table:table-row table:style-name="TableLine2209026281536">
          <table:table-cell table:style-name="Table1.A1" office:value-type="string">
            <text:p text:style-name="Text_20_body">ἐρυγμὸν δέ τινα μέγαν ἀντ’ ἀποκρίσεως παρ’ αὐτοῦ ἥκουσαν καθάπερ πνεῦμα ε’κπνοούμενον ἀπ’ ἀσκοῦ πεφυσημένου.</text:p>
          </table:table-cell>
          <table:table-cell office:value-type="string">
            <text:p text:style-name="P6">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 </text:p>
          </table:table-cell>
        </table:table-row>
        <table:table-row table:style-name="TableLine2209026281536">
          <table:table-cell table:style-name="Table1.A1" office:value-type="string">
            <text:p text:style-name="Text_20_body">Ἠ θέλεις με μετελθεῖν τὸν Βαρόνον Αἶματοσταγῆ; κᾶπειτα ψόφον ἀκούσαντες μικρόν τινα κατὰ πρόσωπον εἶδον ἀνθρωπίσκον μετέωρον ὀκλάζοντα καὶ τῶν βακτηρίων λαμβανόμενον.</text:p>
          </table:table-cell>
          <table:table-cell office:value-type="string">
            <text:p text:style-name="P6">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 </text:p>
          </table:table-cell>
        </table:table-row>
        <table:table-row table:style-name="TableLine2209026281536">
          <table:table-cell table:style-name="Table1.A1" office:value-type="string">
            <text:p text:style-name="Text_20_body">ὁ δέ μαστιγίας ἐδόκει εἶναι μέλανάς τε παρέχων τοὺς ὀφθαλμοὺς καὶ εὐρὺ τὸ στόμα.</text:p>
          </table:table-cell>
          <table:table-cell office:value-type="string">
            <text:p text:style-name="P6">Harry was very relieved to find out that he wasn't miles behind everyone else. Lots of people had come from Muggle families and, like him, hadn't had any idea that they were witches and wizards. There was so much to learn that even people like Ron didn't have much of a head start. </text:p>
          </table:table-cell>
        </table:table-row>
        <table:table-row table:style-name="TableLine2209026281536">
          <table:table-cell table:style-name="Table1.A1" office:value-type="string">
            <text:p text:style-name="Text_20_body">καῖ μάλα σαρδάνιον ἀνακαγχάσας Μορμώ, ε”φη βοῶν, μορμὼ τῆς πρωτοπειρίας, ὦ βρεφύλλια.</text:p>
          </table:table-cell>
          <table:table-cell office:value-type="string">
            <text:p text:style-name="P6">Friday was an important day for Harry and Ron. They finally managed to find their way down to the Great Hall for breakfast without getting lost once. </text:p>
          </table:table-cell>
        </table:table-row>
        <table:table-row table:style-name="TableLine2209026281536">
          <table:table-cell table:style-name="Table1.A1" office:value-type="string">
            <text:p text:style-name="Text_20_body">ῶ τοῦ γέλωτος.</text:p>
          </table:table-cell>
          <table:table-cell office:value-type="string">
            <text:p text:style-name="P6">"What have we got today?" Harry asked Ron as he <text:soft-page-break/>poured sugar on his porridge. </text:p>
          </table:table-cell>
        </table:table-row>
        <table:table-row table:style-name="TableLine2209026281536">
          <table:table-cell table:style-name="Table1.A1" office:value-type="string">
            <text:p text:style-name="Text_20_body">κατασκήπτοντος δ’ ἀέλπτως εἰς ἐκείνους, πάντες δέει κάτω ε”νευσαν.</text:p>
          </table:table-cell>
          <table:table-cell office:value-type="string">
            <text:p text:style-name="P6">"Double Potions with the Slytherins," said Ron. "Snape's Head of Slytherin House. They say he always favors them -- we'll be able to see if it's true." </text:p>
          </table:table-cell>
        </table:table-row>
        <table:table-row table:style-name="TableLine2209026281536">
          <table:table-cell table:style-name="Table1.A1" office:value-type="string">
            <text:p text:style-name="Text_20_body">ὁ δέ Περσεὺς γρύζων τι Οὐκ ἐς κόρακας, ἔφη, ἐρρήσεις, ὦ Ποίφυκτα; ἐὰν δέ μή, ἦ κάρθ’ ὁ Βαρόνος ἀκούσεται· οὐ γὰρ μάτην λέγω.</text:p>
          </table:table-cell>
          <table:table-cell office:value-type="string">
            <text:p text:style-name="P6">"Wish McGonagall favored us, " said Harry. Professor McGonagall was head of Gryffindor House, but it hadn't stopped her from giving them a huge pile of homework the day before. </text:p>
          </table:table-cell>
        </table:table-row>
        <table:table-row table:style-name="TableLine2209026281536">
          <table:table-cell table:style-name="Table1.A1" office:value-type="string">
            <text:p text:style-name="Text_20_body">ἐκεῖνος δέ γλῶτταν ἐξώσας ἠφανίσθη, τὰ βακτήρια μεθεὶς ἅμα εἶς τὴν τοῦ Νεφελώδους κεφαλήν.</text:p>
          </table:table-cell>
          <table:table-cell office:value-type="string">
            <text:p text:style-name="P6">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 </text:p>
          </table:table-cell>
        </table:table-row>
        <table:table-row table:style-name="TableLine2209026281536">
          <table:table-cell table:style-name="Table1.A1" office:value-type="string">
            <text:p text:style-name="Text_20_body">ἥκουσαν δ’ αὐτοῦ ἀπᾴττοντος· ε”σειε γὰρ τὰς πανοπλίας παριών.</text:p>
          </table:table-cell>
          <table:table-cell office:value-type="string">
            <text:p text:style-name="P6">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 </text:p>
          </table:table-cell>
        </table:table-row>
        <table:table-row table:style-name="TableLine2209026281536">
          <table:table-cell table:style-name="Table1.A1" office:value-type="string">
            <text:p text:style-name="Text_20_body">πορευομένοις δ’ αὖθις ὁ Περσεύς Δεῖ γὰρ οὖν, ἔφη, εὐλαβεῖσθαι τὸν Ποιφύκτην.</text:p>
          </table:table-cell>
          <table:table-cell office:value-type="string">
            <text:p text:style-name="P6">Hagrid Harry borrowed Ron's quill, scribbled Yes, please, see you later on the back of the note, and sent Hedwig off again. </text:p>
          </table:table-cell>
        </table:table-row>
        <table:table-row table:style-name="TableLine2209026281536">
          <table:table-cell table:style-name="Table1.A1" office:value-type="string">
            <text:p text:style-name="Text_20_body">ὁ γὰρ Βαρόνος Αἱματοσταγὴς μόνος οἷός τ’ ἐστι 1 06 ΑΡΕιοΣ Πο ΤΗΡ κατέχειν αὐτόν, ὅς γ’ οὐκ ἐθέλει εἰσακούειν που ἡμῶν τῶν πρυτ- άνεων.</text:p>
          </table:table-cell>
          <table:table-cell office:value-type="string">
            <text:p text:style-name="P6">It was lucky that Harry had tea with Hagrid to look forward to, because the Potions lesson turned out to be the worst thing that had happened to him so far. </text:p>
          </table:table-cell>
        </table:table-row>
        <table:table-row table:style-name="TableLine2209026281536">
          <table:table-cell table:style-name="Table1.A1" office:value-type="string">
            <text:p text:style-name="Text_20_body">ἀλλ’ οὖν ἀφίγμεθα.</text:p>
          </table:table-cell>
          <table:table-cell office:value-type="string">
            <text:p text:style-name="P6">At the start-of-term banquet, Harry had gotten the idea that Professor Snape disliked him. By the end of the first Potions lesson, he knew he'd been wrong. Snape didn't dislike Harry -- he hated him. </text:p>
          </table:table-cell>
        </table:table-row>
        <table:table-row table:style-name="TableLine2209026281536">
          <table:table-cell table:style-name="Table1.A1" office:value-type="string">
            <text:p text:style-name="Text_20_body">καὶ ἐπ’ ε”σχατα τῆς διαδρομῆς ἦν ι’δεῖν εἰκόνα ἐν ᾗ <text:soft-page-break/>γέγραπται γυνὴ παχυτάτη οὖσα καὶ φοινικῆν ἠμφιεσμένη στολήν.</text:p>
          </table:table-cell>
          <table:table-cell office:value-type="string">
            <text:p text:style-name="P6">Potions lessons took place down in one of the <text:soft-page-break/>dungeons. It was colder here than up in the main castle, and would have been quite creepy enough without the pickled animals floating in glass jars all around the walls. </text:p>
          </table:table-cell>
        </table:table-row>
        <table:table-row table:style-name="TableLine2209026281536">
          <table:table-cell table:style-name="Table1.A1" office:value-type="string">
            <text:p text:style-name="Text_20_body">καὶ αὕτη ξύνθημα ἀπῄτησεν αὐτούς, τοῦ δέ Περσέως ῥωμαϊκῶς Δράκοντος κεφαλή λέξαντος, ἡ εἰκὼν πρόσω ἔρρεπε.</text:p>
          </table:table-cell>
          <table:table-cell office:value-type="string">
            <text:p text:style-name="P6">Snape, like Flitwick, started the class by taking the roll call, and like Flitwick, he paused at Harry's name. </text:p>
          </table:table-cell>
        </table:table-row>
        <table:table-row table:style-name="TableLine2209026281536">
          <table:table-cell table:style-name="Table1.A1" office:value-type="string">
            <text:p text:style-name="Text_20_body">καὶ ὀπὴν εἶδόν τινα κυκλοτερῆ ἐν τῷ τοίχῳ φανεῖσαν.</text:p>
          </table:table-cell>
          <table:table-cell office:value-type="string">
            <text:p text:style-name="P6">"Ah, Yes," he said softly, "Harry Potter. Our new -- celebrity." </text:p>
          </table:table-cell>
        </table:table-row>
        <table:table-row table:style-name="TableLine2209026281536">
          <table:table-cell table:style-name="Table1.A1" office:value-type="string">
            <text:p text:style-name="Text_20_body">πάντες οὖν διέβησαν καῖ ὁ Νεφελώδης, ὠφελείας δεησ- άμενος ἅτε οὐ δεινὸς ὢν ἀναρριχᾶσθαι.</text:p>
          </table:table-cell>
          <table:table-cell office:value-type="string">
            <text:p text:style-name="P6">Draco Malfoy and his friends Crabbe and Goyle sniggered behind their hands. Snape finished calling the names and looked up at the class. His eyes were black like Hagrid's, but they had none of Hagrid's warmth. </text:p>
          </table:table-cell>
        </table:table-row>
        <table:table-row table:style-name="TableLine2209026281536">
          <table:table-cell table:style-name="Table1.A1" office:value-type="string">
            <text:p text:style-name="Text_20_body">καί ε”τυχον ἐν τῷ τῶν Γρυφιν- δώρων κοινείῳ γεγενημένοι· ἦν δέ τοῦτο τὸ οἰκοδόμημα κυκλοτ- ερές καὶ πάνυ εἷς τὸ τρυφερὸν τεταγμένον, πολλῶν ἐνουσῶν κλίνων εὐστρώτων.</text:p>
          </table:table-cell>
          <table:table-cell office:value-type="string">
            <text:p text:style-name="P6">They were cold and empty and made you think of dark tunnels. </text:p>
          </table:table-cell>
        </table:table-row>
        <table:table-row table:style-name="TableLine2209026281536">
          <table:table-cell table:style-name="Table1.A1" office:value-type="string">
            <text:p text:style-name="Text_20_body">καί δι’ ἐτέρας μὲν θύρας ταῖς παρθένοις ἡγήσατο ὁ Περσεὺς εἷς θάλαμον, δι’ ἑτέρας δέ τοῖς κόροις.</text:p>
          </table:table-cell>
          <table:table-cell office:value-type="string">
            <text:p text:style-name="P6">"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 </text:p>
          </table:table-cell>
        </table:table-row>
        <table:table-row table:style-name="TableLine2209026281536">
          <table:table-cell table:style-name="Table1.A1" office:value-type="string">
            <text:p text:style-name="Text_20_body">ἐν δ’ ἄκρᾳ κλίμακι ἑλικοειδεῖ- δῆλοι γὰρ ἦσαν ἐν ἄκρῳ γενόμενοι τῴ πύργῳ - τελευταῖοι ηὗρον τὰς κοίτας πέντε γὰρ ἦσαν στύλους ε”χουσαι τέτταρας καὶ ὁλοσηρικὰ παραπετάσματα φοινικοβαφῆ.</text:p>
          </table:table-cell>
          <table:table-cell office:value-type="string">
            <text:p text:style-name="P6">More silence followed this little speech. Harry and Ron exchanged looks with raised eyebrows. Hermione Granger was on the edge of her seat and looked desperate to start proving that she wasn't a dunderhead. </text:p>
          </table:table-cell>
        </table:table-row>
        <text:soft-page-break/>
        <table:table-row table:style-name="TableLine2209026281536">
          <table:table-cell table:style-name="Table1.A1" office:value-type="string">
            <text:p text:style-name="Text_20_body">αἶ δέ κιβωτοὶ ἤδη εἶσεκομίσθησαν.</text:p>
          </table:table-cell>
          <table:table-cell office:value-type="string">
            <text:p text:style-name="P6">"Potter!" said Snape suddenly. "What would I get if I added powdered root of asphodel to an infusion of wormwood?" </text:p>
          </table:table-cell>
        </table:table-row>
        <table:table-row table:style-name="TableLine2209026281536">
          <table:table-cell table:style-name="Table1.A1" office:value-type="string">
            <text:p text:style-name="Text_20_body">ὡς δ’ εἷς τοσοῦτο κατατετριμμένοι οὐκ ἐπὶ πολὺ διαλεχθέντες μετ’ ἀλλήλων ἐνεδύσαντο τὰ νυκτερινὰ καὶ εἷς κοίτας ἔπεσον.</text:p>
          </table:table-cell>
          <table:table-cell office:value-type="string">
            <text:p text:style-name="P6">Powdered root of what to an infusion of what? Harry glanced at Ron, who looked as stumped as he was; Hermione's hand had shot into the air. </text:p>
          </table:table-cell>
        </table:table-row>
        <table:table-row table:style-name="TableLine2209026281536">
          <table:table-cell table:style-name="Table1.A1" office:value-type="string">
            <text:p text:style-name="Text_20_body">ὁ δέ Ῥοὼν τονθορύζων διὰ τῶν παραπετασμάτων τῷ Ἁρείῳ Ἆρ’ οὐκ, ἔφη, καλὰ τὰ βρώματα,· ἀλλ’ ἐς κόρακας, ὦ Σκαβρέ.</text:p>
          </table:table-cell>
          <table:table-cell office:value-type="string">
            <text:p text:style-name="P6">"I don't know, sit," said Harry. </text:p>
          </table:table-cell>
        </table:table-row>
        <table:table-row table:style-name="TableLine2209026281536">
          <table:table-cell table:style-name="Table1.A1" office:value-type="string">
            <text:p text:style-name="Text_20_body">τρώγει γὰρ τὰ ἐμὰ στρώματα.</text:p>
          </table:table-cell>
          <table:table-cell office:value-type="string">
            <text:p text:style-name="P6">Snape's lips curled into a sneer. </text:p>
          </table:table-cell>
        </table:table-row>
        <table:table-row table:style-name="TableLine2209026281536">
          <table:table-cell table:style-name="Table1.A1" office:value-type="string">
            <text:p text:style-name="Text_20_body">ὁ δ’ Ἄρειος ἐν νῲ μέν εἶχεν αι’τεῖν τὸν Ῥοῶνα εἴ τι γέγευσαι τοῦ μελιπήκτου, εἷς δ’ ὕπνον εὐθὺς ἔπεσεν.</text:p>
          </table:table-cell>
          <table:table-cell office:value-type="string">
            <text:p text:style-name="P6">"Tut, tut -- fame clearly isn't everything." </text:p>
          </table:table-cell>
        </table:table-row>
        <table:table-row table:style-name="TableLine2209026281536">
          <table:table-cell table:style-name="Table1.A1" office:value-type="string">
            <text:p text:style-name="Text_20_body">καὶ ἴσως διὰ τὸ λίαν βεβρωκέναι ἐνύπνιον εἶδεν ἀτοπώτατον δή.</text:p>
          </table:table-cell>
          <table:table-cell office:value-type="string">
            <text:p text:style-name="P6">He ignored Hermione's hand. </text:p>
          </table:table-cell>
        </table:table-row>
        <table:table-row table:style-name="TableLine2209026281536">
          <table:table-cell table:style-name="Table1.A1" office:value-type="string">
            <text:p text:style-name="Text_20_body">ἐφόρει γὰρ τὴν τοῦ Κιούρου μίτραν, καὶ αὕτη ε”φασκε δεῖν αὐτὸν κατὰ τὸ πεπρωμένον μεταστῆναι εὐθὺς πρὸς τοὺς Σλυθηρίνους.</text:p>
          </table:table-cell>
          <table:table-cell office:value-type="string">
            <text:p text:style-name="P6">"Let's try again. Potter, where would you look if I told you to find me a bezoar?" </text:p>
          </table:table-cell>
        </table:table-row>
        <table:table-row table:style-name="TableLine2209026281536">
          <table:table-cell table:style-name="Table1.A1" office:value-type="string">
            <text:p text:style-name="Text_20_body">τῇ δέ μίτρᾳ οὐκ ἔφη βούλεσθαι εἷς τοὺς Σλυθηρίνους τελεῖν· βαρυτέραν δέ ταύτην ἀεὶ γιγνομένην ηὗρεν ὥστε ὅσῳ ἐπεχείρησε ταλαίπωρος ἐκδῦναι τόσῳ βεβαιότερον στεφανοῦσθαι ἔδοξεν.</text:p>
          </table:table-cell>
          <table:table-cell office:value-type="string">
            <text:p text:style-name="P6">Hermione stretched her hand as high into the air as it would go without her leaving her seat, but Harry didn't have the faintest idea what a bezoar was. He tried not to look at Malfoy, Crabbe, and Goyle, who were shaking with laughter. </text:p>
          </table:table-cell>
        </table:table-row>
        <table:table-row table:style-name="TableLine2209026281536">
          <table:table-cell table:style-name="Table1.A1" office:value-type="string">
            <text:p text:style-name="Text_20_body">καὶ μὴν ι’δοὺ ὁ Δράκων τοῦτο μέν ε”σκωπτεν αὐτὸν τέως ἀγωνιζόμενον, τοῦτο δέ καὶ μετέστη Σίναπυς γενόμενος, ὁ γρυπὸς ἐκεῖνος σοφιστής· ὁ δ’ ἐγέλα ἤδη λιγὺ καὶ πικρὸν ἐπ’ αὐτῷ.</text:p>
          </table:table-cell>
          <table:table-cell office:value-type="string">
            <text:p text:style-name="P6">"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 </text:p>
          </table:table-cell>
        </table:table-row>
        <table:table-row table:style-name="TableLine2209026281536">
          <table:table-cell table:style-name="Table1.A1" office:value-type="string">
            <text:p text:style-name="Text_20_body">κᾶπειτα φῶς τι χλοαυγὲς ἐγένετο, καὶ ὁ ’Ἁρειος ἐξήγρετο, ἱδρῶν ἅμα τε καὶ φρίττων.</text:p>
          </table:table-cell>
          <table:table-cell office:value-type="string">
            <text:p text:style-name="P6">"What is the difference, Potter, between monkshood and wolfsbane?" </text:p>
          </table:table-cell>
        </table:table-row>
        <table:table-row table:style-name="TableLine2209026281536">
          <table:table-cell table:style-name="Table1.A1" office:value-type="string">
            <text:p text:style-name="Text_20_body">ἀλλ’ οὖν περιστρεψάμενος πάλιν εἷς ὕπνον ἔπεσε.</text:p>
          </table:table-cell>
          <table:table-cell office:value-type="string">
            <text:p text:style-name="P6">At this, Hermione stood up, her hand stretching toward the dungeon ceiling. </text:p>
          </table:table-cell>
        </table:table-row>
        <table:table-row table:style-name="TableLine2209026281536">
          <table:table-cell table:style-name="Table1.A1" office:value-type="string">
            <text:p text:style-name="Text_20_body">τῇ δ’ ἐπιούσῃ ἐγρηγορὼς οῦδέν ἐμέμνητο τοῦ ἐνυπνίου.</text:p>
          </table:table-cell>
          <table:table-cell office:value-type="string">
            <text:p text:style-name="P6">"I don't know," said Harry quietly. "I think Hermione does, though, why don't you try her?" </text:p>
          </table:table-cell>
        </table:table-row>
        <text:soft-page-break/>
        <table:table-row table:style-name="TableLine2209026281536">
          <table:table-cell table:style-name="Table1.A1" office:value-type="string">
            <text:p text:style-name="Text_20_body">Ἰδού.</text:p>
          </table:table-cell>
          <table:table-cell office:value-type="string">
            <text:p text:style-name="P6">A few people laughed; Harry caught Seamus's eye, and Seamus winked. </text:p>
          </table:table-cell>
        </table:table-row>
        <table:table-row table:style-name="TableLine2209026281536">
          <table:table-cell table:style-name="Table1.A1" office:value-type="string">
            <text:p text:style-name="Text_20_body">Ποῦ, Παρὰ τῷ μειρακίῳ τῷ μεγάλῳ καί πυρρότριχι.</text:p>
          </table:table-cell>
          <table:table-cell office:value-type="string">
            <text:p text:style-name="P6">Snape, however, was not pleased. </text:p>
          </table:table-cell>
        </table:table-row>
        <table:table-row table:style-name="TableLine2209026281536">
          <table:table-cell table:style-name="Table1.A1" office:value-type="string">
            <text:p text:style-name="Text_20_body">Τῷ γε δίοπτρα φοροῦντι,· τἸ-Ι τὴν ὄψιν εἶδες αὐτοῦ; Ἠ τὴν οῦλήν; τῇ γὰρ οὖν ὑστεραίᾳ ψιθυρισμὸν ἤκουσε πολὺν ὁ ’Ἁρειος ἐπεὶ τάχιστα ἀπῆλθεν ἐκ τοῦ θαλάμου.</text:p>
          </table:table-cell>
          <table:table-cell office:value-type="string">
            <text:p text:style-name="P6">"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 </text:p>
          </table:table-cell>
        </table:table-row>
        <table:table-row table:style-name="TableLine2209026281536">
          <table:table-cell table:style-name="Table1.A1" office:value-type="string">
            <text:p text:style-name="Text_20_body">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office:value-type="string">
            <text:p text:style-name="P6">There was a sudden rummaging for quills and parchment. Over the noise, Snape said, "And a point will be taken from Gryffindor House for your cheek, Potter." </text:p>
          </table:table-cell>
        </table:table-row>
        <table:table-row table:style-name="TableLine2209026281536">
          <table:table-cell table:style-name="Table1.A1" office:value-type="string">
            <text:p text:style-name="Text_20_body">ἐκεῖνος δ’ ἐβούλετ’ ἂν αὐτοὺς τοῦτο μὴ ποιεῖν, ὡς μάλιστα θέλων διατρῖψαι ε’πὶ τῷ τυγχάνειν τῆς πρὸς σχολὴν ὁδοῦ.</text:p>
          </table:table-cell>
          <table:table-cell office:value-type="string">
            <text:p text:style-name="P6">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 </text:p>
          </table:table-cell>
        </table:table-row>
        <table:table-row table:style-name="TableLine2209026281536">
          <table:table-cell table:style-name="Table1.A1" office:value-type="string">
            <text:p text:style-name="Text_20_body">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text:soft-page-break/>ἀναβαίνοντας ὑπερπηδήσαι ἀκριβῶς φυλαττομένους.</text:p>
          </table:table-cell>
          <table:table-cell office:value-type="string">
            <text:p text:style-name="P6">"Idiot boy!" snarled Snape, clearing the spilled potion away with one wave of his wand. "I suppose you added the porcupine quills before taking the cauldron off the fire?" </text:p>
          </table:table-cell>
        </table:table-row>
        <table:table-row table:style-name="TableLine2209026281536">
          <table:table-cell table:style-name="Table1.A1" office:value-type="string">
            <text:p text:style-name="Text_20_body">καῖ μὴν τῶν θυρῶν τὰς μὲν οῦκ ἦν ἇνοίξαι εἰ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office:value-type="string">
            <text:p text:style-name="P6">Neville whimpered as boils started to pop up all over his nose. </text:p>
          </table:table-cell>
        </table:table-row>
        <table:table-row table:style-name="TableLine2209026281536">
          <table:table-cell table:style-name="Table1.A1" office:value-type="string">
            <text:p text:style-name="Text_20_body">καὶ χαλεπώτατον ἦν ἀκριβῶς μαθεῖν ὅπου τῷ ὄντι κεῖταί τι πάντων ῥεόντων, ὡς ἐδόκει.</text:p>
          </table:table-cell>
          <table:table-cell office:value-type="string">
            <text:p text:style-name="P6">"Take him up to the hospital wing," Snape spat at Seamus. Then he rounded on Harry and Ron, who had been working next to Neville. </text:p>
          </table:table-cell>
        </table:table-row>
        <table:table-row table:style-name="TableLine2209026281536">
          <table:table-cell table:style-name="Table1.A1" office:value-type="string">
            <text:p text:style-name="Text_20_body">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office:value-type="string">
            <text:p text:style-name="P6">"You -- Potter -- why didn't you tell him not to add the quills? Thought he'd make you look good if he got it wrong, did you? That's another point you've lost for Gryffindor." </text:p>
          </table:table-cell>
        </table:table-row>
        <table:table-row table:style-name="TableLine2209026281536">
          <table:table-cell table:style-name="Table1.A1" office:value-type="string">
            <text:p text:style-name="Text_20_body">καὶ μὴν τὰ εἴδωλα ὀχληρὰ ἐγένετο.</text:p>
          </table:table-cell>
          <table:table-cell office:value-type="string">
            <text:p text:style-name="P6">This was so unfair that Harry opened his mouth to argue, but Ron kicked him behind their cauldron. </text:p>
          </table:table-cell>
        </table:table-row>
        <table:table-row table:style-name="TableLine2209026281536">
          <table:table-cell table:style-name="Table1.A1" office:value-type="string">
            <text:p text:style-name="Text_20_body">καὶ γὰρ θορύβοιο ἂν σὺ τῷ παραδόξῳ τοῦ πράγματος, εἴ ποτε εἴδωλόν τι φθάνοι σέ διαβὰν διὰ τὴν θύραν τὴν κεκλεισμένην ἣν ἀνοίξειν ἔμελλες.</text:p>
          </table:table-cell>
          <table:table-cell office:value-type="string">
            <text:p text:style-name="P6">"Doi* push it," he muttered, "I've heard Snape can turn very nasty." </text:p>
          </table:table-cell>
        </table:table-row>
        <table:table-row table:style-name="TableLine2209026281536">
          <table:table-cell table:style-name="Table1.A1" office:value-type="string">
            <text:p text:style-name="Text_20_body">ἀλλ’ ὁ μὲν μονονουχὶ ἀκέφαλος Νίκος ἥδετο εὐθύνων τοῦς Γ 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office:value-type="string">
            <text:p text:style-name="P6">As they climbed the steps out of the dungeon an hour later, Harry's mind was racing and his spirits were low. He'd lost two points for Gryffindor in his very first week -- why did Snape hate him so much? "Cheer up," </text:p>
          </table:table-cell>
        </table:table-row>
        <table:table-row table:style-name="TableLine2209026281536">
          <table:table-cell table:style-name="Table1.A1" office:value-type="string">
            <text:p text:style-name="Text_20_body">ἐφίλει γὰρ 1 08 ΑΡΕΙΟΣ Πο ΤΗΡ καί τὰ ἀγγεῖα τὰ ἀχρήστου χαρτίου πλήρη κατὰ τῆς κεφαλῆς 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able:table-cell>
          <table:table-cell office:value-type="string">
            <text:p text:style-name="P6">said Ron, "Snape's always taking points off Fred and George. Can I come and meet Hagrid with you?" </text:p>
          </table:table-cell>
        </table:table-row>
        <table:table-row table:style-name="TableLine2209026281536">
          <table:table-cell table:style-name="Table1.A1" office:value-type="string">
            <text:p text:style-name="Text_20_body">ἀλλ’ ὁ οἰκοφύλαξ ὁ ’Ἁργος Φήληξ ὅσον μάλιστα καί κάκιον ἦν τοῦ Ποιφύκτου.</text:p>
          </table:table-cell>
          <table:table-cell office:value-type="string">
            <text:p text:style-name="P6">At five to three they left the castle and made their way across the grounds. Hagrid lived in a small wooden house on the edge of the forbidden forest. A crossbow and a pair of galoshes were outside the front door. </text:p>
          </table:table-cell>
        </table:table-row>
        <table:table-row table:style-name="TableLine2209026281536">
          <table:table-cell table:style-name="Table1.A1" office:value-type="string">
            <text:p text:style-name="Text_20_body">τῆς γὰρ ἐπιούσης ἡμέρας ἅμ’ ἡλίῳ ὁ “Αρειος καὶ ὁ Ῥοών ἀπέκναισάν πως αὐτὸν ἀλοῦντες μεταξὺ ἐπιχειροῦντες βίᾳ εἰσιέναι διὰ θύραν τινά.</text:p>
          </table:table-cell>
          <table:table-cell office:value-type="string">
            <text:p text:style-name="P6">When Harry knocked they heard a frantic scrabbling from inside and several booming barks. Then Hagrid's voice rang out, saying, "Back, Fang <text:soft-page-break/>-- back." </text:p>
          </table:table-cell>
        </table:table-row>
        <table:table-row table:style-name="TableLine2209026281536">
          <table:table-cell table:style-name="Table1.A1" office:value-type="string">
            <text:p text:style-name="Text_20_body">καί αὕτη, ὡς ἀπέβη αὐτοῖς κλαίουσι δή, εἴσοδος ε”τυχεν οὖσα εἰς τὴν διαδρομὴν ἀπόρρητον ἐκείνην τὴν ἐπὶ τοῦ τρίτου ὀρόφου.</text:p>
          </table:table-cell>
          <table:table-cell office:value-type="string">
            <text:p text:style-name="P6">Hagrid's big, hairy face appeared in the crack as he pulled the door open. </text:p>
          </table:table-cell>
        </table:table-row>
        <table:table-row table:style-name="TableLine2209026281536">
          <table:table-cell table:style-name="Table1.A1" office:value-type="string">
            <text:p text:style-name="Text_20_body">ὁ δέ Φήληξ ὁ φύλαξ, οὐ πιστεύσας αὐτοῖς φάσκουσιν ἁμαρτεῖν τῆς ὁδοῦ, ἐπέπειστο τοιχωρυχεῖν αὐτοὺς ἐκ παρασκευῆς.</text:p>
          </table:table-cell>
          <table:table-cell office:value-type="string">
            <text:p text:style-name="P6">"Hang on," he said. "Back, Fang." </text:p>
          </table:table-cell>
        </table:table-row>
        <table:table-row table:style-name="TableLine2209026281536">
          <table:table-cell table:style-name="Table1.A1" office:value-type="string">
            <text:p text:style-name="Text_20_body">ἠπείλει οὖν ἐνδήσειν αῦτοὺς εἰς δεσμωτήριον καί ἀπέσωσεν ὁ Κίουρος παριὼν τύχῃ τινί.</text:p>
          </table:table-cell>
          <table:table-cell office:value-type="string">
            <text:p text:style-name="P6">He let them in, struggling to keep a hold on the collar of an enormous black boarhound. </text:p>
          </table:table-cell>
        </table:table-row>
        <table:table-row table:style-name="TableLine2209026281536">
          <table:table-cell table:style-name="Table1.A1" office:value-type="string">
            <text:p text:style-name="Text_20_body">τῴ δέ Φήληκι ῆν αἴλουρός τις θηλεῖα ὀνόματι Νῶροψ, ἰσχνὴ οῦσα καί σποδοειδὴς καί ἐξόφθαλμος ἴσον αὐτῷ τῷ κυρίῳ.</text:p>
          </table:table-cell>
          <table:table-cell office:value-type="string">
            <text:p text:style-name="P6">There was only one room inside. Hams and pheasants were hanging from the ceiling, a copper kettle was boiling on the open fire, and in the corner stood a massive bed with a patchwork quilt over it. </text:p>
          </table:table-cell>
        </table:table-row>
        <table:table-row table:style-name="TableLine2209026281536">
          <table:table-cell table:style-name="Table1.A1" office:value-type="string">
            <text:p text:style-name="Text_20_body">καὶ αὐτὴ καθ’ ἑαυτὴν μόνη περιεπόλει τὰς διαδρομάς.</text:p>
          </table:table-cell>
          <table:table-cell office:value-type="string">
            <text:p text:style-name="P6">"Make yerselves at home," said Hagrid, letting go of Fang, who bounded straight at Ron and started licking his ears. Like Hagrid, Fang was clearly not as fierce as he looked. </text:p>
          </table:table-cell>
        </table:table-row>
        <table:table-row table:style-name="TableLine2209026281536">
          <table:table-cell table:style-name="Table1.A1" office:value-type="string">
            <text:p text:style-name="Text_20_body">εἰ δέ τις παρ’ αὐτῇ παρέβαινε θεσμόν τινα ἢ πλημμελὲς καί μικρόν τι ἐποίει, ἀπῄττε μετιὼν τὸν Φήληκα.</text:p>
          </table:table-cell>
          <table:table-cell office:value-type="string">
            <text:p text:style-name="P6">"This is Ron," Harry told Hagrid, who was pouring boiling water into a large teapot and putting rock cakes onto a plate. </text:p>
          </table:table-cell>
        </table:table-row>
        <table:table-row table:style-name="TableLine2209026281536">
          <table:table-cell table:style-name="Table1.A1" office:value-type="string">
            <text:p text:style-name="Text_20_body">ὁ δ’ ἐν ἀκαρεῖ ἐφαίνετο ἀσθμαίνων ἅμα.</text:p>
          </table:table-cell>
          <table:table-cell office:value-type="string">
            <text:p text:style-name="P6">"Another Weasley, eh?" said Hagrid, glancing at Ron's freckles. I spent half me life chasin' yer twin brothers away from the forest." </text:p>
          </table:table-cell>
        </table:table-row>
        <table:table-row table:style-name="TableLine2209026281536">
          <table:table-cell table:style-name="Table1.A1" office:value-type="string">
            <text:p text:style-name="Text_20_body">τὰς γὰρ τοῦ παιδευτηρίου διαδρομὰς τὰς κρυπτὰς ῶς οὐδεὶς ἄλλος ἔγνω, εἰ μὴ ε”τυχον οἱ Εὐισήλιοι ἐμπειρότεροι γενόμενοι.</text:p>
          </table:table-cell>
          <table:table-cell office:value-type="string">
            <text:p text:style-name="P6">The rock cakes were shapeless lumps with raisins that almost broke their teeth, but Harry and Ron pretended to be enjoying them as they told Hagrid all about their first -lessons. Fang rested his head on Harry's knee and drooled all over his robes. </text:p>
          </table:table-cell>
        </table:table-row>
        <table:table-row table:style-name="TableLine2209026281536">
          <table:table-cell table:style-name="Table1.A1" office:value-type="string">
            <text:p text:style-name="Text_20_body">ὥστ’ ῆν αὐτῷ ἀνακύψαι μάλ’ ἐξ ἀπροσδοκήτου καθάπερ τὰ εἴδωλα.</text:p>
          </table:table-cell>
          <table:table-cell office:value-type="string">
            <text:p text:style-name="P6">Harry and Ron were delighted to hear Hagrid call Fitch "that old git." </text:p>
          </table:table-cell>
        </table:table-row>
        <table:table-row table:style-name="TableLine2209026281536">
          <table:table-cell table:style-name="Table1.A1" office:value-type="string">
            <text:p text:style-name="Text_20_body">ἀνθ’ ὧν πάντες οἱ μαθηταὶ πάνυ ἐμίσουν αὐτὸν καὶ σκοπὸς ῆν αὐτοῖς τὴν Νώροπα πολλὰ λακτίζειν.</text:p>
          </table:table-cell>
          <table:table-cell office:value-type="string">
            <text:p text:style-name="P6">"An' as fer that cat, Mrs. Norris, I'd like ter introduce her to Fang sometime. D'yeh know, every time I go up ter the school, she follows me everywhere? Can't get rid of her -- Fitch puts her up to it." </text:p>
          </table:table-cell>
        </table:table-row>
        <table:table-row table:style-name="TableLine2209026281536">
          <table:table-cell table:style-name="Table1.A1" office:value-type="string">
            <text:p text:style-name="Text_20_body">καί μὴν τὴν παίδευσιν αὐτὴν ἦν ἀνέχεσθαι, εἴ γ’ ἄρα εἰς τὰ διδασκαλεῖα ἀκριβῶς ἀφίκετό τις.</text:p>
          </table:table-cell>
          <table:table-cell office:value-type="string">
            <text:p text:style-name="P6">Harry told Hagrid about Snape's lesson. Hagrid, like Ron, told Harry not to worry about it, that <text:soft-page-break/>Snape liked hardly any of the students. </text:p>
          </table:table-cell>
        </table:table-row>
        <table:table-row table:style-name="TableLine2209026281536">
          <table:table-cell table:style-name="Table1.A1" office:value-type="string">
            <text:p text:style-name="Text_20_body">ἐλελήθει δέ τὸν ’Ἀρειον ἡ μαγικὴ πρόσαντές τι οὖσα, δέον πολλῷ πλείονα πράττειν ἢ ῥάβδον σείοντα ὀλίγα καὶ γελοῖα λαλεῖν.</text:p>
          </table:table-cell>
          <table:table-cell office:value-type="string">
            <text:p text:style-name="P6">"But he seemed to really hate me." </text:p>
          </table:table-cell>
        </table:table-row>
        <table:table-row table:style-name="TableLine2209026281536">
          <table:table-cell table:style-name="Table1.A1" office:value-type="string">
            <text:p text:style-name="Text_20_body">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office:value-type="string">
            <text:p text:style-name="P6">"Rubbish!" said Hagrid. "Why should he?" </text:p>
          </table:table-cell>
        </table:table-row>
        <table:table-row table:style-name="TableLine2209026281536">
          <table:table-cell table:style-name="Table1.A1" office:value-type="string">
            <text:p text:style-name="Text_20_body">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text:p>
          </table:table-cell>
          <table:table-cell office:value-type="string">
            <text:p text:style-name="P6">Yet Harry couldn't help thinking that Hagrid didn't quite meet his eyes when he said that. </text:p>
          </table:table-cell>
        </table:table-row>
        <table:table-row table:style-name="TableLine2209026281536">
          <table:table-cell table:style-name="Table1.A1" office:value-type="string">
            <text:p text:style-name="Text_20_body">ἡ δέ Βλάστη - τοῦτο γὰρ ἦν ὄνομα αὐτῇ - ἐδίδασκεν αὐτοῦς οῦ μόνον ἐπιμελεῖσθαι πάντων τῶν καινῶν φυτῶν καὶ τῶν μυκητῶν ἀλλὰ καί εὑρίσκειν ἐφἰἷ) δύναμιν ἔχοιεν, καὶ μάλιστα οὐχ ἥδοντο ἀκούοντες περὶ τῶν τοῖς πάλαι μάγοις πεπραγμένων.</text:p>
          </table:table-cell>
          <table:table-cell office:value-type="string">
            <text:p text:style-name="P6">"How's yer brother Charlie?" Hagrid asked Ron. "I liked him a lot -- great with animals." </text:p>
          </table:table-cell>
        </table:table-row>
        <table:table-row table:style-name="TableLine2209026281536">
          <table:table-cell table:style-name="Table1.A1" office:value-type="string">
            <text:p text:style-name="Text_20_body">ταύτης γὰρ τῆς διδασκαλίας μόνης ὁ σοφιστὴς ὢν εἴδωλον ἔτυχεν.</text:p>
          </table:table-cell>
          <table:table-cell office:value-type="string">
            <text:p text:style-name="P6">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 </text:p>
          </table:table-cell>
        </table:table-row>
        <table:table-row table:style-name="TableLine2209026281536">
          <table:table-cell table:style-name="Table1.A1" office:value-type="string">
            <text:p text:style-name="Text_20_body">καὶ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able:table-cell>
          <table:table-cell office:value-type="string">
            <text:p text:style-name="P6">Gringotts goblins today insisted that nothing had been taken. The vault that was searched had in fact been emptied the same day. </text:p>
          </table:table-cell>
        </table:table-row>
        <table:table-row table:style-name="TableLine2209026281536">
          <table:table-cell table:style-name="Table1.A1" office:value-type="string">
            <text:p text:style-name="Text_20_body">καὶ τοῦ Βίνεως συνεχῶς Ο ΣΟΦῘΣΤΗΣ Ο ΕΠΙ ΠΟΣΕΩΝ 109 ὑμνοῦντος, ε”γραφον ὀνόματα καί χρόνους πολλὰ συγχέοντες ἀεὶ οἷον Ἐμερικὸν τὸν κακὸν καὶ Οὐρικὸν τὸν μανικόν.</text:p>
          </table:table-cell>
          <table:table-cell office:value-type="string">
            <text:p text:style-name="P6">"But we're not telling you what was in there, so keep your noses out if you know what's good for you," said a Gringotts spokesgoblin this afternoon. </text:p>
          </table:table-cell>
        </table:table-row>
        <table:table-row table:style-name="TableLine2209026281536">
          <table:table-cell table:style-name="Table1.A1" office:value-type="string">
            <text:p text:style-name="Text_20_body">ἀλλ’ ὁ Φιλητικὸς σοφιστὴς ὢν τῶν φίλτρων οὕτω μικρὸς ἦν τὸ σῶμα ὥστε δεῖν ἐπὶ σωρῴ βιβλίων ἑστάναι ὀψόμενον ὑπὲρ τοῦ βάθρου.</text:p>
          </table:table-cell>
          <table:table-cell office:value-type="string">
            <text:p text:style-name="P6">Harry remembered Ron telling him on the train that someone had tried to rob Gringotts, but Ron hadn't mentioned the date. </text:p>
          </table:table-cell>
        </table:table-row>
        <text:soft-page-break/>
        <table:table-row table:style-name="TableLine2209026281536">
          <table:table-cell table:style-name="Table1.A1" office:value-type="string">
            <text:p text:style-name="Text_20_body">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office:value-type="string">
            <text:p text:style-name="P6">"Hagrid!" said Harry, "that Gringotts break-in happened on my birthday! It might've been happening while we were there!" </text:p>
          </table:table-cell>
        </table:table-row>
        <table:table-row table:style-name="TableLine2209026281536">
          <table:table-cell table:style-name="Table1.A1" office:value-type="string">
            <text:p text:style-name="Text_20_body">ἡ τοίνυν σοφίστρια Μαγονωγαλέα ἐκ διαμέτρου ἦν τῶν τοι- ούτων.</text:p>
          </table:table-cell>
          <table:table-cell office:value-type="string">
            <text:p text:style-name="P6">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CHAPTER NINE </text:p>
          </table:table-cell>
        </table:table-row>
        <table:table-row table:style-name="TableLine2209026281536">
          <table:table-cell table:style-name="Table1.A1" office:value-type="string">
            <text:p text:style-name="Text_20_body">ὁ δ’ ’Άρειος ὀρθῶς ἄρ’ ε”μαθεν ὅτι οὐ προσήκει ἀνηκουστ- εῖν αὐτήν, δυσκίνητόν τ’ οὖσαν καὶ ξυνετόν.</text:p>
          </table:table-cell>
          <table:table-cell office:value-type="string">
            <text:p text:style-name="P6">THE MIDNIGHT DUEL </text:p>
          </table:table-cell>
        </table:table-row>
        <table:table-row table:style-name="TableLine2209026281536">
          <table:table-cell table:style-name="Table1.A1" office:value-type="string">
            <text:p text:style-name="Text_20_body">καί γὰρ ἐπεῖ τάχιστ’ ἐκάθισαν τὸ πρῶτον ἀκουσόμενοι αὐτῆς οἱ μαθηταί, ἐνουθέτησεν αὐτοὺς πάνυ ποτνιωμένη· Ἀλλὰ μὴν, ἔφη, ἥ τοι μεταμόρφωσις εἶδός ἐστι τῆς μαγικῆς δεινόν τε καί ἐπικίνδυνον ὑπὲρ τᾶλλα ἃ ἐν Ὑογοήτου μαθήσεσθε.</text:p>
          </table:table-cell>
          <table:table-cell office:value-type="string">
            <text:p text:style-name="P6">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 </text:p>
          </table:table-cell>
        </table:table-row>
        <table:table-row table:style-name="TableLine2209026281536">
          <table:table-cell table:style-name="Table1.A1" office:value-type="string">
            <text:p text:style-name="Text_20_body">καὶ δὴ εἴ τις παρ’ ε”μοιγε διατρίβων ἀσχημονήσει, ἐκλείψει τὸ διδασκαλεῖον οὐδ’ ἐπάνεισί ποτε.</text:p>
          </table:table-cell>
          <table:table-cell office:value-type="string">
            <text:p text:style-name="P6">Flying lessons would be starting on Thursday -- and Gryffindor and Slytherin would be learning together. </text:p>
          </table:table-cell>
        </table:table-row>
        <table:table-row table:style-name="TableLine2209026281536">
          <table:table-cell table:style-name="Table1.A1" office:value-type="string">
            <text:p text:style-name="Text_20_body">εὐλαβεῖσθε δῆτα.</text:p>
          </table:table-cell>
          <table:table-cell office:value-type="string">
            <text:p text:style-name="P6">"Typical," said Harry darkly. "Just what I always wanted. To make a fool of myself on a broomstick in front of Malfoy." </text:p>
          </table:table-cell>
        </table:table-row>
        <text:soft-page-break/>
        <table:table-row table:style-name="TableLine2209026281536">
          <table:table-cell table:style-name="Table1.A1" office:value-type="string">
            <text:p text:style-name="Text_20_body">ἐντεῦθεν δὲ μετέβαλε τὸ βάθρον εἷς χοῖρον κᾶπειτα πάλιν ἐξ χοίρου εἷς βάθρον.</text:p>
          </table:table-cell>
          <table:table-cell office:value-type="string">
            <text:p text:style-name="P6">He had been looking forward to learning to fly more than anything else. </text:p>
          </table:table-cell>
        </table:table-row>
        <table:table-row table:style-name="TableLine2209026281536">
          <table:table-cell table:style-name="Table1.A1" office:value-type="string">
            <text:p text:style-name="Text_20_body">καί πάντες ἐθαύμασαν μέν, συνῇσαν δέ ταχέως οὐ μετὰ μικρὸν μέλλοντες μεταβαλεῖν τὰ ε”πιπλα εἷς τὰ ζῴα.</text:p>
          </table:table-cell>
          <table:table-cell office:value-type="string">
            <text:p text:style-name="P6">"You don't know that you'll make a fool of yourself," said Ron reasonably. "Anyway, I know Malfoy's always going on about how good he is at Quidditch, but I bet that's all talk." </text:p>
          </table:table-cell>
        </table:table-row>
        <table:table-row table:style-name="TableLine2209026281536">
          <table:table-cell table:style-name="Table1.A1" office:value-type="string">
            <text:p text:style-name="Text_20_body">γράψαντες μὲν οὖν πολλὰ καὶ ποικίλα, ἐδέξαντο ἕκαστοι πυρεῖον ὡς εἰς βελόνην μεταβαλοῦντες.</text:p>
          </table:table-cell>
          <table:table-cell office:value-type="string">
            <text:p text:style-name="P6">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able:table-cell>
        </table:table-row>
        <table:table-row table:style-name="TableLine2209026281536">
          <table:table-cell table:style-name="Table1.A1" office:value-type="string">
            <text:p text:style-name="Text_20_body">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office:value-type="string">
            <text:p text:style-name="P6">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able:table-cell>
        </table:table-row>
        <table:table-row table:style-name="TableLine2209026281536">
          <table:table-cell table:style-name="Table1.A1" office:value-type="string">
            <text:p text:style-name="Text_20_body">ἀτὰρ καί πάντες τὴν σχολὴν μάλιστα προσεδέχοντο τὴν περὶ τῆς πρὸς τὰ σκοτεινὰ δόγματα φυλακῆς.</text:p>
          </table:table-cell>
          <table:table-cell office:value-type="string">
            <text:p text:style-name="P6">Neville had never been on a broomstick in his life, because his grandmother had never let him near one. Privately, Harry felt she'd had good reason, because Neville managed to have an extraordinary number of accidents even with both feet on the ground. </text:p>
          </table:table-cell>
        </table:table-row>
        <table:table-row table:style-name="TableLine2209026281536">
          <table:table-cell table:style-name="Table1.A1" office:value-type="string">
            <text:p text:style-name="Text_20_body">ἀλλ’ ὡς ἀπέβη, ἡ τοῦ Κιούρου διδασκαλία γελοῖόν τι ε”τυχεν οὖσα, τῶν γὰρ σκορόδων σφόδρ’ ὅ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p>
          </table:table-cell>
          <table:table-cell office:value-type="string">
            <text:p text:style-name="P6">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text:soft-page-break/>very pleased when Hermione's lecture was interrupted by the arrival of the mail. </text:p>
          </table:table-cell>
        </table:table-row>
        <table:table-row table:style-name="TableLine2209026281536">
          <table:table-cell table:style-name="Table1.A1" office:value-type="string">
            <text:p text:style-name="Text_20_body">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p>
          </table:table-cell>
          <table:table-cell office:value-type="string">
            <text:p text:style-name="P6">Harry hadn't had a single letter since Hagrid's note, something that Malfoy had been quick to notice, of course. Malfoy's eagle owl was always bringing him packages of sweets from home, which he opened gloatingly at the Slytherin table. </text:p>
          </table:table-cell>
        </table:table-row>
        <table:table-row table:style-name="TableLine2209026281536">
          <table:table-cell table:style-name="Table1.A1" office:value-type="string">
            <text:p text:style-name="Text_20_body">οἱ δέ μαθηταὶ ἐνεδοίαζον περὶ τούτων πότερον πεπεισμ- ένοι εἰσίν.</text:p>
          </table:table-cell>
          <table:table-cell office:value-type="string">
            <text:p text:style-name="P6">A barn owl brought Neville a small package from his grandmother. He opened it excitedly and showed them a glass ball the size of a large marble, which seemed to be full of white smoke. </text:p>
          </table:table-cell>
        </table:table-row>
        <table:table-row table:style-name="TableLine2209026281536">
          <table:table-cell table:style-name="Table1.A1" office:value-type="string">
            <text:p text:style-name="Text_20_body">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text:p>
          </table:table-cell>
          <table:table-cell office:value-type="string">
            <text:p text:style-name="P6">"It's a Remembrall!" he explained. "Gran knows I forget things -- this tells you if there's something you've forgotten to do. Look, you hold it tight like this and if it turns red -- oh..." His face fell, because the Remembrall had suddenly glowed scarlet, "You've forgotten something..." </text:p>
          </table:table-cell>
        </table:table-row>
        <table:table-row table:style-name="TableLine2209026281536">
          <table:table-cell table:style-name="Table1.A1" office:value-type="string">
            <text:p text:style-name="Text_20_body">ἀλλ’ οὖν οἱ Εὖισήλιοι ἔφασκον σκορόδων σέσαχθαι καὶ τὴν μίτραν ἵνα ὁ Κίουρος φυλακῆς τύχοι ὅποι γῆς ἔλθοι.</text:p>
          </table:table-cell>
          <table:table-cell office:value-type="string">
            <text:p text:style-name="P6">Neville was trying to remember what he'd forgotten when Draco Malfoy, who was passing the Gryffindor table, snatched the Remembrall out of his hand. </text:p>
          </table:table-cell>
        </table:table-row>
        <table:table-row table:style-name="TableLine2209026281536">
          <table:table-cell table:style-name="Table1.A1" office:value-type="string">
            <text:p text:style-name="Text_20_body">1 10 ΑΡΕΙΟΣ ΠοΤΗΡ ὁ δ’ Ἄρειος ἥδετο μαθὼν ὅτι οὐκ’ ἄρ’ ῆττον ἐπίσταται τῶν ἄλλων παρατιθέμενος πολλοὶ γὰρ ἐν Μυγάλοις τεθραμμένοι οὗ συνῄσαν ἑαυτοῖς φαρμακεῦσιν ἢ φαρμακίσι πεφυκόσι.</text:p>
          </table:table-cell>
          <table:table-cell office:value-type="string">
            <text:p text:style-name="P6">Harry and Ron jumped to their feet. They were half hoping for a reason to fight Malfay, but Professor McGonagall, who could spot trouble quicker than any teacher in the school, was there in a flash. </text:p>
          </table:table-cell>
        </table:table-row>
        <table:table-row table:style-name="TableLine2209026281536">
          <table:table-cell table:style-name="Table1.A1" office:value-type="string">
            <text:p text:style-name="Text_20_body">καὶ τοσαῦτα ἔδει τοὺς πάντας μανθάνειν ὥστε καὶ ὁ Ῥοὼν καὶ οἱ τοιοῦτοι οῦ πολὺ προεῖχον τῶν ἄλλων.</text:p>
          </table:table-cell>
          <table:table-cell office:value-type="string">
            <text:p text:style-name="P6">"What's going on?" </text:p>
          </table:table-cell>
        </table:table-row>
        <table:table-row table:style-name="TableLine2209026281536">
          <table:table-cell table:style-name="Table1.A1" office:value-type="string">
            <text:p text:style-name="Text_20_body">τῆς τοίνυν Παρασκευῆς ὁ ’Ἁρειος καὶ ὁ Ῥοὼν τὸ πρῶτον εἰς τὸ μέγαρον ἀφίκοντο ἀριστήσοντες οὐ διαμαρτόντες ὁπωστιοῦν τῆς ὁδοῦ.</text:p>
          </table:table-cell>
          <table:table-cell office:value-type="string">
            <text:p text:style-name="P6">"Malfoy's got my Remembrall, Professor." </text:p>
          </table:table-cell>
        </table:table-row>
        <table:table-row table:style-name="TableLine2209026281536">
          <table:table-cell table:style-name="Table1.A1" office:value-type="string">
            <text:p text:style-name="Text_20_body">καί τοῦτο μέγα τι ἐνόμισαν εἶναι.</text:p>
          </table:table-cell>
          <table:table-cell office:value-type="string">
            <text:p text:style-name="P6">Scowling, Malfoy quickly dropped the Remembrall back on the table. </text:p>
          </table:table-cell>
        </table:table-row>
        <table:table-row table:style-name="TableLine2209026281536">
          <table:table-cell table:style-name="Table1.A1" office:value-type="string">
            <text:p text:style-name="Text_20_body">καὶ ὁ μέν μέλι εἷς τὸν χόνδρον χέων Τήμερον, ἔφη, τί ε”χομεν; ὁ δέ Πόσεις, ἔφη, διπλᾶς μετὰ τῶν Σλυθηρίνων.</text:p>
          </table:table-cell>
          <table:table-cell office:value-type="string">
            <text:p text:style-name="P6">"Just looking," he said, and he sloped away with Crabbe and Goyle behind him. </text:p>
          </table:table-cell>
        </table:table-row>
        <table:table-row table:style-name="TableLine2209026281536">
          <table:table-cell table:style-name="Table1.A1" office:value-type="string">
            <text:p text:style-name="Text_20_body">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office:value-type="string">
            <text:p text:style-name="P6">At three-thirty that afternoon, Harry, Ron, and the other Gryffindors hurried down the front steps onto the grounds for their first flying lesson. It was a <text:soft-page-break/>clear, breezy day, and the grass rippled under their feet as they marched down the sloping lawns toward a smooth, flat lawn on the opposite side of the grounds to the forbidden forest, whose trees were swaying darkly in the distance. </text:p>
          </table:table-cell>
        </table:table-row>
        <table:table-row table:style-name="TableLine2209026281536">
          <table:table-cell table:style-name="Table1.A1" office:value-type="string">
            <text:p text:style-name="Text_20_body">Εἶ γὰρ ἡ Μαγονωγαλέα ἐγρυφινδώριζεν, ῆ δ’ ὃς ὁ ’Ἁρειος 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office:value-type="string">
            <text:p text:style-name="P6">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able:table-cell>
        </table:table-row>
        <table:table-row table:style-name="TableLine2209026281536">
          <table:table-cell table:style-name="Table1.A1" office:value-type="string">
            <text:p text:style-name="Text_20_body">ἐκομίσθησαν τοίνυν αἶ ἐπιστολαί.</text:p>
          </table:table-cell>
          <table:table-cell office:value-type="string">
            <text:p text:style-name="P6">Their teacher, Madam Hooch, arrived. She had short, gray hair, and yellow eyes like a hawk. </text:p>
          </table:table-cell>
        </table:table-row>
        <table:table-row table:style-name="TableLine2209026281536">
          <table:table-cell table:style-name="Table1.A1" office:value-type="string">
            <text:p text:style-name="Text_20_body">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μεθείσας, τήμερον δέ πάντα τὰ τοιαῦτα μέτρια ε”χειν ἐδόκει.</text:p>
          </table:table-cell>
          <table:table-cell office:value-type="string">
            <text:p text:style-name="P6">"Well, what are you all waiting for?" she barked. "Everyone stand by a broomstick. Come on, hurry up." </text:p>
          </table:table-cell>
        </table:table-row>
        <table:table-row table:style-name="TableLine2209026281536">
          <table:table-cell table:style-name="Table1.A1" office:value-type="string">
            <text:p text:style-name="Text_20_body">καὶ μέχρι τότε ἡ Ἡδυίκτὶν οὐδέν ἐκόμισεν αὐτῷ.</text:p>
          </table:table-cell>
          <table:table-cell office:value-type="string">
            <text:p text:style-name="P6">Harry glanced down at his broom. It was old and some of the twigs stuck out at odd angles. </text:p>
          </table:table-cell>
        </table:table-row>
        <table:table-row table:style-name="TableLine2209026281536">
          <table:table-cell table:style-name="Table1.A1" office:value-type="string">
            <text:p text:style-name="Text_20_body">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office:value-type="string">
            <text:p text:style-name="P6">"Stick out your right hand over your broom," called Madam Hooch at the front, "and say 'Up!"' "UPF everyone shouted. </text:p>
          </table:table-cell>
        </table:table-row>
        <table:table-row table:style-name="TableLine2209026281536">
          <table:table-cell table:style-name="Table1.A1" office:value-type="string">
            <text:p text:style-name="Text_20_body">τήμερον δέ μεταξὺ τῆς παλάθης καὶ τοῦ σακχάρου κύλικος καταπτομένη μεθῆκεν ἐπιστολὴν εἰς τὴν ἐκείνου λεκάνην.</text:p>
          </table:table-cell>
          <table:table-cell office:value-type="string">
            <text:p text:style-name="P6">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able:table-cell>
        </table:table-row>
        <table:table-row table:style-name="TableLine2209026281536">
          <table:table-cell table:style-name="Table1.A1" office:value-type="string">
            <text:p text:style-name="Text_20_body">ὁ δ’ εὐθὺς σπουδαίως ἀνέῳξε.</text:p>
          </table:table-cell>
          <table:table-cell office:value-type="string">
            <text:p text:style-name="P6">Madam Hooch then showed them how to mount their brooms without sliding off the end, and walked up and down the rows correcting their grips. </text:p>
          </table:table-cell>
        </table:table-row>
        <text:soft-page-break/>
        <table:table-row table:style-name="TableLine2209026281536">
          <table:table-cell table:style-name="Table1.A1" office:value-type="string">
            <text:p text:style-name="Text_20_body">μόλις δ’ ἀνέγω τάδε· ὁ γὰρ γράψας ἄτεχνος ἦν τις, ὡς ε’ὀικεν.</text:p>
          </table:table-cell>
          <table:table-cell office:value-type="string">
            <text:p text:style-name="P6">Harry and Ron were delighted when she told Malfoy he'd been doing it wrong for years. </text:p>
          </table:table-cell>
        </table:table-row>
        <table:table-row table:style-name="TableLine2209026281536">
          <table:table-cell table:style-name="Table1.A1" office:value-type="string">
            <text:p text:style-name="Text_20_body">Ἁγριώδης τῷ Ἁρείῳ χαίρειν Εὖ οἶδ’ ὅτι καθ’ ἑβδομάδα τῆς Παρασκευῆς δείλῃ σχολά- ζεις.</text:p>
          </table:table-cell>
          <table:table-cell office:value-type="string">
            <text:p text:style-name="P6">"Now, when I blow my whistle, you kick off from the ground, hard," said Madam Hooch. "Keep your brooms steady, rise a few feet, and then come straight back down by leaning forward slightly. On my whistle -- three -- two --" </text:p>
          </table:table-cell>
        </table:table-row>
        <table:table-row table:style-name="TableLine2209026281536">
          <table:table-cell table:style-name="Table1.A1" office:value-type="string">
            <text:p text:style-name="Text_20_body">ἆρ’ ἐθέλεις συμμετέχειν τοῦ τεΐου μετ’ ἐμοῦ τῇ ἐνάτῃ ὥρᾳ,· βούλομαι γὰρ πάντ’ ἀκοῦσαί σου περὶ τῶν τῆς πρώτης ἑβδομάδος πεποιημένων.</text:p>
          </table:table-cell>
          <table:table-cell office:value-type="string">
            <text:p text:style-name="P6">But Neville, nervous and jumpy and frightened of being left on the ground, pushed off hard before the whistle had touched Madam Hooch's lips. </text:p>
          </table:table-cell>
        </table:table-row>
        <table:table-row table:style-name="TableLine2209026281536">
          <table:table-cell table:style-name="Table1.A1" office:value-type="string">
            <text:p text:style-name="Text_20_body">ἀποκρίνου δῆτα μετὰ τῆς Ἡδυϊκτ- ῖνος.</text:p>
          </table:table-cell>
          <table:table-cell office:value-type="string">
            <text:p text:style-name="P6">"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sight. </text:p>
          </table:table-cell>
        </table:table-row>
        <table:table-row table:style-name="TableLine2209026281536">
          <table:table-cell table:style-name="Table1.A1" office:value-type="string">
            <text:p text:style-name="Text_20_body">ἔρρωσο.</text:p>
          </table:table-cell>
          <table:table-cell office:value-type="string">
            <text:p text:style-name="P6">Madam Hooch was bending over Neville, her face as white as his. </text:p>
          </table:table-cell>
        </table:table-row>
        <table:table-row table:style-name="TableLine2209026281536">
          <table:table-cell table:style-name="Table1.A1" office:value-type="string">
            <text:p text:style-name="Text_20_body">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p>
          </table:table-cell>
          <table:table-cell office:value-type="string">
            <text:p text:style-name="P6">"Broken wrist," Harry heard her mutter. "Come on, boy -- it's all right, up you get.". </text:p>
          </table:table-cell>
        </table:table-row>
        <table:table-row table:style-name="TableLine2209026281536">
          <table:table-cell table:style-name="Table1.A1" office:value-type="string">
            <text:p text:style-name="Text_20_body">κᾶπειτα τὴν Ἡδυικτῖνα πάλιν ἐξέπεμψεν.</text:p>
          </table:table-cell>
          <table:table-cell office:value-type="string">
            <text:p text:style-name="P6">She turned to the rest of the class. </text:p>
          </table:table-cell>
        </table:table-row>
        <table:table-row table:style-name="TableLine2209026281536">
          <table:table-cell table:style-name="Table1.A1" office:value-type="string">
            <text:p text:style-name="Text_20_body">ἕρμαιον δ’ ῆν τῷ Ἁρείῳ τὸ προσδοκᾶν τεΐου μεθέξειν μετὰ τοῦ Ο ΣΟΦῙΣΤΗΣ Ο ΕΠ] ΠΟΣΕΩΝ 11] Ἁγριώδους.</text:p>
          </table:table-cell>
          <table:table-cell office:value-type="string">
            <text:p text:style-name="P6">"None of you is to move while I take this boy to the hospital wing! You leave those brooms where they are or you'll be out of Hogwarts before you can say 'Quidditch.' Come on, dear." </text:p>
          </table:table-cell>
        </table:table-row>
        <table:table-row table:style-name="TableLine2209026281536">
          <table:table-cell table:style-name="Table1.A1" office:value-type="string">
            <text:p text:style-name="Text_20_body">ἡ γὰρ περὶ τῶν πόσεων διδασκαλία ἀπέβη οἱ εἶναι κάκιστον ἁπάντων ῶν ἤδη πέπονθε, τῇ μὲν γὰρ πρώτῃ τῆς περιόδου ἡμέρᾳ δειπνοῦντι ἔδοξε τῷ Ἀρείῳ ὁ Σίναπυς οὐ φιλεῖν αὐτόν.</text:p>
          </table:table-cell>
          <table:table-cell office:value-type="string">
            <text:p text:style-name="P6">Neville, his face tear-streaked, clutching his wrist, hobbled off with Madam Hooch, who had her arm around him. </text:p>
          </table:table-cell>
        </table:table-row>
        <table:table-row table:style-name="TableLine2209026281536">
          <table:table-cell table:style-name="Table1.A1" office:value-type="string">
            <text:p text:style-name="Text_20_body">τελευτησάσης δὲ τῆς πρώτης σχολῆς τῆς τῶν πόσεων συνῄδει ἑαυτῲ πάνυ ἡμαρτηκότι, οῦ μὲν γάρ τοι ἄχθεσθαι τὸν Σίναπυν αὐτῷ, μισεῖν δ’ <text:soft-page-break/>ἔσχατον μῖσος.</text:p>
          </table:table-cell>
          <table:table-cell office:value-type="string">
            <text:p text:style-name="P6">No sooner were they out of earshot than Malfoy burst into laughter. </text:p>
          </table:table-cell>
        </table:table-row>
        <table:table-row table:style-name="TableLine2209026281536">
          <table:table-cell table:style-name="Table1.A1" office:value-type="string">
            <text:p text:style-name="Text_20_body">καὶ πρὸς τὰς πόσεις ἔδει διατρῖψαι ἐν δεσμωτηρίῳ πολλῷ ψυχροτέρῳ τοῦ ἄνω φρουρίου ὄντι.</text:p>
          </table:table-cell>
          <table:table-cell office:value-type="string">
            <text:p text:style-name="P6">"Did you see his face, the great lump?" </text:p>
          </table:table-cell>
        </table:table-row>
        <table:table-row table:style-name="TableLine2209026281536">
          <table:table-cell table:style-name="Table1.A1" office:value-type="string">
            <text:p text:style-name="Text_20_body">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office:value-type="string">
            <text:p text:style-name="P6">The other Slytherins joined in. </text:p>
          </table:table-cell>
        </table:table-row>
        <table:table-row table:style-name="TableLine2209026281536">
          <table:table-cell table:style-name="Table1.A1" office:value-type="string">
            <text:p text:style-name="Text_20_body">καὶ ὁ Σίναπυς τὸ αὐτὸ ποιῶν τῴ Φιλητικῴ ἤρξατο τῆς σχολῆς ἀναγιγνώσκων τὰ τῶν μαθητῶν ὀνόματα.</text:p>
          </table:table-cell>
          <table:table-cell office:value-type="string">
            <text:p text:style-name="P6">"Shut up, Malfoy," snapped Parvati Patil. </text:p>
          </table:table-cell>
        </table:table-row>
        <table:table-row table:style-name="TableLine2209026281536">
          <table:table-cell table:style-name="Table1.A1" office:value-type="string">
            <text:p text:style-name="Text_20_body">καί ὡσαύτως ἐπαύσατο μεταξὺ ἀναγιγνώσκων τὸ Ἁρείου ὄνομα.</text:p>
          </table:table-cell>
          <table:table-cell office:value-type="string">
            <text:p text:style-name="P6">"Ooh, sticking up for Longbottom?" said Pansy Parkinson, a hard-faced Slytherin girl. "Never thought you'd like fat little crybabies, Parvati." </text:p>
          </table:table-cell>
        </table:table-row>
        <table:table-row table:style-name="TableLine2209026281536">
          <table:table-cell table:style-name="Table1.A1" office:value-type="string">
            <text:p text:style-name="Text_20_body">καί ἡσύχως Εἶὲν, ἔφη.</text:p>
          </table:table-cell>
          <table:table-cell office:value-type="string">
            <text:p text:style-name="P6">"Look!" said Malfoy, darting forward and snatching something out of the grass. "It's that stupid thing Longbottom's gran sent him." </text:p>
          </table:table-cell>
        </table:table-row>
        <table:table-row table:style-name="TableLine2209026281536">
          <table:table-cell table:style-name="Table1.A1" office:value-type="string">
            <text:p text:style-name="Text_20_body">ὁ πάνυ ’Άρειος Ποτῆρ, ἐξοχώτατος δήπου τῶν νέων μαθητῶν.</text:p>
          </table:table-cell>
          <table:table-cell office:value-type="string">
            <text:p text:style-name="P6">The Remembrall glittered in the sun as he held it up. </text:p>
          </table:table-cell>
        </table:table-row>
        <table:table-row table:style-name="TableLine2209026281536">
          <table:table-cell table:style-name="Table1.A1" office:value-type="string">
            <text:p text:style-name="Text_20_body">τοῦτο δ’ ἀκούσαντες ὁ Δράκων Μάλθακος καί οἱ ἑταῖροι Κάρκινός τε Κέρκωψ τε ἔλαθον κιχλίζοντες, ἀναγνοὺς δ’ οὖν τὰ ὀνόματα, ὁ Σίναπυς 6ξὺ ἀνέβλεψε πάλιν πρὸς τοὺς μαθητάς.</text:p>
          </table:table-cell>
          <table:table-cell office:value-type="string">
            <text:p text:style-name="P6">"Give that here, Malfoy," said Harry quietly. Everyone stopped talking to watch. </text:p>
          </table:table-cell>
        </table:table-row>
        <table:table-row table:style-name="TableLine2209026281536">
          <table:table-cell table:style-name="Table1.A1" office:value-type="string">
            <text:p text:style-name="Text_20_body">ὀφθαλμοὺς δ’ εἶχε μέλανας καθάπερ ὁ Ἁγριώδης πλὴν ἀλλ’ οὗτός γε πάνυ φιλάνθρωπον ε”βλεπε κατὰ τὸ ξύνηθες.</text:p>
          </table:table-cell>
          <table:table-cell office:value-type="string">
            <text:p text:style-name="P6">Malfoy smiled nastily. </text:p>
          </table:table-cell>
        </table:table-row>
        <table:table-row table:style-name="TableLine2209026281536">
          <table:table-cell table:style-name="Table1.A1" office:value-type="string">
            <text:p text:style-name="Text_20_body">ἐκεῖνος μὲν οὖν τούς ὀφθαλμοὺς ψυχροὺς παρεῖχε καὶ κενοὺς καὶ ὁμοίους οῦκ οἶδ’ ὅπως τῷ σκότῳ τῷ ἐν ὑπονόμῳ τινί.</text:p>
          </table:table-cell>
          <table:table-cell office:value-type="string">
            <text:p text:style-name="P6">"I think I'll leave it somewhere for Longbottom to find -- how about -- up a tree?" </text:p>
          </table:table-cell>
        </table:table-row>
        <table:table-row table:style-name="TableLine2209026281536">
          <table:table-cell table:style-name="Table1.A1" office:value-type="string">
            <text:p text:style-name="Text_20_body">’Ήκετέ που, ἔφη, μεταχειρισόμενοι τὴν ποτικὴν οῦ μόνον ἐπι- στήμην ἄδηλον οὖσαν καί τοῦ ποικίλου μετέχουσαν ἀλλὰ καί τέχνην τῆς ἀκριβείας μάλιστα δεομένην.</text:p>
          </table:table-cell>
          <table:table-cell office:value-type="string">
            <text:p text:style-name="P6">"Give it here!" Harry yelled, but Malfoy had leapt onto his broomstick and taken off. He hadn't been lying, he could fly well. Hovering level with the topmost branches of an oak he called, "Come and get it, Potter!" </text:p>
          </table:table-cell>
        </table:table-row>
        <table:table-row table:style-name="TableLine2209026281536">
          <table:table-cell table:style-name="Table1.A1" office:value-type="string">
            <text:p text:style-name="Text_20_body">καί ε”λεγε μὲν ὥσπερ πρὸς οὖς ψιθυρίζων τοῖς μαθηταῖς, οἱ δέ πάντ’ ἤκουσαν ὅμως.</text:p>
          </table:table-cell>
          <table:table-cell office:value-type="string">
            <text:p text:style-name="P6">Harry grabbed his broom. </text:p>
          </table:table-cell>
        </table:table-row>
        <table:table-row table:style-name="TableLine2209026281536">
          <table:table-cell table:style-name="Table1.A1" office:value-type="string">
            <text:p text:style-name="Text_20_body">ἐδύνατο γὰρ καθάπερ ἡ Μαγονωγαλέα ἀκονιτὶ κρατεῖν τῶν μαθητῶν τέως σιωπῇ ἡσυχαζόντων.</text:p>
          </table:table-cell>
          <table:table-cell office:value-type="string">
            <text:p text:style-name="P6">"No!" shouted Hermione Granger. "Madam Hooch told us not to move -- you'll get us all into trouble." </text:p>
          </table:table-cell>
        </table:table-row>
        <table:table-row table:style-name="TableLine2209026281536">
          <table:table-cell table:style-name="Table1.A1" office:value-type="string">
            <text:p text:style-name="Text_20_body">καὶ ἀναλαβὼν Πολλοὶ γάρ τοι, ἔφη, τάχ’ ἂν ἡγοῖντο <text:soft-page-break/>ταύτην τὴν τέχνην ἥ τι ἢ οὐδὲν τοῦ μαγικοῦ μετέχειν, οὗ δέον ὑμᾶς δήπου τὰς ῥάβδους σείοντας παγ- γελοίους εἰκότως δοκεῖν.</text:p>
          </table:table-cell>
          <table:table-cell office:value-type="string">
            <text:p text:style-name="P6">Harry ignored her. Blood was pounding in his ears. <text:soft-page-break/>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able:table-cell>
        </table:table-row>
        <table:table-row table:style-name="TableLine2209026281536">
          <table:table-cell table:style-name="Table1.A1" office:value-type="string">
            <text:p text:style-name="Text_20_body">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p>
          </table:table-cell>
          <table:table-cell office:value-type="string">
            <text:p text:style-name="P6">He turned his broomstick sharply to face Malfoy in midair. Malfoy looked stunned. </text:p>
          </table:table-cell>
        </table:table-row>
        <table:table-row table:style-name="TableLine2209026281536">
          <table:table-cell table:style-name="Table1.A1" office:value-type="string">
            <text:p text:style-name="Text_20_body">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ὒς κατὰ τὸ ξύνηθες δεῖ με διδάξαι.</text:p>
          </table:table-cell>
          <table:table-cell office:value-type="string">
            <text:p text:style-name="P6">"Give it here," Harry called, "or I'll knock you off that broom!" "Oh, yeah?" said Malfoy, trying to sneer, but looking worried. </text:p>
          </table:table-cell>
        </table:table-row>
        <table:table-row table:style-name="TableLine2209026281536">
          <table:table-cell table:style-name="Table1.A1" office:value-type="string">
            <text:p text:style-name="Text_20_body">καὶ ταῦτ’ ἀκούσαντες οἶ μαθηταὶ διετέλουν ἡσυχάζοντες.</text:p>
          </table:table-cell>
          <table:table-cell office:value-type="string">
            <text:p text:style-name="P6">Harry knew, somehow, what to do. He leaned forward and grasped the broom tightly in both hands, and it shot toward Malfay like a javelin. Malfoy only just got out of the way in time; Harry made a sharp about-face and held the broom steady. A few people below were clapping. </text:p>
          </table:table-cell>
        </table:table-row>
        <table:table-row table:style-name="TableLine2209026281536">
          <table:table-cell table:style-name="Table1.A1" office:value-type="string">
            <text:p text:style-name="Text_20_body">καί ὁ “Ἀρειος καὶ ὁ Ῥοών κεκυρτωμένοι τὰς ὀφρῦς ε”βλεπον πρὸς 1 1 2 ΑΡΕιοΣ Πο ΤΗΡ ἀλλήλους.</text:p>
          </table:table-cell>
          <table:table-cell office:value-type="string">
            <text:p text:style-name="P6">"No Crabbe and Goyle up here to save your neck, Malfoy," Harry called. </text:p>
          </table:table-cell>
        </table:table-row>
        <table:table-row table:style-name="TableLine2209026281536">
          <table:table-cell table:style-name="Table1.A1" office:value-type="string">
            <text:p text:style-name="Text_20_body">ἡ δέ Ἑρμιόνη παντοία ἦν ὡς μάλιστα σπουδάζουσα ἐπιδεῖξαι ὅτι ἐμβρόντητος οὐκ ἔστιν.</text:p>
          </table:table-cell>
          <table:table-cell office:value-type="string">
            <text:p text:style-name="P6">The same thought seemed to have struck Malfoy. </text:p>
          </table:table-cell>
        </table:table-row>
        <table:table-row table:style-name="TableLine2209026281536">
          <table:table-cell table:style-name="Table1.A1" office:value-type="string">
            <text:p text:style-name="Text_20_body">ἀλλ’ ὁ Σίναπυς ἐξ ἀπροσδοκήτου Οὗτος, ἔφη, ὧ Ποτέρ.</text:p>
          </table:table-cell>
          <table:table-cell office:value-type="string">
            <text:p text:style-name="P6">"Catch it if you can, then!" he shouted, and he threw the glass ball high into the air and streaked back toward the ground. </text:p>
          </table:table-cell>
        </table:table-row>
        <table:table-row table:style-name="TableLine2209026281536">
          <table:table-cell table:style-name="Table1.A1" office:value-type="string">
            <text:p text:style-name="Text_20_body">τί ἔχοιμ’ ἂν εἰπέ μοι εἰ συμμείξαιμι ῥίζαν ἀσφοδελίνην εὖ τετριμμένην μετὰ ἀψινθίου ἑφθοῦ,· ὁ δ”Άρειος πάνυ ἀπορῶν εἷς ἑαυτόν Ποίαν, ἔφη, ῥίζαν μετὰ ποίου ἑφθοῦ,· παρέβλεψεν οὖν πρὸς τὸν Ῥοῶνα ὡσαύτως ἀποροῦντα.</text:p>
          </table:table-cell>
          <table:table-cell office:value-type="string">
            <text:p text:style-name="P6">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text:soft-page-break/>just in time to pull his broom straight, and he toppled gently onto the grass with the Remembrall clutched safely in his fist. </text:p>
          </table:table-cell>
        </table:table-row>
        <table:table-row table:style-name="TableLine2209026281536">
          <table:table-cell table:style-name="Table1.A1" office:value-type="string">
            <text:p text:style-name="Text_20_body">ἡ μέντοι Ἑρμιόνη ὡς τάχιστα τὴν χεῖρα ἀνέσχεν, ἐκεῖνος δέ Οὐκ οἶδα, ἔφη, ῶ κύριε.</text:p>
          </table:table-cell>
          <table:table-cell office:value-type="string">
            <text:p text:style-name="P6">"HARRY POTTER!" </text:p>
          </table:table-cell>
        </table:table-row>
        <table:table-row table:style-name="TableLine2209026281536">
          <table:table-cell table:style-name="Table1.A1" office:value-type="string">
            <text:p text:style-name="Text_20_body">ὁ δὲ Σίναπυς μάλα σαρδάνιον μειδιάσας Φεῦ φεῦ, ἔφη, τῆς δόξης.</text:p>
          </table:table-cell>
          <table:table-cell office:value-type="string">
            <text:p text:style-name="P6">His heart sank faster than he'd just dived. Professor McGonagall was running toward them. He got to his feet, trembling. </text:p>
          </table:table-cell>
        </table:table-row>
        <table:table-row table:style-name="TableLine2209026281536">
          <table:table-cell table:style-name="Table1.A1" office:value-type="string">
            <text:p text:style-name="Text_20_body">τῆς δέ Ἑρμιόνης ε”τι χειροτονούσης ἀμελήσας Δεῖ σε, ἔφη, πάλιν ἐγχειρῆσαι.</text:p>
          </table:table-cell>
          <table:table-cell office:value-type="string">
            <text:p text:style-name="P6">"Never -- in all my time at Hogwarts --" </text:p>
          </table:table-cell>
        </table:table-row>
        <table:table-row table:style-name="TableLine2209026281536">
          <table:table-cell table:style-name="Table1.A1" office:value-type="string">
            <text:p text:style-name="Text_20_body">ποῖ γῆς ζητοίης ἂν εἷ κελεύσαιμί σε ἐντερόλιθον εὑρεῖν, καὶ ἡ μὲν Ἑρμιόνη τὴν χεῖρα εἷς τοσοῦτο ἐξέτεινεν ὅσον ἐνεδέχ- ετο μὴ ἀναστᾶσα, ὁ δ’ “Άρειος οῦκ ᾔδει στιγμὴν ἦ σκιὰν περὶ τοῦ ε’ντερολίθου πάνυ ἀγνοῶν ὅ τι τυγχάνει ὤν.</text:p>
          </table:table-cell>
          <table:table-cell office:value-type="string">
            <text:p text:style-name="P6">Professor McGonagall was almost speechless with shock, and her glasses flashed furiously, "-- how dare you -- might have broken your neck --" </text:p>
          </table:table-cell>
        </table:table-row>
        <table:table-row table:style-name="TableLine2209026281536">
          <table:table-cell table:style-name="Table1.A1" office:value-type="string">
            <text:p text:style-name="Text_20_body">ὥστε οῦκ ἤθελε βλέψαι πρὸς τούς ἀμφὶ τὸν Δράκοντα πολλοῦ μετὰ γέλωτος ἤδη ἐπιχαιρε- κακοῦντας.</text:p>
          </table:table-cell>
          <table:table-cell office:value-type="string">
            <text:p text:style-name="P6">"It wasn't his fault, Professor --" </text:p>
          </table:table-cell>
        </table:table-row>
        <table:table-row table:style-name="TableLine2209026281536">
          <table:table-cell table:style-name="Table1.A1" office:value-type="string">
            <text:p text:style-name="Text_20_body">Οὐκ οἶδα, ὦ κύριε.</text:p>
          </table:table-cell>
          <table:table-cell office:value-type="string">
            <text:p text:style-name="P6">"Be quiet, Miss Patil "But Malfoy --" </text:p>
          </table:table-cell>
        </table:table-row>
        <table:table-row table:style-name="TableLine2209026281536">
          <table:table-cell table:style-name="Table1.A1" office:value-type="string">
            <text:p text:style-name="Text_20_body">ἿῑῙ που οὐκ ε”δοξέ σοι, ὦ Ποτέρ, βίβλον ἀναπτύξαι οῦδεμίαν μέλλοντι παραγενήσεσθαι δεῦρο,· Ἄρειος δ’ ἐβιάζετο εἰς τὸ εὐθὺ βλέπειν πρὸς τούσδε τοὺς ὀφθαλ- μοὺς τοὺς ψυχρούς.</text:p>
          </table:table-cell>
          <table:table-cell office:value-type="string">
            <text:p text:style-name="P6">"That's enough, Mr. Weasley. Potter, follow me, now." </text:p>
          </table:table-cell>
        </table:table-row>
        <table:table-row table:style-name="TableLine2209026281536">
          <table:table-cell table:style-name="Table1.A1" office:value-type="string">
            <text:p text:style-name="Text_20_body">τὰ γὰρ βιβλία ὡς ἀληθῶς ἀναγνῶναι παρὰ τοῖς Δουρσλείοις.</text:p>
          </table:table-cell>
          <table:table-cell office:value-type="string">
            <text:p text:style-name="P6">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with Harry trotting miserably behind her. Maybe <text:soft-page-break/>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able:table-cell>
        </table:table-row>
        <table:table-row table:style-name="TableLine2209026281536">
          <table:table-cell table:style-name="Table1.A1" office:value-type="string">
            <text:p text:style-name="Text_20_body">ἀλλὰ πῶς ἐπιεικές ἐστιν εἶ ὁ Σίναπυς προσδέχεται αὐτὸν μεμνῆσθαι πάνθ’ ὅσα γέγραπται ἐν τῇ βίβλῳ τῇ περὶ χιλίων φαρμάκων βοτανικῶν καὶ μυκητίνων, ἐκεῖνος δ’ ε”τι ἠμέλει τῆς χειρὸς ἤδη τρεμούσης τῆς Ἑρμιόνης.</text:p>
          </table:table-cell>
          <table:table-cell office:value-type="string">
            <text:p text:style-name="P6">Professor McGonagall stopped outside a classroom. She opened the door and poked her head inside. </text:p>
          </table:table-cell>
        </table:table-row>
        <table:table-row table:style-name="TableLine2209026281536">
          <table:table-cell table:style-name="Table1.A1" office:value-type="string">
            <text:p text:style-name="Text_20_body">Πῶς διαφέρει, ὦ Ποτέρ, τὸ ἀκόνιτον τοῦ λυκοκτόνου; πρὸς δὲ τοῦτο ἡ Ἑρμιόνη ἀνέστη, τῆς χειρὸς πρὸς τὸν τοῦ δεσμωτηρίου ὄροφον ἐκταθείσης.</text:p>
          </table:table-cell>
          <table:table-cell office:value-type="string">
            <text:p text:style-name="P6">"Excuse me, Professor Flitwick, could I borrow Wood for a moment?" </text:p>
          </table:table-cell>
        </table:table-row>
        <table:table-row table:style-name="TableLine2209026281536">
          <table:table-cell table:style-name="Table1.A1" office:value-type="string">
            <text:p text:style-name="Text_20_body">ἀλλ’ ὁ “Άρειος σιωπῇ Ἐγὼ μέν, ἔφη, οὐκ οῖδα· οἶδε μέντοι ἥ γ’ Ἑρμιόνη, ὡς ε’ὀικε.</text:p>
          </table:table-cell>
          <table:table-cell office:value-type="string">
            <text:p text:style-name="P6">Wood? thought Harry, bewildered; was Wood a cane she was going to use on him? But Wood turned out to be a person, a burly fifth-year boy who came out of Flitwicles class looking confused. </text:p>
          </table:table-cell>
        </table:table-row>
        <table:table-row table:style-name="TableLine2209026281536">
          <table:table-cell table:style-name="Table1.A1" office:value-type="string">
            <text:p text:style-name="Text_20_body">τί οῦκ ἐρωτᾷς αὖτήν,· καὶ γελώντων ὀλίγων, τὸ βλέμμα ἔλαβε τοῦ Σαμίου.</text:p>
          </table:table-cell>
          <table:table-cell office:value-type="string">
            <text:p text:style-name="P6">"Follow me, you two," said Professor McGonagall, and they marched on up the corridor, Wood looking curiously at Harry. </text:p>
          </table:table-cell>
        </table:table-row>
        <table:table-row table:style-name="TableLine2209026281536">
          <table:table-cell table:style-name="Table1.A1" office:value-type="string">
            <text:p text:style-name="Text_20_body">ὁ δ’ ἐσκαρ- δάμυξεν αὐτῷ.</text:p>
          </table:table-cell>
          <table:table-cell office:value-type="string">
            <text:p text:style-name="P6">"In here." </text:p>
          </table:table-cell>
        </table:table-row>
        <table:table-row table:style-name="TableLine2209026281536">
          <table:table-cell table:style-name="Table1.A1" office:value-type="string">
            <text:p text:style-name="Text_20_body">ὁ μέντοι Σίναπυς οὐκ ἠρέσκετο.</text:p>
          </table:table-cell>
          <table:table-cell office:value-type="string">
            <text:p text:style-name="P6">Professor McGonagall pointed them into a classroom that was empty except for Peeves, who was busy writing rude words on the blackboard. </text:p>
          </table:table-cell>
        </table:table-row>
        <table:table-row table:style-name="TableLine2209026281536">
          <table:table-cell table:style-name="Table1.A1" office:value-type="string">
            <text:p text:style-name="Text_20_body">καὶ τῇ Ἑρμιόνῃ ἀνιώμενος Κάθησο, ἔφη.</text:p>
          </table:table-cell>
          <table:table-cell office:value-type="string">
            <text:p text:style-name="P6">"Out, Peeves!" she barked. Peeves threw the chalk into a bin, which clanged loudly, and he swooped out cursing. Professor McGonagall slammed the door behind him and turned to face the two boys. </text:p>
          </table:table-cell>
        </table:table-row>
        <table:table-row table:style-name="TableLine2209026281536">
          <table:table-cell table:style-name="Table1.A1" office:value-type="string">
            <text:p text:style-name="Text_20_body">εἷ δ’ ἄρα μαθεῖν τι θέλεις, ὦ Ποτέρ, ἀκοῦσόν μου.</text:p>
          </table:table-cell>
          <table:table-cell office:value-type="string">
            <text:p text:style-name="P6">"Potter, this is Oliver Wood. Wood -- I've found you a Seeker." </text:p>
          </table:table-cell>
        </table:table-row>
        <table:table-row table:style-name="TableLine2209026281536">
          <table:table-cell table:style-name="Table1.A1" office:value-type="string">
            <text:p text:style-name="Text_20_body">τὸν γὰρ ἀσφόδελον εἴτις συμμείγνυ τῷ ἀψινθίῳ, ναρκωτικόν ποιεῖται φάρμακον οὕτω δύνατον ὥστε καλεῖσθαι πόσιν τοῦ θανάτου ἐμψύχου.</text:p>
          </table:table-cell>
          <table:table-cell office:value-type="string">
            <text:p text:style-name="P6">Wood's expression changed from puzzlement to delight. </text:p>
          </table:table-cell>
        </table:table-row>
        <text:soft-page-break/>
        <table:table-row table:style-name="TableLine2209026281536">
          <table:table-cell table:style-name="Table1.A1" office:value-type="string">
            <text:p text:style-name="Text_20_body">καὶ ὁ ἐντερόλιθός ἐστι λίθος τις ἐκ γαστρὸς τράγου ἀφῃρημένος ἀλεξιφάρμακος ὥν.</text:p>
          </table:table-cell>
          <table:table-cell office:value-type="string">
            <text:p text:style-name="P6">"Are you serious, Professor?" </text:p>
          </table:table-cell>
        </table:table-row>
        <table:table-row table:style-name="TableLine2209026281536">
          <table:table-cell table:style-name="Table1.A1" office:value-type="string">
            <text:p text:style-name="Text_20_body">καὶ τό τ’ Ο ΣΟΦῘΣΤΗΣ Ο ΕΠ] ΠΟΣΕΩΝ 113 ἀκόνιτον καὶ τὸ λυκόκτονόν ἐστι δύο ὀνόματα πρὸς τὸ αὐτὸ φυτόν.</text:p>
          </table:table-cell>
          <table:table-cell office:value-type="string">
            <text:p text:style-name="P6">"Absolutely," said Professor McGonagall crisply. "The boy's a natural. </text:p>
          </table:table-cell>
        </table:table-row>
        <table:table-row table:style-name="TableLine2209026281536">
          <table:table-cell table:style-name="Table1.A1" office:value-type="string">
            <text:p text:style-name="Text_20_body">τίδὲ δή, ἦ ταῦτα συγγράφετε πάντες, καὶ ἄφνω ἐκύπταζον ἅπαντες περὶ καλάμους καὶ χάρτην.</text:p>
          </table:table-cell>
          <table:table-cell office:value-type="string">
            <text:p text:style-name="P6">I've never seen anything like it. Was that your first time on a broomstick, Potter?" </text:p>
          </table:table-cell>
        </table:table-row>
        <table:table-row table:style-name="TableLine2209026281536">
          <table:table-cell table:style-name="Table1.A1" office:value-type="string">
            <text:p text:style-name="Text_20_body">καὶ μεταξὺ τοῦ θορύβου ἐκεῖνος Καὶ οἱ Γρυφίνδωροι βαθμοῦ στερηθ- ήσονται τῆς σῆς ὕβρεως ἕνεκα, ὦ Ποτέρ.</text:p>
          </table:table-cell>
          <table:table-cell office:value-type="string">
            <text:p text:style-name="P6">Harry nodded silently. He didn't have a clue what was going on, but he didn't seem to be being expelled, and some of the feeling started coming back to his legs. </text:p>
          </table:table-cell>
        </table:table-row>
        <table:table-row table:style-name="TableLine2209026281536">
          <table:table-cell table:style-name="Table1.A1" office:value-type="string">
            <text:p text:style-name="Text_20_body">ἀναλαβόντες δὲ τὴν τῶν πόσεων σχολήν, οἱ Γρυφίνδωροι οὐδέν ἐπὶ τὸ βέλτιον ἐχώρουν.</text:p>
          </table:table-cell>
          <table:table-cell office:value-type="string">
            <text:p text:style-name="P6">"He caught that thing in his hand after a fifty-foot dive," Professor McGonagall told Wood. "Didn't even scratch himself. Charlie Weasley couldn't have done it." </text:p>
          </table:table-cell>
        </table:table-row>
        <table:table-row table:style-name="TableLine2209026281536">
          <table:table-cell table:style-name="Table1.A1" office:value-type="string">
            <text:p text:style-name="Text_20_body">ὁ γὰρ Σίναπυς εἷς συνωρίδας διελὼν αὐτοὺς ἐκέλευσε μεῖξαι πόσιν ἁπλοϊκὴν ὡς δοθιῆνας ιάσομένους.</text:p>
          </table:table-cell>
          <table:table-cell office:value-type="string">
            <text:p text:style-name="P6">Wood was now looking as though all his dreams had come true at once. </text:p>
          </table:table-cell>
        </table:table-row>
        <table:table-row table:style-name="TableLine2209026281536">
          <table:table-cell table:style-name="Table1.A1" office:value-type="string">
            <text:p text:style-name="Text_20_body">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p>
          </table:table-cell>
          <table:table-cell office:value-type="string">
            <text:p text:style-name="P6">"Ever seen a game of Quidditch, Potter?" he asked excitedly. </text:p>
          </table:table-cell>
        </table:table-row>
        <table:table-row table:style-name="TableLine2209026281536">
          <table:table-cell table:style-name="Table1.A1" office:value-type="string">
            <text:p text:style-name="Text_20_body">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able:table-cell>
          <table:table-cell office:value-type="string">
            <text:p text:style-name="P6">"Wood's captain of the Gryffindor team," Professor McGonagall explained. </text:p>
          </table:table-cell>
        </table:table-row>
        <table:table-row table:style-name="TableLine2209026281536">
          <table:table-cell table:style-name="Table1.A1" office:value-type="string">
            <text:p text:style-name="Text_20_body">ὁ γὰρ Νεφελώδης οὐκ οἶδ’ ὅπως ε”τυχε κατατήξας τὸν τοῦ Σαμίου λέβητα εἰς μύδρον τινὰ διάστροφον.</text:p>
          </table:table-cell>
          <table:table-cell office:value-type="string">
            <text:p text:style-name="P6">"He's just the build for a Seeker, too," said Wood, now walking around Harry and staring at him. "Light -- speedy -- we'll have to get him a decent broom, Professor -- a Nimbus Two Thousand or a Cleansweep Seven, I'd say." </text:p>
          </table:table-cell>
        </table:table-row>
        <table:table-row table:style-name="TableLine2209026281536">
          <table:table-cell table:style-name="Table1.A1" office:value-type="string">
            <text:p text:style-name="Text_20_body">ὥστε ἡ πόσις διαρρέουσα διὰ τὸ ἔδαφος λιθόστρωτον ε”καιε τοῖς παροῦσι τὰ ὑποδήματα.</text:p>
          </table:table-cell>
          <table:table-cell office:value-type="string">
            <text:p text:style-name="P6">I shall speak to Professor Dumbledore and see if we can't bend the first-year rule. Heaven knows, we need a better team than last year. </text:p>
          </table:table-cell>
        </table:table-row>
        <table:table-row table:style-name="TableLine2209026281536">
          <table:table-cell table:style-name="Table1.A1" office:value-type="string">
            <text:p text:style-name="Text_20_body">καὶ ἐν ἀκαρεῖ οἱ μὲν μαθηταὶ πάντες ε’πί σκολυθρίοις ἵσταντο, ὁ δέ Νεφελώδης τηκομένου <text:soft-page-break/>τοῦ λέβητος πάνυ βρεχθεὶς τῇ πόσει, ἀνῴμωζεν ὀδύνῃ τειρόμενος ἐξανθοῦντος ἤδη τοῦ σώματος δοθιῆσιν ἐρυθροῖς καὶ διαπύροις.</text:p>
          </table:table-cell>
          <table:table-cell office:value-type="string">
            <text:p text:style-name="P6">Flattened in that last match by Slytherin, I couldn't <text:soft-page-break/>look Severus Snape in the face for weeks...." </text:p>
          </table:table-cell>
        </table:table-row>
        <table:table-row table:style-name="TableLine2209026281536">
          <table:table-cell table:style-name="Table1.A1" office:value-type="string">
            <text:p text:style-name="Text_20_body">ὁ δὲ Σίναπυς σεσηρώς Ὦ τῆς μωρίας, ἔφη, ὦ ἀνόητε παῖ.</text:p>
          </table:table-cell>
          <table:table-cell office:value-type="string">
            <text:p text:style-name="P6">Professor McGonagall peered sternly over her glasses at Harry. </text:p>
          </table:table-cell>
        </table:table-row>
        <table:table-row table:style-name="TableLine2209026281536">
          <table:table-cell table:style-name="Table1.A1" office:value-type="string">
            <text:p text:style-name="Text_20_body">καὶ τὴν ῥάβδον ἅπαξ τινάξας τὴν πόσιν ἐκκεχυμένην εὐθὺς διέλυσεν.</text:p>
          </table:table-cell>
          <table:table-cell office:value-type="string">
            <text:p text:style-name="P6">"I want to hear you're training hard, Potter, or I may change my mind about punishing you." </text:p>
          </table:table-cell>
        </table:table-row>
        <table:table-row table:style-name="TableLine2209026281536">
          <table:table-cell table:style-name="Table1.A1" office:value-type="string">
            <text:p text:style-name="Text_20_body">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able:table-cell>
          <table:table-cell office:value-type="string">
            <text:p text:style-name="P6">Then she suddenly smiled. </text:p>
          </table:table-cell>
        </table:table-row>
        <table:table-row table:style-name="TableLine2209026281536">
          <table:table-cell table:style-name="Table1.A1" office:value-type="string">
            <text:p text:style-name="Text_20_body">ὁ δέ Σίναπυς δι’ ὀργῆς ἔχων ἐκέλευσε τὸν Σάμιον ἡγεῖσθαι αὐτῷ εἷς τὸ νοσοκομεῖον.</text:p>
          </table:table-cell>
          <table:table-cell office:value-type="string">
            <text:p text:style-name="P6">"Your father would have been proud," she said. "He was an excellent Quidditch player himself." </text:p>
          </table:table-cell>
        </table:table-row>
        <table:table-row table:style-name="TableLine2209026281536">
          <table:table-cell table:style-name="Table1.A1" office:value-type="string">
            <text:p text:style-name="Text_20_body">κᾶπειτα μετῆλθε τὸν ’Ἀρειον καὶ τὸν Ῥοῶνα ὡς συμπονήσαντας τῷ Νεφελώδει.</text:p>
          </table:table-cell>
          <table:table-cell office:value-type="string">
            <text:p text:style-name="P6">"You're joking." </text:p>
          </table:table-cell>
        </table:table-row>
        <table:table-row table:style-name="TableLine2209026281536">
          <table:table-cell table:style-name="Table1.A1" office:value-type="string">
            <text:p text:style-name="Text_20_body">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p>
          </table:table-cell>
          <table:table-cell office:value-type="string">
            <text:p text:style-name="P6">It was dinnertime. Harry had just finished telling Ron what had happened when he'd left the grounds with Professor McGonagall. Ron had a piece of steak and kidney pie halfway to his mouth, but he'd forgotten all about it. </text:p>
          </table:table-cell>
        </table:table-row>
        <table:table-row table:style-name="TableLine2209026281536">
          <table:table-cell table:style-name="Table1.A1" office:value-type="string">
            <text:p text:style-name="Text_20_body">τοῦτο δέ ἀδικώτατον ε”δοξε τῷ Ἁρείῳ.</text:p>
          </table:table-cell>
          <table:table-cell office:value-type="string">
            <text:p text:style-name="P6">"Seeker?" he said. "But first years never -- you must be the youngest house player in about a century, said Harry, shoveling pie into his mouth. He felt particularly hungry after the excitement of the afternoon. "Wood told me." </text:p>
          </table:table-cell>
        </table:table-row>
        <table:table-row table:style-name="TableLine2209026281536">
          <table:table-cell table:style-name="Table1.A1" office:value-type="string">
            <text:p text:style-name="Text_20_body">μέλλοντα δέ φθέγξασθαί τι ὁ Ῥοών λαθὼν ε’λάκτισεν ὄπισθε τοῦ λέβητος.</text:p>
          </table:table-cell>
          <table:table-cell office:value-type="string">
            <text:p text:style-name="P6">Ron was so amazed, so impressed, he just sat and gaped at Harry. </text:p>
          </table:table-cell>
        </table:table-row>
        <table:table-row table:style-name="TableLine2209026281536">
          <table:table-cell table:style-name="Table1.A1" office:value-type="string">
            <text:p text:style-name="Text_20_body">Μὴ λιπαρήσῃς, ἦ δ’ ὅς.</text:p>
          </table:table-cell>
          <table:table-cell office:value-type="string">
            <text:p text:style-name="P6">"I start training next week," said Harry. "Only don't tell anyone, Wood wants to keep it a secret." </text:p>
          </table:table-cell>
        </table:table-row>
        <table:table-row table:style-name="TableLine2209026281536">
          <table:table-cell table:style-name="Table1.A1" office:value-type="string">
            <text:p text:style-name="Text_20_body">τόδε γὰρ οἶδ’ ἀκούσας· ε”νεστι τῷ Σινά- πει μνησικακεῖν δυσκόλῳ ὄντι.</text:p>
          </table:table-cell>
          <table:table-cell office:value-type="string">
            <text:p text:style-name="P6">Fred and George Weasley now came into the hall, spotted Harry, and hurried over. </text:p>
          </table:table-cell>
        </table:table-row>
        <table:table-row table:style-name="TableLine2209026281536">
          <table:table-cell table:style-name="Table1.A1" office:value-type="string">
            <text:p text:style-name="Text_20_body">ὕστερον δέ ἀναβαινόντων αὐτῶν ἐκ τοῦ δεσμωτηρίου, ὁ ’Άρειος πόλλ’ ἐφρόντιζεν ἀθυμίας ὢν μεστός.</text:p>
          </table:table-cell>
          <table:table-cell office:value-type="string">
            <text:p text:style-name="P6">"Well done," said George in a low voice. "Wood told us. We're on the team too -- Beaters." </text:p>
          </table:table-cell>
        </table:table-row>
        <table:table-row table:style-name="TableLine2209026281536">
          <table:table-cell table:style-name="Table1.A1" office:value-type="string">
            <text:p text:style-name="Text_20_body">ἀπολέσαι γὰρ δύο βαθμοὺς 1 1 4 ΑΡΕΙοΣ Πο ΤΗΡ τῆσδε τῆς ἑβδομάδος πρωτόπειρος ὥν.</text:p>
          </table:table-cell>
          <table:table-cell office:value-type="string">
            <text:p text:style-name="P6">"I tell you, we're going to win that Quidditch cup for sure this year," </text:p>
          </table:table-cell>
        </table:table-row>
        <table:table-row table:style-name="TableLine2209026281536">
          <table:table-cell table:style-name="Table1.A1" office:value-type="string">
            <text:p text:style-name="Text_20_body">ἀλλὰ διὰ τί ὁ Σίναπυς τοσοῦτο μισεῖ αὐτόν, ὁ δέ <text:soft-page-break/>Ῥοών Θάρρει δῆτα, ἔφη.</text:p>
          </table:table-cell>
          <table:table-cell office:value-type="string">
            <text:p text:style-name="P6">said Fred. "We haven't won since Charlie left, but <text:soft-page-break/>this year's team is going to be brilliant. You must be good, Harry, Wood was almost skipping when he told us." </text:p>
          </table:table-cell>
        </table:table-row>
        <table:table-row table:style-name="TableLine2209026281536">
          <table:table-cell table:style-name="Table1.A1" office:value-type="string">
            <text:p text:style-name="Text_20_body">οὗτος γὰρ ἀεὶ φιλεῖ ἀφαιρεῖν βαθ- μοὺς τῷ Φερεδίκῳ καὶ τῴ Γεωργῴ.</text:p>
          </table:table-cell>
          <table:table-cell office:value-type="string">
            <text:p text:style-name="P6">"Anyway, we've got to go, Lee Jordan reckons he's found a new secret passageway out of the school." </text:p>
          </table:table-cell>
        </table:table-row>
        <table:table-row table:style-name="TableLine2209026281536">
          <table:table-cell table:style-name="Table1.A1" office:value-type="string">
            <text:p text:style-name="Text_20_body">ἆρ’ ἔξεστί μοι συγγενέσθαι τῴ Ἁγριώδει μετὰ σοῦ,· καὶ περὶ τὴν ἐνάτην ἀπὸ τοῦ φρουρίου ἐξελθόντες διὰ τοῦ κήπου ἐχώρουν.</text:p>
          </table:table-cell>
          <table:table-cell office:value-type="string">
            <text:p text:style-name="P6">"Bet it's that one behind the statue of Gregory the Smarmy that we found in our first week. See you." </text:p>
          </table:table-cell>
        </table:table-row>
        <table:table-row table:style-name="TableLine2209026281536">
          <table:table-cell table:style-name="Table1.A1" office:value-type="string">
            <text:p text:style-name="Text_20_body">ὁ δ’ Ἁγριώδης ἐνῴκει οἶκιδίῳ ξυλίνῳ πρὸς κρασπέδοις τῆς ἀπορρήτου ὕλης, καὶ πρὸ τῆς θύρας ἦν ἰδεῖν βαλλίστραν καὶ ἀρβύλας πηλοπατίδας.</text:p>
          </table:table-cell>
          <table:table-cell office:value-type="string">
            <text:p text:style-name="P6">Fred and George had hardly disappeared when someone far less welcome turned up: Malfoy, flanked by Crabbe and Goyle. </text:p>
          </table:table-cell>
        </table:table-row>
        <table:table-row table:style-name="TableLine2209026281536">
          <table:table-cell table:style-name="Table1.A1" office:value-type="string">
            <text:p text:style-name="Text_20_body">κόψαντος δέ τοῦ Ἁρείου, ἥκουσαν ψόφον τ’ ἄδηλον ὡς ξύοντος τινὸς μανικῶς τὸ ε”δαφος τοῖς ὄνυξι, καὶ πολλῶν κυνὸς ὑλαγ- μάτων.</text:p>
          </table:table-cell>
          <table:table-cell office:value-type="string">
            <text:p text:style-name="P6">"Having a last meal, Potter? When are you getting the train back to the Muggles?" </text:p>
          </table:table-cell>
        </table:table-row>
        <table:table-row table:style-name="TableLine2209026281536">
          <table:table-cell table:style-name="Table1.A1" office:value-type="string">
            <text:p text:style-name="Text_20_body">ε”πειτα δ’ ὁ Ἁγριώδης βοῶν Τοῦμπαλιν, ἔφη, ὦ Δάκος, πρὸς τοῦμπαλιν.</text:p>
          </table:table-cell>
          <table:table-cell office:value-type="string">
            <text:p text:style-name="P6">"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able:table-cell>
        </table:table-row>
        <table:table-row table:style-name="TableLine2209026281536">
          <table:table-cell table:style-name="Table1.A1" office:value-type="string">
            <text:p text:style-name="Text_20_body">ὁ δὲ Ἁγριώδης ε”ξω προῦκυψε τὴν ὄψιν μεγάλην καὶ δασεῖαν δείξας αὐτοῖς διὰ τρῆμα, τὴν θύραν ὀλίγον τι ἀνοίξας.</text:p>
          </table:table-cell>
          <table:table-cell office:value-type="string">
            <text:p text:style-name="P6">"I'd take you on anytime on my own," said Malfoy. "Tonight, if you want. </text:p>
          </table:table-cell>
        </table:table-row>
        <table:table-row table:style-name="TableLine2209026281536">
          <table:table-cell table:style-name="Table1.A1" office:value-type="string">
            <text:p text:style-name="Text_20_body">Ἀλλὰ περιμένετε· τοῦμπαλιν δῆτα, ὦ Δάκος.</text:p>
          </table:table-cell>
          <table:table-cell office:value-type="string">
            <text:p text:style-name="P6">Wizard's duel. Wands only -- no contact. What's the matter? Never heard of a wizard's duel before, I suppose?" </text:p>
          </table:table-cell>
        </table:table-row>
        <table:table-row table:style-name="TableLine2209026281536">
          <table:table-cell table:style-name="Table1.A1" office:value-type="string">
            <text:p text:style-name="Text_20_body">καί ἠσπάσατ’ αὐτοὺς μόλις κατέχων ἅμα Μολοσσικὸν κύνα ὑπέρμεγαν.</text:p>
          </table:table-cell>
          <table:table-cell office:value-type="string">
            <text:p text:style-name="P6">"Of course he has," said Ron, wheeling around. "I'm his second, who's yours?" </text:p>
          </table:table-cell>
        </table:table-row>
        <table:table-row table:style-name="TableLine2209026281536">
          <table:table-cell table:style-name="Table1.A1" office:value-type="string">
            <text:p text:style-name="Text_20_body">καὶ ε”νδον ἦν δωμάτιον ἒν μόνον.</text:p>
          </table:table-cell>
          <table:table-cell office:value-type="string">
            <text:p text:style-name="P6">Malfoy looked at Crabbe and Goyle, sizing them up. </text:p>
          </table:table-cell>
        </table:table-row>
        <table:table-row table:style-name="TableLine2209026281536">
          <table:table-cell table:style-name="Table1.A1" office:value-type="string">
            <text:p text:style-name="Text_20_body">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text:p>
          </table:table-cell>
          <table:table-cell office:value-type="string">
            <text:p text:style-name="P6">"Crabbe," he said. "Midnight all right? We'll meet you in the trophy room; that's always unlocked." </text:p>
          </table:table-cell>
        </table:table-row>
        <table:table-row table:style-name="TableLine2209026281536">
          <table:table-cell table:style-name="Table1.A1" office:value-type="string">
            <text:p text:style-name="Text_20_body">Χαίρετε, ἔφη, ἐπὶ ξενίαν γὰρ ἤλθετε, τὸν κύνα ἅμα μεθείς.</text:p>
          </table:table-cell>
          <table:table-cell office:value-type="string">
            <text:p text:style-name="P6">When Malfoy had gone, Ron and Harry looked at each other. "What is a wizard's duel?" said Harry. <text:soft-page-break/>"And what do you mean, you're my second?" </text:p>
          </table:table-cell>
        </table:table-row>
        <table:table-row table:style-name="TableLine2209026281536">
          <table:table-cell table:style-name="Table1.A1" office:value-type="string">
            <text:p text:style-name="Text_20_body">ὁ δ’ ἀναπηδήσας εὐθὺς ἐπὶ τὸν Ῥοῶνα διέλειχε τὰ ὦτα.</text:p>
          </table:table-cell>
          <table:table-cell office:value-type="string">
            <text:p text:style-name="P6">"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able:table-cell>
        </table:table-row>
        <table:table-row table:style-name="TableLine2209026281536">
          <table:table-cell table:style-name="Table1.A1" office:value-type="string">
            <text:p text:style-name="Text_20_body">ὁ γὰρ κύων ὡς ἐδόκει καθάπερ ὁ Ἁγριώδης αὐτὸς δεινὸν μὲν ἐφαίνετο, ε”ργῳ δ’ ἤπιος ἦν ὅμως.</text:p>
          </table:table-cell>
          <table:table-cell office:value-type="string">
            <text:p text:style-name="P6">"And what if I wave my wand and nothing happens?" </text:p>
          </table:table-cell>
        </table:table-row>
        <table:table-row table:style-name="TableLine2209026281536">
          <table:table-cell table:style-name="Table1.A1" office:value-type="string">
            <text:p text:style-name="Text_20_body">ὁ δ’ ’Ἀρειος Οὑτοσί, ἔφη, Ῥοών ἐστιν.</text:p>
          </table:table-cell>
          <table:table-cell office:value-type="string">
            <text:p text:style-name="P6">"Throw it away and punch him on the nose," Ron suggested. "Excuse me." </text:p>
          </table:table-cell>
        </table:table-row>
        <table:table-row table:style-name="TableLine2209026281536">
          <table:table-cell table:style-name="Table1.A1" office:value-type="string">
            <text:p text:style-name="Text_20_body">ἐν δέ τούτῳ ὁ Ἁγριώδης ὕδωρ ζέον εἷς τεῖοδόχην χεύσας, πλακούντια ἐτίθη εἷς λοπάδα.</text:p>
          </table:table-cell>
          <table:table-cell office:value-type="string">
            <text:p text:style-name="P6">They both looked up. It was Hermione Granger. </text:p>
          </table:table-cell>
        </table:table-row>
        <table:table-row table:style-name="TableLine2209026281536">
          <table:table-cell table:style-name="Table1.A1" office:value-type="string">
            <text:p text:style-name="Text_20_body">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p>
          </table:table-cell>
          <table:table-cell office:value-type="string">
            <text:p text:style-name="P6">"Can't a person eat in peace in this place?" said Ron. </text:p>
          </table:table-cell>
        </table:table-row>
        <table:table-row table:style-name="TableLine2209026281536">
          <table:table-cell table:style-name="Table1.A1" office:value-type="string">
            <text:p text:style-name="Text_20_body">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p>
          </table:table-cell>
          <table:table-cell office:value-type="string">
            <text:p text:style-name="P6">Hermione ignored him and spoke to Harry. </text:p>
          </table:table-cell>
        </table:table-row>
        <table:table-row table:style-name="TableLine2209026281536">
          <table:table-cell table:style-name="Table1.A1" office:value-type="string">
            <text:p text:style-name="Text_20_body">ὁ δέ κύων Δάκος τὴν κεφαλὴν ἔκλινεν ἐπὶ τὰ Ἁρείου γόνατα σιαλοχοῶν ἅμα κατὰ τοῦ τρίβωνος.</text:p>
          </table:table-cell>
          <table:table-cell office:value-type="string">
            <text:p text:style-name="P6">"I couldn't help overhearing what you and Malfoy were saying --" </text:p>
          </table:table-cell>
        </table:table-row>
        <table:table-row table:style-name="TableLine2209026281536">
          <table:table-cell table:style-name="Table1.A1" office:value-type="string">
            <text:p text:style-name="Text_20_body">καὶ οἱ παῖδες μάλ’ ἥσθησαν ἀκούσαντες τοῦ Ἁγριώδους ἐπικαλοῦντος τῷ Φήληκι ἐκεῖνο τὸ παλαιὸν μίσημα.</text:p>
          </table:table-cell>
          <table:table-cell office:value-type="string">
            <text:p text:style-name="P6">"Bet you could," Ron muttered. </text:p>
          </table:table-cell>
        </table:table-row>
        <table:table-row table:style-name="TableLine2209026281536">
          <table:table-cell table:style-name="Table1.A1" office:value-type="string">
            <text:p text:style-name="Text_20_body">Ἀλλὰ τὸ κατ’ ἐκείνην τὴν αἴλουρον, τὴν Νώροπα, θέλοιμ’ ἂν προσάγειν αὐτὴν τῷ Δάκει.</text:p>
          </table:table-cell>
          <table:table-cell office:value-type="string">
            <text:p text:style-name="P6">"--and you mustn't go wandering around the school at night, think of the points you'll lose Gryffindor if you're caught, and you're bound to be. </text:p>
          </table:table-cell>
        </table:table-row>
        <table:table-row table:style-name="TableLine2209026281536">
          <table:table-cell table:style-name="Table1.A1" office:value-type="string">
            <text:p text:style-name="Text_20_body">ὁπόταν γὰρ εἷς παιδευτήριον ἔλθω, αὕτη πανταχοῦ διώκει με, οὐδ’ ἔχω ἐκφυγεῖν, τοῦ Φήληκος ἅμα προτρέποντος αὐτήν.</text:p>
          </table:table-cell>
          <table:table-cell office:value-type="string">
            <text:p text:style-name="P6">It's really very selfish of you." </text:p>
          </table:table-cell>
        </table:table-row>
        <table:table-row table:style-name="TableLine2209026281536">
          <table:table-cell table:style-name="Table1.A1" office:value-type="string">
            <text:p text:style-name="Text_20_body">ο ΣΟΦΙΣΤΗΣ ο ΕΠῙ ΠοΣΕΩΝ 1 15 ὁ δ”Ἁρειος καὶ περὶ τὴν σχολὴν τὴν τοῦ Σινάπεως πάντ’ εἶπε τῷ Ἁγριώδει’ ὁ δέ καθάπερ ὁ Ῥοών ἀπεῖπεν αὐτὸν πράγματα παρέχειν· τὸν γὰρ Σίναπυν οὐδένα ὡς <text:soft-page-break/>εἰπεῖν τῶν μαθητῶν ῥᾳδίως φέρειν.</text:p>
          </table:table-cell>
          <table:table-cell office:value-type="string">
            <text:p text:style-name="P6">"And it's really none of your business," said Harry. </text:p>
          </table:table-cell>
        </table:table-row>
        <table:table-row table:style-name="TableLine2209026281536">
          <table:table-cell table:style-name="Table1.A1" office:value-type="string">
            <text:p text:style-name="Text_20_body">Ἀλλ’ ἐφαίνετο καί μισῶν ἐμέ.</text:p>
          </table:table-cell>
          <table:table-cell office:value-type="string">
            <text:p text:style-name="P6">"Good-bye," said Ron. </text:p>
          </table:table-cell>
        </table:table-row>
        <table:table-row table:style-name="TableLine2209026281536">
          <table:table-cell table:style-name="Table1.A1" office:value-type="string">
            <text:p text:style-name="Text_20_body">Φλυαρεῖς, ἦ δ’ ὃς ὁ Ἁγριώδης, κατὰ τίνα λόγον, καίτοι οὐκ οἶδ’ ὅπως ὁ Ἀγριώδης ἔδοξεν αὐτῷ οὐκ ὀρθοῖς τοῖς ὄμμασιν ἀναβλέψαι τοῦτο λέγων.</text:p>
          </table:table-cell>
          <table:table-cell office:value-type="string">
            <text:p text:style-name="P6">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able:table-cell>
        </table:table-row>
        <table:table-row table:style-name="TableLine2209026281536">
          <table:table-cell table:style-name="Table1.A1" office:value-type="string">
            <text:p text:style-name="Text_20_body">Πῶς ε”χει ὁ ἀδελφός σου Κάρολος; ἐφίλουν γὰρ αὐτὸν δεινὸν ὄντα χρῆσθαι τοῖς ζῴοις.</text:p>
          </table:table-cell>
          <table:table-cell office:value-type="string">
            <text:p text:style-name="P6">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able:table-cell>
        </table:table-row>
        <table:table-row table:style-name="TableLine2209026281536">
          <table:table-cell table:style-name="Table1.A1" office:value-type="string">
            <text:p text:style-name="Text_20_body">ὁ δ’ “Ἀρειος ἐσκόπει πρὸς ἑαυτὸν οὐκ εἰδὼς εἶ ἐκ προνοίας δὴ ἐκεῖνος μεταβάλοι τὸν λόγον.</text:p>
          </table:table-cell>
          <table:table-cell office:value-type="string">
            <text:p text:style-name="P6">"Half-past eleven," Ron muttered at last, "we'd better go." </text:p>
          </table:table-cell>
        </table:table-row>
        <table:table-row table:style-name="TableLine2209026281536">
          <table:table-cell table:style-name="Table1.A1" office:value-type="string">
            <text:p text:style-name="Text_20_body">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p>
          </table:table-cell>
          <table:table-cell office:value-type="string">
            <text:p text:style-name="P6">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able:table-cell>
        </table:table-row>
        <table:table-row table:style-name="TableLine2209026281536">
          <table:table-cell table:style-name="Table1.A1" office:value-type="string">
            <text:p text:style-name="Text_20_body">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p>
          </table:table-cell>
          <table:table-cell office:value-type="string">
            <text:p text:style-name="P6">A lamp flickered on. It was Hermione Granger, wearing a pink bathrobe and a frown. </text:p>
          </table:table-cell>
        </table:table-row>
        <table:table-row table:style-name="TableLine2209026281536">
          <table:table-cell table:style-name="Table1.A1" office:value-type="string">
            <text:p text:style-name="Text_20_body">οἱ δέ ἐν Γριγγώτου κόβαλοι οὐ φάσκουσιν ἀφῄρησθαι οὐδέν.</text:p>
          </table:table-cell>
          <table:table-cell office:value-type="string">
            <text:p text:style-name="P6">"You!" said Ron furiously. "Go back to bed!" </text:p>
          </table:table-cell>
        </table:table-row>
        <table:table-row table:style-name="TableLine2209026281536">
          <table:table-cell table:style-name="Table1.A1" office:value-type="string">
            <text:p text:style-name="Text_20_body">τὴν γὰρ κατώρυχα ἐκείνην αὐθήμερον ἤδη κεκενῶσθαι.</text:p>
          </table:table-cell>
          <table:table-cell office:value-type="string">
            <text:p text:style-name="P6">"I almost told your brother," Hermione snapped, "Percy -- he's a prefect, he'd put a stop to this." </text:p>
          </table:table-cell>
        </table:table-row>
        <table:table-row table:style-name="TableLine2209026281536">
          <table:table-cell table:style-name="Table1.A1" office:value-type="string">
            <text:p text:style-name="Text_20_body">κοβαλόνομος δέ τις ὑπὲρ Γριγγώτου τήμερον τῆς <text:soft-page-break/>δείλης λέγων εἶπε τάδε· Οὐ μέλλομεν ἐρεῖν ὅ τι ἐνῆν αὐτοῦ.</text:p>
          </table:table-cell>
          <table:table-cell office:value-type="string">
            <text:p text:style-name="P6">Harry couldn't believe anyone could be so <text:soft-page-break/>interfering. </text:p>
          </table:table-cell>
        </table:table-row>
        <table:table-row table:style-name="TableLine2209026281536">
          <table:table-cell table:style-name="Table1.A1" office:value-type="string">
            <text:p text:style-name="Text_20_body">μὴ πολυ- πραγμονεῖτε δῆτα, εἰμὴ θέλετε κακῶς ἀπόλεσθαι.</text:p>
          </table:table-cell>
          <table:table-cell office:value-type="string">
            <text:p text:style-name="P6">"Come on," he said to Ron. He pushed open the portrait of the Fat Lady and climbed through the hole. </text:p>
          </table:table-cell>
        </table:table-row>
        <table:table-row table:style-name="TableLine2209026281536">
          <table:table-cell table:style-name="Table1.A1" office:value-type="string">
            <text:p text:style-name="Text_20_body">καὶ ὁ Ἄρειος ἐμέμνητό πως τοῦ Ῥοῶνος ἐν τῇ ἁμαξοστοιχίᾳ λέγοντος ὡς ἐπεχείρησέ τις λῃστεῦσαι τὸν Γ ριγγώτου, ἀλλὰ τὸ πότε οὗ διώρισεν.</text:p>
          </table:table-cell>
          <table:table-cell office:value-type="string">
            <text:p text:style-name="P6">Hermione wasn't going to give up that easily. She followed Ron through the portrait hole, hissing at them like an angry goose. </text:p>
          </table:table-cell>
        </table:table-row>
        <table:table-row table:style-name="TableLine2209026281536">
          <table:table-cell table:style-name="Table1.A1" office:value-type="string">
            <text:p text:style-name="Text_20_body">*Ὠ Ἁγρίωδες, ἔφη, ἡ εἷς Γριγγώτου τοιχωρυχία ἐγένετο παρὰ τάμὰ γενέθλια, ἴσως που ἡμῶν καὶ παρόντων αὐτοῦ.</text:p>
          </table:table-cell>
          <table:table-cell office:value-type="string">
            <text:p text:style-name="P6">"Don't you care about Gryffindor, do you only care about yourselves, I don't want Slytherin to win the house cup, and you'll lose all the points I got from Professor McGonagall for knowing about Switching Spells." </text:p>
          </table:table-cell>
        </table:table-row>
        <table:table-row table:style-name="TableLine2209026281536">
          <table:table-cell table:style-name="Table1.A1" office:value-type="string">
            <text:p text:style-name="Text_20_body">ἀλλὰ δῆλος ἦν νῦν δὴ ὁ Ἁγριώδης οὐκ ὀρθοῖς τοῖς ὄμμασιν ἀναβλέψας ἐξ ἴσου πρὸς τὸν ’Άρειοκ γρύζων δ’ οὖν ἄλλο προῦ- τεινε πλακούντιον.</text:p>
          </table:table-cell>
          <table:table-cell office:value-type="string">
            <text:p text:style-name="P6">"Go away." "All right, but I warned you, you just remember what I said when you're on the train home tomorrow, you're so --" </text:p>
          </table:table-cell>
        </table:table-row>
        <table:table-row table:style-name="TableLine2209026281536">
          <table:table-cell table:style-name="Table1.A1" office:value-type="string">
            <text:p text:style-name="Text_20_body">καὶ ὁ ’Άρειος αὖθις ἀνέγνω τὴν ἀγγελίαν φράζουσαν τὴν κατώρυχα ε’κείνην αῦθήμερον κεκενῶσθαι.</text:p>
          </table:table-cell>
          <table:table-cell office:value-type="string">
            <text:p text:style-name="P6">But what they were, they didn't find out. Hermione had turned to the portrait of the Fat Lady to get back inside and found herself facing an empty painting. The Fat Lady had gone on a nighttime visit and Hermione was locked out of Gryffindor tower. </text:p>
          </table:table-cell>
        </table:table-row>
        <table:table-row table:style-name="TableLine2209026281536">
          <table:table-cell table:style-name="Table1.A1" office:value-type="string">
            <text:p text:style-name="Text_20_body">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p>
          </table:table-cell>
          <table:table-cell office:value-type="string">
            <text:p text:style-name="P6">"Now what am I going to do?" she asked shrilly. </text:p>
          </table:table-cell>
        </table:table-row>
        <table:table-row table:style-name="TableLine2209026281536">
          <table:table-cell table:style-name="Table1.A1" office:value-type="string">
            <text:p text:style-name="Text_20_body">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p>
          </table:table-cell>
          <table:table-cell office:value-type="string">
            <text:p text:style-name="P6">"That's your problem," said Ron. "We've got to go, we 3 re going to be late." </text:p>
          </table:table-cell>
        </table:table-row>
        <table:table-row table:style-name="TableLine2209026281536">
          <table:table-cell table:style-name="Table1.A1" office:value-type="string">
            <text:p text:style-name="Text_20_body">τῷ δ’ Ἁρείῳ ἔδοξε τὸ παρ’ Ἁγριώδει ἑστιᾶσθαι πλείω ἤδη παρασχεῖν ἄξια φροντίδος ἢ τὸ πρὸς σχολὰς φοιτᾶν.</text:p>
          </table:table-cell>
          <table:table-cell office:value-type="string">
            <text:p text:style-name="P6">They hadn't even reached the end of the corridor when Hermione caught up with them. </text:p>
          </table:table-cell>
        </table:table-row>
        <table:table-row table:style-name="TableLine2209026281536">
          <table:table-cell table:style-name="Table1.A1" office:value-type="string">
            <text:p text:style-name="Text_20_body">ἦ γὰρ ὁ Ἁγριώδης συνέλεξε τὸ αὐχμηρὸν ἐκεῖνο φθάσας τούς λῃστάς; ἢ ποῦ νῦν κεῖται αὐτά· ἢ οἶδεν ἄρα τι περὶ τοῦ Σινάπεως ὅπερ οὐκ ἐθέλει <text:soft-page-break/>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text:p>
          </table:table-cell>
          <table:table-cell office:value-type="string">
            <text:p text:style-name="P6">"I'm coming with you," she said. </text:p>
          </table:table-cell>
        </table:table-row>
        <table:table-row table:style-name="TableLine2209026281536">
          <table:table-cell table:style-name="Table1.A1" office:value-type="string">
            <text:p text:style-name="Text_20_body">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able:table-cell>
          <table:table-cell office:value-type="string">
            <text:p text:style-name="P6">"You are not." </text:p>
          </table:table-cell>
        </table:table-row>
        <table:table-row table:style-name="TableLine2209026281536">
          <table:table-cell table:style-name="Table1.A1" office:value-type="string">
            <text:p text:style-name="Text_20_body">ὕστερον δέ οἱ Γ ρυφίνδωροι κλαίοντες κατεῖδον ἀγγελίαν τινὰ ἐν τῷ ἑαυτῶν κοινείῳ φανεῖσαν.</text:p>
          </table:table-cell>
          <table:table-cell office:value-type="string">
            <text:p text:style-name="P6">"D'you think I'm going to stand out here and wait for Filch to catch me? If he finds all three of us I'll tell him the truth, that I was trying to stop you, and you can back me up." </text:p>
          </table:table-cell>
        </table:table-row>
        <table:table-row table:style-name="TableLine2209026281536">
          <table:table-cell table:style-name="Table1.A1" office:value-type="string">
            <text:p text:style-name="Text_20_body">τὰ γὰρ περὶ τῆς πτητικῆς μαθήματα τὰ πρώτιστα τῇ Πεμπτῇ γενήσεσθαι, δέον αὐτοὺς τε καὶ τοὺς Σλυθηρίνους κοινῇ φοιτᾶν.</text:p>
          </table:table-cell>
          <table:table-cell office:value-type="string">
            <text:p text:style-name="P6">"You've got some nerve --" said Ron loudly. </text:p>
          </table:table-cell>
        </table:table-row>
        <table:table-row table:style-name="TableLine2209026281536">
          <table:table-cell table:style-name="Table1.A1" office:value-type="string">
            <text:p text:style-name="Text_20_body">ὁ δ’ ’Ἁρειος αἰνιττόμενος Ἀλλ’ ἕρμαιόν που, ἔφη, νομίζω τὸ ἐφορῶντος τοῦ Μαλθάκου ἐν σάρῳ εὐηθίζεσθαι.</text:p>
          </table:table-cell>
          <table:table-cell office:value-type="string">
            <text:p text:style-name="P6">"Shut up, both of you!" said Harry sharply. I heard something." </text:p>
          </table:table-cell>
        </table:table-row>
        <table:table-row table:style-name="TableLine2209026281536">
          <table:table-cell table:style-name="Table1.A1" office:value-type="string">
            <text:p text:style-name="Text_20_body">τοῦτο γὰρ ἦν οὗ μάλιστ’ ἐγλίχετο, τὸ τὴν πτητικὴν μανθάνειν.</text:p>
          </table:table-cell>
          <table:table-cell office:value-type="string">
            <text:p text:style-name="P6">It was a sort of snuffling. </text:p>
          </table:table-cell>
        </table:table-row>
        <table:table-row table:style-name="TableLine2209026281536">
          <table:table-cell table:style-name="Table1.A1" office:value-type="string">
            <text:p text:style-name="Text_20_body">ὁ δέ Ῥοὼν εὖ ποιῶν Ἀλλ’ οὐκ ἀκριβῶς οἶσθ’ ὅτι εὐήθη σαυτὸν παρέξεις.</text:p>
          </table:table-cell>
          <table:table-cell office:value-type="string">
            <text:p text:style-name="P6">"Mrs. Norris?" breathed Ron, squinting through the dark. </text:p>
          </table:table-cell>
        </table:table-row>
        <table:table-row table:style-name="TableLine2209026281536">
          <table:table-cell table:style-name="Table1.A1" office:value-type="string">
            <text:p text:style-name="Text_20_body">πολλὰ μὲν γὰρ λαλεῖ ὁ Μάλθακος περὶ τῆς ι’καροσφαιρ- ικῆς ὥς ἐστι τεχνικὸς εἴ τις ἄλλος.</text:p>
          </table:table-cell>
          <table:table-cell office:value-type="string">
            <text:p text:style-name="P6">It wasn't Mrs. Norris. It was Neville. He was curled up on the floor, fast asleep, but jerked suddenly awake as they crept nearer. </text:p>
          </table:table-cell>
        </table:table-row>
        <table:table-row table:style-name="TableLine2209026281536">
          <table:table-cell table:style-name="Table1.A1" office:value-type="string">
            <text:p text:style-name="Text_20_body">ἀλλ’ ἔστι δὴ τοῦτο ψιλὴ λαλία.</text:p>
          </table:table-cell>
          <table:table-cell office:value-type="string">
            <text:p text:style-name="P6">"Thank goodness you found me! I've been out here for hours, I couldn't remember the new password to get in to bed." </text:p>
          </table:table-cell>
        </table:table-row>
        <table:table-row table:style-name="TableLine2209026281536">
          <table:table-cell table:style-name="Table1.A1" office:value-type="string">
            <text:p text:style-name="Text_20_body">καὶ ὁ Μάλθακος πολλὰ δὴ ε”λεγε περὶ τῆς πτήσεως.</text:p>
          </table:table-cell>
          <table:table-cell office:value-type="string">
            <text:p text:style-name="P6">"Keep your voice down, Neville. The password's 'Pig snout' but it won't help you now, the Fat Lady's gone off somewhere." </text:p>
          </table:table-cell>
        </table:table-row>
        <table:table-row table:style-name="TableLine2209026281536">
          <table:table-cell table:style-name="Table1.A1" office:value-type="string">
            <text:p text:style-name="Text_20_body">βαρέως γὰρ ε”φερεν ἰδὼν τούς πρωτοπείρους οὐδέποτε πρὸς τὰς ἐπ’ ι’καροσφαιρ- ικῆς ἀγέλας αἱρεῖσθαι ἀγωνισομένους.</text:p>
          </table:table-cell>
          <table:table-cell office:value-type="string">
            <text:p text:style-name="P6">"How's your arm?" said Harry. </text:p>
          </table:table-cell>
        </table:table-row>
        <table:table-row table:style-name="TableLine2209026281536">
          <table:table-cell table:style-name="Table1.A1" office:value-type="string">
            <text:p text:style-name="Text_20_body">καὶ μεγαλαυχούμενος πόλλ’ ἐμυθολόγει τὰ τοιαῦτα φράζων ὅπως μόλις πέφευγε Μυγάλους τινὰς ἐν ἑλικοπτέροις ἐπιδιώκοντας.</text:p>
          </table:table-cell>
          <table:table-cell office:value-type="string">
            <text:p text:style-name="P6">"Fine," said Neville, showing them. "Madam Pomfrey mended it in about a minute." </text:p>
          </table:table-cell>
        </table:table-row>
        <text:soft-page-break/>
        <table:table-row table:style-name="TableLine2209026281536">
          <table:table-cell table:style-name="Table1.A1" office:value-type="string">
            <text:p text:style-name="Text_20_body">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office:value-type="string">
            <text:p text:style-name="P6">"Good - well, look, Neville, we've got to be somewhere, we'll see you later --" </text:p>
          </table:table-cell>
        </table:table-row>
        <table:table-row table:style-name="TableLine2209026281536">
          <table:table-cell table:style-name="Table1.A1" office:value-type="string">
            <text:p text:style-name="Text_20_body">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office:value-type="string">
            <text:p text:style-name="P6">"Don't leave me!" said Neville, scrambling to his feet, "I don't want to stay here alone, the Bloody Baron's been past twice already." </text:p>
          </table:table-cell>
        </table:table-row>
        <table:table-row table:style-name="TableLine2209026281536">
          <table:table-cell table:style-name="Table1.A1" office:value-type="string">
            <text:p text:style-name="Text_20_body">οἱ γάρ τοι τῶν ἀρχαίων γενῶν μαγικῶν ἅπαντες ἀεὶ περὶ τῆς ι’καροσφαιρικῆς διελέγοντο.</text:p>
          </table:table-cell>
          <table:table-cell office:value-type="string">
            <text:p text:style-name="P6">Ron looked at his watch and then glared furiously at Hermione and Neville. </text:p>
          </table:table-cell>
        </table:table-row>
        <table:table-row table:style-name="TableLine2209026281536">
          <table:table-cell table:style-name="Table1.A1" office:value-type="string">
            <text:p text:style-name="Text_20_body">καὶ ὁ Ῥοὼν ἤδη πολὺ περὶ 1 1 8 ΑΡΕῙΟΣ ΠοΤΗΡ τῆς ποδοσφαιρικὴ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p>
          </table:table-cell>
          <table:table-cell office:value-type="string">
            <text:p text:style-name="P6">"If either of you get us caught, I'll never rest until I've learned that Curse of the Bogies Quirrell told us about, and used it on you. </text:p>
          </table:table-cell>
        </table:table-row>
        <table:table-row table:style-name="TableLine2209026281536">
          <table:table-cell table:style-name="Table1.A1" office:value-type="string">
            <text:p text:style-name="Text_20_body">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p>
          </table:table-cell>
          <table:table-cell office:value-type="string">
            <text:p text:style-name="P6">Hermione opened her mouth, perhaps to tell Ron exactly how to use the Curse of the Bogies, but Harry hissed at her to be quiet and beckoned them all forward. </text:p>
          </table:table-cell>
        </table:table-row>
        <table:table-row table:style-name="TableLine2209026281536">
          <table:table-cell table:style-name="Table1.A1" office:value-type="string">
            <text:p text:style-name="Text_20_body">ὁ δέ Νεφελώδης οὐπώποτ’ ἐν σάρῳ διέτριψε, τῆς τήθης οὐκ ἐπιτρεψάσης ποτ’ αὐτῷ οὐδ’ ἅπτεσθαι τοῦ τοιούτου.</text:p>
          </table:table-cell>
          <table:table-cell office:value-type="string">
            <text:p text:style-name="P6">They flitted along corridors striped with bars of moonlight from the high windows. At every turn Harry expected to run into Filch or Mrs. Norris, but they were lucky. They sped up a staircase to the third floor and tiptoed toward the trophy room. </text:p>
          </table:table-cell>
        </table:table-row>
        <table:table-row table:style-name="TableLine2209026281536">
          <table:table-cell table:style-name="Table1.A1" office:value-type="string">
            <text:p text:style-name="Text_20_body">ὁ δ”Άρειος καθ’ ἑαυτὸν λογισάμενος ἐνόμισεν αὐτὴν εὖ φρονεῖν· τὸν γὰρ Νεφελώδη πολλάκις δὴ κακὰ πεπονθέναι καὶ πεδοστιβῆ.</text:p>
          </table:table-cell>
          <table:table-cell office:value-type="string">
            <text:p text:style-name="P6">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able:table-cell>
        </table:table-row>
        <table:table-row table:style-name="TableLine2209026281536">
          <table:table-cell table:style-name="Table1.A1" office:value-type="string">
            <text:p text:style-name="Text_20_body">καὶ ἡ Ἑρμιόνη οὐχ ἧττον τοῦ Νεφελώδους ἐφοβεῖτο τὰ περὶ τῆς πτήσεως.</text:p>
          </table:table-cell>
          <table:table-cell office:value-type="string">
            <text:p text:style-name="P6">"He's late, maybe he's chickened out," Ron whispered. </text:p>
          </table:table-cell>
        </table:table-row>
        <table:table-row table:style-name="TableLine2209026281536">
          <table:table-cell table:style-name="Table1.A1" office:value-type="string">
            <text:p text:style-name="Text_20_body">ταῦτα γοῦν οὐκ ἧν ἐκ βιβλίου μαθεῖν, οὗ μὴν ἀλλ’ ἐντόνως ἐπεχείρησεν.</text:p>
          </table:table-cell>
          <table:table-cell office:value-type="string">
            <text:p text:style-name="P6">Then a noise in the next room made them jump. Harry had only just raised his wand when they heard someone speak -and it wasn't Malfoy. </text:p>
          </table:table-cell>
        </table:table-row>
        <table:table-row table:style-name="TableLine2209026281536">
          <table:table-cell table:style-name="Table1.A1" office:value-type="string">
            <text:p text:style-name="Text_20_body">ἀριστῶντας γὰρ τῇ Πεμπτῄ πάνυ ἀνιῶσα πάσας <text:soft-page-break/>διεδίδου τὰς περὶ πτήσεως ὑποθέσεις ἃς ἐξηύρηκε βιβλίον χρη- σαμένη τι παρὰ τῆς δημοσίας βιβλιοθήκης.</text:p>
          </table:table-cell>
          <table:table-cell office:value-type="string">
            <text:p text:style-name="P6">"Sniff around, my sweet, they might be lurking in a <text:soft-page-break/>corner." </text:p>
          </table:table-cell>
        </table:table-row>
        <table:table-row table:style-name="TableLine2209026281536">
          <table:table-cell table:style-name="Table1.A1" office:value-type="string">
            <text:p text:style-name="Text_20_body">τούτῳ γὰρ τῷ βιβλίῳ ὅνομα ἦν ἡ ι’καροσφαιρικὴ ἐξ ε”τους εἷς ἔτος.</text:p>
          </table:table-cell>
          <table:table-cell office:value-type="string">
            <text:p text:style-name="P6">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able:table-cell>
        </table:table-row>
        <table:table-row table:style-name="TableLine2209026281536">
          <table:table-cell table:style-name="Table1.A1" office:value-type="string">
            <text:p text:style-name="Text_20_body">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ε”σχεν αὐτὴν μεταξὺ λέγουσαν.</text:p>
          </table:table-cell>
          <table:table-cell office:value-type="string">
            <text:p text:style-name="P6">"They're in here somewhere," they heard him mutter, "probably hiding." </text:p>
          </table:table-cell>
        </table:table-row>
        <table:table-row table:style-name="TableLine2209026281536">
          <table:table-cell table:style-name="Table1.A1" office:value-type="string">
            <text:p text:style-name="Text_20_body">ὁ δ’ “Ἀρειος οὐκ ἐλελήθει δήπου τὸν Μάλθακον οὐδεμίαν δεξ- άμενος ἐπιστολὴν μετὰ τὰ γράμματα τὰ τόθ’ ὑφ’ Ἁγριώδου πεμ- φθέντα.</text:p>
          </table:table-cell>
          <table:table-cell office:value-type="string">
            <text:p text:style-name="P6">"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 </text:p>
          </table:table-cell>
        </table:table-row>
        <table:table-row table:style-name="TableLine2209026281536">
          <table:table-cell table:style-name="Table1.A1" office:value-type="string">
            <text:p text:style-name="Text_20_body">τούτῳ γὰρ ὁ ὦτος ἀεὶ νώγαλα σοφῶς χάρτῃ συγκαλυπτὰ οἴκοθεν εῖσεκόμιζεν, ἅπερ ἐκεῖνος γαυρούμενος ἐναντίον τῶν Σλυ- θηρίνων ἐξεκάλυπτεν ἀριστώντων.</text:p>
          </table:table-cell>
          <table:table-cell office:value-type="string">
            <text:p text:style-name="P6">The clanging and crashing were enough to wake the whole castle. </text:p>
          </table:table-cell>
        </table:table-row>
        <table:table-row table:style-name="TableLine2209026281536">
          <table:table-cell table:style-name="Table1.A1" office:value-type="string">
            <text:p text:style-name="Text_20_body">καί στρίξ ἐκόμισε τῷ Νεφελώδει μικρόν τι ὑπὸ τῆς τήθης πεμ- φθέν.</text:p>
          </table:table-cell>
          <table:table-cell office:value-type="string">
            <text:p text:style-name="P6">"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able:table-cell>
        </table:table-row>
        <text:soft-page-break/>
        <table:table-row table:style-name="TableLine2209026281536">
          <table:table-cell table:style-name="Table1.A1" office:value-type="string">
            <text:p text:style-name="Text_20_body">τοῦτο δὲ σπουδῇ ἐκκαλύψας ε”δειξεν αὐτοῖς σφαῖράν τινα ὑαλίνην καί καπνοῦ πλήρη λευκοῦ τοσαύτην ὅσην βώλῳ μεγάλῳ εἷκάζοιεν ἂν οἶ νῦν παῖδες, Ἀλλὰ παντομνημονευτικόν ἐστιν, ἔφη.</text:p>
          </table:table-cell>
          <table:table-cell office:value-type="string">
            <text:p text:style-name="P6">"I think we've lost him," Harry panted, leaning against the cold wall and wiping his forehead. Neville was bent double, wheezing and spluttering. </text:p>
          </table:table-cell>
        </table:table-row>
        <table:table-row table:style-name="TableLine2209026281536">
          <table:table-cell table:style-name="Table1.A1" office:value-type="string">
            <text:p text:style-name="Text_20_body">ἡ γὰρ τήθη ξύνοιδε μοι πάνυ ἐπιλήσμονι ὄντι· τοῦτο δέ σημαίνει ὅ τι ποιητέον ε”σται σοι ἥν ποτε ἐπιλάθῃς του.</text:p>
          </table:table-cell>
          <table:table-cell office:value-type="string">
            <text:p text:style-name="P6">I -- told -you," Hermione gasped, clutching at the stitch in her chest, "I -- told -- you." </text:p>
          </table:table-cell>
        </table:table-row>
        <table:table-row table:style-name="TableLine2209026281536">
          <table:table-cell table:style-name="Table1.A1" office:value-type="string">
            <text:p text:style-name="Text_20_body">ῖδού’ ἣν μέν σοι βεβαίως ἐχομένῳ ἐρυθρὸν γίγν- ηται, ἐπιλέλησαι τινός - ἀλλὰ μεταξὺ λέγων ταῦτα μάλιστ’ ἠπόρει, τοῦ παντομνημονευτικοῦ ἐκλάμποντος ἅμα ὥσπερ σάνδυκος.</text:p>
          </table:table-cell>
          <table:table-cell office:value-type="string">
            <text:p text:style-name="P6">"We've got to get back to Gryffindor tower," said Ron, "quickly as possible." </text:p>
          </table:table-cell>
        </table:table-row>
        <table:table-row table:style-name="TableLine2209026281536">
          <table:table-cell table:style-name="Table1.A1" office:value-type="string">
            <text:p text:style-name="Text_20_body">καί γὰρ αὐτὸς ἐπελάθετό τινος.</text:p>
          </table:table-cell>
          <table:table-cell office:value-type="string">
            <text:p text:style-name="P6">"Malfoy tricked you," Hermione said to Harry. "You realize that, don't you? He was never going to meet you -- Filch knew someone was going to be in the trophy room, Malfoy must have tipped him off." </text:p>
          </table:table-cell>
        </table:table-row>
        <table:table-row table:style-name="TableLine2209026281536">
          <table:table-cell table:style-name="Table1.A1" office:value-type="string">
            <text:p text:style-name="Text_20_body">ἐπειρᾶτο δέ μεμνῆσθαι ὅτου ἐπελάθετο καὶ ὁ Δράκων Μάλθακος τὴν τῶν Γρυφινδώρων τράπεζαν παριὼν ἀνήρπασε τὸ παντομνη- μονευτικὸν αὐτῷ ἐκ τῆς χειρός.</text:p>
          </table:table-cell>
          <table:table-cell office:value-type="string">
            <text:p text:style-name="P6">Harry thought she was probably right, but he wasn't going to tell her that. </text:p>
          </table:table-cell>
        </table:table-row>
        <table:table-row table:style-name="TableLine2209026281536">
          <table:table-cell table:style-name="Table1.A1" office:value-type="string">
            <text:p text:style-name="Text_20_body">καὶ ὁ μὲν “Ἀρειος καὶ ὁ Ῥοὼν εὐθὺς ἀνεπήδησαν, ὡς μάλ’ ἐλπίζοντες πρόφασίν τινα εὑρεῖν τοῦ εἷς χεῖρας ἐλθεῖν ἐκείνῳ.</text:p>
          </table:table-cell>
          <table:table-cell office:value-type="string">
            <text:p text:style-name="P6">"Let's go." </text:p>
          </table:table-cell>
        </table:table-row>
        <table:table-row table:style-name="TableLine2209026281536">
          <table:table-cell table:style-name="Table1.A1" office:value-type="string">
            <text:p text:style-name="Text_20_body">ἡ δέ Η ΠΕΡῙ ΜΕΣΑΣ ΝΥΚΤΑΣ ΜΟΝΟΜΑΞΙΑ 119 Μαγονωγαλέα ἔφθασεν αὐτοὺς ἀεὶ ἐν εὐφυλάκτῳ οὖσα ὑπὲρ τῶν ἄλλων σοφιστῶν πρὸς τὸ πράγματα γιγνώσκειν.</text:p>
          </table:table-cell>
          <table:table-cell office:value-type="string">
            <text:p text:style-name="P6">It wasn't going to be that simple. They hadn't gone more than a dozen paces when a doorknob rattled and something came shooting out of a classroom in front of them. </text:p>
          </table:table-cell>
        </table:table-row>
        <table:table-row table:style-name="TableLine2209026281536">
          <table:table-cell table:style-name="Table1.A1" office:value-type="string">
            <text:p text:style-name="Text_20_body">Τί δὴ τὸ πρᾶγμα; ἔφη.</text:p>
          </table:table-cell>
          <table:table-cell office:value-type="string">
            <text:p text:style-name="P6">It was Peeves. He caught sight of them and gave a squeal of delight. </text:p>
          </table:table-cell>
        </table:table-row>
        <table:table-row table:style-name="TableLine2209026281536">
          <table:table-cell table:style-name="Table1.A1" office:value-type="string">
            <text:p text:style-name="Text_20_body">Ὁ Μάλθακος τούμὸν ε”χει παντομνημονευτικόν, ὧ σοφίστρια.</text:p>
          </table:table-cell>
          <table:table-cell office:value-type="string">
            <text:p text:style-name="P6">"Shut up, Peeves -- please -- you'll get us thrown out." </text:p>
          </table:table-cell>
        </table:table-row>
        <table:table-row table:style-name="TableLine2209026281536">
          <table:table-cell table:style-name="Table1.A1" office:value-type="string">
            <text:p text:style-name="Text_20_body">καί σκυθρωπάζων τι ὁ Μάλθακος ταχέως μεθῆκε τὸ παντομνη- μονευτικόν ἐπὶ τὴν τράπεζαν.</text:p>
          </table:table-cell>
          <table:table-cell office:value-type="string">
            <text:p text:style-name="P6">Peeves cackled. </text:p>
          </table:table-cell>
        </table:table-row>
        <table:table-row table:style-name="TableLine2209026281536">
          <table:table-cell table:style-name="Table1.A1" office:value-type="string">
            <text:p text:style-name="Text_20_body">Οὐδέν, ἔφη, ἄλλο ἤθελον ποιῆσαι ἢ θεωρεῖν μόνον.</text:p>
          </table:table-cell>
          <table:table-cell office:value-type="string">
            <text:p text:style-name="P6">"Wandering around at midnight, Ickle Firsties? Tut, tut, tut. Naughty, naughty, you'll get caughty." </text:p>
          </table:table-cell>
        </table:table-row>
        <table:table-row table:style-name="TableLine2209026281536">
          <table:table-cell table:style-name="Table1.A1" office:value-type="string">
            <text:p text:style-name="Text_20_body">καὶ ὑπεξῆλθεν ἄγων Κάρκινον καί Κέρκοπα.</text:p>
          </table:table-cell>
          <table:table-cell office:value-type="string">
            <text:p text:style-name="P6">"Not if you don't give us away, Peeves, please." </text:p>
          </table:table-cell>
        </table:table-row>
        <table:table-row table:style-name="TableLine2209026281536">
          <table:table-cell table:style-name="Table1.A1" office:value-type="string">
            <text:p text:style-name="Text_20_body">&gt;κ ὀλίγον δὲ μετὰ τὴν ἐνάτην τῆς δείλης, ὅ <text:soft-page-break/>τ’Ἅρειος καὶ ὁ Ῥοών καὶ οἱ ἄλλοι Γ ρυφίνδωροι σπεύδοντες κατέβησαν κατὰ τὴν κλίμακα εἷς τὸν κῆπον μαθησόμενοι τὰ πρῶτα τῆς πτητικῆς τέχνης.</text:p>
          </table:table-cell>
          <table:table-cell office:value-type="string">
            <text:p text:style-name="P6">"Should tell Filch, I should," said Peeves in a <text:soft-page-break/>saintly voice, but his eyes glittered wickedly. "It's for your own good, you know." </text:p>
          </table:table-cell>
        </table:table-row>
        <table:table-row table:style-name="TableLine2209026281536">
          <table:table-cell table:style-name="Table1.A1" office:value-type="string">
            <text:p text:style-name="Text_20_body">αἰθρίας δ’ οὔσης ἐπορεύοντο διὰ λειμῶνος ἀνέμοις κινουμένου κάτω εἷ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office:value-type="string">
            <text:p text:style-name="P6">"Get out of the way," snapped Ron, taking a swipe at Peeves this was a big mistake. </text:p>
          </table:table-cell>
        </table:table-row>
        <table:table-row table:style-name="TableLine2209026281536">
          <table:table-cell table:style-name="Table1.A1" office:value-type="string">
            <text:p text:style-name="Text_20_body">καὶ οἶ Σλυθήρινοι ἤδη παρῆσαν καί σάρα εἴκοσι πρόκροσσα ε’ν στοίχοις κοσμίως ἦν προκείμενα.</text:p>
          </table:table-cell>
          <table:table-cell office:value-type="string">
            <text:p text:style-name="P6">"STUDENTS OUT OF BED!" Peeves bellowed, "STUDENTS OUT OF BED DOWN THE CHARMS CORRIDOR" </text:p>
          </table:table-cell>
        </table:table-row>
        <table:table-row table:style-name="TableLine2209026281536">
          <table:table-cell table:style-name="Table1.A1" office:value-type="string">
            <text:p text:style-name="Text_20_body">ὁ δ’ ’Άρειος ἤκουσέ ποτε τῶν Εὖισηλίων σχετλιαζόντων περὶ τῶν σάρων τῶν Ὑογοητικῶν ὡς ε”στιν ἃ ἢ σφύζει ἐάν τις ἀνωτέρω πέτηται, ἢ πρὸς ἀριστερᾶν περιίσταται.</text:p>
          </table:table-cell>
          <table:table-cell office:value-type="string">
            <text:p text:style-name="P6">Ducking under Peeves, they ran for their lives, right to the end of the corridor where they slammed into a door -- and it was locked. </text:p>
          </table:table-cell>
        </table:table-row>
        <table:table-row table:style-name="TableLine2209026281536">
          <table:table-cell table:style-name="Table1.A1" office:value-type="string">
            <text:p text:style-name="Text_20_body">ἀφίκετο δ’ ἤδη ἡ Εὖχρῆ διδασκαλίς οὖσα.</text:p>
          </table:table-cell>
          <table:table-cell office:value-type="string">
            <text:p text:style-name="P6">"This is it!" Ron moaned, as they pushed helplessly at the door, "We're done for! This is the end!" They could hear footsteps, Filch running as fast as he could toward Peeves's shouts. </text:p>
          </table:table-cell>
        </table:table-row>
        <table:table-row table:style-name="TableLine2209026281536">
          <table:table-cell table:style-name="Table1.A1" office:value-type="string">
            <text:p text:style-name="Text_20_body">πολιὰς δέ παρεῖχε τὰς τρίχας, καί ἦσαν αὐτῇ ὀφθαλμοὶ κιρροὶ καθάπερ κίρκῳ, καὶ γρύζουσα Τί μέλλετε; ἔφη.</text:p>
          </table:table-cell>
          <table:table-cell office:value-type="string">
            <text:p text:style-name="P6">"Oh, move over," Hermione snarled. She grabbed Harry's wand, tapped the lock, and whispered, 'Alohomora!" </text:p>
          </table:table-cell>
        </table:table-row>
        <table:table-row table:style-name="TableLine2209026281536">
          <table:table-cell table:style-name="Table1.A1" office:value-type="string">
            <text:p text:style-name="Text_20_body">πᾶς τις παραστήτω σάρῳ.</text:p>
          </table:table-cell>
          <table:table-cell office:value-type="string">
            <text:p text:style-name="P6">The lock clicked and the door swung open -- they piled through it, shut it quickly, and pressed their ears against it, listening. </text:p>
          </table:table-cell>
        </table:table-row>
        <table:table-row table:style-name="TableLine2209026281536">
          <table:table-cell table:style-name="Table1.A1" office:value-type="string">
            <text:p text:style-name="Text_20_body">ἄγε δή.</text:p>
          </table:table-cell>
          <table:table-cell office:value-type="string">
            <text:p text:style-name="P6">"Which way did they go, Peeves?" Filch was saying. "Quick, tell me." </text:p>
          </table:table-cell>
        </table:table-row>
        <table:table-row table:style-name="TableLine2209026281536">
          <table:table-cell table:style-name="Table1.A1" office:value-type="string">
            <text:p text:style-name="Text_20_body">σπεύσατε.</text:p>
          </table:table-cell>
          <table:table-cell office:value-type="string">
            <text:p text:style-name="P6">"Say 'please."' "Don't mess with me, Peeves, now where did they go?" </text:p>
          </table:table-cell>
        </table:table-row>
        <table:table-row table:style-name="TableLine2209026281536">
          <table:table-cell table:style-name="Table1.A1" office:value-type="string">
            <text:p text:style-name="Text_20_body">ὁ δ”Ἁρειος βλέψας κάτω τοῦ ἑαυτοῦ σάρου ᾔσθετο παλαιοῦ ὄντος καί πτόρθους ε”χοντος οὐκ ὀλίγους εἰκῇ προῦχοντας.</text:p>
          </table:table-cell>
          <table:table-cell office:value-type="string">
            <text:p text:style-name="P6">"Shan't say nothing if you don't say please," said Peeves in his annoying singsong voice. </text:p>
          </table:table-cell>
        </table:table-row>
        <table:table-row table:style-name="TableLine2209026281536">
          <table:table-cell table:style-name="Table1.A1" office:value-type="string">
            <text:p text:style-name="Text_20_body">ἐκείνη δέ Προτείνατε, ἔφη, τὴν δεξιὰν ὑπὲρ τὸ σάρον καὶ ’Ἁνα βοήσατε.</text:p>
          </table:table-cell>
          <table:table-cell office:value-type="string">
            <text:p text:style-name="P6">"All right -please." </text:p>
          </table:table-cell>
        </table:table-row>
        <table:table-row table:style-name="TableLine2209026281536">
          <table:table-cell table:style-name="Table1.A1" office:value-type="string">
            <text:p text:style-name="Text_20_body">καί ἅπαντες ’Άνα ἐβόησαν, καὶ τὸ τοῦ Ἀρείου σάρον εὐθὺς εἰς τὴν δεξιὰν ἀνεπήδησεν καὶ ἄλλα ὡσαύτως τινά, ὀλίγα δέ.</text:p>
          </table:table-cell>
          <table:table-cell office:value-type="string">
            <text:p text:style-name="P6">"NOTHING! Ha haaa! Told you I wouldn't say nothing if you didn't say please! Ha ha! Haaaaaa!" And they heard the sound of Peeves whooshing <text:soft-page-break/>away and Filch cursing in rage. </text:p>
          </table:table-cell>
        </table:table-row>
        <table:table-row table:style-name="TableLine2209026281536">
          <table:table-cell table:style-name="Table1.A1" office:value-type="string">
            <text:p text:style-name="Text_20_body">καί τὸ μὲν τῆς Ἑρμιόνης οὐδέν ἐκινήθη πλὴν ἀλλὰ χαμαὶ περιεστρέψατό τι, τὸ δέ τοῦ Νεφελώδους ἀκίνητον δὴ αὐτοῦ ἔκειτο.</text:p>
          </table:table-cell>
          <table:table-cell office:value-type="string">
            <text:p text:style-name="P6">"He thinks this door is locked," Harry whispered. "I think we'll be okay -- get off, Neville!" For Neville had been tugging on the sleeve of Harry's bathrobe for the last minute. "What?" </text:p>
          </table:table-cell>
        </table:table-row>
        <table:table-row table:style-name="TableLine2209026281536">
          <table:table-cell table:style-name="Table1.A1" office:value-type="string">
            <text:p text:style-name="Text_20_body">ὁ δ’ Ἄρειος ἐσκοπεῖτο πρὸς ἑαυτὸν εἴ πως τὰ σάρα ὁμοῖα ὄντα τοῖς ἵπποις εἰδεῖεν πότερον φόβον τις παρέχοι.</text:p>
          </table:table-cell>
          <table:table-cell office:value-type="string">
            <text:p text:style-name="P6">Harry turned around -- and saw, quite clearly, what. For a moment, he was sure he'd walked into a nightmare -- this was too much, on top of everything that had happened so far. </text:p>
          </table:table-cell>
        </table:table-row>
        <table:table-row table:style-name="TableLine2209026281536">
          <table:table-cell table:style-name="Table1.A1" office:value-type="string">
            <text:p text:style-name="Text_20_body">τὴν γὰρ τοῦ Νεφελώδους φωνὴν δήλην εἶναι τρέμουσαν ὡς μάλιστα βουλομένου χαμαὶ διατρῖψαι.</text:p>
          </table:table-cell>
          <table:table-cell office:value-type="string">
            <text:p text:style-name="P6">They weren't in a room, as he had supposed. They were in a corridor. The forbidden corridor on the third floor. And now they knew why it was forbidden. </text:p>
          </table:table-cell>
        </table:table-row>
        <table:table-row table:style-name="TableLine2209026281536">
          <table:table-cell table:style-name="Table1.A1" office:value-type="string">
            <text:p text:style-name="Text_20_body">ἐντεῦθεν δέ ἡ Εὖχρῆ μεταξὺ αὐτοὺς ἐπὶ σάρον ἀναβάντας δι- δάσκουσα τῆς ἀκμῆς μῆ περιρρυῆναι, διὰ στοίχους ἅνω τε καί κάτω ἐβάδιζεν ἀνορθώσουσα τοὺς μὴ προσηκόντως τοῦ σάρου ἀντι- 120 ΑΡΕῙΟΣ ΠοΤΗΡ λαμβάνοντας.</text:p>
          </table:table-cell>
          <table:table-cell office:value-type="string">
            <text:p text:style-name="P6">They were looking straight into the eyes of a monstrous dog, a dog that filled the whole space between ceiling and floor. It had three heads. </text:p>
          </table:table-cell>
        </table:table-row>
        <table:table-row table:style-name="TableLine2209026281536">
          <table:table-cell table:style-name="Table1.A1" office:value-type="string">
            <text:p text:style-name="Text_20_body">ὁ δ’ Ἄρειος καὶ ὁ Ῥοών μάλισθ’ ἥδοντο ἀκούσαντες αὐτῆς τῷ γε Μαλθάκῳ λεγούσης ὡς ἐπὶ μήκιστον οὐκ ὀρθῶς ἔπραττε.</text:p>
          </table:table-cell>
          <table:table-cell office:value-type="string">
            <text:p text:style-name="P6">Three pairs of rolling, mad eyes; three noses, twitching and quivering in their direction; three drooling mouths, saliva hanging in slippery ropes from yellowish fangs. </text:p>
          </table:table-cell>
        </table:table-row>
        <table:table-row table:style-name="TableLine2209026281536">
          <table:table-cell table:style-name="Table1.A1" office:value-type="string">
            <text:p text:style-name="Text_20_body">’Άγε δή, ἔφη, ἐπεὶ τάχιστα τῴ νιγλάρῳ ηὕλησα τὴν ἀρχήν, δεῖ ὑμᾶς ἐντόνως λακτίσματι ἀπῶσαι τὰ σάρα ἀπὸ τῆς γῆς ὡς ἄρδην αι’ωρησόμενοι.</text:p>
          </table:table-cell>
          <table:table-cell office:value-type="string">
            <text:p text:style-name="P6">It was standing quite still, all six eyes staring at them, and Harry knew that the only reason they weren't already dead was that their sudden appearance had taken it by surprise, but it was quickly getting over that, there was no mistaking what those thunderous growls meant. </text:p>
          </table:table-cell>
        </table:table-row>
        <table:table-row table:style-name="TableLine2209026281536">
          <table:table-cell table:style-name="Table1.A1" office:value-type="string">
            <text:p text:style-name="Text_20_body">ἶσόρροπα δ’ ἔχοντες τὰ σάρα ἅνω φέρεσθε μικρόν τι κᾶπειτα πρόσω νεύσαντες εὐθὺ χαμᾶζε κατάγεσθε.</text:p>
          </table:table-cell>
          <table:table-cell office:value-type="string">
            <text:p text:style-name="P6">Harry groped for the doorknob -- between Filch and death, he'd take Filch. </text:p>
          </table:table-cell>
        </table:table-row>
        <table:table-row table:style-name="TableLine2209026281536">
          <table:table-cell table:style-name="Table1.A1" office:value-type="string">
            <text:p text:style-name="Text_20_body">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 αὕτη δέ βοῶσα Κάτιθι, εἶπεν, ὦ παῖ.</text:p>
          </table:table-cell>
          <table:table-cell office:value-type="string">
            <text:p text:style-name="P6">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ext:soft-page-break/>the seventh floor. </text:p>
          </table:table-cell>
        </table:table-row>
        <table:table-row table:style-name="TableLine2209026281536">
          <table:table-cell table:style-name="Table1.A1" office:value-type="string">
            <text:p text:style-name="Text_20_body">ἐκεῖνος δ’ ἤδη ἀεροδόνητος ἀνώτερω φέρεται καθάπερ βύσμα ἐκ σταμνίου πηδῶν.</text:p>
          </table:table-cell>
          <table:table-cell office:value-type="string">
            <text:p text:style-name="P6">"Where on earth have you all been?" she asked, looking at their bathrobes hanging off their shoulders and their flushed, sweaty faces. </text:p>
          </table:table-cell>
        </table:table-row>
        <table:table-row table:style-name="TableLine2209026281536">
          <table:table-cell table:style-name="Table1.A1" office:value-type="string">
            <text:p text:style-name="Text_20_body">καί νυνὶ δώδεκα πόδας μεμετεώρισται, νῦν δ’ εἴκοσιν.</text:p>
          </table:table-cell>
          <table:table-cell office:value-type="string">
            <text:p text:style-name="P6">"Never mind that -- pig snout, pig snout," panted Harry, and the portrait swung forward. They scrambled into the common room and collapsed, trembling, into armchairs. </text:p>
          </table:table-cell>
        </table:table-row>
        <table:table-row table:style-name="TableLine2209026281536">
          <table:table-cell table:style-name="Table1.A1" office:value-type="string">
            <text:p text:style-name="Text_20_body">ὁ δ”Άρειος κατεῖδεν αὐτὸν τοῦτο μὲν λευκὸν γεγενημένον τὴν ὄψιν καὶ δέει ἐκπεπληγμ- ένον κάτω βλέποντα πρὸς τὴν γὴν ἥδη ἐξίτηλον οὖσαν, τοῦτο δέ κεχηνότα καί ἀπορρέοντα εἰς πλάγιον ἀπὸ τοῦ σάρου - τοῦτο δέ πέδονδε πεσόντα καῖ πατάγῳ μεγάλῳ γὴν κρούσαντα χαμαὶ πρηνὴ κείμενον ταλαίπωρον.</text:p>
          </table:table-cell>
          <table:table-cell office:value-type="string">
            <text:p text:style-name="P6">It was a while before any of them said anything. Neville, indeed, looked as if he'd never speak again. </text:p>
          </table:table-cell>
        </table:table-row>
        <table:table-row table:style-name="TableLine2209026281536">
          <table:table-cell table:style-name="Table1.A1" office:value-type="string">
            <text:p text:style-name="Text_20_body">τὸ δέ σάρον ε”τι ἀνώτερω μετεωριζόμενον καί κατ’ οὖρον ἡσύχως φερόμενον πρὸς τὴν ὕλην ἀπόρρητον μετ’ ὀλίγον ἀφανῆ ἐγένετο.</text:p>
          </table:table-cell>
          <table:table-cell office:value-type="string">
            <text:p text:style-name="P6">"What do they think they're doing, keeping a thing like that locked up in a school?" said Ron finally. "If any dog needs exercise, that one does." </text:p>
          </table:table-cell>
        </table:table-row>
        <table:table-row table:style-name="TableLine2209026281536">
          <table:table-cell table:style-name="Table1.A1" office:value-type="string">
            <text:p text:style-name="Text_20_body">ἡ δ’ Εὐχρῆ προσέκυπτε τῷ Νεφελῶδει λευκὴν ὡσαύτως παρέχ- ουσα τὴν ὄψιν, καὶ ὁ ’Ἁρειος ἤκουσεν αὐτῆς λεγούσης τάδε· Τὸν καρπὸν ἔχει κατεαγότα.</text:p>
          </table:table-cell>
          <table:table-cell office:value-type="string">
            <text:p text:style-name="P6">Hermione had got both her breath and her bad temper back again. "You don't use your eyes, any of you, do you?" she snapped. "Didn't you see what it was standing on. </text:p>
          </table:table-cell>
        </table:table-row>
        <table:table-row table:style-name="TableLine2209026281536">
          <table:table-cell table:style-name="Table1.A1" office:value-type="string">
            <text:p text:style-name="Text_20_body">ἄγε δή, ὦ παῖ.</text:p>
          </table:table-cell>
          <table:table-cell office:value-type="string">
            <text:p text:style-name="P6">"The floor?" Harry suggested. "I wasn't looking at its feet, I was too busy with its heads." </text:p>
          </table:table-cell>
        </table:table-row>
        <table:table-row table:style-name="TableLine2209026281536">
          <table:table-cell table:style-name="Table1.A1" office:value-type="string">
            <text:p text:style-name="Text_20_body">καλῶς ἔχει.</text:p>
          </table:table-cell>
          <table:table-cell office:value-type="string">
            <text:p text:style-name="P6">"No, not the floor. It was standing on a trapdoor. It's obviously guarding something." </text:p>
          </table:table-cell>
        </table:table-row>
        <table:table-row table:style-name="TableLine2209026281536">
          <table:table-cell table:style-name="Table1.A1" office:value-type="string">
            <text:p text:style-name="Text_20_body">ἀνάστηθι δῆτα.</text:p>
          </table:table-cell>
          <table:table-cell office:value-type="string">
            <text:p text:style-name="P6">She stood up, glaring at them. </text:p>
          </table:table-cell>
        </table:table-row>
        <table:table-row table:style-name="TableLine2209026281536">
          <table:table-cell table:style-name="Table1.A1" office:value-type="string">
            <text:p text:style-name="Text_20_body">καί τοῖς ἄλλοις μαθηταῖς Μηδείς, ἔφη, κινείσθω ἐν ᾧ ἄγω τοῦτον τὸν παῖδα πρὸς τὸ νοσοκομεῖον.</text:p>
          </table:table-cell>
          <table:table-cell office:value-type="string">
            <text:p text:style-name="P6">I hope you're pleased with yourselves. We could all have been killed -- or worse, expelled. Now, if you don't mind, I'm going to bed." </text:p>
          </table:table-cell>
        </table:table-row>
        <table:table-row table:style-name="TableLine2209026281536">
          <table:table-cell table:style-name="Table1.A1" office:value-type="string">
            <text:p text:style-name="Text_20_body">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office:value-type="string">
            <text:p text:style-name="P6">Ron stared after her, his mouth open. </text:p>
          </table:table-cell>
        </table:table-row>
        <table:table-row table:style-name="TableLine2209026281536">
          <table:table-cell table:style-name="Table1.A1" office:value-type="string">
            <text:p text:style-name="Text_20_body">ἄγε δή, ὦ φίλτατε.</text:p>
          </table:table-cell>
          <table:table-cell office:value-type="string">
            <text:p text:style-name="P6">"No, we don't mind," he said. "You'd think we dragged her along, wouldn't you. </text:p>
          </table:table-cell>
        </table:table-row>
        <table:table-row table:style-name="TableLine2209026281536">
          <table:table-cell table:style-name="Table1.A1" office:value-type="string">
            <text:p text:style-name="Text_20_body">ὁ δέ Νεφελώδης δακρυρροῶν ἔτι καὶ τοῦ καρποῦ ἐχόμενος, ἀπῆλθε χωλευόμενος μετὰ τῆς Εὐχρῆς <text:soft-page-break/>ἀμφιβαλούσης τὴν χεῖρα αὐτῷ.</text:p>
          </table:table-cell>
          <table:table-cell office:value-type="string">
            <text:p text:style-name="P6">But Hermione had given Harry something else to think about as he climbed back into bed. The dog <text:soft-page-break/>was guarding something.... What had Hagrid said? Gringotts was the safest place in the world for something you wanted to hide -- except perhaps Hogwarts. </text:p>
          </table:table-cell>
        </table:table-row>
        <table:table-row table:style-name="TableLine2209026281536">
          <table:table-cell table:style-name="Table1.A1" office:value-type="string">
            <text:p text:style-name="Text_20_body">ἀποιχομένων δ’ ἐξ ἐπηκόου, ὁ Μάλθακος γέλωτα συνέθηκε πολὺν εἶπὼν ὅτι· Ἠ καὶ τὸ πρόσωπον εἴδετε τοῦ βλακός,· οἱ δ’ ἕτεροι Σλυθήρινοι εὐθὺς συνεγέλων.</text:p>
          </table:table-cell>
          <table:table-cell office:value-type="string">
            <text:p text:style-name="P6">It looked as though Harry had found out where the grubby littie package from vault seven hundred and thirteen was. </text:p>
          </table:table-cell>
        </table:table-row>
        <table:table-row table:style-name="TableLine2209026281536">
          <table:table-cell table:style-name="Table1.A1" office:value-type="string">
            <text:p text:style-name="Text_20_body">ἡ δέ Παραβάτις Πατίλη Σίγα, ἔφη, ὦ Μάλθακε.</text:p>
          </table:table-cell>
          <table:table-cell office:value-type="string">
            <text:p text:style-name="P6">CHAPTER TEN </text:p>
          </table:table-cell>
        </table:table-row>
        <table:table-row table:style-name="TableLine2209026281536">
          <table:table-cell table:style-name="Table1.A1" office:value-type="string">
            <text:p text:style-name="Text_20_body">Μῶν παραστατεῖς τῷ Μακροπύγῳ, τοῦτ’ εἶπε Παννίκη Παρ- ακίττος, Σλυθηρίνη οὖσα σκυθρωπὴ τὴν ὄψιν.</text:p>
          </table:table-cell>
          <table:table-cell office:value-type="string">
            <text:p text:style-name="P6">HALLOWEEN </text:p>
          </table:table-cell>
        </table:table-row>
        <table:table-row table:style-name="TableLine2209026281536">
          <table:table-cell table:style-name="Table1.A1" office:value-type="string">
            <text:p text:style-name="Text_20_body">Οὐ γάρ τοι ᾠήθην ἂν σέ, ὦ Παραβάτις, ἀγαπᾶν τὰ σάρκινα παιδάρια μαμμόθρεπτα.</text:p>
          </table:table-cell>
          <table:table-cell office:value-type="string">
            <text:p text:style-name="P6">Malfoy couldn't believe his eyes when he saw that Harry and Ron were still at Hogwarts the next day, looking tired but perfectly cheerful. </text:p>
          </table:table-cell>
        </table:table-row>
        <table:table-row table:style-name="TableLine2209026281536">
          <table:table-cell table:style-name="Table1.A1" office:value-type="string">
            <text:p text:style-name="Text_20_body">ὁ δέ Μάλθακος προπηδήσας ἔλαβέ τι ἐπὶ τῆς γῆς κείμενον.</text:p>
          </table:table-cell>
          <table:table-cell office:value-type="string">
            <text:p text:style-name="P6">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able:table-cell>
        </table:table-row>
        <table:table-row table:style-name="TableLine2209026281536">
          <table:table-cell table:style-name="Table1.A1" office:value-type="string">
            <text:p text:style-name="Text_20_body">Η ΠΕΡΙ ΜΕΣΑΣ ΝΥΚΤΑΣ ΜΟΝΟΜΑΞΙΑ 121 Ἰδού, ἔφη.</text:p>
          </table:table-cell>
          <table:table-cell office:value-type="string">
            <text:p text:style-name="P6">"Or both," said Harry. </text:p>
          </table:table-cell>
        </table:table-row>
        <table:table-row table:style-name="TableLine2209026281536">
          <table:table-cell table:style-name="Table1.A1" office:value-type="string">
            <text:p text:style-name="Text_20_body">τοῦτο γάρ ἐστιν ἐκεῖνο τὸ τῇ τήθῃ δεδομένον ὑπεργέλοιον.</text:p>
          </table:table-cell>
          <table:table-cell office:value-type="string">
            <text:p text:style-name="P6">But as all they knew for sure about the mysterious object was that it was about two inches long, they didn't have much chance of guessing what it was without further clues. </text:p>
          </table:table-cell>
        </table:table-row>
        <table:table-row table:style-name="TableLine2209026281536">
          <table:table-cell table:style-name="Table1.A1" office:value-type="string">
            <text:p text:style-name="Text_20_body">καὶ τὸ παντομνημονευτικὸν ἂν εἶδες στίλβον ἐν ἡλίου ἀκτῖσιν ὑπ’ αὐτοῦ ἀρθέν.</text:p>
          </table:table-cell>
          <table:table-cell office:value-type="string">
            <text:p text:style-name="P6">Neither Neville nor Hermione showed the slightest interest in what lay underneath the dog and the trapdoor. All Neville cared about was never going near the dog again. </text:p>
          </table:table-cell>
        </table:table-row>
        <table:table-row table:style-name="TableLine2209026281536">
          <table:table-cell table:style-name="Table1.A1" office:value-type="string">
            <text:p text:style-name="Text_20_body">ὁ δ’ ’Άρειος ἠρέμα Δός, ἔφη, δὸς αὐτὸ ἔμοιγε, καί κατεσιώπων ἅπαντες θεωρήσοντες.</text:p>
          </table:table-cell>
          <table:table-cell office:value-type="string">
            <text:p text:style-name="P6">Hermione was now refusing to speak to Harry and Ron, but she was such a bossy know-it-all that they saw this as an added bonus. All they really wanted now was a way of getting back at Malfoy, and to <text:soft-page-break/>their great delight, just such a thing arrived in the mail about a week later. </text:p>
          </table:table-cell>
        </table:table-row>
        <table:table-row table:style-name="TableLine2209026281536">
          <table:table-cell table:style-name="Table1.A1" office:value-type="string">
            <text:p text:style-name="Text_20_body">ὁ δέ Μάλθακος σαρδάνιον ἐγέλασεν.</text:p>
          </table:table-cell>
          <table:table-cell office:value-type="string">
            <text:p text:style-name="P6">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front of him, knocking his bacon to the floor. They had hardly fluttered out of the way when another owl dropped a letter on top of the parcel. </text:p>
          </table:table-cell>
        </table:table-row>
        <table:table-row table:style-name="TableLine2209026281536">
          <table:table-cell table:style-name="Table1.A1" office:value-type="string">
            <text:p text:style-name="Text_20_body">Θέλοιμ’ ἅν, ἔφη, καταθεῖναί που αὐτὸ ὅθεν ὁ Μακρόπυγος οἷός τ’ ἔσται ῥᾳδίως ἀναλαβεῖν.</text:p>
          </table:table-cell>
          <table:table-cell office:value-type="string">
            <text:p text:style-name="P6">Harry ripped open the letter first, which was lucky, because it said: DO NOT OPEN THE PARCEL AT THE TABLE. </text:p>
          </table:table-cell>
        </table:table-row>
        <table:table-row table:style-name="TableLine2209026281536">
          <table:table-cell table:style-name="Table1.A1" office:value-type="string">
            <text:p text:style-name="Text_20_body">αὐτίκα γ’ εἷς δένδρον.</text:p>
          </table:table-cell>
          <table:table-cell office:value-type="string">
            <text:p text:style-name="P6">It contains your new Nimbus Two Thousand, but I don't want everybody knowing you've got a broomstick or they'll all want one. Oliver Wood will meet you tonight on the Quidditch field at seven o'clock for your first training session. </text:p>
          </table:table-cell>
        </table:table-row>
        <table:table-row table:style-name="TableLine2209026281536">
          <table:table-cell table:style-name="Table1.A1" office:value-type="string">
            <text:p text:style-name="Text_20_body">κραυγάζοντος δ’ ἤδη τοῦ Ἁρείου Δὸς ἐμοὶ αὐτό, ἀναπηδήσας ἐπὶ τὸ σάρον ἀνέπτατο εἰς ἀέρα.</text:p>
          </table:table-cell>
          <table:table-cell office:value-type="string">
            <text:p text:style-name="P6">Professor McGonagall Harry had difficulty hiding his glee as he handed the note to Ron to read. </text:p>
          </table:table-cell>
        </table:table-row>
        <table:table-row table:style-name="TableLine2209026281536">
          <table:table-cell table:style-name="Table1.A1" office:value-type="string">
            <text:p text:style-name="Text_20_body">οὐδ’ ε”ψευστο φάσκων δεινὸς εἶναι πέτεσθαι’ αἰωρούμενος γὰρ ἴσον τοῖς ἄκροις κλάδοις παρὰ δρῦν τινα, βοῶν τἨκε οὖν, ἔφη, ὦ Ποτέρ, λαβοῦ μοι.</text:p>
          </table:table-cell>
          <table:table-cell office:value-type="string">
            <text:p text:style-name="P6">"A Nimbus Two Thousand!" Ron moaned enviously. "I've never even touched one." </text:p>
          </table:table-cell>
        </table:table-row>
        <table:table-row table:style-name="TableLine2209026281536">
          <table:table-cell table:style-name="Table1.A1" office:value-type="string">
            <text:p text:style-name="Text_20_body">καὶ μὴν ὁ ’Άρειος ἀνείλετο τὸ σάρον.</text:p>
          </table:table-cell>
          <table:table-cell office:value-type="string">
            <text:p text:style-name="P6">They left the hall quickly, wanting to unwrap the broomstick in private before their first class, but halfway across the entrance hall they found the way upstairs barred by Crabbe and Goyle. Malfoy seized the package from Harry and felt it. </text:p>
          </table:table-cell>
        </table:table-row>
        <table:table-row table:style-name="TableLine2209026281536">
          <table:table-cell table:style-name="Table1.A1" office:value-type="string">
            <text:p text:style-name="Text_20_body">καὶ ἡ μὲν Ἑρμιόνη κεκραγυῖα πρὸς αὐτόν, Μή μοι σύ, ἔφη.</text:p>
          </table:table-cell>
          <table:table-cell office:value-type="string">
            <text:p text:style-name="P6">"That's a broomstick," he said, throwing it back to Harry with a mixture of jealousy and spite on his face. "You'll be in for it this time, Potter, first years aren't allowed them." </text:p>
          </table:table-cell>
        </table:table-row>
        <table:table-row table:style-name="TableLine2209026281536">
          <table:table-cell table:style-name="Table1.A1" office:value-type="string">
            <text:p text:style-name="Text_20_body">τῆς γὰρ Εὖχρῆς ἀπειπούσης ἡμᾶς κινεῖσθαι, πράγματα παρέξεις ἅπασιν.</text:p>
          </table:table-cell>
          <table:table-cell office:value-type="string">
            <text:p text:style-name="P6">Ron couldn't resist it. </text:p>
          </table:table-cell>
        </table:table-row>
        <table:table-row table:style-name="TableLine2209026281536">
          <table:table-cell table:style-name="Table1.A1" office:value-type="string">
            <text:p text:style-name="Text_20_body">ὁ δ’ Ἄρειος ταῦτ’ ἐν οὐδενὶ λόγῳ ἐποιήσατο.</text:p>
          </table:table-cell>
          <table:table-cell office:value-type="string">
            <text:p text:style-name="P6">"It's not any old broomstick," he said, "it's a Nimbus Two Thousand. </text:p>
          </table:table-cell>
        </table:table-row>
        <text:soft-page-break/>
        <table:table-row table:style-name="TableLine2209026281536">
          <table:table-cell table:style-name="Table1.A1" office:value-type="string">
            <text:p text:style-name="Text_20_body">πιμπράμενος οὖν κατ’ αὐτοῦ ε’πὶ τὸ σάρον ἀνεπήδησε, καὶ ἐντόνως ἐλάκτισε τοῦδα- φος, καὶ ἄρδην ἐμετεωρίσθη, τῆς κόμης ἅμα δι’ αὔρας ᾆττομένης καὶ τοῦ τρίβωνος πρὸς ἀνέμου διαπνεομένου.</text:p>
          </table:table-cell>
          <table:table-cell office:value-type="string">
            <text:p text:style-name="P6">What did you say you've got at home, Malfoy, a Comet Two Sixty?" Ron grinned at Harry. "Comets look flashy, but they're not in the same league as the Nimbus." </text:p>
          </table:table-cell>
        </table:table-row>
        <table:table-row table:style-name="TableLine2209026281536">
          <table:table-cell table:style-name="Table1.A1" office:value-type="string">
            <text:p text:style-name="Text_20_body">καὶ ε”ζει πως τὸ τοῦ θυμοῦ μένος αὐτῷ εἰδότι ὡς πρᾶξιν ἥδη μεταχειρίζοιτο καθ’ ἣν ἂν ἀδίδακτος ἀριστεύοι.</text:p>
          </table:table-cell>
          <table:table-cell office:value-type="string">
            <text:p text:style-name="P6">"What would you know about it, Weasley, you couldn't afford half the handle," Malfoy snapped back. "I suppose you and your brothers have to save up twig by twig." </text:p>
          </table:table-cell>
        </table:table-row>
        <table:table-row table:style-name="TableLine2209026281536">
          <table:table-cell table:style-name="Table1.A1" office:value-type="string">
            <text:p text:style-name="Text_20_body">τοῦτο γὰρ ῥᾴδιον εἶναι, τοῦτο θαυμαστόν ὡς σφόδρα.</text:p>
          </table:table-cell>
          <table:table-cell office:value-type="string">
            <text:p text:style-name="P6">Before Ron could answer, Professor Flitwick appeared at Malfoy's elbow. </text:p>
          </table:table-cell>
        </table:table-row>
        <table:table-row table:style-name="TableLine2209026281536">
          <table:table-cell table:style-name="Table1.A1" office:value-type="string">
            <text:p text:style-name="Text_20_body">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office:value-type="string">
            <text:p text:style-name="P6">"Not arguing, I hope, boys?" he squeaked. </text:p>
          </table:table-cell>
        </table:table-row>
        <table:table-row table:style-name="TableLine2209026281536">
          <table:table-cell table:style-name="Table1.A1" office:value-type="string">
            <text:p text:style-name="Text_20_body">ταχέως δέ τὸ σάρον σπάσας ηὔθυνεν ἀντιωσόμενος τῷ Μαλθάκῳ.</text:p>
          </table:table-cell>
          <table:table-cell office:value-type="string">
            <text:p text:style-name="P6">"Potter's been sent a broomstick, Professor," said Malfoy quickly. </text:p>
          </table:table-cell>
        </table:table-row>
        <table:table-row table:style-name="TableLine2209026281536">
          <table:table-cell table:style-name="Table1.A1" office:value-type="string">
            <text:p text:style-name="Text_20_body">ὁ δ’ ἐκπεπληγμένος ἐφαίνετο.</text:p>
          </table:table-cell>
          <table:table-cell office:value-type="string">
            <text:p text:style-name="P6">"Yes, yes, that's right," said Professor Flitwick, beaming at Harry. </text:p>
          </table:table-cell>
        </table:table-row>
        <table:table-row table:style-name="TableLine2209026281536">
          <table:table-cell table:style-name="Table1.A1" office:value-type="string">
            <text:p text:style-name="Text_20_body">ὁ δ”Ἁρειος Δὸς ἐμοὶ αὐτό, ἔφη.</text:p>
          </table:table-cell>
          <table:table-cell office:value-type="string">
            <text:p text:style-name="P6">"Professor McGonagall told me all about the special circumstances, Potter. And what model is it?" </text:p>
          </table:table-cell>
        </table:table-row>
        <table:table-row table:style-name="TableLine2209026281536">
          <table:table-cell table:style-name="Table1.A1" office:value-type="string">
            <text:p text:style-name="Text_20_body">εἰ δέ μή, ἐκκρούσω σ’ ἀπὸ τοῦ σάρου.</text:p>
          </table:table-cell>
          <table:table-cell office:value-type="string">
            <text:p text:style-name="P6">"A Nimbus Two Thousand, sit," said Harry, fighting not to laugh at the look of horror on Malfoy's face. "And it's really thanks to Malfoy here that I've got it," he added. </text:p>
          </table:table-cell>
        </table:table-row>
        <table:table-row table:style-name="TableLine2209026281536">
          <table:table-cell table:style-name="Table1.A1" office:value-type="string">
            <text:p text:style-name="Text_20_body">ἐκεῖνος δέ Πῶς δῆτα,’ ἔφη· ἤθελε μὲν γὰρ ἐπισκώπτειν αὐτόν, περιδεὴς δ ’ ὅντως ἐφαίνετο γενόμενος.</text:p>
          </table:table-cell>
          <table:table-cell office:value-type="string">
            <text:p text:style-name="P6">Harry and Ron headed upstairs, smothering their laughter at Malfoy's obvious rage and confusion. "Well, it's true," Harry chortled as they reached the top of the marble staircase, "If he hadn't stolen Neville's Remembrall I wouln't be on the team...." </text:p>
          </table:table-cell>
        </table:table-row>
        <table:table-row table:style-name="TableLine2209026281536">
          <table:table-cell table:style-name="Table1.A1" office:value-type="string">
            <text:p text:style-name="Text_20_body">ἀλλ’ ὁ Ἄρειος ᾔδει πως τὸ δραστέον.</text:p>
          </table:table-cell>
          <table:table-cell office:value-type="string">
            <text:p text:style-name="P6">"So I suppose you think that's a reward for breaking rules?" came an angry voice from just behind them. Hermione was stomping up the stairs, looking disapprovingly at the package in Harry's hand. </text:p>
          </table:table-cell>
        </table:table-row>
        <text:soft-page-break/>
        <table:table-row table:style-name="TableLine2209026281536">
          <table:table-cell table:style-name="Table1.A1" office:value-type="string">
            <text:p text:style-name="Text_20_body">προῦκυψεν οῦν καὶ τοῦ σάρου ἀπρὶξ ἐλάβετο· τὸ δέ ᾖξεν ε’πί τὸν Μάλθακον ὥσπερ βέλος.</text:p>
          </table:table-cell>
          <table:table-cell office:value-type="string">
            <text:p text:style-name="P6">"I thought you weren't speaking to us?" said Harry. </text:p>
          </table:table-cell>
        </table:table-row>
        <table:table-row table:style-name="TableLine2209026281536">
          <table:table-cell table:style-name="Table1.A1" office:value-type="string">
            <text:p text:style-name="Text_20_body">μικροῦ δ’ ἐδέησε πατάξαι αὐτὸν μόλις φθάσαντα· ’Ἀρειος δέ ταχέως ἔμπαλιν στρεψάμενος τὸ σάρον ἰσόρροπον ἀνεῖχε.</text:p>
          </table:table-cell>
          <table:table-cell office:value-type="string">
            <text:p text:style-name="P6">"Yes, don't stop now," said Ron, "it's doing us so much good." </text:p>
          </table:table-cell>
        </table:table-row>
        <table:table-row table:style-name="TableLine2209026281536">
          <table:table-cell table:style-name="Table1.A1" office:value-type="string">
            <text:p text:style-name="Text_20_body">καὶ ὀλίγοι τῶν κάτω ἐκρότουν.</text:p>
          </table:table-cell>
          <table:table-cell office:value-type="string">
            <text:p text:style-name="P6">Hermione marched away with her nose in the air. </text:p>
          </table:table-cell>
        </table:table-row>
        <table:table-row table:style-name="TableLine2209026281536">
          <table:table-cell table:style-name="Table1.A1" office:value-type="string">
            <text:p text:style-name="Text_20_body">Οὔτε Κάρκινος, ἔφη, οὔτε Κέρκωψ πάρεστιν ὥσπερ δαίμων τις ἀπὸ μηχανῆς ῥυσόμενός σε.</text:p>
          </table:table-cell>
          <table:table-cell office:value-type="string">
            <text:p text:style-name="P6">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able:table-cell>
        </table:table-row>
        <table:table-row table:style-name="TableLine2209026281536">
          <table:table-cell table:style-name="Table1.A1" office:value-type="string">
            <text:p text:style-name="Text_20_body">ἐκεῖνος δέ ταύτὰ λογισάμενος Λαβοῦ δῆτα, ἔφη, εἶ τυχεῖν αὐτοῦ 122 ΑΡΕιοΣ Πο ΤΗΡ οἷός τ’ εἶ.</text:p>
          </table:table-cell>
          <table:table-cell office:value-type="string">
            <text:p text:style-name="P6">"Wow," Ron sighed, as the broomstick rolled onto Harry's bedspread. </text:p>
          </table:table-cell>
        </table:table-row>
        <table:table-row table:style-name="TableLine2209026281536">
          <table:table-cell table:style-name="Table1.A1" office:value-type="string">
            <text:p text:style-name="Text_20_body">καὶ τὴν μὲν σφαῖραν τὴν ὑαλίνην ἄρδην ε”βαλε μετέωρον, αὐτὸς δ’ ὕψοθεν ᾖξε πρὸς τὸ ἔδαφος.</text:p>
          </table:table-cell>
          <table:table-cell office:value-type="string">
            <text:p text:style-name="P6">Even Harry, who knew nothing about the different brooms, thought it looked wonderful. Sleek and shiny, with a mahogany handle, it had a long tail of neat, straight twigs and Nimbus Two Thousand written in gold near the top. </text:p>
          </table:table-cell>
        </table:table-row>
        <table:table-row table:style-name="TableLine2209026281536">
          <table:table-cell table:style-name="Table1.A1" office:value-type="string">
            <text:p text:style-name="Text_20_body">ὁ δ”Ἁρειος ἐθεάσατο αὐτὴν ὥσπερ ἐκ θεοῦ κάτοχος πρῶτον μὲν βραδέως ἀνωτέρω μετεωριζομένην, ε”πειτα δέ κατ’ ὀλίγον χαμᾶζε πίπτουσαν.</text:p>
          </table:table-cell>
          <table:table-cell office:value-type="string">
            <text:p text:style-name="P6">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were fifty feet high. </text:p>
          </table:table-cell>
        </table:table-row>
        <table:table-row table:style-name="TableLine2209026281536">
          <table:table-cell table:style-name="Table1.A1" office:value-type="string">
            <text:p text:style-name="Text_20_body">ε”νευσεν οὖν καί τὴν τοῦ σάρου κώπην κάτω ηὔθυνε.</text:p>
          </table:table-cell>
          <table:table-cell office:value-type="string">
            <text:p text:style-name="P6">Too eager to fly again to wait for Wood, Harry mounted his broomstick and kicked off from the ground. What a feeling -- he swooped in and out of the goal posts and then sped up and down the field. The Nimbus Two Thousand turned wherever he wanted at his lightest touch. </text:p>
          </table:table-cell>
        </table:table-row>
        <table:table-row table:style-name="TableLine2209026281536">
          <table:table-cell table:style-name="Table1.A1" office:value-type="string">
            <text:p text:style-name="Text_20_body">καὶ ἐν ἀκαρεῖ κάταντες κατέσκηπτεν ἀεὶ θᾶττον καταιγίζων ὡς φθάσων τὴν σφαῖραν.</text:p>
          </table:table-cell>
          <table:table-cell office:value-type="string">
            <text:p text:style-name="P6">"Hey, Potter, come down!' Oliver Wood had arrived. fie was carrying a large wooden crate <text:soft-page-break/>under his arm. Harry landed next to him. </text:p>
          </table:table-cell>
        </table:table-row>
        <table:table-row table:style-name="TableLine2209026281536">
          <table:table-cell table:style-name="Table1.A1" office:value-type="string">
            <text:p text:style-name="Text_20_body">ᾔσθετο δ’ οὐ μόνον τοῦ πνεύματος κατ’ ὦτα παφλάζοντος ἀλλὰ καῖ τοῦ θορύβου τῶν κάτω θεωρούντων.</text:p>
          </table:table-cell>
          <table:table-cell office:value-type="string">
            <text:p text:style-name="P6">"Very nice," said Wood, his eyes glinting. "I see what McGonagall meant... you really are a natural. I'm just going to teach you the rules this evening, then you'll be joining team practice three times a week." </text:p>
          </table:table-cell>
        </table:table-row>
        <table:table-row table:style-name="TableLine2209026281536">
          <table:table-cell table:style-name="Table1.A1" office:value-type="string">
            <text:p text:style-name="Text_20_body">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ε”χων ἔτι ἀκέραιον.</text:p>
          </table:table-cell>
          <table:table-cell office:value-type="string">
            <text:p text:style-name="P6">He opened the crate. Inside were four different-sized balls. </text:p>
          </table:table-cell>
        </table:table-row>
        <table:table-row table:style-name="TableLine2209026281536">
          <table:table-cell table:style-name="Table1.A1" office:value-type="string">
            <text:p text:style-name="Text_20_body">Οῦτος σύ, ὦ ’Ἁρειε Ποτέρ.</text:p>
          </table:table-cell>
          <table:table-cell office:value-type="string">
            <text:p text:style-name="P6">"Right," said Wood. "Now, Quidditch is easy enough to understand, even if it's not too easy to play. There are seven players on each side. </text:p>
          </table:table-cell>
        </table:table-row>
        <table:table-row table:style-name="TableLine2209026281536">
          <table:table-cell table:style-name="Table1.A1" office:value-type="string">
            <text:p text:style-name="Text_20_body">ταπεινότατος δ’ ἐξ ὑψηλοτάτου παραυτίκα ἐγένετο· ἡ γὰρ Μαγονωγαλέα ε”τρεχεν ἐπ’ αὐτούς.</text:p>
          </table:table-cell>
          <table:table-cell office:value-type="string">
            <text:p text:style-name="P6">Three of them are called Chasers." </text:p>
          </table:table-cell>
        </table:table-row>
        <table:table-row table:style-name="TableLine2209026281536">
          <table:table-cell table:style-name="Table1.A1" office:value-type="string">
            <text:p text:style-name="Text_20_body">Ἄρειος δέ τρέμων ἀνέστη.</text:p>
          </table:table-cell>
          <table:table-cell office:value-type="string">
            <text:p text:style-name="P6">"Three Chasers," Harry repeated, as Wood took out a bright red ball about the size of a soccer ball. </text:p>
          </table:table-cell>
        </table:table-row>
        <table:table-row table:style-name="TableLine2209026281536">
          <table:table-cell table:style-name="Table1.A1" office:value-type="string">
            <text:p text:style-name="Text_20_body">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ὖισήλιε.</text:p>
          </table:table-cell>
          <table:table-cell office:value-type="string">
            <text:p text:style-name="P6">"This ball's called the Quaffle," said Wood. "The Chasers throw the Quaffle to each other and try and get it through one of the hoops to score a goal. Ten points every time the Quaffle goes through one of the hoops. Follow me?" </text:p>
          </table:table-cell>
        </table:table-row>
        <table:table-row table:style-name="TableLine2209026281536">
          <table:table-cell table:style-name="Table1.A1" office:value-type="string">
            <text:p text:style-name="Text_20_body">ἕπου μοι, ὦ Ποτέρ, νυνί.</text:p>
          </table:table-cell>
          <table:table-cell office:value-type="string">
            <text:p text:style-name="P6">"The Chasers throw the Quaffle and put it through the hoops to score," </text:p>
          </table:table-cell>
        </table:table-row>
        <table:table-row table:style-name="TableLine2209026281536">
          <table:table-cell table:style-name="Table1.A1" office:value-type="string">
            <text:p text:style-name="Text_20_body">ὁ δ’ Ἄρειος κατεῖδε Μάλθακον τε καὶ Κάρκινον καὶ Κέρκοπα παιωνίζοντας ἀθύμως βαδίζων ὄπισθε τῆς Μαγονωγαλέας προχωρούσης πρὸς τὸ φρούριον.</text:p>
          </table:table-cell>
          <table:table-cell office:value-type="string">
            <text:p text:style-name="P6">Harry recited. "So -- that's sort of like basketball on broomsticks with six hoops, isn't it?" </text:p>
          </table:table-cell>
        </table:table-row>
        <table:table-row table:style-name="TableLine2209026281536">
          <table:table-cell table:style-name="Table1.A1" office:value-type="string">
            <text:p text:style-name="Text_20_body">πάντως γὰρ ᾔδει ἐκπεσούμενος.</text:p>
          </table:table-cell>
          <table:table-cell office:value-type="string">
            <text:p text:style-name="P6">"What's basketball?" said Wood curiously. "Never mind," said Harry quickly. </text:p>
          </table:table-cell>
        </table:table-row>
        <table:table-row table:style-name="TableLine2209026281536">
          <table:table-cell table:style-name="Table1.A1" office:value-type="string">
            <text:p text:style-name="Text_20_body">καί ἐβούλετο μὲν ἀπολογεῖσθαι, ἀφασία δέ τις εἶχεν αὐτόν, ὡς ἐφαίνετο.</text:p>
          </table:table-cell>
          <table:table-cell office:value-type="string">
            <text:p text:style-name="P6">"Now, there's another player on each side who's called the Keeper -I'm Keeper for Gryffindor. I have to fly around our hoops and stop the other team from scoring." </text:p>
          </table:table-cell>
        </table:table-row>
        <table:table-row table:style-name="TableLine2209026281536">
          <table:table-cell table:style-name="Table1.A1" office:value-type="string">
            <text:p text:style-name="Text_20_body">ὴ δ’ οῦν Μαγονωγαλέα τὸν τρίβωνα σύρουσα οὕτω ταχέως προύχώρει οῦδὲν βλέψασα πρὸς αὐτόν ὥστ’ <text:soft-page-break/>ε”δει τρέχειν ξυνεψόμενον αὐτῇ.</text:p>
          </table:table-cell>
          <table:table-cell office:value-type="string">
            <text:p text:style-name="P6">"Three Chasers, one Keeper," said Harry, who was determined to remember it all. "And they play with <text:soft-page-break/>the Quaffle. Okay, got that. So what are they for?" He pointed at the three balls left inside the box. </text:p>
          </table:table-cell>
        </table:table-row>
        <table:table-row table:style-name="TableLine2209026281536">
          <table:table-cell table:style-name="Table1.A1" office:value-type="string">
            <text:p text:style-name="Text_20_body">ἀπολωλέναι γὰρ ὡς οὐ δυνηθεὶς οὐδὲ δύο ἑβδομάδας ἀντέχειν.</text:p>
          </table:table-cell>
          <table:table-cell office:value-type="string">
            <text:p text:style-name="P6">"I'll show you now," said Wood. "Take this." </text:p>
          </table:table-cell>
        </table:table-row>
        <table:table-row table:style-name="TableLine2209026281536">
          <table:table-cell table:style-name="Table1.A1" office:value-type="string">
            <text:p text:style-name="Text_20_body">ἐν δ’ ἀκαρεῖ δεήσειν αὐτὸν συσκευάσασθαι τὰ χρήματα.</text:p>
          </table:table-cell>
          <table:table-cell office:value-type="string">
            <text:p text:style-name="P6">He handed Harry a small club, a bit like a short baseball bat. </text:p>
          </table:table-cell>
        </table:table-row>
        <table:table-row table:style-name="TableLine2209026281536">
          <table:table-cell table:style-name="Table1.A1" office:value-type="string">
            <text:p text:style-name="Text_20_body">τί ἐροῦσιν οἱ Δουρσλείοι αὐτῷ οῖκάδε ἀφικομένῳ, καῖ ἀνὰ τὰς τοῦ φρουρίου προσαμβάσεις ε”βησαν καὶ ἀνὰ τὸν ε”νδον ἀναβαθμὸν μαρμάρινον ἐκείνης οὐδὲν αὐτῷ εἰπούσης.</text:p>
          </table:table-cell>
          <table:table-cell office:value-type="string">
            <text:p text:style-name="P6">"I'm going to show you what the Bludgers do," Wood said. "These two are the Bludgers." </text:p>
          </table:table-cell>
        </table:table-row>
        <table:table-row table:style-name="TableLine2209026281536">
          <table:table-cell table:style-name="Table1.A1" office:value-type="string">
            <text:p text:style-name="Text_20_body">ἡ δέ θύρας βιαίως ἀνέῳξε καὶ παρὰ διαδρομὰς ἐπορεύθη, τοῦ Ἁρείου τέως κατὰ νῶτον ὀπισθοφυλακοῦντος ταλαιπώρου.</text:p>
          </table:table-cell>
          <table:table-cell office:value-type="string">
            <text:p text:style-name="P6">He showed Harry two identical balls, jet black and slightly smaller than the red Quaffle. Harry noticed that they seemed to be straining to escape the straps holding them inside the box. </text:p>
          </table:table-cell>
        </table:table-row>
        <table:table-row table:style-name="TableLine2209026281536">
          <table:table-cell table:style-name="Table1.A1" office:value-type="string">
            <text:p text:style-name="Text_20_body">ἴσως γὰρ ἐκείνην ἄγειν αὐτὸν ὡς τὸν Διμπλόδωρον.</text:p>
          </table:table-cell>
          <table:table-cell office:value-type="string">
            <text:p text:style-name="P6">"Stand back," Wood warned Harry. He bent down and freed one of the Bludgers. </text:p>
          </table:table-cell>
        </table:table-row>
        <table:table-row table:style-name="TableLine2209026281536">
          <table:table-cell table:style-name="Table1.A1" office:value-type="string">
            <text:p text:style-name="Text_20_body">καὶ ἐνενόησε τὸν Ἁγριώδη ἐκπεσόντα μὲν ἐξὸν δέ μεῖναι κυνηγιοφύλακα.</text:p>
          </table:table-cell>
          <table:table-cell office:value-type="string">
            <text:p text:style-name="P6">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able:table-cell>
        </table:table-row>
        <table:table-row table:style-name="TableLine2209026281536">
          <table:table-cell table:style-name="Table1.A1" office:value-type="string">
            <text:p text:style-name="Text_20_body">ἴσως γενήσεσθαι αὐτὸς διάκονος τοῦ Ἁγριώδους.</text:p>
          </table:table-cell>
          <table:table-cell office:value-type="string">
            <text:p text:style-name="P6">"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able:table-cell>
        </table:table-row>
        <table:table-row table:style-name="TableLine2209026281536">
          <table:table-cell table:style-name="Table1.A1" office:value-type="string">
            <text:p text:style-name="Text_20_body">καὶ ἀναπλάττων ὅπως αὐτὸς τὸ σακίον οἴσει τὸ τοῦ Ἁγριώδους περιπολῶν κατ’ ἀγρούς, μάλιστα δὴ ἠθύμει.</text:p>
          </table:table-cell>
          <table:table-cell office:value-type="string">
            <text:p text:style-name="P6">"Three Chasers try and score with the Quaffle; the Keeper guards the goal posts; the Beaters keep the Bludgers away from their team," Harry reeled off. </text:p>
          </table:table-cell>
        </table:table-row>
        <table:table-row table:style-name="TableLine2209026281536">
          <table:table-cell table:style-name="Table1.A1" office:value-type="string">
            <text:p text:style-name="Text_20_body">εἱστήκει δ’ ἐκείνη πρὸ δωματίου τινός.</text:p>
          </table:table-cell>
          <table:table-cell office:value-type="string">
            <text:p text:style-name="P6">"Very good," said Wood. </text:p>
          </table:table-cell>
        </table:table-row>
        <text:soft-page-break/>
        <table:table-row table:style-name="TableLine2209026281536">
          <table:table-cell table:style-name="Table1.A1" office:value-type="string">
            <text:p text:style-name="Text_20_body">καί τὴν θύραν ἀνοίξασα Η ΠΕΡΙ ΜΕΣΑΣ ΝΥΚΤΑΣ ΜΟΝΟΜΑΞΙΑ 123 καὶ παρακύψασά τι Ξύγγνωθί μοι, ἔφη, ὦ Φιλητικέ.</text:p>
          </table:table-cell>
          <table:table-cell office:value-type="string">
            <text:p text:style-name="P6">"Er -- have the Bludgers ever killed anyone?" Harry asked, hoping he sounded offhand. </text:p>
          </table:table-cell>
        </table:table-row>
        <table:table-row table:style-name="TableLine2209026281536">
          <table:table-cell table:style-name="Table1.A1" office:value-type="string">
            <text:p text:style-name="Text_20_body">Ἆρ’ ε”ξεστί μοι Ὕλην χρήσασθαι διὰ μικρόν; ὁ δ’ Ἄρειος ἀπορῶν ἐσκόπει πρὸς ἑαυτὸν εἷ”Ύλη ἐστὶ ξύλον τι πρὸς τὸ συντρῖψαι αὐτόν.</text:p>
          </table:table-cell>
          <table:table-cell office:value-type="string">
            <text:p text:style-name="P6">"Never at Hogwarts. We've had a couple of broken jaws but nothing worse than that. Now, the last member of the team is the Seeker. That's you. And you don't have to worry about the Quaffle or the Bludgers unless they crack my head open." </text:p>
          </table:table-cell>
        </table:table-row>
        <table:table-row table:style-name="TableLine2209026281536">
          <table:table-cell table:style-name="Table1.A1" office:value-type="string">
            <text:p text:style-name="Text_20_body">Ὀ δ’ ’Ύλης ἄρα ἀπέβη ἄνθρωπος ὤν, νεανίσκος εὐτραφὴς πεντα- ετηρίδ’ ἤδη διατρίψας, ὅστις ἀπὸ τῆς τοῦ Φιλητικοῦ σχολῆς ἦλθεν ἀμηχανῶν.</text:p>
          </table:table-cell>
          <table:table-cell office:value-type="string">
            <text:p text:style-name="P6">"Don't worry, the Weasleys are more than a match for the Bludgers -- I mean, they're like a pair of human Bludgers themselves." </text:p>
          </table:table-cell>
        </table:table-row>
        <table:table-row table:style-name="TableLine2209026281536">
          <table:table-cell table:style-name="Table1.A1" office:value-type="string">
            <text:p text:style-name="Text_20_body">ἐκείνη δέ Ἑπεσθέ μοι, ἔφη, ἀμφότεροι.</text:p>
          </table:table-cell>
          <table:table-cell office:value-type="string">
            <text:p text:style-name="P6">Wood reached into the crate and took out the fourth and last ball. </text:p>
          </table:table-cell>
        </table:table-row>
        <table:table-row table:style-name="TableLine2209026281536">
          <table:table-cell table:style-name="Table1.A1" office:value-type="string">
            <text:p text:style-name="Text_20_body">καὶ ἐπορεύθησαν ὁμοῦ ἀνὰ τὴν διαδρομήν, τοῦ ’Ύλου τέως δεινὸν βλέποντος πρὸς τὸν ’Ἀρειον.</text:p>
          </table:table-cell>
          <table:table-cell office:value-type="string">
            <text:p text:style-name="P6">Compared with the Quaffle and the Bludgers, it was tiny, about the size of a large walnut. It was bright gold and had little fluttering silver wings. </text:p>
          </table:table-cell>
        </table:table-row>
        <table:table-row table:style-name="TableLine2209026281536">
          <table:table-cell table:style-name="Table1.A1" office:value-type="string">
            <text:p text:style-name="Text_20_body">Εἴσιτε δή.</text:p>
          </table:table-cell>
          <table:table-cell office:value-type="string">
            <text:p text:style-name="P6">"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able:table-cell>
        </table:table-row>
        <table:table-row table:style-name="TableLine2209026281536">
          <table:table-cell table:style-name="Table1.A1" office:value-type="string">
            <text:p text:style-name="Text_20_body">αὕτη δ’ ἡγήσατ’ αὐτοῖς εἷς διδασκαλεῖον κενὸν πλὴν ἀλλ’ ὁ Ποιφύκτης ἐκεῖθι γράμματα ἀσχήμονα ἐπὶ τοῦ μέλανος πίνακος γυψῴ ἔγραφεν.</text:p>
          </table:table-cell>
          <table:table-cell office:value-type="string">
            <text:p text:style-name="P6">Harry shook his head. He understood what he had to do all right, it was doing it that was going to be the problem. </text:p>
          </table:table-cell>
        </table:table-row>
        <table:table-row table:style-name="TableLine2209026281536">
          <table:table-cell table:style-name="Table1.A1" office:value-type="string">
            <text:p text:style-name="Text_20_body">’Άπιθι, ἔφη, ὦ Ποίφυκτα, καῖ ὁ μὲν τόν γυψὸν εῖς φορυτόν βαλὼν μεγάλου μετὰ πατάγου, πολλὰ δέ καταρώμενος ἀπῆλθεν.</text:p>
          </table:table-cell>
          <table:table-cell office:value-type="string">
            <text:p text:style-name="P6">"We won't practice with the Snitch yet," said Wood, carefully shutting it back inside the crate, "it's too dark, we might lose it. Let's try you out with a few of these." </text:p>
          </table:table-cell>
        </table:table-row>
        <table:table-row table:style-name="TableLine2209026281536">
          <table:table-cell table:style-name="Table1.A1" office:value-type="string">
            <text:p text:style-name="Text_20_body">ἐκείνη δ’ ἐπαράξασα εὐθὺς τὴν θύραν μετεστρέψατο ἐναντίον τοῖν παίδοιν.</text:p>
          </table:table-cell>
          <table:table-cell office:value-type="string">
            <text:p text:style-name="P6">He pulled a bag of ordinary golf balls out of his pocket and a few minutes later, he and Harry were <text:soft-page-break/>up in the air, Wood throwing the golf balls as hard as he could in every direction for Harry to catch. </text:p>
          </table:table-cell>
        </table:table-row>
        <table:table-row table:style-name="TableLine2209026281536">
          <table:table-cell table:style-name="Table1.A1" office:value-type="string">
            <text:p text:style-name="Text_20_body">’Όδ’ ε’στῖν Ὀλοφώϊος Ὕλης, ὦ Ποτέρ, ὦ ’Ύλα, ἰδού, τὸν ζητητὴν ηὕρηκά σοι.</text:p>
          </table:table-cell>
          <table:table-cell office:value-type="string">
            <text:p text:style-name="P6">Harry didn't miss a single one, and Wood was delighted. After half an hour, night had really fallen and they couldn't carry on. </text:p>
          </table:table-cell>
        </table:table-row>
        <table:table-row table:style-name="TableLine2209026281536">
          <table:table-cell table:style-name="Table1.A1" office:value-type="string">
            <text:p text:style-name="Text_20_body">καὶ τὸν Ὕλην ἂν εἶδες μεταβαλλόμενον τὸ πρόσωπον ἐξ ἀπορίας εἰς ἡδόνην.</text:p>
          </table:table-cell>
          <table:table-cell office:value-type="string">
            <text:p text:style-name="P6">"That Quidditch cup'll have our name on it this year," said Wood happily as they trudged back up to the castle. "I wouldn't be surprised if you turn out better than Charlie Weasley, and he could have played for England if he hadn't gone off chasing dragons." </text:p>
          </table:table-cell>
        </table:table-row>
        <table:table-row table:style-name="TableLine2209026281536">
          <table:table-cell table:style-name="Table1.A1" office:value-type="string">
            <text:p text:style-name="Text_20_body">9Η καὶ σπουδάζεις, ἔφη, ὦ σοφίστρια; Σπουδάζω γε.</text:p>
          </table:table-cell>
          <table:table-cell office:value-type="string">
            <text:p text:style-name="P6">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able:table-cell>
        </table:table-row>
        <table:table-row table:style-name="TableLine2209026281536">
          <table:table-cell table:style-name="Table1.A1" office:value-type="string">
            <text:p text:style-name="Text_20_body">ὁ γὰρ παῖς τέχνην παρέχει αὐτόφυτον.</text:p>
          </table:table-cell>
          <table:table-cell office:value-type="string">
            <text:p text:style-name="P6">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Harry's broomstick had arrived. </text:p>
          </table:table-cell>
        </table:table-row>
        <table:table-row table:style-name="TableLine2209026281536">
          <table:table-cell table:style-name="Table1.A1" office:value-type="string">
            <text:p text:style-name="Text_20_body">οὐδ’ ἑώρακα οὐδένα ἴσον αὐτῷ οὐδέποτε.</text:p>
          </table:table-cell>
          <table:table-cell office:value-type="string">
            <text:p text:style-name="P6">"Now, don't forget that nice wrist movement we've been practicing!" </text:p>
          </table:table-cell>
        </table:table-row>
        <table:table-row table:style-name="TableLine2209026281536">
          <table:table-cell table:style-name="Table1.A1" office:value-type="string">
            <text:p text:style-name="Text_20_body">ἦ καὶ τὸ τότε δὴ πρῶτόν σοι ἐπὶ σάρου, ὦ Ποτέρ, ὁ δέ κατένευσε σιωπῶν.</text:p>
          </table:table-cell>
          <table:table-cell office:value-type="string">
            <text:p text:style-name="P6">squeaked Professor Flitwick, perched on top of his pile of books as usual. "Swish and flick, remember, swish and flick. And saying the magic words properly is very important, too -- never forget <text:soft-page-break/>Wizard Baruffio, who said 's' instead of 'f' and found himself on the floor with a buffalo on his chest." </text:p>
          </table:table-cell>
        </table:table-row>
        <table:table-row table:style-name="TableLine2209026281536">
          <table:table-cell table:style-name="Table1.A1" office:value-type="string">
            <text:p text:style-name="Text_20_body">οὐ μὲν γὰρ ᾔδει ὅ τι γίγνοιτο, οὐδ’ ἐκινδύνευεν ἔτι ἐκπίπτειν γοῦν, ὡς ἐδόκει.</text:p>
          </table:table-cell>
          <table:table-cell office:value-type="string">
            <text:p text:style-name="P6">It was very difficult. Harry and Seamus swished and flicked, but the feather they were supposed to be sending skyward just lay on the desktop. Seamus got so impatient that he prodded it with his wand and set fire to it -- Harry had to put it out with his hat. </text:p>
          </table:table-cell>
        </table:table-row>
        <table:table-row table:style-name="TableLine2209026281536">
          <table:table-cell table:style-name="Table1.A1" office:value-type="string">
            <text:p text:style-name="Text_20_body">ὥστε τῆς τῶν σκελῶν νάρκης ἧττον ᾐσθάνετο.</text:p>
          </table:table-cell>
          <table:table-cell office:value-type="string">
            <text:p text:style-name="P6">Ron, at the next table, wasn't having much more luck. </text:p>
          </table:table-cell>
        </table:table-row>
        <table:table-row table:style-name="TableLine2209026281536">
          <table:table-cell table:style-name="Table1.A1" office:value-type="string">
            <text:p text:style-name="Text_20_body">ἐκείνη δ’ οὖν τῷ ’Ύλῃ ε”λεγε τάδε’ Μετεωρισθεὶς γὰρ πόδας πεντήκοντα κατέσκηψε χειρὶ ληψόμενος ἐκεῖνο, καὶ βλάβην οὐχ ὑπέμεινεν οὐδεμίαν.</text:p>
          </table:table-cell>
          <table:table-cell office:value-type="string">
            <text:p text:style-name="P6">"Wingardium Leviosa!" he shouted, waving his long arms like a windmill. </text:p>
          </table:table-cell>
        </table:table-row>
        <table:table-row table:style-name="TableLine2209026281536">
          <table:table-cell table:style-name="Table1.A1" office:value-type="string">
            <text:p text:style-name="Text_20_body">ἀλλ’ ὁ πάνυ Κάρολος Εὐισήλιος τοιοῦτ’ ἀνύτειν οὐκ ἂν ἐδυνήθη.</text:p>
          </table:table-cell>
          <table:table-cell office:value-type="string">
            <text:p text:style-name="P6">"You're saying it wrong," Harry heard Hermione snap. "It's Wing-gar-dium Levi-o-sa, make the 'gar' nice and long." </text:p>
          </table:table-cell>
        </table:table-row>
        <table:table-row table:style-name="TableLine2209026281536">
          <table:table-cell table:style-name="Table1.A1" office:value-type="string">
            <text:p text:style-name="Text_20_body">τῷ δέ Ὕλῃ, ὡς ἐφαίνετο, τὰ πάνθ’ ὅσα ὀνειροπολοίη ποτὲ νῦν δὴ ὁμοῦ ἀπέβη.</text:p>
          </table:table-cell>
          <table:table-cell office:value-type="string">
            <text:p text:style-name="P6">"You do it, then, if you're so clever," Ron snarled. </text:p>
          </table:table-cell>
        </table:table-row>
        <table:table-row table:style-name="TableLine2209026281536">
          <table:table-cell table:style-name="Table1.A1" office:value-type="string">
            <text:p text:style-name="Text_20_body">4Ἆρ’ εἶδες παρών ποτε τοὺς ι’καροσφαιρίζοντας, τοῦτ’ εἶπε πάνυ σπουδάζειν δοκῶν.</text:p>
          </table:table-cell>
          <table:table-cell office:value-type="string">
            <text:p text:style-name="P6">Hermione rolled up the sleeves of her gown, flicked her wand, and said, "Wingardium Leviosa!" </text:p>
          </table:table-cell>
        </table:table-row>
        <table:table-row table:style-name="TableLine2209026281536">
          <table:table-cell table:style-name="Table1.A1" office:value-type="string">
            <text:p text:style-name="Text_20_body">ἐκείνη δέ ἐξηγησομένη Οὗτος, ἔφη, ἀγελάρχης ἐστὶ τοῖς Γρυφινδώροις.</text:p>
          </table:table-cell>
          <table:table-cell office:value-type="string">
            <text:p text:style-name="P6">Their feather rose off the desk and hovered about four feet above their heads. </text:p>
          </table:table-cell>
        </table:table-row>
        <table:table-row table:style-name="TableLine2209026281536">
          <table:table-cell table:style-name="Table1.A1" office:value-type="string">
            <text:p text:style-name="Text_20_body">Καὶ τὸ σῶμα, ἦ δ’ ὃς ὁ Ὕλης, ἔχει τέλειον πρὸς τὴν ζητητικήν.</text:p>
          </table:table-cell>
          <table:table-cell office:value-type="string">
            <text:p text:style-name="P6">"Oh, well done!" cried Professor Flitwick, clapping. "Everyone see here, Miss Granger's done it!" </text:p>
          </table:table-cell>
        </table:table-row>
        <table:table-row table:style-name="TableLine2209026281536">
          <table:table-cell table:style-name="Table1.A1" office:value-type="string">
            <text:p text:style-name="Text_20_body">καὶ περιπατῶν τὸν Ἄρειον πανταχόθεν ἐξέταξεν.</text:p>
          </table:table-cell>
          <table:table-cell office:value-type="string">
            <text:p text:style-name="P6">Ron was in a very bad mood by the end of the class. "It's no wonder no one can stand her," he said to Harry as they pushed their way into the crowded corridor, "she's a nightmare, honestly. “ </text:p>
          </table:table-cell>
        </table:table-row>
        <table:table-row table:style-name="TableLine2209026281536">
          <table:table-cell table:style-name="Table1.A1" office:value-type="string">
            <text:p text:style-name="Text_20_body">124 ΑΡΕΙοΣ Πο ΤΗΡ 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office:value-type="string">
            <text:p text:style-name="P6">Someone knocked into Harry as they hurried past him. It was Hermione. </text:p>
          </table:table-cell>
        </table:table-row>
        <table:table-row table:style-name="TableLine2209026281536">
          <table:table-cell table:style-name="Table1.A1" office:value-type="string">
            <text:p text:style-name="Text_20_body">Ἐγὼ οὖν διαλέξομαι τῴ Διμπλοδώρῳ ἐάν πως περιίδωμεν τὸν νόμον τὸν περὶ τῶν πρωτοπείρων.</text:p>
          </table:table-cell>
          <table:table-cell office:value-type="string">
            <text:p text:style-name="P6">Harry caught a glimpse of her face -- and was startled to see that she was in tears. </text:p>
          </table:table-cell>
        </table:table-row>
        <table:table-row table:style-name="TableLine2209026281536">
          <table:table-cell table:style-name="Table1.A1" office:value-type="string">
            <text:p text:style-name="Text_20_body">ἀλλ’ ὦ Ζεῦ καί θεοί, δέομεθα ἀγέλης βελτίονος τῆς <text:soft-page-break/>περυσινῆς.</text:p>
          </table:table-cell>
          <table:table-cell office:value-type="string">
            <text:p text:style-name="P6">"I think she heard you." </text:p>
          </table:table-cell>
        </table:table-row>
        <table:table-row table:style-name="TableLine2209026281536">
          <table:table-cell table:style-name="Table1.A1" office:value-type="string">
            <text:p text:style-name="Text_20_body">κατ’ ἄκρας γὰρ ἐπόρθησαν ἡμᾶς οἶ Σλυθήρινοι ἐπ’ ἐκείνου τοῦ ἀγῶνος.</text:p>
          </table:table-cell>
          <table:table-cell office:value-type="string">
            <text:p text:style-name="P6">"So?" said Ron, but he looked a bit uncomfortable. "She must've noticed she's got no friends." </text:p>
          </table:table-cell>
        </table:table-row>
        <table:table-row table:style-name="TableLine2209026281536">
          <table:table-cell table:style-name="Table1.A1" office:value-type="string">
            <text:p text:style-name="Text_20_body">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text:p>
          </table:table-cell>
          <table:table-cell office:value-type="string">
            <text:p text:style-name="P6">Hermione didn't turn up for the next class and wasn't seen all afternoon. On their way down to the Great Hall for the Halloween feast, Harry and Ron overheard Parvati Patil telling her friend Lavender that Hermione was crying in the girls' bathroom and wanted to be left alone. </text:p>
          </table:table-cell>
        </table:table-row>
        <table:table-row table:style-name="TableLine2209026281536">
          <table:table-cell table:style-name="Table1.A1" office:value-type="string">
            <text:p text:style-name="Text_20_body">εἰ δέ μή, τάχ’ ἃν μετα- νοοίην ἐπὶ τῷ μὴ κολάσαι σε.</text:p>
          </table:table-cell>
          <table:table-cell office:value-type="string">
            <text:p text:style-name="P6">Ron looked still more awkward at this, but a moment later they had entered the Great Hall, where the Halloween decorations put Hermione out of their minds. </text:p>
          </table:table-cell>
        </table:table-row>
        <table:table-row table:style-name="TableLine2209026281536">
          <table:table-cell table:style-name="Table1.A1" office:value-type="string">
            <text:p text:style-name="Text_20_body">κᾶπειτα ἐξαίφνης μειδιάσας Ὁ πατήρ, ἔφη, ἐφιλοτιμήθη ἂν ἐν σοί, δεινὸς ὢν ι’καροσφαιρίζειν αὐτός.</text:p>
          </table:table-cell>
          <table:table-cell office:value-type="string">
            <text:p text:style-name="P6">A thousand live bats fluttered from the walls and ceiling while a thousand more swooped over the tables in low black clouds, making the candles in the pumpkins stutter. The feast appeared suddenly on the golden plates, as it had at the start-of-term banquet. </text:p>
          </table:table-cell>
        </table:table-row>
        <table:table-row table:style-name="TableLine2209026281536">
          <table:table-cell table:style-name="Table1.A1" office:value-type="string">
            <text:p text:style-name="Text_20_body">&gt;κ ὁ δέ Ῥοῶν φῙ-Ῐ που προσπαίζεις, ἔφη.</text:p>
          </table:table-cell>
          <table:table-cell office:value-type="string">
            <text:p text:style-name="P6">Harry was just helping himself to a baked potato when Professor Quirrell came sprinting into the hall, his turban askew and terror on his face. </text:p>
          </table:table-cell>
        </table:table-row>
        <table:table-row table:style-name="TableLine2209026281536">
          <table:table-cell table:style-name="Table1.A1" office:value-type="string">
            <text:p text:style-name="Text_20_body">’Ἁρειος γὰρ δειπνῶν εἰρήκει αὐτῷ τί γέγονεν ἐξ οῦ ἀπὸ τοῦ κήπου ἦλθε μετὰ τῆς Μαγονωγαλέας.</text:p>
          </table:table-cell>
          <table:table-cell office:value-type="string">
            <text:p text:style-name="P6">Everyone stared as he reached Professor Dumbledore's chair, slumped against the table, and gasped, "Troll -- in the dungeons -- thought you ought to know." </text:p>
          </table:table-cell>
        </table:table-row>
        <table:table-row table:style-name="TableLine2209026281536">
          <table:table-cell table:style-name="Table1.A1" office:value-type="string">
            <text:p text:style-name="Text_20_body">ὁ δέ μερίδα κρεῶν βοείων μετὰ νεφροῦ κεκαρυκ- ευμένων ἐλελήθει ἑαυτὸν ε”δεσθαι μέλλοντα.</text:p>
          </table:table-cell>
          <table:table-cell office:value-type="string">
            <text:p text:style-name="P6">He then sank to the floor in a dead faint. </text:p>
          </table:table-cell>
        </table:table-row>
        <table:table-row table:style-name="TableLine2209026281536">
          <table:table-cell table:style-name="Table1.A1" office:value-type="string">
            <text:p text:style-name="Text_20_body">9Ῑ-ιῙ καί ζητητὴν λέγεις; ἔφη.</text:p>
          </table:table-cell>
          <table:table-cell office:value-type="string">
            <text:p text:style-name="P6">There was an uproar. It took several purple firecrackers exploding from the end of Professor Dumbledore's wand to bring silence. </text:p>
          </table:table-cell>
        </table:table-row>
        <table:table-row table:style-name="TableLine2209026281536">
          <table:table-cell table:style-name="Table1.A1" office:value-type="string">
            <text:p text:style-name="Text_20_body">οἵγε μὴν πρωτόπειροι οὐδέποτε - εἶτα σύ γε κινδυνεύεις νεώτατος γενέσθαι ι’καροσφαιριστὴς ε”τος τουτί- Ἑκατοστόν γε, ἦ δ’ ὃς ὁ ’Άρειος καταπίνων ἅμα μερίδα κρεῶν μεγάλην.</text:p>
          </table:table-cell>
          <table:table-cell office:value-type="string">
            <text:p text:style-name="P6">"Prefects," he rumbled, "lead your Houses back to the dormitories immediately!" </text:p>
          </table:table-cell>
        </table:table-row>
        <table:table-row table:style-name="TableLine2209026281536">
          <table:table-cell table:style-name="Table1.A1" office:value-type="string">
            <text:p text:style-name="Text_20_body">μάλιστα γὰρ ἐπείνησε παντοῖος ε”τ’ ὢν διὰ τὰ τῆς δείλης γεγενημένα.</text:p>
          </table:table-cell>
          <table:table-cell office:value-type="string">
            <text:p text:style-name="P6">Percy was in his element. </text:p>
          </table:table-cell>
        </table:table-row>
        <table:table-row table:style-name="TableLine2209026281536">
          <table:table-cell table:style-name="Table1.A1" office:value-type="string">
            <text:p text:style-name="Text_20_body">μετ’ ὀλίγον δέ Ὁ γὰρ ’Ύλης, ἔφη, τοῦτ’ εἶπέ μοι.</text:p>
          </table:table-cell>
          <table:table-cell office:value-type="string">
            <text:p text:style-name="P6">"Follow me! Stick together, first years! No need to <text:soft-page-break/>fear the troll if you follow my orders! Stay close behind me, now. Make way, first years coming through! Excuse me, I'm a prefect!" </text:p>
          </table:table-cell>
        </table:table-row>
        <table:table-row table:style-name="TableLine2209026281536">
          <table:table-cell table:style-name="Table1.A1" office:value-type="string">
            <text:p text:style-name="Text_20_body">ὁ δὲ Ῥοὼν εἷς τοσοῦτο ἐθαυμάζε καῖ ἐζήλου αὐτὸν ὥστε μηδὲν ἄλλο ποιῆσαι ἢ χάσκειν.</text:p>
          </table:table-cell>
          <table:table-cell office:value-type="string">
            <text:p text:style-name="P6">"How could a troll get in?" Harry asked as they climbed the stairs. </text:p>
          </table:table-cell>
        </table:table-row>
        <table:table-row table:style-name="TableLine2209026281536">
          <table:table-cell table:style-name="Table1.A1" office:value-type="string">
            <text:p text:style-name="Text_20_body">ὁ δ’ “Ἁρειος Γυμναζόμενος δ’ οῦν, ἔφη, τῆς ἐπιγιγνομένης ἅρχ- ομαι ἑβδομάδος.</text:p>
          </table:table-cell>
          <table:table-cell office:value-type="string">
            <text:p text:style-name="P6">"Don't ask me, they're supposed to be really stupid," said Ron. "Maybe Peeves let it in for a Halloween joke." </text:p>
          </table:table-cell>
        </table:table-row>
        <table:table-row table:style-name="TableLine2209026281536">
          <table:table-cell table:style-name="Table1.A1" office:value-type="string">
            <text:p text:style-name="Text_20_body">ἀλλὰ μὴ εἴπῃς μηδενί ὁ γὰρ Ὕλης βούλεται τοῦτ’ ἀπόρρητον εἶναι.</text:p>
          </table:table-cell>
          <table:table-cell office:value-type="string">
            <text:p text:style-name="P6">They passed different groups of people hurrying in different directions. </text:p>
          </table:table-cell>
        </table:table-row>
        <table:table-row table:style-name="TableLine2209026281536">
          <table:table-cell table:style-name="Table1.A1" office:value-type="string">
            <text:p text:style-name="Text_20_body">καί ὁ Φερέδικος καὶ ὁ Γεωργός εἰσελθόντες εἷς τὸ μέγαρον κατιδόντες δέ τὸν ’Ἀρειον ἐπειγόμενοι συνέβαλον αῦτῴ.</text:p>
          </table:table-cell>
          <table:table-cell office:value-type="string">
            <text:p text:style-name="P6">As they jostled their way through a crowd of confused Hufflepuffs, Harry suddenly grabbed Ron's arm. </text:p>
          </table:table-cell>
        </table:table-row>
        <table:table-row table:style-name="TableLine2209026281536">
          <table:table-cell table:style-name="Table1.A1" office:value-type="string">
            <text:p text:style-name="Text_20_body">Εῦ πάνυ πεποίηκας, ἔφη ὁ Γεωργὸς πρὸς οῦς λέγων.</text:p>
          </table:table-cell>
          <table:table-cell office:value-type="string">
            <text:p text:style-name="P6">"I've just thought -- Hermione." </text:p>
          </table:table-cell>
        </table:table-row>
        <table:table-row table:style-name="TableLine2209026281536">
          <table:table-cell table:style-name="Table1.A1" office:value-type="string">
            <text:p text:style-name="Text_20_body">Ὁ ’Ύλης εἶπεν ἡμῖν· τῆς γὰρ ἀγέλης ε’σμέν καὶ αὐτοὶ ῥαιστῆρες.</text:p>
          </table:table-cell>
          <table:table-cell office:value-type="string">
            <text:p text:style-name="P6">"What about her?" </text:p>
          </table:table-cell>
        </table:table-row>
        <table:table-row table:style-name="TableLine2209026281536">
          <table:table-cell table:style-name="Table1.A1" office:value-type="string">
            <text:p text:style-name="Text_20_body">ὁ δέ Γεωργός Τῆτες γάρ, ἔφη, τὴν Φιάλην ἐκείνην τὴν ι’καροσ- φαιρικὴν εῦ οἶδ’ ὅτι οἶσόμεθα.</text:p>
          </table:table-cell>
          <table:table-cell office:value-type="string">
            <text:p text:style-name="P6">"She doesn't know about the troll." </text:p>
          </table:table-cell>
        </table:table-row>
        <table:table-row table:style-name="TableLine2209026281536">
          <table:table-cell table:style-name="Table1.A1" office:value-type="string">
            <text:p text:style-name="Text_20_body">οὐ γὰρ ἐνηνέγμεθα αὐτὴν ἐξ οῦ ὁ Κάρολος ἐφήβευσε, τῆτες δὲ ἡ ἀγέλη μέλλει ἀρίστη ἀποβήσεσθαι.</text:p>
          </table:table-cell>
          <table:table-cell office:value-type="string">
            <text:p text:style-name="P6">Ron bit his lip. </text:p>
          </table:table-cell>
        </table:table-row>
        <table:table-row table:style-name="TableLine2209026281536">
          <table:table-cell table:style-name="Table1.A1" office:value-type="string">
            <text:p text:style-name="Text_20_body">ἀλλ’ οὐκ ἔστιν ὅπως σύ, ὦ Ἄρειε, οὐχὶ δεινὸς ἂν εἴης.</text:p>
          </table:table-cell>
          <table:table-cell office:value-type="string">
            <text:p text:style-name="P6">"Oh, all right," he snapped. "But Percy'd better not see us." </text:p>
          </table:table-cell>
        </table:table-row>
        <table:table-row table:style-name="TableLine2209026281536">
          <table:table-cell table:style-name="Table1.A1" office:value-type="string">
            <text:p text:style-name="Text_20_body">ὁ γὰρ ’Ύλης ὅσον οὐκ ἐπωρχεῖτο τοῦτ’ ἀγγέλλων ἡμῖν.</text:p>
          </table:table-cell>
          <table:table-cell office:value-type="string">
            <text:p text:style-name="P6">Ducking down, they joined the Hufflepuffs going the other way, slipped down a deserted side corridor, and hurried off toward the girls' bathroom. They had just turned the corner when they heard quick footsteps behind them. </text:p>
          </table:table-cell>
        </table:table-row>
        <table:table-row table:style-name="TableLine2209026281536">
          <table:table-cell table:style-name="Table1.A1" office:value-type="string">
            <text:p text:style-name="Text_20_body">Ἀπιτέον δ’ οὖν.</text:p>
          </table:table-cell>
          <table:table-cell office:value-type="string">
            <text:p text:style-name="P6">"Percy!" hissed Ron, pulling Harry behind a large stone griffin. </text:p>
          </table:table-cell>
        </table:table-row>
        <table:table-row table:style-name="TableLine2209026281536">
          <table:table-cell table:style-name="Table1.A1" office:value-type="string">
            <text:p text:style-name="Text_20_body">ὁ γὰρ Ἰόρδανος ὡς οἴεται ηὕρηκε καινὸν ὑπόνομόν τινα κρυπτὸν ἐκ τοῦ παιδευτηρίου φέροντα.</text:p>
          </table:table-cell>
          <table:table-cell office:value-type="string">
            <text:p text:style-name="P6">Peering around it, however, they saw not Percy but Snape. He crossed the corridor and disappeared from view. </text:p>
          </table:table-cell>
        </table:table-row>
        <table:table-row table:style-name="TableLine2209026281536">
          <table:table-cell table:style-name="Table1.A1" office:value-type="string">
            <text:p text:style-name="Text_20_body">Η ΠΕΡΙ ΜΕΣΑΣ ΝΥΚΤΑΣ ΜΟΝΟΜΑΞῙΑ 125 Ἐκεῖνόν γε λέγει δήπου τὸν κατόπιν τοῦ ἀγάλματος τοῦ Γρε- γορίου τοῦ λιπαροῦ ὃν ἡμεῖς τῆς πρώτης <text:soft-page-break/>ἑβδομάδος ηὕρομεν, χαῖρε.</text:p>
          </table:table-cell>
          <table:table-cell office:value-type="string">
            <text:p text:style-name="P6">"What's he doing?" Harry whispered. "Why isn't he down in the dungeons with the rest of the <text:soft-page-break/>teachers?" </text:p>
          </table:table-cell>
        </table:table-row>
        <table:table-row table:style-name="TableLine2209026281536">
          <table:table-cell table:style-name="Table1.A1" office:value-type="string">
            <text:p text:style-name="Text_20_body">ὁ δέ Φερέδικος καὶ ὁ Γεωργὸς σχεδὸν ἐξεληλύθεσαν καὶ ἄλλοι τινές ἀφίκοντο πολλῷ ἧττον ἀρεστοὶ ἐκείνοις.</text:p>
          </table:table-cell>
          <table:table-cell office:value-type="string">
            <text:p text:style-name="P6">"Search me." </text:p>
          </table:table-cell>
        </table:table-row>
        <table:table-row table:style-name="TableLine2209026281536">
          <table:table-cell table:style-name="Table1.A1" office:value-type="string">
            <text:p text:style-name="Text_20_body">εἰσῆλθε γὰρ ὁ Μάλθακος, τῶν ἑταίρων Καρκίνου καὶ Κέρκοπος ἑκατέρωθεν αὐτῷ ἀκολουθούντων.</text:p>
          </table:table-cell>
          <table:table-cell office:value-type="string">
            <text:p text:style-name="P6">Quietly as possible, they crept along the next corridor after Snape's fading footsteps. </text:p>
          </table:table-cell>
        </table:table-row>
        <table:table-row table:style-name="TableLine2209026281536">
          <table:table-cell table:style-name="Table1.A1" office:value-type="string">
            <text:p text:style-name="Text_20_body">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able:table-cell>
          <table:table-cell office:value-type="string">
            <text:p text:style-name="P6">"He's heading for the third floor," Harry said, but Ron held up his hand. </text:p>
          </table:table-cell>
        </table:table-row>
        <table:table-row table:style-name="TableLine2209026281536">
          <table:table-cell table:style-name="Table1.A1" office:value-type="string">
            <text:p text:style-name="Text_20_body">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able:table-cell>
          <table:table-cell office:value-type="string">
            <text:p text:style-name="P6">"Can you smell something?" </text:p>
          </table:table-cell>
        </table:table-row>
        <table:table-row table:style-name="TableLine2209026281536">
          <table:table-cell table:style-name="Table1.A1" office:value-type="string">
            <text:p text:style-name="Text_20_body">ὁ δέ Μάλθακος Θέλοιμ’ ἄν, ἔφη, μονομαχεῖν σοι ἢ τῆσδε τῆς νυκτὸς ἢ ὅταν σύ βούλῃ μάχην μάγων τρόπῳ.</text:p>
          </table:table-cell>
          <table:table-cell office:value-type="string">
            <text:p text:style-name="P6">Harry sniffed and a foul stench reached his nostrils, a mixture of old socks and the kind of public toilet no one seems to clean. </text:p>
          </table:table-cell>
        </table:table-row>
        <table:table-row table:style-name="TableLine2209026281536">
          <table:table-cell table:style-name="Table1.A1" office:value-type="string">
            <text:p text:style-name="Text_20_body">τοῦτο γὰρ ε”στι τὸ μόναις ταῖς ῥάβδοις μάχεσθαι δίχα διεστῶτας.</text:p>
          </table:table-cell>
          <table:table-cell office:value-type="string">
            <text:p text:style-name="P6">And then they heard it -- a low grunting, and the shuffling footfalls of gigantic feet. Ron pointed -- at the end of a passage to the left, something huge was moving toward them. They shrank into the shadows and watched as it emerged into a patch of moonlight. </text:p>
          </table:table-cell>
        </table:table-row>
        <table:table-row table:style-name="TableLine2209026281536">
          <table:table-cell table:style-name="Table1.A1" office:value-type="string">
            <text:p text:style-name="Text_20_body">τί δ’ ἐστίν; οὔκουν ἤκουσας περὶ τῆς μαγικῆς μονομαχίας ὅ τι ἐστιν,· ’Ί-Ῑκουσε δή, ε”φη ὁ Ῥοὼν 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able:table-cell>
          <table:table-cell office:value-type="string">
            <text:p text:style-name="P6">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able:table-cell>
        </table:table-row>
        <table:table-row table:style-name="TableLine2209026281536">
          <table:table-cell table:style-name="Table1.A1" office:value-type="string">
            <text:p text:style-name="Text_20_body">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text:soft-page-break/>πρόσωπον.</text:p>
          </table:table-cell>
          <table:table-cell office:value-type="string">
            <text:p text:style-name="P6">The troll stopped next to a doorway and peered inside. It waggled its long ears, making up its tiny mind, then slouched slowly into the room. </text:p>
          </table:table-cell>
        </table:table-row>
        <table:table-row table:style-name="TableLine2209026281536">
          <table:table-cell table:style-name="Table1.A1" office:value-type="string">
            <text:p text:style-name="Text_20_body">ἐκεῖνος δέ Ἀλλὰ τί ἐστιν ἄρα, ἔφη, ἡ μονομαχία μαγική; ἢ τί δύναται τὸ προστάτην εἶναι ἐμόν; ὁ δέ Ῥοὼν εὐθύμως Εἶὲν, ἔφη.</text:p>
          </table:table-cell>
          <table:table-cell office:value-type="string">
            <text:p text:style-name="P6">"The keys in the lock," Harry muttered. "We could lock it in." </text:p>
          </table:table-cell>
        </table:table-row>
        <table:table-row table:style-name="TableLine2209026281536">
          <table:table-cell table:style-name="Table1.A1" office:value-type="string">
            <text:p text:style-name="Text_20_body">τῷ προστάτῃ ἔργον ἂν εἴη ὑπερ- μαχεῖν σου εἴ πως ἀποθάνοις.</text:p>
          </table:table-cell>
          <table:table-cell office:value-type="string">
            <text:p text:style-name="P6">"Good idea," said Ron nervously. </text:p>
          </table:table-cell>
        </table:table-row>
        <table:table-row table:style-name="TableLine2209026281536">
          <table:table-cell table:style-name="Table1.A1" office:value-type="string">
            <text:p text:style-name="Text_20_body">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μάγοι ἀληθῶς μονομαχοῦντες.</text:p>
          </table:table-cell>
          <table:table-cell office:value-type="string">
            <text:p text:style-name="P6">They edged toward the open door, mouths dry, praying the troll wasn't about to come out of it. With one great leap, Harry managed to grab the key, slam the door, and lock it. </text:p>
          </table:table-cell>
        </table:table-row>
        <table:table-row table:style-name="TableLine2209026281536">
          <table:table-cell table:style-name="Table1.A1" office:value-type="string">
            <text:p text:style-name="Text_20_body">ἐπι πλεῖστον γὰρ σὺ καὶ ὁ Μάλθακος σπινθῆρας οἷοί τ’ ἔσεσθε ἐμβαλεῖν ἐπ’ ἀλλήλους.</text:p>
          </table:table-cell>
          <table:table-cell office:value-type="string">
            <text:p text:style-name="P6">'Yes!" </text:p>
          </table:table-cell>
        </table:table-row>
        <table:table-row table:style-name="TableLine2209026281536">
          <table:table-cell table:style-name="Table1.A1" office:value-type="string">
            <text:p text:style-name="Text_20_body">οὐδέτερος γὰρ ἅλις οἶδεν τῆς μαγικῆς ὅπως ἕτερος ἕτερον βλάψῃ.</text:p>
          </table:table-cell>
          <table:table-cell office:value-type="string">
            <text:p text:style-name="P6">Flushed with their victory, they started to run back up the passage, but as they reached the corner they heard something that made their hearts stop -- a high, petrified scream -- and it was coming from the chamber they'd just chained up. </text:p>
          </table:table-cell>
        </table:table-row>
        <table:table-row table:style-name="TableLine2209026281536">
          <table:table-cell table:style-name="Table1.A1" office:value-type="string">
            <text:p text:style-name="Text_20_body">προσεδέξατο δ’ οὖν σε ἀνανεῦσαι.</text:p>
          </table:table-cell>
          <table:table-cell office:value-type="string">
            <text:p text:style-name="P6">"Oh, no," said Ron, pale as the Bloody Baron. </text:p>
          </table:table-cell>
        </table:table-row>
        <table:table-row table:style-name="TableLine2209026281536">
          <table:table-cell table:style-name="Table1.A1" office:value-type="string">
            <text:p text:style-name="Text_20_body">Καὶ δὴ τὴν ῥάβδον σείσαντος ἐμοῦ οὐ γέγονεν οὐδέν; Ταύτην γ’ ἀπορρίψαντα δεῖ ἐπὶ κόρρης πὺξ πατάξαι.</text:p>
          </table:table-cell>
          <table:table-cell office:value-type="string">
            <text:p text:style-name="P6">"It's the girls' bathroom!" Harry gasped. </text:p>
          </table:table-cell>
        </table:table-row>
        <table:table-row table:style-name="TableLine2209026281536">
          <table:table-cell table:style-name="Table1.A1" office:value-type="string">
            <text:p text:style-name="Text_20_body">καί ἀκούσαντές τινος Ξύγγνωθί μοι λεγούσης, ἀναβλέψαντες τὴν Ἑρμιόνην εἶδον.</text:p>
          </table:table-cell>
          <table:table-cell office:value-type="string">
            <text:p text:style-name="P6">"Hermione!" they said together. </text:p>
          </table:table-cell>
        </table:table-row>
        <table:table-row table:style-name="TableLine2209026281536">
          <table:table-cell table:style-name="Table1.A1" office:value-type="string">
            <text:p text:style-name="Text_20_body">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able:table-cell>
          <table:table-cell office:value-type="string">
            <text:p text:style-name="P6">It was the last thing they wanted to do, but what choice did they have? Wheeling around, they sprinted back to the door and turned the key, fumbling in their panic. Harry pulled the door open and they ran inside. </text:p>
          </table:table-cell>
        </table:table-row>
        <table:table-row table:style-name="TableLine2209026281536">
          <table:table-cell table:style-name="Table1.A1" office:value-type="string">
            <text:p text:style-name="Text_20_body">- Καὶ μὴν οὐ θεμιτὸν νύκτωρ περιπολεῖν τὸ παιδευτήριον.</text:p>
          </table:table-cell>
          <table:table-cell office:value-type="string">
            <text:p text:style-name="P6">Hermione Granger was shrinking against the wall opposite, looking as if she was about to faint. The troll was advancing on her, knocking the sinks off the walls as it went. </text:p>
          </table:table-cell>
        </table:table-row>
        <table:table-row table:style-name="TableLine2209026281536">
          <table:table-cell table:style-name="Table1.A1" office:value-type="string">
            <text:p text:style-name="Text_20_body">ἁλοὺς γὰρ - οὐδ’ ἔστιν ὅπως οὐχ ἁλώσῃ - κινδυνεύεις διὰ τὸ ἄγαν φίλ- αυτον ἐκεῖνο βαθμοὺς ἀπολέσαι τοῖς Γρυφινδώροις πολλοὺς δή.</text:p>
          </table:table-cell>
          <table:table-cell office:value-type="string">
            <text:p text:style-name="P6">"Confuse it!" Harry said desperately to Ron, and, seizing a tap, he threw it as hard as he could against the wall. </text:p>
          </table:table-cell>
        </table:table-row>
        <table:table-row table:style-name="TableLine2209026281536">
          <table:table-cell table:style-name="Table1.A1" office:value-type="string">
            <text:p text:style-name="Text_20_body">Καὶ σύ γε, ἦ δ’ ὃς ὁ ’Άρειος, τὸ ἄγαν φιλοπρᾶγμον <text:soft-page-break/>ἐκεῖνο ἐπιτηδεύεις.</text:p>
          </table:table-cell>
          <table:table-cell office:value-type="string">
            <text:p text:style-name="P6">The troll stopped a few feet from Hermione. It <text:soft-page-break/>lumbered around, blinking stupidly, to see what had made the noise. Its mean little eyes saw Harry. It hesitated, then made for him instead, lifting its club as it went. </text:p>
          </table:table-cell>
        </table:table-row>
        <table:table-row table:style-name="TableLine2209026281536">
          <table:table-cell table:style-name="Table1.A1" office:value-type="string">
            <text:p text:style-name="Text_20_body">ὁ δὲ Ῥοών χαίρειν ἐκέλευσεν αὐτήν.</text:p>
          </table:table-cell>
          <table:table-cell office:value-type="string">
            <text:p text:style-name="P6">"Oy, pea-brain!" yelled Ron from the other side of the chamber, and he threw a metal pipe at it. The troll didn't even seem to notice the pipe hitting its shoulder, but it heard the yell and paused again, turning its ugly snout toward Ron instead, giving Harry time to run around it. </text:p>
          </table:table-cell>
        </table:table-row>
        <table:table-row table:style-name="TableLine2209026281536">
          <table:table-cell table:style-name="Table1.A1" office:value-type="string">
            <text:p text:style-name="Text_20_body">,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able:table-cell>
          <table:table-cell office:value-type="string">
            <text:p text:style-name="P6">"Come on, run, run!" Harry yelled at Hermione, trying to pull her toward the door, but she couldn't move, she was still flat against the wall, her mouth open with terror. </text:p>
          </table:table-cell>
        </table:table-row>
        <table:table-row table:style-name="TableLine2209026281536">
          <table:table-cell table:style-name="Table1.A1" office:value-type="string">
            <text:p text:style-name="Text_20_body">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able:table-cell>
          <table:table-cell office:value-type="string">
            <text:p text:style-name="P6">The shouting and the echoes seemed to be driving the troll berserk. It roared again and started toward Ron, who was nearest and had no way to escape. </text:p>
          </table:table-cell>
        </table:table-row>
        <table:table-row table:style-name="TableLine2209026281536">
          <table:table-cell table:style-name="Table1.A1" office:value-type="string">
            <text:p text:style-name="Text_20_body">κινδυνευόντων δ’ αὖ ἁλῶναι ὑπὸ τοῦ Φήληκος ἢ τῆς Νώροπος, ἐφοβεῖτο νόμον προσέτι παρανομεῖν ἄλλον ἔτι ὡς ἄγαν ἤδη εὐτυχήσας.</text:p>
          </table:table-cell>
          <table:table-cell office:value-type="string">
            <text:p text:style-name="P6">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able:table-cell>
        </table:table-row>
        <table:table-row table:style-name="TableLine2209026281536">
          <table:table-cell table:style-name="Table1.A1" office:value-type="string">
            <text:p text:style-name="Text_20_body">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able:table-cell>
          <table:table-cell office:value-type="string">
            <text:p text:style-name="P6">Howling with pain, the troll twisted and flailed its club, with Harry clinging on for dear life; any second, the troll was going to rip him off or catch him a terrible blow with the club. </text:p>
          </table:table-cell>
        </table:table-row>
        <table:table-row table:style-name="TableLine2209026281536">
          <table:table-cell table:style-name="Table1.A1" office:value-type="string">
            <text:p text:style-name="Text_20_body">καί τούτου γε τοῦ καιροῦ οὐχ ἁμαρτήσει.</text:p>
          </table:table-cell>
          <table:table-cell office:value-type="string">
            <text:p text:style-name="P6">Hermione had sunk to the floor in fright; Ron pulled out his own wand -- not knowing what he was going to do he heard himself cry the first spell that came into his head: "Wingardium Leviosa!" </text:p>
          </table:table-cell>
        </table:table-row>
        <table:table-row table:style-name="TableLine2209026281536">
          <table:table-cell table:style-name="Table1.A1" office:value-type="string">
            <text:p text:style-name="Text_20_body">ὁ δ’ οὖν Ῥοών Περὶ τρίτην, ἔφη, φυλακήν ἐσμεν τῆς νυκτός.</text:p>
          </table:table-cell>
          <table:table-cell office:value-type="string">
            <text:p text:style-name="P6">The club flew suddenly out of the troll's hand, rose high, high up into the air, turned slowly over -- and dropped, with a sickening crack, onto its owner's head. The troll swayed on the spot and then fell flat <text:soft-page-break/>on its face, with a thud that made the whole room tremble. </text:p>
          </table:table-cell>
        </table:table-row>
        <table:table-row table:style-name="TableLine2209026281536">
          <table:table-cell table:style-name="Table1.A1" office:value-type="string">
            <text:p text:style-name="Text_20_body">ἀπιτέον δῆτα.</text:p>
          </table:table-cell>
          <table:table-cell office:value-type="string">
            <text:p text:style-name="P6">Harry got to his feet. He was shaking and out of breath. Ron was standing there with his wand still raised, staring at what he had done. </text:p>
          </table:table-cell>
        </table:table-row>
        <table:table-row table:style-name="TableLine2209026281536">
          <table:table-cell table:style-name="Table1.A1" office:value-type="string">
            <text:p text:style-name="Text_20_body">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able:table-cell>
          <table:table-cell office:value-type="string">
            <text:p text:style-name="P6">It was Hermione who spoke first. </text:p>
          </table:table-cell>
        </table:table-row>
        <table:table-row table:style-name="TableLine2209026281536">
          <table:table-cell table:style-name="Table1.A1" office:value-type="string">
            <text:p text:style-name="Text_20_body">διὰ δέ τοὺς ἐν ἐσχάρᾳ φεψάλους ε”τι φλέγοντάς τι ἧν ι’δεῖν τοὺς θρόνους ὡσεὶ ὀκλάζοντάς πως καθάπερ σκιὰς μελαίνας.</text:p>
          </table:table-cell>
          <table:table-cell office:value-type="string">
            <text:p text:style-name="P6">"Is it -- dead?" </text:p>
          </table:table-cell>
        </table:table-row>
        <table:table-row table:style-name="TableLine2209026281536">
          <table:table-cell table:style-name="Table1.A1" office:value-type="string">
            <text:p text:style-name="Text_20_body">καὶ παρὰ μικρὸν ἀφιγμένοι ἦσαν πρὸς τὴν εἷκονικὴν ὀπὴν καὶ φωνὴν ἐγγύθεν ἥκουσαν τινὸς ἐν θρόνῳ καθη- μένου.</text:p>
          </table:table-cell>
          <table:table-cell office:value-type="string">
            <text:p text:style-name="P6">I don't think so," said Harry, I think it's just been knocked out." </text:p>
          </table:table-cell>
        </table:table-row>
        <table:table-row table:style-name="TableLine2209026281536">
          <table:table-cell table:style-name="Table1.A1" office:value-type="string">
            <text:p text:style-name="Text_20_body">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able:table-cell>
          <table:table-cell office:value-type="string">
            <text:p text:style-name="P6">He bent down and pulled his wand out of the troll's nose. It was covered in what looked like lumpy gray glue. </text:p>
          </table:table-cell>
        </table:table-row>
        <table:table-row table:style-name="TableLine2209026281536">
          <table:table-cell table:style-name="Table1.A1" office:value-type="string">
            <text:p text:style-name="Text_20_body">Ἀλλ’ ἦ σύ πάρει; ἔφη ὁ Ῥοών.</text:p>
          </table:table-cell>
          <table:table-cell office:value-type="string">
            <text:p text:style-name="P6">"Urgh -- troll boogers." </text:p>
          </table:table-cell>
        </table:table-row>
        <table:table-row table:style-name="TableLine2209026281536">
          <table:table-cell table:style-name="Table1.A1" office:value-type="string">
            <text:p text:style-name="Text_20_body">ἄπιθι εἷς κοῖτον.</text:p>
          </table:table-cell>
          <table:table-cell office:value-type="string">
            <text:p text:style-name="P6">He wiped it on the troll's trousers. </text:p>
          </table:table-cell>
        </table:table-row>
        <table:table-row table:style-name="TableLine2209026281536">
          <table:table-cell table:style-name="Table1.A1" office:value-type="string">
            <text:p text:style-name="Text_20_body">ἐκείνη δ’ Ἐδέησα κατειπεῖν σου τῷ ἀδελφῷ Περσεῖ.</text:p>
          </table:table-cell>
          <table:table-cell office:value-type="string">
            <text:p text:style-name="P6">A sudden slamming and loud footsteps made the three of them look up. </text:p>
          </table:table-cell>
        </table:table-row>
        <table:table-row table:style-name="TableLine2209026281536">
          <table:table-cell table:style-name="Table1.A1" office:value-type="string">
            <text:p text:style-name="Text_20_body">οὗτος γὰρ ἅτε πρύτανις ὢν κωλύσαι ἂν ταῦτα.</text:p>
          </table:table-cell>
          <table:table-cell office:value-type="string">
            <text:p text:style-name="P6">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able:table-cell>
        </table:table-row>
        <table:table-row table:style-name="TableLine2209026281536">
          <table:table-cell table:style-name="Table1.A1" office:value-type="string">
            <text:p text:style-name="Text_20_body">ὁ δ’ Ἄρειος οὐκ ἐνόμιζεν ἐνδέχεσθαι οὐδενὶ εἰς τοσοῦτο πολυπραγμονεῖν.</text:p>
          </table:table-cell>
          <table:table-cell office:value-type="string">
            <text:p text:style-name="P6">Snape bent over the troll. Professor McGonagall was looking at Ron and Harry. Harry had never seen her look so angry. Her lips were white. </text:p>
          </table:table-cell>
        </table:table-row>
        <table:table-row table:style-name="TableLine2209026281536">
          <table:table-cell table:style-name="Table1.A1" office:value-type="string">
            <text:p text:style-name="Text_20_body">Η ΠΕΡΙ ΜΕΣΑΣ ΝΥΚΤΑΣ ΜοΝοΜΑΞΙΑ 127 τὸν οῦν Ῥοῶνα ἐποτρύνας, τὴν δὲ τῆς παχείας εἰκόνα ἀνοίξας, διὰ τὴν ὀπὴν ἀνέβη.</text:p>
          </table:table-cell>
          <table:table-cell office:value-type="string">
            <text:p text:style-name="P6">Hopes of winning fifty points for Gryffindor faded quickly from Harry's mind. </text:p>
          </table:table-cell>
        </table:table-row>
        <text:soft-page-break/>
        <table:table-row table:style-name="TableLine2209026281536">
          <table:table-cell table:style-name="Table1.A1" office:value-type="string">
            <text:p text:style-name="Text_20_body">ἡ δ’ Ἑρμιόνη οὐχ οἵα τ’ ἦν ἀκονιτὶ παραχωρῆσαι.</text:p>
          </table:table-cell>
          <table:table-cell office:value-type="string">
            <text:p text:style-name="P6">"What on earth were you thinking of?" said Professor McGonagall, with cold fury in her voice. Harry looked at Ron, who was still standing with his wand in the air. "You're lucky you weren't killed. Why aren't you in your dormitory?" </text:p>
          </table:table-cell>
        </table:table-row>
        <table:table-row table:style-name="TableLine2209026281536">
          <table:table-cell table:style-name="Table1.A1" office:value-type="string">
            <text:p text:style-name="Text_20_body">ἕσπετ’ οὖν τὸν Ῥοῶνα διὰ τὴν ὀπὴν συρίζουσα τέως ὥσπερ χήν τις πικρά.</text:p>
          </table:table-cell>
          <table:table-cell office:value-type="string">
            <text:p text:style-name="P6">Snape gave Harry a swift, piercing look. Harry looked at the floor. He wished Ron would put his wand down. </text:p>
          </table:table-cell>
        </table:table-row>
        <table:table-row table:style-name="TableLine2209026281536">
          <table:table-cell table:style-name="Table1.A1" office:value-type="string">
            <text:p text:style-name="Text_20_body">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able:table-cell>
          <table:table-cell office:value-type="string">
            <text:p text:style-name="P6">Then a small voice came out of the shadows. </text:p>
          </table:table-cell>
        </table:table-row>
        <table:table-row table:style-name="TableLine2209026281536">
          <table:table-cell table:style-name="Table1.A1" office:value-type="string">
            <text:p text:style-name="Text_20_body">Ἄπιθι.</text:p>
          </table:table-cell>
          <table:table-cell office:value-type="string">
            <text:p text:style-name="P6">"Please, Professor McGonagall -- they were looking for me." </text:p>
          </table:table-cell>
        </table:table-row>
        <table:table-row table:style-name="TableLine2209026281536">
          <table:table-cell table:style-name="Table1.A1" office:value-type="string">
            <text:p text:style-name="Text_20_body">’Άπειμί γε.</text:p>
          </table:table-cell>
          <table:table-cell office:value-type="string">
            <text:p text:style-name="P6">"Miss Granger!" </text:p>
          </table:table-cell>
        </table:table-row>
        <table:table-row table:style-name="TableLine2209026281536">
          <table:table-cell table:style-name="Table1.A1" office:value-type="string">
            <text:p text:style-name="Text_20_body">ἀλλὰ παρῄνεσα ὑμῖν μὴ τοῦτο ποιῆσαι.</text:p>
          </table:table-cell>
          <table:table-cell office:value-type="string">
            <text:p text:style-name="P6">Hermione had managed to get to her feet at last. </text:p>
          </table:table-cell>
        </table:table-row>
        <table:table-row table:style-name="TableLine2209026281536">
          <table:table-cell table:style-name="Table1.A1" office:value-type="string">
            <text:p text:style-name="Text_20_body">μέμνησθε δῆτα ὅ τι εἶπον αὔριον ἐφ’ ἁμαξοστοιχίας ὄντες, τοιοῦτοι γὰρ ε”στε - ἀλλ’ οὐκ ε”μελλον ἄρ’ εὑρεῖν ὅποιοί εἶσιν.</text:p>
          </table:table-cell>
          <table:table-cell office:value-type="string">
            <text:p text:style-name="P6">I went looking for the troll because I -- I thought I could deal with it on my own -- you know, because I've read all about them." </text:p>
          </table:table-cell>
        </table:table-row>
        <table:table-row table:style-name="TableLine2209026281536">
          <table:table-cell table:style-name="Table1.A1" office:value-type="string">
            <text:p text:style-name="Text_20_body">ἐκείνη γὰρ στρεψαμένη πρὸς τὴν τῆς παχείας ἀνθρώπου εἰκόνα ὡς ε”νδον ἐπανιοῦσα, πρὸς κενὴν ε”τυχέ που βλέπουσα εἰκόνα.</text:p>
          </table:table-cell>
          <table:table-cell office:value-type="string">
            <text:p text:style-name="P6">Ron dropped his wand. Hermione Granger, telling a downright lie to a teacher? "If they hadn't found me, I'd be dead now. Harry stuck his wand up its nose and Ron knocked it out with its own club. They didn't have time to come and fetch anyone. It was about to finish me off when they arrived." </text:p>
          </table:table-cell>
        </table:table-row>
        <table:table-row table:style-name="TableLine2209026281536">
          <table:table-cell table:style-name="Table1.A1" office:value-type="string">
            <text:p text:style-name="Text_20_body">τῆς γὰρ παχείας ἀνθρώπου νύκτωρ ἐπιφοιτησάσης παρά τινα, ἤ γ’ Ἑρμιόνη ἀπεκέκλῃτο τοῦ τῶν Γρυφινδώρων πύργου.</text:p>
          </table:table-cell>
          <table:table-cell office:value-type="string">
            <text:p text:style-name="P6">Harry and Ron tried to look as though this story wasn't new to them. </text:p>
          </table:table-cell>
        </table:table-row>
        <table:table-row table:style-name="TableLine2209026281536">
          <table:table-cell table:style-name="Table1.A1" office:value-type="string">
            <text:p text:style-name="Text_20_body">Τί δὴ ποιήσω,’ ἔφη ὀξείᾳ τῇ φωνῇ.</text:p>
          </table:table-cell>
          <table:table-cell office:value-type="string">
            <text:p text:style-name="P6">"Well -- in that case..." said Professor McGonagall, staring at the three of them, "Miss Granger, you foolish girl, how could you think of tackling a mountain troll on your own?" </text:p>
          </table:table-cell>
        </table:table-row>
        <table:table-row table:style-name="TableLine2209026281536">
          <table:table-cell table:style-name="Table1.A1" office:value-type="string">
            <text:p text:style-name="Text_20_body">ἀλλ’ ὁ Ῥοών Σόν ἄρα τὸ πρᾶγμα, ἔφη.</text:p>
          </table:table-cell>
          <table:table-cell office:value-type="string">
            <text:p text:style-name="P6">Hermione hung her head. Harry was speechless. Hermione was the last person to do anything against the rules, and here she was, pretending she had, to get them out of trouble. It was as if Snape <text:soft-page-break/>had started handing out sweets. </text:p>
          </table:table-cell>
        </table:table-row>
        <table:table-row table:style-name="TableLine2209026281536">
          <table:table-cell table:style-name="Table1.A1" office:value-type="string">
            <text:p text:style-name="Text_20_body">ἡμῖν δ’ ι’τέον ἐστίν· ἄλλως γὰρ κινδυνεύουμεν ὑστερίζειν τοῦ καιροῦ.</text:p>
          </table:table-cell>
          <table:table-cell office:value-type="string">
            <text:p text:style-name="P6">"Miss Granger, five points will be taken from Gryffindor for this," said Professor McGonagall. "I'm very disappointed in you. If you're not hurt at all, you'd better get off to Gryffindor tower. Students are finishing the feast in their houses." </text:p>
          </table:table-cell>
        </table:table-row>
        <table:table-row table:style-name="TableLine2209026281536">
          <table:table-cell table:style-name="Table1.A1" office:value-type="string">
            <text:p text:style-name="Text_20_body">ἡ δέ ἐπειγομένη ἔφθασεν αὐτοὺς οὔπω ἀφικομένους εἷς τὸ ἔσχα- τον τῆς διαδρομῆς.</text:p>
          </table:table-cell>
          <table:table-cell office:value-type="string">
            <text:p text:style-name="P6">Hermione left. </text:p>
          </table:table-cell>
        </table:table-row>
        <table:table-row table:style-name="TableLine2209026281536">
          <table:table-cell table:style-name="Table1.A1" office:value-type="string">
            <text:p text:style-name="Text_20_body">Ἐγώ, ἔφη, συγγενήσομαι ὑμῖν, ’Ήκιστα.</text:p>
          </table:table-cell>
          <table:table-cell office:value-type="string">
            <text:p text:style-name="P6">Professor McGonagall turned to Harry and Ron. </text:p>
          </table:table-cell>
        </table:table-row>
        <table:table-row table:style-name="TableLine2209026281536">
          <table:table-cell table:style-name="Table1.A1" office:value-type="string">
            <text:p text:style-name="Text_20_body">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able:table-cell>
          <table:table-cell office:value-type="string">
            <text:p text:style-name="P6">"Well, I still say you were lucky, but not many first years could have taken on a full-grown mountain troll. You each win Gryffindor five points. Professor Dumbledore will be informed of this. You may go." </text:p>
          </table:table-cell>
        </table:table-row>
        <table:table-row table:style-name="TableLine2209026281536">
          <table:table-cell table:style-name="Table1.A1" office:value-type="string">
            <text:p text:style-name="Text_20_body">καὶ δεήσει ὑμᾶς βεβαιοῦσθαι τὸν ἐμὸν λόγον.</text:p>
          </table:table-cell>
          <table:table-cell office:value-type="string">
            <text:p text:style-name="P6">They hurried out of the chamber and didn't speak at all until they had climbed two floors up. It was a relief to be away from the smell of the troll, quite apart from anything else. </text:p>
          </table:table-cell>
        </table:table-row>
        <table:table-row table:style-name="TableLine2209026281536">
          <table:table-cell table:style-name="Table1.A1" office:value-type="string">
            <text:p text:style-name="Text_20_body">καὶ ὁ Ῥοών Καὶ δῆτα τολμᾷς - ὁ δ’ Ἄρειος ὑπολαβών Σιγᾶτε, ἔφη, ἀμφότεροι.</text:p>
          </table:table-cell>
          <table:table-cell office:value-type="string">
            <text:p text:style-name="P6">"We should have gotten more than ten points," Ron grumbled. </text:p>
          </table:table-cell>
        </table:table-row>
        <table:table-row table:style-name="TableLine2209026281536">
          <table:table-cell table:style-name="Table1.A1" office:value-type="string">
            <text:p text:style-name="Text_20_body">ψόφον γὰρ ἥκουσα.</text:p>
          </table:table-cell>
          <table:table-cell office:value-type="string">
            <text:p text:style-name="P6">"Five, you mean, once she's taken off Hermione's." </text:p>
          </table:table-cell>
        </table:table-row>
        <table:table-row table:style-name="TableLine2209026281536">
          <table:table-cell table:style-name="Table1.A1" office:value-type="string">
            <text:p text:style-name="Text_20_body">Ἀλλ’ ἦ Νῶροψ πάρεστιν,· ἦ δ’ ὃς ὁ Ῥοὼν κεχηνώς· περιεσκόπει γὰρ ἐπὶ τὸ κνέφας, ἀλλ’ ὡς ἀπέβη Νῶροψ μὲν οὐκ ἦν, Νεφελώδης δέ.</text:p>
          </table:table-cell>
          <table:table-cell office:value-type="string">
            <text:p text:style-name="P6">"Good of her to get us out of trouble like that," Ron admitted. "Mind you, we did save her." </text:p>
          </table:table-cell>
        </table:table-row>
        <table:table-row table:style-name="TableLine2209026281536">
          <table:table-cell table:style-name="Table1.A1" office:value-type="string">
            <text:p text:style-name="Text_20_body">ε”κειτο γὰρ ὕπνῳ χαμαί νικηθείς· ἐξαίφνης δ’ ἠγέρθη ἐκείνων προσιόντων.</text:p>
          </table:table-cell>
          <table:table-cell office:value-type="string">
            <text:p text:style-name="P6">"She might not have needed saving if we hadn't locked the thing in with her," Harry reminded him. </text:p>
          </table:table-cell>
        </table:table-row>
        <table:table-row table:style-name="TableLine2209026281536">
          <table:table-cell table:style-name="Table1.A1" office:value-type="string">
            <text:p text:style-name="Text_20_body">’Έρμαιον δή ἐστί μοι, ἔφη, ὅτι ηὕρετέ με.</text:p>
          </table:table-cell>
          <table:table-cell office:value-type="string">
            <text:p text:style-name="P6">They had reached the portrait of the Fat Lady. </text:p>
          </table:table-cell>
        </table:table-row>
        <table:table-row table:style-name="TableLine2209026281536">
          <table:table-cell table:style-name="Table1.A1" office:value-type="string">
            <text:p text:style-name="Text_20_body">ἐπὶ μήκιστον γὰρ ἔξω περιέμενον λαθόντος ἐμὲ κοιμητικῶς ἔχοντα τοῦ εἰσιτηρίου ξυνθ- ήματος τοῦ καινοῦ.</text:p>
          </table:table-cell>
          <table:table-cell office:value-type="string">
            <text:p text:style-name="P6">"Pig snout," they said and entered. </text:p>
          </table:table-cell>
        </table:table-row>
        <table:table-row table:style-name="TableLine2209026281536">
          <table:table-cell table:style-name="Table1.A1" office:value-type="string">
            <text:p text:style-name="Text_20_body">Σίγα μέντοι, ὦ Νεφέλωδες.</text:p>
          </table:table-cell>
          <table:table-cell office:value-type="string">
            <text:p text:style-name="P6">The common room was packed and noisy. Everyone was eating the food that had been sent up. Hermione, however, stood alone by the door, waiting for them. There was a very embarrassed pause. Then, none of them looking at each other, they all said "Thanks," and hurried off to get plates. </text:p>
          </table:table-cell>
        </table:table-row>
        <table:table-row table:style-name="TableLine2209026281536">
          <table:table-cell table:style-name="Table1.A1" office:value-type="string">
            <text:p text:style-name="Text_20_body">τὸ ξύνθημά ἐστι ῥύγχος χοίρειον, οὐ μὴν οὐδὲ νῦν <text:soft-page-break/>συμφέρει σοι, περιπολούσης ἄλλοσε τῆς παχείας.</text:p>
          </table:table-cell>
          <table:table-cell office:value-type="string">
            <text:p text:style-name="P6">But from that moment on, Hermione Granger <text:soft-page-break/>became their friend. There are some things you can't share without ending up liking each other, and knocking out a twelve-foot mountain troll is one of them. </text:p>
          </table:table-cell>
        </table:table-row>
        <table:table-row table:style-name="TableLine2209026281536">
          <table:table-cell table:style-name="Table1.A1" office:value-type="string">
            <text:p text:style-name="Text_20_body">1 28 ΑΡΕιοΣ Πο ΤΗΡ Πῶς ε”χει ὁ βραχίων σούς ἦ δ’ ὃς ὁ Ἄρειος.</text:p>
          </table:table-cell>
          <table:table-cell office:value-type="string">
            <text:p text:style-name="P6">CHAPTER ELEVEN </text:p>
          </table:table-cell>
        </table:table-row>
        <table:table-row table:style-name="TableLine2209026281536">
          <table:table-cell table:style-name="Table1.A1" office:value-type="string">
            <text:p text:style-name="Text_20_body">Εὖ γε, ἔφη, δεικνὺς αὐτόν.</text:p>
          </table:table-cell>
          <table:table-cell office:value-type="string">
            <text:p text:style-name="P6">QUIDDITCH </text:p>
          </table:table-cell>
        </table:table-row>
        <table:table-row table:style-name="TableLine2209026281536">
          <table:table-cell table:style-name="Table1.A1" office:value-type="string">
            <text:p text:style-name="Text_20_body">ἡ γὰρ Πομφόλυξ ι’άσατο ἐν ἀκαρεῖ.</text:p>
          </table:table-cell>
          <table:table-cell office:value-type="string">
            <text:p text:style-name="P6">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able:table-cell>
        </table:table-row>
        <table:table-row table:style-name="TableLine2209026281536">
          <table:table-cell table:style-name="Table1.A1" office:value-type="string">
            <text:p text:style-name="Text_20_body">Καὶ τοῦτο μὲν μάλ’ ἡδέως ε”χει μοι.</text:p>
          </table:table-cell>
          <table:table-cell office:value-type="string">
            <text:p text:style-name="P6">The Quidditch season had begun. On Saturday, Harry would be playing in his first match after weeks of training: Gryffindor versus Slytherin. If Gryffindor won, they would move up into second place in the house championship. </text:p>
          </table:table-cell>
        </table:table-row>
        <table:table-row table:style-name="TableLine2209026281536">
          <table:table-cell table:style-name="Table1.A1" office:value-type="string">
            <text:p text:style-name="Text_20_body">ἀλλὰ φέρε δή, ὦ Νεφέλωδες.</text:p>
          </table:table-cell>
          <table:table-cell office:value-type="string">
            <text:p text:style-name="P6">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 </text:p>
          </table:table-cell>
        </table:table-row>
        <table:table-row table:style-name="TableLine2209026281536">
          <table:table-cell table:style-name="Table1.A1" office:value-type="string">
            <text:p text:style-name="Text_20_body">πρὸς μὲν γὰρ τὸ παρὸν δεῖ ἡμᾶς γε ἄλλοσε ἰέναι, πρὸς δέ τὰ μετὰ ταῦτα ὄψόμεθά σε.</text:p>
          </table:table-cell>
          <table:table-cell office:value-type="string">
            <text:p text:style-name="P6">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able:table-cell>
        </table:table-row>
        <table:table-row table:style-name="TableLine2209026281536">
          <table:table-cell table:style-name="Table1.A1" office:value-type="string">
            <text:p text:style-name="Text_20_body">ἀλλ’ ἐκεῖνος ἀναπηδήσας Μὴ καταλίπητε με, ἔφη.</text:p>
          </table:table-cell>
          <table:table-cell office:value-type="string">
            <text:p text:style-name="P6">Harry learned that there were seven hundred ways of committing a Quidditch foul and that all of them had happened during a World Cup match in 1473; that Seekers were usually the smallest and fastest <text:soft-page-break/>players, and that most serious Quidditch accidents seemed to happen to them; that although people rarely died playing Quidditch, referees had been known to vanish and turn up months later in the Sahara Desert. </text:p>
          </table:table-cell>
        </table:table-row>
        <table:table-row table:style-name="TableLine2209026281536">
          <table:table-cell table:style-name="Table1.A1" office:value-type="string">
            <text:p text:style-name="Text_20_body">οὐ γὰρ βούλομαι μόνος ἐνθάδε καταμένειν.</text:p>
          </table:table-cell>
          <table:table-cell office:value-type="string">
            <text:p text:style-name="P6">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able:table-cell>
        </table:table-row>
        <table:table-row table:style-name="TableLine2209026281536">
          <table:table-cell table:style-name="Table1.A1" office:value-type="string">
            <text:p text:style-name="Text_20_body">καὶ μὴν ὁ Βαρόνος Αἵματο- σταγὴς δὶς ἥδη παρελήλυθεν.</text:p>
          </table:table-cell>
          <table:table-cell office:value-type="string">
            <text:p text:style-name="P6">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able:table-cell>
        </table:table-row>
        <table:table-row table:style-name="TableLine2209026281536">
          <table:table-cell table:style-name="Table1.A1" office:value-type="string">
            <text:p text:style-name="Text_20_body">ὁ δέ Ῥοών τῷ ὡρολόγιῳ χρησάμενος δεινὸν ε”βλεπε πρὸς τὴν Ἑρμιόνην καί τὸν Νεφελώδη.</text:p>
          </table:table-cell>
          <table:table-cell office:value-type="string">
            <text:p text:style-name="P6">"What's that you've got there, Potter?" </text:p>
          </table:table-cell>
        </table:table-row>
        <table:table-row table:style-name="TableLine2209026281536">
          <table:table-cell table:style-name="Table1.A1" office:value-type="string">
            <text:p text:style-name="Text_20_body">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able:table-cell>
          <table:table-cell office:value-type="string">
            <text:p text:style-name="P6">It was Quidditch Through the Ages. Harry showed him. </text:p>
          </table:table-cell>
        </table:table-row>
        <table:table-row table:style-name="TableLine2209026281536">
          <table:table-cell table:style-name="Table1.A1" office:value-type="string">
            <text:p text:style-name="Text_20_body">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able:table-cell>
          <table:table-cell office:value-type="string">
            <text:p text:style-name="P6">"Library books are not to be taken outside the school," said Snape. </text:p>
          </table:table-cell>
        </table:table-row>
        <table:table-row table:style-name="TableLine2209026281536">
          <table:table-cell table:style-name="Table1.A1" office:value-type="string">
            <text:p text:style-name="Text_20_body">καί ᾖξαν κατὰ διαδρομὰς φωτὶ πεποικιλμένας, τῆς σελενῆς λαμ- πρῶς διὰ τὰ τῶν ὑψηλῶν θυρίδων διαφράγματα μαρμαιρούσης.</text:p>
          </table:table-cell>
          <table:table-cell office:value-type="string">
            <text:p text:style-name="P6">"Give it to me. Five points from Gryffindor." </text:p>
          </table:table-cell>
        </table:table-row>
        <table:table-row table:style-name="TableLine2209026281536">
          <table:table-cell table:style-name="Table1.A1" office:value-type="string">
            <text:p text:style-name="Text_20_body">καῖ ὅτε εἷς ἀγκῶνα ἀφίκοιντο, ὁ μὲν ’Άρειος ἐφοβεῖτο συμβαλεῖν τῷ Φήληκι ἦ τῇ Νώροπι, <text:soft-page-break/>ηὐτύχησαν δ’ ἐφεξῆς.</text:p>
          </table:table-cell>
          <table:table-cell office:value-type="string">
            <text:p text:style-name="P6">"He's just made that rule up," Harry muttered angrily as Snape limped away. "Wonder what's <text:soft-page-break/>wrong with his leg?" </text:p>
          </table:table-cell>
        </table:table-row>
        <table:table-row table:style-name="TableLine2209026281536">
          <table:table-cell table:style-name="Table1.A1" office:value-type="string">
            <text:p text:style-name="Text_20_body">ταχέως δ’ ἀνέβησαν ἀνὰ κλίμακα εἷς τὸ τρίστεγον οἴκημα, ἄκρῳ ποδὶ ἐπιβαίνοντες πρὸς τὸ τῶν τροπαίων δωμάτιον.</text:p>
          </table:table-cell>
          <table:table-cell office:value-type="string">
            <text:p text:style-name="P6">"Dunno, but I hope it's really hurting him," said Ron bitterly. </text:p>
          </table:table-cell>
        </table:table-row>
        <table:table-row table:style-name="TableLine2209026281536">
          <table:table-cell table:style-name="Table1.A1" office:value-type="string">
            <text:p text:style-name="Text_20_body">ἀλλ’ ὁ Μάλθακος καί ὁ Κάρκινος οὔπω παρεγένοντο.</text:p>
          </table:table-cell>
          <table:table-cell office:value-type="string">
            <text:p text:style-name="P6">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able:table-cell>
        </table:table-row>
        <table:table-row table:style-name="TableLine2209026281536">
          <table:table-cell table:style-name="Table1.A1" office:value-type="string">
            <text:p text:style-name="Text_20_body">ἔστιλβον δέ οἱ κρυστάλλινοι πυργίσκοι οἶ τὰ τρόπαια φυλάττοντες.</text:p>
          </table:table-cell>
          <table:table-cell office:value-type="string">
            <text:p text:style-name="P6">Harry felt restless. He wanted Quidditch Through the Ages back, to take his mind off his nerves about tomorrow. Why should he be afraid of Snape? Getting up, he told Ron and Hermione he was going to ask Snape if he could have it. </text:p>
          </table:table-cell>
        </table:table-row>
        <table:table-row table:style-name="TableLine2209026281536">
          <table:table-cell table:style-name="Table1.A1" office:value-type="string">
            <text:p text:style-name="Text_20_body">φιάλαι δ’ ἦσαν καὶ ἀσπίδες καὶ λεκάναι καῖ ἀγάλματα χρυσᾶ τε καί ἀργυρᾶ ἀστράπτοντα διὰ τὸ κνέφας.</text:p>
          </table:table-cell>
          <table:table-cell office:value-type="string">
            <text:p text:style-name="P6">"Better you than me," they said together, but Harry had an idea that Snape wouldn't refuse if there were other teachers listening. </text:p>
          </table:table-cell>
        </table:table-row>
        <table:table-row table:style-name="TableLine2209026281536">
          <table:table-cell table:style-name="Table1.A1" office:value-type="string">
            <text:p text:style-name="Text_20_body">βραδέως δ’ εἷ’ρπυσαν κατὰ τοὺς τοίχους, ὀξὺ δεδορκότες πρὸς τὰς θύρας τὰς ἑκατέρωθεν τοῦ δωμα- τίου.</text:p>
          </table:table-cell>
          <table:table-cell office:value-type="string">
            <text:p text:style-name="P6">He made his way down to the staffroom and knocked. There was no answer. </text:p>
          </table:table-cell>
        </table:table-row>
        <table:table-row table:style-name="TableLine2209026281536">
          <table:table-cell table:style-name="Table1.A1" office:value-type="string">
            <text:p text:style-name="Text_20_body">καῖ ὁ ’Ἀρειος ε”λαβε τὴν ῥάβδον, εὐλαβούμενος μὴ ὁ Μάλθακος λάθῃ αὐτοὺς ἐναλλόμενος.</text:p>
          </table:table-cell>
          <table:table-cell office:value-type="string">
            <text:p text:style-name="P6">He knocked again. Nothing. </text:p>
          </table:table-cell>
        </table:table-row>
        <table:table-row table:style-name="TableLine2209026281536">
          <table:table-cell table:style-name="Table1.A1" office:value-type="string">
            <text:p text:style-name="Text_20_body">καὶ μετ’ ὀλίγον ὁ Ῥοὼν πρὸς οὖς λέγων Χρονίζει δή, ἔφη.</text:p>
          </table:table-cell>
          <table:table-cell office:value-type="string">
            <text:p text:style-name="P6">Perhaps Snape had left the book in there? It was worth a try. He pushed the door ajar and peered inside -- and a horrible scene met his eyes. </text:p>
          </table:table-cell>
        </table:table-row>
        <table:table-row table:style-name="TableLine2209026281536">
          <table:table-cell table:style-name="Table1.A1" office:value-type="string">
            <text:p text:style-name="Text_20_body">τάχα ὑπέστρεψεν ἐπτοημένος καὶ ἐμαλακίσθη.</text:p>
          </table:table-cell>
          <table:table-cell office:value-type="string">
            <text:p text:style-name="P6">Snape and Filch were inside, alone. Snape was holding his robes above his knees. One of his legs was bloody and mangled. Filch was handing Snape bandages. </text:p>
          </table:table-cell>
        </table:table-row>
        <table:table-row table:style-name="TableLine2209026281536">
          <table:table-cell table:style-name="Table1.A1" office:value-type="string">
            <text:p text:style-name="Text_20_body">καὶ τότε μάλ’ ἐξεπλάγησαν ψόφον ἀκούσαντες παρὰ τοῦ παρα- κειμένου δωματίου.</text:p>
          </table:table-cell>
          <table:table-cell office:value-type="string">
            <text:p text:style-name="P6">"Blasted thing*," Snape was saying. "How are you supposed to keep your eyes on all three heads at once?" </text:p>
          </table:table-cell>
        </table:table-row>
        <table:table-row table:style-name="TableLine2209026281536">
          <table:table-cell table:style-name="Table1.A1" office:value-type="string">
            <text:p text:style-name="Text_20_body">ὁ δ’ Ἄρειος τὴν ῥάβδον εἰλήφει καὶ εὐθὺς ἥκουσαν φθεγγομένου τινός.</text:p>
          </table:table-cell>
          <table:table-cell office:value-type="string">
            <text:p text:style-name="P6">Harry tried to shut the door quietly, but -- "POTTER!" </text:p>
          </table:table-cell>
        </table:table-row>
        <table:table-row table:style-name="TableLine2209026281536">
          <table:table-cell table:style-name="Table1.A1" office:value-type="string">
            <text:p text:style-name="Text_20_body">Μάλθακος μέν οὐκ ἄρ’ ε”τυχεν ὥν, Φήληξ δέ τῇ Νώροπι Ἐρεύνα καλῶς, λέγων, ὦ γλυκυτάτη, ἢν <text:soft-page-break/>που ἐκεῖνοι ἐν μύχῳ κρύπτωνται.</text:p>
          </table:table-cell>
          <table:table-cell office:value-type="string">
            <text:p text:style-name="P6">Snape's face was twisted with fury as he dropped <text:soft-page-break/>his robes quickly to hide his leg. Harry gulped. </text:p>
          </table:table-cell>
        </table:table-row>
        <table:table-row table:style-name="TableLine2209026281536">
          <table:table-cell table:style-name="Table1.A1" office:value-type="string">
            <text:p text:style-name="Text_20_body">καταφοβούμενος δέ δὴ ὁ Ἄρειος ταῖν χεροῖν μανικῶς ε”νευσε τοῖς ἄλλοις ὡς τάχιστα ἕπεσθαι αὐτῷ.</text:p>
          </table:table-cell>
          <table:table-cell office:value-type="string">
            <text:p text:style-name="P6">"I just wondered if I could have my book back." </text:p>
          </table:table-cell>
        </table:table-row>
        <table:table-row table:style-name="TableLine2209026281536">
          <table:table-cell table:style-name="Table1.A1" office:value-type="string">
            <text:p text:style-name="Text_20_body">οἱ δέ σιωπῇ ἀπέδραμον πρὸς τὴν Η ΠΕΡΙ ΜΕΣΑΣ ΝΥΚΤΑΣ ΜΟΝΟΜΑΞῙΑ 129 θύραν ἐκποδῶν γενησόμενοι τῷ Φήληκι ἔτι φθεγγομένῳ.</text:p>
          </table:table-cell>
          <table:table-cell office:value-type="string">
            <text:p text:style-name="P6">"GET OUT! OUT!" </text:p>
          </table:table-cell>
        </table:table-row>
        <table:table-row table:style-name="TableLine2209026281536">
          <table:table-cell table:style-name="Table1.A1" office:value-type="string">
            <text:p text:style-name="Text_20_body">ὁ δέ Νεφελώδης μόλις σύρων τὸν τρίβωνα ἀρτίως ἐξεληλύθει καὶ εἰσιόντος ᾔσθοντο τοῦ Φήληκος εἷς τὸ τῶν τροπαίων δωμάτιον.</text:p>
          </table:table-cell>
          <table:table-cell office:value-type="string">
            <text:p text:style-name="P6">Harry left, before Snape could take any more points from Gryffindor. He sprinted back upstairs. </text:p>
          </table:table-cell>
        </table:table-row>
        <table:table-row table:style-name="TableLine2209026281536">
          <table:table-cell table:style-name="Table1.A1" office:value-type="string">
            <text:p text:style-name="Text_20_body">καῖ ἥκουσαν αὐτοῦ μασταρύζοντός τι καὶ λέγοντος ὅτι ’Ένεισί που· εἰκότως δ’ ἀποκρύπτονται.</text:p>
          </table:table-cell>
          <table:table-cell office:value-type="string">
            <text:p text:style-name="P6">"Did you get it?" Ron asked as Harry joined them. "What's the matter?" </text:p>
          </table:table-cell>
        </table:table-row>
        <table:table-row table:style-name="TableLine2209026281536">
          <table:table-cell table:style-name="Table1.A1" office:value-type="string">
            <text:p text:style-name="Text_20_body">ὁ δ’ Ἄρειος σιωπῇ ἐσήμανε τοῖς ἄλλοις ἕπεσθαι.</text:p>
          </table:table-cell>
          <table:table-cell office:value-type="string">
            <text:p text:style-name="P6">In a low whisper, Harry told them what he'd seen. </text:p>
          </table:table-cell>
        </table:table-row>
        <table:table-row table:style-name="TableLine2209026281536">
          <table:table-cell table:style-name="Table1.A1" office:value-type="string">
            <text:p text:style-name="Text_20_body">καὶ πάντες ἐκπεπληγμένοι εἷρπον κατὰ περίδρομον μακρὸν πανοπλίας ε”χοντα πολλάς.</text:p>
          </table:table-cell>
          <table:table-cell office:value-type="string">
            <text:p text:style-name="P6">"You know what this means?" he finished breathlessly. "He tried to get past that three-headed dog at Halloween! That's where he was going when we saw him -- he's after whatever it's guarding! And Id bet my broomstick he let that troll in, to make a diversion!" </text:p>
          </table:table-cell>
        </table:table-row>
        <table:table-row table:style-name="TableLine2209026281536">
          <table:table-cell table:style-name="Table1.A1" office:value-type="string">
            <text:p text:style-name="Text_20_body">ἤκουον δ’ ἀεὶ τοῦ Φήληκος πλησιάζοντος.</text:p>
          </table:table-cell>
          <table:table-cell office:value-type="string">
            <text:p text:style-name="P6">Hermione's eyes were wide. </text:p>
          </table:table-cell>
        </table:table-row>
        <table:table-row table:style-name="TableLine2209026281536">
          <table:table-cell table:style-name="Table1.A1" office:value-type="string">
            <text:p text:style-name="Text_20_body">ἄφνω δέ ὁ Νεφελώδης δέει κεκραγὼς ἦρξε τρέχων· σφαλεὶς δέ μέσον ἥρπασε τὸν Ῥοῶνα ὥστ’ ἀμφότεροι ἄντικρυς πρὸς πανοπλίαν προσέκρουσαν.</text:p>
          </table:table-cell>
          <table:table-cell office:value-type="string">
            <text:p text:style-name="P6">"No -- he wouldn't, she said. "I know he's not very nice, but he wouldn't try and steal something Dumbledore was keeping safe." </text:p>
          </table:table-cell>
        </table:table-row>
        <table:table-row table:style-name="TableLine2209026281536">
          <table:table-cell table:style-name="Table1.A1" office:value-type="string">
            <text:p text:style-name="Text_20_body">καῖ κτύπον ἐποίησαν τοσοῦτον ὥστε πάντας ἐγεῖραι τοῦς ἐν τῶ φρουρίῳ- ὁ δ’ ’Ἁρειος μέγα βοῶν ἐκέλευσεν αὐτοὺς ἀποδραμεῖν ὡς τάχιστα.</text:p>
          </table:table-cell>
          <table:table-cell office:value-type="string">
            <text:p text:style-name="P6">"Honestly, Hermione, you think all teachers are saints or something," </text:p>
          </table:table-cell>
        </table:table-row>
        <table:table-row table:style-name="TableLine2209026281536">
          <table:table-cell table:style-name="Table1.A1" office:value-type="string">
            <text:p text:style-name="Text_20_body">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able:table-cell>
          <table:table-cell office:value-type="string">
            <text:p text:style-name="P6">snapped Ron. "I'm with Harry. I wouldn't put anything past Snape. But what's he after? What's that dog guarding?" </text:p>
          </table:table-cell>
        </table:table-row>
        <table:table-row table:style-name="TableLine2209026281536">
          <table:table-cell table:style-name="Table1.A1" office:value-type="string">
            <text:p text:style-name="Text_20_body">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able:table-cell>
          <table:table-cell office:value-type="string">
            <text:p text:style-name="P6">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able:table-cell>
        </table:table-row>
        <text:soft-page-break/>
        <table:table-row table:style-name="TableLine2209026281536">
          <table:table-cell table:style-name="Table1.A1" office:value-type="string">
            <text:p text:style-name="Text_20_body">εἶτα σχίζοντες διείλκυσαν παραπέτασμά τι.</text:p>
          </table:table-cell>
          <table:table-cell office:value-type="string">
            <text:p text:style-name="P6">The next morning dawned very bright and cold. The Great Hall was full of the delicious smell of fried sausages and the cheer ful chatter of everyone looking forward to a good Quidditch match. </text:p>
          </table:table-cell>
        </table:table-row>
        <table:table-row table:style-name="TableLine2209026281536">
          <table:table-cell table:style-name="Table1.A1" office:value-type="string">
            <text:p text:style-name="Text_20_body">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able:table-cell>
          <table:table-cell office:value-type="string">
            <text:p text:style-name="P6">"You've got to eat some breakfast." </text:p>
          </table:table-cell>
        </table:table-row>
        <table:table-row table:style-name="TableLine2209026281536">
          <table:table-cell table:style-name="Table1.A1" office:value-type="string">
            <text:p text:style-name="Text_20_body">Ἀλλὰ φθάσαντες ε”χομεν αὐτὸν οἶμαι, εἶπεν ὁ “Ἀρειος τῴ τοίχῳ ἐπερειδόμενος ἄσθματος μεστός.</text:p>
          </table:table-cell>
          <table:table-cell office:value-type="string">
            <text:p text:style-name="P6">"I don't want anything." </text:p>
          </table:table-cell>
        </table:table-row>
        <table:table-row table:style-name="TableLine2209026281536">
          <table:table-cell table:style-name="Table1.A1" office:value-type="string">
            <text:p text:style-name="Text_20_body">καῖ ψυχροῦ μὲν τοῦ τοίχου ᾔσθετο ὄντος θερμαινόμενος δ’ αὐτὸς ἱδρῶτα ἀπὸ τοῦ μετώπου στάζοντα ἀπέματτεν.</text:p>
          </table:table-cell>
          <table:table-cell office:value-type="string">
            <text:p text:style-name="P6">"Just a bit of toast," wheedled Hermione. </text:p>
          </table:table-cell>
        </table:table-row>
        <table:table-row table:style-name="TableLine2209026281536">
          <table:table-cell table:style-name="Table1.A1" office:value-type="string">
            <text:p text:style-name="Text_20_body">ὁ μέντοι Νεφελώδης ὀκλάζων ἐπνευστία καὶ πολὺ ἐχρέμπτετο.</text:p>
          </table:table-cell>
          <table:table-cell office:value-type="string">
            <text:p text:style-name="P6">"I'm not hungry." </text:p>
          </table:table-cell>
        </table:table-row>
        <table:table-row table:style-name="TableLine2209026281536">
          <table:table-cell table:style-name="Table1.A1" office:value-type="string">
            <text:p text:style-name="Text_20_body">ἡ δ’ αὖ Ἑρμιόνη ε”χασκε πάνυ φυσῶσα καὶ τῶν πλευρῶν ἐλαμβ- άνετο σφόδρα λυπουμένη.</text:p>
          </table:table-cell>
          <table:table-cell office:value-type="string">
            <text:p text:style-name="P6">Harry felt terrible. In an hour's time he'd be walking onto the field. </text:p>
          </table:table-cell>
        </table:table-row>
        <table:table-row table:style-name="TableLine2209026281536">
          <table:table-cell table:style-name="Table1.A1" office:value-type="string">
            <text:p text:style-name="Text_20_body">καὶ χαλεπῶς Οὐκ ἠγόρευον; ἔφη.</text:p>
          </table:table-cell>
          <table:table-cell office:value-type="string">
            <text:p text:style-name="P6">"Harry, you need your strength," said Seamus Finnigan. "Seekers are always the ones who get clobbered by the other team." </text:p>
          </table:table-cell>
        </table:table-row>
        <table:table-row table:style-name="TableLine2209026281536">
          <table:table-cell table:style-name="Table1.A1" office:value-type="string">
            <text:p text:style-name="Text_20_body">ἠγόρευον γάρ.</text:p>
          </table:table-cell>
          <table:table-cell office:value-type="string">
            <text:p text:style-name="P6">"Thanks, Seamus," said Harry, watching Seamus pile ketchup on his sausages. </text:p>
          </table:table-cell>
        </table:table-row>
        <table:table-row table:style-name="TableLine2209026281536">
          <table:table-cell table:style-name="Table1.A1" office:value-type="string">
            <text:p text:style-name="Text_20_body">ἀλλ’ ὁ Ῥοών Ἀνάγκη δή, ἔφη, ὡς τάχιστα ἐπανελθεῖν εἷς τὸν τῶν Γρυφινδώρων πύργον.</text:p>
          </table:table-cell>
          <table:table-cell office:value-type="string">
            <text:p text:style-name="P6">By eleven o'clock the whole school seemed to be out in the stands around the Quidditch pitch. Many students had binoculars. The seats might be raised high in the air, but it was still difficult to see what was going on sometimes. </text:p>
          </table:table-cell>
        </table:table-row>
        <table:table-row table:style-name="TableLine2209026281536">
          <table:table-cell table:style-name="Table1.A1" office:value-type="string">
            <text:p text:style-name="Text_20_body">ἐκείνη δέ τῷ Ἁρείῳ Ἐξαπάτησε γὰρ σέ, ἔφη, ὁ Μάλθακος.</text:p>
          </table:table-cell>
          <table:table-cell office:value-type="string">
            <text:p text:style-name="P6">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able:table-cell>
        </table:table-row>
        <table:table-row table:style-name="TableLine2209026281536">
          <table:table-cell table:style-name="Table1.A1" office:value-type="string">
            <text:p text:style-name="Text_20_body">ἦ καῖ τοῦτο συνίης,· οὐκ ἐμέλλησε συμβαλεῖν σοι· ὁ γὰρ Φήληξ εὖ ᾔδει ὡς παρέσοιτό τις ἐν τῷ <text:soft-page-break/>δωματίῳ δῆλον ὅτι ἐκεῖνος συκοφάντης ὢν κατεῖπε σοῦ πρὸς αὐτόν.</text:p>
          </table:table-cell>
          <table:table-cell office:value-type="string">
            <text:p text:style-name="P6">Meanwhile, in the locker room, Harry and the rest of the team were changing into their scarlet <text:soft-page-break/>Quidditch robes (Slytherin would be playing in green). </text:p>
          </table:table-cell>
        </table:table-row>
        <table:table-row table:style-name="TableLine2209026281536">
          <table:table-cell table:style-name="Table1.A1" office:value-type="string">
            <text:p text:style-name="Text_20_body">καῖ ὁ ’Άρειος ἐνόμιζε μὲν αὐτὴν ὀρθῶς εἰπεῖν, ἀλλ’ οῦκ ἐν νῲ εἶχε τοῦτο μηνύειν τῇ γ’ Ἑρμιόνῃ, ’Ἴωμεν δῆτα.</text:p>
          </table:table-cell>
          <table:table-cell office:value-type="string">
            <text:p text:style-name="P6">Wood cleared his throat for silence. </text:p>
          </table:table-cell>
        </table:table-row>
        <table:table-row table:style-name="TableLine2209026281536">
          <table:table-cell table:style-name="Table1.A1" office:value-type="string">
            <text:p text:style-name="Text_20_body">130 ΑΡΕιοΣ Πο ΤΗΡ οῦ μὴν εἵμαρτό γ’ αὐτοῦς ἀθῴους ἀπαλλάξαι.</text:p>
          </table:table-cell>
          <table:table-cell office:value-type="string">
            <text:p text:style-name="P6">"Okay, men," he said. </text:p>
          </table:table-cell>
        </table:table-row>
        <table:table-row table:style-name="TableLine2209026281536">
          <table:table-cell table:style-name="Table1.A1" office:value-type="string">
            <text:p text:style-name="Text_20_body">μικρὸν γὰρ προῦχώρησαν καὶ μοχλοῦ ψοφοῦντος ἐξῇξε τις ἐκ τοῦ ἔμπροσθεν αὐτῶν διδασκαλείου.</text:p>
          </table:table-cell>
          <table:table-cell office:value-type="string">
            <text:p text:style-name="P6">"And women," said Chaser Angelina Johnson. </text:p>
          </table:table-cell>
        </table:table-row>
        <table:table-row table:style-name="TableLine2209026281536">
          <table:table-cell table:style-name="Table1.A1" office:value-type="string">
            <text:p text:style-name="Text_20_body">καὶ μὴν Ποιφύκτης ἦν.</text:p>
          </table:table-cell>
          <table:table-cell office:value-type="string">
            <text:p text:style-name="P6">"And women," Wood agreed. "This is it." </text:p>
          </table:table-cell>
        </table:table-row>
        <table:table-row table:style-name="TableLine2209026281536">
          <table:table-cell table:style-name="Table1.A1" office:value-type="string">
            <text:p text:style-name="Text_20_body">κατιδὼν δ’ αὐτοὺς ἠλάλαξεν ὑφ’ ἡδονῆς.</text:p>
          </table:table-cell>
          <table:table-cell office:value-type="string">
            <text:p text:style-name="P6">"The big one," said Fred Weasley. </text:p>
          </table:table-cell>
        </table:table-row>
        <table:table-row table:style-name="TableLine2209026281536">
          <table:table-cell table:style-name="Table1.A1" office:value-type="string">
            <text:p text:style-name="Text_20_body">Σίγα, ὦ Ποίφυκτα, ἀντιβολῶ σέ.</text:p>
          </table:table-cell>
          <table:table-cell office:value-type="string">
            <text:p text:style-name="P6">"The one we've all been waiting for," said George. </text:p>
          </table:table-cell>
        </table:table-row>
        <table:table-row table:style-name="TableLine2209026281536">
          <table:table-cell table:style-name="Table1.A1" office:value-type="string">
            <text:p text:style-name="Text_20_body">ἐὰν δέ μή, πράξεις ὅπως ἐκπεσούμεθα.</text:p>
          </table:table-cell>
          <table:table-cell office:value-type="string">
            <text:p text:style-name="P6">"We know Oliver's speech by heart," Fred told Harry, "we were on the team last year." </text:p>
          </table:table-cell>
        </table:table-row>
        <table:table-row table:style-name="TableLine2209026281536">
          <table:table-cell table:style-name="Table1.A1" office:value-type="string">
            <text:p text:style-name="Text_20_body">ὁ δ’ ἀνεκάγχασε πάνυ σαρδάνιον.</text:p>
          </table:table-cell>
          <table:table-cell office:value-type="string">
            <text:p text:style-name="P6">"Shut up, you two," said Wood. "This is the best team Gryffindor's had in years. We're going to win. I know it." </text:p>
          </table:table-cell>
        </table:table-row>
        <table:table-row table:style-name="TableLine2209026281536">
          <table:table-cell table:style-name="Table1.A1" office:value-type="string">
            <text:p text:style-name="Text_20_body">Ἠ περιπολεῖτε μεσούσης τῆς νυκτός, ὦ βρεφύλλια; βομβάξ, ἔφη, βομβαλοβομβάξ, δέον δεδέσθαι δὴ κακῶς κακοὺς κακουργοῦντας.</text:p>
          </table:table-cell>
          <table:table-cell office:value-type="string">
            <text:p text:style-name="P6">He glared at them all as if to say, "Or else." </text:p>
          </table:table-cell>
        </table:table-row>
        <table:table-row table:style-name="TableLine2209026281536">
          <table:table-cell table:style-name="Table1.A1" office:value-type="string">
            <text:p text:style-name="Text_20_body">Οὐδ’ ἂν γένοιτο, εἰμὴ σὺ προδοίης ἡμᾶς.</text:p>
          </table:table-cell>
          <table:table-cell office:value-type="string">
            <text:p text:style-name="P6">"Right. It's time. Good luck, all of you." </text:p>
          </table:table-cell>
        </table:table-row>
        <table:table-row table:style-name="TableLine2209026281536">
          <table:table-cell table:style-name="Table1.A1" office:value-type="string">
            <text:p text:style-name="Text_20_body">οὗτος δέ φωνὴν μέν ἀφῆκε θεοσεβὴς εἶναι δοκῶν, τὰ δ’ ὄμματα εἶδες ἂν ὡς πονηροῦ τινος φλέγοντα.</text:p>
          </table:table-cell>
          <table:table-cell office:value-type="string">
            <text:p text:style-name="P6">Harry followed Fred and George out of the locker room and, hoping his knees weren't going to give way, walked onto the field to loud cheers. </text:p>
          </table:table-cell>
        </table:table-row>
        <table:table-row table:style-name="TableLine2209026281536">
          <table:table-cell table:style-name="Table1.A1" office:value-type="string">
            <text:p text:style-name="Text_20_body">Ἐγὼ γάρ, ἔφη, ὀφείλω τῷ Φήληκι λέγειν ταῦτα, ὑμᾶς δὴ ἅμα εὖ ποιήσων.</text:p>
          </table:table-cell>
          <table:table-cell office:value-type="string">
            <text:p text:style-name="P6">Madam Hooch was refereeing. She stood in the middle of the field waiting for the two teams, her broom in her hand. </text:p>
          </table:table-cell>
        </table:table-row>
        <table:table-row table:style-name="TableLine2209026281536">
          <table:table-cell table:style-name="Table1.A1" office:value-type="string">
            <text:p text:style-name="Text_20_body">ὁ δέ Ῥοών Ἐκποδών, ἔφη.</text:p>
          </table:table-cell>
          <table:table-cell office:value-type="string">
            <text:p text:style-name="P6">"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able:table-cell>
        </table:table-row>
        <text:soft-page-break/>
        <table:table-row table:style-name="TableLine2209026281536">
          <table:table-cell table:style-name="Table1.A1" office:value-type="string">
            <text:p text:style-name="Text_20_body">καὶ ἅμα ἐπεχείρησεν ἐκείνῳ, ἀξύμ- φορόν τι ποιῶν, ὡς ἀπέβη.</text:p>
          </table:table-cell>
          <table:table-cell office:value-type="string">
            <text:p text:style-name="P6">"Mount your brooms, please." </text:p>
          </table:table-cell>
        </table:table-row>
        <table:table-row table:style-name="TableLine2209026281536">
          <table:table-cell table:style-name="Table1.A1" office:value-type="string">
            <text:p text:style-name="Text_20_body">ὁ γὰρ Ποιφύκτης μεγίστῃ τῇ φωνῇ βοῶν Μαθηταὶ ἐκ κοιτῶν, ἔφη, μαθηταὶ ἐκ κοιτῶν κατὰ φίλτρων διαδρομήν.</text:p>
          </table:table-cell>
          <table:table-cell office:value-type="string">
            <text:p text:style-name="P6">Harry clambered onto his Nimbus Two Thousand. </text:p>
          </table:table-cell>
        </table:table-row>
        <table:table-row table:style-name="TableLine2209026281536">
          <table:table-cell table:style-name="Table1.A1" office:value-type="string">
            <text:p text:style-name="Text_20_body">ε”πειτα δ’ ὀκλάσαντες ὡς παριόντες ἐκεῖνον ἀπέδραμον ὡς τάχιστα ἐπὶ τὸ ἔσχατον τῆς διαδρομῆς.</text:p>
          </table:table-cell>
          <table:table-cell office:value-type="string">
            <text:p text:style-name="P6">Madam Hooch gave a loud blast on her silver whistle. </text:p>
          </table:table-cell>
        </table:table-row>
        <table:table-row table:style-name="TableLine2209026281536">
          <table:table-cell table:style-name="Table1.A1" office:value-type="string">
            <text:p text:style-name="Text_20_body">ἐνταῦθα δ’ εἰς θύραν ἤραξαν κακῇ τύχῃ κεκλῃμένην.</text:p>
          </table:table-cell>
          <table:table-cell office:value-type="string">
            <text:p text:style-name="P6">Fifteen brooms rose up, high, high into the air. They were off. "And the Quaffle is taken immediately by Angelina Johnson of Gryffindor -- what an excellent Chaser that girl is, and rather attractive, too --" </text:p>
          </table:table-cell>
        </table:table-row>
        <table:table-row table:style-name="TableLine2209026281536">
          <table:table-cell table:style-name="Table1.A1" office:value-type="string">
            <text:p text:style-name="Text_20_body">καὶ μάτην ε”ωσαν τὴν θύραν· Ἀπωλόμεθα, ἦ δ’ ὃς ὁ Ῥοὼν πολλῆς μετ ’ἀθυμίας πάντα γὰρ τὰ πράγματ ’ἀνατέτραπται.</text:p>
          </table:table-cell>
          <table:table-cell office:value-type="string">
            <text:p text:style-name="P6">"JORDAN!" </text:p>
          </table:table-cell>
        </table:table-row>
        <table:table-row table:style-name="TableLine2209026281536">
          <table:table-cell table:style-name="Table1.A1" office:value-type="string">
            <text:p text:style-name="Text_20_body">τίτοῖς τοιούτοις κακοῖς τις χρήσεται; ἤκουον γὰρ ψόφον ἤδη τοῦ Φήληκος ὡς τάχιστα βοηθοῦντος τῷ Ποιφύκτῃ.</text:p>
          </table:table-cell>
          <table:table-cell office:value-type="string">
            <text:p text:style-name="P6">"Sorry, Professor." </text:p>
          </table:table-cell>
        </table:table-row>
        <table:table-row table:style-name="TableLine2209026281536">
          <table:table-cell table:style-name="Table1.A1" office:value-type="string">
            <text:p text:style-name="Text_20_body">ἡ δ’ Ἑρμιόνη ἀγριουμένη Ἀναγε σαυτὸν ἐκποδών, ἔφη, καὶ ἁρπάσασα τὴν Ἀρείου ῥάβδον ἔκοψε τὰ κλῇθρα ψιθυρίζουσα ἅμα τὸ Ἀλωὼμωρά.</text:p>
          </table:table-cell>
          <table:table-cell office:value-type="string">
            <text:p text:style-name="P6">The Weasley twins' friend, Lee Jordan, was doing the commentary for the match, closely watched by Professor McGonagall. </text:p>
          </table:table-cell>
        </table:table-row>
        <table:table-row table:style-name="TableLine2209026281536">
          <table:table-cell table:style-name="Table1.A1" office:value-type="string">
            <text:p text:style-name="Text_20_body">λεπτὸν δέ κροτούντων τῶν κλῄθρων ἡ θύρα ἀνεῴχθη, οῖ δέ παῖδες διαβάντες ταχέως ε”κλεισαν αὐτὴν καὶ τὰ ὦτα προσεῖχον αὐτῇ ἀκουσόμενοι.</text:p>
          </table:table-cell>
          <table:table-cell office:value-type="string">
            <text:p text:style-name="P6">"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ext:soft-page-break/>the Quaffle, a clear field ahead and off she goes -- she's really flying -- dodges a speeding Bludger -- the goal posts are ahead -- come on, now, Angelina -- Keeper Bletchley dives -- misses -- GRYFFINDORS SCORE!" </text:p>
          </table:table-cell>
        </table:table-row>
        <table:table-row table:style-name="TableLine2209026281536">
          <table:table-cell table:style-name="Table1.A1" office:value-type="string">
            <text:p text:style-name="Text_20_body">καὶ μὴν ἥκουσαν τοῦ Φήληκος λέγοντος Ποῖ ἔβησαν, ὦ Ποίφυκτα,· εἰπέ μοι ὅσον τάχος.</text:p>
          </table:table-cell>
          <table:table-cell office:value-type="string">
            <text:p text:style-name="P6">Gryffindor cheers filled the cold air, with howls and moans from the Slytherins. </text:p>
          </table:table-cell>
        </table:table-row>
        <table:table-row table:style-name="TableLine2209026281536">
          <table:table-cell table:style-name="Table1.A1" office:value-type="string">
            <text:p text:style-name="Text_20_body">Λέγε μοι τὸ Εἰ σοῖ δοκεῖ.</text:p>
          </table:table-cell>
          <table:table-cell office:value-type="string">
            <text:p text:style-name="P6">"Budge up there, move along." </text:p>
          </table:table-cell>
        </table:table-row>
        <table:table-row table:style-name="TableLine2209026281536">
          <table:table-cell table:style-name="Table1.A1" office:value-type="string">
            <text:p text:style-name="Text_20_body">Οὐ μὴ πράγματα ποιήσεις μοι, ὦ Ποίφυκτα, ποῖ βεβήκασιν; Ούκ οῦδὲν ἐρῶ ἐὰν μὴ τὸ Εἴ σοῖ δοκεῖ λέγῃς.</text:p>
          </table:table-cell>
          <table:table-cell office:value-type="string">
            <text:p text:style-name="P6">"Hagrid!" </text:p>
          </table:table-cell>
        </table:table-row>
        <table:table-row table:style-name="TableLine2209026281536">
          <table:table-cell table:style-name="Table1.A1" office:value-type="string">
            <text:p text:style-name="Text_20_body">τοῦτ’ ε”φη δι’ ἀχθηδόνα λεπτόν τι καὶ γυναικεῖον ἐμφθεγξάμενος κατὰ τὸ ξύνηθες.</text:p>
          </table:table-cell>
          <table:table-cell office:value-type="string">
            <text:p text:style-name="P6">Ron and Hermione squeezed together to give Hagrid enough space to join them. </text:p>
          </table:table-cell>
        </table:table-row>
        <table:table-row table:style-name="TableLine2209026281536">
          <table:table-cell table:style-name="Table1.A1" office:value-type="string">
            <text:p text:style-name="Text_20_body">Καλῶς ε”χει δῆτα, εἰ σοῖ δοκεῖ.</text:p>
          </table:table-cell>
          <table:table-cell office:value-type="string">
            <text:p text:style-name="P6">"Bin watchin' from me hut," said Hagrid, patting a large pair of binoculars around his neck, "But it isn't the same as bein' in the crowd. No sign of the Snitch yet, eh?" </text:p>
          </table:table-cell>
        </table:table-row>
        <table:table-row table:style-name="TableLine2209026281536">
          <table:table-cell table:style-name="Table1.A1" office:value-type="string">
            <text:p text:style-name="Text_20_body">Οὐδέν, ἔφη μεγάλῃ τῇ φωνῇ.</text:p>
          </table:table-cell>
          <table:table-cell office:value-type="string">
            <text:p text:style-name="P6">"Nope," said Ron. "Harry hasn't had much to do yet." </text:p>
          </table:table-cell>
        </table:table-row>
        <table:table-row table:style-name="TableLine2209026281536">
          <table:table-cell table:style-name="Table1.A1" office:value-type="string">
            <text:p text:style-name="Text_20_body">καὶπολλὰ κιχλίζων καῖ μωκώμενος ΗΠΕΡΙ ΜΕΣΑΣ ΝΥΚΤΑΣ ΜΟΝΟΜΑΞῙΑ 131 ἀναλαβών Εἶπον γάρ ὅτι οῦκ οὐδέν ἐροίην ἂν εἶ μὴ συ Εἰ σοὶ δοκεῖ λέγοις.</text:p>
          </table:table-cell>
          <table:table-cell office:value-type="string">
            <text:p text:style-name="P6">"Kept outta trouble, though, that's somethin'," said Hagrid, raising his binoculars and peering skyward at the speck that was Harry. </text:p>
          </table:table-cell>
        </table:table-row>
        <table:table-row table:style-name="TableLine2209026281536">
          <table:table-cell table:style-name="Table1.A1" office:value-type="string">
            <text:p text:style-name="Text_20_body">καὶ εἶτα τοῦ μὲν Ποιφύκτου γελῶντος ἔτι ἤκουσαν ἀπᾴττοντος, τοῦ δέ Φήληκος ἅμα δι’ ὀργῆς λοιδοροῦντος ἐκεῖνον.</text:p>
          </table:table-cell>
          <table:table-cell office:value-type="string">
            <text:p text:style-name="P6">Way up above them, Harry was gliding over the game, squinting about for some sign of the Snitch. This was part of his and Wood's game plan. </text:p>
          </table:table-cell>
        </table:table-row>
        <table:table-row table:style-name="TableLine2209026281536">
          <table:table-cell table:style-name="Table1.A1" office:value-type="string">
            <text:p text:style-name="Text_20_body">ὁ δ’ Ἄρειος ψιθυρίζων Κεκλῃμένην γὰρ οἴεται, ἔφη, τήνδε τὴν θύραν.</text:p>
          </table:table-cell>
          <table:table-cell office:value-type="string">
            <text:p text:style-name="P6">"Keep out of the way until you catch sight of the Snitch," Wood had said. "We don't want you attacked before you have to be." </text:p>
          </table:table-cell>
        </table:table-row>
        <table:table-row table:style-name="TableLine2209026281536">
          <table:table-cell table:style-name="Table1.A1" office:value-type="string">
            <text:p text:style-name="Text_20_body">ἀσφαλεῖς οὖν ἐσμέν οἶμαι.</text:p>
          </table:table-cell>
          <table:table-cell office:value-type="string">
            <text:p text:style-name="P6">When Angelina had scored, Harry had done a couple of loop-the-loops to let off his feelings. Now he was back to staring around for the Snitch. </text:p>
          </table:table-cell>
        </table:table-row>
        <table:table-row table:style-name="TableLine2209026281536">
          <table:table-cell table:style-name="Table1.A1" office:value-type="string">
            <text:p text:style-name="Text_20_body">ἀλλ’ ὦ Νεφέλωδες, μὴ ψαύσῃς μου.</text:p>
          </table:table-cell>
          <table:table-cell office:value-type="string">
            <text:p text:style-name="P6">Once he caught sight of a flash of gold, but it was just a reflection from one of the Weasleys' wristwatches, and once a Bludger decided to come pelting his way, more like a cannonball than anything, but Harry dodged it and Fred Weasley <text:soft-page-break/>came chasing after it. </text:p>
          </table:table-cell>
        </table:table-row>
        <table:table-row table:style-name="TableLine2209026281536">
          <table:table-cell table:style-name="Table1.A1" office:value-type="string">
            <text:p text:style-name="Text_20_body">οὗτος γὰρ πάλαι ἥπτετο τῆς κοιτωνικῆς αὐτοῦ.</text:p>
          </table:table-cell>
          <table:table-cell office:value-type="string">
            <text:p text:style-name="P6">"All right there, Harry?" he had time to yell, as he beat the Bludger furiously toward Marcus Flint. </text:p>
          </table:table-cell>
        </table:table-row>
        <table:table-row table:style-name="TableLine2209026281536">
          <table:table-cell table:style-name="Table1.A1" office:value-type="string">
            <text:p text:style-name="Text_20_body">Τί δέ δή; ἦ δ’ ὂς ὁ Ἄρειος.</text:p>
          </table:table-cell>
          <table:table-cell office:value-type="string">
            <text:p text:style-name="P6">"Slytherin in possession," Lee Jordan was saying, "Chaser Pucey ducks two Bludgers, two Weasleys, and Chaser Bell, and speeds toward the -- wait a moment -- was that the Snitch?" </text:p>
          </table:table-cell>
        </table:table-row>
        <table:table-row table:style-name="TableLine2209026281536">
          <table:table-cell table:style-name="Table1.A1" office:value-type="string">
            <text:p text:style-name="Text_20_body">ἀλλὰ τί ἐστι σαφῶς εἶδε μεταστρεψάμενος.</text:p>
          </table:table-cell>
          <table:table-cell office:value-type="string">
            <text:p text:style-name="P6">A murmur ran through the crowd as Adrian Pucey dropped the Quaffle, too busy looking over his shoulder at the flash of gold that had passed his left ear. </text:p>
          </table:table-cell>
        </table:table-row>
        <table:table-row table:style-name="TableLine2209026281536">
          <table:table-cell table:style-name="Table1.A1" office:value-type="string">
            <text:p text:style-name="Text_20_body">καῖ δι’ ἀκαρὲς ἐνένοησεν καί πάνυ ἐκ δειμάτων νυκτερίνων πεπλασμένον παρεῖναί οἱ δεινόν τι.</text:p>
          </table:table-cell>
          <table:table-cell office:value-type="string">
            <text:p text:style-name="P6">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able:table-cell>
        </table:table-row>
        <table:table-row table:style-name="TableLine2209026281536">
          <table:table-cell table:style-name="Table1.A1" office:value-type="string">
            <text:p text:style-name="Text_20_body">τοῦτο γὰρ καθ’ ὑπερβολὴν δὴ εἶναι τοῖς τοσαῦτ’ ἤδη κακὰ παθοῦσιν.</text:p>
          </table:table-cell>
          <table:table-cell office:value-type="string">
            <text:p text:style-name="P6">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able:table-cell>
        </table:table-row>
        <table:table-row table:style-name="TableLine2209026281536">
          <table:table-cell table:style-name="Table1.A1" office:value-type="string">
            <text:p text:style-name="Text_20_body">καὶ γὰρ ἐν δωματίῳ μὲν οὐκ ἄρ’ ἦσαν, ἀλλ’ ἐν διαδρομῄ τινὶ ε”τυχον ὄντες.</text:p>
          </table:table-cell>
          <table:table-cell office:value-type="string">
            <text:p text:style-name="P6">"Foul!" screamed the Gryffindors. </text:p>
          </table:table-cell>
        </table:table-row>
        <table:table-row table:style-name="TableLine2209026281536">
          <table:table-cell table:style-name="Table1.A1" office:value-type="string">
            <text:p text:style-name="Text_20_body">συνῄδεσαν δ’ εὐθύς ἑαυτοῖς ἐν τῇ ἀπορρήτῳ γενομ- ένοις διαδρομῇ τῇ ἐπὶ τοῦ τριστέγου.</text:p>
          </table:table-cell>
          <table:table-cell office:value-type="string">
            <text:p text:style-name="P6">Madam Hooch spoke angrily to Flint and then ordered a free shot at the goal posts for Gryffindor. But in all the confusion, of course, the Golden Snitch had disappeared from sight again. </text:p>
          </table:table-cell>
        </table:table-row>
        <table:table-row table:style-name="TableLine2209026281536">
          <table:table-cell table:style-name="Table1.A1" office:value-type="string">
            <text:p text:style-name="Text_20_body">καὶ νῦν δὴ ᾔδεσαν διὰ τί ἀπόρρητον εἴη.</text:p>
          </table:table-cell>
          <table:table-cell office:value-type="string">
            <text:p text:style-name="P6">Down in the stands, Dean Thomas was yelling, "Send him off, ref! Red card!" </text:p>
          </table:table-cell>
        </table:table-row>
        <table:table-row table:style-name="TableLine2209026281536">
          <table:table-cell table:style-name="Table1.A1" office:value-type="string">
            <text:p text:style-name="Text_20_body">κατ’ ὀφθαλμοὺς ῆν αὐτοῖς κυνὸς χρῆμα μέγα.</text:p>
          </table:table-cell>
          <table:table-cell office:value-type="string">
            <text:p text:style-name="P6">"What are you talking about, Dean?" said Ron. </text:p>
          </table:table-cell>
        </table:table-row>
        <table:table-row table:style-name="TableLine2209026281536">
          <table:table-cell table:style-name="Table1.A1" office:value-type="string">
            <text:p text:style-name="Text_20_body">ὁ δέ ἐπλήρου τὸ πᾶν ἀφ’ ὀρόφου μέχρι ἐδάφους.</text:p>
          </table:table-cell>
          <table:table-cell office:value-type="string">
            <text:p text:style-name="P6">"Red card!" said Dean furiously. "In soccer you get shown the red card and you're out of the game!" </text:p>
          </table:table-cell>
        </table:table-row>
        <table:table-row table:style-name="TableLine2209026281536">
          <table:table-cell table:style-name="Table1.A1" office:value-type="string">
            <text:p text:style-name="Text_20_body">κεφαλὰς μὲν γὰρ εἶχε τρεῖς, οῖ δ’ ὀφθαλμοὶ καθ’ ἑκάστην μανικῶς ἐνεκυκλοῦντο.</text:p>
          </table:table-cell>
          <table:table-cell office:value-type="string">
            <text:p text:style-name="P6">"But this isn't soccer, Dean," Ron reminded him. </text:p>
          </table:table-cell>
        </table:table-row>
        <text:soft-page-break/>
        <table:table-row table:style-name="TableLine2209026281536">
          <table:table-cell table:style-name="Table1.A1" office:value-type="string">
            <text:p text:style-name="Text_20_body">ἐκ δέ τῶν τριῶν ῥυγχῶν πνεύματ’ ἤκουσας ἄν μυκτηρόκομπα αὐτοῦ ἀγχίμολον προσιόντος.</text:p>
          </table:table-cell>
          <table:table-cell office:value-type="string">
            <text:p text:style-name="P6">Hagrid, however, was on Dean's side. </text:p>
          </table:table-cell>
        </table:table-row>
        <table:table-row table:style-name="TableLine2209026281536">
          <table:table-cell table:style-name="Table1.A1" office:value-type="string">
            <text:p text:style-name="Text_20_body">στόματα δ’ ἦν αὐτῷ τρία πάνυ σιαλοχοῦντα, στάζοντα ἀεὶ πτύαλον ἀπ’ ὀδόντων ὑποξάνθων πολὺ καθάπερ καλώδια φλεγματώδη.</text:p>
          </table:table-cell>
          <table:table-cell office:value-type="string">
            <text:p text:style-name="P6">"They oughta change the rules. Flint coulda knocked Harry outta the air." </text:p>
          </table:table-cell>
        </table:table-row>
        <table:table-row table:style-name="TableLine2209026281536">
          <table:table-cell table:style-name="Table1.A1" office:value-type="string">
            <text:p text:style-name="Text_20_body">καί τὸ παραυτίκα ἡσύχαζεν ἀκίνητος, δεδορκὼς πρὸς αὐτοὺς ἀτενέσι τοῖς ὄμμασιν ἒξ οὖσιν.</text:p>
          </table:table-cell>
          <table:table-cell office:value-type="string">
            <text:p text:style-name="P6">Lee Jordan was finding it difficult not to take sides. </text:p>
          </table:table-cell>
        </table:table-row>
        <table:table-row table:style-name="TableLine2209026281536">
          <table:table-cell table:style-name="Table1.A1" office:value-type="string">
            <text:p text:style-name="Text_20_body">ὁ δ’ Ἄρειος ἠπίστατο γοῦν τάδε· φανέντες γὰρ αὐτοὶ ἐξ ἀπροσδοκήτου λαθεῖν δήπου τὸ πελώριον, καί δί ούδέν ἄλλο οὔπω τεθνάναι.</text:p>
          </table:table-cell>
          <table:table-cell office:value-type="string">
            <text:p text:style-name="P6">"So -- after that obvious and disgusting bit of cheating "Jordan!" growled Professor McGonagall. </text:p>
          </table:table-cell>
        </table:table-row>
        <table:table-row table:style-name="TableLine2209026281536">
          <table:table-cell table:style-name="Table1.A1" office:value-type="string">
            <text:p text:style-name="Text_20_body">ἀλλ’ οὖν ὁ κύων δηλονότι μέλλων ἥδη ταῦτ’ ἐξορθώσειν πολλὴν ἀνίει κλαγγὴν καῖ ὑλαγμὸν βροντῆς ὀλίγον διαφέροντα.</text:p>
          </table:table-cell>
          <table:table-cell office:value-type="string">
            <text:p text:style-name="P6">"I mean, after that open and revolting foul 'Jordan, I'm warning you --" </text:p>
          </table:table-cell>
        </table:table-row>
        <table:table-row table:style-name="TableLine2209026281536">
          <table:table-cell table:style-name="Table1.A1" office:value-type="string">
            <text:p text:style-name="Text_20_body">καὶ ὁ “Ἀρειος τοι) μοχλὸν ἐψηλάφησε λογιζόμενος ὅτι βέλτιον ἔσται τῷ Φήληκι ἀπαντῆσαι ἢ τῷ θανάτῳ.</text:p>
          </table:table-cell>
          <table:table-cell office:value-type="string">
            <text:p text:style-name="P6">"All right, all right. Flint nearly kills the Gryffindor Seeker, which could happen to anyone, I'm sure, so a penalty to Gryffindor, taken by Spinner, who puts it away, no trouble, and we continue play, Gryffindor still in possession." </text:p>
          </table:table-cell>
        </table:table-row>
        <table:table-row table:style-name="TableLine2209026281536">
          <table:table-cell table:style-name="Table1.A1" office:value-type="string">
            <text:p text:style-name="Text_20_body">καὶ ὕπτιοι ἐκπεσόντες καὶ ἐπισπάσαντος τοῦ Ἁρείου τὴν θύραν ἔτρεχον ἤδη μᾶλλον δέ ἐπέτοντο πάλιν κατὰ τὴν διαδρομήν.</text:p>
          </table:table-cell>
          <table:table-cell office:value-type="string">
            <text:p text:style-name="P6">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able:table-cell>
        </table:table-row>
        <table:table-row table:style-name="TableLine2209026281536">
          <table:table-cell table:style-name="Table1.A1" office:value-type="string">
            <text:p text:style-name="Text_20_body">ὁ δέ Φήληξ ἄλλοσε ἐπειγόμενος δήπου ἐζήτει αὐτούς.</text:p>
          </table:table-cell>
          <table:table-cell office:value-type="string">
            <text:p text:style-name="P6">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 </text:p>
          </table:table-cell>
        </table:table-row>
        <table:table-row table:style-name="TableLine2209026281536">
          <table:table-cell table:style-name="Table1.A1" office:value-type="string">
            <text:p text:style-name="Text_20_body">οῦ γὰρ εἶδον ἐκεῖνον οὐδαμοῦ - ού μὴν οὐδ’ ἐμέλησεν αὐτοῖς βουλομένοις γε τοσοῦτο ἀπέχειν τοῦ κυνὸς ὅσον ἐνεδέχετο.</text:p>
          </table:table-cell>
          <table:table-cell office:value-type="string">
            <text:p text:style-name="P6">Lee was still commentating. </text:p>
          </table:table-cell>
        </table:table-row>
        <text:soft-page-break/>
        <table:table-row table:style-name="TableLine2209026281536">
          <table:table-cell table:style-name="Table1.A1" office:value-type="string">
            <text:p text:style-name="Text_20_body">οὐδ’ ε”ληξαν τρέχοντες πρὶν ἀφίκοντο πρὸς τὴν τῆς παχείας εἰκόνα ἐπὶ τοῦ ἑβδόμου ὀρόφου.</text:p>
          </table:table-cell>
          <table:table-cell office:value-type="string">
            <text:p text:style-name="P6">"Slytherin in possession -- Flint with the Quaffle -- passes Spinnet -- passes Bell -- hit hard in the face by a Bludger, hope it broke his nose -- only joking, Professor -- Slytherins score -- A no... </text:p>
          </table:table-cell>
        </table:table-row>
        <table:table-row table:style-name="TableLine2209026281536">
          <table:table-cell table:style-name="Table1.A1" office:value-type="string">
            <text:p text:style-name="Text_20_body">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able:table-cell>
          <table:table-cell office:value-type="string">
            <text:p text:style-name="P6">The Slytherins were cheering. No one seemed to have noticed that Harry's broom was behaving strangely. It was carrying- him slowly higher, away from the game, jerking and twitching as it went. </text:p>
          </table:table-cell>
        </table:table-row>
        <table:table-row table:style-name="TableLine2209026281536">
          <table:table-cell table:style-name="Table1.A1" office:value-type="string">
            <text:p text:style-name="Text_20_body">132 ΑΡΕΙοΣ Πο ΤΗΡ ὁ δ’ ’Ἀρειος ἀσθμαίνων Οὐδέν διαφέρει, ε”φη καὶ ἀκούσασα ῥύγχος χοίρειον, ῥύγχος χοίρειον ἡ εἰκὼν πρόσω ἔρρεψεν.</text:p>
          </table:table-cell>
          <table:table-cell office:value-type="string">
            <text:p text:style-name="P6">"Dunno what Harry thinks he's doing," Hagrid mumbled. He stared through his binoculars. "If I didn' know better, I'd say he'd lost control of his broom... but he can't have...." </text:p>
          </table:table-cell>
        </table:table-row>
        <table:table-row table:style-name="TableLine2209026281536">
          <table:table-cell table:style-name="Table1.A1" office:value-type="string">
            <text:p text:style-name="Text_20_body">ἐκεῖνοι δέ ἐπανελθόντες εἰς τὸ κοινεῖον, ἐκάθισαν ἑαυτοὺς κατὰ τοὺς θρόνους πολὺ ἔτι φρίττοντες.</text:p>
          </table:table-cell>
          <table:table-cell office:value-type="string">
            <text:p text:style-name="P6">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able:table-cell>
        </table:table-row>
        <table:table-row table:style-name="TableLine2209026281536">
          <table:table-cell table:style-name="Table1.A1" office:value-type="string">
            <text:p text:style-name="Text_20_body">καί ἐπὶ μήκιστον οὐδὲν εἶπον· καί ὁ Νεφελώδης οὐκ ἐδόκει οὐδέν ποτε μετέπειτα φθέγξεσθαι.</text:p>
          </table:table-cell>
          <table:table-cell office:value-type="string">
            <text:p text:style-name="P6">"Did something happen to it when Flint blocked him?" Seamus whispered. </text:p>
          </table:table-cell>
        </table:table-row>
        <table:table-row table:style-name="TableLine2209026281536">
          <table:table-cell table:style-name="Table1.A1" office:value-type="string">
            <text:p text:style-name="Text_20_body">τέλος δέ ὁ Ῥοών Ἐπὶ τί, ἔφη, κατακλῄουσι τὸν τοιοῦτον κύνα ἐν παιδευτηρίῳ,· οὗτος γὰρ εἴ τις ἄλλος σωμασκίας δεῖται.</text:p>
          </table:table-cell>
          <table:table-cell office:value-type="string">
            <text:p text:style-name="P6">"Can't have," Hagrid said, his voice shaking. "Can't nothing interfere with a broomstick except powerful Dark magic -- no kid could do that to a Nimbus Two Thousand." </text:p>
          </table:table-cell>
        </table:table-row>
        <table:table-row table:style-name="TableLine2209026281536">
          <table:table-cell table:style-name="Table1.A1" office:value-type="string">
            <text:p text:style-name="Text_20_body">ἀλλ’ ἡ Ἑρμιόνη ἤδη οὐ μόνον ἀνέπνευσε τοῦ πόνου, ἀλλὰ καί τὴν ἐωθυῖαν δυσκολίαν ἀνέλαβεν.</text:p>
          </table:table-cell>
          <table:table-cell office:value-type="string">
            <text:p text:style-name="P6">At these words, Hermione seized Hagrid's binoculars, but instead of looking up at Harry, she started looking frantically at the crowd. </text:p>
          </table:table-cell>
        </table:table-row>
        <table:table-row table:style-name="TableLine2209026281536">
          <table:table-cell table:style-name="Table1.A1" office:value-type="string">
            <text:p text:style-name="Text_20_body">Οὔκουν, ἔφη, τοῖς ὀφθαλμοῖς χρῆσθε οὐδέποτε.</text:p>
          </table:table-cell>
          <table:table-cell office:value-type="string">
            <text:p text:style-name="P6">"What are you doing?" moaned Ron, gray-faced. </text:p>
          </table:table-cell>
        </table:table-row>
        <table:table-row table:style-name="TableLine2209026281536">
          <table:table-cell table:style-name="Table1.A1" office:value-type="string">
            <text:p text:style-name="Text_20_body">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able:table-cell>
          <table:table-cell office:value-type="string">
            <text:p text:style-name="P6">"I knew it," Hermione gasped, "Snape -- look." </text:p>
          </table:table-cell>
        </table:table-row>
        <table:table-row table:style-name="TableLine2209026281536">
          <table:table-cell table:style-name="Table1.A1" office:value-type="string">
            <text:p text:style-name="Text_20_body">δῆλον ὅτι φυλάττει τι.</text:p>
          </table:table-cell>
          <table:table-cell office:value-type="string">
            <text:p text:style-name="P6">Ron grabbed the binoculars. Snape was in the middle of the stands opposite them. He had his eyes fixed on Harry and was muttering nonstop under his breath. </text:p>
          </table:table-cell>
        </table:table-row>
        <table:table-row table:style-name="TableLine2209026281536">
          <table:table-cell table:style-name="Table1.A1" office:value-type="string">
            <text:p text:style-name="Text_20_body">καὶ ἀνέστη δεινὸν βλέπουσα πρὸς αὐτούς.</text:p>
          </table:table-cell>
          <table:table-cell office:value-type="string">
            <text:p text:style-name="P6">"He's doing something -- jinxing the broom," said <text:soft-page-break/>Hermione. </text:p>
          </table:table-cell>
        </table:table-row>
        <table:table-row table:style-name="TableLine2209026281536">
          <table:table-cell table:style-name="Table1.A1" office:value-type="string">
            <text:p text:style-name="Text_20_body">Ὑμεῖς γοῦν ἀγαπᾶτε ταῦτα δήπου.</text:p>
          </table:table-cell>
          <table:table-cell office:value-type="string">
            <text:p text:style-name="P6">"What should we do?" </text:p>
          </table:table-cell>
        </table:table-row>
        <table:table-row table:style-name="TableLine2209026281536">
          <table:table-cell table:style-name="Table1.A1" office:value-type="string">
            <text:p text:style-name="Text_20_body">πάντες γὰρ ἐκινδυνεύομεν ἀποθανεῖν, μᾶλλον δ’ ἐκπεσεῖν.</text:p>
          </table:table-cell>
          <table:table-cell office:value-type="string">
            <text:p text:style-name="P6">"Leave it to me." </text:p>
          </table:table-cell>
        </table:table-row>
        <table:table-row table:style-name="TableLine2209026281536">
          <table:table-cell table:style-name="Table1.A1" office:value-type="string">
            <text:p text:style-name="Text_20_body">καί νυνί κοιμήσομαι, εἴ γε δοκεῖ ὑμῖν.</text:p>
          </table:table-cell>
          <table:table-cell office:value-type="string">
            <text:p text:style-name="P6">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able:table-cell>
        </table:table-row>
        <table:table-row table:style-name="TableLine2209026281536">
          <table:table-cell table:style-name="Table1.A1" office:value-type="string">
            <text:p text:style-name="Text_20_body">Δοκεῖ γε, ἦ δ’ ὃς ὁ Ῥοών κεχηνὼς ἔτι πρὸς αὐτὴν ἀτενίζων.</text:p>
          </table:table-cell>
          <table:table-cell office:value-type="string">
            <text:p text:style-name="P6">Marcus Flint seized the Quaffle and scored five times without anyone noticing. </text:p>
          </table:table-cell>
        </table:table-row>
        <table:table-row table:style-name="TableLine2209026281536">
          <table:table-cell table:style-name="Table1.A1" office:value-type="string">
            <text:p text:style-name="Text_20_body">ἀλλὰ νὴ Δία ἠναγκάσαμεν αὐτὴν συγγενέσθαι.</text:p>
          </table:table-cell>
          <table:table-cell office:value-type="string">
            <text:p text:style-name="P6">"Come on, Hermione," Ron muttered desperately. </text:p>
          </table:table-cell>
        </table:table-row>
        <table:table-row table:style-name="TableLine2209026281536">
          <table:table-cell table:style-name="Table1.A1" office:value-type="string">
            <text:p text:style-name="Text_20_body">ἠ ὀρθῶς λέγω; ἀλλ’ οὖν ἥ γ’ Ἑρμιόνη παρέσχε τι τῷ Ἁρείῳ οῖον δέοι ἂν λογίζ- εσθαι πάλιν εἷς κοίτην ἐπανελθόντι.</text:p>
          </table:table-cell>
          <table:table-cell office:value-type="string">
            <text:p text:style-name="P6">Hermione had fought her way across to the stand where Snape stood, and was now racing along the row behind him; she didn't even stop to say sorry as she knocked Professor Quirrell headfirst into the row in front. </text:p>
          </table:table-cell>
        </table:table-row>
        <table:table-row table:style-name="TableLine2209026281536">
          <table:table-cell table:style-name="Table1.A1" office:value-type="string">
            <text:p text:style-name="Text_20_body">τὸν γὰρ κύνα φυλάττειν τι.</text:p>
          </table:table-cell>
          <table:table-cell office:value-type="string">
            <text:p text:style-name="P6">Reaching Snape, she crouched down, pulled out her wand, and whispered a few, well- chosen words. Bright blue flames shot from her wand onto the hem of Snape's robes. </text:p>
          </table:table-cell>
        </table:table-row>
        <table:table-row table:style-name="TableLine2209026281536">
          <table:table-cell table:style-name="Table1.A1" office:value-type="string">
            <text:p text:style-name="Text_20_body">τί δὲ ὁ Ἁγριώδης εἴρηκε, τὸν Γριγγώτου εἶναι χωρίον ἀσφαλέστατον τοῖς χρῆμά τι φυλάττουσι πλὴν τοῦ Ὑογοήτου.</text:p>
          </table:table-cell>
          <table:table-cell office:value-type="string">
            <text:p text:style-name="P6">It took perhaps thirty seconds for Snape to realize that he was on fire. </text:p>
          </table:table-cell>
        </table:table-row>
        <table:table-row table:style-name="TableLine2209026281536">
          <table:table-cell table:style-name="Table1.A1" office:value-type="string">
            <text:p text:style-name="Text_20_body">ὁ γὰρ Ἄρειος, ὤς γ’ ἐφαίνετο, ηὑρήκει τὸ αὐχμηρὸν σκεῦος ἐκεῖνο τὸ ἀπὸ τῆς κατώρυχος ἑπτακοσιοστῆς καὶ τρισκαιδεκάτης Α , ι που εστιν.</text:p>
          </table:table-cell>
          <table:table-cell office:value-type="string">
            <text:p text:style-name="P6">A sudden yelp told her she had done her job. Scooping the fire off him into a little jar in her pocket, she scrambled back along the row -- Snape would never know what had happened. </text:p>
          </table:table-cell>
        </table:table-row>
        <table:table-row table:style-name="TableLine2209026281536">
          <table:table-cell table:style-name="Table1.A1" office:value-type="string">
            <text:p text:style-name="Text_20_body">τῇ δ’ ἐπιούσῃ ὁ Μάλθακος ἐδόκει ἐψευσμένος ἑαυτοῦ ὁρῶν τὸν Ἄρειον καὶ τὸν Ῥοῶνα ε”τι παρόντας ἐν τῷ Ὑογοήτου ταλαιπώρους μὲν <text:soft-page-break/>φαινομένους φαιδροὺς δ’ ἀμέλει.</text:p>
          </table:table-cell>
          <table:table-cell office:value-type="string">
            <text:p text:style-name="P6">It was enough. Up in the air, Harry was suddenly able to clamber back on to his broom. </text:p>
          </table:table-cell>
        </table:table-row>
        <table:table-row table:style-name="TableLine2209026281536">
          <table:table-cell table:style-name="Table1.A1" office:value-type="string">
            <text:p text:style-name="Text_20_body">καί μὴν οὗτοι ἤδη ἐνόμιζον τὸ τοῦ κυνὸς τρικεφάλου λαμπρόν τι εἶναι καὶ εἷς τοσοῦτο ἀξιόλογον ὥστε ἑκόντες παθεῖν ἂν παρόμοιόν τι.</text:p>
          </table:table-cell>
          <table:table-cell office:value-type="string">
            <text:p text:style-name="P6">"Neville, you can look!" Ron said. Neville had been sobbing into Hagrid's jacket for the last five minutes. </text:p>
          </table:table-cell>
        </table:table-row>
        <table:table-row table:style-name="TableLine2209026281536">
          <table:table-cell table:style-name="Table1.A1" office:value-type="string">
            <text:p text:style-name="Text_20_body">ὁ Ἄρειος τοίνυν ἐδίδαξε τὸν Ῥοῶνα τὰ τοῦ σκεύους τοῦ αὐχμηροῦ, ὅπως μετεκομίσθη τοῦτο ἐκ Γριγγώτου εἰς Ὑογοήτου ὡς ε’ὀικε.</text:p>
          </table:table-cell>
          <table:table-cell office:value-type="string">
            <text:p text:style-name="P6">Harry was speeding toward the ground when the crowd saw him clap his hand to his mouth as though he was about to be sick -- he hit the field on all fours -- coughed -- and something gold fell into his hand. </text:p>
          </table:table-cell>
        </table:table-row>
        <table:table-row table:style-name="TableLine2209026281536">
          <table:table-cell table:style-name="Table1.A1" office:value-type="string">
            <text:p text:style-name="Text_20_body">καῖ χρόνον διέτριψαν πολὺν σκοπούμενοι ὁποῖόν τι δὴ τύχοι δεόμενον τοῦ ἐν φυλακῇ τοσαύτῃ κατέχεσθαι.</text:p>
          </table:table-cell>
          <table:table-cell office:value-type="string">
            <text:p text:style-name="P6">"I've got the Snitch!" he shouted, waving it above his head, and the game ended in complete confusion. </text:p>
          </table:table-cell>
        </table:table-row>
        <table:table-row table:style-name="TableLine2209026281536">
          <table:table-cell table:style-name="Table1.A1" office:value-type="string">
            <text:p text:style-name="Text_20_body">καὶ ὁ Ῥοών Ἲ-Ῑ πολυτελέστατόν τί ἐστιν, ἔφη, ἢ οἷόν τε πολλὰ λυμαίνεσθαι.</text:p>
          </table:table-cell>
          <table:table-cell office:value-type="string">
            <text:p text:style-name="P6">"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able:table-cell>
        </table:table-row>
        <table:table-row table:style-name="TableLine2209026281536">
          <table:table-cell table:style-name="Table1.A1" office:value-type="string">
            <text:p text:style-name="Text_20_body">“Ὴ καί τὰ ἀμφότερα ἰσχύει, ἡδ’ ὃς ὁ Ἄρειος.</text:p>
          </table:table-cell>
          <table:table-cell office:value-type="string">
            <text:p text:style-name="P6">"It was Snape," Ron was explaining, "Hermione and I saw him. He was cursing your broomstick, muttering, he wouldn't take his eyes off you." </text:p>
          </table:table-cell>
        </table:table-row>
        <table:table-row table:style-name="TableLine2209026281536">
          <table:table-cell table:style-name="Table1.A1" office:value-type="string">
            <text:p text:style-name="Text_20_body">ἀλλ’ ἐπειδὴ οὐδὲν περὶ τοῦ κρυπτοῦ ᾔδεσαν πλὴν ὅτι διδάκτυλόν ἐστιν, οὐ κινδυνεύοιεν ἂν εἰκάσαι τί ἐστιν εἶ μὴ πλείω εὕροιεν.</text:p>
          </table:table-cell>
          <table:table-cell office:value-type="string">
            <text:p text:style-name="P6">"Rubbish," said Hagrid, who hadn't heard a word of what had gone on next to him in the stands. "Why would Snape do somethin' like that?" </text:p>
          </table:table-cell>
        </table:table-row>
        <table:table-row table:style-name="TableLine2209026281536">
          <table:table-cell table:style-name="Table1.A1" office:value-type="string">
            <text:p text:style-name="Text_20_body">ἀλλ’ οὔθ’ ὁ Νεφελώδης οὔθ’ ἡ Ἑρμιόνη ἐσπούδαζεν εἰδέναι τί ὑπόκειται τῷ κυνὶ καῖ τῇ θύρᾳ τῇ ἐπιρρακτῇ.</text:p>
          </table:table-cell>
          <table:table-cell office:value-type="string">
            <text:p text:style-name="P6">Harry, Ron, and Hermione looked at one another, wondering what to tell him. Harry decided on the truth. </text:p>
          </table:table-cell>
        </table:table-row>
        <table:table-row table:style-name="TableLine2209026281536">
          <table:table-cell table:style-name="Table1.A1" office:value-type="string">
            <text:p text:style-name="Text_20_body">καὶ ἐκείνῳ γοῦν οὐδὲν ἐμέλει ὑπὲρ τὸ μὴ συνεῖναί ποτε τῷ κυνί.</text:p>
          </table:table-cell>
          <table:table-cell office:value-type="string">
            <text:p text:style-name="P6">"I found out something about him," he told Hagrid. "He tried to get past that three-headed dog on Halloween. It bit him. We think he was trying to steal whatever it's guarding." </text:p>
          </table:table-cell>
        </table:table-row>
        <table:table-row table:style-name="TableLine2209026281536">
          <table:table-cell table:style-name="Table1.A1" office:value-type="string">
            <text:p text:style-name="Text_20_body">ἀλλ’ἢ Ἑρμιόνη οὐκέτ’ ἤθελε διαλέγεσθαι οὔτε τῷ Ἁρείῳ οὔτε τῴ Ῥοῶνι.</text:p>
          </table:table-cell>
          <table:table-cell office:value-type="string">
            <text:p text:style-name="P6">Hagrid dropped the teapot. </text:p>
          </table:table-cell>
        </table:table-row>
        <table:table-row table:style-name="TableLine2209026281536">
          <table:table-cell table:style-name="Table1.A1" office:value-type="string">
            <text:p text:style-name="Text_20_body">οἶ δέ διὰ τὴν πολυπραγμοσύνην αὐτῆς τοῦτ’ ἀγαθόν τι ἐνόμιζον.</text:p>
          </table:table-cell>
          <table:table-cell office:value-type="string">
            <text:p text:style-name="P6">"How do you know about Fluffy?" he said. </text:p>
          </table:table-cell>
        </table:table-row>
        <table:table-row table:style-name="TableLine2209026281536">
          <table:table-cell table:style-name="Table1.A1" office:value-type="string">
            <text:p text:style-name="Text_20_body">ἤλπιζον δ’ οὖν δίκας λήψεσθαι τοῦ Μαλθάκου· <text:soft-page-break/>τοῦτο γὰρ μέγιστον ἦν αὐτοῖς.</text:p>
          </table:table-cell>
          <table:table-cell office:value-type="string">
            <text:p text:style-name="P6">"Fluffy?" <text:soft-page-break/></text:p>
          </table:table-cell>
        </table:table-row>
        <table:table-row table:style-name="TableLine2209026281536">
          <table:table-cell table:style-name="Table1.A1" office:value-type="string">
            <text:p text:style-name="Text_20_body">ὥστε μάλισθ’ ἥδοντο ού πολλῷ ὕστερον, τοῦ ἀγγέλου χρῆμά τι κομίσαντος πάνυ σύμμετρον πρὸς τὴν τιμωρίαν.</text:p>
          </table:table-cell>
          <table:table-cell office:value-type="string">
            <text:p text:style-name="P6">"Yeah -- he's mine -- bought him off a Greek chappie I met in the pub las' year -- I lent him to Dumbledore to guard the "Yes?" said Harry eagerly. </text:p>
          </table:table-cell>
        </table:table-row>
        <table:table-row table:style-name="TableLine2209026281536">
          <table:table-cell table:style-name="Table1.A1" office:value-type="string">
            <text:p text:style-name="Text_20_body">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able:table-cell>
          <table:table-cell office:value-type="string">
            <text:p text:style-name="P6">"Now, don't ask me anymore," said Hagrid gruffly. "That's top secret, that is." </text:p>
          </table:table-cell>
        </table:table-row>
        <table:table-row table:style-name="TableLine2209026281536">
          <table:table-cell table:style-name="Table1.A1" office:value-type="string">
            <text:p text:style-name="Text_20_body">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able:table-cell>
          <table:table-cell office:value-type="string">
            <text:p text:style-name="P6">"But Snape's trying to steal it." </text:p>
          </table:table-cell>
        </table:table-row>
        <table:table-row table:style-name="TableLine2209026281536">
          <table:table-cell table:style-name="Table1.A1" office:value-type="string">
            <text:p text:style-name="Text_20_body">καῖ αὗταί γε μὲν ἄρτι ἐκποδὼν ε”πταντο, ἄλλη δέ τις ἐπιστολὴν ἀφῆκεν ἐπὶ τὸ σκεῦος.</text:p>
          </table:table-cell>
          <table:table-cell office:value-type="string">
            <text:p text:style-name="P6">"Rubbish," said Hagrid again. "Snape's a Hogwarts teacher, he'd do nothin' of the sort." </text:p>
          </table:table-cell>
        </table:table-row>
        <table:table-row table:style-name="TableLine2209026281536">
          <table:table-cell table:style-name="Table1.A1" office:value-type="string">
            <text:p text:style-name="Text_20_body">1 34 ΑΡΕιοΣ Πο ΤΗΡ ὁ δ’ ’Ἁρειος τήν γ’ ἐπιστολὴν πρῶτον ἔλυσεν, εὖ ποιῶν.</text:p>
          </table:table-cell>
          <table:table-cell office:value-type="string">
            <text:p text:style-name="P6">"So why did he just try and kill Harry?" cried Hermione. </text:p>
          </table:table-cell>
        </table:table-row>
        <table:table-row table:style-name="TableLine2209026281536">
          <table:table-cell table:style-name="Table1.A1" office:value-type="string">
            <text:p text:style-name="Text_20_body">ἀνέγνω γὰρ τάδε· Μαγονωγαλέα Ἁρείῳ Ποτῆρι οὗ μὴ λύσεις τὸ σκεῦος μεταξῦ ἀριστῶν.</text:p>
          </table:table-cell>
          <table:table-cell office:value-type="string">
            <text:p text:style-name="P6">The afternoon's events certainly seemed to have changed her mind about Snape. </text:p>
          </table:table-cell>
        </table:table-row>
        <table:table-row table:style-name="TableLine2209026281536">
          <table:table-cell table:style-name="Table1.A1" office:value-type="string">
            <text:p text:style-name="Text_20_body">ἔνεστιν ὁ Ὑπερνεφελός Δισχιλιοστὸς σοῦ νεοχμός.</text:p>
          </table:table-cell>
          <table:table-cell office:value-type="string">
            <text:p text:style-name="P6">I know a jinx when I see one, Hagrid, I've read all about them! You've got to keep eye contact, and Snape wasn't blinking at all, I saw him!" </text:p>
          </table:table-cell>
        </table:table-row>
        <table:table-row table:style-name="TableLine2209026281536">
          <table:table-cell table:style-name="Table1.A1" office:value-type="string">
            <text:p text:style-name="Text_20_body">ἀλλ’ οὐκ ἐθέλω πάντας συνειδέναι σοὶ σάρον ἔχοντι.</text:p>
          </table:table-cell>
          <table:table-cell office:value-type="string">
            <text:p text:style-name="P6">"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 </text:p>
          </table:table-cell>
        </table:table-row>
        <table:table-row table:style-name="TableLine2209026281536">
          <table:table-cell table:style-name="Table1.A1" office:value-type="string">
            <text:p text:style-name="Text_20_body">αὐτοὶ γὰρ ἐπιθυμοῖεν ἂν τοιοῦτο λαβεῖν.</text:p>
          </table:table-cell>
          <table:table-cell office:value-type="string">
            <text:p text:style-name="P6">"Aha!" said Harry, "so there's someone called Nicolas Flamel involved, is there?" </text:p>
          </table:table-cell>
        </table:table-row>
        <table:table-row table:style-name="TableLine2209026281536">
          <table:table-cell table:style-name="Table1.A1" office:value-type="string">
            <text:p text:style-name="Text_20_body">ὁ Ὀλοφώϊος ρΎλης πρὸς τῷ ι’καροσφαιριστηρίῳ συμβαλεῖ σοὶ περὶ πρώτην φυλακὴν τῆς νυκτὸς τὸ πρῶτον γυμνασομένῳ.</text:p>
          </table:table-cell>
          <table:table-cell office:value-type="string">
            <text:p text:style-name="P6">Hagrid looked furious with himself. </text:p>
          </table:table-cell>
        </table:table-row>
        <table:table-row table:style-name="TableLine2209026281536">
          <table:table-cell table:style-name="Table1.A1" office:value-type="string">
            <text:p text:style-name="Text_20_body">ἔρρωσο.</text:p>
          </table:table-cell>
          <table:table-cell office:value-type="string">
            <text:p text:style-name="P6">CHAPTER TWELVE </text:p>
          </table:table-cell>
        </table:table-row>
        <table:table-row table:style-name="TableLine2209026281536">
          <table:table-cell table:style-name="Table1.A1" office:value-type="string">
            <text:p text:style-name="Text_20_body">ὁ δ”Ἀρειος δῆλος ἦν γεγηθὼς ἐν ᾧ ἐδίδου τὴν <text:soft-page-break/>ἐπιστολὴν τῷ Ῥοῶνι ἀναγνῶναι.</text:p>
          </table:table-cell>
          <table:table-cell office:value-type="string">
            <text:p text:style-name="P6">THE MIRROR OF ERISED </text:p>
          </table:table-cell>
        </table:table-row>
        <table:table-row table:style-name="TableLine2209026281536">
          <table:table-cell table:style-name="Table1.A1" office:value-type="string">
            <text:p text:style-name="Text_20_body">ὁ δέ ὥσπερ ἐπιφθόνως διακείμενος αὐτῷ εἶπεν ὅτι Ὠ Ὑπερ- νεφελὸς Δισχιλιοστός.</text:p>
          </table:table-cell>
          <table:table-cell office:value-type="string">
            <text:p text:style-name="P6">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able:table-cell>
        </table:table-row>
        <table:table-row table:style-name="TableLine2209026281536">
          <table:table-cell table:style-name="Table1.A1" office:value-type="string">
            <text:p text:style-name="Text_20_body">οὐδ’ ἡψάμην οὐδέποτε τοῦ τοιούτου.</text:p>
          </table:table-cell>
          <table:table-cell office:value-type="string">
            <text:p text:style-name="P6">No one could wait for the holidays to start. While the Gryffindor common room and the Great Hall had roaring fires, the drafty corridors had become icy and a bitter wind rattled the windows in the classrooms. </text:p>
          </table:table-cell>
        </table:table-row>
        <table:table-row table:style-name="TableLine2209026281536">
          <table:table-cell table:style-name="Table1.A1" office:value-type="string">
            <text:p text:style-name="Text_20_body">ἐπειγόμενοι δέ ταχέως ἀπέβησαν ἐκ τοῦ μεγάρου, θέλοντες ι’δίᾳ λῦσαι τὸ σάρον πρὸ τῆς πρῶ σχολῆς.</text:p>
          </table:table-cell>
          <table:table-cell office:value-type="string">
            <text:p text:style-name="P6">Worst of all were Professor Snape's classes down in the dungeons, where their breath rose in a mist before them and they kept as close as possible to their hot cauldrons. </text:p>
          </table:table-cell>
        </table:table-row>
        <table:table-row table:style-name="TableLine2209026281536">
          <table:table-cell table:style-name="Table1.A1" office:value-type="string">
            <text:p text:style-name="Text_20_body">ἀλλὰ μέχρι μέσης τῆς αὐλῆς μόνον προχωρήσαντες συνέβαλον τῷ Καρκίνῳ καῖ τῷ Κέρκοπι φράττουσι τὴν κλίμακα.</text:p>
          </table:table-cell>
          <table:table-cell office:value-type="string">
            <text:p text:style-name="P6">"I do feel so sorry," said Draco Malfoy, one Potions class, "for all those people who have to stay at Hogwarts for Christmas because they're not wanted at home." </text:p>
          </table:table-cell>
        </table:table-row>
        <table:table-row table:style-name="TableLine2209026281536">
          <table:table-cell table:style-name="Table1.A1" office:value-type="string">
            <text:p text:style-name="Text_20_body">ὁ δέ Μάλθακος τὸ σκεῦος ἀναρπάσας ἐψηλάφησεν.</text:p>
          </table:table-cell>
          <table:table-cell office:value-type="string">
            <text:p text:style-name="P6">He was looking over at Harry as he spoke. Crabbe and Goyle chuckled. </text:p>
          </table:table-cell>
        </table:table-row>
        <table:table-row table:style-name="TableLine2209026281536">
          <table:table-cell table:style-name="Table1.A1" office:value-type="string">
            <text:p text:style-name="Text_20_body">βαλὼν δέ πάλιν αὐτὸ πρὸς τὸν“Άρειον ἐφαίνετο ἅμα καὶ ἐπίφθονος ὢν καῖ δυσμενής.</text:p>
          </table:table-cell>
          <table:table-cell office:value-type="string">
            <text:p text:style-name="P6">Harry, who was measuring out powdered spine of lionfish, ignored them. </text:p>
          </table:table-cell>
        </table:table-row>
        <table:table-row table:style-name="TableLine2209026281536">
          <table:table-cell table:style-name="Table1.A1" office:value-type="string">
            <text:p text:style-name="Text_20_body">’ἷΗ καῖ σάρον ἐστίν, ἔφη.</text:p>
          </table:table-cell>
          <table:table-cell office:value-type="string">
            <text:p text:style-name="P6">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able:table-cell>
        </table:table-row>
        <table:table-row table:style-name="TableLine2209026281536">
          <table:table-cell table:style-name="Table1.A1" office:value-type="string">
            <text:p text:style-name="Text_20_body">δίκας οὖν δώσει τὸ νῦν, ὦ Ποτέρ, οὐκ ἐξὸν τοῖς γε <text:soft-page-break/>πρωτοπείροις ἔχειν τὰ τοιαῦτα.</text:p>
          </table:table-cell>
          <table:table-cell office:value-type="string">
            <text:p text:style-name="P6">It was true that Harry wasn't going back to Privet <text:soft-page-break/>Drive for Christmas. </text:p>
          </table:table-cell>
        </table:table-row>
        <table:table-row table:style-name="TableLine2209026281536">
          <table:table-cell table:style-name="Table1.A1" office:value-type="string">
            <text:p text:style-name="Text_20_body">ὁ Ῥοών μέντοι ἀπὸ ταύτομάτου Ἀλλ’ οὔκ ἔστιν, ἐφη, τοῦτο τῶν ἐπιτυχόντων σάρων τῶν ἐγκυκλίων Ὑπερνεφελός γάρ ἐστι Δισχιλ- ιοστός.</text:p>
          </table:table-cell>
          <table:table-cell office:value-type="string">
            <text:p text:style-name="P6">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able:table-cell>
        </table:table-row>
        <table:table-row table:style-name="TableLine2209026281536">
          <table:table-cell table:style-name="Table1.A1" office:value-type="string">
            <text:p text:style-name="Text_20_body">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able:table-cell>
          <table:table-cell office:value-type="string">
            <text:p text:style-name="P6">When they left the dungeons at the end of Potions, they found a large fir tree blocking the corridor ahead. Two enormous feet sticking out at the bottom and a loud puffing sound told them that Hagrid was behind it. </text:p>
          </table:table-cell>
        </table:table-row>
        <table:table-row table:style-name="TableLine2209026281536">
          <table:table-cell table:style-name="Table1.A1" office:value-type="string">
            <text:p text:style-name="Text_20_body">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able:table-cell>
          <table:table-cell office:value-type="string">
            <text:p text:style-name="P6">"Hi, Hagrid, want any help?" Ron asked, sticking his head through the branches. </text:p>
          </table:table-cell>
        </table:table-row>
        <table:table-row table:style-name="TableLine2209026281536">
          <table:table-cell table:style-name="Table1.A1" office:value-type="string">
            <text:p text:style-name="Text_20_body">μέλλοντος δ’ ἔτι τοῦ Ῥοῶνος ἀποκρινεῖσθαι, ὁ σοφιστὴς Φιλη- τικός παρὰ τῷ Μαλθάκῳ ἐφάνη.</text:p>
          </table:table-cell>
          <table:table-cell office:value-type="string">
            <text:p text:style-name="P6">"Nah, I'm all right, thanks, Ron." </text:p>
          </table:table-cell>
        </table:table-row>
        <table:table-row table:style-name="TableLine2209026281536">
          <table:table-cell table:style-name="Table1.A1" office:value-type="string">
            <text:p text:style-name="Text_20_body">Μῶν ἐρίζετέ μοι, ἔφη τῇ φωνῇ γυναικείᾳ.</text:p>
          </table:table-cell>
          <table:table-cell office:value-type="string">
            <text:p text:style-name="P6">"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able:table-cell>
        </table:table-row>
        <table:table-row table:style-name="TableLine2209026281536">
          <table:table-cell table:style-name="Table1.A1" office:value-type="string">
            <text:p text:style-name="Text_20_body">Ὁ γὰρ Ποτὴρ σάρον δέδεκται, ὦ σοφιστά, εἶπεν εὐθύς ὁ Μάλθακος, ΤΑ ΝΕΚΥΣΙΑ 135 ἐκεῖνος δέ Ναὶ ναὶ καλῶς ἔχει, ἔφη μειδιῶν τέως πρὸς τὸν ’Ἀρειον ἡ γὰρ Μαγονωγαλέα σαφῶς μοι ἀπέδειξε διάφορα ὅντα τὰ σά, ὦ Ποτέρ.</text:p>
          </table:table-cell>
          <table:table-cell office:value-type="string">
            <text:p text:style-name="P6">Ron dived at Malfoy just as Snape came up the stairs. </text:p>
          </table:table-cell>
        </table:table-row>
        <table:table-row table:style-name="TableLine2209026281536">
          <table:table-cell table:style-name="Table1.A1" office:value-type="string">
            <text:p text:style-name="Text_20_body">καὶ ποῖόν ἐστιν αὐτό,· ὁ δ’ ’Άρειος μόνον οὐκ ἐγέλα ἰδὼν τὸν Μάλθακον δεινὸν βλέποντα.</text:p>
          </table:table-cell>
          <table:table-cell office:value-type="string">
            <text:p text:style-name="P6">"WEASLEY!" </text:p>
          </table:table-cell>
        </table:table-row>
        <table:table-row table:style-name="TableLine2209026281536">
          <table:table-cell table:style-name="Table1.A1" office:value-type="string">
            <text:p text:style-name="Text_20_body">Ὑπερνεφελός ἐστιν, ἔφη, Δισχιλιοστός.</text:p>
          </table:table-cell>
          <table:table-cell office:value-type="string">
            <text:p text:style-name="P6">Ron let go of the front of Malfoy's robes. </text:p>
          </table:table-cell>
        </table:table-row>
        <table:table-row table:style-name="TableLine2209026281536">
          <table:table-cell table:style-name="Table1.A1" office:value-type="string">
            <text:p text:style-name="Text_20_body">καῖ τόδε τοῦ χρυσοῦ Μαλθάκου ἀπολαύω.</text:p>
          </table:table-cell>
          <table:table-cell office:value-type="string">
            <text:p text:style-name="P6">"He was provoked, Professor Snape," said Hagrid, sticking his huge hairy face out from behind the <text:soft-page-break/>tree. "Malfoy was insultin' his family." </text:p>
          </table:table-cell>
        </table:table-row>
        <table:table-row table:style-name="TableLine2209026281536">
          <table:table-cell table:style-name="Table1.A1" office:value-type="string">
            <text:p text:style-name="Text_20_body">καὶ ὁ ’Ἀρειος καί ὁ Ῥοών κατὰ τάχος ἀνέβησαν, τὸν δέ γέλωτα εἰρωνευόμενοι ἐπεκρύπτοντο· μάλιστα γὰρ ἠγάπων τὸν Μάλθακον ὁρῶντες ὀργιζόμενόν τε καὶ ἀποροῦντα.</text:p>
          </table:table-cell>
          <table:table-cell office:value-type="string">
            <text:p text:style-name="P6">"Be that as it may, fighting is against Hogwarts rules, Hagrid," said Snape silkily. "Five points from Gryffindor, Weasley, and be grateful it isn't more. Move along, all of you." </text:p>
          </table:table-cell>
        </table:table-row>
        <table:table-row table:style-name="TableLine2209026281536">
          <table:table-cell table:style-name="Table1.A1" office:value-type="string">
            <text:p text:style-name="Text_20_body">ἐπειδὴ δ’ εἷς ἄκραν τὴν κλίμακα ἀφίκοντο ὁ ’Άρειος πολλοῦ μετὰ γέλωτος Ἀλλ’ ἀληθές γάρ ἐστιν.</text:p>
          </table:table-cell>
          <table:table-cell office:value-type="string">
            <text:p text:style-name="P6">Malfoy, Crabbe, and Goyle pushed roughly past the tree, scattering needles everywhere and smirking. </text:p>
          </table:table-cell>
        </table:table-row>
        <table:table-row table:style-name="TableLine2209026281536">
          <table:table-cell table:style-name="Table1.A1" office:value-type="string">
            <text:p text:style-name="Text_20_body">εἰ δέ μὴ τὸ παντομνημονευτικὸν ἀφείλετο τῷ Νεφελώδει ἐκεῖνος, ἐγὼ οὐκ ἂν ἐγενόμην τῆς ἀγέλης.</text:p>
          </table:table-cell>
          <table:table-cell office:value-type="string">
            <text:p text:style-name="P6">"I'll get him," said Ron, grinding his teeth at Malfoy's back, "one of these days, I'll get him --" </text:p>
          </table:table-cell>
        </table:table-row>
        <table:table-row table:style-name="TableLine2209026281536">
          <table:table-cell table:style-name="Table1.A1" office:value-type="string">
            <text:p text:style-name="Text_20_body">φωνὴν δ ’ ἤκουσέ τινος κατόπιν ὀργίλως φθεγγομένης τοιάδε· Καὶ δῆτα νομίζεις μισθὸν εἶναι τοῦτο ἀξιον τῆς ἀδικίας; ἡ γὰρ Ἑρμιόνη ἐβάδιζεν ἀνὰ τὴν κλίμακα δριμὺ βλέπουσα πρὸς τὸ ἐν ταῖς χερσῖν ἐκείνου.</text:p>
          </table:table-cell>
          <table:table-cell office:value-type="string">
            <text:p text:style-name="P6">"I hate them both," said Harry, "Malfoy and Snape." </text:p>
          </table:table-cell>
        </table:table-row>
        <table:table-row table:style-name="TableLine2209026281536">
          <table:table-cell table:style-name="Table1.A1" office:value-type="string">
            <text:p text:style-name="Text_20_body">ὁ δέ Πῶς σύ, ἔφη, σαυτὸν νῦν δὴ ἀξιοῖς διαλέγεσθαι μεθ’ ἡμῶν; καῖ ὁ Ῥοών Καὶ γὰρ εὖ ποιοῦσα ἐκ τοσούτου ούδέν ἔλεγες.</text:p>
          </table:table-cell>
          <table:table-cell office:value-type="string">
            <text:p text:style-name="P6">"Come on, cheer up, it's nearly Christmas," said Hagrid. "Tell yeh what, come with me an' see the Great Hall, looks a treat." </text:p>
          </table:table-cell>
        </table:table-row>
        <table:table-row table:style-name="TableLine2209026281536">
          <table:table-cell table:style-name="Table1.A1" office:value-type="string">
            <text:p text:style-name="Text_20_body">ἐκείνη δέ περιοργὴς ἀπέβη.</text:p>
          </table:table-cell>
          <table:table-cell office:value-type="string">
            <text:p text:style-name="P6">So the three of them followed Hagrid and his tree off to -the Great Hall, where Professor McGonagall and Professor Flitwick were busy with the Christmas decorations. </text:p>
          </table:table-cell>
        </table:table-row>
        <table:table-row table:style-name="TableLine2209026281536">
          <table:table-cell table:style-name="Table1.A1" office:value-type="string">
            <text:p text:style-name="Text_20_body">ὁ δ’ ’Άρειος πᾶσαν τὴν ἡμέραν τὸν νοῦν μόλις προσεῖχεν τῇ σχολῇ.</text:p>
          </table:table-cell>
          <table:table-cell office:value-type="string">
            <text:p text:style-name="P6">"Ah, Hagrid, the last tree -- put it in the far corner, would you?" </text:p>
          </table:table-cell>
        </table:table-row>
        <table:table-row table:style-name="TableLine2209026281536">
          <table:table-cell table:style-name="Table1.A1" office:value-type="string">
            <text:p text:style-name="Text_20_body">ἐνενόει γὰρ ἄλλοτε μέν τὸ σάρον ὅτι ἐν τῷ δωματίῳ κεῖται ὑπὸ τῇ κοίτῃ, ἄλλοτε δέ τὸ ι’καροσφαιριστήριον’ ἐνθάδε γὰρ τῆς ἑσπέρας μαθήσεσθαι ι’καροσφαιρίζειν.</text:p>
          </table:table-cell>
          <table:table-cell office:value-type="string">
            <text:p text:style-name="P6">The hall looked spectacular. Festoons of holly and mistletoe hung all around the walls, and no less than twelve towering Christmas trees stood around the room, some sparkling with tiny icicles, some glittering with hundreds of candles. </text:p>
          </table:table-cell>
        </table:table-row>
        <table:table-row table:style-name="TableLine2209026281536">
          <table:table-cell table:style-name="Table1.A1" office:value-type="string">
            <text:p text:style-name="Text_20_body">καῖ ἀπὸ δείπνου ὅσον τάχιστα φαγὼν ὡς ἀμέλει περὶ οὐδενὸς ποιησάμενος τὰ ὀψά ἀνέβη μετὰ τοῦ Ῥοῶνος λύσων τέλος τὸν (Υπερνεφελόν Δισχιλιοστόν, Ούά, ἦ δ’ ὃς ὁ Ῥοων ἰδὼν τὸ σάρον ἐπὶ τῆς Ἁρείου κοίτης ἀνακεκαλυμμένον.</text:p>
          </table:table-cell>
          <table:table-cell office:value-type="string">
            <text:p text:style-name="P6">"How many days you got left until yer holidays?" Hagrid asked. </text:p>
          </table:table-cell>
        </table:table-row>
        <table:table-row table:style-name="TableLine2209026281536">
          <table:table-cell table:style-name="Table1.A1" office:value-type="string">
            <text:p text:style-name="Text_20_body">καὶ ἐκεῖνος καίπερ οὐδὲν ἐπιστάμενος περὶ τὰ σάρα ἐνόμισε τοῦτό γε θαυμαστὸν δὴ εἶναι.</text:p>
          </table:table-cell>
          <table:table-cell office:value-type="string">
            <text:p text:style-name="P6">"Just one," said Hermione. "And that reminds me -Harry, Ron, we've got half an hour before lunch, we <text:soft-page-break/>should be in the library." </text:p>
          </table:table-cell>
        </table:table-row>
        <table:table-row table:style-name="TableLine2209026281536">
          <table:table-cell table:style-name="Table1.A1" office:value-type="string">
            <text:p text:style-name="Text_20_body">ἦν γὰρ λεῖον καί λαμπρὸν καὶ κώπην μέν εἶχεν ἀπ’ ἐρυθροξύλου ἐσκευασμένην, κέρκον δέ δολιχὴν ἀπ’ ὀρθῶν κλωνίων κοσμίως πεποιημένην.</text:p>
          </table:table-cell>
          <table:table-cell office:value-type="string">
            <text:p text:style-name="P6">"Oh yeah, you're right," said Ron, tearing his eyes away from Professor Flitwick, who had golden bubbles blossoming out of his wand and was trailing them over the branches of the new tree. </text:p>
          </table:table-cell>
        </table:table-row>
        <table:table-row table:style-name="TableLine2209026281536">
          <table:table-cell table:style-name="Table1.A1" office:value-type="string">
            <text:p text:style-name="Text_20_body">καὶ τὸ “Υπερνεφελὸς Δισ- χιλιοστὸς ἐνεγέγραπτο χαρακτῆρσι χρυσοῖς πρὸς τῴ ἀνωτέρω.</text:p>
          </table:table-cell>
          <table:table-cell office:value-type="string">
            <text:p text:style-name="P6">"The library?" said Hagrid, following them out of the hall. "Just before the holidays? Bit keen, aren't yeh?" </text:p>
          </table:table-cell>
        </table:table-row>
        <table:table-row table:style-name="TableLine2209026281536">
          <table:table-cell table:style-name="Table1.A1" office:value-type="string">
            <text:p text:style-name="Text_20_body">ἀμφὶ δέ τὴν πρώτην φυλακὴν ὁ ’Άρειος ἐξελθὼν ἀπὸ τοῦ φρουρίου κνεφαῖος ἀνέβαινε πρὸς τὸ ι’καροσφαιριστήριον.</text:p>
          </table:table-cell>
          <table:table-cell office:value-type="string">
            <text:p text:style-name="P6">"Oh, we're not working," Harry told him brightly. "Ever since you mentioned Nicolas Flamel we've been trying to find out who he is." </text:p>
          </table:table-cell>
        </table:table-row>
        <table:table-row table:style-name="TableLine2209026281536">
          <table:table-cell table:style-name="Table1.A1" office:value-type="string">
            <text:p text:style-name="Text_20_body">πρότερον γὰρ οῦκ εἰσῆλθεν ἐκεῖσε.</text:p>
          </table:table-cell>
          <table:table-cell office:value-type="string">
            <text:p text:style-name="P6">"You what?" Hagrid looked shocked. "Listen here -- I've told yeh -- drop it. It's nothin' to you what that dog's guardin'." </text:p>
          </table:table-cell>
        </table:table-row>
        <table:table-row table:style-name="TableLine2209026281536">
          <table:table-cell table:style-name="Table1.A1" office:value-type="string">
            <text:p text:style-name="Text_20_body">καὶ βάθρα εῖδε μυρία καθάπερ ἐν θεάτρῳ κατὰ κύκλον περίξ ὑψηλὸν ᾠκοδομημένα ὅπως οἱ θεαταὶ μετέωροι καθήμενοι ἄμεινον ἴδοιεν τὰ γιγνόμενα, καῖ ἑκατέρωθεν τοῦ σταδίου ἦσαν χάρακες τρεῖς χρυσοῖ, ἔκαστος κυκλίσκον ἐν ἄκρῳ παρέχων.</text:p>
          </table:table-cell>
          <table:table-cell office:value-type="string">
            <text:p text:style-name="P6">"We just want to know who Nicolas Flamel is, that's all," said Hermione. </text:p>
          </table:table-cell>
        </table:table-row>
        <table:table-row table:style-name="TableLine2209026281536">
          <table:table-cell table:style-name="Table1.A1" office:value-type="string">
            <text:p text:style-name="Text_20_body">τῷ δ’ Ἁρείῳ ἐδόκουν πάνυ προσ- εικέναι τοῖς ξυλίνοις ἐκείνοις λεπτοῖς οἷς χρώμενοι οἱ Μυγαλίσκοι 136 ΑΡΕιοΣ ΠοΤΗΡ πομφόλυγας ποιοῦνται σαπωναρικάς, πλὴν ἀλλὰ πεντήκοντα ποδῶν ἦσαν τὸ ὕψος.</text:p>
          </table:table-cell>
          <table:table-cell office:value-type="string">
            <text:p text:style-name="P6">"Unless you'd like to tell us and save us the trouble?" Harry added. "We must've been through hundreds of books already and we can't find him anywhere -- just give us a hint -- I know I've read his name somewhere." </text:p>
          </table:table-cell>
        </table:table-row>
        <table:table-row table:style-name="TableLine2209026281536">
          <table:table-cell table:style-name="Table1.A1" office:value-type="string">
            <text:p text:style-name="Text_20_body">μάλα δέ σπουδάζων αὖθις πέτεσθαι καὶ οὐ θέλων ὑπομεῖναι τὸν ’Ύλην, εἷς τὸ σάρον ἐμβὰς λακτίσματι ἀνεώθει ἀπὸ τοῦ ἐδάφους.</text:p>
          </table:table-cell>
          <table:table-cell office:value-type="string">
            <text:p text:style-name="P6">"I'm sayin' nothin, said Hagrid flatly. </text:p>
          </table:table-cell>
        </table:table-row>
        <table:table-row table:style-name="TableLine2209026281536">
          <table:table-cell table:style-name="Table1.A1" office:value-type="string">
            <text:p text:style-name="Text_20_body">οἷα γὰρ οἶα ἔχει θαύματα, κατασκήπτων περὶ τοὺς χάρακας καὶ ἅνω καῖ κάτω πετόμενος ῦπέρ τοῦ σταδίου.</text:p>
          </table:table-cell>
          <table:table-cell office:value-type="string">
            <text:p text:style-name="P6">"Just have to find out for ourselves, then," said Ron, and they left Hagrid looking disgruntled and hurried off to the library. </text:p>
          </table:table-cell>
        </table:table-row>
        <table:table-row table:style-name="TableLine2209026281536">
          <table:table-cell table:style-name="Table1.A1" office:value-type="string">
            <text:p text:style-name="Text_20_body">ἐδύνατο γὰρ ἀκριβῶς κυβερνᾶν τὸν (Υπερνεφελὸν Δισχιλιοστὸν ὅποι βούλοιτο ἠρέμα ἁπτόμενος αὐτοῦ.</text:p>
          </table:table-cell>
          <table:table-cell office:value-type="string">
            <text:p text:style-name="P6">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text:soft-page-break/>missing, too, from Important Modern Magical Discoveries, and A Study of Recent Developments in Wizardry. And then, of course, there was the sheer size of the library; tens of thousands of books; thousands of shelves; hundreds of narrow rows. </text:p>
          </table:table-cell>
        </table:table-row>
        <table:table-row table:style-name="TableLine2209026281536">
          <table:table-cell table:style-name="Table1.A1" office:value-type="string">
            <text:p text:style-name="Text_20_body">Οὗτος σύ, ὦ Ποτέρ.</text:p>
          </table:table-cell>
          <table:table-cell office:value-type="string">
            <text:p text:style-name="P6">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able:table-cell>
        </table:table-row>
        <table:table-row table:style-name="TableLine2209026281536">
          <table:table-cell table:style-name="Table1.A1" office:value-type="string">
            <text:p text:style-name="Text_20_body">κατάβηθι.</text:p>
          </table:table-cell>
          <table:table-cell office:value-type="string">
            <text:p text:style-name="P6">"What are you looking for, boy?" </text:p>
          </table:table-cell>
        </table:table-row>
        <table:table-row table:style-name="TableLine2209026281536">
          <table:table-cell table:style-name="Table1.A1" office:value-type="string">
            <text:p text:style-name="Text_20_body">ὁ γὰρ Ὀλοφώῖος Ὕλης ἥκε, φέρων ἐν ἀγκάλαις κιβωτὸν μακρὰν καῖ ξυλίνην.</text:p>
          </table:table-cell>
          <table:table-cell office:value-type="string">
            <text:p text:style-name="P6">"Nothing," said Harry. </text:p>
          </table:table-cell>
        </table:table-row>
        <table:table-row table:style-name="TableLine2209026281536">
          <table:table-cell table:style-name="Table1.A1" office:value-type="string">
            <text:p text:style-name="Text_20_body">ὁ δ”Άρειος κατέβη παρ’ αὐτόν.</text:p>
          </table:table-cell>
          <table:table-cell office:value-type="string">
            <text:p text:style-name="P6">Madam Pince the librarian brandished a feather duster at him. </text:p>
          </table:table-cell>
        </table:table-row>
        <table:table-row table:style-name="TableLine2209026281536">
          <table:table-cell table:style-name="Table1.A1" office:value-type="string">
            <text:p text:style-name="Text_20_body">Καλῶς ἔχεις, ἔφη ὀξῦ δεδορκώς.</text:p>
          </table:table-cell>
          <table:table-cell office:value-type="string">
            <text:p text:style-name="P6">"You'd better get out, then. Go on -- out!" </text:p>
          </table:table-cell>
        </table:table-row>
        <table:table-row table:style-name="TableLine2209026281536">
          <table:table-cell table:style-name="Table1.A1" office:value-type="string">
            <text:p text:style-name="Text_20_body">ἡ γὰρ Μαγονωγαλέα ὀρθῶς εῖχεν εἰποῦσα σέ αὐτόφυτον παρέχειν τὴν τέχνην εὐμαθῆ πεφυκότα.</text:p>
          </table:table-cell>
          <table:table-cell office:value-type="string">
            <text:p text:style-name="P6">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able:table-cell>
        </table:table-row>
        <table:table-row table:style-name="TableLine2209026281536">
          <table:table-cell table:style-name="Table1.A1" office:value-type="string">
            <text:p text:style-name="Text_20_body">καὶ αὐθημερὸν μὲν διδάξω σέ τοὺς νόμους ἐναγωνίους, ἔπειτα δέ δεήσει γυμνάζεσθαι συνὼν τοῖς ἄλλοις ἀγελαίοις τρίς καθ’ ἑβδομάδα.</text:p>
          </table:table-cell>
          <table:table-cell office:value-type="string">
            <text:p text:style-name="P6">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without Madam Pince breathing down their necks. </text:p>
          </table:table-cell>
        </table:table-row>
        <table:table-row table:style-name="TableLine2209026281536">
          <table:table-cell table:style-name="Table1.A1" office:value-type="string">
            <text:p text:style-name="Text_20_body">καὶ ἀνέῳξε τὴν κιβωτόν.</text:p>
          </table:table-cell>
          <table:table-cell office:value-type="string">
            <text:p text:style-name="P6">Five minutes later, Ron and Hermione joined him, <text:soft-page-break/>shaking their heads. </text:p>
          </table:table-cell>
        </table:table-row>
        <table:table-row table:style-name="TableLine2209026281536">
          <table:table-cell table:style-name="Table1.A1" office:value-type="string">
            <text:p text:style-name="Text_20_body">ἐνῆσαν δέ σφαῖραι τέτταρες δια- φέρουσαι τό μέγεθος.</text:p>
          </table:table-cell>
          <table:table-cell office:value-type="string">
            <text:p text:style-name="P6">They went off to lunch. </text:p>
          </table:table-cell>
        </table:table-row>
        <table:table-row table:style-name="TableLine2209026281536">
          <table:table-cell table:style-name="Table1.A1" office:value-type="string">
            <text:p text:style-name="Text_20_body">ὁ δ’ ’Ύλης Λοιπόν, ἔφη.</text:p>
          </table:table-cell>
          <table:table-cell office:value-type="string">
            <text:p text:style-name="P6">"You will keep looking while I'm away, won't you?" said Hermione. "And send me an owl if you find anything." </text:p>
          </table:table-cell>
        </table:table-row>
        <table:table-row table:style-name="TableLine2209026281536">
          <table:table-cell table:style-name="Table1.A1" office:value-type="string">
            <text:p text:style-name="Text_20_body">τὴν γάρ τοι ι’καροσφαιρικὴν ῥᾴδιον μέν ἐστι καταμαθεῖν, χαλεπὸν δέ που παίζειν.</text:p>
          </table:table-cell>
          <table:table-cell office:value-type="string">
            <text:p text:style-name="P6">"And you could ask your parents if they know who Flamel is," said Ron. </text:p>
          </table:table-cell>
        </table:table-row>
        <table:table-row table:style-name="TableLine2209026281536">
          <table:table-cell table:style-name="Table1.A1" office:value-type="string">
            <text:p text:style-name="Text_20_body">ἐφ’ ἑκατέρᾳ ἀγέλῃ ἑπτὰ ὑπάρχουσι σφαιρισταί, ὧν τρεῖς θηρευταί εἰσι.</text:p>
          </table:table-cell>
          <table:table-cell office:value-type="string">
            <text:p text:style-name="P6">"It'd be safe to ask them." </text:p>
          </table:table-cell>
        </table:table-row>
        <table:table-row table:style-name="TableLine2209026281536">
          <table:table-cell table:style-name="Table1.A1" office:value-type="string">
            <text:p text:style-name="Text_20_body">Τρεῖς θηρευταί, ἦ δ’ ὃς ὁ “Αρειος ι’δὼν ἐκεῖνον σφαῖραν λαμβ- άνοντα κοκκίνην ὁμοίαν τὸ μέγεθος φουλλίκλῳ ποδοσφαιρικῴ.</text:p>
          </table:table-cell>
          <table:table-cell office:value-type="string">
            <text:p text:style-name="P6">"Very safe, as they're both dentists," said Hermione. </text:p>
          </table:table-cell>
        </table:table-row>
        <table:table-row table:style-name="TableLine2209026281536">
          <table:table-cell table:style-name="Table1.A1" office:value-type="string">
            <text:p text:style-name="Text_20_body">καὶ ἐκεῖνος αῦ Αὕτη γὰρ ἡ σφαῖρα κολοφῶν καλεῖται.</text:p>
          </table:table-cell>
          <table:table-cell office:value-type="string">
            <text:p text:style-name="P6">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able:table-cell>
        </table:table-row>
        <table:table-row table:style-name="TableLine2209026281536">
          <table:table-cell table:style-name="Table1.A1" office:value-type="string">
            <text:p text:style-name="Text_20_body">οῖ θηρευταὶ ῥίπτουσι τὸν κολοφῶνα ἐπ’ ἀλλήλους θέλοντες ἱέναι διὰ κυκλίσκον ἵνα σκοποῦ τύχωσιν.</text:p>
          </table:table-cell>
          <table:table-cell office:value-type="string">
            <text:p text:style-name="P6">Ron also started teaching Harry wizard chess. This was exactly like Muggle chess except that the figures were alive, which made it a lot like directing troops in battle. Ron's set was very old and battered. </text:p>
          </table:table-cell>
        </table:table-row>
        <table:table-row table:style-name="TableLine2209026281536">
          <table:table-cell table:style-name="Table1.A1" office:value-type="string">
            <text:p text:style-name="Text_20_body">ἡ γὰρ ἀγέλη κερδαίνει δέκα τίμια ὁσάκις ὁ κολοφῶν φέρεται διὰ κυκλίσκον.</text:p>
          </table:table-cell>
          <table:table-cell office:value-type="string">
            <text:p text:style-name="P6">Like everything else he owned, it had once belonged to someone else in his family -- in this case, his grandfather. However, old chessmen weren't a drawback at all. Ron knew them so well he never had trouble getting them to do what he wanted. </text:p>
          </table:table-cell>
        </table:table-row>
        <table:table-row table:style-name="TableLine2209026281536">
          <table:table-cell table:style-name="Table1.A1" office:value-type="string">
            <text:p text:style-name="Text_20_body">ε”γνωκας,· Οἵ γε μὴν θηρευταὶ ῥίπτουσι τὸν κολοφῶνα καῖ ῖᾶσι διὰ τοὺς κυκλίσκους ἵνα σκοποῦ τύχωσιν.</text:p>
          </table:table-cell>
          <table:table-cell office:value-type="string">
            <text:p text:style-name="P6">Harry played with chessmen Seamus Finnigan had lent him, and they didn't trust him at all. He wasn't a very good player yet and they kept shouting different bits of advice at him, which was <text:soft-page-break/>confusing. "Don't send me there, can't you see his knight? Send him, we can afford to lose him." On Christmas Eve, Harry went to bed looking forward to the next day for the food and the fun, but not expecting any presents at all. </text:p>
          </table:table-cell>
        </table:table-row>
        <table:table-row table:style-name="TableLine2209026281536">
          <table:table-cell table:style-name="Table1.A1" office:value-type="string">
            <text:p text:style-name="Text_20_body">ἐπεὶ παραπλήσιόν τί ἐστιν ἀμέλει τῇ καλαθοσφαιρικῇ, πλὴν ἀλλ’ ἔχει σάρα καί ἒξ κυκλίσκους.</text:p>
          </table:table-cell>
          <table:table-cell office:value-type="string">
            <text:p text:style-name="P6">When he woke early in the morning, however, the first thing he saw was a small pile of packages at the foot of his bed. </text:p>
          </table:table-cell>
        </table:table-row>
        <table:table-row table:style-name="TableLine2209026281536">
          <table:table-cell table:style-name="Table1.A1" office:value-type="string">
            <text:p text:style-name="Text_20_body">Τί δ’ ἐστιν ἡ καλαθοσφαιρική, εἶπεν ἐκεῖνος ὡς φιλομαθὴς ὤν.</text:p>
          </table:table-cell>
          <table:table-cell office:value-type="string">
            <text:p text:style-name="P6">"Merry Christmas," said Ron sleepily as Harry scrambled out of bed and pulled on his bathrobe. </text:p>
          </table:table-cell>
        </table:table-row>
        <table:table-row table:style-name="TableLine2209026281536">
          <table:table-cell table:style-name="Table1.A1" office:value-type="string">
            <text:p text:style-name="Text_20_body">ὁ δ’Ἄρειος ταχέως Οὐδέν διαφέρει, ἔφη.</text:p>
          </table:table-cell>
          <table:table-cell office:value-type="string">
            <text:p text:style-name="P6">"You, too," said Harry. "Will you look at this? I've got some presents!" </text:p>
          </table:table-cell>
        </table:table-row>
        <table:table-row table:style-name="TableLine2209026281536">
          <table:table-cell table:style-name="Table1.A1" office:value-type="string">
            <text:p text:style-name="Text_20_body">Καὶ ἔστιν ἄλλος τις ἑκατέρᾳ τῇ ἀγέλῃ σφαιριστὴς φύλαξ καλούμενος.</text:p>
          </table:table-cell>
          <table:table-cell office:value-type="string">
            <text:p text:style-name="P6">"What did you expect, turnips?" said Ron, turning to his own pile, which was a lot bigger than Harry's. </text:p>
          </table:table-cell>
        </table:table-row>
        <table:table-row table:style-name="TableLine2209026281536">
          <table:table-cell table:style-name="Table1.A1" office:value-type="string">
            <text:p text:style-name="Text_20_body">ἐγώ γὰρ φύλαξ ὢν τοῖς Γρυφινδώροις περιπέτομαι τούς ἡμετέρους κυκλίσκους κωλύσων τοὺς ἐναντίους τυχεῖν τοῦ σκοποῦ.</text:p>
          </table:table-cell>
          <table:table-cell office:value-type="string">
            <text:p text:style-name="P6">Harry picked up the top parcel. It was wrapped in thick brown paper and scrawled across it was To Harry, from Hagrid. Inside was a roughly cut wooden flute. Hagrid had obviously whittled it himself. Harry blew it -- it sounded a bit like an owl. </text:p>
          </table:table-cell>
        </table:table-row>
        <table:table-row table:style-name="TableLine2209026281536">
          <table:table-cell table:style-name="Table1.A1" office:value-type="string">
            <text:p text:style-name="Text_20_body">καὶ ὁ ’Άρειος σπουδάζων τὰ πάντα μαθεῖν Θηρευταί γὰρ τρεῖς, ἔφη, καὶ φύλαξ εἷς καῖ παίζουσι μετὰ τοῦ κολοφῶνος.</text:p>
          </table:table-cell>
          <table:table-cell office:value-type="string">
            <text:p text:style-name="P6">A second, very small parcel contained a note. </text:p>
          </table:table-cell>
        </table:table-row>
        <table:table-row table:style-name="TableLine2209026281536">
          <table:table-cell table:style-name="Table1.A1" office:value-type="string">
            <text:p text:style-name="Text_20_body">καλῶς ἔχει’ ταῦτά γ’ ἐπίσταμαι.</text:p>
          </table:table-cell>
          <table:table-cell office:value-type="string">
            <text:p text:style-name="P6">We received your message and enclose your Christmas present. From Uncle Vernon and Aunt Petunia. Taped to the note was a fifty-pence piece. </text:p>
          </table:table-cell>
        </table:table-row>
        <table:table-row table:style-name="TableLine2209026281536">
          <table:table-cell table:style-name="Table1.A1" office:value-type="string">
            <text:p text:style-name="Text_20_body">τί δῆτα αἵδε ποιοῦσιν, ἐδείκνυ γὰρ τὰς σφαίρας τρεῖς ἔτι ἐν τῇ κιβωτῷ κειμένας.</text:p>
          </table:table-cell>
          <table:table-cell office:value-type="string">
            <text:p text:style-name="P6">"That's friendly," said Harry. </text:p>
          </table:table-cell>
        </table:table-row>
        <table:table-row table:style-name="TableLine2209026281536">
          <table:table-cell table:style-name="Table1.A1" office:value-type="string">
            <text:p text:style-name="Text_20_body">Δηλώσω σοὶ νυνί.</text:p>
          </table:table-cell>
          <table:table-cell office:value-type="string">
            <text:p text:style-name="P6">Ron was fascinated by the fifty pence. </text:p>
          </table:table-cell>
        </table:table-row>
        <table:table-row table:style-name="TableLine2209026281536">
          <table:table-cell table:style-name="Table1.A1" office:value-type="string">
            <text:p text:style-name="Text_20_body">λαβέ τόδε.</text:p>
          </table:table-cell>
          <table:table-cell office:value-type="string">
            <text:p text:style-name="P6">"Weird!" he said, 'NMat a shape! This is money?" </text:p>
          </table:table-cell>
        </table:table-row>
        <table:table-row table:style-name="TableLine2209026281536">
          <table:table-cell table:style-name="Table1.A1" office:value-type="string">
            <text:p text:style-name="Text_20_body">ΤΑ ΝΕΚΥΣΙΑ 137 καὶ ε”δωκε τῷ Ἁρείῳ ῥόπαλόν τι μικρὸν οὐ πολὺ διαφέρον τοῦ τῆς σφαιριστικῆς ἣν αἱ παρ’ ἡμῖν παρθένοι παίζουσι.</text:p>
          </table:table-cell>
          <table:table-cell office:value-type="string">
            <text:p text:style-name="P6">"You can keep it," said Harry, laughing at how pleased Ron was. "Hagrid and my aunt and uncle -- so who sent these?" </text:p>
          </table:table-cell>
        </table:table-row>
        <table:table-row table:style-name="TableLine2209026281536">
          <table:table-cell table:style-name="Table1.A1" office:value-type="string">
            <text:p text:style-name="Text_20_body">Δηλώσω σοὶ ὅ τι ποιεῖ τὰ ῥοπαλοσφαίρια.</text:p>
          </table:table-cell>
          <table:table-cell office:value-type="string">
            <text:p text:style-name="P6">"I think I know who that one's from," said Ron, turning a bit pink and pointing to a very lumpy parcel. "My mom. I told her you didn't expect any <text:soft-page-break/>presents and -- oh, no," he groaned, "she's made you a Weasley sweater." </text:p>
          </table:table-cell>
        </table:table-row>
        <table:table-row table:style-name="TableLine2209026281536">
          <table:table-cell table:style-name="Table1.A1" office:value-type="string">
            <text:p text:style-name="Text_20_body">τώδε γὰρ ἐστὸν ῥοπαλοσφαιρίω, καὶ ἔδειξεν αὐτῷ δύο σφαίρας ὁμοίας ἀλλήλαις, μελαίνας οὔσας καῖ ὀλίγῳ μικροτέρας τῆς κοκκίνης.</text:p>
          </table:table-cell>
          <table:table-cell office:value-type="string">
            <text:p text:style-name="P6">Harry had torn open the parcel to find a thick, hand-knitted sweater in emerald green and a large box of homemade fudge. </text:p>
          </table:table-cell>
        </table:table-row>
        <table:table-row table:style-name="TableLine2209026281536">
          <table:table-cell table:style-name="Table1.A1" office:value-type="string">
            <text:p text:style-name="Text_20_body">αἱ δ’ ἐδόκουν τῷ ’Ἀρείῳ συν- τείνειν ὡς φευξόμεναι ἀπὸ τῶν ἱμάντων οἷς ἐν κιβωτῷ κατέχονται.</text:p>
          </table:table-cell>
          <table:table-cell office:value-type="string">
            <text:p text:style-name="P6">"Every year she makes us a sweater," said Ron, unwrapping his own, "and mine's always maroon." </text:p>
          </table:table-cell>
        </table:table-row>
        <table:table-row table:style-name="TableLine2209026281536">
          <table:table-cell table:style-name="Table1.A1" office:value-type="string">
            <text:p text:style-name="Text_20_body">Ἀπόστηθι ἐκ τοῦ μέσου, εἶπεν ἐκεῖνος νουθετῶν τὸν ’Άρειον.</text:p>
          </table:table-cell>
          <table:table-cell office:value-type="string">
            <text:p text:style-name="P6">"That's really nice of her," said Harry, trying the fudge, which was very tasty. </text:p>
          </table:table-cell>
        </table:table-row>
        <table:table-row table:style-name="TableLine2209026281536">
          <table:table-cell table:style-name="Table1.A1" office:value-type="string">
            <text:p text:style-name="Text_20_body">καὶ νεύσας ε”λυσεν ἓν τῶν ῥοπαλοσφαιρίων.</text:p>
          </table:table-cell>
          <table:table-cell office:value-type="string">
            <text:p text:style-name="P6">His next present also contained candy -- a large box of Chocolate Frogs from Hermione. </text:p>
          </table:table-cell>
        </table:table-row>
        <table:table-row table:style-name="TableLine2209026281536">
          <table:table-cell table:style-name="Table1.A1" office:value-type="string">
            <text:p text:style-name="Text_20_body">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able:table-cell>
          <table:table-cell office:value-type="string">
            <text:p text:style-name="P6">This only left one parcel. Harry picked it up and felt it. It was very light. He unwrapped it. </text:p>
          </table:table-cell>
        </table:table-row>
        <table:table-row table:style-name="TableLine2209026281536">
          <table:table-cell table:style-name="Table1.A1" office:value-type="string">
            <text:p text:style-name="Text_20_body">κᾶπειτα περιδινῆσαν τοῦτο τὰς κεφαλὰς αὐτῶν μετῆλθε τὸν ’Ύλην ὁ δέ ἐνηλάμενος καὶ χαμᾶζε βιασάμενος μόλις κατέλαβεν αὐτό.</text:p>
          </table:table-cell>
          <table:table-cell office:value-type="string">
            <text:p text:style-name="P6">Something fluid and silvery gray went slithering to the floor where it lay in gleaming folds. Ron gasped. </text:p>
          </table:table-cell>
        </table:table-row>
        <table:table-row table:style-name="TableLine2209026281536">
          <table:table-cell table:style-name="Table1.A1" office:value-type="string">
            <text:p text:style-name="Text_20_body">ὟΗ δῆλον; ε”φη πνευστιῶν τι μεταξὺ καταβιαζόμενός τε τὸ ῥοπαλο- σφαίριον ε”τι παλαίων αὐτῷ βεβαίως δέων εἷς τὴν κιβωτόν.</text:p>
          </table:table-cell>
          <table:table-cell office:value-type="string">
            <text:p text:style-name="P6">"I've heard of those," he said in a hushed voice, dropping the box of Every Flavor Beans he'd gotten from Hermione. "If that's what I think it is -- they're really rare, and really valuable." </text:p>
          </table:table-cell>
        </table:table-row>
        <table:table-row table:style-name="TableLine2209026281536">
          <table:table-cell table:style-name="Table1.A1" office:value-type="string">
            <text:p text:style-name="Text_20_body">Τὰ ῥοπαλοσφαίρια ᾄττει ἅνω καί κάτω ἐκκρούσοντα τοὺς σφαιριστὰς ἀπὸ τῶν σάρων.</text:p>
          </table:table-cell>
          <table:table-cell office:value-type="string">
            <text:p text:style-name="P6">"What is it?" </text:p>
          </table:table-cell>
        </table:table-row>
        <table:table-row table:style-name="TableLine2209026281536">
          <table:table-cell table:style-name="Table1.A1" office:value-type="string">
            <text:p text:style-name="Text_20_body">διὸ χρὴ δύο ῥαιστῆρας ἐν ἀγέλῃ ἔχειν, ἀτὰρ καὶ οἱ δίδυμοι Εὐισήλιοι ἡμέτεροί εἶσι ραιστῆρες.</text:p>
          </table:table-cell>
          <table:table-cell office:value-type="string">
            <text:p text:style-name="P6">Harry picked the shining, silvery cloth off the floor. It was strange to the touch, like water woven into material. </text:p>
          </table:table-cell>
        </table:table-row>
        <table:table-row table:style-name="TableLine2209026281536">
          <table:table-cell table:style-name="Table1.A1" office:value-type="string">
            <text:p text:style-name="Text_20_body">ἔργον ἐστὶν ἀμύνειν μὲν τὰ ῥοπαλοσφαίρια τοῖς σφετέροις, ἀποκρούειν δέ πρὸς τοὺς ἐναν- τίους.</text:p>
          </table:table-cell>
          <table:table-cell office:value-type="string">
            <text:p text:style-name="P6">"It's an invisibility cloak," said Ron, a look of awe on his face. "I'm sure it is -- try it on." </text:p>
          </table:table-cell>
        </table:table-row>
        <table:table-row table:style-name="TableLine2209026281536">
          <table:table-cell table:style-name="Table1.A1" office:value-type="string">
            <text:p text:style-name="Text_20_body">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able:table-cell>
          <table:table-cell office:value-type="string">
            <text:p text:style-name="P6">Harry threw the cloak around his shoulders and Ron gave a yell. </text:p>
          </table:table-cell>
        </table:table-row>
        <table:table-row table:style-name="TableLine2209026281536">
          <table:table-cell table:style-name="Table1.A1" office:value-type="string">
            <text:p text:style-name="Text_20_body">Εὖ γε.</text:p>
          </table:table-cell>
          <table:table-cell office:value-type="string">
            <text:p text:style-name="P6">"It is! Look down!" </text:p>
          </table:table-cell>
        </table:table-row>
        <text:soft-page-break/>
        <table:table-row table:style-name="TableLine2209026281536">
          <table:table-cell table:style-name="Table1.A1" office:value-type="string">
            <text:p text:style-name="Text_20_body">Ἡ ποτέ ἀπέκτεινέ τινα τὰ ῥοπαλοσφαίρια; εἶπεν ἐκεῖνος ἐλπίζων μὴ δοκήσειν ἄγαν σπουδαῖος εἶναι.</text:p>
          </table:table-cell>
          <table:table-cell office:value-type="string">
            <text:p text:style-name="P6">Harry looked down at his feet, but they were gone. He dashed to the mirror. Sure enough, his reflection looked back at him, just his head suspended in midair, his body completely invisible. He pulled the cloak over his head and his reflection vanished completely. </text:p>
          </table:table-cell>
        </table:table-row>
        <table:table-row table:style-name="TableLine2209026281536">
          <table:table-cell table:style-name="Table1.A1" office:value-type="string">
            <text:p text:style-name="Text_20_body">Τῶν γε Ὑογοητίων οὐδένα.</text:p>
          </table:table-cell>
          <table:table-cell office:value-type="string">
            <text:p text:style-name="P6">"There's a note!" said Ron suddenly. "A note fell out of it!" </text:p>
          </table:table-cell>
        </table:table-row>
        <table:table-row table:style-name="TableLine2209026281536">
          <table:table-cell table:style-name="Table1.A1" office:value-type="string">
            <text:p text:style-name="Text_20_body">ὀλίγοι γὰρ τὴν σιαγόνα κατ- εάγασιν, οὐδέν δέ ὑπὲρ ταῦτα γέγονεν οὐδεπώποτε.</text:p>
          </table:table-cell>
          <table:table-cell office:value-type="string">
            <text:p text:style-name="P6">Harry pulled off the cloak and seized the letter. Written in narrow, loopy writing he had never seen before were the following words: Your father left this in my possession before he died. It is time it was returned to you. Use it well. </text:p>
          </table:table-cell>
        </table:table-row>
        <table:table-row table:style-name="TableLine2209026281536">
          <table:table-cell table:style-name="Table1.A1" office:value-type="string">
            <text:p text:style-name="Text_20_body">ἄγε δή.</text:p>
          </table:table-cell>
          <table:table-cell office:value-type="string">
            <text:p text:style-name="P6">A Very Merry Christmas to you. </text:p>
          </table:table-cell>
        </table:table-row>
        <table:table-row table:style-name="TableLine2209026281536">
          <table:table-cell table:style-name="Table1.A1" office:value-type="string">
            <text:p text:style-name="Text_20_body">ὁ γὰρ ἐπίλοιπος τῶν σφαιριστῶν ζητητής ἐστι.</text:p>
          </table:table-cell>
          <table:table-cell office:value-type="string">
            <text:p text:style-name="P6">There was no signature. Harry stared at the note. Ron was admiring the cloak. </text:p>
          </table:table-cell>
        </table:table-row>
        <table:table-row table:style-name="TableLine2209026281536">
          <table:table-cell table:style-name="Table1.A1" office:value-type="string">
            <text:p text:style-name="Text_20_body">ζητητὴν δ’ ὄντα σε’ οὐ δεῖ πράγματα ε”χειν ὑπὲρ τοῦ κολοφῶνος ἢ τῶν ῥοπαλοσφαιρίων - - Ἠν γε μὴ τὴν κεφαλήν μου δηλαδὴ καταρρήξωσι.</text:p>
          </table:table-cell>
          <table:table-cell office:value-type="string">
            <text:p text:style-name="P6">"I'd give anything for one of these," he said. "Anything. What's the matter?" </text:p>
          </table:table-cell>
        </table:table-row>
        <table:table-row table:style-name="TableLine2209026281536">
          <table:table-cell table:style-name="Table1.A1" office:value-type="string">
            <text:p text:style-name="Text_20_body">Μηδὲν φροντίσῃς τούτου.</text:p>
          </table:table-cell>
          <table:table-cell office:value-type="string">
            <text:p text:style-name="P6">"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able:table-cell>
        </table:table-row>
        <table:table-row table:style-name="TableLine2209026281536">
          <table:table-cell table:style-name="Table1.A1" office:value-type="string">
            <text:p text:style-name="Text_20_body">οἱ γὰρ Εὐισήλιοι τεχνικώτεροί εἰσι πολλῷ τῶν ῥοπαλοσφαιρίων, πεφυκότες αὐτοὶ ὁμοῖοι ἀνθρωπίνοις δὴ ῥοπαλοσφαιρίοις.</text:p>
          </table:table-cell>
          <table:table-cell office:value-type="string">
            <text:p text:style-name="P6">"Merry Christmas!" </text:p>
          </table:table-cell>
        </table:table-row>
        <table:table-row table:style-name="TableLine2209026281536">
          <table:table-cell table:style-name="Table1.A1" office:value-type="string">
            <text:p text:style-name="Text_20_body">καὶ ἐκ τῆς κιβωτοῦ ε”λαβε τέλος τὴν τετάρτην σφαῖραν.</text:p>
          </table:table-cell>
          <table:table-cell office:value-type="string">
            <text:p text:style-name="P6">"Hey, look -- Harry's got a Weasley sweater, too!" </text:p>
          </table:table-cell>
        </table:table-row>
        <table:table-row table:style-name="TableLine2209026281536">
          <table:table-cell table:style-name="Table1.A1" office:value-type="string">
            <text:p text:style-name="Text_20_body">παρα- τιθεμένη δέ τῷ τε κολοφῶνι καῖ τοῖς ῥοπαλοσφαιρίοις μικρότατον 138 ΑΡΕῙΟΣ Πο ΤΗΡ ἦν, πάνυ ὁμοιούμενον τὸ μέγεθος καρύῳ μεγάλῳ.</text:p>
          </table:table-cell>
          <table:table-cell office:value-type="string">
            <text:p text:style-name="P6">Fred and George were wearing blue sweaters, one with a large yellow F on it, the other a G. </text:p>
          </table:table-cell>
        </table:table-row>
        <table:table-row table:style-name="TableLine2209026281536">
          <table:table-cell table:style-name="Table1.A1" office:value-type="string">
            <text:p text:style-name="Text_20_body">χρυσοῦν δ’ ἦν καὶ ἐρριπίζετο συνεχῶς τὰ πτερὰ μικρὰ καὶ ἀργυρᾶ.</text:p>
          </table:table-cell>
          <table:table-cell office:value-type="string">
            <text:p text:style-name="P6">"Harry's is better than ours, though," said Fred, holding up Harry's sweater. "She obviously makes more of an effort if you're not family." </text:p>
          </table:table-cell>
        </table:table-row>
        <table:table-row table:style-name="TableLine2209026281536">
          <table:table-cell table:style-name="Table1.A1" office:value-type="string">
            <text:p text:style-name="Text_20_body">Καὶ μὴν τοῦτο, ἔφη, φθαστέον ἐστὶ χρυσοῦν, <text:soft-page-break/>ἀξιόλογον ὂν ὑπὲρ τὰς ἄλλας σφαίρας.</text:p>
          </table:table-cell>
          <table:table-cell office:value-type="string">
            <text:p text:style-name="P6">"Why aren't you wearing yours, Ron?" George <text:soft-page-break/>demanded. "Come on, get it on, they're lovely and warm." </text:p>
          </table:table-cell>
        </table:table-row>
        <table:table-row table:style-name="TableLine2209026281536">
          <table:table-cell table:style-name="Table1.A1" office:value-type="string">
            <text:p text:style-name="Text_20_body">καὶ πάνυ δυσάλωτόν ἐστιν οὕτω ταχὺ ὂν καὶ δυσόρατον.</text:p>
          </table:table-cell>
          <table:table-cell office:value-type="string">
            <text:p text:style-name="P6">"I hate maroon," Ron moaned halfheartedly as he pulled it over his head. </text:p>
          </table:table-cell>
        </table:table-row>
        <table:table-row table:style-name="TableLine2209026281536">
          <table:table-cell table:style-name="Table1.A1" office:value-type="string">
            <text:p text:style-name="Text_20_body">ἔργον δ’ οὖν τῷ ζητητῇ λαβεῖν αὐτό.</text:p>
          </table:table-cell>
          <table:table-cell office:value-type="string">
            <text:p text:style-name="P6">"You haven't got a letter on yours," George observed. "I suppose she thinks you don't forget your name. But we're not stupid -- we know we're called Gred and Forge." </text:p>
          </table:table-cell>
        </table:table-row>
        <table:table-row table:style-name="TableLine2209026281536">
          <table:table-cell table:style-name="Table1.A1" office:value-type="string">
            <text:p text:style-name="Text_20_body">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able:table-cell>
          <table:table-cell office:value-type="string">
            <text:p text:style-name="P6">"What's all th is noise. </text:p>
          </table:table-cell>
        </table:table-row>
        <table:table-row table:style-name="TableLine2209026281536">
          <table:table-cell table:style-name="Table1.A1" office:value-type="string">
            <text:p text:style-name="Text_20_body">ὁπότερος ἂν λάβῃ τὸ φθαστέον προσέτι κερ- δαίνει ἕκατον πεντήκοντα τίμια ὑπὲρ τῆς ἑαυτοῦ οἰκίας.</text:p>
          </table:table-cell>
          <table:table-cell office:value-type="string">
            <text:p text:style-name="P6">Percy Weasley stuck his head through the door, looking disapproving. He had clearly gotten halfway through unwrapping his presents as he, too, carried a lumpy sweater over his arm, which Fred seized. </text:p>
          </table:table-cell>
        </table:table-row>
        <table:table-row table:style-name="TableLine2209026281536">
          <table:table-cell table:style-name="Table1.A1" office:value-type="string">
            <text:p text:style-name="Text_20_body">ὥστε νικᾷ αὕτη ἡ οἰκία ὡς ἐπὶ τὸ πολύ.</text:p>
          </table:table-cell>
          <table:table-cell office:value-type="string">
            <text:p text:style-name="P6">"P for prefect! Get it on, Percy, come on, we're all wearing ours, even Harry got one." </text:p>
          </table:table-cell>
        </table:table-row>
        <table:table-row table:style-name="TableLine2209026281536">
          <table:table-cell table:style-name="Table1.A1" office:value-type="string">
            <text:p text:style-name="Text_20_body">καὶ διὰ τοῦτο τοῖς ζητηταῖς πολλάκις ἐκ προνοίας προσπίπτει τις.</text:p>
          </table:table-cell>
          <table:table-cell office:value-type="string">
            <text:p text:style-name="P6">"I -- don't -- want said Percy thickly, as the twins forced the sweater over his head, knocking his glasses askew. </text:p>
          </table:table-cell>
        </table:table-row>
        <table:table-row table:style-name="TableLine2209026281536">
          <table:table-cell table:style-name="Table1.A1" office:value-type="string">
            <text:p text:style-name="Text_20_body">ἡ δ ’ ι’καροσφαιρικὴ οὗ τελευτᾷ πρὶν ἂν ἕλῃ τις τὸ φθαστέον, ὥστε τὸν ἀγῶνα εἰς μακρὸν πολλάκις χρονίζεσθαι.</text:p>
          </table:table-cell>
          <table:table-cell office:value-type="string">
            <text:p text:style-name="P6">"And you're not sitting with the prefects today, either," said George. "Christmas is a time for family." </text:p>
          </table:table-cell>
        </table:table-row>
        <table:table-row table:style-name="TableLine2209026281536">
          <table:table-cell table:style-name="Table1.A1" office:value-type="string">
            <text:p text:style-name="Text_20_body">ἦν γὰρ ὅτε, τὸ ἀγωνιστικώτατον, τρεῖς μῆνας ἐχρονίσατο.</text:p>
          </table:table-cell>
          <table:table-cell office:value-type="string">
            <text:p text:style-name="P6">They frog-marched Percy from the room, his arms pinned to his side by his sweater. </text:p>
          </table:table-cell>
        </table:table-row>
        <table:table-row table:style-name="TableLine2209026281536">
          <table:table-cell table:style-name="Table1.A1" office:value-type="string">
            <text:p text:style-name="Text_20_body">ε”δει γὰρ ἀεὶ ἀντεισάγειν τούς ἐπιτάκτους ὅπως οἱ σφαιρισταί ὕπνου τύχοιεν.</text:p>
          </table:table-cell>
          <table:table-cell office:value-type="string">
            <text:p text:style-name="P6">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text:soft-page-break/>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able:table-cell>
        </table:table-row>
        <table:table-row table:style-name="TableLine2209026281536">
          <table:table-cell table:style-name="Table1.A1" office:value-type="string">
            <text:p text:style-name="Text_20_body">τοιαῦτα μὲν δὴ ταῦτα.</text:p>
          </table:table-cell>
          <table:table-cell office:value-type="string">
            <text:p text:style-name="P6">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able:table-cell>
        </table:table-row>
        <table:table-row table:style-name="TableLine2209026281536">
          <table:table-cell table:style-name="Table1.A1" office:value-type="string">
            <text:p text:style-name="Text_20_body">ἦ θέλεις ε”τι ἐρωτῆσαί τι; ἀνένευσε δ’ ὁ Ἄρειος, ὡς εἰδὼς μὲν τί δραστέον, ἀγνοῶν δ’ ὅπως.</text:p>
          </table:table-cell>
          <table:table-cell office:value-type="string">
            <text:p text:style-name="P6">When Harry finally left the table, he was laden down with a stack of things out of the crackers, including a pack of nonexplodable, luminous balloons, a Grow-Your-Own-Warts kit, and his own new wizard chess set. </text:p>
          </table:table-cell>
        </table:table-row>
        <table:table-row table:style-name="TableLine2209026281536">
          <table:table-cell table:style-name="Table1.A1" office:value-type="string">
            <text:p text:style-name="Text_20_body">ἐκεῖνος δ’ εὐλαβούμενος πάλιν ε”κλεισε τὸ φθαστέον εἷς τὴν κιβωτόν.</text:p>
          </table:table-cell>
          <table:table-cell office:value-type="string">
            <text:p text:style-name="P6">The white mice had disappeared and Harry had a nasty feeling they were going to end up as Mrs. Norris's Christmas dinner. </text:p>
          </table:table-cell>
        </table:table-row>
        <table:table-row table:style-name="TableLine2209026281536">
          <table:table-cell table:style-name="Table1.A1" office:value-type="string">
            <text:p text:style-name="Text_20_body">Ἀλλ’ οὔπω, ἔφη, γυμναζώμεθα μετὰ τοῦ φθαστέου, σκο- ταῖοι δ’ ἤδη τάχ’ ἂν ἀπολέσαιμεν αὐτό.</text:p>
          </table:table-cell>
          <table:table-cell office:value-type="string">
            <text:p text:style-name="P6">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able:table-cell>
        </table:table-row>
        <table:table-row table:style-name="TableLine2209026281536">
          <table:table-cell table:style-name="Table1.A1" office:value-type="string">
            <text:p text:style-name="Text_20_body">πειρώμεθα δὴ τάδε.</text:p>
          </table:table-cell>
          <table:table-cell office:value-type="string">
            <text:p text:style-name="P6">After a meal of turkey sandwiches, crumpets, trifle, and Christmas cake, everyone felt too full and sleepy to do much before bed except sit and watch Percy chase Fred and George all over Gryffindor tower because they'd stolen his prefect badge. </text:p>
          </table:table-cell>
        </table:table-row>
        <table:table-row table:style-name="TableLine2209026281536">
          <table:table-cell table:style-name="Table1.A1" office:value-type="string">
            <text:p text:style-name="Text_20_body">ἔλαβε δέ μαρσίππιον ἐκ τοῦ κόλπου ε”χον ὀλίγα σφαιρία ἐγκύκλια τοῦ γκόλφ.</text:p>
          </table:table-cell>
          <table:table-cell office:value-type="string">
            <text:p text:style-name="P6">It had been Harry's best Christmas day ever. Yet something had been nagging at the back of his mind all day. Not until he climbed into bed was he free to think about it: the invisibility cloak and <text:soft-page-break/>whoever had sent it. </text:p>
          </table:table-cell>
        </table:table-row>
        <table:table-row table:style-name="TableLine2209026281536">
          <table:table-cell table:style-name="Table1.A1" office:value-type="string">
            <text:p text:style-name="Text_20_body">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able:table-cell>
          <table:table-cell office:value-type="string">
            <text:p text:style-name="P6">Ron, full of turkey and cake and with nothing mysterious to bother him, fell asleep almost as soon as he'd drawn the curtains of his four-poster. Harry leaned over the side of his own bed and pulled the cloak out from under it. </text:p>
          </table:table-cell>
        </table:table-row>
        <table:table-row table:style-name="TableLine2209026281536">
          <table:table-cell table:style-name="Table1.A1" office:value-type="string">
            <text:p text:style-name="Text_20_body">καὶ ἐν ἀκαρεῖ ἀμφότεροι ἐμετεωρίζοντο, ὁ μὲν ἐρρωμένως παν- ταχόσε ῥίπτων τὰ σφαιρία, ὁ δέ κατὰ τὸ δυνατὸν ἐπιχειρῶν ἅμα καταλαβεῖν.</text:p>
          </table:table-cell>
          <table:table-cell office:value-type="string">
            <text:p text:style-name="P6">His father's... this had been his father's. He let the material flow over his hands, smoother than silk, light as air. Use it well, the note had said. </text:p>
          </table:table-cell>
        </table:table-row>
        <table:table-row table:style-name="TableLine2209026281536">
          <table:table-cell table:style-name="Table1.A1" office:value-type="string">
            <text:p text:style-name="Text_20_body">πάντα δέ ἐνδεχομένου τοῦ Ἃρείου, ἐκεῖνος μάλισθ’ ἥδετο.</text:p>
          </table:table-cell>
          <table:table-cell office:value-type="string">
            <text:p text:style-name="P6">He had to try it, now. He slipped out of bed and wrapped the cloak around himself. Looking down at his legs, he saw only moonlight and shadows. It was a very funny feeling. </text:p>
          </table:table-cell>
        </table:table-row>
        <table:table-row table:style-name="TableLine2209026281536">
          <table:table-cell table:style-name="Table1.A1" office:value-type="string">
            <text:p text:style-name="Text_20_body">μετὰ δ’ ἡμιώριον πολλῆς ἤδη νυκτὸς γενομένης οὐκέτ’ ἦν σφαιρίζειν.</text:p>
          </table:table-cell>
          <table:table-cell office:value-type="string">
            <text:p text:style-name="P6">Use it well. </text:p>
          </table:table-cell>
        </table:table-row>
        <table:table-row table:style-name="TableLine2209026281536">
          <table:table-cell table:style-name="Table1.A1" office:value-type="string">
            <text:p text:style-name="Text_20_body">Ἠ μὴν τὴν Φιάλην ἐκείνην τὴν ἶκαροσφαιρικὴν εὖ οἶδ’ ὅτι τῆτες οἶσόμεθα.</text:p>
          </table:table-cell>
          <table:table-cell office:value-type="string">
            <text:p text:style-name="P6">Suddenly, Harry felt wide-awake. The whole of Hogwarts was open to him in this cloak. Excitement flooded through him as he stood there in the dark and silence. He could go anywhere in this, anywhere, and Filch would never know. </text:p>
          </table:table-cell>
        </table:table-row>
        <table:table-row table:style-name="TableLine2209026281536">
          <table:table-cell table:style-name="Table1.A1" office:value-type="string">
            <text:p text:style-name="Text_20_body">τοῦτο γὰρ ὁ Ὕλης πολλῆς μετ’ εὐψυχίας ε”λεγεν ἐν ᾧ ἐβάδιζον πάλιν πρὸς τὸ φρούριον.</text:p>
          </table:table-cell>
          <table:table-cell office:value-type="string">
            <text:p text:style-name="P6">Ron grunted in his sleep. Should Harry wake him? Something held him back -- his father's cloak -- he felt that this time -- the first time -- he wanted to use it alone. </text:p>
          </table:table-cell>
        </table:table-row>
        <table:table-row table:style-name="TableLine2209026281536">
          <table:table-cell table:style-name="Table1.A1" office:value-type="string">
            <text:p text:style-name="Text_20_body">Οὐ γὰρ παράδοξον ἂν εἴη εἰ σύ τέλος ἀποβαίη βελτίων γενόμενος τοῦ Καρόλου Εὖισηλίου.</text:p>
          </table:table-cell>
          <table:table-cell office:value-type="string">
            <text:p text:style-name="P6">He crept out of the dormitory, down the stairs, across the common room, and climbed through the portrait hole. </text:p>
          </table:table-cell>
        </table:table-row>
        <table:table-row table:style-name="TableLine2209026281536">
          <table:table-cell table:style-name="Table1.A1" office:value-type="string">
            <text:p text:style-name="Text_20_body">οὗτος γὰρ ἐσφαίρισεν ἂν μετὰ τῆς τῶν ’Ἁγγλων ἀγέλης, εἰ μὴ ἀπῆλθε τοὺς δράκοντας θηρεύσων.</text:p>
          </table:table-cell>
          <table:table-cell office:value-type="string">
            <text:p text:style-name="P6">"Who's there?" squawked the Fat Lady. Harry said nothing. He walked quickly down the corridor. </text:p>
          </table:table-cell>
        </table:table-row>
        <table:table-row table:style-name="TableLine2209026281536">
          <table:table-cell table:style-name="Table1.A1" office:value-type="string">
            <text:p text:style-name="Text_20_body">»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able:table-cell>
          <table:table-cell office:value-type="string">
            <text:p text:style-name="P6">Where should he go? He stopped, his heart racing, and thought. And then it came to him. The Restricted Section in the library. He'd be able to read as long as he liked, as long as it took to find out who Flamel was. </text:p>
          </table:table-cell>
        </table:table-row>
        <table:table-row table:style-name="TableLine2209026281536">
          <table:table-cell table:style-name="Table1.A1" office:value-type="string">
            <text:p text:style-name="Text_20_body">τὸ γὰρ φρούριον πάνυ οἰκειότερον ἥδη δοκεῖν αὐτῷ τῆς ΤΑ ΝΕΚΥΣΙΑ 139 τότε οἰκίας τῆς ἐν τῇ τῶν μυρσίνων ὁδῷ.</text:p>
          </table:table-cell>
          <table:table-cell office:value-type="string">
            <text:p text:style-name="P6">He set off, drawing the invisibility cloak tight around him as he walked. </text:p>
          </table:table-cell>
        </table:table-row>
        <table:table-row table:style-name="TableLine2209026281536">
          <table:table-cell table:style-name="Table1.A1" office:value-type="string">
            <text:p text:style-name="Text_20_body">καὶ αἱ σχολαὶ ἐπαγωγότε- ραι ἐγένοντο αὐτῷ τὰ <text:soft-page-break/>πρῶτα ἐκμεμαθηκότι.</text:p>
          </table:table-cell>
          <table:table-cell office:value-type="string">
            <text:p text:style-name="P6">The library was pitch-black and very eerie. Harry <text:soft-page-break/>lit a lamp to see his way along the rows of books. The lamp looked as if it was floating along in midair, and even though Harry could feel his arm supporting it, the sight gave him the creeps. </text:p>
          </table:table-cell>
        </table:table-row>
        <table:table-row table:style-name="TableLine2209026281536">
          <table:table-cell table:style-name="Table1.A1" office:value-type="string">
            <text:p text:style-name="Text_20_body">τῇ δέ τῶν Νεκυσίων ἡμέρᾳ ἐγρηγορότες εὐθὺς κατὰ τὰς διαδρομὰς ῶσφραίνοντο κολοκύνθου ὀπτωμένου εὐώδους.</text:p>
          </table:table-cell>
          <table:table-cell office:value-type="string">
            <text:p text:style-name="P6">The Restricted Section was right at the back of the library. Step ping carefully over the rope that separated these books from the rest of the library, he held up his lamp to read the titles. </text:p>
          </table:table-cell>
        </table:table-row>
        <table:table-row table:style-name="TableLine2209026281536">
          <table:table-cell table:style-name="Table1.A1" office:value-type="string">
            <text:p text:style-name="Text_20_body">καὶ πρὸς τούτῳ ἐν τῇ περὶ φίλτρων σχολῇ ὁ Φιλητικὸς ἤγγειλεν ὅτι νομίζει αὐτοὺς ἅλις ἥδη μεμαθηκέναι ὥστε καινουργεῖν τι περὶ τῆς μετακινήσεως, μαθησομένους πράττειν ὅπως μεταπτήσεταί τι κάκεῖσε καὶτὸ δεῦρο.</text:p>
          </table:table-cell>
          <table:table-cell office:value-type="string">
            <text:p text:style-name="P6">They didn't tell him much. Their peeling, faded gold letters spelled words in languages Harry couldn't understand. Some had no title at all. </text:p>
          </table:table-cell>
        </table:table-row>
        <table:table-row table:style-name="TableLine2209026281536">
          <table:table-cell table:style-name="Table1.A1" office:value-type="string">
            <text:p text:style-name="Text_20_body">τοῦτο γὰρ διὰ μακρὸν ἐβούλοντο ποιεῖν, ναὶ δὴ ἐξ οὗ εἶδον ἐκεῖνον πρᾶξαί τὴν τοῦ Νεφελώδους φρύνην περιπτάσθαι ἄνω καί κάτω περὶ τὸ διδασκαλεῖον.</text:p>
          </table:table-cell>
          <table:table-cell office:value-type="string">
            <text:p text:style-name="P6">One book had a dark stain on it that looked horribly like blood. The hairs on the back of Harry's neck prickled. Maybe he was imagining it, maybe not, but he thought a faint whispering was coming from the books, as though they knew someone was there who shouldn't be. </text:p>
          </table:table-cell>
        </table:table-row>
        <table:table-row table:style-name="TableLine2209026281536">
          <table:table-cell table:style-name="Table1.A1" office:value-type="string">
            <text:p text:style-name="Text_20_body">ἐκεῖνος δέ εἷς δύο ἔταξεν αὐτοὺς ἀσκήσοντας τὰ τῆς τέχνης.</text:p>
          </table:table-cell>
          <table:table-cell office:value-type="string">
            <text:p text:style-name="P6">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able:table-cell>
        </table:table-row>
        <table:table-row table:style-name="TableLine2209026281536">
          <table:table-cell table:style-name="Table1.A1" office:value-type="string">
            <text:p text:style-name="Text_20_body">τῴ μὲν οὖν Ἀρείῳ συνεργὸς ἦν ὁ Σάμιος Φινιγάνης, ὅπερ αὐτῷ παραμύθιον ῆν.</text:p>
          </table:table-cell>
          <table:table-cell office:value-type="string">
            <text:p text:style-name="P6">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able:table-cell>
        </table:table-row>
        <table:table-row table:style-name="TableLine2209026281536">
          <table:table-cell table:style-name="Table1.A1" office:value-type="string">
            <text:p text:style-name="Text_20_body">ὁ γὰρ Νεφελώδης βουλόμενος αὐτὸς συνεργάζεσθαι τῷ Ἁρείῳ γλίσχρον δὴ ἔβλεψε πρὸς αὐτόν.</text:p>
          </table:table-cell>
          <table:table-cell office:value-type="string">
            <text:p text:style-name="P6">He came to a sudden halt in front of a tall suit of armor. He had been so busy getting away from the library, he hadn't paid attention to where he was <text:soft-page-break/>going. Perhaps because it was dark, he didn't recognize where he was at all. There was a suit of armor near the kitchens, he knew, but he must be five floors above there. </text:p>
          </table:table-cell>
        </table:table-row>
        <table:table-row table:style-name="TableLine2209026281536">
          <table:table-cell table:style-name="Table1.A1" office:value-type="string">
            <text:p text:style-name="Text_20_body">ὁ δέ Ῥοῶν σύνεργον εἶχε τὴν Ἑρμιόνην Γέρανον.</text:p>
          </table:table-cell>
          <table:table-cell office:value-type="string">
            <text:p text:style-name="P6">"You asked me to come directly to you, Professor, if anyone was wandering around at night, and somebody's been in the library Restricted Section." </text:p>
          </table:table-cell>
        </table:table-row>
        <table:table-row table:style-name="TableLine2209026281536">
          <table:table-cell table:style-name="Table1.A1" office:value-type="string">
            <text:p text:style-name="Text_20_body">δύσκριτον δ’ ῆν διαγνῶναι πότερον αὕτη ἤ ἐκεῖνος πλέον ἠνιάθη τοῦτο.</text:p>
          </table:table-cell>
          <table:table-cell office:value-type="string">
            <text:p text:style-name="P6">Harry felt the blood drain out of his face. Wherever he was, Filch must know a shortcut, because his soft, greasy voice was getting nearer, and to his horror, it was Snape who replied, "The Restricted Section? Well, they can't be far, we'll catch them." </text:p>
          </table:table-cell>
        </table:table-row>
        <table:table-row table:style-name="TableLine2209026281536">
          <table:table-cell table:style-name="Table1.A1" office:value-type="string">
            <text:p text:style-name="Text_20_body">ἡ γὰρ Ἑρμιόνη οὐδέν εἰρήκει οὐδετέρῳ αὐτῶν ἀφ’ οῦ ὁ Ἄρειος τὸ σάρον ἐδέξατο.</text:p>
          </table:table-cell>
          <table:table-cell office:value-type="string">
            <text:p text:style-name="P6">Harry stood rooted to the spot as Filch and Snape came around the corner ahead. They couldn't see him, of course, but it was a narrow corridor and if they came much nearer they'd knock right into him -- the cloak didn't stop him from being solid. </text:p>
          </table:table-cell>
        </table:table-row>
        <table:table-row table:style-name="TableLine2209026281536">
          <table:table-cell table:style-name="Table1.A1" office:value-type="string">
            <text:p text:style-name="Text_20_body">ὁ δέ σοφιστὴς Φιλητικός, ἑστὼς κατὰ τὸ σύνηθες ἐπὶ σωρῴ βιβλίων, τῇ φωνῇ λιγείᾳ Μέμνησθε δῆτα τὰ τοῦ καρποῦ κινήματα, ἔφη, ἅπερ ἄρτι ἠσκοῦμεν.</text:p>
          </table:table-cell>
          <table:table-cell office:value-type="string">
            <text:p text:style-name="P6">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able:table-cell>
        </table:table-row>
        <table:table-row table:style-name="TableLine2209026281536">
          <table:table-cell table:style-name="Table1.A1" office:value-type="string">
            <text:p text:style-name="Text_20_body">πάλλε καὶ παῖε, μέμνησο, πάλλε καὶ παῖε.</text:p>
          </table:table-cell>
          <table:table-cell office:value-type="string">
            <text:p text:style-name="P6">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able:table-cell>
        </table:table-row>
        <table:table-row table:style-name="TableLine2209026281536">
          <table:table-cell table:style-name="Table1.A1" office:value-type="string">
            <text:p text:style-name="Text_20_body">καὶ ὀρθῶς φθέγγου τὰ μαγικὰ ῥήματα, τοῦτο γὰρ μέγιστον δή.</text:p>
          </table:table-cell>
          <table:table-cell office:value-type="string">
            <text:p text:style-name="P6">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text:soft-page-break/>wanting to look at himself but see no reflection again. He stepped in front of it. </text:p>
          </table:table-cell>
        </table:table-row>
        <table:table-row table:style-name="TableLine2209026281536">
          <table:table-cell table:style-name="Table1.A1" office:value-type="string">
            <text:p text:style-name="Text_20_body">μέμνησο καὶ τοῦ μάγου Βαρύφρονος.</text:p>
          </table:table-cell>
          <table:table-cell office:value-type="string">
            <text:p text:style-name="P6">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2209026281536">
          <table:table-cell table:style-name="Table1.A1" office:value-type="string">
            <text:p text:style-name="Text_20_body">οὗτος γὰρ τὸ σῖγμα φων- ήσας ἀντὶ τοῦ φεῖ ἀπέβη χαμαὶ κείμενος βουβάλου ἐπι τῶν στέρνων καθημένου.</text:p>
          </table:table-cell>
          <table:table-cell office:value-type="string">
            <text:p text:style-name="P6">But the room was empty. Breathing very fast, he turned slowly back to the mirror. </text:p>
          </table:table-cell>
        </table:table-row>
        <table:table-row table:style-name="TableLine2209026281536">
          <table:table-cell table:style-name="Table1.A1" office:value-type="string">
            <text:p text:style-name="Text_20_body">καὶ χαλεπώτατον ὡς ἀληθῶς ἧν.</text:p>
          </table:table-cell>
          <table:table-cell office:value-type="string">
            <text:p text:style-name="P6">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able:table-cell>
        </table:table-row>
        <table:table-row table:style-name="TableLine2209026281536">
          <table:table-cell table:style-name="Table1.A1" office:value-type="string">
            <text:p text:style-name="Text_20_body">ὁ γὰρ ’Άρειος καὶ ὁ Σάμιος ε”παλλον μὲν καὶ ἔπαιον, τὸ δέ πτερὸν ὃ καὶ ἄνω ε”δει μετέωρον ἱέναι ε”κειτο ἁπλῶς ἐπὶ τῷ βάθρῳ.</text:p>
          </table:table-cell>
          <table:table-cell office:value-type="string">
            <text:p text:style-name="P6">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able:table-cell>
        </table:table-row>
        <table:table-row table:style-name="TableLine2209026281536">
          <table:table-cell table:style-name="Table1.A1" office:value-type="string">
            <text:p text:style-name="Text_20_body">ἀτὰρ Σάμιος οὕτω ἠγανάκτει ὥστε σκαλεύσας τῇ ῥάβδῳ πυρὶ ἀνῆψε δή.</text:p>
          </table:table-cell>
          <table:table-cell office:value-type="string">
            <text:p text:style-name="P6">Harry was so close to the mirror now that his nose was nearly touching that of his reflection. </text:p>
          </table:table-cell>
        </table:table-row>
        <table:table-row table:style-name="TableLine2209026281536">
          <table:table-cell table:style-name="Table1.A1" office:value-type="string">
            <text:p text:style-name="Text_20_body">τοῦτο δ’ ἔδει τὸν ’Άρειον κατασβέσαι τὸν πῖλον προσέχοντα.</text:p>
          </table:table-cell>
          <table:table-cell office:value-type="string">
            <text:p text:style-name="P6">"Mom?" he whispered. "Dad?" </text:p>
          </table:table-cell>
        </table:table-row>
        <table:table-row table:style-name="TableLine2209026281536">
          <table:table-cell table:style-name="Table1.A1" office:value-type="string">
            <text:p text:style-name="Text_20_body">οὐδ’ ὁ Ῥοὼν πλησίον αὐτοῦ καθήμενος βέλτιον ἔπραττεν.</text:p>
          </table:table-cell>
          <table:table-cell office:value-type="string">
            <text:p text:style-name="P6">They just looked at him, smiling. And slowly, Harry looked into the faces of the other people in <text:soft-page-break/>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209026281536">
          <table:table-cell table:style-name="Table1.A1" office:value-type="string">
            <text:p text:style-name="Text_20_body">Οὐιγγαρδιὸν λεουιοσά κεκραγὼς τοὺς βραχίονας οὐ βραχεῖς ὄντας ἅμα ἀνέσεισεν ἀνεμομύλῳ ἐοικώς.</text:p>
          </table:table-cell>
          <table:table-cell office:value-type="string">
            <text:p text:style-name="P6">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2209026281536">
          <table:table-cell table:style-name="Table1.A1" office:value-type="string">
            <text:p text:style-name="Text_20_body">ἤκουσε δ’ ὁ ’Άρειος τῆς Ἑρμιόνης ἐπιτιμῶσης αὐτῷ ὧδέ Οὐκ ὀρθῶς φωνεῖς, ἔφη.</text:p>
          </table:table-cell>
          <table:table-cell office:value-type="string">
            <text:p text:style-name="P6">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2209026281536">
          <table:table-cell table:style-name="Table1.A1" office:value-type="string">
            <text:p text:style-name="Text_20_body">ε”στι δέ Οὖιγγάρδιον λεουιώσα· δεῖ φωνῆσαι τὸ γὰρ μακρότερον.</text:p>
          </table:table-cell>
          <table:table-cell office:value-type="string">
            <text:p text:style-name="P6">and hurried from the room. </text:p>
          </table:table-cell>
        </table:table-row>
        <table:table-row table:style-name="TableLine2209026281536">
          <table:table-cell table:style-name="Table1.A1" office:value-type="string">
            <text:p text:style-name="Text_20_body">ὁ δέ παρωξυμμένος Φώνησον οὖν, ἔφη, αὐτὴ σοφωτέρα δὴ οὖσα.</text:p>
          </table:table-cell>
          <table:table-cell office:value-type="string">
            <text:p text:style-name="P6">"You could have woken me up," said Ron, crossly. </text:p>
          </table:table-cell>
        </table:table-row>
        <table:table-row table:style-name="TableLine2209026281536">
          <table:table-cell table:style-name="Table1.A1" office:value-type="string">
            <text:p text:style-name="Text_20_body">ἡ δέ συστειλαμένη ἑαυτὴν ἕπηλε τὴν ῥάβδον.</text:p>
          </table:table-cell>
          <table:table-cell office:value-type="string">
            <text:p text:style-name="P6">"You can come tonight, I'm going back, I want to show you the mirror. </text:p>
          </table:table-cell>
        </table:table-row>
        <table:table-row table:style-name="TableLine2209026281536">
          <table:table-cell table:style-name="Table1.A1" office:value-type="string">
            <text:p text:style-name="Text_20_body">Οὐιγγάρδιον, ἔφη, λεουιώσα.</text:p>
          </table:table-cell>
          <table:table-cell office:value-type="string">
            <text:p text:style-name="P6">"I'd like to see your mom and dad," Ron said eagerly. </text:p>
          </table:table-cell>
        </table:table-row>
        <table:table-row table:style-name="TableLine2209026281536">
          <table:table-cell table:style-name="Table1.A1" office:value-type="string">
            <text:p text:style-name="Text_20_body">καὶ τὸ πτερὸν αὐτῶν ἀπὸ τοῦ βάθρου μετεωριζόμενον ἐξ ἀέρος ἐκρέματο ὑπέρ τῶν κεφαλῶν ὡς τέτταρας πόδας αἰωρούμενον.</text:p>
          </table:table-cell>
          <table:table-cell office:value-type="string">
            <text:p text:style-name="P6">"And I want to see all your family, all the Weasleys, you'll be able to show me your other brothers and everyone." </text:p>
          </table:table-cell>
        </table:table-row>
        <table:table-row table:style-name="TableLine2209026281536">
          <table:table-cell table:style-name="Table1.A1" office:value-type="string">
            <text:p text:style-name="Text_20_body">1 40 ΑΡΕΙΟΣ Πο ΤΗΡ Πύππαξ, κροτῶν εἶπεν ὀ Φιλητικός.</text:p>
          </table:table-cell>
          <table:table-cell office:value-type="string">
            <text:p text:style-name="P6">"You can see them any old time," said Ron. "Just come round my house this summer. Anyway, maybe it only shows dead people. Shame about not finding Flamel, though. Have some bacon or something, why aren't you eating anything?" </text:p>
          </table:table-cell>
        </table:table-row>
        <table:table-row table:style-name="TableLine2209026281536">
          <table:table-cell table:style-name="Table1.A1" office:value-type="string">
            <text:p text:style-name="Text_20_body">ἰδού.</text:p>
          </table:table-cell>
          <table:table-cell office:value-type="string">
            <text:p text:style-name="P6">Harry couldn't eat. He had seen his parents and would be seeing them again tonight. He had almost forgotten about Flamel. It didn't seem very important anymore. Who cared what the three headed dog was guarding? What did it matter if <text:soft-page-break/>Snape stole it, really? "Are you all right?" said Ron. "You look odd." </text:p>
          </table:table-cell>
        </table:table-row>
        <table:table-row table:style-name="TableLine2209026281536">
          <table:table-cell table:style-name="Table1.A1" office:value-type="string">
            <text:p text:style-name="Text_20_body">ἀναβλέψασθε δεῦρο.</text:p>
          </table:table-cell>
          <table:table-cell office:value-type="string">
            <text:p text:style-name="P6">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2209026281536">
          <table:table-cell table:style-name="Table1.A1" office:value-type="string">
            <text:p text:style-name="Text_20_body">ἡ γὰρ Γέρανος πέπραχε δή.</text:p>
          </table:table-cell>
          <table:table-cell office:value-type="string">
            <text:p text:style-name="P6">"I'm freezing," said Ron. "Let's forget it and go back." </text:p>
          </table:table-cell>
        </table:table-row>
        <table:table-row table:style-name="TableLine2209026281536">
          <table:table-cell table:style-name="Table1.A1" office:value-type="string">
            <text:p text:style-name="Text_20_body">ὁ δέ Ῥοών τελευτησάσης τῆς σχολῆς ἐξειστήκει τελέως ἑαυτοῦ.</text:p>
          </table:table-cell>
          <table:table-cell office:value-type="string">
            <text:p text:style-name="P6">"No!" Harry hissed. I know it's here somewhere." </text:p>
          </table:table-cell>
        </table:table-row>
        <table:table-row table:style-name="TableLine2209026281536">
          <table:table-cell table:style-name="Table1.A1" office:value-type="string">
            <text:p text:style-name="Text_20_body">Μὴ θαύμαζ’ εἷ πάντες χαλεπῶς φέρουσιν αὐτὴν μιαρωτάτην γενομένην, πιθοῦ μοι.</text:p>
          </table:table-cell>
          <table:table-cell office:value-type="string">
            <text:p text:style-name="P6">They passed the ghost of a tall witch gliding in the opposite direction, but saw no one else. just as Ron started moaning that his feet were dead with cold, Harry spotted the suit of armor. </text:p>
          </table:table-cell>
        </table:table-row>
        <table:table-row table:style-name="TableLine2209026281536">
          <table:table-cell table:style-name="Table1.A1" office:value-type="string">
            <text:p text:style-name="Text_20_body">τοιαῦτα γὰρ ἔλεγε τῷ Ἁρείῳ μεταξὺ βιαζ- όμενος μετ’ αὐτοῦ παρὰ τοὺς ἐν τῇ διαδρομῇ στενοχωρουμένους.</text:p>
          </table:table-cell>
          <table:table-cell office:value-type="string">
            <text:p text:style-name="P6">"It's here -- just here -- yes!" </text:p>
          </table:table-cell>
        </table:table-row>
        <table:table-row table:style-name="TableLine2209026281536">
          <table:table-cell table:style-name="Table1.A1" office:value-type="string">
            <text:p text:style-name="Text_20_body">ὠστίζετο δέ τις τῷ Ἁρείῳ ῥύμῃ παριοῦσα.</text:p>
          </table:table-cell>
          <table:table-cell office:value-type="string">
            <text:p text:style-name="P6">They pushed the door open. Harry dropped the cloak from around his shoulders and ran to the mirror. </text:p>
          </table:table-cell>
        </table:table-row>
        <table:table-row table:style-name="TableLine2209026281536">
          <table:table-cell table:style-name="Table1.A1" office:value-type="string">
            <text:p text:style-name="Text_20_body">κατιδὼν δέ τι τῆς ὅψεως ταύτης τὴν Ἑρμιόνην ἐγνώρισεν.</text:p>
          </table:table-cell>
          <table:table-cell office:value-type="string">
            <text:p text:style-name="P6">There they were. His mother and father beamed at the sight of him. </text:p>
          </table:table-cell>
        </table:table-row>
        <table:table-row table:style-name="TableLine2209026281536">
          <table:table-cell table:style-name="Table1.A1" office:value-type="string">
            <text:p text:style-name="Text_20_body">ἐθορυβήθη δ ’ αὖ δακρυούσης αἰσθόμενος.</text:p>
          </table:table-cell>
          <table:table-cell office:value-type="string">
            <text:p text:style-name="P6">"See?" Harry whispered. </text:p>
          </table:table-cell>
        </table:table-row>
        <table:table-row table:style-name="TableLine2209026281536">
          <table:table-cell table:style-name="Table1.A1" office:value-type="string">
            <text:p text:style-name="Text_20_body">’Ϊ-Ῑκουσε γὰρ σοῦ, ἔφη, οἶμαι.</text:p>
          </table:table-cell>
          <table:table-cell office:value-type="string">
            <text:p text:style-name="P6">"I can't see anything." </text:p>
          </table:table-cell>
        </table:table-row>
        <table:table-row table:style-name="TableLine2209026281536">
          <table:table-cell table:style-name="Table1.A1" office:value-type="string">
            <text:p text:style-name="Text_20_body">ἐκεῖνος δέ Τὸ δεῖνα, ἔφη.</text:p>
          </table:table-cell>
          <table:table-cell office:value-type="string">
            <text:p text:style-name="P6">"Look! Look at them all... there are loads of them...." </text:p>
          </table:table-cell>
        </table:table-row>
        <table:table-row table:style-name="TableLine2209026281536">
          <table:table-cell table:style-name="Table1.A1" office:value-type="string">
            <text:p text:style-name="Text_20_body">ξύνοιδε δήπου ἑαυτῇ φίλον οὐκ ε”χουσα οὐδένα,’ καίτοι αἰσχύνεσθαί τι ἐδόκει δή.</text:p>
          </table:table-cell>
          <table:table-cell office:value-type="string">
            <text:p text:style-name="P6">"I can only see you." </text:p>
          </table:table-cell>
        </table:table-row>
        <table:table-row table:style-name="TableLine2209026281536">
          <table:table-cell table:style-name="Table1.A1" office:value-type="string">
            <text:p text:style-name="Text_20_body">ἐκείνη δ’ οὖν οὐ παρῆν τῇ ἐπιούσῃ σχολῇ, οὐδ’ εἶδέ τις αὐτὴν ἀνὰ πᾶσαν τὴν δείλην.</text:p>
          </table:table-cell>
          <table:table-cell office:value-type="string">
            <text:p text:style-name="P6">"Look in it properly, go on, stand where I am." </text:p>
          </table:table-cell>
        </table:table-row>
        <table:table-row table:style-name="TableLine2209026281536">
          <table:table-cell table:style-name="Table1.A1" office:value-type="string">
            <text:p text:style-name="Text_20_body">προσιόντες δέ πρὸς τὸ μέγαρον ἐπὶ τὴν τῶν νεκυσίων ἑορτήν, ὁ (Ἁρειος καὶ ὁ Ῥοών παρήκουσαν τῆς Παραβάτιδος Πατίλης λεγούσης τῇ Λαφενδρίᾳ συνήθει οὔσῃ ῶς ἡ Ἑρμιόνη ἐν τῷ παρθενικῶ λουτρῶνι δακρυρροεῖ, τὰς δέ μελετᾶν <text:soft-page-break/>αὐτῆς θελούσας ἑταίρας ἀπωθεῖ ἁπάσας.</text:p>
          </table:table-cell>
          <table:table-cell office:value-type="string">
            <text:p text:style-name="P6">Harry stepped aside, but with Ron in front of the mirror, he couldn't see his family anymore, just Ron in his paisley pajamas. </text:p>
          </table:table-cell>
        </table:table-row>
        <table:table-row table:style-name="TableLine2209026281536">
          <table:table-cell table:style-name="Table1.A1" office:value-type="string">
            <text:p text:style-name="Text_20_body">καὶ πρὸς τοῦτο ὁ Ῥοών καί πλέον αἰσχυνόμενος μέχρι γέ τινος ἐφαίνετο· μετ’ ὀλίγον δέ πάντων εἷς τὸ μέγαρον ἡκόντων ἐπελάθετο καὶ αὐτὸς τῆς γ’ Ἑρμιόνης.</text:p>
          </table:table-cell>
          <table:table-cell office:value-type="string">
            <text:p text:style-name="P6">Ron, though, was staring transfixed at his image. </text:p>
          </table:table-cell>
        </table:table-row>
        <table:table-row table:style-name="TableLine2209026281536">
          <table:table-cell table:style-name="Table1.A1" office:value-type="string">
            <text:p text:style-name="Text_20_body">ἐξεπλάγησαν γὰρ πάντες ὁρῶντες τὰ θεατρικὰ τὰ τῆς πρὸς ἑορτὴν σκηνογραφικῆς θαυματουργίας.</text:p>
          </table:table-cell>
          <table:table-cell office:value-type="string">
            <text:p text:style-name="P6">"Look at me!" he said. </text:p>
          </table:table-cell>
        </table:table-row>
        <table:table-row table:style-name="TableLine2209026281536">
          <table:table-cell table:style-name="Table1.A1" office:value-type="string">
            <text:p text:style-name="Text_20_body">νυκτερίδες μὲν γὰρ χίλιαι περιεπέτοντο παρὰ τῶν τοίχων καῖ τοῦ ὀρόφου, χίλιαι δ’ αὖ κατέσκηπτον ὑπὲρ τῶν τραπεζῶν ἴσαι θυέλλαις μελαίναις, ὥστε ῥιπιζόμεναι μικροῦ ἐδέησαν κατασβέσαι τὰς ἐν κολοκύνθοις λαμπάδας.</text:p>
          </table:table-cell>
          <table:table-cell office:value-type="string">
            <text:p text:style-name="P6">"Can you see all your family standing around you?" </text:p>
          </table:table-cell>
        </table:table-row>
        <table:table-row table:style-name="TableLine2209026281536">
          <table:table-cell table:style-name="Table1.A1" office:value-type="string">
            <text:p text:style-name="Text_20_body">ἡ δέ θοίνη ἐξ ἀπροσδοκήτου ἀνεφάνη, καθάπερ ἡ κατ’ ἀρχὴν τῆς περιόδου.</text:p>
          </table:table-cell>
          <table:table-cell office:value-type="string">
            <text:p text:style-name="P6">"No -- I'm alone -- but I'm different -- I look older -- and I'm head boy!" </text:p>
          </table:table-cell>
        </table:table-row>
        <table:table-row table:style-name="TableLine2209026281536">
          <table:table-cell table:style-name="Table1.A1" office:value-type="string">
            <text:p text:style-name="Text_20_body">ὁ δ’ Ἄρειος ὠρέγετο πρὸς γεωμῆλον μετ’ αὐτοῦ τοῦ φλοιοῦ ὠπτημένον καὶ ὁ Κίουρος εἶσέδραμεν εἷς τὸ μέσον, τὴν μίτραν χύδην ἀπορρέουσαν παρέχων οὐδενὶ κοσμῴ.</text:p>
          </table:table-cell>
          <table:table-cell office:value-type="string">
            <text:p text:style-name="P6">"What?" </text:p>
          </table:table-cell>
        </table:table-row>
        <table:table-row table:style-name="TableLine2209026281536">
          <table:table-cell table:style-name="Table1.A1" office:value-type="string">
            <text:p text:style-name="Text_20_body">δῆλος δ’ ἦν φόβῳ καταπεπληγμένος.</text:p>
          </table:table-cell>
          <table:table-cell office:value-type="string">
            <text:p text:style-name="P6">"I am -- I'm wearing the badge like Bill used to -- and I'm holding the house cup and the Quidditch cup -- I'm Quidditch captain, too. </text:p>
          </table:table-cell>
        </table:table-row>
        <table:table-row table:style-name="TableLine2209026281536">
          <table:table-cell table:style-name="Table1.A1" office:value-type="string">
            <text:p text:style-name="Text_20_body">καῖ πάντων ἀτενιζόντων, ἥκων παρὰ τὸν τοῦ Διμπλοδώρου θρόνον ε”πεσε πρὸς τὴν τράπεζαν.</text:p>
          </table:table-cell>
          <table:table-cell office:value-type="string">
            <text:p text:style-name="P6">Ron tore his eyes away from this splendid sight to look excitedly at Harry. </text:p>
          </table:table-cell>
        </table:table-row>
        <table:table-row table:style-name="TableLine2209026281536">
          <table:table-cell table:style-name="Table1.A1" office:value-type="string">
            <text:p text:style-name="Text_20_body">καὶ μάλ’ ἄσθματος μεστὸς πνευστιῶν τέως μόλις Τρωγλοδύτης, ἔφη, ἐν τῇ γοργύρᾳ.</text:p>
          </table:table-cell>
          <table:table-cell office:value-type="string">
            <text:p text:style-name="P6">"Do you think this mirror shows the future?" </text:p>
          </table:table-cell>
        </table:table-row>
        <table:table-row table:style-name="TableLine2209026281536">
          <table:table-cell table:style-name="Table1.A1" office:value-type="string">
            <text:p text:style-name="Text_20_body">ᾠόμην γὰρ ὑμᾶς θέλειν πυθέσθαι.</text:p>
          </table:table-cell>
          <table:table-cell office:value-type="string">
            <text:p text:style-name="P6">"How can it? All my family are dead -- let me have another look --" </text:p>
          </table:table-cell>
        </table:table-row>
        <table:table-row table:style-name="TableLine2209026281536">
          <table:table-cell table:style-name="Table1.A1" office:value-type="string">
            <text:p text:style-name="Text_20_body">καὶ ταῦτ’ εἰπὼν χαμαὶ κατέπεσε λιποψυχήσας.</text:p>
          </table:table-cell>
          <table:table-cell office:value-type="string">
            <text:p text:style-name="P6">"You had it to yourself all last night, give me a bit more time." </text:p>
          </table:table-cell>
        </table:table-row>
        <table:table-row table:style-name="TableLine2209026281536">
          <table:table-cell table:style-name="Table1.A1" office:value-type="string">
            <text:p text:style-name="Text_20_body">ταραχὴ δ’ εὐθὺς ἐνεγένετο πᾶσι πολλή.</text:p>
          </table:table-cell>
          <table:table-cell office:value-type="string">
            <text:p text:style-name="P6">"You're only holding the Quidditch cup, what's interesting about that? I want to see my parents." </text:p>
          </table:table-cell>
        </table:table-row>
        <table:table-row table:style-name="TableLine2209026281536">
          <table:table-cell table:style-name="Table1.A1" office:value-type="string">
            <text:p text:style-name="Text_20_body">τὸ δέ τελευταῖον ὁ Διμ- πλόδωρος ἐξ ἄκρας τῆς ῥάβδου πυρφόρα πορφυρᾶ ἀνιεὶς οὐκ ὀλίγα κατεσιώπησεν ἅπαντας.</text:p>
          </table:table-cell>
          <table:table-cell office:value-type="string">
            <text:p text:style-name="P6">"Don't push me --" </text:p>
          </table:table-cell>
        </table:table-row>
        <table:table-row table:style-name="TableLine2209026281536">
          <table:table-cell table:style-name="Table1.A1" office:value-type="string">
            <text:p text:style-name="Text_20_body">ἺΩ πρυτάνεις, ἔφη, ἀπαγέτω ἕκαστος τοὺς οἰκείους πρὸς τὰ κοιμητήρια.</text:p>
          </table:table-cell>
          <table:table-cell office:value-type="string">
            <text:p text:style-name="P6">A sudden noise outside in the corridor put an end to their discussion. </text:p>
          </table:table-cell>
        </table:table-row>
        <text:soft-page-break/>
        <table:table-row table:style-name="TableLine2209026281536">
          <table:table-cell table:style-name="Table1.A1" office:value-type="string">
            <text:p text:style-name="Text_20_body">ΤΑ ΝΕΚΥΣΙΑ 14] ὁ δέ Περσεὺς ἀμέλει ἀγαπῶν τὸ πρᾶγμα “Έπεσθέ μοι, ὧ πρωτό- πειροι.</text:p>
          </table:table-cell>
          <table:table-cell office:value-type="string">
            <text:p text:style-name="P6">They hadn't realized how loudly they had been talking. </text:p>
          </table:table-cell>
        </table:table-row>
        <table:table-row table:style-name="TableLine2209026281536">
          <table:table-cell table:style-name="Table1.A1" office:value-type="string">
            <text:p text:style-name="Text_20_body">μένετε ἀθρόοι.</text:p>
          </table:table-cell>
          <table:table-cell office:value-type="string">
            <text:p text:style-name="P6">"Quick!" </text:p>
          </table:table-cell>
        </table:table-row>
        <table:table-row table:style-name="TableLine2209026281536">
          <table:table-cell table:style-name="Table1.A1" office:value-type="string">
            <text:p text:style-name="Text_20_body">οὐ φοβητέος ὁ Τρωγλοδύτης ἐστὶν ὑμῖν πειθομένοις γ’ ἐμοί.</text:p>
          </table:table-cell>
          <table:table-cell office:value-type="string">
            <text:p text:style-name="P6">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2209026281536">
          <table:table-cell table:style-name="Table1.A1" office:value-type="string">
            <text:p text:style-name="Text_20_body">συνακολουθεῖτε δῆτα.</text:p>
          </table:table-cell>
          <table:table-cell office:value-type="string">
            <text:p text:style-name="P6">"This isn't safe -- she might have gone for Filch, I bet she heard us. </text:p>
          </table:table-cell>
        </table:table-row>
        <table:table-row table:style-name="TableLine2209026281536">
          <table:table-cell table:style-name="Table1.A1" office:value-type="string">
            <text:p text:style-name="Text_20_body">ἀπέλθετ’ ἐκποδών.</text:p>
          </table:table-cell>
          <table:table-cell office:value-type="string">
            <text:p text:style-name="P6">Come on." </text:p>
          </table:table-cell>
        </table:table-row>
        <table:table-row table:style-name="TableLine2209026281536">
          <table:table-cell table:style-name="Table1.A1" office:value-type="string">
            <text:p text:style-name="Text_20_body">πρωτόπειροι γὰρ διαβαίνουσι.</text:p>
          </table:table-cell>
          <table:table-cell office:value-type="string">
            <text:p text:style-name="P6">And Ron pulled Harry out of the room. </text:p>
          </table:table-cell>
        </table:table-row>
        <table:table-row table:style-name="TableLine2209026281536">
          <table:table-cell table:style-name="Table1.A1" office:value-type="string">
            <text:p text:style-name="Text_20_body">ξύγγνωθί μοι.</text:p>
          </table:table-cell>
          <table:table-cell office:value-type="string">
            <text:p text:style-name="P6">The snow still hadn't melted the next morning. </text:p>
          </table:table-cell>
        </table:table-row>
        <table:table-row table:style-name="TableLine2209026281536">
          <table:table-cell table:style-name="Table1.A1" office:value-type="string">
            <text:p text:style-name="Text_20_body">πρύτανις γάρ εἰμι.</text:p>
          </table:table-cell>
          <table:table-cell office:value-type="string">
            <text:p text:style-name="P6">"Want to play chess, Harry?" said Ron. </text:p>
          </table:table-cell>
        </table:table-row>
        <table:table-row table:style-name="TableLine2209026281536">
          <table:table-cell table:style-name="Table1.A1" office:value-type="string">
            <text:p text:style-name="Text_20_body">ὁ δ’ Ἄρειος ἀναβαίνων ἤρετο ποίῳ τρόπῳ Τρωγλοδύτῃ ἐξῆν εἰσιέναι.</text:p>
          </table:table-cell>
          <table:table-cell office:value-type="string">
            <text:p text:style-name="P6">"No." </text:p>
          </table:table-cell>
        </table:table-row>
        <table:table-row table:style-name="TableLine2209026281536">
          <table:table-cell table:style-name="Table1.A1" office:value-type="string">
            <text:p text:style-name="Text_20_body">ὁ δὲ Ῥοών Οὐκ οἶδ’ ἔγωγε.</text:p>
          </table:table-cell>
          <table:table-cell office:value-type="string">
            <text:p text:style-name="P6">"Why don't we go down and visit Hagrid?" </text:p>
          </table:table-cell>
        </table:table-row>
        <table:table-row table:style-name="TableLine2209026281536">
          <table:table-cell table:style-name="Table1.A1" office:value-type="string">
            <text:p text:style-name="Text_20_body">οἱ γὰρ Τρωγλοδύται λέγονται νωθέστατοι πεφυκέναι.</text:p>
          </table:table-cell>
          <table:table-cell office:value-type="string">
            <text:p text:style-name="P6">"No... you go..." </text:p>
          </table:table-cell>
        </table:table-row>
        <table:table-row table:style-name="TableLine2209026281536">
          <table:table-cell table:style-name="Table1.A1" office:value-type="string">
            <text:p text:style-name="Text_20_body">τάχ’ ὁ Ποιφύκτης εἰσήγαγεν ἐν σκώμ- ματος μέρει πρὸς τὰ Νεκύσια.</text:p>
          </table:table-cell>
          <table:table-cell office:value-type="string">
            <text:p text:style-name="P6">"I know what you're thinking about, Harry, that mirror. Don't go back tonight." </text:p>
          </table:table-cell>
        </table:table-row>
        <table:table-row table:style-name="TableLine2209026281536">
          <table:table-cell table:style-name="Table1.A1" office:value-type="string">
            <text:p text:style-name="Text_20_body">παρέβαινον δ’ ἄλλους ἄλλοσε ἐπειγομένους.</text:p>
          </table:table-cell>
          <table:table-cell office:value-type="string">
            <text:p text:style-name="P6">"Why not?" </text:p>
          </table:table-cell>
        </table:table-row>
        <table:table-row table:style-name="TableLine2209026281536">
          <table:table-cell table:style-name="Table1.A1" office:value-type="string">
            <text:p text:style-name="Text_20_body">καὶ ἐν ᾧ ὠστίζοντο δι’ Ὑφελπύφων στῖφος συντεταραγμένων, ὁ ’Ἁρειος τοῦ Ῥοῶνος ἄφνω βραχίονος λαβόμενος Τὸ δεῖνα, ἔφη, ἐνενόησά τι περὶ τῆς Ἑρμιόνης.</text:p>
          </table:table-cell>
          <table:table-cell office:value-type="string">
            <text:p text:style-name="P6">"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2209026281536">
          <table:table-cell table:style-name="Table1.A1" office:value-type="string">
            <text:p text:style-name="Text_20_body">Ποῖον δὲ τί,· Ἀλλ’ αὕτη τοῦ Τρωγλοδύτου πέρι οὐδέν μὰ Δί’ οἶδεν.</text:p>
          </table:table-cell>
          <table:table-cell office:value-type="string">
            <text:p text:style-name="P6">"You sound like Hermione." </text:p>
          </table:table-cell>
        </table:table-row>
        <table:table-row table:style-name="TableLine2209026281536">
          <table:table-cell table:style-name="Table1.A1" office:value-type="string">
            <text:p text:style-name="Text_20_body">ἐκεῖνος δέ χεῖλος δακὼν ἀνέσχετο.</text:p>
          </table:table-cell>
          <table:table-cell office:value-type="string">
            <text:p text:style-name="P6">"I'm serious, Harry, don't go." </text:p>
          </table:table-cell>
        </table:table-row>
        <table:table-row table:style-name="TableLine2209026281536">
          <table:table-cell table:style-name="Table1.A1" office:value-type="string">
            <text:p text:style-name="Text_20_body">δυσκόλως μὲν γὰρ ε”τι διέκειτο, ὁμῶς δέ Καλῶς ἔχει, ἔφη.</text:p>
          </table:table-cell>
          <table:table-cell office:value-type="string">
            <text:p text:style-name="P6">But Harry only had one thought in his head, which was to get back in front of the mirror, and Ron wasn't going to stop him. </text:p>
          </table:table-cell>
        </table:table-row>
        <table:table-row table:style-name="TableLine2209026281536">
          <table:table-cell table:style-name="Table1.A1" office:value-type="string">
            <text:p text:style-name="Text_20_body">εὐλαβώμεθα μέντοι μὴ ὀ Περσεὺς κατίδῃ ἡμᾶς.</text:p>
          </table:table-cell>
          <table:table-cell office:value-type="string">
            <text:p text:style-name="P6">That third night he found his way more quickly <text:soft-page-break/>than before. He was walking so fast he knew he was making more noise than was wise, but he didn't meet anyone. </text:p>
          </table:table-cell>
        </table:table-row>
        <table:table-row table:style-name="TableLine2209026281536">
          <table:table-cell table:style-name="Table1.A1" office:value-type="string">
            <text:p text:style-name="Text_20_body">καὶ νεύσαντες κάτω, προσμείξαντες δέ τοῖς Ὑφελπύφοις εἷς τοῦμπαλιν ἰοῦσιν, ὑπεξελθόντες δ ’ αὖ εἷς τὸ πλάγιον κατὰ διαδρομήν τινα, ἔσπευσαν πρὸς τὸν παρθενικόν λουτρῶνα.</text:p>
          </table:table-cell>
          <table:table-cell office:value-type="string">
            <text:p text:style-name="P6">And there were his mother and father smiling at him again, and one of his grandfathers nodding happily. Harry sank down to sit on the floor in front of the mirror. There was nothing to stop him from staying here all night with his family. Nothing at all. </text:p>
          </table:table-cell>
        </table:table-row>
        <table:table-row table:style-name="TableLine2209026281536">
          <table:table-cell table:style-name="Table1.A1" office:value-type="string">
            <text:p text:style-name="Text_20_body">κάμψαντες δέ ἀγκῶνα, ἐκ τοῦ ὄπισθεν ἥκουσαν ψόφον τινὸς ῶς ποδῶν ἔχει διώκοντος.</text:p>
          </table:table-cell>
          <table:table-cell office:value-type="string">
            <text:p text:style-name="P6">Except -- "So -- back again, Harry?" </text:p>
          </table:table-cell>
        </table:table-row>
        <table:table-row table:style-name="TableLine2209026281536">
          <table:table-cell table:style-name="Table1.A1" office:value-type="string">
            <text:p text:style-name="Text_20_body">Περσεύς, ῆ δ’ ὃς ὁ Ῥοὼν ψιθυρίζων, ὠθῶν δ’ ἅμα τὸν ’Ἀρειον κατόπιν μεγάλου γρῦπος λιθίνου ὥστε κρύψασθαι.</text:p>
          </table:table-cell>
          <table:table-cell office:value-type="string">
            <text:p text:style-name="P6">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2209026281536">
          <table:table-cell table:style-name="Table1.A1" office:value-type="string">
            <text:p text:style-name="Text_20_body">προκύψαντες δὲ τὸν μὲν Περσέα οὐκ εἶδον, Σίναπυν δέ.</text:p>
          </table:table-cell>
          <table:table-cell office:value-type="string">
            <text:p text:style-name="P6">" -- I didn't see you, sir." </text:p>
          </table:table-cell>
        </table:table-row>
        <table:table-row table:style-name="TableLine2209026281536">
          <table:table-cell table:style-name="Table1.A1" office:value-type="string">
            <text:p text:style-name="Text_20_body">ὁ δέ διαβὰς τὴν διαδρομὴν ἐξ ὀμμάτων ἀπῆλθεν αὐτοῖς.</text:p>
          </table:table-cell>
          <table:table-cell office:value-type="string">
            <text:p text:style-name="P6">"Strange how nearsighted being invisible can make you," said Dumbledore, and Harry was relieved to see that he was smiling. </text:p>
          </table:table-cell>
        </table:table-row>
        <table:table-row table:style-name="TableLine2209026281536">
          <table:table-cell table:style-name="Table1.A1" office:value-type="string">
            <text:p text:style-name="Text_20_body">ὁ δ’ ’Άρειος Τί χρῆμα δρᾲ,· ἔφη ψιθυρίζων.</text:p>
          </table:table-cell>
          <table:table-cell office:value-type="string">
            <text:p text:style-name="P6">"So," said Dumbledore, slipping off the desk to sit on the floor with Harry, "you, like hundreds before you, have discovered the delights of the Mirror of Erised." </text:p>
          </table:table-cell>
        </table:table-row>
        <table:table-row table:style-name="TableLine2209026281536">
          <table:table-cell table:style-name="Table1.A1" office:value-type="string">
            <text:p text:style-name="Text_20_body">διὰ τί οὐκ ἐν τῇ γοργύρᾳ ἐστὶ μετὰ τῶν ἄλλων σοφιστῶν; Οὐκ οἶδ’ ἔγωγε.</text:p>
          </table:table-cell>
          <table:table-cell office:value-type="string">
            <text:p text:style-name="P6">"I didn't know it was called that, Sir." </text:p>
          </table:table-cell>
        </table:table-row>
        <table:table-row table:style-name="TableLine2209026281536">
          <table:table-cell table:style-name="Table1.A1" office:value-type="string">
            <text:p text:style-name="Text_20_body">καὶ ἐφ’ ὅσον ἐνεδέχετο ἀψοφητὶ ἐδίωκον τὸν Σίναπυν ἤδη φθάνοντα αὐτοὺς· ἀλλ’ ἤδη κατὰ τὴν διαδρομὴν τὴν ἑξῆς ἀφανὴς ἐγένετο.</text:p>
          </table:table-cell>
          <table:table-cell office:value-type="string">
            <text:p text:style-name="P6">"But I expect you've realized by now what it does?" </text:p>
          </table:table-cell>
        </table:table-row>
        <table:table-row table:style-name="TableLine2209026281536">
          <table:table-cell table:style-name="Table1.A1" office:value-type="string">
            <text:p text:style-name="Text_20_body">Καὶ δὴ ἐπὶ τὸ τρίστεγον ὁρμᾶται, ἧ δ’ ὃς ὁ Ἄρειος.</text:p>
          </table:table-cell>
          <table:table-cell office:value-type="string">
            <text:p text:style-name="P6">"It -- well -- it shows me my family --" </text:p>
          </table:table-cell>
        </table:table-row>
        <table:table-row table:style-name="TableLine2209026281536">
          <table:table-cell table:style-name="Table1.A1" office:value-type="string">
            <text:p text:style-name="Text_20_body">ὁ δέ Ῥοὼν χεῖρα προτείνας ἔπαυσεν αὐτόν.</text:p>
          </table:table-cell>
          <table:table-cell office:value-type="string">
            <text:p text:style-name="P6">"And it showed your friend Ron himself as head boy." </text:p>
          </table:table-cell>
        </table:table-row>
        <table:table-row table:style-name="TableLine2209026281536">
          <table:table-cell table:style-name="Table1.A1" office:value-type="string">
            <text:p text:style-name="Text_20_body">Ἠ που ὀσφραίνει σύ τινος,· καὶ ὀ ’Ἀρειος δυσοδμοτάτου δή τινος ῶσφραίνετο, ὥσπερ ἀπὸ ποδείων σαθρῶν ἢ ἀπ’ ἀφόδου δημοσίας οἷἀν αὐχμηρὰν εἰς τοσοῦτο γεγεημένην οὐδεὶς ὡς ἔοικεν <text:soft-page-break/>ἐκκεκάθαρκε.</text:p>
          </table:table-cell>
          <table:table-cell office:value-type="string">
            <text:p text:style-name="P6">"How did you know --?" </text:p>
          </table:table-cell>
        </table:table-row>
        <table:table-row table:style-name="TableLine2209026281536">
          <table:table-cell table:style-name="Table1.A1" office:value-type="string">
            <text:p text:style-name="Text_20_body">καί μὴν ἥκουσαν γρυλισμοὺς καὶ ἑλκυσμοὺς ὥσπερ εἶ μέγα τι 1 4 2 ΑΡΕιοΣ Πο ΤΗΡ χρῆμα ἀνθρώπου βραδέως ἐπορεύετο χωλεύων τούς πόδας παμμε- γέθεις ὄντας.</text:p>
          </table:table-cell>
          <table:table-cell office:value-type="string">
            <text:p text:style-name="P6">"I don't need a cloak to become invisible," said Dumbledore gently. </text:p>
          </table:table-cell>
        </table:table-row>
        <table:table-row table:style-name="TableLine2209026281536">
          <table:table-cell table:style-name="Table1.A1" office:value-type="string">
            <text:p text:style-name="Text_20_body">καὶ δακτυλοδεικτήσαντος τοῦ Ῥοῶνος εἶδον Αἰτναῖον τι κνώδαλον προσερχόμενον.</text:p>
          </table:table-cell>
          <table:table-cell office:value-type="string">
            <text:p text:style-name="P6">"Now, can you think what the Mirror of Erised shows us all?" </text:p>
          </table:table-cell>
        </table:table-row>
        <table:table-row table:style-name="TableLine2209026281536">
          <table:table-cell table:style-name="Table1.A1" office:value-type="string">
            <text:p text:style-name="Text_20_body">καὶ εἰς σκιὰν πτήξαντες εἷς σελήνιον ἐτήρουν αὐτὸ προβαῖνον.</text:p>
          </table:table-cell>
          <table:table-cell office:value-type="string">
            <text:p text:style-name="P6">Harry shook his head. </text:p>
          </table:table-cell>
        </table:table-row>
        <table:table-row table:style-name="TableLine2209026281536">
          <table:table-cell table:style-name="Table1.A1" office:value-type="string">
            <text:p text:style-name="Text_20_body">δεινὸν δ’ ἦν ἰδέσθαι.</text:p>
          </table:table-cell>
          <table:table-cell office:value-type="string">
            <text:p text:style-name="P6">"Let me explain. The happiest man on earth would be able to use the Mirror of Erised like a normal mirror, that is, he would look into it and see himself exactly as he is. Does that help?" </text:p>
          </table:table-cell>
        </table:table-row>
        <table:table-row table:style-name="TableLine2209026281536">
          <table:table-cell table:style-name="Table1.A1" office:value-type="string">
            <text:p text:style-name="Text_20_body">ὁ γὰρ Τρωγλοδύτης δώδεκα ποδῶν ὢν τὸ ὕψος τὴν χροίαν φαιὰν παρεῖχε καί ι’ώδη καῖ πετρίνοις λίθοις πως ὁμοίαν.</text:p>
          </table:table-cell>
          <table:table-cell office:value-type="string">
            <text:p text:style-name="P6">Harry thought. Then he said slowly, "It shows us what we want... </text:p>
          </table:table-cell>
        </table:table-row>
        <table:table-row table:style-name="TableLine2209026281536">
          <table:table-cell table:style-name="Table1.A1" office:value-type="string">
            <text:p text:style-name="Text_20_body">καὶ σῶμα μὲν ἦν αὐτῷ μέγα καὶ ῶγκωμένον χερμάδι δ’ ἴσον ἐν ὄρεσί τινι, κεφαλὴ δὲ μικρὰ καὶ φαλακρὰ ἐν κορυφῇ ε”φυ ὀλίγον διαφέρουσα φοινικοβαλάνου.</text:p>
          </table:table-cell>
          <table:table-cell office:value-type="string">
            <text:p text:style-name="P6">whatever we want..." </text:p>
          </table:table-cell>
        </table:table-row>
        <table:table-row table:style-name="TableLine2209026281536">
          <table:table-cell table:style-name="Table1.A1" office:value-type="string">
            <text:p text:style-name="Text_20_body">σκέλη δ’ αὖ βραχέα καὶ δεν- δρώδη, πόδες δέ πλατεῖς καὶ κερατοειδεῖς.</text:p>
          </table:table-cell>
          <table:table-cell office:value-type="string">
            <text:p text:style-name="P6">"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2209026281536">
          <table:table-cell table:style-name="Table1.A1" office:value-type="string">
            <text:p text:style-name="Text_20_body">δυσοσμία δ’ ἀπ’ αὐτοῦ ἐγίγνετο θαυμασία ὡς σφόδρα.</text:p>
          </table:table-cell>
          <table:table-cell office:value-type="string">
            <text:p text:style-name="P6">"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ext:soft-page-break/>
        <table:table-row table:style-name="TableLine2209026281536">
          <table:table-cell table:style-name="Table1.A1" office:value-type="string">
            <text:p text:style-name="Text_20_body">εἶχε δέ ῥόπαλον ξύλινον καὶ παμ- μέγεθες.</text:p>
          </table:table-cell>
          <table:table-cell office:value-type="string">
            <text:p text:style-name="P6">Harry stood up. </text:p>
          </table:table-cell>
        </table:table-row>
        <table:table-row table:style-name="TableLine2209026281536">
          <table:table-cell table:style-name="Table1.A1" office:value-type="string">
            <text:p text:style-name="Text_20_body">τοῦτο δ’ ἔσυρεν ἐπ’ ἐδάφους, τῶν βραχιόνων αὐτοῦ τοσούτων ὄντων.</text:p>
          </table:table-cell>
          <table:table-cell office:value-type="string">
            <text:p text:style-name="P6">"Sir -- Professor Dumbledore? Can I ask you something?" </text:p>
          </table:table-cell>
        </table:table-row>
        <table:table-row table:style-name="TableLine2209026281536">
          <table:table-cell table:style-name="Table1.A1" office:value-type="string">
            <text:p text:style-name="Text_20_body">στὰς δέ πρὸς θυρῶνι εἴσω προῦκυψε.</text:p>
          </table:table-cell>
          <table:table-cell office:value-type="string">
            <text:p text:style-name="P6">"Obviously, you've just done so," Dumbledore smiled. "You may ask me one more thing, however." </text:p>
          </table:table-cell>
        </table:table-row>
        <table:table-row table:style-name="TableLine2209026281536">
          <table:table-cell table:style-name="Table1.A1" office:value-type="string">
            <text:p text:style-name="Text_20_body">τὰ δ’ ὦτ’ ὄνου δίκην ὑποκινήσας καὶ ὅπερ ὀλίγον εἶχε τοῦ φρονίμου πρὸς τὸ μηχαν- ᾶσθαί τι βιάζειν δοκῶν, βραδέως εἰσῆλθεν.</text:p>
          </table:table-cell>
          <table:table-cell office:value-type="string">
            <text:p text:style-name="P6">"What do you see when you look in the mirror?" </text:p>
          </table:table-cell>
        </table:table-row>
        <table:table-row table:style-name="TableLine2209026281536">
          <table:table-cell table:style-name="Table1.A1" office:value-type="string">
            <text:p text:style-name="Text_20_body">ὁ δ’ ’Άρειος Τῆς κλειδός, ἔφη, παρούσης τῇ θύρᾳ, ἔστιν ἡμῖν συγκλεῖσαι αὐτόν.</text:p>
          </table:table-cell>
          <table:table-cell office:value-type="string">
            <text:p text:style-name="P6">"I? I see myself holding a pair of thick, woolen socks." </text:p>
          </table:table-cell>
        </table:table-row>
        <table:table-row table:style-name="TableLine2209026281536">
          <table:table-cell table:style-name="Table1.A1" office:value-type="string">
            <text:p text:style-name="Text_20_body">Εὖ φρονεῖς, ἦ δ’ ὃς ὁ Ῥοών δεδιώς τι.</text:p>
          </table:table-cell>
          <table:table-cell office:value-type="string">
            <text:p text:style-name="P6">Harry stared. </text:p>
          </table:table-cell>
        </table:table-row>
        <table:table-row table:style-name="TableLine2209026281536">
          <table:table-cell table:style-name="Table1.A1" office:value-type="string">
            <text:p text:style-name="Text_20_body">καῖ πρὸς τὴν θύραν ἔτι ἀνεῳγμένην εἷ’ρπυσαν, φόβον παρέχοντες διψητικὸν καί ἐλπίζοντες ἅμα τὸν Τρωγλοδύτην μὴ ἐξιέναι.</text:p>
          </table:table-cell>
          <table:table-cell office:value-type="string">
            <text:p text:style-name="P6">"One can never have enough socks," said Dumbledore. "Another Christmas has come and gone and I didn't get a single pair. People will insist on giving me books." </text:p>
          </table:table-cell>
        </table:table-row>
        <table:table-row table:style-name="TableLine2209026281536">
          <table:table-cell table:style-name="Table1.A1" office:value-type="string">
            <text:p text:style-name="Text_20_body">προπη- δήσας δέ ὁ ’Ἁρειος καί τὴν κλεῖν λαβὼν τὴν θύραν ἐπαράξας κατέκλεισεν.</text:p>
          </table:table-cell>
          <table:table-cell office:value-type="string">
            <text:p text:style-name="P6">It was only when he was back in bed that it struck Harry that Dumbledore might not have been quite truthful. But then, he thought, as he shoved Scabbers off his pillow, it had been quite a personal question. </text:p>
          </table:table-cell>
        </table:table-row>
        <table:table-row table:style-name="TableLine2209026281536">
          <table:table-cell table:style-name="Table1.A1" office:value-type="string">
            <text:p text:style-name="Text_20_body">καὶ ἰοῦ ιόῦ κεκραγότες νικήφοροι ε”τρεχον ἔμπαλιν κατὰ τὴν διαδρομήν.</text:p>
          </table:table-cell>
          <table:table-cell office:value-type="string">
            <text:p text:style-name="P6">CHAPTER THIRTEEN </text:p>
          </table:table-cell>
        </table:table-row>
        <table:table-row table:style-name="TableLine2209026281536">
          <table:table-cell table:style-name="Table1.A1" office:value-type="string">
            <text:p text:style-name="Text_20_body">μέλλοντες δέ κάμψαι τὸν ἀγκῶνα ἥκουσαν καρδιό- δηκτόν τι.</text:p>
          </table:table-cell>
          <table:table-cell office:value-type="string">
            <text:p text:style-name="P6">NICOLAS FLAMEL </text:p>
          </table:table-cell>
        </table:table-row>
        <table:table-row table:style-name="TableLine2209026281536">
          <table:table-cell table:style-name="Table1.A1" office:value-type="string">
            <text:p text:style-name="Text_20_body">ὄρθιον γάρ τις φόβῳ ἀνωλόλυξε τοῦ δωματίου ἐντὸς ἐκείνου ὅπερ ἄρτι ἐκεκλείκεσαν.</text:p>
          </table:table-cell>
          <table:table-cell office:value-type="string">
            <text:p text:style-name="P6">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able:table-cell>
        </table:table-row>
        <table:table-row table:style-name="TableLine2209026281536">
          <table:table-cell table:style-name="Table1.A1" office:value-type="string">
            <text:p text:style-name="Text_20_body">Μὴ γένοιτο, ἔφη ὁ Ῥοῶν ὠχραινόμενος οἷον ὁ Βαρόνος Αἶματοσταγής.</text:p>
          </table:table-cell>
          <table:table-cell office:value-type="string">
            <text:p text:style-name="P6">"You see, Dumbledore was right, that mirror could drive you mad," said Ron, when Harry told him about these drearns. </text:p>
          </table:table-cell>
        </table:table-row>
        <text:soft-page-break/>
        <table:table-row table:style-name="TableLine2209026281536">
          <table:table-cell table:style-name="Table1.A1" office:value-type="string">
            <text:p text:style-name="Text_20_body">ὁ δ’ “Ἀρειος ἀπορῶν Τοῦτο γὰρ τὸ δωμάτιον, ἔφη, λουτρῶν παρθενικός ἐστι.</text:p>
          </table:table-cell>
          <table:table-cell office:value-type="string">
            <text:p text:style-name="P6">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2209026281536">
          <table:table-cell table:style-name="Table1.A1" office:value-type="string">
            <text:p text:style-name="Text_20_body">καὶ ὁμοῦ ἄμφω φωνοῦντες εΗ Ἑρμιόνη, ἔφασαν, ἔνεστιν.</text:p>
          </table:table-cell>
          <table:table-cell office:value-type="string">
            <text:p text:style-name="P6">They had almost given up hope of ever finding Flamel in a li- brary book, even though Harry was still sure he'd read the name somewhere. </text:p>
          </table:table-cell>
        </table:table-row>
        <table:table-row table:style-name="TableLine2209026281536">
          <table:table-cell table:style-name="Table1.A1" office:value-type="string">
            <text:p text:style-name="Text_20_body">ἄκοντες οὖν ἀποτρέψαντες ἀνέδραμον ἐπὶ τὴν θύραν.</text:p>
          </table:table-cell>
          <table:table-cell office:value-type="string">
            <text:p text:style-name="P6">Once term had started, they were back to skimming through books for ten minutes during their breaks. Harry had even less time than the other two, because Quidditch practice had started again. </text:p>
          </table:table-cell>
        </table:table-row>
        <table:table-row table:style-name="TableLine2209026281536">
          <table:table-cell table:style-name="Table1.A1" office:value-type="string">
            <text:p text:style-name="Text_20_body">κλῇθρον δέ μόλις χαλάσας - πεπληγμένος γὰρ εἰς τοσοῦτο τὴν κλεῖν μονον- ουχὶ μεθῆκεν - ὁ Ἄρειος τὴν θύραν ἀνέῳξεν.</text:p>
          </table:table-cell>
          <table:table-cell office:value-type="string">
            <text:p text:style-name="P6">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 </text:p>
          </table:table-cell>
        </table:table-row>
        <table:table-row table:style-name="TableLine2209026281536">
          <table:table-cell table:style-name="Table1.A1" office:value-type="string">
            <text:p text:style-name="Text_20_body">εἰσελθόντες δέ κατέλαβον τὴν μὲν Ἑρμιόνην πτήττουσαν παρὰ τοῦ τοίχου ὀλίγου δέουσαν λιποψυχῆσαι, τὸν δέ Τρωγλοδύτην προ- σχωροῦντα ἐπ’ αὐτὴν καὶ ἅμα ἐκκρούοντα τὰ λουτηρίδια ἀπὸ τῶν τοίχων.</text:p>
          </table:table-cell>
          <table:table-cell office:value-type="string">
            <text:p text:style-name="P6">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2209026281536">
          <table:table-cell table:style-name="Table1.A1" office:value-type="string">
            <text:p text:style-name="Text_20_body">καὶ ὁ ’Άρειος ἠθύμει μέν ἐκέλευε δ’ ὅμως τὸν Ῥοῶνα ταράξαι ΤΑ ΝΕΚΥΣῙΑ 14 3 ἐκεῖνον, αὐτὸς δέ τέως λαβὼν αὐλῶνος τι βιαίως ἔρριψε πρὸς τοῖχον ὡς ψόφῳ στροβήσων αὐτόν.</text:p>
          </table:table-cell>
          <table:table-cell office:value-type="string">
            <text:p text:style-name="P6">"Will you stop messing around!" he yelled. "That's exactly the sort of thing that'll lose us the match! Snape's refereeing this time, and he'll be looking for any excuse to knock points off Gryffindor!" </text:p>
          </table:table-cell>
        </table:table-row>
        <table:table-row table:style-name="TableLine2209026281536">
          <table:table-cell table:style-name="Table1.A1" office:value-type="string">
            <text:p text:style-name="Text_20_body">ὁ δέ Τρωγλοδύτης εἱστήκει ὀλίγον ἀπέχων τῆς Ἑρμιόνης, καλινδούμενος ἀεὶ ἐσκαρδαμύκτει που σκαιότατος ὢν ὡς μαθησ- όμενος τί δὴ ψόφον ἀνῆκε.</text:p>
          </table:table-cell>
          <table:table-cell office:value-type="string">
            <text:p text:style-name="P6">George Weasley really did fall off his broom at these words. </text:p>
          </table:table-cell>
        </table:table-row>
        <table:table-row table:style-name="TableLine2209026281536">
          <table:table-cell table:style-name="Table1.A1" office:value-type="string">
            <text:p text:style-name="Text_20_body">καὶ μὴν τὸν “Άρειον κατεῖδε πικρόν βλέπων πρὸς αὐτόν.</text:p>
          </table:table-cell>
          <table:table-cell office:value-type="string">
            <text:p text:style-name="P6">"Snape's refereeing?" he spluttered through a mouthful of mud. "When's he ever refereed a <text:soft-page-break/>Quidditch match? He's not going to be fair if we might overtake Slytherin." </text:p>
          </table:table-cell>
        </table:table-row>
        <table:table-row table:style-name="TableLine2209026281536">
          <table:table-cell table:style-name="Table1.A1" office:value-type="string">
            <text:p text:style-name="Text_20_body">ἀπορήσας δ’ οὐ διὰ πολὺν μετῆλθε τοῦτον, τὸ ῥόπαλον ἅμα ἀναιρούμενος.</text:p>
          </table:table-cell>
          <table:table-cell office:value-type="string">
            <text:p text:style-name="P6">The rest of the team landed next to George to complain, too. </text:p>
          </table:table-cell>
        </table:table-row>
        <table:table-row table:style-name="TableLine2209026281536">
          <table:table-cell table:style-name="Table1.A1" office:value-type="string">
            <text:p text:style-name="Text_20_body">ἀλλ’ ὁ Ῥοὼν ἐκ πλαγίου Οὗτος, ἔφη, ὁ ἐμβρόντητος.</text:p>
          </table:table-cell>
          <table:table-cell office:value-type="string">
            <text:p text:style-name="P6">"It's not my fault," said Wood. "We've just got to make sure we play a clean game, so Snape hasn't got an excuse to pick on us." </text:p>
          </table:table-cell>
        </table:table-row>
        <table:table-row table:style-name="TableLine2209026281536">
          <table:table-cell table:style-name="Table1.A1" office:value-type="string">
            <text:p text:style-name="Text_20_body">καὶ αὐλῶνος τι ἔρριψεν.</text:p>
          </table:table-cell>
          <table:table-cell office:value-type="string">
            <text:p text:style-name="P6">Which was all very well, thought Harry, but he had another reason for not wanting Snape near him while he was playing Quidditch.... </text:p>
          </table:table-cell>
        </table:table-row>
        <table:table-row table:style-name="TableLine2209026281536">
          <table:table-cell table:style-name="Table1.A1" office:value-type="string">
            <text:p text:style-name="Text_20_body">καῖ τῆς μὲν τοῦ αὐλῶνος πληγῆς πρὸς ὦμον πατάξαντος οὐδὲν ἔδοξεν αἰσθέσθαι, τὴν δέ βοὴν ἀκούσας αὖθις εἱστήκει ῥύγχος δυσειδὲς περιάγων ἅμα ἐπὶ τὸν Ῥοῶνα.</text:p>
          </table:table-cell>
          <table:table-cell office:value-type="string">
            <text:p text:style-name="P6">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2209026281536">
          <table:table-cell table:style-name="Table1.A1" office:value-type="string">
            <text:p text:style-name="Text_20_body">καὶ οὔτως ὁ Ἄρειος ἐφθάσεν ἐκεῖνον παραδραμών.</text:p>
          </table:table-cell>
          <table:table-cell office:value-type="string">
            <text:p text:style-name="P6">"Don't talk to me for a moment," said Ron when Harry sat down next to him, "I need to concen --" He caught sight of Harry's face. "What's the matter with you? You look terrible." </text:p>
          </table:table-cell>
        </table:table-row>
        <table:table-row table:style-name="TableLine2209026281536">
          <table:table-cell table:style-name="Table1.A1" office:value-type="string">
            <text:p text:style-name="Text_20_body">τῇ δ’ Ἑρμιόνῃ βοῶν εἶπεν Ἄγε δη.</text:p>
          </table:table-cell>
          <table:table-cell office:value-type="string">
            <text:p text:style-name="P6">Speaking quietly so that no one else would hear, Harry told the other two about Snape's sudden, sinister desire to be a Quidditch referee. </text:p>
          </table:table-cell>
        </table:table-row>
        <table:table-row table:style-name="TableLine2209026281536">
          <table:table-cell table:style-name="Table1.A1" office:value-type="string">
            <text:p text:style-name="Text_20_body">δράμε σύ, ἀπόδραμε, πρὸς τὴν θύραν ἅμα θέλων ἀποσπᾶν αὐτήν.</text:p>
          </table:table-cell>
          <table:table-cell office:value-type="string">
            <text:p text:style-name="P6">"Don't play," said Hermione at once. </text:p>
          </table:table-cell>
        </table:table-row>
        <table:table-row table:style-name="TableLine2209026281536">
          <table:table-cell table:style-name="Table1.A1" office:value-type="string">
            <text:p text:style-name="Text_20_body">ἡ δ’ ἔτι ἀκίνητος ἔμενε πτήττουσα πρὸς τῷ τοίχῳ δέει κεχηνυῖα.</text:p>
          </table:table-cell>
          <table:table-cell office:value-type="string">
            <text:p text:style-name="P6">"Say you're ill," said Ron. </text:p>
          </table:table-cell>
        </table:table-row>
        <table:table-row table:style-name="TableLine2209026281536">
          <table:table-cell table:style-name="Table1.A1" office:value-type="string">
            <text:p text:style-name="Text_20_body">τεταραγμένος δ ’ἤδη ὁ Τρωγλοδύτης τῇ τε κραυγῇ νῦν δὴ τετυφω- μένος καὶ τῇ ἠχοῖπάντως ἐξεβάκχευε.</text:p>
          </table:table-cell>
          <table:table-cell office:value-type="string">
            <text:p text:style-name="P6">"Pretend to break your leg," Hermione suggested. </text:p>
          </table:table-cell>
        </table:table-row>
        <table:table-row table:style-name="TableLine2209026281536">
          <table:table-cell table:style-name="Table1.A1" office:value-type="string">
            <text:p text:style-name="Text_20_body">πάλιν δ ’ αὖ μυκώμενος προσ- έβαλλε τῷ Ῥοῶνι ἐπὶ ποσὶν ὅντι αὐτῷ οὐδ’ ἔχοντι ποῖ φύγοι.</text:p>
          </table:table-cell>
          <table:table-cell office:value-type="string">
            <text:p text:style-name="P6">"Really break your leg," said Ron. </text:p>
          </table:table-cell>
        </table:table-row>
        <table:table-row table:style-name="TableLine2209026281536">
          <table:table-cell table:style-name="Table1.A1" office:value-type="string">
            <text:p text:style-name="Text_20_body">καί ἔπειτα ὁ ’Ἁρειος ἐποίησέ τι ἀνδρειότατον μέν, ἀξυνετ- ώτατον δ’ ὅμως.</text:p>
          </table:table-cell>
          <table:table-cell office:value-type="string">
            <text:p text:style-name="P6">"I can't," said Harry. "There isn't a reserve Seeker. If I back out, Gryffindor can't play at all." </text:p>
          </table:table-cell>
        </table:table-row>
        <table:table-row table:style-name="TableLine2209026281536">
          <table:table-cell table:style-name="Table1.A1" office:value-type="string">
            <text:p text:style-name="Text_20_body">ἐπιδραμὼν γὰρ αὐτῷ ἄρδην ἐπήδησεν ὥστε ἐκ τοῦ ὄπισθεν περιβαλέσθαι τὸν τοῦ Τρωγλοδύτου <text:soft-page-break/>τράχηλον ταῖς χερσίν.</text:p>
          </table:table-cell>
          <table:table-cell office:value-type="string">
            <text:p text:style-name="P6">At that moment Neville toppled into the common room. How he had managed to climb through the <text:soft-page-break/>portrait hole was anyone's guess, because his legs had been stuck together with what they recognized at once as the Leg-Locker Curse. He must have had to bunny hop all the way up to Gryffindor tower. </text:p>
          </table:table-cell>
        </table:table-row>
        <table:table-row table:style-name="TableLine2209026281536">
          <table:table-cell table:style-name="Table1.A1" office:value-type="string">
            <text:p text:style-name="Text_20_body">οὐ μὴν οὐδ’ οὗτος ᾔσθετ’ αὐτοῦ ἐκκρεμαμένου ἐκεῖ, ἀλλὰ καὶ οἱ Τρωγλοδύται δήπου εἰκότως νοῦν ἕξουσιν ἐὰν ξύλινόν τις ἀνωθῇ μακρὸν εἷς τὸν μυκτῆρα.</text:p>
          </table:table-cell>
          <table:table-cell office:value-type="string">
            <text:p text:style-name="P6">Everyone fell over laughing except Hermione, who leapt up and performed the countercurse. Neville's legs sprang apart and he got to his feet, trembling. "What happened?" Hermione asked him, leading him over to sit with Harry and Ron. </text:p>
          </table:table-cell>
        </table:table-row>
        <table:table-row table:style-name="TableLine2209026281536">
          <table:table-cell table:style-name="Table1.A1" office:value-type="string">
            <text:p text:style-name="Text_20_body">καὶ γὰρ ὁ ’Άρειος ε”τι τῆς ῥάβδου τῇ δεξιᾷ εἴχετο πηδήσας.</text:p>
          </table:table-cell>
          <table:table-cell office:value-type="string">
            <text:p text:style-name="P6">"Malfoy," said Neville shakily. "I met him outside the library. He said he'd been looking for someone to practice that on." </text:p>
          </table:table-cell>
        </table:table-row>
        <table:table-row table:style-name="TableLine2209026281536">
          <table:table-cell table:style-name="Table1.A1" office:value-type="string">
            <text:p text:style-name="Text_20_body">αὔτη δ’ ἄρα ἐσκάλευσεν εὐθὺ μίαν τῶν ῥινῶν αὐτοῦ.</text:p>
          </table:table-cell>
          <table:table-cell office:value-type="string">
            <text:p text:style-name="P6">"Go to Professor McGonagall!" Hermione urged Neville. "Report him!" </text:p>
          </table:table-cell>
        </table:table-row>
        <table:table-row table:style-name="TableLine2209026281536">
          <table:table-cell table:style-name="Table1.A1" office:value-type="string">
            <text:p text:style-name="Text_20_body">ὁ δέ μέγα ῶλόλυζε τὰς ῥῖνας μάλ’ ἀλγῶν.</text:p>
          </table:table-cell>
          <table:table-cell office:value-type="string">
            <text:p text:style-name="P6">Neville shook his head. </text:p>
          </table:table-cell>
        </table:table-row>
        <table:table-row table:style-name="TableLine2209026281536">
          <table:table-cell table:style-name="Table1.A1" office:value-type="string">
            <text:p text:style-name="Text_20_body">στροβεῖ δ’ οὖν τό ῥόπαλον πάντ’ εἶκῃ καί φύρδην πραττόμενος.</text:p>
          </table:table-cell>
          <table:table-cell office:value-type="string">
            <text:p text:style-name="P6">"I don't want more trouble," he mumbled. </text:p>
          </table:table-cell>
        </table:table-row>
        <table:table-row table:style-name="TableLine2209026281536">
          <table:table-cell table:style-name="Table1.A1" office:value-type="string">
            <text:p text:style-name="Text_20_body">ὁ δ’ ’Άρειος τέως συνεχῶς ἐλαμβάνετο οὐκ εἰδὼς εἷ ἐν ἀκαρεῖ οὗτος ἢ ἀποσπάσει αὐτὸν ἀπὸ τοῦ τραχήλου ῆ πληγὴν πλήξει καιρίαν τῷ ῥοπάλῳ.</text:p>
          </table:table-cell>
          <table:table-cell office:value-type="string">
            <text:p text:style-name="P6">"You've got to stand up to him, Neville!" said Ron. "He's used to walking all over people, but that's no reason to lie down in front of him and make it easier." </text:p>
          </table:table-cell>
        </table:table-row>
        <table:table-row table:style-name="TableLine2209026281536">
          <table:table-cell table:style-name="Table1.A1" office:value-type="string">
            <text:p text:style-name="Text_20_body">ἐν δέ τούτῳ ἡ μὲν Ἑρμιόνη χαμᾶζε φόβῳ ἐπεπτώκει, ὁ δέ Ῥοών ἀνέλαβε τὴν ἑαυτοῦ ῥάβδον.</text:p>
          </table:table-cell>
          <table:table-cell office:value-type="string">
            <text:p text:style-name="P6">"There's no need to tell me I'm not brave enough to be in Gryffindor, Malfoy's already done that," Neville choked out. </text:p>
          </table:table-cell>
        </table:table-row>
        <table:table-row table:style-name="TableLine2209026281536">
          <table:table-cell table:style-name="Table1.A1" office:value-type="string">
            <text:p text:style-name="Text_20_body">οὐδ’ εἰδὼς τί δὴ μέλλει ποιήσειν, ἔλαθεν ἑαυτὸν ἐπᾴδοντα τὸ φίλτρον τὸ ἐπιτυχὸν τάδε’ Οὐιγγάρδιον λεουιώσα.</text:p>
          </table:table-cell>
          <table:table-cell office:value-type="string">
            <text:p text:style-name="P6">Harry felt in the pocket of his robes and pulled out a Chocolate Frog, the very last one from the box Hermione had given him for Christmas. He gave it to Neville, who looked as though he might cry. </text:p>
          </table:table-cell>
        </table:table-row>
        <table:table-row table:style-name="TableLine2209026281536">
          <table:table-cell table:style-name="Table1.A1" office:value-type="string">
            <text:p text:style-name="Text_20_body">καὶ τὸ ῥόπαλον ἄφνω πτάμενον ἐκ τῶν τοῦ Τρωγλοδύτου χειρῶν καὶ μετέωρον ἄνω εἰς τὸν ἀέρα ἀναφορούμενον, περιεστρέψατο εὐθὺς καὶ κατέπεσεν ὥσθ’ ὅσον μὴ συντρῖψαι τὸ τοῦ ἑαυτοῦ κυρίου κράνιον, ψόφον ἀηδῆ ἅμα παρασχόν.</text:p>
          </table:table-cell>
          <table:table-cell office:value-type="string">
            <text:p text:style-name="P6">"You're worth twelve of Malfoy," Harry said. "The Sorting Hat chose you for Gryffindor, didn't it? And where's Malfoy? In stinking Slytherin." </text:p>
          </table:table-cell>
        </table:table-row>
        <table:table-row table:style-name="TableLine2209026281536">
          <table:table-cell table:style-name="Table1.A1" office:value-type="string">
            <text:p text:style-name="Text_20_body">ἐκεῖνος δὲ ι’λλιγγιάσας τι πρανὴς ἐπὶ στόμα κατέπεσε, κτύπον παρέχων τοσοῦτον ὥστε πᾶν τὸ δωμάτιον σεισθῆναι.</text:p>
          </table:table-cell>
          <table:table-cell office:value-type="string">
            <text:p text:style-name="P6">Neville's lips twitched in a weak smile as he unwrapped the frog. </text:p>
          </table:table-cell>
        </table:table-row>
        <text:soft-page-break/>
        <table:table-row table:style-name="TableLine2209026281536">
          <table:table-cell table:style-name="Table1.A1" office:value-type="string">
            <text:p text:style-name="Text_20_body">1 44 ΑΡΕΙοΣ ΠοΤΗΡ καί ὁ μὲν Ἄρειος ἀνέστη τρέμων καί πνευστιῶν.</text:p>
          </table:table-cell>
          <table:table-cell office:value-type="string">
            <text:p text:style-name="P6">"Thanks, Harry... I think I'll go to bed.... D'you want the card, you collect them, don't you?" </text:p>
          </table:table-cell>
        </table:table-row>
        <table:table-row table:style-name="TableLine2209026281536">
          <table:table-cell table:style-name="Table1.A1" office:value-type="string">
            <text:p text:style-name="Text_20_body">ὁ δὲ Ῥοών ἐκεῖ ἵστατο, τὴν ῥάβδον ἔτι ἀνέχων καὶ ἀτενές δεδορκὼς ἐπὶ τὸ πεποιημένον.</text:p>
          </table:table-cell>
          <table:table-cell office:value-type="string">
            <text:p text:style-name="P6">As Neville walked away, Harry looked at the Famous Wizard card. </text:p>
          </table:table-cell>
        </table:table-row>
        <table:table-row table:style-name="TableLine2209026281536">
          <table:table-cell table:style-name="Table1.A1" office:value-type="string">
            <text:p text:style-name="Text_20_body">ἀλλ’ ἡ Ἑρμιόνη ἔφθασε λέγων ὅτι ἲ1ῐῖ καί τέθνηκεν, ὁ δ’ Ἄρειος ἀπεκρίνατο ὡς τεθνάναι μὲν οὐ δοκεῖ, λιποψυχῆσαι δέ, ὡς εἰκός.</text:p>
          </table:table-cell>
          <table:table-cell office:value-type="string">
            <text:p text:style-name="P6">"Dumbledore again," he said, "He was the first one I ever-" </text:p>
          </table:table-cell>
        </table:table-row>
        <table:table-row table:style-name="TableLine2209026281536">
          <table:table-cell table:style-name="Table1.A1" office:value-type="string">
            <text:p text:style-name="Text_20_body">νεύσας δέ τὴν ῥάβδον ἐξείλκυσεν ἐκ τοῦ μυκτῆρος τοῦ Τρωγλοδύτου.</text:p>
          </table:table-cell>
          <table:table-cell office:value-type="string">
            <text:p text:style-name="P6">He gasped. He stared at the back of the card. Then he looked up at Ron and Hermione. </text:p>
          </table:table-cell>
        </table:table-row>
        <table:table-row table:style-name="TableLine2209026281536">
          <table:table-cell table:style-name="Table1.A1" office:value-type="string">
            <text:p text:style-name="Text_20_body">ἐδόκει δέ κεκαλύφθαι κόμμι φαιῷ καὶ ἰώδει.</text:p>
          </table:table-cell>
          <table:table-cell office:value-type="string">
            <text:p text:style-name="P6">"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2209026281536">
          <table:table-cell table:style-name="Table1.A1" office:value-type="string">
            <text:p text:style-name="Text_20_body">Αἶβοῖ, ἔφη, τῆς κορύζης τρωγλοδυτικῆς.</text:p>
          </table:table-cell>
          <table:table-cell office:value-type="string">
            <text:p text:style-name="P6">Hermione jumped to her feet. She hadn't looked so excited since they'd gotten back the marks for their very first piece of homework. </text:p>
          </table:table-cell>
        </table:table-row>
        <table:table-row table:style-name="TableLine2209026281536">
          <table:table-cell table:style-name="Table1.A1" office:value-type="string">
            <text:p text:style-name="Text_20_body">καί ἀπώμορξε δῆτα ἐπὶ τὰς βράκας τὰς τρωγλοδυτικάς.</text:p>
          </table:table-cell>
          <table:table-cell office:value-type="string">
            <text:p text:style-name="P6">"Stay there!" she said, and she sprinted up the stairs to the girls' dormitories. Harry and Ron barely had time to exchange mystified looks before she was dashing back, an enormous old book in her arms. </text:p>
          </table:table-cell>
        </table:table-row>
        <table:table-row table:style-name="TableLine2209026281536">
          <table:table-cell table:style-name="Table1.A1" office:value-type="string">
            <text:p text:style-name="Text_20_body">καὶ ἐντεῦθεν οἶ τριττοὶ ἀκούσαντές τινος θύραν ἐπαράξαντος καὶ ἐγγυτέρω προσιόντος τὰ ῶτα ὀρθὰ παρέσχον.</text:p>
          </table:table-cell>
          <table:table-cell office:value-type="string">
            <text:p text:style-name="P6">"I never thought to look in here!" she whispered excitedly. "I got this out of the library weeks ago for a bit of light reading." </text:p>
          </table:table-cell>
        </table:table-row>
        <table:table-row table:style-name="TableLine2209026281536">
          <table:table-cell table:style-name="Table1.A1" office:value-type="string">
            <text:p text:style-name="Text_20_body">οὐ γὰρ συνῄδεσαν ἑαυτοῖς τοσοῦτο θορυβήσαντες.</text:p>
          </table:table-cell>
          <table:table-cell office:value-type="string">
            <text:p text:style-name="P6">"Light?" said Ron, but Hermione told him to be quiet until she'd looked something up, and started flicking frantically through the pages, muttering to herself. </text:p>
          </table:table-cell>
        </table:table-row>
        <table:table-row table:style-name="TableLine2209026281536">
          <table:table-cell table:style-name="Table1.A1" office:value-type="string">
            <text:p text:style-name="Text_20_body">ἀλλ’ οὖν τις τῶν κάτω δηλαδὴ ἔτυχεν ἀκούσας τῶν τε κτύπων καὶ τῶν τοῦ Τρωγλοδύτου μυκημάτων.</text:p>
          </table:table-cell>
          <table:table-cell office:value-type="string">
            <text:p text:style-name="P6">At last she found what she was looking for. </text:p>
          </table:table-cell>
        </table:table-row>
        <table:table-row table:style-name="TableLine2209026281536">
          <table:table-cell table:style-name="Table1.A1" office:value-type="string">
            <text:p text:style-name="Text_20_body">καὶ ἐν ἀκαρεῖ ἡ Μαγονωγαλέα εἰς τὸ δωμάτιον εἰσέπεσεν, ἑπομένων αὐτῇ τοῦ τε Σινάπεως καὶ τοῦ Κιούρου ὀπισθοφυλακοῦν- τος.</text:p>
          </table:table-cell>
          <table:table-cell office:value-type="string">
            <text:p text:style-name="P6">"I knew it! I knew it!" </text:p>
          </table:table-cell>
        </table:table-row>
        <table:table-row table:style-name="TableLine2209026281536">
          <table:table-cell table:style-name="Table1.A1" office:value-type="string">
            <text:p text:style-name="Text_20_body">οὗτος δ’ ὀλίγον ὑποβλέψας τὸν Τρωγλοδύτην κνυσάμενός τι ἐκάθισεν εὐθὺς ἐπ’ ἀφόδου, τοῦ <text:soft-page-break/>στέρνου ἁπτόμενος.</text:p>
          </table:table-cell>
          <table:table-cell office:value-type="string">
            <text:p text:style-name="P6">"Are we allowed to speak yet?" said Ron grumpily. <text:soft-page-break/>Hermione ignored him. </text:p>
          </table:table-cell>
        </table:table-row>
        <table:table-row table:style-name="TableLine2209026281536">
          <table:table-cell table:style-name="Table1.A1" office:value-type="string">
            <text:p text:style-name="Text_20_body">καὶ ὁ μὲν Σίναπυς προῦκυπτε τῷ Τρωγλοδύτῃ, ἡ δέ Μαγονωγαλέα ἔβλεπε πρὸς τὸν Ῥοῶνα καὶ τὸν ’Άρειον.</text:p>
          </table:table-cell>
          <table:table-cell office:value-type="string">
            <text:p text:style-name="P6">"Nicolas Flamel," she whispered dramatically, "is the only known maker of the Sorcerer's Stone!" </text:p>
          </table:table-cell>
        </table:table-row>
        <table:table-row table:style-name="TableLine2209026281536">
          <table:table-cell table:style-name="Table1.A1" office:value-type="string">
            <text:p text:style-name="Text_20_body">ὁ δὲ οὐπώποτ’ εἶδεν αὐτὴν οὕτω θυμουμένην, τὰ χείλη λευκὰ δὴ παρ- έχουσαν.</text:p>
          </table:table-cell>
          <table:table-cell office:value-type="string">
            <text:p text:style-name="P6">This didn't have quite the effect she'd expected. </text:p>
          </table:table-cell>
        </table:table-row>
        <table:table-row table:style-name="TableLine2209026281536">
          <table:table-cell table:style-name="Table1.A1" office:value-type="string">
            <text:p text:style-name="Text_20_body">οὐκέτ’ ἤλπιζε δηλαδὴ οἴσεσθαι πεντήκοντα βαθμοὺς ὑπὲρ τῶν Γρυφινδώρων.</text:p>
          </table:table-cell>
          <table:table-cell office:value-type="string">
            <text:p text:style-name="P6">"The what?" said Harry and Ron. </text:p>
          </table:table-cell>
        </table:table-row>
        <table:table-row table:style-name="TableLine2209026281536">
          <table:table-cell table:style-name="Table1.A1" office:value-type="string">
            <text:p text:style-name="Text_20_body">ἐκείνη δέ μάλα πικραινομένη τραχείᾳ τῇ φωνῇ Ἀλλὰ τί πρὸς θεῶν, ἔφη, ἐν νῷ εἴχετε,- ’Ἁρειος δέ πρὸς τὸν Ῥοῶνα ἔβλεψεν ἔτι ἑστῶτ’ ἀκίνητον, τῆς ῥάβδου ἄνω τεινομένης.</text:p>
          </table:table-cell>
          <table:table-cell office:value-type="string">
            <text:p text:style-name="P6">"Oh, honestly, don't you two read? Look -- read that, there." </text:p>
          </table:table-cell>
        </table:table-row>
        <table:table-row table:style-name="TableLine2209026281536">
          <table:table-cell table:style-name="Table1.A1" office:value-type="string">
            <text:p text:style-name="Text_20_body">ἐκείνη δ’ ἀναλαβοῦσα Ἐκινδυνεύετε γάρ τοι, ἔφη, ἀποθανεῖν.</text:p>
          </table:table-cell>
          <table:table-cell office:value-type="string">
            <text:p text:style-name="P6">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2209026281536">
          <table:table-cell table:style-name="Table1.A1" office:value-type="string">
            <text:p text:style-name="Text_20_body">τίείς τὴν οἰκίαν οὐκ ἀνέβητε,· ὁ δέ Σίναπυς ὀξὺ ἔβλεψε πρὸς τὸν ’Ἀρειον ὁ δέ πρὸς τὴν γῆν ἔβλεπε, χρῄζων τοῦ Ῥοῶνος καταθεῖναι τὴν ῥάβδον.</text:p>
          </table:table-cell>
          <table:table-cell office:value-type="string">
            <text:p text:style-name="P6">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able:table-cell>
        </table:table-row>
        <table:table-row table:style-name="TableLine2209026281536">
          <table:table-cell table:style-name="Table1.A1" office:value-type="string">
            <text:p text:style-name="Text_20_body">κᾶπειτα ἦν ἀκοῦσαι φωνήν τινα μικρὰν ἀπὸ τοῦ σκότου γιγνομένην.</text:p>
          </table:table-cell>
          <table:table-cell office:value-type="string">
            <text:p text:style-name="P6">"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able:table-row table:style-name="TableLine2209026281536">
          <table:table-cell table:style-name="Table1.A1" office:value-type="string">
            <text:p text:style-name="Text_20_body">Ξύγγνωθί μοι, ἔφη, ὦ σοφιστὰ Μαγονωγαλέα.</text:p>
          </table:table-cell>
          <table:table-cell office:value-type="string">
            <text:p text:style-name="P6">"A stone that makes gold and stops you from ever dying!" said Harry. "No wonder Snape's after it! Anyone would want it." </text:p>
          </table:table-cell>
        </table:table-row>
        <table:table-row table:style-name="TableLine2209026281536">
          <table:table-cell table:style-name="Table1.A1" office:value-type="string">
            <text:p text:style-name="Text_20_body">ἀλλ’ ἐκεῖνοι ἠρεύνων ἐμέ.</text:p>
          </table:table-cell>
          <table:table-cell office:value-type="string">
            <text:p text:style-name="P6">"And no wonder we couldn't find Flamel in that Study of Recent Developments in Wizardry," said <text:soft-page-break/>Ron. "He's not exactly recent if he's six hundred and sixty-five, is he?" </text:p>
          </table:table-cell>
        </table:table-row>
        <table:table-row table:style-name="TableLine2209026281536">
          <table:table-cell table:style-name="Table1.A1" office:value-type="string">
            <text:p text:style-name="Text_20_body">Ἡ Γ έρανος.</text:p>
          </table:table-cell>
          <table:table-cell office:value-type="string">
            <text:p text:style-name="P6">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2209026281536">
          <table:table-cell table:style-name="Table1.A1" office:value-type="string">
            <text:p text:style-name="Text_20_body">ἡ γὰρ Ἑρμιόνη ἀναστᾶσ’ ἥδη Ἀλλὰ γὰρ ἐγὼ τὸν Τρωγλοδύτην ἴχνευον, νομίζουσα αὐτὴ καθ’ ἑαυτὴν οἵα τ’ ἔσεσθαι χρῆσθαι αὐτῷ ὡς πόλλ’ ἀναγνοῦσα περὶ τῶν τοιούτων.</text:p>
          </table:table-cell>
          <table:table-cell office:value-type="string">
            <text:p text:style-name="P6">"I'm going to play," he told Ron and Hermione. "If I don't, all the Slytherins will think I'm just too scared to face Snape. I'll show them... it'll really wipe the smiles off their faces if we win." </text:p>
          </table:table-cell>
        </table:table-row>
        <table:table-row table:style-name="TableLine2209026281536">
          <table:table-cell table:style-name="Table1.A1" office:value-type="string">
            <text:p text:style-name="Text_20_body">καί ὁ Ῥοῶν μεθῆκε τὴν ῥάβδον, θαυμάζων εῖῆ χρυσῆ Ἑρμιόνη Γέρανος σοφιστὴν δὴ ἑκοῦσα καὶ ἐξαπατᾷ τι.</text:p>
          </table:table-cell>
          <table:table-cell office:value-type="string">
            <text:p text:style-name="P6">"Just as long as we're not wiping you off the field," said Hermione. </text:p>
          </table:table-cell>
        </table:table-row>
        <table:table-row table:style-name="TableLine2209026281536">
          <table:table-cell table:style-name="Table1.A1" office:value-type="string">
            <text:p text:style-name="Text_20_body">ἡ δ’ ἀναλαβοῦσα Εἴγ’ ἄρα μὴ ηῦρον ἐμέ, ἀπέθανον ἄν.</text:p>
          </table:table-cell>
          <table:table-cell office:value-type="string">
            <text:p text:style-name="P6">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2209026281536">
          <table:table-cell table:style-name="Table1.A1" office:value-type="string">
            <text:p text:style-name="Text_20_body">ὁ μὲν γὰρ ’Άρειος τὴν ῥάβδον ἀνέωσεν εἷς τὸν μυκτῆρα αὐτοῦ, ὁ δὲ Ῥοὼν ΤΑ ΝΕΚΥΣΙΑ 145 ἔπραξεν ὅπως ἐλιποψύχησε καταβληθείς τῷ ἑαυτοῦ ῥοπάλῳ, οὐ παρὸν ζητεῖν οὐδένα βοηθήσοντα.</text:p>
          </table:table-cell>
          <table:table-cell office:value-type="string">
            <text:p text:style-name="P6">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able:table-cell>
        </table:table-row>
        <text:soft-page-break/>
        <table:table-row table:style-name="TableLine2209026281536">
          <table:table-cell table:style-name="Table1.A1" office:value-type="string">
            <text:p text:style-name="Text_20_body">ἔμελλε γὰρ ἥδη ἀποκτενεῖν με καὶ ἀφίκοντο.</text:p>
          </table:table-cell>
          <table:table-cell office:value-type="string">
            <text:p text:style-name="P6">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able:table-cell>
        </table:table-row>
        <table:table-row table:style-name="TableLine2209026281536">
          <table:table-cell table:style-name="Table1.A1" office:value-type="string">
            <text:p text:style-name="Text_20_body">ὁ δ’ ’Άρειος καὶ ὁ Ῥοῶν μάλιστ’ ἐβούλοντο μὴ δοκεῖν ταῦτα τὸ πρῶτον νῦν δὴ ἀκούσαντες.</text:p>
          </table:table-cell>
          <table:table-cell office:value-type="string">
            <text:p text:style-name="P6">"Now, don't forget, it's Locomotor Mortis," Hermione muttered as Ron slipped his wand up his sleeve. </text:p>
          </table:table-cell>
        </table:table-row>
        <table:table-row table:style-name="TableLine2209026281536">
          <table:table-cell table:style-name="Table1.A1" office:value-type="string">
            <text:p text:style-name="Text_20_body">καί ἡ Μαγονωγαλέα ὀξὺ βλέπουσα πρὸς αὐτούς Εἶὲν, ἔφη.</text:p>
          </table:table-cell>
          <table:table-cell office:value-type="string">
            <text:p text:style-name="P6">"I know," Ron snapped. "Don't nag." </text:p>
          </table:table-cell>
        </table:table-row>
        <table:table-row table:style-name="TableLine2209026281536">
          <table:table-cell table:style-name="Table1.A1" office:value-type="string">
            <text:p text:style-name="Text_20_body">ἀλλὰ πῶς σύ, ὦ Γέρανε ἀνόητε, ἐτόλμας παρθένος οὖσα καθ’ ἑαυτὴν χρῆσθαι Τρωγλοδύτῃ ὀρεινῷ,· καὶ ἡ μὲν οὖν ἔκυψεν αἰσχυνομένη.</text:p>
          </table:table-cell>
          <table:table-cell office:value-type="string">
            <text:p text:style-name="P6">Back in the locker room, Wood had taken Harry aside. </text:p>
          </table:table-cell>
        </table:table-row>
        <table:table-row table:style-name="TableLine2209026281536">
          <table:table-cell table:style-name="Table1.A1" office:value-type="string">
            <text:p text:style-name="Text_20_body">ὁ δ’ “Άρειος ἄφωνος ἐγένετο, ἐννοῶν ὅτι τήν γ’ Ἑρμιόνην ἐν πρώτοις εὕροι τις ἂν οὖσαν τῶν μηδὲν παρανομούντων.</text:p>
          </table:table-cell>
          <table:table-cell office:value-type="string">
            <text:p text:style-name="P6">"Don't want to pressure you, Potter, but if we ever need an early capture of the Snitch it's now. Finish the game before Snape can favor Hufflepuff too much." </text:p>
          </table:table-cell>
        </table:table-row>
        <table:table-row table:style-name="TableLine2209026281536">
          <table:table-cell table:style-name="Table1.A1" office:value-type="string">
            <text:p text:style-name="Text_20_body">καίτοι νῦν δὴ παρανομεῖν προσποιεῖται διασώσουσα αὐτούς, ἄτοπα πράττουσα ὡσπέρει τῷ γε Σινάπει δοκοίη ποτὲ νώγαλα διαδιδόναι.</text:p>
          </table:table-cell>
          <table:table-cell office:value-type="string">
            <text:p text:style-name="P6">"The whole school's out there!" said Fred Weasley, peering out of the door. "Even -- blimey -- Dumbledore's come to watch!" </text:p>
          </table:table-cell>
        </table:table-row>
        <table:table-row table:style-name="TableLine2209026281536">
          <table:table-cell table:style-name="Table1.A1" office:value-type="string">
            <text:p text:style-name="Text_20_body">ἡ μέντοι Μαγονωγαλέα Πέντε, ἔφη, βαθμῶν ἁμαρτοῦσιν οἶ Γρυφίνδωροι διὰ ταῦτα.</text:p>
          </table:table-cell>
          <table:table-cell office:value-type="string">
            <text:p text:style-name="P6">Harry's heart did a somersault. </text:p>
          </table:table-cell>
        </table:table-row>
        <table:table-row table:style-name="TableLine2209026281536">
          <table:table-cell table:style-name="Table1.A1" office:value-type="string">
            <text:p text:style-name="Text_20_body">καὶ γὰρ ἔσφηλας με τῆς ἐλπίδος.</text:p>
          </table:table-cell>
          <table:table-cell office:value-type="string">
            <text:p text:style-name="P6">"Dumbledore?" he said, dashing to the door to make sure. Fred was right. </text:p>
          </table:table-cell>
        </table:table-row>
        <table:table-row table:style-name="TableLine2209026281536">
          <table:table-cell table:style-name="Table1.A1" office:value-type="string">
            <text:p text:style-name="Text_20_body">ἀλλ’ εἴγ’ ἄρα μὴ βέβλαψαι μηδέν, δεῖ σέ ἀπελθεῖν πρὸς τὸν τῶν Γρυφιν- δώρων πύργον.</text:p>
          </table:table-cell>
          <table:table-cell office:value-type="string">
            <text:p text:style-name="P6">There was no mistaking that silver beard. </text:p>
          </table:table-cell>
        </table:table-row>
        <table:table-row table:style-name="TableLine2209026281536">
          <table:table-cell table:style-name="Table1.A1" office:value-type="string">
            <text:p text:style-name="Text_20_body">οἱ γὰρ μαθηταὶ τὴν ἑορτὴν κατ’ οἰκίας τελοῦσιν.</text:p>
          </table:table-cell>
          <table:table-cell office:value-type="string">
            <text:p text:style-name="P6">Harry could have laughed out loud with relief He was safe. There was simply no way that Snape would dare to try to hurt him if Dumbledore was watching. </text:p>
          </table:table-cell>
        </table:table-row>
        <table:table-row table:style-name="TableLine2209026281536">
          <table:table-cell table:style-name="Table1.A1" office:value-type="string">
            <text:p text:style-name="Text_20_body">ἡ δ’ ἀπέβη.</text:p>
          </table:table-cell>
          <table:table-cell office:value-type="string">
            <text:p text:style-name="P6">Perhaps that was why Snape was looking so angry as the teams marched onto the field, something that <text:soft-page-break/>Ron noticed, too. </text:p>
          </table:table-cell>
        </table:table-row>
        <table:table-row table:style-name="TableLine2209026281536">
          <table:table-cell table:style-name="Table1.A1" office:value-type="string">
            <text:p text:style-name="Text_20_body">ἐκείνη δέ πρὸς ’Ἀρειον καὶ Ῥοῶνα τρεψαμένη Εἶὲν, ἔφη.</text:p>
          </table:table-cell>
          <table:table-cell office:value-type="string">
            <text:p text:style-name="P6">"I've never seen Snape look so mean," he told Hermione. "Look -they're off Ouch!" </text:p>
          </table:table-cell>
        </table:table-row>
        <table:table-row table:style-name="TableLine2209026281536">
          <table:table-cell table:style-name="Table1.A1" office:value-type="string">
            <text:p text:style-name="Text_20_body">ἀλλ’ ὡς ἔμοιγε δοκεῖτε, ηὐτυχήσατε μὲν ἀμέλει, ἐδράσατε δ’ οἶα ἤ τις ἢ οὐδεὶς πρωτόπειρος ὢν προσβαλόντες Τρωγλοδύτῃ ὀρεινῷ.</text:p>
          </table:table-cell>
          <table:table-cell office:value-type="string">
            <text:p text:style-name="P6">Someone had poked Ron in the back of the head. It was Malfoy. </text:p>
          </table:table-cell>
        </table:table-row>
        <table:table-row table:style-name="TableLine2209026281536">
          <table:table-cell table:style-name="Table1.A1" office:value-type="string">
            <text:p text:style-name="Text_20_body">ἔκασ- τος οῦν φερέσθω πέντε βαθμοὺς ὑπὲρ τῶν Γρυφινδώρων.</text:p>
          </table:table-cell>
          <table:table-cell office:value-type="string">
            <text:p text:style-name="P6">"Oh, sorry, Weasley, didn't see you there." </text:p>
          </table:table-cell>
        </table:table-row>
        <table:table-row table:style-name="TableLine2209026281536">
          <table:table-cell table:style-name="Table1.A1" office:value-type="string">
            <text:p text:style-name="Text_20_body">καί ὁ Διμ- πλόδωρος μαθήσεται περὶ τοῦ πράγματος.</text:p>
          </table:table-cell>
          <table:table-cell office:value-type="string">
            <text:p text:style-name="P6">Malfoy grinned broadly at Crabbe and Goyle. </text:p>
          </table:table-cell>
        </table:table-row>
        <table:table-row table:style-name="TableLine2209026281536">
          <table:table-cell table:style-name="Table1.A1" office:value-type="string">
            <text:p text:style-name="Text_20_body">ἄπιτε δῆτα.</text:p>
          </table:table-cell>
          <table:table-cell office:value-type="string">
            <text:p text:style-name="P6">"Wonder how long Potter's going to stay on his broom this time? Anyone want a bet? What about you, Weasley?" </text:p>
          </table:table-cell>
        </table:table-row>
        <table:table-row table:style-name="TableLine2209026281536">
          <table:table-cell table:style-name="Table1.A1" office:value-type="string">
            <text:p text:style-name="Text_20_body">καὶ ἐκ τοῦ δωματίου σπεύσαντες οὐδέν εἶπον πρῖν ἀναβάντες ἀφίκοντο ἐπὶ τό δίστεγον.</text:p>
          </table:table-cell>
          <table:table-cell office:value-type="string">
            <text:p text:style-name="P6">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2209026281536">
          <table:table-cell table:style-name="Table1.A1" office:value-type="string">
            <text:p text:style-name="Text_20_body">ἥδοντο γὰρ ἀπέχοντες τῶν τ’ ἄλλων καὶ τῆς δυσοσμίας τῆς τρωγλοδυτικῆς.</text:p>
          </table:table-cell>
          <table:table-cell office:value-type="string">
            <text:p text:style-name="P6">"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able:table-cell>
        </table:table-row>
        <table:table-row table:style-name="TableLine2209026281536">
          <table:table-cell table:style-name="Table1.A1" office:value-type="string">
            <text:p text:style-name="Text_20_body">ὁ δέ Ῥοών ἀχθόμενός τι Ἀλλ’ ὠφέλομεν ἐνεγκέσθαι βαθμοὺς πλέον ἢ τοὺς δέκα.</text:p>
          </table:table-cell>
          <table:table-cell office:value-type="string">
            <text:p text:style-name="P6">Neville went bright red but turned in his seat to face Malfoy. </text:p>
          </table:table-cell>
        </table:table-row>
        <table:table-row table:style-name="TableLine2209026281536">
          <table:table-cell table:style-name="Table1.A1" office:value-type="string">
            <text:p text:style-name="Text_20_body">Πέντε μὲν οὖν, ἦ δ’ ὃς ὁ ’Άρειος, ἀφειλούσης γ’ ἐκείνης τοὺς τῆς Ἑρμιόνης.</text:p>
          </table:table-cell>
          <table:table-cell office:value-type="string">
            <text:p text:style-name="P6">"I'm worth twelve of you, Malfoy," he stammered. </text:p>
          </table:table-cell>
        </table:table-row>
        <table:table-row table:style-name="TableLine2209026281536">
          <table:table-cell table:style-name="Table1.A1" office:value-type="string">
            <text:p text:style-name="Text_20_body">Καλῶς δ’ οὖν ἐποίησεν οὕτω διασῴζουσα ἡμᾶς τῶν κακῶν τότ’ ἀπολαύοντας, οὐ μὴν ἀλλὰ καί ἡμεῖς αὐτὴν ἤδη ἐσώσαμεν.</text:p>
          </table:table-cell>
          <table:table-cell office:value-type="string">
            <text:p text:style-name="P6">Malfoy, Crabbe, and Goyle howled with laughter, but Ron, still not daring to take his eyes from the game, said, "You tell him, Neville." </text:p>
          </table:table-cell>
        </table:table-row>
        <table:table-row table:style-name="TableLine2209026281536">
          <table:table-cell table:style-name="Table1.A1" office:value-type="string">
            <text:p text:style-name="Text_20_body">Σῶσαι γοῦν οὐ δέον, εἰμὴ τὸ κνώδαλον μετ’ αὐτῆς συνεκλείσα- μεν, εἶπεν ὁ ’Άρειος ἀναμιμνήσκων αὐτὸν τοῦ πράγματος.</text:p>
          </table:table-cell>
          <table:table-cell office:value-type="string">
            <text:p text:style-name="P6">"Longbottom, if brains were gold you'd be poorer than Weasley, and that's saying something." </text:p>
          </table:table-cell>
        </table:table-row>
        <text:soft-page-break/>
        <table:table-row table:style-name="TableLine2209026281536">
          <table:table-cell table:style-name="Table1.A1" office:value-type="string">
            <text:p text:style-name="Text_20_body">καὶ ἤδη ἄφικοντο πρὸς τὴν τῆς παχείας εἰκόνα.</text:p>
          </table:table-cell>
          <table:table-cell office:value-type="string">
            <text:p text:style-name="P6">Ron's nerves were already stretched to the breaking point with anxiety about Harry. </text:p>
          </table:table-cell>
        </table:table-row>
        <table:table-row table:style-name="TableLine2209026281536">
          <table:table-cell table:style-name="Table1.A1" office:value-type="string">
            <text:p text:style-name="Text_20_body">καί Ῥύγκος χοίρειον εἰπόντες εἰσῆλθον.</text:p>
          </table:table-cell>
          <table:table-cell office:value-type="string">
            <text:p text:style-name="P6">"I'm warning you, Malfoy -- one more word "Ron!" said Hermione suddenly, "Harry --" </text:p>
          </table:table-cell>
        </table:table-row>
        <table:table-row table:style-name="TableLine2209026281536">
          <table:table-cell table:style-name="Table1.A1" office:value-type="string">
            <text:p text:style-name="Text_20_body">θόρυβος δ’ ἐγένετο πολὺς ἐν τῷ κοινείῳ συγκαθημένων αὐτοῦ πάντων ἐσθιόντων δ’ ἅμα τὴν τροφὴν τὴν ἄρτι δεδομένην.</text:p>
          </table:table-cell>
          <table:table-cell office:value-type="string">
            <text:p text:style-name="P6">"What? Where?" </text:p>
          </table:table-cell>
        </table:table-row>
        <table:table-row table:style-name="TableLine2209026281536">
          <table:table-cell table:style-name="Table1.A1" office:value-type="string">
            <text:p text:style-name="Text_20_body">ἡ δ’ Ἑρμιόνη μόνη καθ’ ἑαυτὴν ἵστατο πρόσθε τῆς θύρας περιμένουσα αὐτούς.</text:p>
          </table:table-cell>
          <table:table-cell office:value-type="string">
            <text:p text:style-name="P6">Harry had suddenly gone into a spectacular dive, which drew gasps and cheers from the crowd. Hermione stood up, her crossed fingers in her mouth, as Harry streaked toward the ground like a bullet. </text:p>
          </table:table-cell>
        </table:table-row>
        <table:table-row table:style-name="TableLine2209026281536">
          <table:table-cell table:style-name="Table1.A1" office:value-type="string">
            <text:p text:style-name="Text_20_body">καὶ δι) ὀλίγου πολλὴν δι’ ἀπορίαν οὐδεὶς ἐφθέγξατο οὐδέν.</text:p>
          </table:table-cell>
          <table:table-cell office:value-type="string">
            <text:p text:style-name="P6">"You're in luck, Weasley, Potter's obviously spotted some money on the ground!" said Malfoy. </text:p>
          </table:table-cell>
        </table:table-row>
        <table:table-row table:style-name="TableLine2209026281536">
          <table:table-cell table:style-name="Table1.A1" office:value-type="string">
            <text:p text:style-name="Text_20_body">146 ΑΡΕΙΟΣ ΠΟΤΗΡ ἔπειτα δέ πάντες οὐδέν βλέψαντες πρὸς ἀλλήλους, εὐχαριστήσαντες δ’ ὅμως ἄλλος ἄλλῳ ταχέως ἦλθον κομιούμενοι τὰς λοπάδας.</text:p>
          </table:table-cell>
          <table:table-cell office:value-type="string">
            <text:p text:style-name="P6">Ron snapped. Before Malfoy knew what was happening, Ron was on top of him, wrestling him to the ground. Neville hesitated, then clambered over the back of his seat to help. </text:p>
          </table:table-cell>
        </table:table-row>
        <table:table-row table:style-name="TableLine2209026281536">
          <table:table-cell table:style-name="Table1.A1" office:value-type="string">
            <text:p text:style-name="Text_20_body">ἀλλὰ εἷς τὸν ἔπειτα χρόνον, τὴν Ἑρμιόνην Γέρανον φίλην ἡγοῦντο, οὐκ ἐξὸν ἂν μετέχειν τῶν τ’ ἄλλων καὶ τοῦ διαφθεῖραι Τρωγλοδύτην ὀρεινὸν δώδεκα ποδῶν τὸ ὕψος εἰμὴ διὰ φιλίας ἄρα διακέοιτό τις.</text:p>
          </table:table-cell>
          <table:table-cell office:value-type="string">
            <text:p text:style-name="P6">"Come on, Harry!" Hermione screamed, leaping onto her seat to watch as Harry sped straight at Snape -- she didn't even notice Malfoy and Ron rolling around under her seat, or the scuffles and yelps coming from the whirl of fists that was Neville, Crabbe, and Goyle. </text:p>
          </table:table-cell>
        </table:table-row>
        <table:table-row table:style-name="TableLine2209026281536">
          <table:table-cell table:style-name="Table1.A1" office:value-type="string">
            <text:p text:style-name="Text_20_body">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able:table-cell>
          <table:table-cell office:value-type="string">
            <text:p text:style-name="P6">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2209026281536">
          <table:table-cell table:style-name="Table1.A1" office:value-type="string">
            <text:p text:style-name="Text_20_body">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 ίκλου ἐκ τριχῶν, κοθόρνους δ’ αὖ μεγάλους καστορείους.</text:p>
          </table:table-cell>
          <table:table-cell office:value-type="string">
            <text:p text:style-name="P6">The stands erupted; it had to be a record, no one could ever remember the Snitch being caught so quickly. </text:p>
          </table:table-cell>
        </table:table-row>
        <table:table-row table:style-name="TableLine2209026281536">
          <table:table-cell table:style-name="Table1.A1" office:value-type="string">
            <text:p text:style-name="Text_20_body">καί ὥρας ἔτους ἐπελθούσης τῇ ι’καροσφαιρικῇ, τῷ Σαββάτῳ τὸ πρῶτον σφαιριεῖν ἔμελλεν ὁ Ἄρειος πολὺν χρόνον γυμνασάμενος· τοῖς γὰρ <text:soft-page-break/>Γρυφινδώροις ἀναγκαῖον ἦν ἀγωνίσασθαι πρὸς τοὺς Σλυθηρίνους.</text:p>
          </table:table-cell>
          <table:table-cell office:value-type="string">
            <text:p text:style-name="P6">"Ron! Ron! Where are you? The game's over! Harry's won! We've won! Gryffindor is in the lead!" shrieked Hermione, dancing up and down on <text:soft-page-break/>her seat and hugging Parvati Patil in the row in front. </text:p>
          </table:table-cell>
        </table:table-row>
        <table:table-row table:style-name="TableLine2209026281536">
          <table:table-cell table:style-name="Table1.A1" office:value-type="string">
            <text:p text:style-name="Text_20_body">εἷ δ’ οἶ Γρυφίνδωροι νικήσειαν, αὐξηθήσεσθαι δευτερεύοντες πρὸς τὴν Φιάλην Οἶκείαν.</text:p>
          </table:table-cell>
          <table:table-cell office:value-type="string">
            <text:p text:style-name="P6">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2209026281536">
          <table:table-cell table:style-name="Table1.A1" office:value-type="string">
            <text:p text:style-name="Text_20_body">τὸν μέντοι Ἄρειον ἥ τις ἢ οὐδεὶς σφαιρίζοντα ἑωράκει· ἔδοξε γὰρ τῷ ’Ύλῃ αὐτὸν κεκρυμμένον ἔχειν ὥσπερ κρυπτὸν ὄντα σόφισμά τι.</text:p>
          </table:table-cell>
          <table:table-cell office:value-type="string">
            <text:p text:style-name="P6">"Well done," said Dumbledore quietly, so that only Harry could hear. </text:p>
          </table:table-cell>
        </table:table-row>
        <table:table-row table:style-name="TableLine2209026281536">
          <table:table-cell table:style-name="Table1.A1" office:value-type="string">
            <text:p text:style-name="Text_20_body">ἡ δ’ οὖν φήμη ἐξηνέχθη ὅτι Ἄρειος ζητητὴς γενήσεται.</text:p>
          </table:table-cell>
          <table:table-cell office:value-type="string">
            <text:p text:style-name="P6">"Nice to see you haven't been brooding about that mirror... been keeping busy... excellent..." </text:p>
          </table:table-cell>
        </table:table-row>
        <table:table-row table:style-name="TableLine2209026281536">
          <table:table-cell table:style-name="Table1.A1" office:value-type="string">
            <text:p text:style-name="Text_20_body">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p>
          </table:table-cell>
          <table:table-cell office:value-type="string">
            <text:p text:style-name="P6">Snape spat bitterly on the ground. </text:p>
          </table:table-cell>
        </table:table-row>
        <table:table-row table:style-name="TableLine2209026281536">
          <table:table-cell table:style-name="Table1.A1" office:value-type="string">
            <text:p text:style-name="Text_20_body">καὶ ἕρμαιον δὴ ἦν τῷ Ἁρείῳ τὸ Ἑρμιόνην νῦν ἔχειν φίλην.</text:p>
          </table:table-cell>
          <table:table-cell office:value-type="string">
            <text:p text:style-name="P6">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2209026281536">
          <table:table-cell table:style-name="Table1.A1" office:value-type="string">
            <text:p text:style-name="Text_20_body">οὐ γὰρ ἠπίστατο ποίῳ τρόπῳ καθ’ ἑαυτὸν μόνος ἀπ’ αὐτῆς ἐδυνήθη ἂν εὖ τιθέναι τὰ κατ’ οἶκον μαθήματα, ὡς δέον θαμὰ ἐπὶ καιροῦ γυμνάζ- εσθαι πρὸς τὴν ι’καροσφαιρικὴν κελεύοντος τοῦ ’Ύλού καὶ ἔχρησεν ἐκείνη βιβλίον αὐτῷ τὴν ι’καροσφαιρικὴν ἐξ ἔτους εἷς ἔτος καὶ τοῦτο πάνυ ἄξιον ηὗρεν ἀναγνῶναι.</text:p>
          </table:table-cell>
          <table:table-cell office:value-type="string">
            <text:p text:style-name="P6">Harry had reached the shed. He leaned against the wooden door and looked up at Hogwarts, with its windows glowing red in the setting sun. </text:p>
          </table:table-cell>
        </table:table-row>
        <table:table-row table:style-name="TableLine2209026281536">
          <table:table-cell table:style-name="Table1.A1" office:value-type="string">
            <text:p text:style-name="Text_20_body">ἔμαθεν δὲ τοῦτο μὲν ὡς ἀδικεῖν ἔστιν τοῖς ι’καροσφαιρίζουσιν ἐν τρόποις ἑπτακοσίοις, τοῦτο <text:soft-page-break/>δ’ ὡς οἱ περὶ τὴν Φιάλην Κοσμικὴν ἀγωνιζόμενοι πρὸ τοῦ ὡς πεντακόσια ἔτη τῷ ε”τει χιλιοστῴ τετρα- 148 ΑΡΕιοΣ Πο ΤΗΡ κοσιοστῴ ἑβδομηκοστῷ τρίτῳ ἁπαξαπάσας δὴ ἠδίκησαν τὰς ἀδικίας*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ι’καροσφαιρίζον- τες, ῥαβδοῦχοι δέ ἐνίοτε ἠφανισμένοι μετὰ πολλοὺς μῆνας πάλιν ἐφάνησαν ἐν τοῖς τῆς Λιβύης ἐρήμοις.</text:p>
          </table:table-cell>
          <table:table-cell office:value-type="string">
            <text:p text:style-name="P6">Gryffindor in the lead. He'd done it, he'd shown Snape.... </text:p>
          </table:table-cell>
        </table:table-row>
        <table:table-row table:style-name="TableLine2209026281536">
          <table:table-cell table:style-name="Table1.A1" office:value-type="string">
            <text:p text:style-name="Text_20_body">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office:value-type="string">
            <text:p text:style-name="P6">And speaking of Snape... </text:p>
          </table:table-cell>
        </table:table-row>
        <table:table-row table:style-name="TableLine2209026281536">
          <table:table-cell table:style-name="Table1.A1" office:value-type="string">
            <text:p text:style-name="Text_20_body">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 καὶ νῶτον δίδοντες πρὸς αὐτὸ ἀλεανοῦντες ἵσταντο, καί ὁ Σίναπυς διέβη διὰ τὴν αὐλήν.</text:p>
          </table:table-cell>
          <table:table-cell office:value-type="string">
            <text:p text:style-name="P6">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able:table-row table:style-name="TableLine2209026281536">
          <table:table-cell table:style-name="Table1.A1" office:value-type="string">
            <text:p text:style-name="Text_20_body">καὶ ὁ “Αρειος εὐθὺς ᾔσθετ’ αὐτοῦ χωλεύοντος.</text:p>
          </table:table-cell>
          <table:table-cell office:value-type="string">
            <text:p text:style-name="P6">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2209026281536">
          <table:table-cell table:style-name="Table1.A1" office:value-type="string">
            <text:p text:style-name="Text_20_body">οἱ οῦν τρεῖς συστρεψάμε- νοι ἤθελον φράξαι τὸ πῦρ, εἰκάζοντες οῦ θεμιτὸν εἶναι.</text:p>
          </table:table-cell>
          <table:table-cell office:value-type="string">
            <text:p text:style-name="P6">He climbed carefully along one of the branches, holding tight to his broomstick, trying to see through the leaves. Below, in a shadowy clearing, stood Snape, but he wasn't alone. Quirrell was there, too. </text:p>
          </table:table-cell>
        </table:table-row>
        <table:table-row table:style-name="TableLine2209026281536">
          <table:table-cell table:style-name="Table1.A1" office:value-type="string">
            <text:p text:style-name="Text_20_body">ἀλλὰ κακῇ τύχῃ οῦκ ἔλαθον αὐτὸν ὕποπτόν που βλέποντες ὡς ἐδόκει.</text:p>
          </table:table-cell>
          <table:table-cell office:value-type="string">
            <text:p text:style-name="P6">Harry couldn't make out the look on his face, but he was stuttering worse than ever. Harry strained to catch what they were saying. </text:p>
          </table:table-cell>
        </table:table-row>
        <text:soft-page-break/>
        <table:table-row table:style-name="TableLine2209026281536">
          <table:table-cell table:style-name="Table1.A1" office:value-type="string">
            <text:p text:style-name="Text_20_body">χωλεύων δέ προσῆλθε τό γε πῦρ οὐ κατιδών, βουλόμενος δ’ οὖν εἰκῇ ἐπιτιμᾶν αὐτοῖς.</text:p>
          </table:table-cell>
          <table:table-cell office:value-type="string">
            <text:p text:style-name="P6">"... d-don't know why you wanted t-t-to meet here of all p-places, Severus..." </text:p>
          </table:table-cell>
        </table:table-row>
        <table:table-row table:style-name="TableLine2209026281536">
          <table:table-cell table:style-name="Table1.A1" office:value-type="string">
            <text:p text:style-name="Text_20_body">τί ἔχεις, ὦ Ποτέρ; ὁ δ’ ’Άρειος ἔδειξεν αὐτῷ τὸ ἐχόμενον, τὴν ι’καροσφαιρικὴν ἐξ ἔτους εἷς ἔτος.</text:p>
          </table:table-cell>
          <table:table-cell office:value-type="string">
            <text:p text:style-name="P6">"Oh, I thought we'd keep this private," said Snape, his voice icy. </text:p>
          </table:table-cell>
        </table:table-row>
        <table:table-row table:style-name="TableLine2209026281536">
          <table:table-cell table:style-name="Table1.A1" office:value-type="string">
            <text:p text:style-name="Text_20_body">ἀλλ’ ὁ Σίναπυς Οὐ θεμιτόν, ἔφη, κομίζειν τὰ βιβλία τὰ πρὸς βιβλιοθήκην ἔξω τοῦ φρουρίου.</text:p>
          </table:table-cell>
          <table:table-cell office:value-type="string">
            <text:p text:style-name="P6">"Students aren't supposed to know about the Sorcerer's Stone, after all." </text:p>
          </table:table-cell>
        </table:table-row>
        <table:table-row table:style-name="TableLine2209026281536">
          <table:table-cell table:style-name="Table1.A1" office:value-type="string">
            <text:p text:style-name="Text_20_body">δός μοι.</text:p>
          </table:table-cell>
          <table:table-cell office:value-type="string">
            <text:p text:style-name="P6">Harry leaned forward. Quirrell was mumbling something. Snape interrupted him. </text:p>
          </table:table-cell>
        </table:table-row>
        <table:table-row table:style-name="TableLine2209026281536">
          <table:table-cell table:style-name="Table1.A1" office:value-type="string">
            <text:p text:style-name="Text_20_body">πέντε γὰρ βαθμοὺς ἀπώλεσας τοῖς Γρυφινδώροις.</text:p>
          </table:table-cell>
          <table:table-cell office:value-type="string">
            <text:p text:style-name="P6">"Have you found out how to get past that beast of Hagrid's yet?" </text:p>
          </table:table-cell>
        </table:table-row>
        <table:table-row table:style-name="TableLine2209026281536">
          <table:table-cell table:style-name="Table1.A1" office:value-type="string">
            <text:p text:style-name="Text_20_body">Τοῦτον γὰρ τὸν νόμον, ἧ δ’ ὃς ὁ ’Άρειος πάνυ ἀνιώμενος, ἄρτι συνέπλαξε.</text:p>
          </table:table-cell>
          <table:table-cell office:value-type="string">
            <text:p text:style-name="P6">"B-b-but Severus, I --" </text:p>
          </table:table-cell>
        </table:table-row>
        <table:table-row table:style-name="TableLine2209026281536">
          <table:table-cell table:style-name="Table1.A1" office:value-type="string">
            <text:p text:style-name="Text_20_body">ἀλλὰ τί μοι πάσχει τὸ σκέλος αὐτοῦ; ὁ δὲ Ῥοών πικρῶς Οὐκ οἶδα, ἔφη.</text:p>
          </table:table-cell>
          <table:table-cell office:value-type="string">
            <text:p text:style-name="P6">"You don't want me as your enemy, Quirrell," said Snape, taking a step toward him. </text:p>
          </table:table-cell>
        </table:table-row>
        <table:table-row table:style-name="TableLine2209026281536">
          <table:table-cell table:style-name="Table1.A1" office:value-type="string">
            <text:p text:style-name="Text_20_body">ἀλλ’ εἰ γὰρ πόλλ’ ἀλγοίη.</text:p>
          </table:table-cell>
          <table:table-cell office:value-type="string">
            <text:p text:style-name="P6">"I-I don't know what you "You know perfectly well what I mean." </text:p>
          </table:table-cell>
        </table:table-row>
        <table:table-row table:style-name="TableLine2209026281536">
          <table:table-cell table:style-name="Table1.A1" office:value-type="string">
            <text:p text:style-name="Text_20_body">&gt;κ πολὺ δ’ ἐθορύβουν ταύτῃ τῇ νυκτὶ οἶ ἐν τῷ τῶν Γρυφινδώρων κοινείῳ.</text:p>
          </table:table-cell>
          <table:table-cell office:value-type="string">
            <text:p text:style-name="P6">An owl hooted loudly, and Harry nearly fell out of the tree. He steadied himself in time to hear Snape say, "-- your little bit of hocus-pocus. </text:p>
          </table:table-cell>
        </table:table-row>
        <table:table-row table:style-name="TableLine2209026281536">
          <table:table-cell table:style-name="Table1.A1" office:value-type="string">
            <text:p text:style-name="Text_20_body">ὁ δ”Άρειος καὶ ὁ Ῥοών καὶ ἡ Ἑρμιόνη ἐκάθηντο ὁμοῦ πρὸς θυρίδα.</text:p>
          </table:table-cell>
          <table:table-cell office:value-type="string">
            <text:p text:style-name="P6">I'm waiting." </text:p>
          </table:table-cell>
        </table:table-row>
        <table:table-row table:style-name="TableLine2209026281536">
          <table:table-cell table:style-name="Table1.A1" office:value-type="string">
            <text:p text:style-name="Text_20_body">αὕτη γὰρ ἐξέταζε τὰ κατ’ οἶκον μαθήματα τὰ πρὸς τὰ φίλτρα ὑπὲρ τοῦ θ’ Ἁρειόυ καὶ τοῦ Ῥοῶνος.</text:p>
          </table:table-cell>
          <table:table-cell office:value-type="string">
            <text:p text:style-name="P6">"B-but I d-d-don't --" </text:p>
          </table:table-cell>
        </table:table-row>
        <table:table-row table:style-name="TableLine2209026281536">
          <table:table-cell table:style-name="Table1.A1" office:value-type="string">
            <text:p text:style-name="Text_20_body">ἀλλ’ οὐκ ἤθελεν ἐκείνους μιμεῖσθαι τὰ ἑαυτῆς, λογισαμένη ὅτι οὕτως οὐδέν μαθ- ήσονται.</text:p>
          </table:table-cell>
          <table:table-cell office:value-type="string">
            <text:p text:style-name="P6">"Very well," Snape cut in. "We'll have another little chat soon, when you've had time to think things over and decided where your loyalties lie." </text:p>
          </table:table-cell>
        </table:table-row>
        <table:table-row table:style-name="TableLine2209026281536">
          <table:table-cell table:style-name="Table1.A1" office:value-type="string">
            <text:p text:style-name="Text_20_body">ἀναγνούσης δ’ οὖν αὐτῆς τὰ γεγραμμένα, εὖ ἔπραττον πρὸς τὰ προσκείμενα ὡς ἐπὶ τὸ πολύ.</text:p>
          </table:table-cell>
          <table:table-cell office:value-type="string">
            <text:p text:style-name="P6">He threw his cloak over his head and strode out of the clearing. It was almost dark now, but Harry could see Quirrell, standing quite still as though he was petrified. </text:p>
          </table:table-cell>
        </table:table-row>
        <table:table-row table:style-name="TableLine2209026281536">
          <table:table-cell table:style-name="Table1.A1" office:value-type="string">
            <text:p text:style-name="Text_20_body">ἀλλ’ ὁ ’Ἁρειος ἠγανάκτει πως, βουλόμενος ἀναλαβεῖν τὴν ῖκαροσφαιρικὴν ἐξ ἔτους εἷς ἔτος.</text:p>
          </table:table-cell>
          <table:table-cell office:value-type="string">
            <text:p text:style-name="P6">"Harry, where have you been?" Hermione squeaked. </text:p>
          </table:table-cell>
        </table:table-row>
        <table:table-row table:style-name="TableLine2209026281536">
          <table:table-cell table:style-name="Table1.A1" office:value-type="string">
            <text:p text:style-name="Text_20_body">ἀναγιγνώσκων γὰρ αὐτὸ τάχ’ ἂν ἐπιλήσεσθαι τῶν φροντίδων τῶν περὶ τὸν τῆς ὑστεραίας ἀγῶνα.</text:p>
          </table:table-cell>
          <table:table-cell office:value-type="string">
            <text:p text:style-name="P6">"We won! You won! We won!" shouted Ron, thumping Harry on the back. "And I gave Malfoy a black eye, and Neville tried to take on Crabbe and Goyle single-handed! He's still out cold but Madam <text:soft-page-break/>Pomftey says he'll be all right - talk about showing Slytherin! Everyone's waiting for you in the common room, we're having a party, Fred and George stole some cakes and stuff from the kitchens." </text:p>
          </table:table-cell>
        </table:table-row>
        <table:table-row table:style-name="TableLine2209026281536">
          <table:table-cell table:style-name="Table1.A1" office:value-type="string">
            <text:p text:style-name="Text_20_body">ἀλλὰ διὰ τί δεῖ τόν γε Σίναπυν δεδιέναι,· ἀναστὰς οὖν ΠΕΡΙ ΤΗΣ ΙΚΑΡΟΣΦΑῙΡῘΚΗΣ 149 εἶπε τῷ Ῥοῶνι καὶ τῇ Ἑρμιόνῃ ὅτι μέλλει ἀπαιτήρειν αὐτὸ παρ’ ἐκείνου.</text:p>
          </table:table-cell>
          <table:table-cell office:value-type="string">
            <text:p text:style-name="P6">"Never mind that now," said Harry breathlessly. "Let's find an empty room, you wait 'til you hear this...." </text:p>
          </table:table-cell>
        </table:table-row>
        <table:table-row table:style-name="TableLine2209026281536">
          <table:table-cell table:style-name="Table1.A1" office:value-type="string">
            <text:p text:style-name="Text_20_body">οἶ δέ τοῦτ’ ἔφασαν στέργειν ἄν, εἷ’Άρειος μὲν ἔλθοι, αὐτοὶ δὲ μή.</text:p>
          </table:table-cell>
          <table:table-cell office:value-type="string">
            <text:p text:style-name="P6">He made sure Peeves wasn't inside before shutting the door behind them, then he told them what he'd seen and heard. </text:p>
          </table:table-cell>
        </table:table-row>
        <table:table-row table:style-name="TableLine2209026281536">
          <table:table-cell table:style-name="Table1.A1" office:value-type="string">
            <text:p text:style-name="Text_20_body">ὁ μέντοι ’Άρειος ἐλογίζετο ὅτι ἐκεῖνος εἰκότως ὁμολογήσει, ἐὰν ἄλλοι τινές σοφισταὶ παρόντες ἀκούσωσιν.</text:p>
          </table:table-cell>
          <table:table-cell office:value-type="string">
            <text:p text:style-name="P6">"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2209026281536">
          <table:table-cell table:style-name="Table1.A1" office:value-type="string">
            <text:p text:style-name="Text_20_body">ἥκων δέ πρὸς τὸ τῶν σοφιστῶν κοινεῖον ἔκοψε τὴν θύραν.</text:p>
          </table:table-cell>
          <table:table-cell office:value-type="string">
            <text:p text:style-name="P6">"So you mean the Stone's only safe as long as Quirrell stands up to Snape?" said Hermione in alarm. </text:p>
          </table:table-cell>
        </table:table-row>
        <table:table-row table:style-name="TableLine2209026281536">
          <table:table-cell table:style-name="Table1.A1" office:value-type="string">
            <text:p text:style-name="Text_20_body">οὐδενὸς δέ ἀνοίξαντος, μάλ’ αὖθις ἔκοψεν.</text:p>
          </table:table-cell>
          <table:table-cell office:value-type="string">
            <text:p text:style-name="P6">"It'll be gone by next Tuesday," said Ron. </text:p>
          </table:table-cell>
        </table:table-row>
        <table:table-row table:style-name="TableLine2209026281536">
          <table:table-cell table:style-name="Table1.A1" office:value-type="string">
            <text:p text:style-name="Text_20_body">ἀνέῳξε δ’ οὐδείς.</text:p>
          </table:table-cell>
          <table:table-cell office:value-type="string">
            <text:p text:style-name="P6">CHAPTER FOURTEEN </text:p>
          </table:table-cell>
        </table:table-row>
        <table:table-row table:style-name="TableLine2209026281536">
          <table:table-cell table:style-name="Table1.A1" office:value-type="string">
            <text:p text:style-name="Text_20_body">καὶ δὴ τὸ βιβλίον ἐντὸς κατέλιπεν ὁ Σίναπυς.</text:p>
          </table:table-cell>
          <table:table-cell office:value-type="string">
            <text:p text:style-name="P6">NORBERT THE NORWEGIAN RIDGEBACK </text:p>
          </table:table-cell>
        </table:table-row>
        <table:table-row table:style-name="TableLine2209026281536">
          <table:table-cell table:style-name="Table1.A1" office:value-type="string">
            <text:p text:style-name="Text_20_body">ἐπιχειρητέον οὖν.</text:p>
          </table:table-cell>
          <table:table-cell office:value-type="string">
            <text:p text:style-name="P6">Quirrell, however, must have been braver than they'd thought. In the weeks that followed he did seem to be getting paler and thinner, but it didn't look as though he'd cracked yet. </text:p>
          </table:table-cell>
        </table:table-row>
        <table:table-row table:style-name="TableLine2209026281536">
          <table:table-cell table:style-name="Table1.A1" office:value-type="string">
            <text:p text:style-name="Text_20_body">ἀνοίξας δ’ ὀλίγον τὴν θύραν εἴσω προῦκυψε.</text:p>
          </table:table-cell>
          <table:table-cell office:value-type="string">
            <text:p text:style-name="P6">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text:soft-page-break/>Quirrell's stutter. </text:p>
          </table:table-cell>
        </table:table-row>
        <table:table-row table:style-name="TableLine2209026281536">
          <table:table-cell table:style-name="Table1.A1" office:value-type="string">
            <text:p text:style-name="Text_20_body">ἀλλὰ θέαμα δυσθέατον ε”νδον ἦν ἰδεῖν.</text:p>
          </table:table-cell>
          <table:table-cell office:value-type="string">
            <text:p text:style-name="P6">Hermione, however, had more on her mind than the Sorcerer's Stone. She had started drawing up study schedules and colorcoding all her notes. </text:p>
          </table:table-cell>
        </table:table-row>
        <table:table-row table:style-name="TableLine2209026281536">
          <table:table-cell table:style-name="Table1.A1" office:value-type="string">
            <text:p text:style-name="Text_20_body">μόνοι γὰρ παρῆσαν ὁ Σίναπυς καὶ ὁ Φήληξ.</text:p>
          </table:table-cell>
          <table:table-cell office:value-type="string">
            <text:p text:style-name="P6">Harry and Ron wouldn't have minded, but she kept nagging them to do the same. </text:p>
          </table:table-cell>
        </table:table-row>
        <table:table-row table:style-name="TableLine2209026281536">
          <table:table-cell table:style-name="Table1.A1" office:value-type="string">
            <text:p text:style-name="Text_20_body">κάκεῖνος δὴ τὸν τρίβωνα ὑπὲρ τὰ γόνατα εἶχεν ἀποκαλύπτων τὸ σκέλος αἱματηρὸν καί κατεσπαραγμένον.</text:p>
          </table:table-cell>
          <table:table-cell office:value-type="string">
            <text:p text:style-name="P6">"Hermione, the exams are ages away." </text:p>
          </table:table-cell>
        </table:table-row>
        <table:table-row table:style-name="TableLine2209026281536">
          <table:table-cell table:style-name="Table1.A1" office:value-type="string">
            <text:p text:style-name="Text_20_body">οὗτος δ’ ὀθόνια παρεῖχεν αὐτῷ.</text:p>
          </table:table-cell>
          <table:table-cell office:value-type="string">
            <text:p text:style-name="P6">"Ten weeks," Hermione snapped. "That's not ages, that's like a second to Nicolas Flamel." </text:p>
          </table:table-cell>
        </table:table-row>
        <table:table-row table:style-name="TableLine2209026281536">
          <table:table-cell table:style-name="Table1.A1" office:value-type="string">
            <text:p text:style-name="Text_20_body">’Ὼ κατάρατον τὸ χρῆμα κυνός, ἔφη.</text:p>
          </table:table-cell>
          <table:table-cell office:value-type="string">
            <text:p text:style-name="P6">"But we're not six hundred years old," Ron reminded her. "Anyway, what are you studying for, you already know it A." </text:p>
          </table:table-cell>
        </table:table-row>
        <table:table-row table:style-name="TableLine2209026281536">
          <table:table-cell table:style-name="Table1.A1" office:value-type="string">
            <text:p text:style-name="Text_20_body">πῶς γὰρ ἔστιν ἅμα διατη- ρεῖν τὰς τρεῖς κεφαλάς; τοῦ δ’ Ἁρείου σιωπῇ κλείοντος τὴν θύραν, βοῶν Ὁ Ποτέρ, ἔφη διαστρεφόμενος ἅμα δι’ ὀργῆς τὸ.</text:p>
          </table:table-cell>
          <table:table-cell office:value-type="string">
            <text:p text:style-name="P6">"What am I studying for? Are you crazy? You realize we need to pass these exams to get into the second year? They're very important, I should have started studying a month ago, I don't know what's gotten into me...." </text:p>
          </table:table-cell>
        </table:table-row>
        <table:table-row table:style-name="TableLine2209026281536">
          <table:table-cell table:style-name="Table1.A1" office:value-type="string">
            <text:p text:style-name="Text_20_body">ὄμματα καὶ μεθεὶς τὸν τρίβωνα ἐπικαλύψαι τὸ σκέλος.</text:p>
          </table:table-cell>
          <table:table-cell office:value-type="string">
            <text:p text:style-name="P6">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able:table-cell>
        </table:table-row>
        <table:table-row table:style-name="TableLine2209026281536">
          <table:table-cell table:style-name="Table1.A1" office:value-type="string">
            <text:p text:style-name="Text_20_body">Ἄρειος δ’ ἀσκήσας ἑαυτὸν εἰς εὐτολμίαν Εἰ οἷόν τε, ἔφη, προτεῖναι ἐρώτημά τι, θέλοιμ’ ἂν εἰδέναι εἴ γ’ ἄρ’ ἔξεστί μοι ἀπαιτεῖν τὸ βιβλίον μου,- ’Ἁπιθι, ἄπιθι ἐς κόρακας ἤδη.</text:p>
          </table:table-cell>
          <table:table-cell office:value-type="string">
            <text:p text:style-name="P6">"I'll never remember this," Ron burst out one afternoon, throwing down his quill and looking longingly out of the library window. It was the first really fine day they'd had in months. The sky was a clear, forget-me-not blue, and there was a feeling in the air of summer coming. </text:p>
          </table:table-cell>
        </table:table-row>
        <table:table-row table:style-name="TableLine2209026281536">
          <table:table-cell table:style-name="Table1.A1" office:value-type="string">
            <text:p text:style-name="Text_20_body">ἀπῆλθεν οὖν εὐθὺς ὁ Ἄρειος πρὶν ἐκεῖνον αὖθις ἀφελέσθαι βαθμῶν τούς Γρυφινδώρους.</text:p>
          </table:table-cell>
          <table:table-cell office:value-type="string">
            <text:p text:style-name="P6">Harry, who was looking up "Dittany" in One Thousand Magical Herbs and Fungi, didn't look up until he heard Ron say, "Hagrid! What are you <text:soft-page-break/>doing in the library?" </text:p>
          </table:table-cell>
        </table:table-row>
        <table:table-row table:style-name="TableLine2209026281536">
          <table:table-cell table:style-name="Table1.A1" office:value-type="string">
            <text:p text:style-name="Text_20_body">ἄνω δέ ὡς τάχιστα ἀναβὰς πάλιν ξυν- εγένετο τοῖς ἑταίροις.</text:p>
          </table:table-cell>
          <table:table-cell office:value-type="string">
            <text:p text:style-name="P6">Hagrid shuffled into view, hiding something behind his back. He looked very out of place in his moleskin overcoat. </text:p>
          </table:table-cell>
        </table:table-row>
        <table:table-row table:style-name="TableLine2209026281536">
          <table:table-cell table:style-name="Table1.A1" office:value-type="string">
            <text:p text:style-name="Text_20_body">ὁ δέ Ῥοών ἲΑρ’ ἔχεις αὑτά· ἔφη.</text:p>
          </table:table-cell>
          <table:table-cell office:value-type="string">
            <text:p text:style-name="P6">"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2209026281536">
          <table:table-cell table:style-name="Table1.A1" office:value-type="string">
            <text:p text:style-name="Text_20_body">ἀλλὰ τί δὴ πάσχεις; ἐκεῖνος δέ μόλις ψιθυρίζων εἶπεν αὐτοῖς ὅ τι ἑώρακεν.</text:p>
          </table:table-cell>
          <table:table-cell office:value-type="string">
            <text:p text:style-name="P6">"Shhhh!" Hagrid looked around quickly to see if anyone was listening. </text:p>
          </table:table-cell>
        </table:table-row>
        <table:table-row table:style-name="TableLine2209026281536">
          <table:table-cell table:style-name="Table1.A1" office:value-type="string">
            <text:p text:style-name="Text_20_body">τελευταῖον δέ πνευστιῶν ε”τι Ἀλλ’ ἴστε που, ἔφη, τοῦτο τί δύνα- ται,· ἐπεχείρησε γὰρ λαθὼν παρελθεῖν τὸν τρικάρηνον ἐπὶ τῶν νεκυσίων ὁ Σίναπυς.</text:p>
          </table:table-cell>
          <table:table-cell office:value-type="string">
            <text:p text:style-name="P6">"Don' go shoutin' about it, what's the matter with yeh?" </text:p>
          </table:table-cell>
        </table:table-row>
        <table:table-row table:style-name="TableLine2209026281536">
          <table:table-cell table:style-name="Table1.A1" office:value-type="string">
            <text:p text:style-name="Text_20_body">καὶ ἐθεωροῦμεν αὐτὸν ἐκεῖσε τότε χωροῦντα δηλαδὴ κλέψοντα τὸ πρὸς ἐκείνου φυλαττόμενον.</text:p>
          </table:table-cell>
          <table:table-cell office:value-type="string">
            <text:p text:style-name="P6">"There are a few things we wanted to ask you, as a matter of fact," said Harry, "about what's guarding the Stone apart from Fluffy --" </text:p>
          </table:table-cell>
        </table:table-row>
        <table:table-row table:style-name="TableLine2209026281536">
          <table:table-cell table:style-name="Table1.A1" office:value-type="string">
            <text:p text:style-name="Text_20_body">καὶ περίδου μοι περὶ τοῦ σάρου εἰ μὴ αὐτὸς εἰσῆγε τὸν Τρωγλοδύτην ὡς ῥᾷον λήσων ἅπαντας.</text:p>
          </table:table-cell>
          <table:table-cell office:value-type="string">
            <text:p text:style-name="P6">"SHHHH!" said Hagrid again. "Listen - come an' see me later, I'm not promisin' I'll tell yeh anythin', mind, but don' go rabbitin' about it in here, students aren' s'pposed ter know. They'll think I've told yeh --" </text:p>
          </table:table-cell>
        </table:table-row>
        <table:table-row table:style-name="TableLine2209026281536">
          <table:table-cell table:style-name="Table1.A1" office:value-type="string">
            <text:p text:style-name="Text_20_body">ἡ δ’ Ἑρμιόνη πεφροντικὸς βλέπων Περιττόν τι λέγεις, ἔφη.</text:p>
          </table:table-cell>
          <table:table-cell office:value-type="string">
            <text:p text:style-name="P6">"See you later, then," said Harry. </text:p>
          </table:table-cell>
        </table:table-row>
        <table:table-row table:style-name="TableLine2209026281536">
          <table:table-cell table:style-name="Table1.A1" office:value-type="string">
            <text:p text:style-name="Text_20_body">δυσχερὴς μὲν γάρ ἐστιν εὖ οἶδ’ ὅτι, ἀλλ’ οὐκ ἐπίδοξός ἐστι κλέψων τὸ Διμπλοδώρῳ πεφυλαγμένον.</text:p>
          </table:table-cell>
          <table:table-cell office:value-type="string">
            <text:p text:style-name="P6">Hagrid shuffled off. </text:p>
          </table:table-cell>
        </table:table-row>
        <table:table-row table:style-name="TableLine2209026281536">
          <table:table-cell table:style-name="Table1.A1" office:value-type="string">
            <text:p text:style-name="Text_20_body">ὁ δέ Ῥοών εΗράκλεις, ἔφη ἀνιώμενος.</text:p>
          </table:table-cell>
          <table:table-cell office:value-type="string">
            <text:p text:style-name="P6">"What was he hiding behind his back?" said Hermione thoughtfully. </text:p>
          </table:table-cell>
        </table:table-row>
        <table:table-row table:style-name="TableLine2209026281536">
          <table:table-cell table:style-name="Table1.A1" office:value-type="string">
            <text:p text:style-name="Text_20_body">σὺ μὲν γὰρ νομίζεις τοὺς σοφιστὰς πάντας θείου τι μετέχοντας δήπου.</text:p>
          </table:table-cell>
          <table:table-cell office:value-type="string">
            <text:p text:style-name="P6">"Do you think it had anything to do with the Stone?" </text:p>
          </table:table-cell>
        </table:table-row>
        <table:table-row table:style-name="TableLine2209026281536">
          <table:table-cell table:style-name="Table1.A1" office:value-type="string">
            <text:p text:style-name="Text_20_body">ἐγὼ δέ ταύτὰ τῷ Ἁρείῳ φρονῶ.</text:p>
          </table:table-cell>
          <table:table-cell office:value-type="string">
            <text:p text:style-name="P6">"I'm going to see what section he was in," said Ron, who'd had enough of working. He came back a minute later with a pile of books in his arms and <text:soft-page-break/>slammed them down on the table. </text:p>
          </table:table-cell>
        </table:table-row>
        <table:table-row table:style-name="TableLine2209026281536">
          <table:table-cell table:style-name="Table1.A1" office:value-type="string">
            <text:p text:style-name="Text_20_body">πανοῦργος γάρ ἐστιν ὁ Σίναπυς.</text:p>
          </table:table-cell>
          <table:table-cell office:value-type="string">
            <text:p text:style-name="P6">"Dragons!" he whispered. "Hagrid was looking up stuff about dragons! Look at these: Dragon Species of Great Britain and Ireland; From Egg to Inferno, A Dragon Keeper's Guide." </text:p>
          </table:table-cell>
        </table:table-row>
        <table:table-row table:style-name="TableLine2209026281536">
          <table:table-cell table:style-name="Table1.A1" office:value-type="string">
            <text:p text:style-name="Text_20_body">ἀλλὰ τί θέλει, τί φυλάττει ὁ κύων; 150 ΑΡΕιοΣ ΠοΤΗΡ καί ὁ Ἄρειος περὶ ταῦτα ἔτι φροντίζων ἀπέβη κοιμησόμενος.</text:p>
          </table:table-cell>
          <table:table-cell office:value-type="string">
            <text:p text:style-name="P6">"Hagrid's always wanted a dragon, he told me so the first time I ever met him, " said Harry. </text:p>
          </table:table-cell>
        </table:table-row>
        <table:table-row table:style-name="TableLine2209026281536">
          <table:table-cell table:style-name="Table1.A1" office:value-type="string">
            <text:p text:style-name="Text_20_body">ἀλλὰ τραχὺ ῥέγκοντος ἤδη τοῦ Νεφελώδους, αὐτὸς οὐκ εἶς ὕπνον ἔπεσε καίπερ μάλιστα χρῄζων πεσεῖν, ὡς δέον μετ’ ὀλίγον ι’καρο- σφαιρίσαι τὸ πρῶτον.</text:p>
          </table:table-cell>
          <table:table-cell office:value-type="string">
            <text:p text:style-name="P6">"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2209026281536">
          <table:table-cell table:style-name="Table1.A1" office:value-type="string">
            <text:p text:style-name="Text_20_body">τοῦ δ’ οὖν Σινάπεως οῦ ῥᾴδιον ῆν ἐπιλαθέσθαι δεινὸν βλέποντος ἥνικα τὸ σκέλος εἶδεν αὐτοῦ.</text:p>
          </table:table-cell>
          <table:table-cell office:value-type="string">
            <text:p text:style-name="P6">"But there aren't wild dragons in Britain?" said Harry. </text:p>
          </table:table-cell>
        </table:table-row>
        <table:table-row table:style-name="TableLine2209026281536">
          <table:table-cell table:style-name="Table1.A1" office:value-type="string">
            <text:p text:style-name="Text_20_body">&gt;κ τῇ δ’ ὑστεραίᾳ αι’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ἷκαροσφαιρικόν.</text:p>
          </table:table-cell>
          <table:table-cell office:value-type="string">
            <text:p text:style-name="P6">"Of course there are," said Ron. "Common Welsh Green and Hebridean Blacks. The Ministry of Magic has a job hushing them up, I can tell you. </text:p>
          </table:table-cell>
        </table:table-row>
        <table:table-row table:style-name="TableLine2209026281536">
          <table:table-cell table:style-name="Table1.A1" office:value-type="string">
            <text:p text:style-name="Text_20_body">Ἀλλὰ δεῖ σέ φαγεῖν τι.</text:p>
          </table:table-cell>
          <table:table-cell office:value-type="string">
            <text:p text:style-name="P6">Our kind have to keep putting spells on Muggles who've spotted them, to make them forget." </text:p>
          </table:table-cell>
        </table:table-row>
        <table:table-row table:style-name="TableLine2209026281536">
          <table:table-cell table:style-name="Table1.A1" office:value-type="string">
            <text:p text:style-name="Text_20_body">Ἀλλ’ οὐ δέομαι.</text:p>
          </table:table-cell>
          <table:table-cell office:value-type="string">
            <text:p text:style-name="P6">"So what on earths Hagrid up to?" said Hermione. </text:p>
          </table:table-cell>
        </table:table-row>
        <table:table-row table:style-name="TableLine2209026281536">
          <table:table-cell table:style-name="Table1.A1" office:value-type="string">
            <text:p text:style-name="Text_20_body">Ἀλλ’ ἄρτου γ’ ὀλίγον.</text:p>
          </table:table-cell>
          <table:table-cell office:value-type="string">
            <text:p text:style-name="P6">When they knocked on the door of the gamekeeper's hut an hour later, they were surprised to see that all the curtains were closed. Hagrid called "Who is it?" before he let them in, and then shut the door quickly behind them. </text:p>
          </table:table-cell>
        </table:table-row>
        <table:table-row table:style-name="TableLine2209026281536">
          <table:table-cell table:style-name="Table1.A1" office:value-type="string">
            <text:p text:style-name="Text_20_body">τῆς γὰρ Ἑρμιόνης ἔτυχον ὅντες οὗτοι οἶ θῶπες λόγοι.</text:p>
          </table:table-cell>
          <table:table-cell office:value-type="string">
            <text:p text:style-name="P6">It was stifling hot inside. Even though it was such a warm day, there was a blazing fire in the grate. Hagrid made them tea and offered them stoat sandwiches, which they refused. </text:p>
          </table:table-cell>
        </table:table-row>
        <table:table-row table:style-name="TableLine2209026281536">
          <table:table-cell table:style-name="Table1.A1" office:value-type="string">
            <text:p text:style-name="Text_20_body">Ἀνορέκτως δ’ ἔχω.</text:p>
          </table:table-cell>
          <table:table-cell office:value-type="string">
            <text:p text:style-name="P6">"So -- yeh wanted to ask me somethin'?" </text:p>
          </table:table-cell>
        </table:table-row>
        <table:table-row table:style-name="TableLine2209026281536">
          <table:table-cell table:style-name="Table1.A1" office:value-type="string">
            <text:p text:style-name="Text_20_body">ὁ δ’ ’Ἁρειος κακῶς δὴ εἶχεν ἐννοῶν ὡς ἐντὸς οὐ <text:soft-page-break/>πολλοῦ εἷς τὸ σταδίον εἷσβήσεται.</text:p>
          </table:table-cell>
          <table:table-cell office:value-type="string">
            <text:p text:style-name="P6">"Yes," said Harry. There was no point beating <text:soft-page-break/>around the bush. "We were wondering if you could tell us what's guarding the Sorcerer's Stone apart from Fluffy." </text:p>
          </table:table-cell>
        </table:table-row>
        <table:table-row table:style-name="TableLine2209026281536">
          <table:table-cell table:style-name="Table1.A1" office:value-type="string">
            <text:p text:style-name="Text_20_body">καὶ ὁ Σάμιος Φινιγάνης ῗΩ ’Ἄρειε, ἔφη, δεῖ σέ εὐτραφῆ γενέσθαι ὡς μάλα συντενῶν σεαυτόν.</text:p>
          </table:table-cell>
          <table:table-cell office:value-type="string">
            <text:p text:style-name="P6">Hagrid frowned at him. </text:p>
          </table:table-cell>
        </table:table-row>
        <table:table-row table:style-name="TableLine2209026281536">
          <table:table-cell table:style-name="Table1.A1" office:value-type="string">
            <text:p text:style-name="Text_20_body">τοῖς γὰρ ζητηταῖς ἀεὶ ἐκ προνοίας προσπίπτειν φιλοῦσιν οἱ ἐναντίοι.</text:p>
          </table:table-cell>
          <table:table-cell office:value-type="string">
            <text:p text:style-name="P6">"0' course I cant, he said. "Number one, I don' know meself. Number two, yeh know too much already, so I wouldn' tell yeh if I could. That Stone's here fer a good reason. It Was almost stolen outta Gringotts - I s'ppose yeh've worked that out an' all? Beats me how yeh even know abou' Fluffy." </text:p>
          </table:table-cell>
        </table:table-row>
        <table:table-row table:style-name="TableLine2209026281536">
          <table:table-cell table:style-name="Table1.A1" office:value-type="string">
            <text:p text:style-name="Text_20_body">ὁ δ’ θἈρειος θεώμενος αὐτὸν καρύκην τοματίνην πρὸς τὰ χορ- δεύματα χέοντα Εὐχαριστῶ σοί, ἔφη, ὧ Σάμιε.</text:p>
          </table:table-cell>
          <table:table-cell office:value-type="string">
            <text:p text:style-name="P6">"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able:table-cell>
        </table:table-row>
        <table:table-row table:style-name="TableLine2209026281536">
          <table:table-cell table:style-name="Table1.A1" office:value-type="string">
            <text:p text:style-name="Text_20_body">καὶ περὶ τὴν πεμπτὴν ὥραν πάντες ὡς εἰπεῖν οἱ μαθηταὶ ἐκάθ- ηντο ἐν τοῖς περὶ τὸ ι’καροσφαιριστήριον βάθροις πρὸς τὸ στάδιον ἀτενὲς βλέποντες, ἔνιοι δέ καὶ δίοπτρα ἔχοντες τηλεσκοπικά.</text:p>
          </table:table-cell>
          <table:table-cell office:value-type="string">
            <text:p text:style-name="P6">Hagrid's chest swelled at these last words. Harry and Ron beamed at Hermione. </text:p>
          </table:table-cell>
        </table:table-row>
        <table:table-row table:style-name="TableLine2209026281536">
          <table:table-cell table:style-name="Table1.A1" office:value-type="string">
            <text:p text:style-name="Text_20_body">ἐνίοτε γὰρ χαλεπὸν ῆν τοῖς θεαταῖς καίπερ μετεώροις οῦσιν ἰδεῖν τί γίγνεται.</text:p>
          </table:table-cell>
          <table:table-cell office:value-type="string">
            <text:p text:style-name="P6">"Well, I don' s'pose it could hurt ter tell yeh that... let's see... he borrowed Fluffy from me... then some o' the teachers did enchantments... </text:p>
          </table:table-cell>
        </table:table-row>
        <table:table-row table:style-name="TableLine2209026281536">
          <table:table-cell table:style-name="Table1.A1" office:value-type="string">
            <text:p text:style-name="Text_20_body">ὁ δέ Ῥοὼν καί ἡ Ἑρμιόνη ξυνεγένοντο ἐπ’ ἄκροις τοῖς βάθροις τῷ τε Νεφελώδει καί τῷ Σαμίῳ καὶ τῴ Δείνῳ ἐκείνῳ τῷ τῶν ποδο- σφαιριστῶν τῶν Ῥαιστήρων καλουμένων φιλοθεάμονι.</text:p>
          </table:table-cell>
          <table:table-cell office:value-type="string">
            <text:p text:style-name="P6">Professor Sprout -- Professor Flitwick -- Professor McGonagall --" he ticked them off on his fingers, "Professor Quirrell -- an' Dumbledore himself did somethin', o' course. Hang on, I've forgotten someone. Oh yeah, Professor Snape." </text:p>
          </table:table-cell>
        </table:table-row>
        <table:table-row table:style-name="TableLine2209026281536">
          <table:table-cell table:style-name="Table1.A1" office:value-type="string">
            <text:p text:style-name="Text_20_body">καί καινόν τι ἐγεγράφεσαν σημεῖον μέγα ὡς χαρισάμενοι τῷ Ἁρείῳ ἐφ’ ἑνὸς τῶν στρωμάτων τῶν Σκαβρῴ τετρωγμένων.</text:p>
          </table:table-cell>
          <table:table-cell office:value-type="string">
            <text:p text:style-name="P6">"Snape?" </text:p>
          </table:table-cell>
        </table:table-row>
        <table:table-row table:style-name="TableLine2209026281536">
          <table:table-cell table:style-name="Table1.A1" office:value-type="string">
            <text:p text:style-name="Text_20_body">καὶ ῆν ἀναγνῶναι ὅτι Προεδρευέτω Ποτῆρ.</text:p>
          </table:table-cell>
          <table:table-cell office:value-type="string">
            <text:p text:style-name="P6">"Yeah -- yer not still on abou' that, are yeh? Look, Snape helped protect the Stone, he's not about ter steal it." </text:p>
          </table:table-cell>
        </table:table-row>
        <text:soft-page-break/>
        <table:table-row table:style-name="TableLine2209026281536">
          <table:table-cell table:style-name="Table1.A1" office:value-type="string">
            <text:p text:style-name="Text_20_body">καὶ ὁ Δεῖνος δεινὸς ὢν γράφειν μέγαν ὑπεγε- γράφει τὸν λέοντα τὸν τῶν Γρυφινδώρων.</text:p>
          </table:table-cell>
          <table:table-cell office:value-type="string">
            <text:p text:style-name="P6">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2209026281536">
          <table:table-cell table:style-name="Table1.A1" office:value-type="string">
            <text:p text:style-name="Text_20_body">καὶμὴν ἡ Ἑρμιόνη φίλτρον τι χαλεπώτερον ἐτεθήκει ὥστε πάντα τὰ γράμματα ποικίλοις ἀεὶ ἀστράπτειν χρώμασιν, ἐν δέ τούτῳ ὁ ’Ἀρειος καί οἱ ἕτεροι τῆς ἀγέλης ἐν τῷ ἀποδυτηρίῳ μεταμφιαζόμενοι ἐνεδύοντο τούς ἷκαροσφαιριστικοὺς τρίβωνας κοκ- κίνους.</text:p>
          </table:table-cell>
          <table:table-cell office:value-type="string">
            <text:p text:style-name="P6">"You're the only one who knows how to get past Fluffy. aren't you, Hagrid?" said Harry anxiously. "And you wouldn't tell anyone, would you? Not even one of the teachers?" </text:p>
          </table:table-cell>
        </table:table-row>
        <table:table-row table:style-name="TableLine2209026281536">
          <table:table-cell table:style-name="Table1.A1" office:value-type="string">
            <text:p text:style-name="Text_20_body">οῖ δέ Σλυθήρινοι πρασίνους ἔμελλον φορήσειν.</text:p>
          </table:table-cell>
          <table:table-cell office:value-type="string">
            <text:p text:style-name="P6">"Not a soul knows except me an' Dumbledore," said Hagrid proudly. </text:p>
          </table:table-cell>
        </table:table-row>
        <table:table-row table:style-name="TableLine2209026281536">
          <table:table-cell table:style-name="Table1.A1" office:value-type="string">
            <text:p text:style-name="Text_20_body">ΠΕΡΙ ΤΗΣ [ΚΑΡΟΣΦΑΙΡῙΚΗΣ 15] καὶ τότε ὁ ’Ύλης ἐχρέμψατό τι εὐφημίαν κηρύττων.</text:p>
          </table:table-cell>
          <table:table-cell office:value-type="string">
            <text:p text:style-name="P6">"Well, that's something," Harry muttered to the others. "Hagrid, can we have a window open? I'm boiling." </text:p>
          </table:table-cell>
        </table:table-row>
        <table:table-row table:style-name="TableLine2209026281536">
          <table:table-cell table:style-name="Table1.A1" office:value-type="string">
            <text:p text:style-name="Text_20_body">Λοιπόν, ἔφη, ὦ ἄνδρες Γρυφίνδωροι.</text:p>
          </table:table-cell>
          <table:table-cell office:value-type="string">
            <text:p text:style-name="P6">"Can't, Harry, sorry," said Hagrid. Harry noticed him glance at the fire. Harry looked at it, too. </text:p>
          </table:table-cell>
        </table:table-row>
        <table:table-row table:style-name="TableLine2209026281536">
          <table:table-cell table:style-name="Table1.A1" office:value-type="string">
            <text:p text:style-name="Text_20_body">Καὶ γυναῖκες Γρυφίνδωραι, ὑπολαβοῦσα εἶπεν ἡ Ἀγγελίνη Ἰωάννου.</text:p>
          </table:table-cell>
          <table:table-cell office:value-type="string">
            <text:p text:style-name="P6">"Hagrid -- what's that?" </text:p>
          </table:table-cell>
        </table:table-row>
        <table:table-row table:style-name="TableLine2209026281536">
          <table:table-cell table:style-name="Table1.A1" office:value-type="string">
            <text:p text:style-name="Text_20_body">ἐκεῖνος δέ συνέφη ταῦτα.</text:p>
          </table:table-cell>
          <table:table-cell office:value-type="string">
            <text:p text:style-name="P6">But he already knew what it was. In the very heart of the fire, underneath the kettle, was a huge, black egg. </text:p>
          </table:table-cell>
        </table:table-row>
        <table:table-row table:style-name="TableLine2209026281536">
          <table:table-cell table:style-name="Table1.A1" office:value-type="string">
            <text:p text:style-name="Text_20_body">ΦΩ ἄνδρες, ἔφη, καί γυναῖκες.</text:p>
          </table:table-cell>
          <table:table-cell office:value-type="string">
            <text:p text:style-name="P6">"Ah," said Hagrid, fiddling nervously with his beard, "That's er..." </text:p>
          </table:table-cell>
        </table:table-row>
        <table:table-row table:style-name="TableLine2209026281536">
          <table:table-cell table:style-name="Table1.A1" office:value-type="string">
            <text:p text:style-name="Text_20_body">τοῦτ’ ἔστ’ ἐκεῖνο.</text:p>
          </table:table-cell>
          <table:table-cell office:value-type="string">
            <text:p text:style-name="P6">"Where did you get it, Hagrid?" said Ron, crouching over the fire to get a closer look at the egg. "It must've cost you a fortune." </text:p>
          </table:table-cell>
        </table:table-row>
        <table:table-row table:style-name="TableLine2209026281536">
          <table:table-cell table:style-name="Table1.A1" office:value-type="string">
            <text:p text:style-name="Text_20_body">Τό γε μέγιστον ἁπάντων, εἶπεν ὁ Φερέδικος Εὖισήλιος.</text:p>
          </table:table-cell>
          <table:table-cell office:value-type="string">
            <text:p text:style-name="P6">"Won it," said Hagrid. "Las' night. I was down in the village havin' a few drinks an' got into a game o' cards with a stranger. Think he was quite glad ter get rid of it, ter be honest." </text:p>
          </table:table-cell>
        </table:table-row>
        <table:table-row table:style-name="TableLine2209026281536">
          <table:table-cell table:style-name="Table1.A1" office:value-type="string">
            <text:p text:style-name="Text_20_body">Τό γε μὴν ἐκ μακροῦ χρόνου προσδεδεγμένον, ἀναλαβὼν εἶπεν ὁ Γεωργός.</text:p>
          </table:table-cell>
          <table:table-cell office:value-type="string">
            <text:p text:style-name="P6">"But what are you going to do with it when it's hatched?" said Hermione. </text:p>
          </table:table-cell>
        </table:table-row>
        <table:table-row table:style-name="TableLine2209026281536">
          <table:table-cell table:style-name="Table1.A1" office:value-type="string">
            <text:p text:style-name="Text_20_body">Καὶ γὰρ ἀπὸ γλώττης ἔστιν ἡμῖν φράσαι τὸν τοῦ Ὀλοφωίου λόγον ῶς τῆς πέρυσιν ἀγέλης οὖσιν.</text:p>
          </table:table-cell>
          <table:table-cell office:value-type="string">
            <text:p text:style-name="P6">"Well, I've bin doin' some readin' , said Hagrid, pulling a large book from under his pillow. "Got this outta the library -- Dragon Breeding for <text:soft-page-break/>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2209026281536">
          <table:table-cell table:style-name="Table1.A1" office:value-type="string">
            <text:p text:style-name="Text_20_body">ὁ δ’ ’Ύλης Σιγᾶτον, ἔφη.</text:p>
          </table:table-cell>
          <table:table-cell office:value-type="string">
            <text:p text:style-name="P6">He looked very pleased with himself, but Hermione didn't. </text:p>
          </table:table-cell>
        </table:table-row>
        <table:table-row table:style-name="TableLine2209026281536">
          <table:table-cell table:style-name="Table1.A1" office:value-type="string">
            <text:p text:style-name="Text_20_body">ἥδε γὰρ ἡ ἀγέλη βελτίστη ἐστὶν ἐκ πολλῶν ἐτῶν.</text:p>
          </table:table-cell>
          <table:table-cell office:value-type="string">
            <text:p text:style-name="P6">"Hagrid, you live in a wooden house," she said. </text:p>
          </table:table-cell>
        </table:table-row>
        <table:table-row table:style-name="TableLine2209026281536">
          <table:table-cell table:style-name="Table1.A1" office:value-type="string">
            <text:p text:style-name="Text_20_body">νικήσομεν δῆτα εὖ οἶδ’ ὅτι.</text:p>
          </table:table-cell>
          <table:table-cell office:value-type="string">
            <text:p text:style-name="P6">But Hagrid wasn't listening. He was humming merrily as he stoked the fire. </text:p>
          </table:table-cell>
        </table:table-row>
        <table:table-row table:style-name="TableLine2209026281536">
          <table:table-cell table:style-name="Table1.A1" office:value-type="string">
            <text:p text:style-name="Text_20_body">καὶ πρὸς αὐτοὺς ὀξὺ ἔβλεψεν ὡς θέλων εἰπεῖν ὅτι Εἰ δέ μή Εἶὲν.</text:p>
          </table:table-cell>
          <table:table-cell office:value-type="string">
            <text:p text:style-name="P6">So now they had something else to worry about: what might happen to Hagrid if anyone found out he was hiding an illegal dragon in his hut. </text:p>
          </table:table-cell>
        </table:table-row>
        <table:table-row table:style-name="TableLine2209026281536">
          <table:table-cell table:style-name="Table1.A1" office:value-type="string">
            <text:p text:style-name="Text_20_body">εἷς γὰρ αὐτὸν τὸν καιρὸν ἥκομεν.</text:p>
          </table:table-cell>
          <table:table-cell office:value-type="string">
            <text:p text:style-name="P6">"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2209026281536">
          <table:table-cell table:style-name="Table1.A1" office:value-type="string">
            <text:p text:style-name="Text_20_body">ἀγαθῇ τύχῃ ὑμῖν ἅπασιν.</text:p>
          </table:table-cell>
          <table:table-cell office:value-type="string">
            <text:p text:style-name="P6">Then, one breakfast time, Hedwig brought Harry another note from Hagrid. </text:p>
          </table:table-cell>
        </table:table-row>
        <table:table-row table:style-name="TableLine2209026281536">
          <table:table-cell table:style-name="Table1.A1" office:value-type="string">
            <text:p text:style-name="Text_20_body">ὁ δ’ ’Ἀρειος τῷ Φερεδίκῳ καῖ τῷ Γεωργῴ ἐκ τοῦ ἀποδυτηρίου ἐπισπόμενος, ἀπευχόμενος δέ τέως μὴ λιποψυχῆσαι, τῶν πολλῶν μέγα θορυβούντων εἰσέβη ἐπὶ τὸ στάδιον.</text:p>
          </table:table-cell>
          <table:table-cell office:value-type="string">
            <text:p text:style-name="P6">He had written only two words: It's hatching. </text:p>
          </table:table-cell>
        </table:table-row>
        <table:table-row table:style-name="TableLine2209026281536">
          <table:table-cell table:style-name="Table1.A1" office:value-type="string">
            <text:p text:style-name="Text_20_body">ἡ δ’ Εὐχρῆ ῥαβδούχη οὖσα ἐν μέσῳ ἵστατο προσδεξομένη τοὺς δύο ἀγέλας, τὸ σάρον ἤδη χειρὶ ἔχουσα.</text:p>
          </table:table-cell>
          <table:table-cell office:value-type="string">
            <text:p text:style-name="P6">Ron wanted to skip Herbology and go straight down to the hut. Hermione wouldn't hear of it. </text:p>
          </table:table-cell>
        </table:table-row>
        <table:table-row table:style-name="TableLine2209026281536">
          <table:table-cell table:style-name="Table1.A1" office:value-type="string">
            <text:p text:style-name="Text_20_body">Δέομαι τοίνυν, ἔφη, πάντων ὑμῶν ὀρθῶς ἐνδίκως τε ἀγωνίζ- εσθαι.</text:p>
          </table:table-cell>
          <table:table-cell office:value-type="string">
            <text:p text:style-name="P6">"Hermione, how many times in our lives are we going to see a dragon hatching?" </text:p>
          </table:table-cell>
        </table:table-row>
        <table:table-row table:style-name="TableLine2209026281536">
          <table:table-cell table:style-name="Table1.A1" office:value-type="string">
            <text:p text:style-name="Text_20_body">τοῦτο δ’ ἔλεγεν ἐκείνοις ἤδη ἀθροιζομένοις ἀμφὶ αὐτήν.</text:p>
          </table:table-cell>
          <table:table-cell office:value-type="string">
            <text:p text:style-name="P6">"We've got lessons, we'll get into trouble, and that's nothing to what Hagrid's going to be in when someone finds out what he's doing --" </text:p>
          </table:table-cell>
        </table:table-row>
        <table:table-row table:style-name="TableLine2209026281536">
          <table:table-cell table:style-name="Table1.A1" office:value-type="string">
            <text:p text:style-name="Text_20_body">ὁ δ’ Ἄρειος ξυνῄδει αὐτῇ λεγούσῃ ἐν τοῖς μάλιστα τῷ Μάρκῳ Φλίντῳ, τῷ τῶν Σλυθηρίνων ἀγελάρχῃ πενταετήρῳ ὅντι.</text:p>
          </table:table-cell>
          <table:table-cell office:value-type="string">
            <text:p text:style-name="P6">"Shut up!" Harry whispered. </text:p>
          </table:table-cell>
        </table:table-row>
        <text:soft-page-break/>
        <table:table-row table:style-name="TableLine2209026281536">
          <table:table-cell table:style-name="Table1.A1" office:value-type="string">
            <text:p text:style-name="Text_20_body">ὁ δ’ ἐφαίνετο ξυγγενὴς εἶναι τοῖς Τρωγλοδύταις.</text:p>
          </table:table-cell>
          <table:table-cell office:value-type="string">
            <text:p text:style-name="P6">Malfoy was only a few feet away and he had stopped dead to listen. How much had he heard? Harry didn't like the look on Malfoy's face at all. </text:p>
          </table:table-cell>
        </table:table-row>
        <table:table-row table:style-name="TableLine2209026281536">
          <table:table-cell table:style-name="Table1.A1" office:value-type="string">
            <text:p text:style-name="Text_20_body">Ἄρειος δέ πρὸς τὸ ἐπάνω σημεῖον τὸ Προεδρευέτω Ποτῆρ κηρῦττον ὑπὲρ τὸν ὄχλον πρὸς ἄνεμον ἀεὶ κινούμενον παραβλέψας, ξυστελλόμενος ἑαυτὸν μάλ ’ ἐθάρρει.</text:p>
          </table:table-cell>
          <table:table-cell office:value-type="string">
            <text:p text:style-name="P6">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2209026281536">
          <table:table-cell table:style-name="Table1.A1" office:value-type="string">
            <text:p text:style-name="Text_20_body">Εἴσβητε δῆτα ἐπὶ τὰ σάρα.</text:p>
          </table:table-cell>
          <table:table-cell office:value-type="string">
            <text:p text:style-name="P6">"It's nearly out." He ushered them inside. </text:p>
          </table:table-cell>
        </table:table-row>
        <table:table-row table:style-name="TableLine2209026281536">
          <table:table-cell table:style-name="Table1.A1" office:value-type="string">
            <text:p text:style-name="Text_20_body">καὶ ὁ ’Άρειος ἐπὶ τὸν Ὑπερνεφελὸν Δισχιλιοστὸν εἰσέβη.</text:p>
          </table:table-cell>
          <table:table-cell office:value-type="string">
            <text:p text:style-name="P6">The egg was lying on the table. There were deep cracks in it. Something was moving inside; a funny clicking noise was coming from it. </text:p>
          </table:table-cell>
        </table:table-row>
        <table:table-row table:style-name="TableLine2209026281536">
          <table:table-cell table:style-name="Table1.A1" office:value-type="string">
            <text:p text:style-name="Text_20_body">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p>
          </table:table-cell>
          <table:table-cell office:value-type="string">
            <text:p text:style-name="P6">They all drew their chairs up to the table and watched with bated breath. </text:p>
          </table:table-cell>
        </table:table-row>
        <table:table-row table:style-name="TableLine2209026281536">
          <table:table-cell table:style-name="Table1.A1" office:value-type="string">
            <text:p text:style-name="Text_20_body">καί διήγησιν μὲν ἀναγορέυων ἔτυχεν ὁ Ἰόρδανος, τοῖν Εὐισηλίοιν εὔνους ὥν, ἐπεσκόπει δ’ αὐτὸν ἡ Μαγονωγαλέα.</text:p>
          </table:table-cell>
          <table:table-cell office:value-type="string">
            <text:p text:style-name="P6">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able:table-cell>
        </table:table-row>
        <table:table-row table:style-name="TableLine2209026281536">
          <table:table-cell table:style-name="Table1.A1" office:value-type="string">
            <text:p text:style-name="Text_20_body">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office:value-type="string">
            <text:p text:style-name="P6">It sneezed. A couple of sparks flew out of its snout. </text:p>
          </table:table-cell>
        </table:table-row>
        <table:table-row table:style-name="TableLine2209026281536">
          <table:table-cell table:style-name="Table1.A1" office:value-type="string">
            <text:p text:style-name="Text_20_body">ἡ δέ Μαγονωγαλέα ὡς τοῦτο χαλεπῶς φέρουσα Τί δέ δή, ἔφη ὑπολαβοῦσα, ὦ ’Ῑόρδανε; 1 5 2 ΑΡΕΙΟΣ ΠοΤΗΡ ὁ δέ συγγνώμην αἰτήσας τῆς πλημμελείας ἀναλαβών Καὶ ἀερο- δρομοῦσα, ἔφη, τὸν κολοφῶνα παραδίδωσιν ὡς τάχιστα τῇ Ἀλικίᾳ Σπινήτῃ, ἣν ἄρτι ἐξηῦρεν Ὀλοφώιος ’Ύλης, πέρυσιν ἔφεδρον οὖσαν.</text:p>
          </table:table-cell>
          <table:table-cell office:value-type="string">
            <text:p text:style-name="P6">"Isn't he beautiful?" Hagrid murmured. He reached out a hand to stroke the dragon's head. It snapped at his fingers, showing pointed fangs. </text:p>
          </table:table-cell>
        </table:table-row>
        <table:table-row table:style-name="TableLine2209026281536">
          <table:table-cell table:style-name="Table1.A1" office:value-type="string">
            <text:p text:style-name="Text_20_body">τὴν δέ πρὸς τὴν Ἀγγελίνην πάλιν βαλεῖν μέλλουσαν Μάρκος Φλίντος ὁ τῶν Σλυθηρίνων <text:soft-page-break/>ἀγελάρχης ἔφθασε, καὶ λαβὼν τὸν κολοφῶνα μετεωρίζεται ἀετοῦ τρόπον.</text:p>
          </table:table-cell>
          <table:table-cell office:value-type="string">
            <text:p text:style-name="P6">"Bless him, look, he knows his mommy!" said <text:soft-page-break/>Hagrid. </text:p>
          </table:table-cell>
        </table:table-row>
        <table:table-row table:style-name="TableLine2209026281536">
          <table:table-cell table:style-name="Table1.A1" office:value-type="string">
            <text:p text:style-name="Text_20_body">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text:p>
          </table:table-cell>
          <table:table-cell office:value-type="string">
            <text:p text:style-name="P6">"Hagrid," said Hermione, "how fast do Norwegian Ridgebacks grow, exactly?" </text:p>
          </table:table-cell>
        </table:table-row>
        <table:table-row table:style-name="TableLine2209026281536">
          <table:table-cell table:style-name="Table1.A1" office:value-type="string">
            <text:p text:style-name="Text_20_body">οἴμοι πέπληκται αὕτη πληγὴν ῥοπαλοσφαιρίῳ βληθεῖσα δυσχερῆ ὥστε λυπεῖσθαι σφόδρα μοι δοκεῖν.</text:p>
          </table:table-cell>
          <table:table-cell office:value-type="string">
            <text:p text:style-name="P6">Hagrid was about to answer when the color suddenly drained from his face -- he leapt to his feet and ran to the window. </text:p>
          </table:table-cell>
        </table:table-row>
        <table:table-row table:style-name="TableLine2209026281536">
          <table:table-cell table:style-name="Table1.A1" office:value-type="string">
            <text:p text:style-name="Text_20_body">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p>
          </table:table-cell>
          <table:table-cell office:value-type="string">
            <text:p text:style-name="P6">"What's the matter?" </text:p>
          </table:table-cell>
        </table:table-row>
        <table:table-row table:style-name="TableLine2209026281536">
          <table:table-cell table:style-name="Table1.A1" office:value-type="string">
            <text:p text:style-name="Text_20_body">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able:table-cell>
          <table:table-cell office:value-type="string">
            <text:p text:style-name="P6">"Someone was lookin' through the gap in the curtains -- it's a kid -- he's runnin' back up ter the school." </text:p>
          </table:table-cell>
        </table:table-row>
        <table:table-row table:style-name="TableLine2209026281536">
          <table:table-cell table:style-name="Table1.A1" office:value-type="string">
            <text:p text:style-name="Text_20_body">βαβαὶ βαβαὶ τῆς τῶν Γρυφινδώρων εὐστοχίας.</text:p>
          </table:table-cell>
          <table:table-cell office:value-type="string">
            <text:p text:style-name="P6">Harry bolted to the door and looked out. Even at a distance there was no mistaking him. </text:p>
          </table:table-cell>
        </table:table-row>
        <table:table-row table:style-name="TableLine2209026281536">
          <table:table-cell table:style-name="Table1.A1" office:value-type="string">
            <text:p text:style-name="Text_20_body">ἀναθορυβούντων μὲν οὖν τῶν Γρυφινδώρων εἷς τόσον εὖ πεπραγότων, στενόντων δέ τῶν Σλυθηρίνων, φθέγμα τι τοίονδε ῆν ἀκοῦσαι· Ἀπέλθετ’ ἐκποδών.</text:p>
          </table:table-cell>
          <table:table-cell office:value-type="string">
            <text:p text:style-name="P6">Malfoy had seen the dragon. </text:p>
          </table:table-cell>
        </table:table-row>
        <table:table-row table:style-name="TableLine2209026281536">
          <table:table-cell table:style-name="Table1.A1" office:value-type="string">
            <text:p text:style-name="Text_20_body">ἀνάγεθ’ ἑαυτοὺς ἐκ τοῦ μέσου.</text:p>
          </table:table-cell>
          <table:table-cell office:value-type="string">
            <text:p text:style-name="P6">Something about the smile lurking on Malfoy's face during the next week made Harry, Ron, and Hermione very nervous. They spent most of their free time in Hagrid's darkened hut, trying to reason with him. </text:p>
          </table:table-cell>
        </table:table-row>
        <table:table-row table:style-name="TableLine2209026281536">
          <table:table-cell table:style-name="Table1.A1" office:value-type="string">
            <text:p text:style-name="Text_20_body">καὶ ὁ Ῥοὼν καὶ ἡ Ἑρμιόνη γνόντες τὸν Ἁγριώδη, ἐγγυτέρω δ’ ἀλλήλοις παρεστηκότες, ἐῶσι συγγενέσθαι.</text:p>
          </table:table-cell>
          <table:table-cell office:value-type="string">
            <text:p text:style-name="P6">"Just let him go," Harry urged. "Set him free." </text:p>
          </table:table-cell>
        </table:table-row>
        <table:table-row table:style-name="TableLine2209026281536">
          <table:table-cell table:style-name="Table1.A1" office:value-type="string">
            <text:p text:style-name="Text_20_body">ὁ δέ τηλεσκοπικὰ δίοπτρα δεικνύς Οἴκοθεν μὲν γὰρ ἐσκόπουν, ἔφη, ἄμεινον δέ ὁμιλεῖν μετὰ τοῦ ὄχλου.</text:p>
          </table:table-cell>
          <table:table-cell office:value-type="string">
            <text:p text:style-name="P6">"I can't," said Hagrid. "He's too little. He'd die." </text:p>
          </table:table-cell>
        </table:table-row>
        <text:soft-page-break/>
        <table:table-row table:style-name="TableLine2209026281536">
          <table:table-cell table:style-name="Table1.A1" office:value-type="string">
            <text:p text:style-name="Text_20_body">εἶτα τό γε φθαστέον οὐδεὶς ἑώρακέ που; ὁ δέ Ῥοών ὁμολογῶν ’Ώσθ’ ὁ Ἄρειος, ἔφη, οὔπω πεποίηκεν οὐδέν, ὡς εἰπεῖν.</text:p>
          </table:table-cell>
          <table:table-cell office:value-type="string">
            <text:p text:style-name="P6">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2209026281536">
          <table:table-cell table:style-name="Table1.A1" office:value-type="string">
            <text:p text:style-name="Text_20_body">Πόνου γε’ ἀφίσταται, ῆ δ’ ὃς ὁ Ἁγριώδης.</text:p>
          </table:table-cell>
          <table:table-cell office:value-type="string">
            <text:p text:style-name="P6">"I've decided to call him Norbert," said Hagrid, looking at the dragon with misty eyes. "He really knows me now, watch. Norbert! Norbert! Where's Mommy?" </text:p>
          </table:table-cell>
        </table:table-row>
        <table:table-row table:style-name="TableLine2209026281536">
          <table:table-cell table:style-name="Table1.A1" office:value-type="string">
            <text:p text:style-name="Text_20_body">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office:value-type="string">
            <text:p text:style-name="P6">"He's lost his marbles," Ron muttered in Harry's ear. </text:p>
          </table:table-cell>
        </table:table-row>
        <table:table-row table:style-name="TableLine2209026281536">
          <table:table-cell table:style-name="Table1.A1" office:value-type="string">
            <text:p text:style-name="Text_20_body">ὁ δ’ ἀνωτέρω πάντων φερόμενος μετέωρος ἐκαραδόκει τῷ φθαστέῳ.</text:p>
          </table:table-cell>
          <table:table-cell office:value-type="string">
            <text:p text:style-name="P6">"Hagrid," said Harry loudly, "give it two weeks and Norbert's going to be as long as your house. Malfoy could go to Dumbledore at any moment." </text:p>
          </table:table-cell>
        </table:table-row>
        <table:table-row table:style-name="TableLine2209026281536">
          <table:table-cell table:style-name="Table1.A1" office:value-type="string">
            <text:p text:style-name="Text_20_body">τοῦτο γὰρ συνεβούλευον ἀρτίως αὐτὸς καὶ ὁ ’Ύλης ἐλπίζοντες οὕτω ἐν τῷ ἀγῶνι ῥᾷον νικήσειν.</text:p>
          </table:table-cell>
          <table:table-cell office:value-type="string">
            <text:p text:style-name="P6">Hagrid bit his lip. </text:p>
          </table:table-cell>
        </table:table-row>
        <table:table-row table:style-name="TableLine2209026281536">
          <table:table-cell table:style-name="Table1.A1" office:value-type="string">
            <text:p text:style-name="Text_20_body">οὗτος γὰρ ε1ῐ·.Ῑσυχίαν ἄγε τοίνυν, ἔφη, ἕως ἂν τὸ φθαστέον κατίδῃς ὅπως μὴ πρότερον ἢ δεῖ ἐπιχειρήσῃ τις σοί.</text:p>
          </table:table-cell>
          <table:table-cell office:value-type="string">
            <text:p text:style-name="P6">"I -- I know I can't keep him forever, but I can't jus' dump him, I can't." </text:p>
          </table:table-cell>
        </table:table-row>
        <table:table-row table:style-name="TableLine2209026281536">
          <table:table-cell table:style-name="Table1.A1" office:value-type="string">
            <text:p text:style-name="Text_20_body">τῆς μὲν γὰρ Ἀγγελίνης σκοποῦ τυχούσης, ἀεροβατικὰ κυβιστ- ήματα διττὰ ἀπέδειξε τόθ’ ἅτε μάλισθ’ ἡδόμενος’ νῦν δέ πάλιν αὖ ΠΕΡΙ ΤΗΣ [κΑΡοΣΦΑΙΡΙΚΗΣ 1 5 3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able:table-cell>
          <table:table-cell office:value-type="string">
            <text:p text:style-name="P6">Harry suddenly turned to Ron. Charlie, he said. </text:p>
          </table:table-cell>
        </table:table-row>
        <table:table-row table:style-name="TableLine2209026281536">
          <table:table-cell table:style-name="Table1.A1" office:value-type="string">
            <text:p text:style-name="Text_20_body">ὁ δ ’ ἀναβοῶνΐΗ καλῶς ἔχεις, ἔφη, ὦ ’Άρειε,“ καὶ ἔβαλλε συντόνως ἐπὶ τὸν Μάρκον.</text:p>
          </table:table-cell>
          <table:table-cell office:value-type="string">
            <text:p text:style-name="P6">"You're losing it, too," said Ron. "I'm Ron, remember?" </text:p>
          </table:table-cell>
        </table:table-row>
        <table:table-row table:style-name="TableLine2209026281536">
          <table:table-cell table:style-name="Table1.A1" office:value-type="string">
            <text:p text:style-name="Text_20_body">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ι’δού· ῆ που τὸ φθαστέον ἑώρακα,· μεθέντος δέ τοῦ Ἀδριάνου τὸν <text:soft-page-break/>κολοφῶνα - αἰσθόμενος γὰρ χρήματος τινὸς χρυσοῦ παρὰ τὸ δεξιὸν οῦς ἐγγύτατα παριόντος, ἐστρέψατο τὸν τράχηλον εἷς τούπίσω σπουδαζόμενος κατιδεῖν αὐτό - θορυβοῦσιν οἶ θεώμενοι.</text:p>
          </table:table-cell>
          <table:table-cell office:value-type="string">
            <text:p text:style-name="P6">"No -- Charlie -- your brother, Charlie. In Romania. Studying dragons. </text:p>
          </table:table-cell>
        </table:table-row>
        <table:table-row table:style-name="TableLine2209026281536">
          <table:table-cell table:style-name="Table1.A1" office:value-type="string">
            <text:p text:style-name="Text_20_body">ἀλλ’ οὔτε τὸν Ἄρειον ἔλαθε τὸ φθαστέον κάτω ἥδη σκήψαντα ἐπ’ αὐτό, οὔτε τὸν Τερέντιον ’Ῐξὸν τὸν ζητητὴν τὸν τῶν Σλυθηρίνων.</text:p>
          </table:table-cell>
          <table:table-cell office:value-type="string">
            <text:p text:style-name="P6">We could send Norbert to him. Charlie can take care of him and then put him back in the wild!" </text:p>
          </table:table-cell>
        </table:table-row>
        <table:table-row table:style-name="TableLine2209026281536">
          <table:table-cell table:style-name="Table1.A1" office:value-type="string">
            <text:p text:style-name="Text_20_body">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office:value-type="string">
            <text:p text:style-name="P6">"Brilliant!" said Ron. "How about it, Hagrid?" </text:p>
          </table:table-cell>
        </table:table-row>
        <table:table-row table:style-name="TableLine2209026281536">
          <table:table-cell table:style-name="Table1.A1" office:value-type="string">
            <text:p text:style-name="Text_20_body">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able:table-cell>
          <table:table-cell office:value-type="string">
            <text:p text:style-name="P6">And in the end, Hagrid agreed that they could send -an owl to Charlie to ask him. </text:p>
          </table:table-cell>
        </table:table-row>
        <table:table-row table:style-name="TableLine2209026281536">
          <table:table-cell table:style-name="Table1.A1" office:value-type="string">
            <text:p text:style-name="Text_20_body">ὁ δέ τοῦ σάρου ἐκκρεμαμένος κινδυνεύει χαμᾶζε πεσὼν διαφθαρῆναι.</text:p>
          </table:table-cell>
          <table:table-cell office:value-type="string">
            <text:p text:style-name="P6">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able:table-cell>
        </table:table-row>
        <table:table-row table:style-name="TableLine2209026281536">
          <table:table-cell table:style-name="Table1.A1" office:value-type="string">
            <text:p text:style-name="Text_20_body">ὥστε οἱ κάτω Γρυφίνδωροι τοῦτ’ ἰδόντες μέγ’ ἐθορύβουν, δεινὸν ποιούμενοι ὡς αἰσχρόν τε καί παρ- άνομον τὸ γεγενημένον, καὶ Ἀδικεῖς, ὦ πανοῦργε, ἔφασαν ἀναβοῶντες.</text:p>
          </table:table-cell>
          <table:table-cell office:value-type="string">
            <text:p text:style-name="P6">"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2209026281536">
          <table:table-cell table:style-name="Table1.A1" office:value-type="string">
            <text:p text:style-name="Text_20_body">τὴν δ’ οὖν ἀδικίαν τῲ Μάρκῳ ἐπιτιμήσασα ἡ Εὖχρῆ τοῖς Γ ρυφινδώροις ἀκώλυτον στοχασμὸν παρῆκεν.</text:p>
          </table:table-cell>
          <table:table-cell office:value-type="string">
            <text:p text:style-name="P6">There was a tap on the dark window. </text:p>
          </table:table-cell>
        </table:table-row>
        <text:soft-page-break/>
        <table:table-row table:style-name="TableLine2209026281536">
          <table:table-cell table:style-name="Table1.A1" office:value-type="string">
            <text:p text:style-name="Text_20_body">ἐπιγενομένης δέ τοσαύτης τῆς ταραχῆς καί ἠφανίσθη πάλιν οιῦ τὸ φθαστέον.</text:p>
          </table:table-cell>
          <table:table-cell office:value-type="string">
            <text:p text:style-name="P6">"It's Hedwig!" said Harry, hurrying to let her in. "She'll have Charlie's answer!" </text:p>
          </table:table-cell>
        </table:table-row>
        <table:table-row table:style-name="TableLine2209026281536">
          <table:table-cell table:style-name="Table1.A1" office:value-type="string">
            <text:p text:style-name="Text_20_body">ἐν δέ τοῖς θεαταῖς, ὁ Δεῖνος Θόμας πρὸς τὴν ῥαβδούχην βοῶν Ἐκπεσέτω οὑτοσί, ἔφη, ὧ γύναι· ἰδέτω τὸ μιλτόπρεπτον.</text:p>
          </table:table-cell>
          <table:table-cell office:value-type="string">
            <text:p text:style-name="P6">The three of them put their heads together to read the note. </text:p>
          </table:table-cell>
        </table:table-row>
        <table:table-row table:style-name="TableLine2209026281536">
          <table:table-cell table:style-name="Table1.A1" office:value-type="string">
            <text:p text:style-name="Text_20_body">ἀλλ’ ὁ Ῥοῶν ἀναμνήσας αὐτὸν Ἀλλ’ ὦ Δεῖνε, ἔφη, ποδοσφαιρικὴ οὐκ ἔστι.</text:p>
          </table:table-cell>
          <table:table-cell office:value-type="string">
            <text:p text:style-name="P6">Dear Ron, </text:p>
          </table:table-cell>
        </table:table-row>
        <table:table-row table:style-name="TableLine2209026281536">
          <table:table-cell table:style-name="Table1.A1" office:value-type="string">
            <text:p text:style-name="Text_20_body">κατὰ γὰρ τοὺς τῆς ι’καροσφαιρικῆς νόμους, οὐκ ἔξεστιν ἐκβαλεῖν οὐδένα.</text:p>
          </table:table-cell>
          <table:table-cell office:value-type="string">
            <text:p text:style-name="P6">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2209026281536">
          <table:table-cell table:style-name="Table1.A1" office:value-type="string">
            <text:p text:style-name="Text_20_body">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able:table-cell>
          <table:table-cell office:value-type="string">
            <text:p text:style-name="P6">Could you get the Ridgeback up the tallest tower at midnight on Saturday? They can meet you there and take him away while it's still dark. </text:p>
          </table:table-cell>
        </table:table-row>
        <table:table-row table:style-name="TableLine2209026281536">
          <table:table-cell table:style-name="Table1.A1" office:value-type="string">
            <text:p text:style-name="Text_20_body">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Ἀλλ’ ἐξαρκείτω τοσοῦτο, ἔφη.</text:p>
          </table:table-cell>
          <table:table-cell office:value-type="string">
            <text:p text:style-name="P6">Send me an answer as soon as possible. </text:p>
          </table:table-cell>
        </table:table-row>
        <table:table-row table:style-name="TableLine2209026281536">
          <table:table-cell table:style-name="Table1.A1" office:value-type="string">
            <text:p text:style-name="Text_20_body">οῦ μὴν ἀλλ) ὁ Μάρκος ὅσον οῦκ ἀπέκτεινε τὸν τῶν Γρυφινδώρων ζητητήν - τοιαῦτα γάρ τοι εἰκότως ἐποίησαν ἅπαντες δήπου.</text:p>
          </table:table-cell>
          <table:table-cell office:value-type="string">
            <text:p text:style-name="P6">Love, </text:p>
          </table:table-cell>
        </table:table-row>
        <table:table-row table:style-name="TableLine2209026281536">
          <table:table-cell table:style-name="Table1.A1" office:value-type="string">
            <text:p text:style-name="Text_20_body">δίκην δ’ οὖν λαβόντων τῶν Γρυφινδώρων, τῆς δ’ Ἀλικίας ἀφθόνως ἐφιεμένης καὶ τοῦ σκοποῦ τυχούσης, αὖθις αὖ ἀγωνίζονται, ἐχόντων τούτων ε”τι τὸν κολοφῶνα.</text:p>
          </table:table-cell>
          <table:table-cell office:value-type="string">
            <text:p text:style-name="P6">Charlie </text:p>
          </table:table-cell>
        </table:table-row>
        <table:table-row table:style-name="TableLine2209026281536">
          <table:table-cell table:style-name="Table1.A1" office:value-type="string">
            <text:p text:style-name="Text_20_body">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able:table-cell>
          <table:table-cell office:value-type="string">
            <text:p text:style-name="P6">They looked at one another. </text:p>
          </table:table-cell>
        </table:table-row>
        <table:table-row table:style-name="TableLine2209026281536">
          <table:table-cell table:style-name="Table1.A1" office:value-type="string">
            <text:p text:style-name="Text_20_body">τοῦ γὰρ σάρου ἄφνω σφαδάζοντος, πεσεῖν <text:soft-page-break/>φοβούμενος ἀπρὶξ ε”χεται αὐτοῦ χερσί τε καὶ γόνασιν.</text:p>
          </table:table-cell>
          <table:table-cell office:value-type="string">
            <text:p text:style-name="P6">"We've got the invisibility cloak," said Harry. "It <text:soft-page-break/>shouldn't be too difficult -- I think the cloaks big enough to cover two of us and Norbert." </text:p>
          </table:table-cell>
        </table:table-row>
        <table:table-row table:style-name="TableLine2209026281536">
          <table:table-cell table:style-name="Table1.A1" office:value-type="string">
            <text:p text:style-name="Text_20_body">τοιοῦτο γὰρ οὐπώποτ’ ἔπαθεν· ἐπειδὴ δὲ τὸ αὐτὸ μάλ’ αὖθις ἐγένετο, τὸ σάρον αὐτό, ὡς ἔοικεν, ἤθελεν ἀναχαιτίσαι αὐτόν.</text:p>
          </table:table-cell>
          <table:table-cell office:value-type="string">
            <text:p text:style-name="P6">It was a mark of how bad the last week had been that the other two agreed with him. Anything to get rid of Norbert -- and Malfoy. </text:p>
          </table:table-cell>
        </table:table-row>
        <table:table-row table:style-name="TableLine2209026281536">
          <table:table-cell table:style-name="Table1.A1" office:value-type="string">
            <text:p text:style-name="Text_20_body">ἀλλὰ νὴ Δία τὰ τοιαῦτα σάρα, ὡς οἴεται, οὐδέποτ’ ἀνεχαίτισε τοὺς ἶππαζομένους· Ὑπερνεφελὸν γὰρ τοῦτο τὸ σάρον εῖναι Δισχιλιοστόν.</text:p>
          </table:table-cell>
          <table:table-cell office:value-type="string">
            <text:p text:style-name="P6">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2209026281536">
          <table:table-cell table:style-name="Table1.A1" office:value-type="string">
            <text:p text:style-name="Text_20_body">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able:table-cell>
          <table:table-cell office:value-type="string">
            <text:p text:style-name="P6">Harry and Hermione rushed up to the hospital wing at the end of the day to find Ron in a terrible state in bed. </text:p>
          </table:table-cell>
        </table:table-row>
        <table:table-row table:style-name="TableLine2209026281536">
          <table:table-cell table:style-name="Table1.A1" office:value-type="string">
            <text:p text:style-name="Text_20_body">οὗ γὰρ εἶχεν οὔτε κυβερνῆσαι οὔτ’ εὐθῦναι αὐτὸ σκολιὸν ἀεὶ δι’ αἰθέρος περιδινούμενον καὶ νῦν δὴ ἀποσεισόμενον αὐτόν, ὡς ε’ὀικεν.</text:p>
          </table:table-cell>
          <table:table-cell office:value-type="string">
            <text:p text:style-name="P6">"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 </text:p>
          </table:table-cell>
        </table:table-row>
        <table:table-row table:style-name="TableLine2209026281536">
          <table:table-cell table:style-name="Table1.A1" office:value-type="string">
            <text:p text:style-name="Text_20_body">ὁ δ’ οὖν Ἰόρδανος ε”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able:table-cell>
          <table:table-cell office:value-type="string">
            <text:p text:style-name="P6">Harry and Hermione tried to calm Ron down. </text:p>
          </table:table-cell>
        </table:table-row>
        <table:table-row table:style-name="TableLine2209026281536">
          <table:table-cell table:style-name="Table1.A1" office:value-type="string">
            <text:p text:style-name="Text_20_body">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office:value-type="string">
            <text:p text:style-name="P6">"It'll all be over at midnight on Saturday," said Hermione, but this didn't soothe Ron at all. On the contrary, he sat bolt upright and broke into a sweat. </text:p>
          </table:table-cell>
        </table:table-row>
        <table:table-row table:style-name="TableLine2209026281536">
          <table:table-cell table:style-name="Table1.A1" office:value-type="string">
            <text:p text:style-name="Text_20_body">ὁ δὲ Ἁγριώδης πρὸς τὸν Ἄρειον διὰ τὰ τηλεσκοπικὰ βλέπων Ἀλλὰ πρὸς θεῶν τί ποιεῖς ἔφη.</text:p>
          </table:table-cell>
          <table:table-cell office:value-type="string">
            <text:p text:style-name="P6">"Midnight on Saturday!" he said in a hoarse voice. "Oh no oh no -- I've just remembered -- Charlie's letter was in that book Malfoy took, he's going to know we're getting rid of Norbert." </text:p>
          </table:table-cell>
        </table:table-row>
        <text:soft-page-break/>
        <table:table-row table:style-name="TableLine2209026281536">
          <table:table-cell table:style-name="Table1.A1" office:value-type="string">
            <text:p text:style-name="Text_20_body">ε”λεγον γὰρ ἂν ἔγωγ’ ὡς οὐκέτι δύναται κατευθῦναι τὸ σάρον, εἴγε μὴ τοῦτ’ ἀδύνατον ἦν.</text:p>
          </table:table-cell>
          <table:table-cell office:value-type="string">
            <text:p text:style-name="P6">Harry and Hermione didn't get a chance to answer. Madam Pomfrey came over at that moment and made them leave, saying Ron needed sleep. </text:p>
          </table:table-cell>
        </table:table-row>
        <table:table-row table:style-name="TableLine2209026281536">
          <table:table-cell table:style-name="Table1.A1" office:value-type="string">
            <text:p text:style-name="Text_20_body">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able:table-cell>
          <table:table-cell office:value-type="string">
            <text:p text:style-name="P6">"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2209026281536">
          <table:table-cell table:style-name="Table1.A1" office:value-type="string">
            <text:p text:style-name="Text_20_body">ὁ δὲ Σάμιος τῷ Ἀγριώδει πρὸς οῦς ψιθυρίζων ῖΑρα τότ’ ἐβλάφθη, ἔφη, τὸ σάρον ὅθ’ ὁ Μάρκος προσέκρουσεν αὐτό,· ὁ δέ Ἁγριώδης τρομερᾷ τῇ φωνῇ Ἀδύνατόν γε μέντοι τοῦτο.</text:p>
          </table:table-cell>
          <table:table-cell office:value-type="string">
            <text:p text:style-name="P6">They found Fang, the boarhound, sitting outside with a bandaged tail when they went to tell Hagrid, who opened a window to talk to them. </text:p>
          </table:table-cell>
        </table:table-row>
        <table:table-row table:style-name="TableLine2209026281536">
          <table:table-cell table:style-name="Table1.A1" office:value-type="string">
            <text:p text:style-name="Text_20_body">σάρον γὰρ οὐκ ε”στι κακὰ ποιῆσαι εἷ μή τις τῆς μαγικῆς ἅπτοιτο σκοτεινῆς δήπου.</text:p>
          </table:table-cell>
          <table:table-cell office:value-type="string">
            <text:p text:style-name="P6">"I won't let you in," he puffed. "Norbert's at a tricky stage -- nothin' I can't handle." </text:p>
          </table:table-cell>
        </table:table-row>
        <table:table-row table:style-name="TableLine2209026281536">
          <table:table-cell table:style-name="Table1.A1" office:value-type="string">
            <text:p text:style-name="Text_20_body">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able:table-cell>
          <table:table-cell office:value-type="string">
            <text:p text:style-name="P6">When they told him about Charlie's letter, his eyes filled with tears, although that might have been because Norbert had just bitten him on the leg. </text:p>
          </table:table-cell>
        </table:table-row>
        <table:table-row table:style-name="TableLine2209026281536">
          <table:table-cell table:style-name="Table1.A1" office:value-type="string">
            <text:p text:style-name="Text_20_body">ὁ δὲ Ῥοών στένων τι καὶ ὕπωχρος δοκῶν Τί ποιεῖς, ἔφη.</text:p>
          </table:table-cell>
          <table:table-cell office:value-type="string">
            <text:p text:style-name="P6">"Aargh! It's all right, he only got my boot -- jus' playin' -- he's only a baby, after all." </text:p>
          </table:table-cell>
        </table:table-row>
        <table:table-row table:style-name="TableLine2209026281536">
          <table:table-cell table:style-name="Table1.A1" office:value-type="string">
            <text:p text:style-name="Text_20_body">ἡ δέ κεχηνυῖα Καὶ δὴ προῦγνων τόδε· ἰδοῦ ὁ Σίναπυς.</text:p>
          </table:table-cell>
          <table:table-cell office:value-type="string">
            <text:p text:style-name="P6">The baby banged its tail on the wall, making the windows rattle. Harry and Hermione walked back to the castle feeling Saturday couldn't come quickly enough. </text:p>
          </table:table-cell>
        </table:table-row>
        <table:table-row table:style-name="TableLine2209026281536">
          <table:table-cell table:style-name="Table1.A1" office:value-type="string">
            <text:p text:style-name="Text_20_body">λαβὼν δέ τὰ δίοπτρα ὁ Ῥοὼν ε”βλεψε πρὸς ἐκεῖνον ἐν μέσοις τοῖς καταντικρὺ βάθροις καθήμενον.</text:p>
          </table:table-cell>
          <table:table-cell office:value-type="string">
            <text:p text:style-name="P6">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able:table-cell>
        </table:table-row>
        <table:table-row table:style-name="TableLine2209026281536">
          <table:table-cell table:style-name="Table1.A1" office:value-type="string">
            <text:p text:style-name="Text_20_body">ὁ δ’ ἠτένιζεν εἷς τὸν ’Ἀρειον τον- θορύζων ἅμα σιωπῇ.</text:p>
          </table:table-cell>
          <table:table-cell office:value-type="string">
            <text:p text:style-name="P6">"He's got lots o' rats an' some brandy fer the journey," said Hagrid in a muffled voice. "An' I've <text:soft-page-break/>packed his teddy bear in case he gets lonely." </text:p>
          </table:table-cell>
        </table:table-row>
        <table:table-row table:style-name="TableLine2209026281536">
          <table:table-cell table:style-name="Table1.A1" office:value-type="string">
            <text:p text:style-name="Text_20_body">ἡ δ’ Ἑρμιόνη Μηχανᾶται γάρ τι, ἔφη, ἴυγγι καταγοητεύων τὸ σάρον.</text:p>
          </table:table-cell>
          <table:table-cell office:value-type="string">
            <text:p text:style-name="P6">From inside the crate came ripping noises that sounded to Harry as though the teddy was having his head torn off. </text:p>
          </table:table-cell>
        </table:table-row>
        <table:table-row table:style-name="TableLine2209026281536">
          <table:table-cell table:style-name="Table1.A1" office:value-type="string">
            <text:p text:style-name="Text_20_body">Τί ποιητέον ἡμῖν,· Ἀλλ’ ἐπίτρεψον ἐμοὶ τὸ πρᾶγμα.</text:p>
          </table:table-cell>
          <table:table-cell office:value-type="string">
            <text:p text:style-name="P6">"Bye-bye, Norbert!" Hagrid sobbed, as Harry and Hermione covered the crate with the invisibility cloak and stepped underneath it themselves. </text:p>
          </table:table-cell>
        </table:table-row>
        <table:table-row table:style-name="TableLine2209026281536">
          <table:table-cell table:style-name="Table1.A1" office:value-type="string">
            <text:p text:style-name="Text_20_body">καὶ ἀπῆλθεν εὐθὺ πρὶν τὸν Ῥοῶνα πλείω εἰπεῖν.</text:p>
          </table:table-cell>
          <table:table-cell office:value-type="string">
            <text:p text:style-name="P6">"Mommy will never forget you!" </text:p>
          </table:table-cell>
        </table:table-row>
        <table:table-row table:style-name="TableLine2209026281536">
          <table:table-cell table:style-name="Table1.A1" office:value-type="string">
            <text:p text:style-name="Text_20_body">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able:table-cell>
          <table:table-cell office:value-type="string">
            <text:p text:style-name="P6">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2209026281536">
          <table:table-cell table:style-name="Table1.A1" office:value-type="string">
            <text:p text:style-name="Text_20_body">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able:table-cell>
          <table:table-cell office:value-type="string">
            <text:p text:style-name="P6">"Nearly there!" Harry panted as they reached the corridor beneath the tallest tower. </text:p>
          </table:table-cell>
        </table:table-row>
        <table:table-row table:style-name="TableLine2209026281536">
          <table:table-cell table:style-name="Table1.A1" office:value-type="string">
            <text:p text:style-name="Text_20_body">οἱ δὲ κατ· ωτέρω κύκλον ἐποιοῦντο δηλονότι ἐλπίζοντες ἐκδέξεσθαι αὐτὸν πεσόντα.</text:p>
          </table:table-cell>
          <table:table-cell office:value-type="string">
            <text:p text:style-name="P6">Then a sudden movement ahead of them made them almost drop the crate. </text:p>
          </table:table-cell>
        </table:table-row>
        <table:table-row table:style-name="TableLine2209026281536">
          <table:table-cell table:style-name="Table1.A1" office:value-type="string">
            <text:p text:style-name="Text_20_body">ἐν δέ τούτοις ὁ Μάρκος κολοφῶν’ ἀναρπάσας πεντάκις σκοποῦ τετυχηκὼς πάντας πάντως ἔλαθεν.</text:p>
          </table:table-cell>
          <table:table-cell office:value-type="string">
            <text:p text:style-name="P6">Forgetting that they were already invisible, they shrank into the shadows, staring at the dark outlines of two people grappling with each other ten feet away. A lamp flared. </text:p>
          </table:table-cell>
        </table:table-row>
        <table:table-row table:style-name="TableLine2209026281536">
          <table:table-cell table:style-name="Table1.A1" office:value-type="string">
            <text:p text:style-name="Text_20_body">ὁ δέ Ῥοὼν ἀθυμῶν Σπεῦσον δῆτ’, ἔφη, ὦ Ἑρμιόνη.</text:p>
          </table:table-cell>
          <table:table-cell office:value-type="string">
            <text:p text:style-name="P6">Professor McGonagall, in a tartan bathrobe and a hair net, had Malfoy by the ear. </text:p>
          </table:table-cell>
        </table:table-row>
        <table:table-row table:style-name="TableLine2209026281536">
          <table:table-cell table:style-name="Table1.A1" office:value-type="string">
            <text:p text:style-name="Text_20_body">ἡ δ’ οὐκ ἀκονιτὶ ἀφικομένη πρὸς τὰ βάθρα ἕνθ’ ὁ Σίναπυς ἵστατο, ἤδη πολλῇ ῥύμῃ ε”τρεχε παρὰ τοὺς ὄπισθεν αὐτοῦ καθημένους.</text:p>
          </table:table-cell>
          <table:table-cell office:value-type="string">
            <text:p text:style-name="P6">"Detention!" she shouted. "And twenty points from Slytherin! Wandering around in the middle of the night, how dare you --" </text:p>
          </table:table-cell>
        </table:table-row>
        <table:table-row table:style-name="TableLine2209026281536">
          <table:table-cell table:style-name="Table1.A1" office:value-type="string">
            <text:p text:style-name="Text_20_body">καὶ οὐδὲ τόθ’ εἱστήκει συγγνώμην παραιτησομένη ὅτε τὸν Κίουρον ἐπὶ τὴν κεφαλὴν ὦσεν εἷς τοὺς ἔμπροσθε θεατάς.</text:p>
          </table:table-cell>
          <table:table-cell office:value-type="string">
            <text:p text:style-name="P6">"You don't understand, Professor. Harry Potter's coming -- he's got a dragon!" </text:p>
          </table:table-cell>
        </table:table-row>
        <table:table-row table:style-name="TableLine2209026281536">
          <table:table-cell table:style-name="Table1.A1" office:value-type="string">
            <text:p text:style-name="Text_20_body">ἥκουσα δέ πρὸς τὸν Σίναπυν καὶ ὀκλάζουσα καὶ τὴν ῥάβδον ἀναλαβοῦσα ἐφιθύριζε ῥήματά τινα ὀλίγα μὲν πρόσφορα δ’ ὅμως.</text:p>
          </table:table-cell>
          <table:table-cell office:value-type="string">
            <text:p text:style-name="P6">"What utter rubbish! How dare you tell such lies! Come on -- I shall see Professor Snape about you, Malfoy!" </text:p>
          </table:table-cell>
        </table:table-row>
        <text:soft-page-break/>
        <table:table-row table:style-name="TableLine2209026281536">
          <table:table-cell table:style-name="Table1.A1" office:value-type="string">
            <text:p text:style-name="Text_20_body">καὶ ἦν ι’δεῖν εὐθὺ φλογὰς κυανᾶς ἐκ τῆς ῥάβδου ἀφιεμένας ε’πί τὰ τοῦ ἐκείνου τρίβωνος κράσπεδα.</text:p>
          </table:table-cell>
          <table:table-cell office:value-type="string">
            <text:p text:style-name="P6">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2209026281536">
          <table:table-cell table:style-name="Table1.A1" office:value-type="string">
            <text:p text:style-name="Text_20_body">καὶ ἐν ἀκαρεῖ οὗτος μὲν ξυνῄδει ἑαυτῷ καιομένῳ, ἐκείνη δ’ 156 ΑΡΕΙΟΣ Πο ΤΗΡ ἀκούσασα ὕλαγμά τι συνῄδει εὖ πεποιηκυῖα.</text:p>
          </table:table-cell>
          <table:table-cell office:value-type="string">
            <text:p text:style-name="P6">"Malfoy's got detention! I could sing!" </text:p>
          </table:table-cell>
        </table:table-row>
        <table:table-row table:style-name="TableLine2209026281536">
          <table:table-cell table:style-name="Table1.A1" office:value-type="string">
            <text:p text:style-name="Text_20_body">καὶ ξυλλέξασα τὸ πῦρ εἶς ληκύθιόν τι καὶ τοῦτ’ εἷς προκόλπιον θεῖσα ἐπανῆλθε διὰ τοὺς θεατὰς λαθοῦσα ἀμέλει τὸν Σίναπυν.</text:p>
          </table:table-cell>
          <table:table-cell office:value-type="string">
            <text:p text:style-name="P6">"Don't," Harry advised her. </text:p>
          </table:table-cell>
        </table:table-row>
        <table:table-row table:style-name="TableLine2209026281536">
          <table:table-cell table:style-name="Table1.A1" office:value-type="string">
            <text:p text:style-name="Text_20_body">καὶ ἅλις ἐπεποιήκει.</text:p>
          </table:table-cell>
          <table:table-cell office:value-type="string">
            <text:p text:style-name="P6">Chuckling about Malfoy, they waited, Norbert thrashing about in his crate. About ten minutes later, four broomsticks came swooping down out of the darkness. </text:p>
          </table:table-cell>
        </table:table-row>
        <table:table-row table:style-name="TableLine2209026281536">
          <table:table-cell table:style-name="Table1.A1" office:value-type="string">
            <text:p text:style-name="Text_20_body">ὁ γὰρ ’Ἀρειος ἄφνω ἐδυνήθη περικαθίζειν πάλιν αὖ ἐπὶ τῷ σάρῳ.</text:p>
          </table:table-cell>
          <table:table-cell office:value-type="string">
            <text:p text:style-name="P6">Charlie's friends were a cheery lot. They showed Harry and Hermione the harness they'd rigged up, so they could suspend Norbert between them. </text:p>
          </table:table-cell>
        </table:table-row>
        <table:table-row table:style-name="TableLine2209026281536">
          <table:table-cell table:style-name="Table1.A1" office:value-type="string">
            <text:p text:style-name="Text_20_body">ὁ δέ Ῥοών φΩ Νεφέλωδες, ἔφη, ἀσφαλές ἐστι σοὶ θεωρεῖν αὖ.</text:p>
          </table:table-cell>
          <table:table-cell office:value-type="string">
            <text:p text:style-name="P6">They all helped buckle Norbert safely into it and then Harry and Hermione shook hands with the others and thanked them very much. </text:p>
          </table:table-cell>
        </table:table-row>
        <table:table-row table:style-name="TableLine2209026281536">
          <table:table-cell table:style-name="Table1.A1" office:value-type="string">
            <text:p text:style-name="Text_20_body">ὁ γὰρ Νεφελώδης ἐπὶ χρόνον ἔκλαιε, τὴν κεφαλὴν δέει κρύπτων εἶς τὴν Ἁγριώδους ἐφεστρίδα.</text:p>
          </table:table-cell>
          <table:table-cell office:value-type="string">
            <text:p text:style-name="P6">At last, Norbert was going... going... gone. </text:p>
          </table:table-cell>
        </table:table-row>
        <table:table-row table:style-name="TableLine2209026281536">
          <table:table-cell table:style-name="Table1.A1" office:value-type="string">
            <text:p text:style-name="Text_20_body">ὁ δ’ ’Άρειος χαμᾶζε ἤδη κατὰ τάχος ε”πιπτε καί οἶ θεαταὶ εἶδον αὐτὸν τὴν χεῖρα πρὸς τὸ στόμα προσέχοντα ὡς ἐμέσοντα.</text:p>
          </table:table-cell>
          <table:table-cell office:value-type="string">
            <text:p text:style-name="P6">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able:table-row table:style-name="TableLine2209026281536">
          <table:table-cell table:style-name="Table1.A1" office:value-type="string">
            <text:p text:style-name="Text_20_body">κᾶπειτα πρὸς οὖδας φορεῖται· τετραποδηδὸν δ’ ἑστὼς ἑβηξε καὶ εἰς τὴν χεῖρα αὐτοῦ κατέπεσε χρυσοῦν τι.</text:p>
          </table:table-cell>
          <table:table-cell office:value-type="string">
            <text:p text:style-name="P6">"Well, well, well," he whispered, "we are in trouble." </text:p>
          </table:table-cell>
        </table:table-row>
        <table:table-row table:style-name="TableLine2209026281536">
          <table:table-cell table:style-name="Table1.A1" office:value-type="string">
            <text:p text:style-name="Text_20_body">Τὸ φθαστέον ἔχω, ἔφη βοῶν καί ὑπὲρ τῆς κεφαλῆς σείων αὐτό.</text:p>
          </table:table-cell>
          <table:table-cell office:value-type="string">
            <text:p text:style-name="P6">They'd left the invisibility cloak on top of the tower. </text:p>
          </table:table-cell>
        </table:table-row>
        <table:table-row table:style-name="TableLine2209026281536">
          <table:table-cell table:style-name="Table1.A1" office:value-type="string">
            <text:p text:style-name="Text_20_body">ἐτελεύτησεν οὖν ὁ ἀγὼν πολλῆς μετὰ ταραχῆς.</text:p>
          </table:table-cell>
          <table:table-cell office:value-type="string">
            <text:p text:style-name="P6">CHAPTER FIFTEEN </text:p>
          </table:table-cell>
        </table:table-row>
        <table:table-row table:style-name="TableLine2209026281536">
          <table:table-cell table:style-name="Table1.A1" office:value-type="string">
            <text:p text:style-name="Text_20_body">Ἀλλ’ οῦ μὰ Δί’ ἐξεδέξατο τὸ φθαστέον, κατέπινε μὲν οῦν, τοῦτο δ’ ε”λεγεν ὁ Μάρκος Φλίντος διὰ <text:soft-page-break/>πολλοῦ χρόνου σχετλιάσας μὲν ε”τι ὠνήσας δ’ οὐδέν.</text:p>
          </table:table-cell>
          <table:table-cell office:value-type="string">
            <text:p text:style-name="P6">THE FORIBIDDEN FOREST </text:p>
          </table:table-cell>
        </table:table-row>
        <table:table-row table:style-name="TableLine2209026281536">
          <table:table-cell table:style-name="Table1.A1" office:value-type="string">
            <text:p text:style-name="Text_20_body">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able:table-cell>
          <table:table-cell office:value-type="string">
            <text:p text:style-name="P6">Things couldn't have been worse. </text:p>
          </table:table-cell>
        </table:table-row>
        <table:table-row table:style-name="TableLine2209026281536">
          <table:table-cell table:style-name="Table1.A1" office:value-type="string">
            <text:p text:style-name="Text_20_body">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able:table-cell>
          <table:table-cell office:value-type="string">
            <text:p text:style-name="P6">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2209026281536">
          <table:table-cell table:style-name="Table1.A1" office:value-type="string">
            <text:p text:style-name="Text_20_body">καὶ ὁ Ῥοών διεξιὼν τὰ γεγενημένα 9ΡΙ κάρτα, ἔφη, ὁ Σίναπυς αἴτιος ἦν.</text:p>
          </table:table-cell>
          <table:table-cell office:value-type="string">
            <text:p text:style-name="P6">Had Harry thought that things couldn't have been worse? He was wrong. </text:p>
          </table:table-cell>
        </table:table-row>
        <table:table-row table:style-name="TableLine2209026281536">
          <table:table-cell table:style-name="Table1.A1" office:value-type="string">
            <text:p text:style-name="Text_20_body">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able:table-cell>
          <table:table-cell office:value-type="string">
            <text:p text:style-name="P6">When Professor McGonagall appeared, she was leading Neville. </text:p>
          </table:table-cell>
        </table:table-row>
        <table:table-row table:style-name="TableLine2209026281536">
          <table:table-cell table:style-name="Table1.A1" office:value-type="string">
            <text:p text:style-name="Text_20_body">Ἀλλ’ εἰπέ μοι, τί δὴ ὁ Σίναπυς τοι- οῦτον ἂν παρέχοι ἑαυτόν,’ οἱ δέ παῖδες πρὸς ἀλλήλους ἔβλεψαν, ἐνδοιάζοντες τί εἴπωσιν αὐτῷ.</text:p>
          </table:table-cell>
          <table:table-cell office:value-type="string">
            <text:p text:style-name="P6">"Harry!" Neville burst Out, the moment he saw the other two. "I was trying to find you to warn you, I heard Malfoy saying he was going to catch you, he said you had a drag --" </text:p>
          </table:table-cell>
        </table:table-row>
        <table:table-row table:style-name="TableLine2209026281536">
          <table:table-cell table:style-name="Table1.A1" office:value-type="string">
            <text:p text:style-name="Text_20_body">ἔδοξε δέ τῷ Ἁρείῳ ἀληθεύειν, ὁ δ’ οῦν Ἀλλ ’ ηῦρον γάρ τι, ἔφη, περὶ αὐτοῦ.</text:p>
          </table:table-cell>
          <table:table-cell office:value-type="string">
            <text:p text:style-name="P6">Harry shook his head violently to shut Neville up, but Professor McGonagall had seen. She looked more likely to breathe fire than Norbert as she towered over the three of them. </text:p>
          </table:table-cell>
        </table:table-row>
        <table:table-row table:style-name="TableLine2209026281536">
          <table:table-cell table:style-name="Table1.A1" office:value-type="string">
            <text:p text:style-name="Text_20_body">ἐπεχείρησε παρελθεῖν ἐκεῖνον τὸν κύνα τὸν τρικέφαλον ἐπὶ Νεκυσίων.</text:p>
          </table:table-cell>
          <table:table-cell office:value-type="string">
            <text:p text:style-name="P6">"I would never have believed it of any of you. Mr. Filch says you were up in the astronomy tower. It's <text:soft-page-break/>one o'clock in the morning. Explain yourselves." </text:p>
          </table:table-cell>
        </table:table-row>
        <table:table-row table:style-name="TableLine2209026281536">
          <table:table-cell table:style-name="Table1.A1" office:value-type="string">
            <text:p text:style-name="Text_20_body">ὁ δ’ ε”δηξεν αὐτόν.</text:p>
          </table:table-cell>
          <table:table-cell office:value-type="string">
            <text:p text:style-name="P6">It was the first time Hermione had ever failed to answer a teacher's question. She was staring at her slippers, as still as a statue. </text:p>
          </table:table-cell>
        </table:table-row>
        <table:table-row table:style-name="TableLine2209026281536">
          <table:table-cell table:style-name="Table1.A1" office:value-type="string">
            <text:p text:style-name="Text_20_body">λογιζόμεθ’ οῦν ὅτι ἐπεχείρει κλέψαι τὸ ὑπ’ ἐκείνου φυλαττό- μενον.</text:p>
          </table:table-cell>
          <table:table-cell office:value-type="string">
            <text:p text:style-name="P6">"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2209026281536">
          <table:table-cell table:style-name="Table1.A1" office:value-type="string">
            <text:p text:style-name="Text_20_body">ὁ δ’ Ἁγρίωδης μεθῆκε τὸ τεϊοδοχεῖον, Ἀλλὰ πῶς ἴστε περὶ τοῦ Οὖλότριχος, Οῦλόθριξ γὰρ καλεῖται,· Ναί.</text:p>
          </table:table-cell>
          <table:table-cell office:value-type="string">
            <text:p text:style-name="P6">Harry caught Neville's eye and tried to tell him without words that this wasn't true, because Neville was looking stunned and hurt. Poor, blundering Neville -- Harry knew what it must have cost him to try and find them in the dark, to warn them. </text:p>
          </table:table-cell>
        </table:table-row>
        <table:table-row table:style-name="TableLine2209026281536">
          <table:table-cell table:style-name="Table1.A1" office:value-type="string">
            <text:p text:style-name="Text_20_body">ἐμὸς γάρ ἐστιν· ἐπριάμην δ’ αὐτὸν παρ’ ἀνθρώπου τινὸς ’Έλληνος ᾧ πέρυσιν ἐν πανδοκείῳ συνέβαλον.</text:p>
          </table:table-cell>
          <table:table-cell office:value-type="string">
            <text:p text:style-name="P6">"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able:table-cell>
        </table:table-row>
        <table:table-row table:style-name="TableLine2209026281536">
          <table:table-cell table:style-name="Table1.A1" office:value-type="string">
            <text:p text:style-name="Text_20_body">καί ε”χρησα τῷ Διμ- πλοδώρῳ φυλάξοντα - ΠΕΡΙ ΤΗΣ ΙΚΑΡΟΣΦΑῘΡΙΚΗΣ 157 Τί δέ, ἦ δ’ ὃς ὁ ’Άρειος σπουδῇ πολλῇ.</text:p>
          </table:table-cell>
          <table:table-cell office:value-type="string">
            <text:p text:style-name="P6">"Fifty?" Harry gasped -- they would lose the lead, the lead he'd won in the last Quidditch match. </text:p>
          </table:table-cell>
        </table:table-row>
        <table:table-row table:style-name="TableLine2209026281536">
          <table:table-cell table:style-name="Table1.A1" office:value-type="string">
            <text:p text:style-name="Text_20_body">ὁ δ’ (Αγριώδης τραχέως Ἀλλὰ μηδὲν πρὸς τούτοις, ἔφη.</text:p>
          </table:table-cell>
          <table:table-cell office:value-type="string">
            <text:p text:style-name="P6">"Fifty points each," said Professor McGonagall, breathing heavily through her long, pointed nose. </text:p>
          </table:table-cell>
        </table:table-row>
        <table:table-row table:style-name="TableLine2209026281536">
          <table:table-cell table:style-name="Table1.A1" office:value-type="string">
            <text:p text:style-name="Text_20_body">ἐκεῖνο γὰρ ἀπόρρητόν ἐστιν.</text:p>
          </table:table-cell>
          <table:table-cell office:value-type="string">
            <text:p text:style-name="P6">"Professor -- please "You can't --" </text:p>
          </table:table-cell>
        </table:table-row>
        <table:table-row table:style-name="TableLine2209026281536">
          <table:table-cell table:style-name="Table1.A1" office:value-type="string">
            <text:p text:style-name="Text_20_body">Ἀλλ’ ὁ Σίναπυς ἐθέλει κλέψαι αὐτό.</text:p>
          </table:table-cell>
          <table:table-cell office:value-type="string">
            <text:p text:style-name="P6">"Don't tell me what I can and can't do, Potter. Now get back to bed, all of you. I've never been more ashamed of Gryffindor students." </text:p>
          </table:table-cell>
        </table:table-row>
        <table:table-row table:style-name="TableLine2209026281536">
          <table:table-cell table:style-name="Table1.A1" office:value-type="string">
            <text:p text:style-name="Text_20_body">Φλυαρεῖς, μάλ’ αὖθις ε”φη ὁ Ἁγριώδης.</text:p>
          </table:table-cell>
          <table:table-cell office:value-type="string">
            <text:p text:style-name="P6">A hundred and fifty points lost. That put Gryffindor in last place. In one night, they'd ruined any chance <text:soft-page-break/>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able:table-cell>
        </table:table-row>
        <table:table-row table:style-name="TableLine2209026281536">
          <table:table-cell table:style-name="Table1.A1" office:value-type="string">
            <text:p text:style-name="Text_20_body">ὁ γὰρ Σίναπυς ἅτε τῶν σοφιστῶν ὢν τῶν ἐν ρΥογοήτου οὐδέν ἂν ποιοίη τοιοῦτο ὡς εἶκός.</text:p>
          </table:table-cell>
          <table:table-cell office:value-type="string">
            <text:p text:style-name="P6">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able:table-cell>
        </table:table-row>
        <table:table-row table:style-name="TableLine2209026281536">
          <table:table-cell table:style-name="Table1.A1" office:value-type="string">
            <text:p text:style-name="Text_20_body">Εἶτα διὰ τί, ε”φη ἡ Ἑρμιόνη, ἐπεχείρησεν ἀποκτεῖναι τὸν ”Αρειον; μετέγνω γὰρ ἀμέλει περὶ τοῦ Σινάπεως ε’πί τοῖς τῆς δείλης γεγενημένοις.</text:p>
          </table:table-cell>
          <table:table-cell office:value-type="string">
            <text:p text:style-name="P6">Only Ron stood by him. </text:p>
          </table:table-cell>
        </table:table-row>
        <table:table-row table:style-name="TableLine2209026281536">
          <table:table-cell table:style-name="Table1.A1" office:value-type="string">
            <text:p text:style-name="Text_20_body">’Ίυγγα γὰρ, ἔφη, ἰδοῦσα γιγνώσκω, πολλὰ περὶ αὐτῶν ἀνα- γνοῦσα.</text:p>
          </table:table-cell>
          <table:table-cell office:value-type="string">
            <text:p text:style-name="P6">"They'll all forget this in a few weeks. Fred and George have lost loads of points in all the time they've been here, and people still like them." </text:p>
          </table:table-cell>
        </table:table-row>
        <table:table-row table:style-name="TableLine2209026281536">
          <table:table-cell table:style-name="Table1.A1" office:value-type="string">
            <text:p text:style-name="Text_20_body">τοὺς μὲν γὰρ ἴυγξι χρωμένους δεῖ κατ’ ὄμματα ἀτενίζειν ἀεί, τὸν δέ Σίναπυν ἀσκαρδαμυκτόν εἶδον.</text:p>
          </table:table-cell>
          <table:table-cell office:value-type="string">
            <text:p text:style-name="P6">"They've never lost a hundred and fifty points in one go, though, have they?" said Harry miserably. </text:p>
          </table:table-cell>
        </table:table-row>
        <table:table-row table:style-name="TableLine2209026281536">
          <table:table-cell table:style-name="Table1.A1" office:value-type="string">
            <text:p text:style-name="Text_20_body">Ὁ δ’ Ἁγριώδης ἐντόνως Σύ γε μήν, ἔφη, οὐκ ὀρθῶς λέγεις, οὐ μὴν οὐδ’ ἐγῷδα τί χρῆμα τὸ τοῦ Ἁρείου σάρον τοιαῦτ’ ἔπαθεν.</text:p>
          </table:table-cell>
          <table:table-cell office:value-type="string">
            <text:p text:style-name="P6">"Well -- no," Ron admitted. </text:p>
          </table:table-cell>
        </table:table-row>
        <table:table-row table:style-name="TableLine2209026281536">
          <table:table-cell table:style-name="Table1.A1" office:value-type="string">
            <text:p text:style-name="Text_20_body">ὁ δ’ οῦν Σίναπυς οὐδαμῶς μαθητὴν ἀποκτεῖναι <text:soft-page-break/>ἐπεχείρησεν ἄν.</text:p>
          </table:table-cell>
          <table:table-cell office:value-type="string">
            <text:p text:style-name="P6">It was a bit late to repair the damage, but Harry <text:soft-page-break/>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2209026281536">
          <table:table-cell table:style-name="Table1.A1" office:value-type="string">
            <text:p text:style-name="Text_20_body">ἀλλ’ ἀκούσατέ μου οὗτοι οἱ τριττοί.</text:p>
          </table:table-cell>
          <table:table-cell office:value-type="string">
            <text:p text:style-name="P6">"Resign?" Wood thundered. "What good'll that do? How are we going to get any points back if we can't win at Quidditch?" </text:p>
          </table:table-cell>
        </table:table-row>
        <table:table-row table:style-name="TableLine2209026281536">
          <table:table-cell table:style-name="Table1.A1" office:value-type="string">
            <text:p text:style-name="Text_20_body">ἐπικινδύνως γὰρ ε”χετε πολυπραγ- μονοῦντες περὶ ὧν ὑμέτερον οὐκ ἔστιν εἰδέναι.</text:p>
          </table:table-cell>
          <table:table-cell office:value-type="string">
            <text:p text:style-name="P6">But even Quidditch had lost its fun. The rest of the team wouldn't speak to Harry during practice, and if they had to speak about him, they called him "the Seeker." </text:p>
          </table:table-cell>
        </table:table-row>
        <table:table-row table:style-name="TableLine2209026281536">
          <table:table-cell table:style-name="Table1.A1" office:value-type="string">
            <text:p text:style-name="Text_20_body">ἐπιλάθεσθε δῆτα τοῦ κυνός, ἐπιλάθεσθε δ’ αὖ τοῦ πρὸς αὐτοῦ φυλαττομένου.</text:p>
          </table:table-cell>
          <table:table-cell office:value-type="string">
            <text:p text:style-name="P6">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able:table-row table:style-name="TableLine2209026281536">
          <table:table-cell table:style-name="Table1.A1" office:value-type="string">
            <text:p text:style-name="Text_20_body">τοῦτο γὰρ ε”στι τοῦ τε Διμπλοδώρου μόνον καὶ τοῦ Νικολάου Φλαμήλου.</text:p>
          </table:table-cell>
          <table:table-cell office:value-type="string">
            <text:p text:style-name="P6">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able:table-cell>
        </table:table-row>
        <table:table-row table:style-name="TableLine2209026281536">
          <table:table-cell table:style-name="Table1.A1" office:value-type="string">
            <text:p text:style-name="Text_20_body">Τὸ δεῖνα, ἦ δ’ ὃς ὁ Ἄρειος.</text:p>
          </table:table-cell>
          <table:table-cell office:value-type="string">
            <text:p text:style-name="P6">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able:table-cell>
        </table:table-row>
        <table:table-row table:style-name="TableLine2209026281536">
          <table:table-cell table:style-name="Table1.A1" office:value-type="string">
            <text:p text:style-name="Text_20_body">εἶτα μετέχει τοῦ πράγματος Νικολᾶος τις Φλάμηλος; ὁ δ’ Ἁγριώδης ἐδόκει πάνυ χαλεπαίνειν ἑαυτῷ.</text:p>
          </table:table-cell>
          <table:table-cell office:value-type="string">
            <text:p text:style-name="P6">"No -- no -- not again, please --" </text:p>
          </table:table-cell>
        </table:table-row>
        <table:table-row table:style-name="TableLine2209026281536">
          <table:table-cell table:style-name="Table1.A1" office:value-type="string">
            <text:p text:style-name="Text_20_body">καὶ μεσοῦντος τοῦ Δεκεμβρίου ἐπιόντων δέ τῶν Χριστουγέννων οἱ ἐν Ὑογοήτου ἐγρηγορότες ποτέ ἐπῄσθοντο πάντα τὰ ε”ξω τοῦ φρουρίου <text:soft-page-break/>στιλπνότατα καί πολλῇ κεκαλυμμένα χιόνι.</text:p>
          </table:table-cell>
          <table:table-cell office:value-type="string">
            <text:p text:style-name="P6">It sounded as though someone was threatening him. Harry moved closer. </text:p>
          </table:table-cell>
        </table:table-row>
        <table:table-row table:style-name="TableLine2209026281536">
          <table:table-cell table:style-name="Table1.A1" office:value-type="string">
            <text:p text:style-name="Text_20_body">ἀτὰρ καὶ ἡ λίμνη ἐπεπήγει, καὶ οἱ δίδυμοι δίκας ε”δωκαν κηλήσαντες σφαίρας χιόνος.</text:p>
          </table:table-cell>
          <table:table-cell office:value-type="string">
            <text:p text:style-name="P6">"All right -- all right --" he heard Quirrell sob. </text:p>
          </table:table-cell>
        </table:table-row>
        <table:table-row table:style-name="TableLine2209026281536">
          <table:table-cell table:style-name="Table1.A1" office:value-type="string">
            <text:p text:style-name="Text_20_body">αῦται γὰρ διώκουσαι τὸν Κίουρον ἐβεβλήκεσαν τὴν μίτραν αὐτοῦ ἐκ τοῦπισθεν.</text:p>
          </table:table-cell>
          <table:table-cell office:value-type="string">
            <text:p text:style-name="P6">Next second, Quirrell came hurrying out of the classroom straightening his turban. He was pale and looked as though he was about to cry. He strode out of sight; Harry didn't think Quirrell had even noticed him. </text:p>
          </table:table-cell>
        </table:table-row>
        <table:table-row table:style-name="TableLine2209026281536">
          <table:table-cell table:style-name="Table1.A1" office:value-type="string">
            <text:p text:style-name="Text_20_body">αἱ δέ γλαῦκες, εἴ τις κατ’ οὐρανὸν χειμασθεῖσα ἐπιστολὴν κομίσαι οἶά τ’ ῆν, ἐνοσηλεύοντο Ἁγριώδους θεραπεύον- τος πρίν πάλιν πέτεσθαι.</text:p>
          </table:table-cell>
          <table:table-cell office:value-type="string">
            <text:p text:style-name="P6">He waited until Quirrell's footsteps had disappeared, then peered into the classroom. It was empty, but a door stood ajar at the other end. </text:p>
          </table:table-cell>
        </table:table-row>
        <table:table-row table:style-name="TableLine2209026281536">
          <table:table-cell table:style-name="Table1.A1" office:value-type="string">
            <text:p text:style-name="Text_20_body">πάντες δ’ οἱ μαθηταὶ σπουδῇ ηὐτρεπίζοντο πρὸς τὴν τῆς ἀναπαύλης ἀρχήν.</text:p>
          </table:table-cell>
          <table:table-cell office:value-type="string">
            <text:p text:style-name="P6">Harry was halfway toward it before he remembered what he'd promised himself about not meddling. </text:p>
          </table:table-cell>
        </table:table-row>
        <table:table-row table:style-name="TableLine2209026281536">
          <table:table-cell table:style-name="Table1.A1" office:value-type="string">
            <text:p text:style-name="Text_20_body">πυρὶ μὴν γὰρ ἐθέροντο ε”ν τε τῴ τῶν Γρυφινδώρων κοινείῳ καὶ ἐν τῷ μεγάρῳ - ὁ δέ κρυμὸς εἰσεδύετο μέχρι μυελῶν ὅμως - ε”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office:value-type="string">
            <text:p text:style-name="P6">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2209026281536">
          <table:table-cell table:style-name="Table1.A1" office:value-type="string">
            <text:p text:style-name="Text_20_body">ἀλλὰ χείριστον ηὗρον τὰς τοῦ Σινάπεως σχολάς, κάτω γιγνομένας ἐν τῷ δεσμωτηρίῳ.</text:p>
          </table:table-cell>
          <table:table-cell office:value-type="string">
            <text:p text:style-name="P6">Harry went back to the library, where Hermione was testing Ron on Astronomy. Harry told them what he'd heard. </text:p>
          </table:table-cell>
        </table:table-row>
        <table:table-row table:style-name="TableLine2209026281536">
          <table:table-cell table:style-name="Table1.A1" office:value-type="string">
            <text:p text:style-name="Text_20_body">τὸ πνεῦμα γὰρ ῆν αὐτοῖς ἰδεῖν καθάπερ ὁμίχλην κατ’ ὄμμα ἀτμίζουσαν, διὸ ε”μενον ἐφ’ ὅσον ἐδυν- ήθησαν ἐγγὺς τοῖς λέβησι θερμοῖς.</text:p>
          </table:table-cell>
          <table:table-cell office:value-type="string">
            <text:p text:style-name="P6">"Snape's done it, then!" said Ron. "If Quirrell's told him how to break his Anti-Dark Force spell --" </text:p>
          </table:table-cell>
        </table:table-row>
        <table:table-row table:style-name="TableLine2209026281536">
          <table:table-cell table:style-name="Table1.A1" office:value-type="string">
            <text:p text:style-name="Text_20_body">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office:value-type="string">
            <text:p text:style-name="P6">"There's still Fluffy, though," said Hermione. </text:p>
          </table:table-cell>
        </table:table-row>
        <table:table-row table:style-name="TableLine2209026281536">
          <table:table-cell table:style-name="Table1.A1" office:value-type="string">
            <text:p text:style-name="Text_20_body">καῖ μεταξὺ λέγων πρὸς τόν γ’ (Ἀρειον παρέβλεπεν.</text:p>
          </table:table-cell>
          <table:table-cell office:value-type="string">
            <text:p text:style-name="P6">"Maybe Snape's found out how to get past him without asking Hagrid," </text:p>
          </table:table-cell>
        </table:table-row>
        <table:table-row table:style-name="TableLine2209026281536">
          <table:table-cell table:style-name="Table1.A1" office:value-type="string">
            <text:p text:style-name="Text_20_body">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office:value-type="string">
            <text:p text:style-name="P6">said Ron, looking up at the thousands of books surrounding them. "I bet there's a book somewhere in here telling you how to get past a giant three-headed dog. So what do we do, Harry?" </text:p>
          </table:table-cell>
        </table:table-row>
        <table:table-row table:style-name="TableLine2209026281536">
          <table:table-cell table:style-name="Table1.A1" office:value-type="string">
            <text:p text:style-name="Text_20_body">ὁ γὰρ Μάλθακος καὶ ἀηδέστερον παρεῖχεν ἑαυτὸν ἐκ τοῦ τότε ἀγῶνος ἰκαροσφαιρικοῦ.</text:p>
          </table:table-cell>
          <table:table-cell office:value-type="string">
            <text:p text:style-name="P6">The light of adventure was kindling again in Ron's eyes, but Hermione answered before Harry could. </text:p>
          </table:table-cell>
        </table:table-row>
        <text:soft-page-break/>
        <table:table-row table:style-name="TableLine2209026281536">
          <table:table-cell table:style-name="Table1.A1" office:value-type="string">
            <text:p text:style-name="Text_20_body">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office:value-type="string">
            <text:p text:style-name="P6">"Go to Dumbledore. That's what we should have done ages ago. If we try anything ourselves we'll be thrown out for sure." </text:p>
          </table:table-cell>
        </table:table-row>
        <table:table-row table:style-name="TableLine2209026281536">
          <table:table-cell table:style-name="Table1.A1" office:value-type="string">
            <text:p text:style-name="Text_20_body">ἀλλὰ μαθων ὅτι οὐκ ε”στιν ὅστις τοῦτό γε ΠΕΡΙ ΤΟΥ ΕΣΟΠΤΡΟΥ ΤΟΥ ΝΑῙΜΥΘΙΠΕ 159 γελοῖον νομίζει - πάντες γὰρ ἐθαύμαζον τὸν ’Ἀρειον ὡς ἐκράτησεν εὖ τοῦ σάρου σφαδάζοντος - ζηλοτυπῶν καῖ φθονῶν πάλιν αὖθις δι’ ὀργῆς ὠνείδιζεν αὐτὸν ῶς οὐ γένος ἔχοντα ἐτήτυμον.</text:p>
          </table:table-cell>
          <table:table-cell office:value-type="string">
            <text:p text:style-name="P6">"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2209026281536">
          <table:table-cell table:style-name="Table1.A1" office:value-type="string">
            <text:p text:style-name="Text_20_body">καὶ ὡς ἀληθῶς ὁ ’Ἀρειος οὐκ ε”μελλεν ἐπανιέναι πρὸς τὴν τῶν μυρσίνων ὁδὸν ἐπὶ τῶν Χριστουγέννων.</text:p>
          </table:table-cell>
          <table:table-cell office:value-type="string">
            <text:p text:style-name="P6">Hermione looked convinced, but Ron didn't. </text:p>
          </table:table-cell>
        </table:table-row>
        <table:table-row table:style-name="TableLine2209026281536">
          <table:table-cell table:style-name="Table1.A1" office:value-type="string">
            <text:p text:style-name="Text_20_body">ἡ γὰρ Μαγονωγαλέα κατάλογον ὀλίγῳ πρότερον ἐπεποίητο τῶν μαθητῶν εἴ τις ἤθελεν αὐτόθι μεῖναι διὰ τὴν ἀνάπαυλαν.</text:p>
          </table:table-cell>
          <table:table-cell office:value-type="string">
            <text:p text:style-name="P6">"If we just do a bit of poking around --" </text:p>
          </table:table-cell>
        </table:table-row>
        <table:table-row table:style-name="TableLine2209026281536">
          <table:table-cell table:style-name="Table1.A1" office:value-type="string">
            <text:p text:style-name="Text_20_body">καὶ ὁ ’Ά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 γενημένων.</text:p>
          </table:table-cell>
          <table:table-cell office:value-type="string">
            <text:p text:style-name="P6">"No," said Harry flatly, "we've done enough poking around." </text:p>
          </table:table-cell>
        </table:table-row>
        <table:table-row table:style-name="TableLine2209026281536">
          <table:table-cell table:style-name="Table1.A1" office:value-type="string">
            <text:p text:style-name="Text_20_body">καὶ τὸν Ῥοῶνα καὶ τοὺς ἀδελφοὺς ε”δει μένειν, διότι οἱ γονεῖς αὐτῶν ἔμελλον εἰς Ῥουμανίαν ἰέναι φοιτήσοντες παρὰ τὸν Κάρολον.</text:p>
          </table:table-cell>
          <table:table-cell office:value-type="string">
            <text:p text:style-name="P6">He pulled a map of Jupiter toward him and started to learn the names of its moons. </text:p>
          </table:table-cell>
        </table:table-row>
        <table:table-row table:style-name="TableLine2209026281536">
          <table:table-cell table:style-name="Table1.A1" office:value-type="string">
            <text:p text:style-name="Text_20_body">ἀνιόντες δέ ἀπὸ τοῦ δεσμωτηρίου μετὰ τὴν ἐπὶ πόσεων σχολήν, ἐνέτυχον πεύκῃ μεγάλῃ τὴν διαδρομὴν ἐμποδῶν φραττούσῃ.</text:p>
          </table:table-cell>
          <table:table-cell office:value-type="string">
            <text:p text:style-name="P6">The following morning, notes were delivered to Harry, Hermione, and Neville at the breakfast table. They were all the same: Your detention will take place at eleven o'clock tonight. Meet Mr. Filch in the entrance hall. </text:p>
          </table:table-cell>
        </table:table-row>
        <table:table-row table:style-name="TableLine2209026281536">
          <table:table-cell table:style-name="Table1.A1" office:value-type="string">
            <text:p text:style-name="Text_20_body">ἰδόντες μὲν οὖν πόδας δύο ὑπερμεγέθεις ε”νερθε προῦχοντας, ἀκούσαντες δέ τινος τραχέως δὴ πνευστιῶντος, ε”γνωσαν τοῦ Ἁγριώδους ὄπισθεν ὄντος.</text:p>
          </table:table-cell>
          <table:table-cell office:value-type="string">
            <text:p text:style-name="P6">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ext:soft-page-break/>
        <table:table-row table:style-name="TableLine2209026281536">
          <table:table-cell table:style-name="Table1.A1" office:value-type="string">
            <text:p text:style-name="Text_20_body">καί ὁ Ῥοῶν προκύψας μεταξὺ τῶν κλάδων Χαῖρε, ἔφη, ῶ Ἁγρίωδες.</text:p>
          </table:table-cell>
          <table:table-cell office:value-type="string">
            <text:p text:style-name="P6">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2209026281536">
          <table:table-cell table:style-name="Table1.A1" office:value-type="string">
            <text:p text:style-name="Text_20_body">ῆ δέῃ σὺ συνέργου,· Κάλλιστ’ ἐπαινῶ.</text:p>
          </table:table-cell>
          <table:table-cell office:value-type="string">
            <text:p text:style-name="P6">"Follow me," said Filch, lighting a lamp and leading them outside. </text:p>
          </table:table-cell>
        </table:table-row>
        <table:table-row table:style-name="TableLine2209026281536">
          <table:table-cell table:style-name="Table1.A1" office:value-type="string">
            <text:p text:style-name="Text_20_body">ἀλλ’ ἀκοῦσαι ῆν τινὸς κατόπιν φάσκοντος ὅτι Ἐκποδὼν ἄναγε σεαυτὸν εἰ δοκεῖ σοι.</text:p>
          </table:table-cell>
          <table:table-cell office:value-type="string">
            <text:p text:style-name="P6">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2209026281536">
          <table:table-cell table:style-name="Table1.A1" office:value-type="string">
            <text:p text:style-name="Text_20_body">ὁ γὰρ Μάλθακος ἐντρυφῶν ὡς ε”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p>
          </table:table-cell>
          <table:table-cell office:value-type="string">
            <text:p text:style-name="P6">They marched off across the dark grounds. Neville kept sniffing. Harry wondered what their punishment was going to be. It must be something really horrible, or Filch wouldn't be sounding so delighted. </text:p>
          </table:table-cell>
        </table:table-row>
        <table:table-row table:style-name="TableLine2209026281536">
          <table:table-cell table:style-name="Table1.A1" office:value-type="string">
            <text:p text:style-name="Text_20_body">καὶ ἐμπίπτοντος αὐτῷ τοῦ Ῥοῶνος, ὁ Σίναπυς ἀνῆλθεν.</text:p>
          </table:table-cell>
          <table:table-cell office:value-type="string">
            <text:p text:style-name="P6">The moon was bright, but clouds scudding across it kept throwing them into darkness. Ahead, Harry could see the lighted windows of Hagrid's hut. Then they heard a distant shout. </text:p>
          </table:table-cell>
        </table:table-row>
        <table:table-row table:style-name="TableLine2209026281536">
          <table:table-cell table:style-name="Table1.A1" office:value-type="string">
            <text:p text:style-name="Text_20_body">Οὗτος σύ, ε”φη βοῶν, ῶ Εὐισήλιε.</text:p>
          </table:table-cell>
          <table:table-cell office:value-type="string">
            <text:p text:style-name="P6">"Is that you, Filch? Hurry up, I want ter get started." </text:p>
          </table:table-cell>
        </table:table-row>
        <table:table-row table:style-name="TableLine2209026281536">
          <table:table-cell table:style-name="Table1.A1" office:value-type="string">
            <text:p text:style-name="Text_20_body">ὁ δὲ μεθῆκε τὸν τρίβωνα ἐκείνου.</text:p>
          </table:table-cell>
          <table:table-cell office:value-type="string">
            <text:p text:style-name="P6">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able:table-cell>
        </table:table-row>
        <table:table-row table:style-name="TableLine2209026281536">
          <table:table-cell table:style-name="Table1.A1" office:value-type="string">
            <text:p text:style-name="Text_20_body">ὁ δ’ Ἁγριώδης προκύψας τὴν ὄψιν δασεῖαν ὄπισθε τοῦ δένδρου Ἀλλὰ παρώξυνεν αὐτόν, ἔφη, ὁ Μάλθακος τὸ γένος προπηλακίζων.</text:p>
          </table:table-cell>
          <table:table-cell office:value-type="string">
            <text:p text:style-name="P6">At this, Neville let out a little moan, and Malfoy stopped dead in his tracks. </text:p>
          </table:table-cell>
        </table:table-row>
        <text:soft-page-break/>
        <table:table-row table:style-name="TableLine2209026281536">
          <table:table-cell table:style-name="Table1.A1" office:value-type="string">
            <text:p text:style-name="Text_20_body">ὁ δέ Σίναπυς ἠπίως Παρενόμησε δ’ οὖν, ἔφη, ῶ δαιμόνιε, οὐ θεμιτὸν ὃν τὸ ὑβριστικῶς ἐρίζειν.</text:p>
          </table:table-cell>
          <table:table-cell office:value-type="string">
            <text:p text:style-name="P6">"The forest?" he repeated, and he didn't sound quite as cool as usual. </text:p>
          </table:table-cell>
        </table:table-row>
        <table:table-row table:style-name="TableLine2209026281536">
          <table:table-cell table:style-name="Table1.A1" office:value-type="string">
            <text:p text:style-name="Text_20_body">ὥστε πέντε βαθμούς, ῶ Εὐισ- ήλιε, ἀπώλεσας τοῖς Γ ρυφινδώροις.</text:p>
          </table:table-cell>
          <table:table-cell office:value-type="string">
            <text:p text:style-name="P6">"We can't go in there at night -- there's all sorts of things in there -- werewolves, I heard." </text:p>
          </table:table-cell>
        </table:table-row>
        <table:table-row table:style-name="TableLine2209026281536">
          <table:table-cell table:style-name="Table1.A1" office:value-type="string">
            <text:p text:style-name="Text_20_body">καί χάριν ἴσθι ὅτι οῦ πλείους.</text:p>
          </table:table-cell>
          <table:table-cell office:value-type="string">
            <text:p text:style-name="P6">Neville clutched the sleeve of Harry's robe and made a choking noise. </text:p>
          </table:table-cell>
        </table:table-row>
        <table:table-row table:style-name="TableLine2209026281536">
          <table:table-cell table:style-name="Table1.A1" office:value-type="string">
            <text:p text:style-name="Text_20_body">ἀλλ’ ἐκ τοῦ μέσου ἅπαντες.</text:p>
          </table:table-cell>
          <table:table-cell office:value-type="string">
            <text:p text:style-name="P6">"That's your problem, isn't it?" said Filch, his voice cracking with glee. "Should've thought of them werewolves before you got in trouble, shouldn't you?" </text:p>
          </table:table-cell>
        </table:table-row>
        <table:table-row table:style-name="TableLine2209026281536">
          <table:table-cell table:style-name="Table1.A1" office:value-type="string">
            <text:p text:style-name="Text_20_body">καὶ ὁ Μάλθακος μετὰ τοῦ Καρκίνου καὶ τοῦ Κέρκοπος παρωθ- ήσας τὸ δένδρον ὥστε φύλλια χυδὴν σκεδάσαι σαρδάνιον ἐγέλα.</text:p>
          </table:table-cell>
          <table:table-cell office:value-type="string">
            <text:p text:style-name="P6">Hagrid came striding toward them out of the dark, Fang at his heel. He was carrying his large crossbow, and a quiver of arrows hung over his shoulder. </text:p>
          </table:table-cell>
        </table:table-row>
        <table:table-row table:style-name="TableLine2209026281536">
          <table:table-cell table:style-name="Table1.A1" office:value-type="string">
            <text:p text:style-name="Text_20_body">καῖ ὁ Ῥοῶν πρὸς τὸ νῶτον τούτου βλέπων καὶ πρίων ἅμα τοὺς ὀδόντας Τιμωρήσομαι γὰρ αὐτόν, ἔφη.</text:p>
          </table:table-cell>
          <table:table-cell office:value-type="string">
            <text:p text:style-name="P6">"Abou' time," he said. "I bin waitin' fer half an hour already. All right, Harry, Hermione?" </text:p>
          </table:table-cell>
        </table:table-row>
        <table:table-row table:style-name="TableLine2209026281536">
          <table:table-cell table:style-name="Table1.A1" office:value-type="string">
            <text:p text:style-name="Text_20_body">ε”σται νὴ τὸν Δί’ ὅτε τιμωρήσομαι αὐτόν.</text:p>
          </table:table-cell>
          <table:table-cell office:value-type="string">
            <text:p text:style-name="P6">"I shouldn't be too friendly to them, Hagrid," said Filch coldly, they're here to be punished, after all." </text:p>
          </table:table-cell>
        </table:table-row>
        <table:table-row table:style-name="TableLine2209026281536">
          <table:table-cell table:style-name="Table1.A1" office:value-type="string">
            <text:p text:style-name="Text_20_body">160 ΑΡΕιοΣ Πο τΗΡ Ἀμφοτέρους γὰρ μισῶ, ἦ δ’ ὃς ὁ Ἄρειος, καὶ τὸν Μάλθακον καὶ τὸν Σίναπυν.</text:p>
          </table:table-cell>
          <table:table-cell office:value-type="string">
            <text:p text:style-name="P6">"That's why yer late, is it?" said Hagrid, frowning at Filch. "Bin lecturin' them, eh? 'Snot your place ter do that. Yeh've done yer bit, I'll take over from here." </text:p>
          </table:table-cell>
        </table:table-row>
        <table:table-row table:style-name="TableLine2209026281536">
          <table:table-cell table:style-name="Table1.A1" office:value-type="string">
            <text:p text:style-name="Text_20_body">Ἀλλ’ εἶα, ἔφη ὁ Ἁγριώδης.</text:p>
          </table:table-cell>
          <table:table-cell office:value-type="string">
            <text:p text:style-name="P6">"I'll be back at dawn," said Filch, "for what's left of them," he added nastily, and he turned and started back toward the castle, his lamp bobbing away in the darkness. </text:p>
          </table:table-cell>
        </table:table-row>
        <table:table-row table:style-name="TableLine2209026281536">
          <table:table-cell table:style-name="Table1.A1" office:value-type="string">
            <text:p text:style-name="Text_20_body">καί γὰρ τὰ Χριστούγεννα οῦ πολὺ ἀπέχει.</text:p>
          </table:table-cell>
          <table:table-cell office:value-type="string">
            <text:p text:style-name="P6">Malfoy now turned to Hagrid. </text:p>
          </table:table-cell>
        </table:table-row>
        <table:table-row table:style-name="TableLine2209026281536">
          <table:table-cell table:style-name="Table1.A1" office:value-type="string">
            <text:p text:style-name="Text_20_body">θάρρει δῆτα.</text:p>
          </table:table-cell>
          <table:table-cell office:value-type="string">
            <text:p text:style-name="P6">"I'm not going in that forest, he said, and Harry was pleased to hear the note of panic in his voice. </text:p>
          </table:table-cell>
        </table:table-row>
        <table:table-row table:style-name="TableLine2209026281536">
          <table:table-cell table:style-name="Table1.A1" office:value-type="string">
            <text:p text:style-name="Text_20_body">ἄλλο τι ἢ μετ’ ἐμοῦ ἐλθόντες θεάσεσθε τὸ μέγαρον περικαλλὲς ἤδη γενόμενον; 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office:value-type="string">
            <text:p text:style-name="P6">"Yeh are if yeh want ter stay at Hogwarts," said Hagrid fiercely. </text:p>
          </table:table-cell>
        </table:table-row>
        <table:table-row table:style-name="TableLine2209026281536">
          <table:table-cell table:style-name="Table1.A1" office:value-type="string">
            <text:p text:style-name="Text_20_body">’Έα, ῶἉγρίωδες.</text:p>
          </table:table-cell>
          <table:table-cell office:value-type="string">
            <text:p text:style-name="P6">"Yeh've done wrong an' now yehve got ter pay fer <text:soft-page-break/>it." </text:p>
          </table:table-cell>
        </table:table-row>
        <table:table-row table:style-name="TableLine2209026281536">
          <table:table-cell table:style-name="Table1.A1" office:value-type="string">
            <text:p text:style-name="Text_20_body">τὸ γὰρ ὕστατον ἔχεις τῶν δένδρων.</text:p>
          </table:table-cell>
          <table:table-cell office:value-type="string">
            <text:p text:style-name="P6">"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2209026281536">
          <table:table-cell table:style-name="Table1.A1" office:value-type="string">
            <text:p text:style-name="Text_20_body">οὔκουν εἰς τὸν μυχὸν θήσεις; καί μὴν εὐπρεπέστατον δὴ ἐνόμισας ἂν τὸ μέγαρον.</text:p>
          </table:table-cell>
          <table:table-cell office:value-type="string">
            <text:p text:style-name="P6">If yeh think yer father'd rather you were expelled, then get back off ter the castle an' pack. Go on"' Malfoy didn't move. He looked at Hagrid furiously, but then dropped his gaze. </text:p>
          </table:table-cell>
        </table:table-row>
        <table:table-row table:style-name="TableLine2209026281536">
          <table:table-cell table:style-name="Table1.A1" office:value-type="string">
            <text:p text:style-name="Text_20_body">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office:value-type="string">
            <text:p text:style-name="P6">"Right then," said Hagrid, "now, listen carefully, 'cause it's dangerous what we're gonna do tonight, an' I don' want no one takin' risks. Follow me over here a moment." </text:p>
          </table:table-cell>
        </table:table-row>
        <table:table-row table:style-name="TableLine2209026281536">
          <table:table-cell table:style-name="Table1.A1" office:value-type="string">
            <text:p text:style-name="Text_20_body">καί ὁ Ἁγριώδης Πόσας σύ, ἔφη, ε”τι περιμενεῖς ἐνθάδε ἡμέρας πρὶν ἀναπαύλης ἄρξαι,· Μίαν γε, εἶπεν ἡ Ἑρμιόνη, διόπερ ὀφείλομεν ἐν τῇ βιβλιοθήκῃ ἤδη παρεῖναι, ἡμιώριον μόνον ἔχοντες πρὶν ἀριστᾶν.</text:p>
          </table:table-cell>
          <table:table-cell office:value-type="string">
            <text:p text:style-name="P6">He led them to the very edge of the forest. Holding his lamp up high, he pointed down a narrow, winding earth track that disappeared into the thick black trees. A light breeze lifted their hair as they looked into the forest. </text:p>
          </table:table-cell>
        </table:table-row>
        <table:table-row table:style-name="TableLine2209026281536">
          <table:table-cell table:style-name="Table1.A1" office:value-type="string">
            <text:p text:style-name="Text_20_body">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office:value-type="string">
            <text:p text:style-name="P6">"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able:table-cell>
        </table:table-row>
        <table:table-row table:style-name="TableLine2209026281536">
          <table:table-cell table:style-name="Table1.A1" office:value-type="string">
            <text:p text:style-name="Text_20_body">ὁ δ’ Ἁγριώδης ἑπόμενος αὐτοῖς ἐκ τοῦ μεγάρου ἐλθοῦσιν Ἢ καὶ εἰς βιβλιοθήκην, ἔφη.</text:p>
          </table:table-cell>
          <table:table-cell office:value-type="string">
            <text:p text:style-name="P6">"And what if whatever hurt the unicorn finds us first?" said Malfoy, unable to keep the fear out of his voice. </text:p>
          </table:table-cell>
        </table:table-row>
        <table:table-row table:style-name="TableLine2209026281536">
          <table:table-cell table:style-name="Table1.A1" office:value-type="string">
            <text:p text:style-name="Text_20_body">οὔκουν λίαν φιλομαθεῖτε τῆς ἀναπαύλης μονονουχὶ ἀρξαμένης; 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office:value-type="string">
            <text:p text:style-name="P6">"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2209026281536">
          <table:table-cell table:style-name="Table1.A1" office:value-type="string">
            <text:p text:style-name="Text_20_body">ἐκεῖνος δέ πεπλῆχθαι δοκῶν Τί δέ δή, ἔφη.</text:p>
          </table:table-cell>
          <table:table-cell office:value-type="string">
            <text:p text:style-name="P6">"I want Fang," said Malfoy quickly, looking at <text:soft-page-break/>Fang's long teeth. </text:p>
          </table:table-cell>
        </table:table-row>
        <table:table-row table:style-name="TableLine2209026281536">
          <table:table-cell table:style-name="Table1.A1" office:value-type="string">
            <text:p text:style-name="Text_20_body">ἀκούσατέ μου.</text:p>
          </table:table-cell>
          <table:table-cell office:value-type="string">
            <text:p text:style-name="P6">"All right, but I warn yeh, he's a coward," said Hagrid. " So me, Harry, an' Hermione'll go one way an' Draco, Neville, an' Fang'll go the other. </text:p>
          </table:table-cell>
        </table:table-row>
        <table:table-row table:style-name="TableLine2209026281536">
          <table:table-cell table:style-name="Table1.A1" office:value-type="string">
            <text:p text:style-name="Text_20_body">ἐκέλευσα γὰρ ὑμᾶς ἐὰν ταῦτα ὡς οὐδὲν προσήκοντα τοῦ ὑπὸ τοῦ κυνὸς φυλαττομένου.</text:p>
          </table:table-cell>
          <table:table-cell office:value-type="string">
            <text:p text:style-name="P6">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2209026281536">
          <table:table-cell table:style-name="Table1.A1" office:value-type="string">
            <text:p text:style-name="Text_20_body">ἡ δ’ εΕρμιόνη Βουλόμεθα δ’ οῦν, ἔφη, εἰδέναι ἁπλῶς τὸν Νικο- λᾶον Φλάμηλον ὅστις ἐστίν.</text:p>
          </table:table-cell>
          <table:table-cell office:value-type="string">
            <text:p text:style-name="P6">The forest was black and silent. A little way into it they reached a fork in the earth path, and Harry, Hermione, and Hagrid took the left path while Malfoy, Neville, and Fang took the right. </text:p>
          </table:table-cell>
        </table:table-row>
        <table:table-row table:style-name="TableLine2209026281536">
          <table:table-cell table:style-name="Table1.A1" office:value-type="string">
            <text:p text:style-name="Text_20_body">ὁ δ”Ἁρειος ἀναλαβών Εἰ μὴ σὺ θέλοις εἰπεῖν ἡμῖν ώνήσας,· μυρία γὰρ βιβλία ἤδη ἐξετάσαντες οὐκ ηὑρήκαμεν αὐτὸν οὐδαμοῦ.</text:p>
          </table:table-cell>
          <table:table-cell office:value-type="string">
            <text:p text:style-name="P6">They walked in silence, their eyes on the ground. Every now and then a ray of moonlight through the branches above lit a spot of silver-blue blood on the fallen leaves. </text:p>
          </table:table-cell>
        </table:table-row>
        <table:table-row table:style-name="TableLine2209026281536">
          <table:table-cell table:style-name="Table1.A1" office:value-type="string">
            <text:p text:style-name="Text_20_body">τὸ δ’ ὄνομα αὐτοῦ εῦ οἷδ’ ὅτι ἀνέγνων που.</text:p>
          </table:table-cell>
          <table:table-cell office:value-type="string">
            <text:p text:style-name="P6">Harry saw that Hagrid looked very worried. </text:p>
          </table:table-cell>
        </table:table-row>
        <table:table-row table:style-name="TableLine2209026281536">
          <table:table-cell table:style-name="Table1.A1" office:value-type="string">
            <text:p text:style-name="Text_20_body">ἦ δοκεῖ σοι καὶ μικρόν τι εἰπεῖν; ’Ἠκιστα, ἔφη.</text:p>
          </table:table-cell>
          <table:table-cell office:value-type="string">
            <text:p text:style-name="P6">"Could a werewolf be killing the unicorns?" Harry asked. </text:p>
          </table:table-cell>
        </table:table-row>
        <table:table-row table:style-name="TableLine2209026281536">
          <table:table-cell table:style-name="Table1.A1" office:value-type="string">
            <text:p text:style-name="Text_20_body">καὶ ὁ Ῥοών Ἐξιχνευτέον δῆτα, ἔφη, μόνοις ἡμῖν.</text:p>
          </table:table-cell>
          <table:table-cell office:value-type="string">
            <text:p text:style-name="P6">"Not fast enough," said Hagrid. "It's not easy ter catch a unicorn, they're powerful magic creatures. I never knew one ter be hurt before." </text:p>
          </table:table-cell>
        </table:table-row>
        <table:table-row table:style-name="TableLine2209026281536">
          <table:table-cell table:style-name="Table1.A1" office:value-type="string">
            <text:p text:style-name="Text_20_body">καὶ τὸν Ἃγρι- ώδη ἀνιώμενόν τι καταλιπόντες εἰς τὴν βιβλιοθήκην ἠπείγοντο.</text:p>
          </table:table-cell>
          <table:table-cell office:value-type="string">
            <text:p text:style-name="P6">They walked past a mossy tree stump. Harry could hear running water; there must be a stream somewhere close by. There were still spots of unicorn blood here and there along the winding path. </text:p>
          </table:table-cell>
        </table:table-row>
        <table:table-row table:style-name="TableLine2209026281536">
          <table:table-cell table:style-name="Table1.A1" office:value-type="string">
            <text:p text:style-name="Text_20_body">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able:table-cell>
          <table:table-cell office:value-type="string">
            <text:p text:style-name="P6">"You all right, Hermione?" Hagrid whispered. "Don' worry, it can't've gone far if it's this badly hurt, an' then we'll be able ter -- GET BEHIND THAT TREE!" </text:p>
          </table:table-cell>
        </table:table-row>
        <table:table-row table:style-name="TableLine2209026281536">
          <table:table-cell table:style-name="Table1.A1" office:value-type="string">
            <text:p text:style-name="Text_20_body">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office:value-type="string">
            <text:p text:style-name="P6">Hagrid seized Harry and Hermione and hoisted them off the path behind a towering oak. He pulled out an arrow and fitted it into his crossbow, raising it, ready to fire. The three of them listened. Something was slithering over dead leaves nearby: <text:soft-page-break/>it sounded like a cloak trailing along the ground. Hagrid was squinting up the dark path, but after a few seconds, the sound faded away. </text:p>
          </table:table-cell>
        </table:table-row>
        <table:table-row table:style-name="TableLine2209026281536">
          <table:table-cell table:style-name="Table1.A1" office:value-type="string">
            <text:p text:style-name="Text_20_body">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office:value-type="string">
            <text:p text:style-name="P6">"I knew it, " he murmured. "There's summat in here that shouldn' be." </text:p>
          </table:table-cell>
        </table:table-row>
        <table:table-row table:style-name="TableLine2209026281536">
          <table:table-cell table:style-name="Table1.A1" office:value-type="string">
            <text:p text:style-name="Text_20_body">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office:value-type="string">
            <text:p text:style-name="P6">"A werewolf?" Harry suggested. </text:p>
          </table:table-cell>
        </table:table-row>
        <table:table-row table:style-name="TableLine2209026281536">
          <table:table-cell table:style-name="Table1.A1" office:value-type="string">
            <text:p text:style-name="Text_20_body">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office:value-type="string">
            <text:p text:style-name="P6">"That wasn' no werewolf an' it wasn' no unicorn, neither," said Hagrid grimly. "Right, follow me, but careful, now." </text:p>
          </table:table-cell>
        </table:table-row>
        <table:table-row table:style-name="TableLine2209026281536">
          <table:table-cell table:style-name="Table1.A1" office:value-type="string">
            <text:p text:style-name="Text_20_body">ὁ δ’ “Άρειος αῦ προσῆλθε τὸ χωρίον τὸ τῶν ἐξαιρέτων βιβλίων.</text:p>
          </table:table-cell>
          <table:table-cell office:value-type="string">
            <text:p text:style-name="P6">They walked more slowly, ears straining for the faintest sound. </text:p>
          </table:table-cell>
        </table:table-row>
        <table:table-row table:style-name="TableLine2209026281536">
          <table:table-cell table:style-name="Table1.A1" office:value-type="string">
            <text:p text:style-name="Text_20_body">πολὺν γὰρ χρόνον ἐσκοπεῖτο πρὸς ἑαυτὸν εἰ τὸ τοῦ Φλαμήλου οὐκ οἶδ’ ὅπως ε”νεστι τῇδε.</text:p>
          </table:table-cell>
          <table:table-cell office:value-type="string">
            <text:p text:style-name="P6">Suddenly, in a clearing ahead, something definitely moved. </text:p>
          </table:table-cell>
        </table:table-row>
        <table:table-row table:style-name="TableLine2209026281536">
          <table:table-cell table:style-name="Table1.A1" office:value-type="string">
            <text:p text:style-name="Text_20_body">ἀλλὰ κομιστέον ἂν εἶναι ἐπιστολὴν διδασκάλῳ τινὶ ἐπισφραγισμένην εἰ βούλοιτό τις ζητεῖν ἐν τοῖς ἐξαιρέτοις βιβλίοις.</text:p>
          </table:table-cell>
          <table:table-cell office:value-type="string">
            <text:p text:style-name="P6">"Who's there?" Hagrid called. "Show yerself -- I'm armed!" </text:p>
          </table:table-cell>
        </table:table-row>
        <table:table-row table:style-name="TableLine2209026281536">
          <table:table-cell table:style-name="Table1.A1" office:value-type="string">
            <text:p text:style-name="Text_20_body">καί ταύτης δηλαδὴ ού λαχεῖν ἂν αὐτὸς οὐδέποτε.</text:p>
          </table:table-cell>
          <table:table-cell office:value-type="string">
            <text:p text:style-name="P6">And into the clearing came -- was it a man, or a horse? To the waist, a man, with red hair and beard, but below that was a horse's gleaming chestnut body with a long, reddish tail. Harry and Hermione's jaws dropped. </text:p>
          </table:table-cell>
        </table:table-row>
        <table:table-row table:style-name="TableLine2209026281536">
          <table:table-cell table:style-name="Table1.A1" office:value-type="string">
            <text:p text:style-name="Text_20_body">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able:table-cell>
          <table:table-cell office:value-type="string">
            <text:p text:style-name="P6">"Oh, it's you, Ronan," said Hagrid in relief. "How are yeh?" </text:p>
          </table:table-cell>
        </table:table-row>
        <table:table-row table:style-name="TableLine2209026281536">
          <table:table-cell table:style-name="Table1.A1" office:value-type="string">
            <text:p text:style-name="Text_20_body">Οὗτος, τί ζητεῖς, ῶ παῖ,’ Οὐδέν, ἧ δ’ ὂς ὁ “Αρειος.</text:p>
          </table:table-cell>
          <table:table-cell office:value-type="string">
            <text:p text:style-name="P6">He walked forward and shook the centaur's hand. </text:p>
          </table:table-cell>
        </table:table-row>
        <table:table-row table:style-name="TableLine2209026281536">
          <table:table-cell table:style-name="Table1.A1" office:value-type="string">
            <text:p text:style-name="Text_20_body">ἡ γὰρ Πινσός ε”φορος οὖσα τῆς βιβλιοθήκης μάκτρον τινάξασα πτερωτὸν κατ’ αὐτόν ’Άναγε σεαυτόν, ἔφη, ἄπιθι ἐκποδών.</text:p>
          </table:table-cell>
          <table:table-cell office:value-type="string">
            <text:p text:style-name="P6">"Good evening to you, Hagrid," said Ronan. He had a deep, sorrowful voice. "Were you going to shoot me?" </text:p>
          </table:table-cell>
        </table:table-row>
        <table:table-row table:style-name="TableLine2209026281536">
          <table:table-cell table:style-name="Table1.A1" office:value-type="string">
            <text:p text:style-name="Text_20_body">ἐκεῖνος οῦν εὐθὺς ἐκ τῆς βιβλιοθήκης ἀπῆλθεν.</text:p>
          </table:table-cell>
          <table:table-cell office:value-type="string">
            <text:p text:style-name="P6">"Can't be too careful, Ronan," said Hagrid, patting <text:soft-page-break/>his crossbow. </text:p>
          </table:table-cell>
        </table:table-row>
        <table:table-row table:style-name="TableLine2209026281536">
          <table:table-cell table:style-name="Table1.A1" office:value-type="string">
            <text:p text:style-name="Text_20_body">μετεμέλετο δ’ ὡς οὐ λόγον θᾶττον μηχανησάμενος.</text:p>
          </table:table-cell>
          <table:table-cell office:value-type="string">
            <text:p text:style-name="P6">"There's summat bad loose in this forest. This is Harry Potter an' Hermione Granger, by the way. Students up at the school. An' this is Ronan, you two. He's a centaur.)) "We'd noticed," said Hermione faintly. </text:p>
          </table:table-cell>
        </table:table-row>
        <table:table-row table:style-name="TableLine2209026281536">
          <table:table-cell table:style-name="Table1.A1" office:value-type="string">
            <text:p text:style-name="Text_20_body">τῷ γὰρ Ῥοῶνι καὶ τῇ Ἑρμιόνῃ καί αὐτῷ ἤδη ε”δοξε μὴ ἐρωτᾶν τὴν Πινσὸν ὅπου ἔξεστιν εὑρεῖν τὸν Φλάμηλον.</text:p>
          </table:table-cell>
          <table:table-cell office:value-type="string">
            <text:p text:style-name="P6">"Good evening," said Ronan. "Students, are you? And do you learn much, up at the school?" </text:p>
          </table:table-cell>
        </table:table-row>
        <table:table-row table:style-name="TableLine2209026281536">
          <table:table-cell table:style-name="Table1.A1" office:value-type="string">
            <text:p text:style-name="Text_20_body">ἀλλ’ ᾔδεσαν μὲν αὐτὴν οἵαν τ’ οὖσαν εἰπεῖν, ἐφοβοῦντο δέ μὴ ὁ Σίναπυς μάθοι τί ἐν νῴ ἔχοιεν.</text:p>
          </table:table-cell>
          <table:table-cell office:value-type="string">
            <text:p text:style-name="P6">"Erm --" </text:p>
          </table:table-cell>
        </table:table-row>
        <table:table-row table:style-name="TableLine2209026281536">
          <table:table-cell table:style-name="Table1.A1" office:value-type="string">
            <text:p text:style-name="Text_20_body">ὁ δ’ ’Ἁρειος περιέμενε τοὺς ἕτερους ε”ξω ἐν τῇ διαδρομῇ εἴ πως οῦτοι μάθοιεν τι, καίπερ εὔελπις οὐκ ὤν.</text:p>
          </table:table-cell>
          <table:table-cell office:value-type="string">
            <text:p text:style-name="P6">"A bit," said Hermione timidly. </text:p>
          </table:table-cell>
        </table:table-row>
        <table:table-row table:style-name="TableLine2209026281536">
          <table:table-cell table:style-name="Table1.A1" office:value-type="string">
            <text:p text:style-name="Text_20_body">ἐζήτουν μέν γὰρ πεντε- καίδεκα ἡμέρας, σπάνιον δ’ ῆν ζητεῖν εἴ γε μὴ ὀλιγάκις μεταξὺ τῶν σχολῶν.</text:p>
          </table:table-cell>
          <table:table-cell office:value-type="string">
            <text:p text:style-name="P6">"A bit. Well, that's something." Ronan sighed. He flung back his head and stared at the sky. "Mars is bright tonight." </text:p>
          </table:table-cell>
        </table:table-row>
        <table:table-row table:style-name="TableLine2209026281536">
          <table:table-cell table:style-name="Table1.A1" office:value-type="string">
            <text:p text:style-name="Text_20_body">ὥστ’ οὐ θαυμάζοις ἂν εἰ ούδέν ἄρ’ ἐξηυρήκεσαν’ χρέων γὰρ πολὺν χρόνον ζητῆσαι τῆς Πινσοῦ ἀπούσης.</text:p>
          </table:table-cell>
          <table:table-cell office:value-type="string">
            <text:p text:style-name="P6">"Yeah," said Hagrid, glancing up, too. "Listen, I'm glad we've run inter yeh, Ronan, 'cause there's a unicorn bin hurt -- you seen anythin'?" </text:p>
          </table:table-cell>
        </table:table-row>
        <table:table-row table:style-name="TableLine2209026281536">
          <table:table-cell table:style-name="Table1.A1" office:value-type="string">
            <text:p text:style-name="Text_20_body">καί ἐν ἀκαρεῖ ὁ Ῥοῶν καί ἡ Ἑρμιόνη συνεγένοντο αὐτῷ, ἀνα- νεύοντες ἅμα.</text:p>
          </table:table-cell>
          <table:table-cell office:value-type="string">
            <text:p text:style-name="P6">Ronan didn't answer immediately. He stared unblinkingly upward, then sighed again. </text:p>
          </table:table-cell>
        </table:table-row>
        <table:table-row table:style-name="TableLine2209026281536">
          <table:table-cell table:style-name="Table1.A1" office:value-type="string">
            <text:p text:style-name="Text_20_body">ἀπῆλθον οὖν ὁμοῦ πρὸς ἄριστον.</text:p>
          </table:table-cell>
          <table:table-cell office:value-type="string">
            <text:p text:style-name="P6">"Always the innocent are the first victims," he said. "So it has been for ages past, so it is now." </text:p>
          </table:table-cell>
        </table:table-row>
        <table:table-row table:style-name="TableLine2209026281536">
          <table:table-cell table:style-name="Table1.A1" office:value-type="string">
            <text:p text:style-name="Text_20_body">καὶ ἡ Ἑρμιόνη Ἠ που διατελεῖτε, ἐφη, ζητοῦντες ἐμοῦ ἀπούσης,“ καῖ γλαῦκα πέμψετε ἐὰν εὕρητε τι,· 1 62 ΑΡΕΙΟΣ Πο ΤΗΡ καὶ ὁ Ῥοών Καὶ μὴν ἔξεστι σοὶ ἐρωτᾶν τοὺς γονέας εἶ ἴσασι τὸν Φλάμηλον ὅστις ἐστίν.</text:p>
          </table:table-cell>
          <table:table-cell office:value-type="string">
            <text:p text:style-name="P6">"Yeah," said Hagrid, "but have yeh seen anythin', Ronan? Anythin' unusual?" </text:p>
          </table:table-cell>
        </table:table-row>
        <table:table-row table:style-name="TableLine2209026281536">
          <table:table-cell table:style-name="Table1.A1" office:value-type="string">
            <text:p text:style-name="Text_20_body">ἀσφαλὲς γὰρ ἂν εἴη τοῦτο, Ἀσφαλέστατόν γε ὡς ἰατρῶν ὄντων ἀμφοτέρων ὀδοντικῶν.</text:p>
          </table:table-cell>
          <table:table-cell office:value-type="string">
            <text:p text:style-name="P6">"Mars is bright tonight," Ronan repeated, while Hagrid watched him impatiently. "Unusually bright." </text:p>
          </table:table-cell>
        </table:table-row>
        <table:table-row table:style-name="TableLine2209026281536">
          <table:table-cell table:style-name="Table1.A1" office:value-type="string">
            <text:p text:style-name="Text_20_body">&gt;κ 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office:value-type="string">
            <text:p text:style-name="P6">"Yeah, but I was meanin' anythin' unusual a bit nearer home, said Hagrid. "So yeh haven't noticed anythin' strange?" </text:p>
          </table:table-cell>
        </table:table-row>
        <table:table-row table:style-name="TableLine2209026281536">
          <table:table-cell table:style-name="Table1.A1" office:value-type="string">
            <text:p text:style-name="Text_20_body">μόνοι γὰρ ἦσαν ἐν τῴ κοιμητηρίῳ, καὶ τὸ κοινεῖον πολλῷ κενότερον τοῦ συνήθους ηὕρισκον ὥστ’ <text:soft-page-break/>ἔχειν καθῆσθαι ἐν τοῖς προκρίτοις τῶν θρόνων τοῖς πρὸς ἐσχάραν.</text:p>
          </table:table-cell>
          <table:table-cell office:value-type="string">
            <text:p text:style-name="P6">Yet again, Ronan took a while to answer. At last, he said, "The forest hides many secrets." </text:p>
          </table:table-cell>
        </table:table-row>
        <table:table-row table:style-name="TableLine2209026281536">
          <table:table-cell table:style-name="Table1.A1" office:value-type="string">
            <text:p text:style-name="Text_20_body">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office:value-type="string">
            <text:p text:style-name="P6">A movement in the trees behind Ronan made Hagrid raise his bow again, but it was only a second centaur, black-haired and -bodied and wilder-looking than Ronan. </text:p>
          </table:table-cell>
        </table:table-row>
        <table:table-row table:style-name="TableLine2209026281536">
          <table:table-cell table:style-name="Table1.A1" office:value-type="string">
            <text:p text:style-name="Text_20_body">καὶ ὁ Ῥοὼν ἐδίδασκε τὸν ’Ἀρειον τὴν πεττείαν παίζειν τὴν μαγικήν.</text:p>
          </table:table-cell>
          <table:table-cell office:value-type="string">
            <text:p text:style-name="P6">"Hullo, Bane," said Hagrid. "All right?" </text:p>
          </table:table-cell>
        </table:table-row>
        <table:table-row table:style-name="TableLine2209026281536">
          <table:table-cell table:style-name="Table1.A1" office:value-type="string">
            <text:p text:style-name="Text_20_body">αὕτη δ’ οὐδέν διαφέρει τῆς πεττείας μυγαλίας πλὴν ἀλλ’ οἶ πεττοῖ ε”μψυχοί εἶσι.</text:p>
          </table:table-cell>
          <table:table-cell office:value-type="string">
            <text:p text:style-name="P6">"Good evening, Hagrid, I hope you are well?" </text:p>
          </table:table-cell>
        </table:table-row>
        <table:table-row table:style-name="TableLine2209026281536">
          <table:table-cell table:style-name="Table1.A1" office:value-type="string">
            <text:p text:style-name="Text_20_body">καὶ οὕτω οἱ πεττεύοντες στρατηγοῦσί τι.</text:p>
          </table:table-cell>
          <table:table-cell office:value-type="string">
            <text:p text:style-name="P6">"Well enough. Look, I've jus' bin askin' Ronan, you seen anythin' odd in here lately? There's a unicorn bin injured -- would yeh know anythin' about it?" </text:p>
          </table:table-cell>
        </table:table-row>
        <table:table-row table:style-name="TableLine2209026281536">
          <table:table-cell table:style-name="Table1.A1" office:value-type="string">
            <text:p text:style-name="Text_20_body">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able:table-cell>
          <table:table-cell office:value-type="string">
            <text:p text:style-name="P6">Bane walked over to stand next to Ronan. He looked skyward. "Mars is bright tonight," he said simply. </text:p>
          </table:table-cell>
        </table:table-row>
        <table:table-row table:style-name="TableLine2209026281536">
          <table:table-cell table:style-name="Table1.A1" office:value-type="string">
            <text:p text:style-name="Text_20_body">ἀλλ’ οὐδαμῶς ε”λαττον εἶχε πεττεύων τοῖς παλ- αίοις πεττοῖς, εἷς τοσοῦτο συνήθως ε”χων ὥστ’ ἐκείνους ῥᾳδίως πειθαρχεῖν αὐτῷ.</text:p>
          </table:table-cell>
          <table:table-cell office:value-type="string">
            <text:p text:style-name="P6">"We've heard," said Hagrid grumpily. "Well, if either of you do see anythin', let me know, won't yeh? We'll be off, then." </text:p>
          </table:table-cell>
        </table:table-row>
        <table:table-row table:style-name="TableLine2209026281536">
          <table:table-cell table:style-name="Table1.A1" office:value-type="string">
            <text:p text:style-name="Text_20_body">ὁ δ’ ’Άρειος ἐπέττευε μετὰ τῶν πεττῶν ὧν ὁ Σάμιος ἐχρήσατο αὐτῷ οὐ πειθαρχούντων οὐδέν.</text:p>
          </table:table-cell>
          <table:table-cell office:value-type="string">
            <text:p text:style-name="P6">Harry and Hermione followed him out of the clearing, staring over their shoulders at Ronan and Bane until the trees blocked their view. </text:p>
          </table:table-cell>
        </table:table-row>
        <table:table-row table:style-name="TableLine2209026281536">
          <table:table-cell table:style-name="Table1.A1" office:value-type="string">
            <text:p text:style-name="Text_20_body">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office:value-type="string">
            <text:p text:style-name="P6">"Never," said Hagrid irritably, "try an' get a straight answer out of a centaur. Ruddy stargazers. Not interested in anythin' closer'n the moon." </text:p>
          </table:table-cell>
        </table:table-row>
        <table:table-row table:style-name="TableLine2209026281536">
          <table:table-cell table:style-name="Table1.A1" office:value-type="string">
            <text:p text:style-name="Text_20_body">τῇ δὲ προτεραίᾳ τῶν Χριστουγέννων πρὶν καθεύδειν προσεδέχετο τὰ μὲν ὄψα τὰ τῆς αὔριον καὶ τὰ σκώμματα, δῶρα δ’ οὔκ.</text:p>
          </table:table-cell>
          <table:table-cell office:value-type="string">
            <text:p text:style-name="P6">"Are there many of them in here?" asked Hermione. </text:p>
          </table:table-cell>
        </table:table-row>
        <table:table-row table:style-name="TableLine2209026281536">
          <table:table-cell table:style-name="Table1.A1" office:value-type="string">
            <text:p text:style-name="Text_20_body">ἀλλ’ ἐξ ἑωθινοῦ ἀνεγρόμενος εὐθὺς εἶδε σωρὸν μικρὸν σκευῶν χαρτίοις ἐγκεκαλυμμένων καί ἐγγὺς τῆς κοίτης κειμένων.</text:p>
          </table:table-cell>
          <table:table-cell office:value-type="string">
            <text:p text:style-name="P6">"Oh, a fair few... Keep themselves to themselves mostly, but they're good enough about turnin' up if ever I want a word. They're deep, mind, centaurs... <text:soft-page-break/>they know things... jus' don' let on much." </text:p>
          </table:table-cell>
        </table:table-row>
        <table:table-row table:style-name="TableLine2209026281536">
          <table:table-cell table:style-name="Table1.A1" office:value-type="string">
            <text:p text:style-name="Text_20_body">Καλὰ Χριστούγεννα, ἦ δ’ ὃς ὁ Ῥοὼν ε”τι νυστάζων αὐτῷ τὸν κοιτωνίτην ἅμα μόλις περιβαλλομένῳ.</text:p>
          </table:table-cell>
          <table:table-cell office:value-type="string">
            <text:p text:style-name="P6">"D'you think that was a centaur we heard earlier?" said Harry. </text:p>
          </table:table-cell>
        </table:table-row>
        <table:table-row table:style-name="TableLine2209026281536">
          <table:table-cell table:style-name="Table1.A1" office:value-type="string">
            <text:p text:style-name="Text_20_body">Καὶ σοι) ὡσαύτως, ἔφη ὁ Ἄρειος.</text:p>
          </table:table-cell>
          <table:table-cell office:value-type="string">
            <text:p text:style-name="P6">"Did that sound like hooves to you? Nah, if yeh ask me, that was what's bin killin' the unicorns -- never heard anythin' like it before." </text:p>
          </table:table-cell>
        </table:table-row>
        <table:table-row table:style-name="TableLine2209026281536">
          <table:table-cell table:style-name="Table1.A1" office:value-type="string">
            <text:p text:style-name="Text_20_body">ἀλλ’ ἰδού· δῶρα γάρ ἐστί μοι.</text:p>
          </table:table-cell>
          <table:table-cell office:value-type="string">
            <text:p text:style-name="P6">They walked on through the dense, dark trees. Harry kept looking nervously over his shoulder. He had the nasty feeling they were being watched. He was very glad they had Hagrid and his crossbow with them. </text:p>
          </table:table-cell>
        </table:table-row>
        <table:table-row table:style-name="TableLine2209026281536">
          <table:table-cell table:style-name="Table1.A1" office:value-type="string">
            <text:p text:style-name="Text_20_body">Ἀλλὰ τί ποτε προσεδέχου; ἦ γογγυλίδας,· καὶ ταῦτ’ εἰπὼν ἔβλεπε πρὸς τὸν ἑαυτοῦ σωρὸν πολλῷ μείζω ὅντα.</text:p>
          </table:table-cell>
          <table:table-cell office:value-type="string">
            <text:p text:style-name="P6">They had just passed a bend in the path when Hermione grabbed Hagrid's arm. </text:p>
          </table:table-cell>
        </table:table-row>
        <table:table-row table:style-name="TableLine2209026281536">
          <table:table-cell table:style-name="Table1.A1" office:value-type="string">
            <text:p text:style-name="Text_20_body">καὶ ὁ Ἄρειος ἀνέλαβε τὸ σκεῦος τὸ ἐγγυτάτω κείμενον, ἐγκε- καλυμμένον χάρτῃ ξανθῷ καί βαρεῖ.</text:p>
          </table:table-cell>
          <table:table-cell office:value-type="string">
            <text:p text:style-name="P6">"Hagrid! Look! Red sparks, the others are in trouble!" </text:p>
          </table:table-cell>
        </table:table-row>
        <table:table-row table:style-name="TableLine2209026281536">
          <table:table-cell table:style-name="Table1.A1" office:value-type="string">
            <text:p text:style-name="Text_20_body">ἆνεγράφθη δ’ ἐπ’ αὐτῷ Ἁγριώδης Ἁρείῳ γράμμασιν ἀκόσμοις.</text:p>
          </table:table-cell>
          <table:table-cell office:value-type="string">
            <text:p text:style-name="P6">"You two wait here!" Hagrid shouted. "Stay on the path, I'll come back for yeh!" </text:p>
          </table:table-cell>
        </table:table-row>
        <table:table-row table:style-name="TableLine2209026281536">
          <table:table-cell table:style-name="Table1.A1" office:value-type="string">
            <text:p text:style-name="Text_20_body">ε”νδον δ’ ε”κειτο αὐλὸς ΠΕΡΙ ΤΟΥΕΣΟΠΤΡΟΥ ΤΟΥΝΑῙΜΥΘῙΠΕ 163 ξύλινός τε καὶ τραχέως ἐξεσμένος αύτῷ τῷ Ἁγριώδει ὡς εἷκός.</text:p>
          </table:table-cell>
          <table:table-cell office:value-type="string">
            <text:p text:style-name="P6">They heard him crashing away through the undergrowth and stood looking at each other, very scared, until they couldn't hear anything but the rustling of leaves around them. </text:p>
          </table:table-cell>
        </table:table-row>
        <table:table-row table:style-name="TableLine2209026281536">
          <table:table-cell table:style-name="Table1.A1" office:value-type="string">
            <text:p text:style-name="Text_20_body">καὶ ὁ ’Άρειος αὐλήσας τι ψόφον ἀνῆκεν ἄγχιστα ἐοικότα γλαυκί τινι κλωζούσῃ.</text:p>
          </table:table-cell>
          <table:table-cell office:value-type="string">
            <text:p text:style-name="P6">"You don't think they've been hurt, do you?" whispered Hermione. </text:p>
          </table:table-cell>
        </table:table-row>
        <table:table-row table:style-name="TableLine2209026281536">
          <table:table-cell table:style-name="Table1.A1" office:value-type="string">
            <text:p text:style-name="Text_20_body">ἐνῆν δέ ἄλλῳ σκεύει μικροτάτῳ ὄντι γράμματά τινα· Δεξάμενοι τὴν ἀγγελίαν σοῦ τοῦτο τὸ δῶρον Χριστουγεν- νικόν πέμπομεν Φερνίων καὶ Πετουνία.</text:p>
          </table:table-cell>
          <table:table-cell office:value-type="string">
            <text:p text:style-name="P6">"I don't care if Malfoy has, but if something's got Neville... it's our fault he's here in the first place." </text:p>
          </table:table-cell>
        </table:table-row>
        <table:table-row table:style-name="TableLine2209026281536">
          <table:table-cell table:style-name="Table1.A1" office:value-type="string">
            <text:p text:style-name="Text_20_body">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office:value-type="string">
            <text:p text:style-name="P6">The minutes dragged by. Their ears seemed sharper than usual. Harry's seemed to be picking up every sigh of the wind, every cracking twig. </text:p>
          </table:table-cell>
        </table:table-row>
        <table:table-row table:style-name="TableLine2209026281536">
          <table:table-cell table:style-name="Table1.A1" office:value-type="string">
            <text:p text:style-name="Text_20_body">ὁ δ”Άρειος Πρὸς τῆς Ἑστίας, ἔφη, ιὀὑ ιὀὒ τῆς ἀφθονίας.</text:p>
          </table:table-cell>
          <table:table-cell office:value-type="string">
            <text:p text:style-name="P6">What was going on? Where were the others? At last, a great crunching noise announced Hagrid's return. Malfoy, Neville, and Fang were with him. Hagrid was fuming. Malfoy, it seemed, had sneaked up behind Neville and grabbed him as a <text:soft-page-break/>joke. Neville had panicked and sent up the sparks. </text:p>
          </table:table-cell>
        </table:table-row>
        <table:table-row table:style-name="TableLine2209026281536">
          <table:table-cell table:style-name="Table1.A1" office:value-type="string">
            <text:p text:style-name="Text_20_body">ἀλλ’ ὁ Ῥοών πάνυ ἐθαύμαζε τὸ κέρμα.</text:p>
          </table:table-cell>
          <table:table-cell office:value-type="string">
            <text:p text:style-name="P6">"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able:table-cell>
        </table:table-row>
        <table:table-row table:style-name="TableLine2209026281536">
          <table:table-cell table:style-name="Table1.A1" office:value-type="string">
            <text:p text:style-name="Text_20_body">Τεράστιον τὸ χρῆμα, ἔφη.</text:p>
          </table:table-cell>
          <table:table-cell office:value-type="string">
            <text:p text:style-name="P6">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2209026281536">
          <table:table-cell table:style-name="Table1.A1" office:value-type="string">
            <text:p text:style-name="Text_20_body">βαβαὶ τῆς εὐμορφίας.</text:p>
          </table:table-cell>
          <table:table-cell office:value-type="string">
            <text:p text:style-name="P6">"Look --" he murmured, holding out his arm to stop Malfoy. </text:p>
          </table:table-cell>
        </table:table-row>
        <table:table-row table:style-name="TableLine2209026281536">
          <table:table-cell table:style-name="Table1.A1" office:value-type="string">
            <text:p text:style-name="Text_20_body">ἦ καὶ τοῦτ’ ε”στι κέρμα; Λαβέ δῆτα, ἔφη ὁ ’Άρειος καταγελῶν τι τὸν Ῥοῶνα ὡς οὕτω εὐφραινόμενον.</text:p>
          </table:table-cell>
          <table:table-cell office:value-type="string">
            <text:p text:style-name="P6">Something bright white was gleaming on the ground. They inched closer. </text:p>
          </table:table-cell>
        </table:table-row>
        <table:table-row table:style-name="TableLine2209026281536">
          <table:table-cell table:style-name="Table1.A1" office:value-type="string">
            <text:p text:style-name="Text_20_body">τοῦτο μὲν Ἁγριώδης, τοῦτο δέ ἡ τηθὶς καὶ ὁ ἀνὴρ αὐτῆς, τοῦτο δ’ αὖ τίς ε”πεμψε; καὶ ὁ Ῥοὼν ἐρυθριακώς τι καὶ δείξας σκεῦος ὀγκῶδες Ἐκεῖνο γοῦν, ἔφη, οῖδα τῇ ἐμῇ μητρὶ εἰκότως πεπεμμένον.</text:p>
          </table:table-cell>
          <table:table-cell office:value-type="string">
            <text:p text:style-name="P6">It was the unicorn all right, and it was dead. Harry had never seen anything so beautiful and sad. Its long, slender legs were stuck out at odd angles where it had fallen and its mane was spread pearly-white on the dark leaves. </text:p>
          </table:table-cell>
        </table:table-row>
        <table:table-row table:style-name="TableLine2209026281536">
          <table:table-cell table:style-name="Table1.A1" office:value-type="string">
            <text:p text:style-name="Text_20_body">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able:table-cell>
          <table:table-cell office:value-type="string">
            <text:p text:style-name="P6">Harry had taken one step toward it when a slithering sound made him freeze where he stood. A bush on the edge of the clearing quivered.... </text:p>
          </table:table-cell>
        </table:table-row>
        <table:table-row table:style-name="TableLine2209026281536">
          <table:table-cell table:style-name="Table1.A1" office:value-type="string">
            <text:p text:style-name="Text_20_body">Καὶ γὰρ καθ’ ἕκαστον ἐνιαυτὸν φιλεῖ ὑφαίνειν τι ἡμῖν.</text:p>
          </table:table-cell>
          <table:table-cell office:value-type="string">
            <text:p text:style-name="P6">Then, out of the shadows, a hooded figure came crawling across the ground like some stalking beast. Harry, Malfoy, and Fang stood transfixed. The cloaked figure reached the unicorn, lowered its head over the wound in the animal's side, and began to drink its blood. </text:p>
          </table:table-cell>
        </table:table-row>
        <table:table-row table:style-name="TableLine2209026281536">
          <table:table-cell table:style-name="Table1.A1" office:value-type="string">
            <text:p text:style-name="Text_20_body">τὸ δ’ ἐμὸν ἑκάστοτε ἰῶδες δὴ ἀποβαίνει.</text:p>
          </table:table-cell>
          <table:table-cell office:value-type="string">
            <text:p text:style-name="P6">"AAAAAAAAAARGH!" <text:soft-page-break/></text:p>
          </table:table-cell>
        </table:table-row>
        <table:table-row table:style-name="TableLine2209026281536">
          <table:table-cell table:style-name="Table1.A1" office:value-type="string">
            <text:p text:style-name="Text_20_body">Φιλάνθρωπος δ’ οὖν ἐστὶν ἐκείνη.</text:p>
          </table:table-cell>
          <table:table-cell office:value-type="string">
            <text:p text:style-name="P6">Malfoy let out a terrible scream and bolted -- so did Fang. The hooded figure raised its head and looked right at Harry -- unicorn blood was dribbling down its front. It got to its feet and came swiftly toward Harry -- he couldn't move for fear. </text:p>
          </table:table-cell>
        </table:table-row>
        <table:table-row table:style-name="TableLine2209026281536">
          <table:table-cell table:style-name="Table1.A1" office:value-type="string">
            <text:p text:style-name="Text_20_body">καί ταῦτ’ εἰπὼν ἐγεύσατο τῶν νωγάλων γλυκέων ὅντων.</text:p>
          </table:table-cell>
          <table:table-cell office:value-type="string">
            <text:p text:style-name="P6">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2209026281536">
          <table:table-cell table:style-name="Table1.A1" office:value-type="string">
            <text:p text:style-name="Text_20_body">καὶ ἕτερον ἐδέξατο δῶρον νώγαλα.</text:p>
          </table:table-cell>
          <table:table-cell office:value-type="string">
            <text:p text:style-name="P6">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2209026281536">
          <table:table-cell table:style-name="Table1.A1" office:value-type="string">
            <text:p text:style-name="Text_20_body">ἡ γὰρ Ἑρμιόνη μέγα ε”δωκεν αὐτῷ κιβώτιον βατράχους σοκολατίνους ἕχον.</text:p>
          </table:table-cell>
          <table:table-cell office:value-type="string">
            <text:p text:style-name="P6">"Are you all right?" said the centaur, pulling Harry to his feet. </text:p>
          </table:table-cell>
        </table:table-row>
        <table:table-row table:style-name="TableLine2209026281536">
          <table:table-cell table:style-name="Table1.A1" office:value-type="string">
            <text:p text:style-name="Text_20_body">καὶ ἓν μόνον ἐλείπετο σκεῦος.</text:p>
          </table:table-cell>
          <table:table-cell office:value-type="string">
            <text:p text:style-name="P6">"Yes -- thank you -- what was that?" </text:p>
          </table:table-cell>
        </table:table-row>
        <table:table-row table:style-name="TableLine2209026281536">
          <table:table-cell table:style-name="Table1.A1" office:value-type="string">
            <text:p text:style-name="Text_20_body">ὁ δ’ ’Άρειος ἀναλαβὼν αὐτὸ καὶ ψηλαφήσας κουφότατον δοκοῦν ἀνεκάλυψεν.</text:p>
          </table:table-cell>
          <table:table-cell office:value-type="string">
            <text:p text:style-name="P6">The centaur didn't answer. He had astonishingly blue eyes, like pale sapphires. He looked carefully at Harry, his eyes lingering on the scar that stood out, livid, on Harry's forehead. </text:p>
          </table:table-cell>
        </table:table-row>
        <table:table-row table:style-name="TableLine2209026281536">
          <table:table-cell table:style-name="Table1.A1" office:value-type="string">
            <text:p text:style-name="Text_20_body">καὶ τοῦτο εὐθὺς πρὸς τοῦδαφος ὀλισθόν - ὑγρόν γάρ τι ἦν καί ἀργυροῦν - ε”κειτο χαμαὶ τῶν πτυχῶν πάνυ μαρμαιρουσῶν.</text:p>
          </table:table-cell>
          <table:table-cell office:value-type="string">
            <text:p text:style-name="P6">"You are the Potter boy," he said. "You had better get back to Hagrid. </text:p>
          </table:table-cell>
        </table:table-row>
        <table:table-row table:style-name="TableLine2209026281536">
          <table:table-cell table:style-name="Table1.A1" office:value-type="string">
            <text:p text:style-name="Text_20_body">καὶ ὁ Ῥοὼν ε”χασκεν ἅμα.</text:p>
          </table:table-cell>
          <table:table-cell office:value-type="string">
            <text:p text:style-name="P6">The forest is not safe at this time -- especially for you. Can you ride? It will be quicker this way. </text:p>
          </table:table-cell>
        </table:table-row>
        <table:table-row table:style-name="TableLine2209026281536">
          <table:table-cell table:style-name="Table1.A1" office:value-type="string">
            <text:p text:style-name="Text_20_body">Οἶδα γὰρ τοῦτο τί ἐστιν ἤδη πόλλ’ ἀκούσας, ἔφη μεθεὶς ἅμα τὸ κιβωτάριον κυάμων παντογευστῶν ὅπερ ἡ Ἑρμιόνη ἔδωκεν αὐτῷ.</text:p>
          </table:table-cell>
          <table:table-cell office:value-type="string">
            <text:p text:style-name="P6">"My name is Firenze," he added, as he lowered himself on to his front legs so that Harry could clamber onto his back. </text:p>
          </table:table-cell>
        </table:table-row>
        <table:table-row table:style-name="TableLine2209026281536">
          <table:table-cell table:style-name="Table1.A1" office:value-type="string">
            <text:p text:style-name="Text_20_body">Εἰ δέ τυγχάνει ὃν οἷον ἐννοῶ, ε”στι καί διαπρεπές τι καί τιμιώτατον.</text:p>
          </table:table-cell>
          <table:table-cell office:value-type="string">
            <text:p text:style-name="P6">There was suddenly a sound of more galloping from the other side of the clearing. Ronan and Bane came bursting through the trees, their flanks heaving and sweaty. </text:p>
          </table:table-cell>
        </table:table-row>
        <table:table-row table:style-name="TableLine2209026281536">
          <table:table-cell table:style-name="Table1.A1" office:value-type="string">
            <text:p text:style-name="Text_20_body">Τί δ’ ἐστι δῆτα; καί ἀπὸ τοῦ ἐδάφους ἀνέλαβεν αὐτό· ἄτοπον γὰρ ἦν ψαύειν ὡσεὶ ὕδωρ ὑφασμένον <text:soft-page-break/>οὐκ οἶδ’ ὅπως εἷς πλοκήν.</text:p>
          </table:table-cell>
          <table:table-cell office:value-type="string">
            <text:p text:style-name="P6">"Firenze!" Bane thundered. "What are you doing? You have a human on your back! Have you no <text:soft-page-break/>shame? Are you a common mule?" </text:p>
          </table:table-cell>
        </table:table-row>
        <table:table-row table:style-name="TableLine2209026281536">
          <table:table-cell table:style-name="Table1.A1" office:value-type="string">
            <text:p text:style-name="Text_20_body">164 ΑΡΕΙοΣ Πο ΤΗΡ ὁ δέ Ῥοών κεχηνὼς ε”τι Ἠ κάρτα χλαῖνά ἐστιν, ἔφη, τῆς ἀφανείας.</text:p>
          </table:table-cell>
          <table:table-cell office:value-type="string">
            <text:p text:style-name="P6">"Do you realize who this is?" said Firenze. "This is the Potter boy. The quicker he leaves this forest, the better." </text:p>
          </table:table-cell>
        </table:table-row>
        <table:table-row table:style-name="TableLine2209026281536">
          <table:table-cell table:style-name="Table1.A1" office:value-type="string">
            <text:p text:style-name="Text_20_body">περιβαλοῦ δῆτα.</text:p>
          </table:table-cell>
          <table:table-cell office:value-type="string">
            <text:p text:style-name="P6">"What have you been telling him?" growled Bane. "Remember, Firenze, we are sworn not to set ourselves against the heavens. Have we not read what is to come in the movements of the planets?" </text:p>
          </table:table-cell>
        </table:table-row>
        <table:table-row table:style-name="TableLine2209026281536">
          <table:table-cell table:style-name="Table1.A1" office:value-type="string">
            <text:p text:style-name="Text_20_body">καὶ τοῦ Ἁρείου περιβαλομένου αὐτὴν περὶ τοὺς ὤμους, μέγ’ ἐβόησεν.</text:p>
          </table:table-cell>
          <table:table-cell office:value-type="string">
            <text:p text:style-name="P6">Ronan pawed the ground nervously. "I'm sure Firenze thought he was acting for the best, " he said in his gloomy voice. </text:p>
          </table:table-cell>
        </table:table-row>
        <table:table-row table:style-name="TableLine2209026281536">
          <table:table-cell table:style-name="Table1.A1" office:value-type="string">
            <text:p text:style-name="Text_20_body">’Έστι δή.</text:p>
          </table:table-cell>
          <table:table-cell office:value-type="string">
            <text:p text:style-name="P6">Bane kicked his back legs in anger. </text:p>
          </table:table-cell>
        </table:table-row>
        <table:table-row table:style-name="TableLine2209026281536">
          <table:table-cell table:style-name="Table1.A1" office:value-type="string">
            <text:p text:style-name="Text_20_body">θεώρησον κάτω.</text:p>
          </table:table-cell>
          <table:table-cell office:value-type="string">
            <text:p text:style-name="P6">"For the best! What is that to do with us? Centaurs are concerned with what has been foretold! It is not our business to run around like donkeys after stray humans in our forest!" </text:p>
          </table:table-cell>
        </table:table-row>
        <table:table-row table:style-name="TableLine2209026281536">
          <table:table-cell table:style-name="Table1.A1" office:value-type="string">
            <text:p text:style-name="Text_20_body">καί ἐκεῖνος κάτω θεωρήσας τοὺς πόδας οὐκ εἶδεν ἀφανεῖς γεγενημένους.</text:p>
          </table:table-cell>
          <table:table-cell office:value-type="string">
            <text:p text:style-name="P6">Firenze suddenly reared on to his hind legs in anger, so that Harry had to grab his shoulders to stay on. </text:p>
          </table:table-cell>
        </table:table-row>
        <table:table-row table:style-name="TableLine2209026281536">
          <table:table-cell table:style-name="Table1.A1" office:value-type="string">
            <text:p text:style-name="Text_20_body">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able:table-cell>
          <table:table-cell office:value-type="string">
            <text:p text:style-name="P6">"Do you not see that unicorn?" Firenze bellowed at Bane. "Do you not understand why it was killed? Or have the planets not let you in on that secret? I set myself against what is lurking in this forest, Bane, yes, with humans alongside me if I must." </text:p>
          </table:table-cell>
        </table:table-row>
        <table:table-row table:style-name="TableLine2209026281536">
          <table:table-cell table:style-name="Table1.A1" office:value-type="string">
            <text:p text:style-name="Text_20_body">ὁ δέ Ῥοῶν ἄφνω Καὶ μὴν ε”στιν ἐπιστολή, ἔφη.</text:p>
          </table:table-cell>
          <table:table-cell office:value-type="string">
            <text:p text:style-name="P6">And Firenze whisked around; with Harry clutching on as best he could, they plunged off into the trees, leaving Ronan and Bane behind them. </text:p>
          </table:table-cell>
        </table:table-row>
        <table:table-row table:style-name="TableLine2209026281536">
          <table:table-cell table:style-name="Table1.A1" office:value-type="string">
            <text:p text:style-name="Text_20_body">ἐπιστολὴ γὰρ ἄρτι κατέπεσεν.</text:p>
          </table:table-cell>
          <table:table-cell office:value-type="string">
            <text:p text:style-name="P6">Harry didn't have a clue what was going on. </text:p>
          </table:table-cell>
        </table:table-row>
        <table:table-row table:style-name="TableLine2209026281536">
          <table:table-cell table:style-name="Table1.A1" office:value-type="string">
            <text:p text:style-name="Text_20_body">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office:value-type="string">
            <text:p text:style-name="P6">"Why's Bane so angry?" he asked. "What was that thing you saved me from, anyway?" </text:p>
          </table:table-cell>
        </table:table-row>
        <table:table-row table:style-name="TableLine2209026281536">
          <table:table-cell table:style-name="Table1.A1" office:value-type="string">
            <text:p text:style-name="Text_20_body">’Ώρα νῦν ἐστιν ἀποδοῦναι.</text:p>
          </table:table-cell>
          <table:table-cell office:value-type="string">
            <text:p text:style-name="P6">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text:soft-page-break/>dense patch of trees, however, when Firenze suddenly stopped. </text:p>
          </table:table-cell>
        </table:table-row>
        <table:table-row table:style-name="TableLine2209026281536">
          <table:table-cell table:style-name="Table1.A1" office:value-type="string">
            <text:p text:style-name="Text_20_body">Φρόντιζε ὅπως εὖ χρήσῃ.</text:p>
          </table:table-cell>
          <table:table-cell office:value-type="string">
            <text:p text:style-name="P6">"Harry Potter, do you know what unicorn blood is used -for?" </text:p>
          </table:table-cell>
        </table:table-row>
        <table:table-row table:style-name="TableLine2209026281536">
          <table:table-cell table:style-name="Table1.A1" office:value-type="string">
            <text:p text:style-name="Text_20_body">Κάλλιστα Χριστούγεννα σοί.</text:p>
          </table:table-cell>
          <table:table-cell office:value-type="string">
            <text:p text:style-name="P6">"No," said Harry, startled by the odd question. "We've only used the horn and tail hair in Potions." </text:p>
          </table:table-cell>
        </table:table-row>
        <table:table-row table:style-name="TableLine2209026281536">
          <table:table-cell table:style-name="Table1.A1" office:value-type="string">
            <text:p text:style-name="Text_20_body">ὄνομα δέ παρῆν οὐδέν, καὶ ὁ μὲν ’Άρειος ἀτενὲς ε”βλεπε πρὸς τὴν ἐπιστολήν, ὁ δέ Ῥοὼν ἐθαύμαζε τὴν χλαῖναν.</text:p>
          </table:table-cell>
          <table:table-cell office:value-type="string">
            <text:p text:style-name="P6">"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2209026281536">
          <table:table-cell table:style-name="Table1.A1" office:value-type="string">
            <text:p text:style-name="Text_20_body">Ἐγὼ γὰρ θέλοιμ’ ἄν, ἔφη, ἀναλῶσαι ὁτιοῦν κτησόμενος τοιαύτην τινά.</text:p>
          </table:table-cell>
          <table:table-cell office:value-type="string">
            <text:p text:style-name="P6">Harry stared at the back of Firenze's head, which was dappled silver in the moonlight. </text:p>
          </table:table-cell>
        </table:table-row>
        <table:table-row table:style-name="TableLine2209026281536">
          <table:table-cell table:style-name="Table1.A1" office:value-type="string">
            <text:p text:style-name="Text_20_body">ἀναλώσαιμ’ ἂν ὁτιοῦν.</text:p>
          </table:table-cell>
          <table:table-cell office:value-type="string">
            <text:p text:style-name="P6">"But who'd be that desperate?" he wondered aloud. "If you're going to be cursed forever, deaths better, isn't it?" </text:p>
          </table:table-cell>
        </table:table-row>
        <table:table-row table:style-name="TableLine2209026281536">
          <table:table-cell table:style-name="Table1.A1" office:value-type="string">
            <text:p text:style-name="Text_20_body">ἀλλὰ τί ἐ’χεις,· Οὐδέν, ἦ δ’ ὃς ὁ ’Άρειος, ἀπορῶν τι.</text:p>
          </table:table-cell>
          <table:table-cell office:value-type="string">
            <text:p text:style-name="P6">"It is," Firenze agreed, "unless all you need is to stay alive long enough to drink something else -- something that will bring you back to full strength and power -- something that will mean you can never die. </text:p>
          </table:table-cell>
        </table:table-row>
        <table:table-row table:style-name="TableLine2209026281536">
          <table:table-cell table:style-name="Table1.A1" office:value-type="string">
            <text:p text:style-name="Text_20_body">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able:table-cell>
          <table:table-cell office:value-type="string">
            <text:p text:style-name="P6">Mr. Potter, do you know what is hidden in the school at this very moment?" </text:p>
          </table:table-cell>
        </table:table-row>
        <table:table-row table:style-name="TableLine2209026281536">
          <table:table-cell table:style-name="Table1.A1" office:value-type="string">
            <text:p text:style-name="Text_20_body">ὁ δ’ ”Αρειος ὡς τάχιστα ε”κρυψε τὴν χλαῖναν οὐ θέλων μεταδοῦναι οὔπω αὐτῆς.</text:p>
          </table:table-cell>
          <table:table-cell office:value-type="string">
            <text:p text:style-name="P6">"The Sorcerer's Stone! Of course -- the Elixir of Life! But I don't understand who --" </text:p>
          </table:table-cell>
        </table:table-row>
        <table:table-row table:style-name="TableLine2209026281536">
          <table:table-cell table:style-name="Table1.A1" office:value-type="string">
            <text:p text:style-name="Text_20_body">Καλὰ Χριστούγεννα.</text:p>
          </table:table-cell>
          <table:table-cell office:value-type="string">
            <text:p text:style-name="P6">"Can you think of nobody who has waited many years to return to power, who has clung to life, awaiting their chance?" </text:p>
          </table:table-cell>
        </table:table-row>
        <table:table-row table:style-name="TableLine2209026281536">
          <table:table-cell table:style-name="Table1.A1" office:value-type="string">
            <text:p text:style-name="Text_20_body">Ἰδού.</text:p>
          </table:table-cell>
          <table:table-cell office:value-type="string">
            <text:p text:style-name="P6">It was as though an iron fist had clenched suddenly around Harry's heart. Over the rustling of the trees, he seemed to hear once more what Hagrid had told <text:soft-page-break/>him on the night they had met: "Some say he died. </text:p>
          </table:table-cell>
        </table:table-row>
        <table:table-row table:style-name="TableLine2209026281536">
          <table:table-cell table:style-name="Table1.A1" office:value-type="string">
            <text:p text:style-name="Text_20_body">καὶ ὁ Ἄρειος πουλόβερ Εὗισηλιακὸν ἔχει.</text:p>
          </table:table-cell>
          <table:table-cell office:value-type="string">
            <text:p text:style-name="P6">Codswallop, in my opinion. Dunno if he had enough human left in him to die." </text:p>
          </table:table-cell>
        </table:table-row>
        <table:table-row table:style-name="TableLine2209026281536">
          <table:table-cell table:style-name="Table1.A1" office:value-type="string">
            <text:p text:style-name="Text_20_body">ὁ γὰρ Φερέδικος καὶ ὁ Γεωργὸς ἐφόρουν ὑφάσματα κυανᾶ, τὸ μὲν φεῖ μέγα ε”χον μήλινον, τὸ δέ γάμμα.</text:p>
          </table:table-cell>
          <table:table-cell office:value-type="string">
            <text:p text:style-name="P6">"Do you mean," Harry croaked, "that was Vol-" </text:p>
          </table:table-cell>
        </table:table-row>
        <table:table-row table:style-name="TableLine2209026281536">
          <table:table-cell table:style-name="Table1.A1" office:value-type="string">
            <text:p text:style-name="Text_20_body">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able:table-cell>
          <table:table-cell office:value-type="string">
            <text:p text:style-name="P6">"Harry! Harry, are you all right?" </text:p>
          </table:table-cell>
        </table:table-row>
        <table:table-row table:style-name="TableLine2209026281536">
          <table:table-cell table:style-name="Table1.A1" office:value-type="string">
            <text:p text:style-name="Text_20_body">καὶ ὁ Γεωργὸς Διὰ τί σὺ οὐ φορεῖς τὸ σεαυτοῦ, ὦ Ῥοών; περι- βαλοῦ δῆτα ὡς πρέπον τ’ ὅν καὶ εὕθερμον.</text:p>
          </table:table-cell>
          <table:table-cell office:value-type="string">
            <text:p text:style-name="P6">Hermione was running toward them down the path, Hagrid puffing along behind her. </text:p>
          </table:table-cell>
        </table:table-row>
        <table:table-row table:style-name="TableLine2209026281536">
          <table:table-cell table:style-name="Table1.A1" office:value-type="string">
            <text:p text:style-name="Text_20_body">ΠΕΡΙ ΤΟΥΕΣΟΠΤΡΟΥ ΤΟΥ ΝΑῘΜΥΘΙΠΕ 165 ὁ δέ περιβαλλόμενος αὐτὸ καὶ στένων τι ἅμα Ἀλλὰ τό γ’ ι’ῶδες, ἔφη, σφόδρα μισῶ.</text:p>
          </table:table-cell>
          <table:table-cell office:value-type="string">
            <text:p text:style-name="P6">"I'm fine," said Harry, hardly knowing what he was saying. "The unicorn's dead, Hagrid, it's in that clearing back there." </text:p>
          </table:table-cell>
        </table:table-row>
        <table:table-row table:style-name="TableLine2209026281536">
          <table:table-cell table:style-name="Table1.A1" office:value-type="string">
            <text:p text:style-name="Text_20_body">καὶ ἐκεῖνος Ἀλλὰ τὸ σόν, ἔφη, γράμμα οὐκ ἔχει· ἡ γὰρ μήτηρ λογίζεται δήπου ὅτι σύ γε οὐ κινδυνεύεις λαθέσθαι τοῦ ὀνόματος.</text:p>
          </table:table-cell>
          <table:table-cell office:value-type="string">
            <text:p text:style-name="P6">"This is where I leave you," Firenze murmured as Hagrid hurried off to examine the unicorn. "You are safe now." </text:p>
          </table:table-cell>
        </table:table-row>
        <table:table-row table:style-name="TableLine2209026281536">
          <table:table-cell table:style-name="Table1.A1" office:value-type="string">
            <text:p text:style-name="Text_20_body">ἀλλ ’ ἡμεῖς οὔκ ἐσμεν ἀνόητοι, εὖ εἰδότες ὠνομασμένοι Γερέδικος καί Φεωργός.</text:p>
          </table:table-cell>
          <table:table-cell office:value-type="string">
            <text:p text:style-name="P6">Harry slid off his back. </text:p>
          </table:table-cell>
        </table:table-row>
        <table:table-row table:style-name="TableLine2209026281536">
          <table:table-cell table:style-name="Table1.A1" office:value-type="string">
            <text:p text:style-name="Text_20_body">Διὰ τί ἄγαν θορυβεῖτε,· ὁ γὰρ Περσεὺς προκύψας διὰ τὴν θύραν δριμὺ ἔβλεπε.</text:p>
          </table:table-cell>
          <table:table-cell office:value-type="string">
            <text:p text:style-name="P6">"Good luck, Harry Potter," said Firenze. "The planets have been read wrongly before now, even by centaurs. I hope this is one of those times." </text:p>
          </table:table-cell>
        </table:table-row>
        <table:table-row table:style-name="TableLine2209026281536">
          <table:table-cell table:style-name="Table1.A1" office:value-type="string">
            <text:p text:style-name="Text_20_body">δῆλος δ’ ἦν ἐλθὼν τῶν δώρων τὰ μὲν ἥδη ἀνακαλύψας, τὰ δ’ οὔχ, ὡς ἐν ἀγκάλαις φέρων ὕφασμα ὀγκῶδες.</text:p>
          </table:table-cell>
          <table:table-cell office:value-type="string">
            <text:p text:style-name="P6">He turned and cantered back into the depths of the forest, leaving Harry shivering behind him. </text:p>
          </table:table-cell>
        </table:table-row>
        <table:table-row table:style-name="TableLine2209026281536">
          <table:table-cell table:style-name="Table1.A1" office:value-type="string">
            <text:p text:style-name="Text_20_body">λαβὼν δέ τοῦτο ὁ Φερέδικος ’Έχει γε μὴν τὸ πεῖ ἀντὶ τοῦ πρύτανις.</text:p>
          </table:table-cell>
          <table:table-cell office:value-type="string">
            <text:p text:style-name="P6">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2209026281536">
          <table:table-cell table:style-name="Table1.A1" office:value-type="string">
            <text:p text:style-name="Text_20_body">ἀλλὰ περιβαλοῦ, ὦ Περσεῦ.</text:p>
          </table:table-cell>
          <table:table-cell office:value-type="string">
            <text:p text:style-name="P6">Harry couldn't sit down. He paced up and down in front of the fire. He was still shaking. </text:p>
          </table:table-cell>
        </table:table-row>
        <table:table-row table:style-name="TableLine2209026281536">
          <table:table-cell table:style-name="Table1.A1" office:value-type="string">
            <text:p text:style-name="Text_20_body">πάντες γὰρ φοροῦμεν τὰ ἡμέτερα καὶ ὁ Ἄρειος.</text:p>
          </table:table-cell>
          <table:table-cell office:value-type="string">
            <text:p text:style-name="P6">"Snape wants the stone for Voldemort... and Voldemort's waiting in the forest... and all this time <text:soft-page-break/>we thought Snape just wanted to get rich...." </text:p>
          </table:table-cell>
        </table:table-row>
        <table:table-row table:style-name="TableLine2209026281536">
          <table:table-cell table:style-name="Table1.A1" office:value-type="string">
            <text:p text:style-name="Text_20_body">καί βίᾳ περιέβαλον τὸ ὕφασμα αὐτῷ σχετλιάζοντι, τὰ δίοπτρα παρακρούσαντες.</text:p>
          </table:table-cell>
          <table:table-cell office:value-type="string">
            <text:p text:style-name="P6">"Stop saying the name!" said Ron in a terrified whisper, as if he thought Voldemort could hear them. </text:p>
          </table:table-cell>
        </table:table-row>
        <table:table-row table:style-name="TableLine2209026281536">
          <table:table-cell table:style-name="Table1.A1" office:value-type="string">
            <text:p text:style-name="Text_20_body">Καὶ οὖ προσήκει σοί, ε”φη ὁ Γεωργός, τήμερον συγγενέσθαι τοῖς πρυτάνεσιν.</text:p>
          </table:table-cell>
          <table:table-cell office:value-type="string">
            <text:p text:style-name="P6">Harry wasn't listening. </text:p>
          </table:table-cell>
        </table:table-row>
        <table:table-row table:style-name="TableLine2209026281536">
          <table:table-cell table:style-name="Table1.A1" office:value-type="string">
            <text:p text:style-name="Text_20_body">ἐπὶ γὰρ τῶν Χριστουγέννων ἐστὶ καιρὸς πανοικεσίᾳ κωμάζειν.</text:p>
          </table:table-cell>
          <table:table-cell office:value-type="string">
            <text:p text:style-name="P6">"Firenze saved me, but he shouldn't have done so.... Bane was furious... </text:p>
          </table:table-cell>
        </table:table-row>
        <table:table-row table:style-name="TableLine2209026281536">
          <table:table-cell table:style-name="Table1.A1" office:value-type="string">
            <text:p text:style-name="Text_20_body">καὶ τὸν Περσέα ἐξήγαγον τὰς χεῖρας ἀμφοτέρωθεν κατέχοντες τῷ ὕφασματι.</text:p>
          </table:table-cell>
          <table:table-cell office:value-type="string">
            <text:p text:style-name="P6">he was talking about interfering with what the planets say is going to happen.... They must show that Voldemort's coming back.... Bane thinks Firenze should have let Voldemort kill me.... I suppose that's written in the stars as well." </text:p>
          </table:table-cell>
        </table:table-row>
        <table:table-row table:style-name="TableLine2209026281536">
          <table:table-cell table:style-name="Table1.A1" office:value-type="string">
            <text:p text:style-name="Text_20_body">&gt;κ δαιτὸς δέ Χριστουγεννικοῦ τοιούτου ὁ “Ἀρειος πρότερον οῦκ ὤνητο.</text:p>
          </table:table-cell>
          <table:table-cell office:value-type="string">
            <text:p text:style-name="P6">"Will you stop saying the name!" Ron hissed. </text:p>
          </table:table-cell>
        </table:table-row>
        <table:table-row table:style-name="TableLine2209026281536">
          <table:table-cell table:style-name="Table1.A1" office:value-type="string">
            <text:p text:style-name="Text_20_body">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able:table-cell>
          <table:table-cell office:value-type="string">
            <text:p text:style-name="P6">"So all I've got to wait for now is Snape to steal the Stone," Harry went on feverishly, "then Voldemort will be able to come and finish me off... Well, I suppose Bane'll be happy." </text:p>
          </table:table-cell>
        </table:table-row>
        <table:table-row table:style-name="TableLine2209026281536">
          <table:table-cell table:style-name="Table1.A1" office:value-type="string">
            <text:p text:style-name="Text_20_body">κρακέρες δ’ εἰσιν αὐλοί τινες χάρτῃ ἐσκευασμένοι καὶ χρώμασι παντοδαποῖς πεποικιλμένοι.</text:p>
          </table:table-cell>
          <table:table-cell office:value-type="string">
            <text:p text:style-name="P6">Hermione looked very frightened, but she had a word of comfort. </text:p>
          </table:table-cell>
        </table:table-row>
        <table:table-row table:style-name="TableLine2209026281536">
          <table:table-cell table:style-name="Table1.A1" office:value-type="string">
            <text:p text:style-name="Text_20_body">παρὰ μὲν γὰρ τοῖς Μυγάλοις ε”χουσιν ὧδέ ἔνεστι δ’ ἑκάστῳ δῶρόν τι εὐτελές οἷον παίγνιον φαῦλον ἢ πῖλος βύβλινος.</text:p>
          </table:table-cell>
          <table:table-cell office:value-type="string">
            <text:p text:style-name="P6">"Harry, everyone says Dumbledore's the only one You-Know-Who was ever afraid of With Dumbledore around, You-Know-Who won't touch you. Anyway, who says the centaurs are right? It sounds like fortune-telling to me, and Professor McGonagall says that's a very imprecise branch of magic." </text:p>
          </table:table-cell>
        </table:table-row>
        <table:table-row table:style-name="TableLine2209026281536">
          <table:table-cell table:style-name="Table1.A1" office:value-type="string">
            <text:p text:style-name="Text_20_body">καὶ οἱ δαιτυμόνες κατ’ ἀγῶνα διέλκουσιν αὐτούς.</text:p>
          </table:table-cell>
          <table:table-cell office:value-type="string">
            <text:p text:style-name="P6">The sky had turned light before they stopped talking. They went to bed exhausted, their throats sore. But the night's surprises weren't over. </text:p>
          </table:table-cell>
        </table:table-row>
        <text:soft-page-break/>
        <table:table-row table:style-name="TableLine2209026281536">
          <table:table-cell table:style-name="Table1.A1" office:value-type="string">
            <text:p text:style-name="Text_20_body">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able:table-cell>
          <table:table-cell office:value-type="string">
            <text:p text:style-name="P6">When Harry pulled back his sheets, he found his invisibility cloak folded neatly underneath them. There was a note pinned to it: Just in case. </text:p>
          </table:table-cell>
        </table:table-row>
        <table:table-row table:style-name="TableLine2209026281536">
          <table:table-cell table:style-name="Table1.A1" office:value-type="string">
            <text:p text:style-name="Text_20_body">οἱ δέ μαγικοὶ κρακέρες παντελῶς διαφέρουσι τούτων.</text:p>
          </table:table-cell>
          <table:table-cell office:value-type="string">
            <text:p text:style-name="P6">CHAPTER SIXTEEN </text:p>
          </table:table-cell>
        </table:table-row>
        <table:table-row table:style-name="TableLine2209026281536">
          <table:table-cell table:style-name="Table1.A1" office:value-type="string">
            <text:p text:style-name="Text_20_body">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able:table-cell>
          <table:table-cell office:value-type="string">
            <text:p text:style-name="P6">THROUGH THE TRAPDOOR </text:p>
          </table:table-cell>
        </table:table-row>
        <table:table-row table:style-name="TableLine2209026281536">
          <table:table-cell table:style-name="Table1.A1" office:value-type="string">
            <text:p text:style-name="Text_20_body">καὶ πάντες λιγνύῖ κυανῇ ἐκαπνίζοντο, καί ε”νδοθεν ἐξεπήδησαν ἅμα πῖλος τε ὑποναυάρχου καὶ οὐκ ὀλίγοι μῦες λευκοί.</text:p>
          </table:table-cell>
          <table:table-cell office:value-type="string">
            <text:p text:style-name="P6">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2209026281536">
          <table:table-cell table:style-name="Table1.A1" office:value-type="string">
            <text:p text:style-name="Text_20_body">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able:table-cell>
          <table:table-cell office:value-type="string">
            <text:p text:style-name="P6">It was sweltering hot, especially in the large classroom where they did their written papers. They had been given special, new quills for the exams, which had been bewitched with an AntiCheating spell. </text:p>
          </table:table-cell>
        </table:table-row>
        <table:table-row table:style-name="TableLine2209026281536">
          <table:table-cell table:style-name="Table1.A1" office:value-type="string">
            <text:p text:style-name="Text_20_body">μετὰ δέ τὰς ὄρνιθας ἐφάνησαν κολλύραι Χριστουγεννικαί φλέγου- σαι.</text:p>
          </table:table-cell>
          <table:table-cell office:value-type="string">
            <text:p text:style-name="P6">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able:table-row table:style-name="TableLine2209026281536">
          <table:table-cell table:style-name="Table1.A1" office:value-type="string">
            <text:p text:style-name="Text_20_body">καί ὁ Περσεὺς μονονουχὶ ὀδόντα κατέαγε δακὼν ζαγκλὴν ἀργυρᾶν ἐν κολλύρας τμήματι κεκρυμμένην.</text:p>
          </table:table-cell>
          <table:table-cell office:value-type="string">
            <text:p text:style-name="P6">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text:soft-page-break/>in it. </text:p>
          </table:table-cell>
        </table:table-row>
        <table:table-row table:style-name="TableLine2209026281536">
          <table:table-cell table:style-name="Table1.A1" office:value-type="string">
            <text:p text:style-name="Text_20_body">τὸν δ’ Ἁγριώδη τόσῳ ἐρυθραινόμενον εἶδεν ὁ ’Ἁρειος ὅσῳ πλέον οἴνου ᾔτησεν.</text:p>
          </table:table-cell>
          <table:table-cell office:value-type="string">
            <text:p text:style-name="P6">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2209026281536">
          <table:table-cell table:style-name="Table1.A1" office:value-type="string">
            <text:p text:style-name="Text_20_body">ὁ δέ τέλεον τὴν Μαγονωγαλέαν ε”κυσε τὴν παρειάν.</text:p>
          </table:table-cell>
          <table:table-cell office:value-type="string">
            <text:p text:style-name="P6">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2209026281536">
          <table:table-cell table:style-name="Table1.A1" office:value-type="string">
            <text:p text:style-name="Text_20_body">ἡ δέ, θέαμα παραδοξότα- τον, ἐκίχλιζέ τε καί ἠρυθρία, διαστρόφου γενομένου τοῦ πίλου.</text:p>
          </table:table-cell>
          <table:table-cell office:value-type="string">
            <text:p text:style-name="P6">"That was far easier than I thought it would be," said Hermione as they joined the crowds flocking out onto the sunny grounds. "I needn't have learned about the 1637 Werewolf Code of Conduct or the uprising of Elfric the Eager." </text:p>
          </table:table-cell>
        </table:table-row>
        <table:table-row table:style-name="TableLine2209026281536">
          <table:table-cell table:style-name="Table1.A1" office:value-type="string">
            <text:p text:style-name="Text_20_body">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able:table-cell>
          <table:table-cell office:value-type="string">
            <text:p text:style-name="P6">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able:table-cell>
        </table:table-row>
        <table:table-row table:style-name="TableLine2209026281536">
          <table:table-cell table:style-name="Table1.A1" office:value-type="string">
            <text:p text:style-name="Text_20_body">οἶ δέ μῦες λευκοὶ ἤδη φύγοντες ἐκινδύνευον, ὡς ᾤετο, ἀποβῆναι τέλος δεῖπνον παρέχοντες Χριστουγεννικὸν τῇ αἰλούρῳ Νώροπι.</text:p>
          </table:table-cell>
          <table:table-cell office:value-type="string">
            <text:p text:style-name="P6">Harry was rubbing his forehead. </text:p>
          </table:table-cell>
        </table:table-row>
        <table:table-row table:style-name="TableLine2209026281536">
          <table:table-cell table:style-name="Table1.A1" office:value-type="string">
            <text:p text:style-name="Text_20_body">τῆς δὲ δείλης ὁ ’Άρειος καὶ οἶ Εὖισήλιοι ἐν τῷ πεδίῳ καθ’ ἡδονὴν διημιλλῶντο βάλλοντες ἀλλήλους σφαίραις χιονέαις.</text:p>
          </table:table-cell>
          <table:table-cell office:value-type="string">
            <text:p text:style-name="P6">"I wish I knew what this means!" he burst out angrily. "My scar keeps hurting -- it's happened before, but never as often as this." </text:p>
          </table:table-cell>
        </table:table-row>
        <text:soft-page-break/>
        <table:table-row table:style-name="TableLine2209026281536">
          <table:table-cell table:style-name="Table1.A1" office:value-type="string">
            <text:p text:style-name="Text_20_body">ε”πειτα δέ ψυχροὶ γενόμενοι καὶ διάβροχοι πνευστιῶντες ε”τι ἐπανῆλθον πρὸς τὴν ἐσχάραν τὴν τοῦ Γρυφινδωρίου κοινείου.</text:p>
          </table:table-cell>
          <table:table-cell office:value-type="string">
            <text:p text:style-name="P6">"Go to Madam Pomfrey," Hermione suggested. </text:p>
          </table:table-cell>
        </table:table-row>
        <table:table-row table:style-name="TableLine2209026281536">
          <table:table-cell table:style-name="Table1.A1" office:value-type="string">
            <text:p text:style-name="Text_20_body">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able:table-cell>
          <table:table-cell office:value-type="string">
            <text:p text:style-name="P6">"I'm not ill," said Harry. "I think it's a warning... it means danger's coming...." </text:p>
          </table:table-cell>
        </table:table-row>
        <table:table-row table:style-name="TableLine2209026281536">
          <table:table-cell table:style-name="Table1.A1" office:value-type="string">
            <text:p text:style-name="Text_20_body">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able:table-cell>
          <table:table-cell office:value-type="string">
            <text:p text:style-name="P6">Ron couldn't get worked up, it was too hot. </text:p>
          </table:table-cell>
        </table:table-row>
        <table:table-row table:style-name="TableLine2209026281536">
          <table:table-cell table:style-name="Table1.A1" office:value-type="string">
            <text:p text:style-name="Text_20_body">“Ἀρειος τοίνυν τῇ τῶν Χριστουγέννων ἡμέρα οὐπώποτ’ εἶς τοσοῦτο πρότερον ἥσθη.</text:p>
          </table:table-cell>
          <table:table-cell office:value-type="string">
            <text:p text:style-name="P6">"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2209026281536">
          <table:table-cell table:style-name="Table1.A1" office:value-type="string">
            <text:p text:style-name="Text_20_body">ὅμως δ’ οὐκ ε”λαθεν αὐτόν τι δι’ ἡμέρας πρᾶγμα ἀεὶ παρέχον.</text:p>
          </table:table-cell>
          <table:table-cell office:value-type="string">
            <text:p text:style-name="P6">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able:table-cell>
        </table:table-row>
        <table:table-row table:style-name="TableLine2209026281536">
          <table:table-cell table:style-name="Table1.A1" office:value-type="string">
            <text:p text:style-name="Text_20_body">καιροῦ δ’ οῦκ ε”τυχε φροντίδος μέχρι ἀπῆλθε κοιμησόμενος· τὴν γὰρ χλαῖναν τὴν τῆς ἀφανείας οὐκ εἰδέναι τίς ἔπεμψεν.</text:p>
          </table:table-cell>
          <table:table-cell office:value-type="string">
            <text:p text:style-name="P6">Harry was quite sure the unsettled feeling didn't have anything to do with work, though. He watched an owl flutter toward the school across the bright blue sky, a note clamped in its mouth. Hagrid was the only one who ever sent him letters. Hagrid would never betray Dumbledore. </text:p>
          </table:table-cell>
        </table:table-row>
        <table:table-row table:style-name="TableLine2209026281536">
          <table:table-cell table:style-name="Table1.A1" office:value-type="string">
            <text:p text:style-name="Text_20_body">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text:soft-page-break/>συνείλκυσεν.</text:p>
          </table:table-cell>
          <table:table-cell office:value-type="string">
            <text:p text:style-name="P6">Hagrid would never tell anyone how to get past Fluffy... never... but -- Harry suddenly jumped to his feet. </text:p>
          </table:table-cell>
        </table:table-row>
        <table:table-row table:style-name="TableLine2209026281536">
          <table:table-cell table:style-name="Table1.A1" office:value-type="string">
            <text:p text:style-name="Text_20_body">ὁ δ’ “Ἀρειος προνεύσας ἀνέλαβε τὴν χλαῖναν ἀπὸ τοῦ κάτωθεν τῆς ἑαυτοῦ κοίτης.</text:p>
          </table:table-cell>
          <table:table-cell office:value-type="string">
            <text:p text:style-name="P6">"Where're you going?" said Ron sleepily. </text:p>
          </table:table-cell>
        </table:table-row>
        <table:table-row table:style-name="TableLine2209026281536">
          <table:table-cell table:style-name="Table1.A1" office:value-type="string">
            <text:p text:style-name="Text_20_body">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able:table-cell>
          <table:table-cell office:value-type="string">
            <text:p text:style-name="P6">"I've just thought of something," said Harry. He had turned white. </text:p>
          </table:table-cell>
        </table:table-row>
        <table:table-row table:style-name="TableLine2209026281536">
          <table:table-cell table:style-name="Table1.A1" office:value-type="string">
            <text:p text:style-name="Text_20_body">καῖ τὰ γράμματα εἰπεῖν ὅτι Φρόν- τιζε ὅπως εὖ χρήσῃ.</text:p>
          </table:table-cell>
          <table:table-cell office:value-type="string">
            <text:p text:style-name="P6">"We've got to go and see Hagrid, now." </text:p>
          </table:table-cell>
        </table:table-row>
        <table:table-row table:style-name="TableLine2209026281536">
          <table:table-cell table:style-name="Table1.A1" office:value-type="string">
            <text:p text:style-name="Text_20_body">ἀλλ’ οὖν δεῖν νῦν δὴ πειρᾶσθαι αὐτῆς.</text:p>
          </table:table-cell>
          <table:table-cell office:value-type="string">
            <text:p text:style-name="P6">"Why?" panted Hermione, hurrying to keep up. </text:p>
          </table:table-cell>
        </table:table-row>
        <table:table-row table:style-name="TableLine2209026281536">
          <table:table-cell table:style-name="Table1.A1" office:value-type="string">
            <text:p text:style-name="Text_20_body">ἀναστὰς δέ λάθρᾳ τὴν χλαῖναν περιεβάλετο.</text:p>
          </table:table-cell>
          <table:table-cell office:value-type="string">
            <text:p text:style-name="P6">"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2209026281536">
          <table:table-cell table:style-name="Table1.A1" office:value-type="string">
            <text:p text:style-name="Text_20_body">βλέπων δέ κάτω πρὸς τὰ σκέλη, τὸ καινότα- τον, οὐδὲν εἶδε πλὴν σελήνιον καῖ σκιάς.</text:p>
          </table:table-cell>
          <table:table-cell office:value-type="string">
            <text:p text:style-name="P6">"What are you talking about?" said Ron, but Harry, sprinting across the grounds toward the forest, didn't answer. </text:p>
          </table:table-cell>
        </table:table-row>
        <table:table-row table:style-name="TableLine2209026281536">
          <table:table-cell table:style-name="Table1.A1" office:value-type="string">
            <text:p text:style-name="Text_20_body">Φρόντιζε ὅπως εὖ χρήσῃ.</text:p>
          </table:table-cell>
          <table:table-cell office:value-type="string">
            <text:p text:style-name="P6">Hagrid was sitting in an armchair outside his house; his trousers and sleeves were rolled up, and he was shelling peas into a large bowl. </text:p>
          </table:table-cell>
        </table:table-row>
        <table:table-row table:style-name="TableLine2209026281536">
          <table:table-cell table:style-name="Table1.A1" office:value-type="string">
            <text:p text:style-name="Text_20_body">καί ἄφνω ὁ ’Άρειος συνῄδει ἑαυτῷ πάνυ προθυμοῦντι.</text:p>
          </table:table-cell>
          <table:table-cell office:value-type="string">
            <text:p text:style-name="P6">"Hullo," he said, smiling. "Finished yer exams? Got time fer a drink?" </text:p>
          </table:table-cell>
        </table:table-row>
        <table:table-row table:style-name="TableLine2209026281536">
          <table:table-cell table:style-name="Table1.A1" office:value-type="string">
            <text:p text:style-name="Text_20_body">παντελῶς γὰρ πρόχειρον ε”χειν ὅλον τὸ παιδευτήριον ταύτην ἠμφιεσμένος τὴν χλαῖναν.</text:p>
          </table:table-cell>
          <table:table-cell office:value-type="string">
            <text:p text:style-name="P6">"Yes, please," said Ron, but Harry cut him off. </text:p>
          </table:table-cell>
        </table:table-row>
        <table:table-row table:style-name="TableLine2209026281536">
          <table:table-cell table:style-name="Table1.A1" office:value-type="string">
            <text:p text:style-name="Text_20_body">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able:table-cell>
          <table:table-cell office:value-type="string">
            <text:p text:style-name="P6">"No, we're in a hurry. Hagrid, I've got to ask you something. You know that night you won Norbert? What did the stranger you were playing cards with look like?" </text:p>
          </table:table-cell>
        </table:table-row>
        <table:table-row table:style-name="TableLine2209026281536">
          <table:table-cell table:style-name="Table1.A1" office:value-type="string">
            <text:p text:style-name="Text_20_body">γρύζοντος δέ τι τοῦ Ῥοῶνος - ἐκάθευδε δ’ ε”τι - ἐσκόπει πρὸς ἑαυτὸν εἰ προσήκει ἐγεῖραι αὐτόν.</text:p>
          </table:table-cell>
          <table:table-cell office:value-type="string">
            <text:p text:style-name="P6">"Dunno," said Hagrid casually, "he wouldn' take his cloak off." </text:p>
          </table:table-cell>
        </table:table-row>
        <table:table-row table:style-name="TableLine2209026281536">
          <table:table-cell table:style-name="Table1.A1" office:value-type="string">
            <text:p text:style-name="Text_20_body">ἀλλ’ οὐδέν ἄρ’ ἔπραξε λογιζ- όμενος ὡς τῆς χλαίνης τοῦ πατρὸς οὔσης βούλεται μόνος καθ’ <text:soft-page-break/>ἑαυτὸν χρῆσθαι αὐτῇ ἅτε πρῶτον χρώμενος.</text:p>
          </table:table-cell>
          <table:table-cell office:value-type="string">
            <text:p text:style-name="P6">He saw the three of them look stunned and raised his eyebrows. </text:p>
          </table:table-cell>
        </table:table-row>
        <table:table-row table:style-name="TableLine2209026281536">
          <table:table-cell table:style-name="Table1.A1" office:value-type="string">
            <text:p text:style-name="Text_20_body">καί ἐκ τοῦ κοιμητηρίου καὶ κατὰ τῆς κλίμακος καὶ διὰ τοῦ κοιν- είου ἑρπύσας εἷς τὸ πέραν τοῦ τῆς παχείας τρήματος ἀνέβη.</text:p>
          </table:table-cell>
          <table:table-cell office:value-type="string">
            <text:p text:style-name="P6">"It's not that unusual, yeh get a lot o' funny folk in the Hog's Head -- that's the pub down in the village. Mighta bin a dragon dealer, mightn' he? I never saw his face, he kept his hood up." </text:p>
          </table:table-cell>
        </table:table-row>
        <table:table-row table:style-name="TableLine2209026281536">
          <table:table-cell table:style-name="Table1.A1" office:value-type="string">
            <text:p text:style-name="Text_20_body">ἡ δέ κλάζουσα Τίς πάρεστιν, ἔφη.</text:p>
          </table:table-cell>
          <table:table-cell office:value-type="string">
            <text:p text:style-name="P6">Harry sank down next to the bowl of peas. "What did you talk to him about, Hagrid? Did you mention Hogwarts at all?" </text:p>
          </table:table-cell>
        </table:table-row>
        <table:table-row table:style-name="TableLine2209026281536">
          <table:table-cell table:style-name="Table1.A1" office:value-type="string">
            <text:p text:style-name="Text_20_body">ὁ δ”Άρειος οὐδὲν εἰπὼν προῦ- χώρησεν εὐθὺ κατὰ τὴν διαδρομήν.</text:p>
          </table:table-cell>
          <table:table-cell office:value-type="string">
            <text:p text:style-name="P6">"Mighta come up," said Hagrid, frowning as he tried to remember. </text:p>
          </table:table-cell>
        </table:table-row>
        <table:table-row table:style-name="TableLine2209026281536">
          <table:table-cell table:style-name="Table1.A1" office:value-type="string">
            <text:p text:style-name="Text_20_body">καῖ πάνυ ὀρρωδῶν πρῶτον μὲν μέχρι γέ τινος τρέμων εἱστήκει ὡς ἀπορῶν ποῖ ἐντεῦθεν ἔλθῃ.</text:p>
          </table:table-cell>
          <table:table-cell office:value-type="string">
            <text:p text:style-name="P6">"Yeah... he asked what I did, an' I told him I was gamekeeper here.... </text:p>
          </table:table-cell>
        </table:table-row>
        <table:table-row table:style-name="TableLine2209026281536">
          <table:table-cell table:style-name="Table1.A1" office:value-type="string">
            <text:p text:style-name="Text_20_body">ε”πειτα δ’ ε”δοξεν αὐτῷ προσελθεῖν εἷς τὸ ἐξαίρετον τῆς βιβλιοθήκης.</text:p>
          </table:table-cell>
          <table:table-cell office:value-type="string">
            <text:p text:style-name="P6">He asked a bit about the sorta creatures I took after... so I told him... an' I said what I'd always really wanted was a dragon... an' then... I can' remember too well, 'cause he kept buyin' me drinks.... </text:p>
          </table:table-cell>
        </table:table-row>
        <table:table-row table:style-name="TableLine2209026281536">
          <table:table-cell table:style-name="Table1.A1" office:value-type="string">
            <text:p text:style-name="Text_20_body">μένειν γὰρ ἐκεῖ οἷός τ’ ἔσεσθαι ὅσον χρόνον δεήσει μαθησόμενος τίς ἐστὶν ὁ Φλάμηλος.</text:p>
          </table:table-cell>
          <table:table-cell office:value-type="string">
            <text:p text:style-name="P6">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2209026281536">
          <table:table-cell table:style-name="Table1.A1" office:value-type="string">
            <text:p text:style-name="Text_20_body">καί βεβαίως περιβαλλόμενος τὴν χλαῖναν ἀφωρμήθη.</text:p>
          </table:table-cell>
          <table:table-cell office:value-type="string">
            <text:p text:style-name="P6">"And did he -- did he seem interested in Fluffy?" Harry asked, try ing to keep his voice calm. </text:p>
          </table:table-cell>
        </table:table-row>
        <table:table-row table:style-name="TableLine2209026281536">
          <table:table-cell table:style-name="Table1.A1" office:value-type="string">
            <text:p text:style-name="Text_20_body">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office:value-type="string">
            <text:p text:style-name="P6">"Well -- yeah -- how many three-headed dogs d'yeh meet, even around Hogwarts? So I told him, Fluffy's a piece o' cake if yeh know how to calm him down, jus' play him a bit o' music an' he'll go straight off ter sleep --" </text:p>
          </table:table-cell>
        </table:table-row>
        <table:table-row table:style-name="TableLine2209026281536">
          <table:table-cell table:style-name="Table1.A1" office:value-type="string">
            <text:p text:style-name="Text_20_body">ὁ δέ λύχνος ἐδόκει ἆέριος φέρεσθαι, ὥστε τὸν ’Ἀρειον συνειδέναι μὲν τῇ δεξιᾷ ε”τι ἐχόμενον αὐτοῦ, μορμολύττεσθαι δ’ ὅμως.</text:p>
          </table:table-cell>
          <table:table-cell office:value-type="string">
            <text:p text:style-name="P6">Hagrid suddenly looked horrified. </text:p>
          </table:table-cell>
        </table:table-row>
        <table:table-row table:style-name="TableLine2209026281536">
          <table:table-cell table:style-name="Table1.A1" office:value-type="string">
            <text:p text:style-name="Text_20_body">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able:table-cell>
          <table:table-cell office:value-type="string">
            <text:p text:style-name="P6">"I shouldn'ta told yeh that!" he blurted out. "Forget I said it! Hey -- where're yeh goin'?" </text:p>
          </table:table-cell>
        </table:table-row>
        <table:table-row table:style-name="TableLine2209026281536">
          <table:table-cell table:style-name="Table1.A1" office:value-type="string">
            <text:p text:style-name="Text_20_body">οὐδ’ ε”μαθε πολὺ βλέπων πρὸς τὰ γράμματα <text:soft-page-break/>ἐξίτηλα τε καὶ ῥήματα παρέχοντα ἐν γλώτταις γεγραμμένα ἀγνώστοις.</text:p>
          </table:table-cell>
          <table:table-cell office:value-type="string">
            <text:p text:style-name="P6">Harry, Ron, and Hermione didn't speak to each <text:soft-page-break/>other at all until they came to a halt in the entrance hall, which seemed very cold and gloomy after the grounds. </text:p>
          </table:table-cell>
        </table:table-row>
        <table:table-row table:style-name="TableLine2209026281536">
          <table:table-cell table:style-name="Table1.A1" office:value-type="string">
            <text:p text:style-name="Text_20_body">καὶ ἐνίοις οὐκ ἦν ἐπίγραμμα οὐδέν.</text:p>
          </table:table-cell>
          <table:table-cell office:value-type="string">
            <text:p text:style-name="P6">"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able:table-cell>
        </table:table-row>
        <table:table-row table:style-name="TableLine2209026281536">
          <table:table-cell table:style-name="Table1.A1" office:value-type="string">
            <text:p text:style-name="Text_20_body">καὶ ἕν τι βιβλίον μέλαιναν εἶχε κηλῖδα ἇγχίστην δὴ ῶς ἐῴκε τῇ τοὺ αἵματος.</text:p>
          </table:table-cell>
          <table:table-cell office:value-type="string">
            <text:p text:style-name="P6">They looked around, as if hoping to see a sign pointing them in the right direction. They had never been told where Dumbledore lived, nor did they know anyone who had been sent to see him. </text:p>
          </table:table-cell>
        </table:table-row>
        <table:table-row table:style-name="TableLine2209026281536">
          <table:table-cell table:style-name="Table1.A1" office:value-type="string">
            <text:p text:style-name="Text_20_body">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office:value-type="string">
            <text:p text:style-name="P6">"We'll just have to --" Harry began, but a voice suddenly rang across the hall. </text:p>
          </table:table-cell>
        </table:table-row>
        <table:table-row table:style-name="TableLine2209026281536">
          <table:table-cell table:style-name="Table1.A1" office:value-type="string">
            <text:p text:style-name="Text_20_body">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able:table-cell>
          <table:table-cell office:value-type="string">
            <text:p text:style-name="P6">"What are you three doing inside?" </text:p>
          </table:table-cell>
        </table:table-row>
        <table:table-row table:style-name="TableLine2209026281536">
          <table:table-cell table:style-name="Table1.A1" office:value-type="string">
            <text:p text:style-name="Text_20_body">κατεῖδε δὲ μέγα βιβλίον μέλαν καί ἀργυροῦν.</text:p>
          </table:table-cell>
          <table:table-cell office:value-type="string">
            <text:p text:style-name="P6">It was Professor McGonagall, carrying a large pile of books. </text:p>
          </table:table-cell>
        </table:table-row>
        <table:table-row table:style-name="TableLine2209026281536">
          <table:table-cell table:style-name="Table1.A1" office:value-type="string">
            <text:p text:style-name="Text_20_body">μόλις δ’ ἐξελκύσας - βαρύτατον γὰρ ἦν - καὶ πρὸς γόνατα καταθείς, ἔπρα- ξεν ὅπως εἰκῇ ἀνοιχθήσεται.</text:p>
          </table:table-cell>
          <table:table-cell office:value-type="string">
            <text:p text:style-name="P6">"We want to see Professor Dumbledore," said Hermione, rather bravely, Harry and Ron thought. </text:p>
          </table:table-cell>
        </table:table-row>
        <table:table-row table:style-name="TableLine2209026281536">
          <table:table-cell table:style-name="Table1.A1" office:value-type="string">
            <text:p text:style-name="Text_20_body">καί εὐθὺς ἐξεπλάγη ἀκούσας βοὴν δεινὴν καῖ φρικώδη, τοῦ βιβλίου διωλύγιον κωκύοντος.</text:p>
          </table:table-cell>
          <table:table-cell office:value-type="string">
            <text:p text:style-name="P6">"See Professor Dumbledore?" Professor McGonagall repeated, as though this was a very fishy thing to want to do. "Why?" </text:p>
          </table:table-cell>
        </table:table-row>
        <table:table-row table:style-name="TableLine2209026281536">
          <table:table-cell table:style-name="Table1.A1" office:value-type="string">
            <text:p text:style-name="Text_20_body">καὶ τοῦ Ἀρείου ῶς τάχιστα κατακλείσαντος αὐτό, τὴν γοῦν κραυγὴν ἔτ’ ἦν ἀκοῦσαι ὀξεῖαν τε καὶ μονότονον καὶ σφόδρα δυσαλγῆ τοῖς οὖσι.</text:p>
          </table:table-cell>
          <table:table-cell office:value-type="string">
            <text:p text:style-name="P6">Harry swallowed -- now what? "It's sort of secret," he said, but he wished at once he hadn't, because Professor McGonagall's nostrils flared. </text:p>
          </table:table-cell>
        </table:table-row>
        <table:table-row table:style-name="TableLine2209026281536">
          <table:table-cell table:style-name="Table1.A1" office:value-type="string">
            <text:p text:style-name="Text_20_body">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able:table-cell>
          <table:table-cell office:value-type="string">
            <text:p text:style-name="P6">"Professor Dumbledore left ten minutes ago," she said coldly. "He received an urgent owl from the Ministry of Magic and flew off for London at once." </text:p>
          </table:table-cell>
        </table:table-row>
        <text:soft-page-break/>
        <table:table-row table:style-name="TableLine2209026281536">
          <table:table-cell table:style-name="Table1.A1" office:value-type="string">
            <text:p text:style-name="Text_20_body">καῖ ὅσον ού πρὸς τὴν θύραν ἧκε καί τὸν Φήληκα παρῆλθεν.</text:p>
          </table:table-cell>
          <table:table-cell office:value-type="string">
            <text:p text:style-name="P6">"He's gone?" said Harry frantically. "Now?" </text:p>
          </table:table-cell>
        </table:table-row>
        <table:table-row table:style-name="TableLine2209026281536">
          <table:table-cell table:style-name="Table1.A1" office:value-type="string">
            <text:p text:style-name="Text_20_body">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able:table-cell>
          <table:table-cell office:value-type="string">
            <text:p text:style-name="P6">"Professor Dumbledore is a very great wizard, Potter, he has many demands on his time -- "But this is important." </text:p>
          </table:table-cell>
        </table:table-row>
        <table:table-row table:style-name="TableLine2209026281536">
          <table:table-cell table:style-name="Table1.A1" office:value-type="string">
            <text:p text:style-name="Text_20_body">εἱστήκει δέ πρόσθεν πανοπλίας μακρᾶς.</text:p>
          </table:table-cell>
          <table:table-cell office:value-type="string">
            <text:p text:style-name="P6">"Something you have to say is more important than the Ministry of Magic, Potter. </text:p>
          </table:table-cell>
        </table:table-row>
        <table:table-row table:style-name="TableLine2209026281536">
          <table:table-cell table:style-name="Table1.A1" office:value-type="string">
            <text:p text:style-name="Text_20_body">σπουδάζων γὰρ φυγεῖν ἀπὸ τῆς βιβλιοθήκης νοῦν οὐ προσεῖχε τῇ ὁδῷ.</text:p>
          </table:table-cell>
          <table:table-cell office:value-type="string">
            <text:p text:style-name="P6">"Look," said Harry, throwing caution to the winds, "Professor -- it's about the Sorcerer's tone --" </text:p>
          </table:table-cell>
        </table:table-row>
        <table:table-row table:style-name="TableLine2209026281536">
          <table:table-cell table:style-name="Table1.A1" office:value-type="string">
            <text:p text:style-name="Text_20_body">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able:table-cell>
          <table:table-cell office:value-type="string">
            <text:p text:style-name="P6">Whatever Professor McGonagall had expected, it wasn't that. The books she was carrying tumbled out of her arms, but she didn't pick them up. </text:p>
          </table:table-cell>
        </table:table-row>
        <table:table-row table:style-name="TableLine2209026281536">
          <table:table-cell table:style-name="Table1.A1" office:value-type="string">
            <text:p text:style-name="Text_20_body">Ἐκέλευσας μέντοι, ὦ σοφιστά, εὐθὺς ἀγγέλλειν σοὶ εἴ τις νυκτὶ πλανῷτο.</text:p>
          </table:table-cell>
          <table:table-cell office:value-type="string">
            <text:p text:style-name="P6">"How do you know --?" she spluttered. </text:p>
          </table:table-cell>
        </table:table-row>
        <table:table-row table:style-name="TableLine2209026281536">
          <table:table-cell table:style-name="Table1.A1" office:value-type="string">
            <text:p text:style-name="Text_20_body">καὶ ἦν τις ἄρα ἐν τῇ βιβλιοθήκῃ πλανώμενος, ἐν τοῖς ἐξαιρέτοις βιβλίοις.</text:p>
          </table:table-cell>
          <table:table-cell office:value-type="string">
            <text:p text:style-name="P6">"Professor, I think -- I know -- that Sn- that someone's going to try and steal the Stone. I've got to talk to Professor Dumbledore." </text:p>
          </table:table-cell>
        </table:table-row>
        <table:table-row table:style-name="TableLine2209026281536">
          <table:table-cell table:style-name="Table1.A1" office:value-type="string">
            <text:p text:style-name="Text_20_body">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able:table-cell>
          <table:table-cell office:value-type="string">
            <text:p text:style-name="P6">She eyed him with a mixture of shock and suspicion. </text:p>
          </table:table-cell>
        </table:table-row>
        <table:table-row table:style-name="TableLine2209026281536">
          <table:table-cell table:style-name="Table1.A1" office:value-type="string">
            <text:p text:style-name="Text_20_body">καὶ τὸ δεινότατον ὁ ἀποκρινόμενος ἀπέβη Σίναπυς ὢν.</text:p>
          </table:table-cell>
          <table:table-cell office:value-type="string">
            <text:p text:style-name="P6">"Professor Dumbledore will be back tomorrow," she said finally. I don't know how you found out about the Stone, but rest assured, no one can possibly steal it, it's too well protected." </text:p>
          </table:table-cell>
        </table:table-row>
        <table:table-row table:style-name="TableLine2209026281536">
          <table:table-cell table:style-name="Table1.A1" office:value-type="string">
            <text:p text:style-name="Text_20_body">Ἠ τὰ ἐξαίρετα λέγεις,· ἔφη.</text:p>
          </table:table-cell>
          <table:table-cell office:value-type="string">
            <text:p text:style-name="P6">"But Professor --" </text:p>
          </table:table-cell>
        </table:table-row>
        <table:table-row table:style-name="TableLine2209026281536">
          <table:table-cell table:style-name="Table1.A1" office:value-type="string">
            <text:p text:style-name="Text_20_body">λοιπόν, πλησίον ἔτ’ ὄντας ὡς εἰκὸς ῥᾳδίως καταληψόμεθα αὐτούς.</text:p>
          </table:table-cell>
          <table:table-cell office:value-type="string">
            <text:p text:style-name="P6">"Potter, I know what I'm talking about," she said shortly. She bent down and gathered up the fallen books. I suggest you all go back outside and enjoy the sunshine." </text:p>
          </table:table-cell>
        </table:table-row>
        <table:table-row table:style-name="TableLine2209026281536">
          <table:table-cell table:style-name="Table1.A1" office:value-type="string">
            <text:p text:style-name="Text_20_body">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text:soft-page-break/>ἐκινδύνευον ἐγγυτέρω προϊόντες.</text:p>
          </table:table-cell>
          <table:table-cell office:value-type="string">
            <text:p text:style-name="P6">But they didn't. </text:p>
          </table:table-cell>
        </table:table-row>
        <table:table-row table:style-name="TableLine2209026281536">
          <table:table-cell table:style-name="Table1.A1" office:value-type="string">
            <text:p text:style-name="Text_20_body">ἀφανῆ μέν γὰρ ἡ χλαῖνα ἐποίει αὐτόν, στερεὸς δ’ αὖ διετέλει ὤν.</text:p>
          </table:table-cell>
          <table:table-cell office:value-type="string">
            <text:p text:style-name="P6">"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able:table-row table:style-name="TableLine2209026281536">
          <table:table-cell table:style-name="Table1.A1" office:value-type="string">
            <text:p text:style-name="Text_20_body">ἀνεχώρει οὖν ὁ ’Ἀρειος ἐφ’ ὅσον ἐδύνατο μετὰ σιωπῆς.</text:p>
          </table:table-cell>
          <table:table-cell office:value-type="string">
            <text:p text:style-name="P6">"But what can we --" </text:p>
          </table:table-cell>
        </table:table-row>
        <table:table-row table:style-name="TableLine2209026281536">
          <table:table-cell table:style-name="Table1.A1" office:value-type="string">
            <text:p text:style-name="Text_20_body">ἐν δ’ ἀριστερᾷ ἦν θύρα τύχῃ ἀνεῳγμένη τι.</text:p>
          </table:table-cell>
          <table:table-cell office:value-type="string">
            <text:p text:style-name="P6">Hermione gasped. Harry and Ron wheeled round. </text:p>
          </table:table-cell>
        </table:table-row>
        <table:table-row table:style-name="TableLine2209026281536">
          <table:table-cell table:style-name="Table1.A1" office:value-type="string">
            <text:p text:style-name="Text_20_body">ἐλπὶς δ’ ἐπῆλθεν αὐτῷ σῴζεσθαι, εἴ πως παρίοι εἰς τὸ δωμάτιον λαθὼν ἐκείνους.</text:p>
          </table:table-cell>
          <table:table-cell office:value-type="string">
            <text:p text:style-name="P6">Snape was standing there. </text:p>
          </table:table-cell>
        </table:table-row>
        <table:table-row table:style-name="TableLine2209026281536">
          <table:table-cell table:style-name="Table1.A1" office:value-type="string">
            <text:p text:style-name="Text_20_body">καὶ τοῦτο πάνυ θλιβόμενος καῖ ἅμα ἀπνευστὶ ἔχων χαίρων ἔπραξε.</text:p>
          </table:table-cell>
          <table:table-cell office:value-type="string">
            <text:p text:style-name="P6">"Good afternoon," he said smoothly. </text:p>
          </table:table-cell>
        </table:table-row>
        <table:table-row table:style-name="TableLine2209026281536">
          <table:table-cell table:style-name="Table1.A1" office:value-type="string">
            <text:p text:style-name="Text_20_body">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able:table-cell>
          <table:table-cell office:value-type="string">
            <text:p text:style-name="P6">They stared at him. </text:p>
          </table:table-cell>
        </table:table-row>
        <table:table-row table:style-name="TableLine2209026281536">
          <table:table-cell table:style-name="Table1.A1" office:value-type="string">
            <text:p text:style-name="Text_20_body">μικροῦ δὴ ἐδέησεν ἁλῶναι, ὡς ᾤετο.</text:p>
          </table:table-cell>
          <table:table-cell office:value-type="string">
            <text:p text:style-name="P6">"You shouldn't be inside on a day like this," he said, with an odd, twisted smile. </text:p>
          </table:table-cell>
        </table:table-row>
        <table:table-row table:style-name="TableLine2209026281536">
          <table:table-cell table:style-name="Table1.A1" office:value-type="string">
            <text:p text:style-name="Text_20_body">ὥστε χρόνον τινὰ οὐ προσεῖχε τὸν νοῦν τῷ δωματίῳ ἐν ᾧ κρυπτόμενος ἐλάνθανε.</text:p>
          </table:table-cell>
          <table:table-cell office:value-type="string">
            <text:p text:style-name="P6">"We were --" Harry began, without any idea what he was going to say. </text:p>
          </table:table-cell>
        </table:table-row>
        <table:table-row table:style-name="TableLine2209026281536">
          <table:table-cell table:style-name="Table1.A1" office:value-type="string">
            <text:p text:style-name="Text_20_body">τοῦτο δ’ ἦν τὸ πάλαι ὡς ἐφαίνετο διδασκαλεῖον.</text:p>
          </table:table-cell>
          <table:table-cell office:value-type="string">
            <text:p text:style-name="P6">"You want to be more careful," said Snape. "Hanging around like this, people will think you're up to something. And Gryffindor really can't afford to lose any more points, can it?" </text:p>
          </table:table-cell>
        </table:table-row>
        <table:table-row table:style-name="TableLine2209026281536">
          <table:table-cell table:style-name="Table1.A1" office:value-type="string">
            <text:p text:style-name="Text_20_body">βάθρα γὰρ ἦν ι’δεῖν καὶ δίφρους ἀρχαίους παρὰ τοὺς τοίχους σεσωρευμένους καῖ φορυτοδοχεῖον ὑπτιωμένον.</text:p>
          </table:table-cell>
          <table:table-cell office:value-type="string">
            <text:p text:style-name="P6">Harry flushed. They turned to go outside, but Snape called them back. </text:p>
          </table:table-cell>
        </table:table-row>
        <table:table-row table:style-name="TableLine2209026281536">
          <table:table-cell table:style-name="Table1.A1" office:value-type="string">
            <text:p text:style-name="Text_20_body">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able:table-cell>
          <table:table-cell office:value-type="string">
            <text:p text:style-name="P6">"Be warned, Potter -- any more nighttime wanderings and I will personally make sure you are expelled. Good day to you." </text:p>
          </table:table-cell>
        </table:table-row>
        <table:table-row table:style-name="TableLine2209026281536">
          <table:table-cell table:style-name="Table1.A1" office:value-type="string">
            <text:p text:style-name="Text_20_body">ἔσοπτρον δ’ ἦν μεγαλοπρεπές τὸ ὕψος τῷ ὀρόφῳ ἰσούμενον· πλαισίῳ δ’ ἐνῆν χρυσῷ, καὶ πόδας μὲν εἶχε δύο ὄνυξιν ἐοικότας λειοντείοις, ἐν δ’ ἄκρῳ <text:soft-page-break/>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able:table-cell>
          <table:table-cell office:value-type="string">
            <text:p text:style-name="P6">He strode off in the direction of the staffroom. </text:p>
          </table:table-cell>
        </table:table-row>
        <table:table-row table:style-name="TableLine2209026281536">
          <table:table-cell table:style-name="Table1.A1" office:value-type="string">
            <text:p text:style-name="Text_20_body">εἱστήκει οὖν ἐναντίον αὐτοῦ.</text:p>
          </table:table-cell>
          <table:table-cell office:value-type="string">
            <text:p text:style-name="P6">Out on the stone steps, Harry turned to the others. </text:p>
          </table:table-cell>
        </table:table-row>
        <table:table-row table:style-name="TableLine2209026281536">
          <table:table-cell table:style-name="Table1.A1" office:value-type="string">
            <text:p text:style-name="Text_20_body">ἐνταῦθα δ’ ε”δει τὰς χεῖρας τῷ στόματι προσθεῖναι ὅπως μὴ ἀναβοάσῃ ἐκπλήξεως ὕπο.</text:p>
          </table:table-cell>
          <table:table-cell office:value-type="string">
            <text:p text:style-name="P6">"Right, here's what we've got to do," he whispered urgently. "One of us has got to keep an eye on Snape -- wait outside the staff room and follow him if he leaves it. Hermione, you'd better do that." </text:p>
          </table:table-cell>
        </table:table-row>
        <table:table-row table:style-name="TableLine2209026281536">
          <table:table-cell table:style-name="Table1.A1" office:value-type="string">
            <text:p text:style-name="Text_20_body">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able:table-cell>
          <table:table-cell office:value-type="string">
            <text:p text:style-name="P6">"Why me?" </text:p>
          </table:table-cell>
        </table:table-row>
        <table:table-row table:style-name="TableLine2209026281536">
          <table:table-cell table:style-name="Table1.A1" office:value-type="string">
            <text:p text:style-name="Text_20_body">κενοῦ δ’ ὄντος τοῦ δωματίου, μεστὸς ἄσθματος γενόμενος τὸ στόμα βραδέως ἀνεστρέφετο πρὸς τὸ ἔσοπτρον.</text:p>
          </table:table-cell>
          <table:table-cell office:value-type="string">
            <text:p text:style-name="P6">"It's obvious," said Ron. "You can pretend to be waiting for Professor Flitwick, you know." He put on a high voice, "'Oh Professor Flitwick, I'm so worried, I think I got question fourteen b wrong....'“ </text:p>
          </table:table-cell>
        </table:table-row>
        <table:table-row table:style-name="TableLine2209026281536">
          <table:table-cell table:style-name="Table1.A1" office:value-type="string">
            <text:p text:style-name="Text_20_body">καί εἶδεν ἑαυτὸν μὲν μάλ’ αὖθις ὕπωχρόν τε τῆν ὄψιν καὶ περί- φοβον, ἅλλους δέ τινας ὡς δέκα ἐμφαινομένους.</text:p>
          </table:table-cell>
          <table:table-cell office:value-type="string">
            <text:p text:style-name="P6">"Oh, shut up," said Hermione, but she agreed to go and watch out for Snape. </text:p>
          </table:table-cell>
        </table:table-row>
        <table:table-row table:style-name="TableLine2209026281536">
          <table:table-cell table:style-name="Table1.A1" office:value-type="string">
            <text:p text:style-name="Text_20_body">περιάγων δέ τὸν αὐχένα οὐδέν’ εἶδε παρόντα.</text:p>
          </table:table-cell>
          <table:table-cell office:value-type="string">
            <text:p text:style-name="P6">"And we'd better stay outside the third-floor corridor," Harry told Ron. </text:p>
          </table:table-cell>
        </table:table-row>
        <table:table-row table:style-name="TableLine2209026281536">
          <table:table-cell table:style-name="Table1.A1" office:value-type="string">
            <text:p text:style-name="Text_20_body">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able:table-cell>
          <table:table-cell office:value-type="string">
            <text:p text:style-name="P6">"Come on." </text:p>
          </table:table-cell>
        </table:table-row>
        <table:table-row table:style-name="TableLine2209026281536">
          <table:table-cell table:style-name="Table1.A1" office:value-type="string">
            <text:p text:style-name="Text_20_body">περιστρεφθείς δέ καί τὴν χεῖρα προτείνας ἀέρος μόνου ἔψαυσεν.</text:p>
          </table:table-cell>
          <table:table-cell office:value-type="string">
            <text:p text:style-name="P6">But that part of the plan didn't work. No sooner had they reached the door separating Fluffy from the rest of the school than Professor McGonagall turned up again and this time, she lost her temper. </text:p>
          </table:table-cell>
        </table:table-row>
        <table:table-row table:style-name="TableLine2209026281536">
          <table:table-cell table:style-name="Table1.A1" office:value-type="string">
            <text:p text:style-name="Text_20_body">εἷ γὰρ ὡς ἀληθῶς παρῆν, ε”ψαυεν ἂν αὐτῆς, τῶν σκιῶν εἷς τοσοῦτο πλησίον δοκουσῶν.</text:p>
          </table:table-cell>
          <table:table-cell office:value-type="string">
            <text:p text:style-name="P6">"I suppose you think you're harder to get past than a pack of enchantments!" she stormed. "Enough of this nonsense! If I hear you 've come anywhere near here again, I'll take another fifty points from <text:soft-page-break/>Gryffindor! Yes, Weasley, from my own house!" Harry and Ron went back to the common room, Harry had just said, "At least Hermione's on Snape's tail," when the portrait of the Fat Lady swung open and Hermione came in. </text:p>
          </table:table-cell>
        </table:table-row>
        <table:table-row table:style-name="TableLine2209026281536">
          <table:table-cell table:style-name="Table1.A1" office:value-type="string">
            <text:p text:style-name="Text_20_body">οὐδενὸς δ’ ἄρα ψαύσας πλὴν τοῦ ἀέρος, συνῄδει τοῖς τ’ ἄλλοις καί ἐκείνῃ μὴ οὖσιν εἰμὴ ἐν τῲ ἐσόπτρῳ.</text:p>
          </table:table-cell>
          <table:table-cell office:value-type="string">
            <text:p text:style-name="P6">"I'm sorry, Harry!" she wailed. "Snape came out and asked me what I was doing, so I said I was waiting for Flitwick, and Snape went to get him, and I've only just got away, I don't know where Snape went." </text:p>
          </table:table-cell>
        </table:table-row>
        <table:table-row table:style-name="TableLine2209026281536">
          <table:table-cell table:style-name="Table1.A1" office:value-type="string">
            <text:p text:style-name="Text_20_body">ὡραιοτάτη δ’ οὖν οὖσα τὰς τρίχας ὑποπύρρους εἶχεν αὕτη καῖ τοὺς ὀφθαλμοὺς γλαυκούς.</text:p>
          </table:table-cell>
          <table:table-cell office:value-type="string">
            <text:p text:style-name="P6">"Well, that's it then, isn't it?" Harry said. </text:p>
          </table:table-cell>
        </table:table-row>
        <table:table-row table:style-name="TableLine2209026281536">
          <table:table-cell table:style-name="Table1.A1" office:value-type="string">
            <text:p text:style-name="Text_20_body">τούτους δ’ ὁ ’Άρειος ἐνόμιζεν ὁμοιοτ- άτους εἶναι τοῖς ἑαυτοῦ τό τε χρῶμα καί τὴν μορφήν.</text:p>
          </table:table-cell>
          <table:table-cell office:value-type="string">
            <text:p text:style-name="P6">The other two stared at him. He was pale and his eyes were glittering. </text:p>
          </table:table-cell>
        </table:table-row>
        <table:table-row table:style-name="TableLine2209026281536">
          <table:table-cell table:style-name="Table1.A1" office:value-type="string">
            <text:p text:style-name="Text_20_body">καὶ ἔπειτα ᾔσθετο αὐτῆς δακρυούσης μέν, μειδιώσης δ’ ἅμα.</text:p>
          </table:table-cell>
          <table:table-cell office:value-type="string">
            <text:p text:style-name="P6">"I'm going out of here tonight and I'm going to try and get to the Stone first." </text:p>
          </table:table-cell>
        </table:table-row>
        <table:table-row table:style-name="TableLine2209026281536">
          <table:table-cell table:style-name="Table1.A1" office:value-type="string">
            <text:p text:style-name="Text_20_body">καί ἀνήρ τις παριστάμενος περιεβάλλετο αὐτῆς.</text:p>
          </table:table-cell>
          <table:table-cell office:value-type="string">
            <text:p text:style-name="P6">"You're mad!" said Ron. </text:p>
          </table:table-cell>
        </table:table-row>
        <table:table-row table:style-name="TableLine2209026281536">
          <table:table-cell table:style-name="Table1.A1" office:value-type="string">
            <text:p text:style-name="Text_20_body">μελανόθριξ δ’ ἦν οὗτος καί 170 ΑΡΕῙοΣ Πο ΤΗΡ ἰσχνὸς καὶ μακρὸς τὸ ὕψος διόπτρα φορῶν.</text:p>
          </table:table-cell>
          <table:table-cell office:value-type="string">
            <text:p text:style-name="P6">"You can't!" said Hermione. "After what McGonagall and Snape have said? You'll be expelled!" </text:p>
          </table:table-cell>
        </table:table-row>
        <table:table-row table:style-name="TableLine2209026281536">
          <table:table-cell table:style-name="Table1.A1" office:value-type="string">
            <text:p text:style-name="Text_20_body">ἡ δέ κόμη αὐτοῦ ἀκτένιστος οὖσα τὸ ὄπισθεν ὀρθὴ ἔφριττε οἷον ἡ αὐτοῦ τοῦ Ἁρείου.</text:p>
          </table:table-cell>
          <table:table-cell office:value-type="string">
            <text:p text:style-name="P6">"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2209026281536">
          <table:table-cell table:style-name="Table1.A1" office:value-type="string">
            <text:p text:style-name="Text_20_body">ὁ δὲ οὕτω ἐπλησίαζεν ἤδη τῴ ἐσόπτρῳ ὥστε τοὺς μυκτῆρας μονονουχὶ ψαύειν ἐκείνων τῶν τῆς <text:soft-page-break/>ἂντιστοίχου σκιᾶς.</text:p>
          </table:table-cell>
          <table:table-cell office:value-type="string">
            <text:p text:style-name="P6">He glared at them. </text:p>
          </table:table-cell>
        </table:table-row>
        <table:table-row table:style-name="TableLine2209026281536">
          <table:table-cell table:style-name="Table1.A1" office:value-type="string">
            <text:p text:style-name="Text_20_body">Ἠ μάμμη εἶ σύ,· ἔφη ψιθυρίζων.</text:p>
          </table:table-cell>
          <table:table-cell office:value-type="string">
            <text:p text:style-name="P6">"You're right Harry," said Hermione in a small voice. </text:p>
          </table:table-cell>
        </table:table-row>
        <table:table-row table:style-name="TableLine2209026281536">
          <table:table-cell table:style-name="Table1.A1" office:value-type="string">
            <text:p text:style-name="Text_20_body">ἦ πάππας,· καὶ οἶ μὲν ἀμέλει πρὸς αὐτὸν ε”βλεπον μειδιῶντες.</text:p>
          </table:table-cell>
          <table:table-cell office:value-type="string">
            <text:p text:style-name="P6">"I'll use the invisibility cloak," said Harry. "It's just lucky I got it back." </text:p>
          </table:table-cell>
        </table:table-row>
        <table:table-row table:style-name="TableLine2209026281536">
          <table:table-cell table:style-name="Table1.A1" office:value-type="string">
            <text:p text:style-name="Text_20_body">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office:value-type="string">
            <text:p text:style-name="P6">"But will it cover all three of us?" said Ron. </text:p>
          </table:table-cell>
        </table:table-row>
        <table:table-row table:style-name="TableLine2209026281536">
          <table:table-cell table:style-name="Table1.A1" office:value-type="string">
            <text:p text:style-name="Text_20_body">καὶ γὰρ τὸ ἑαυτοῦ γένος τὸ πρῶτον ἑώρα.</text:p>
          </table:table-cell>
          <table:table-cell office:value-type="string">
            <text:p text:style-name="P6">"All -- all three of us?" </text:p>
          </table:table-cell>
        </table:table-row>
        <table:table-row table:style-name="TableLine2209026281536">
          <table:table-cell table:style-name="Table1.A1" office:value-type="string">
            <text:p text:style-name="Text_20_body">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office:value-type="string">
            <text:p text:style-name="P6">"Oh, come off it, you don't think we'd let you go alone?" </text:p>
          </table:table-cell>
        </table:table-row>
        <table:table-row table:style-name="TableLine2209026281536">
          <table:table-cell table:style-name="Table1.A1" office:value-type="string">
            <text:p text:style-name="Text_20_body">καὶ ὑπὸ τοῖς σπλάγχνοις πόθον εἶχε δύσμαχον· δακρύειν γὰρ ἐβούλετο ἅμα καὶ γελᾶν.</text:p>
          </table:table-cell>
          <table:table-cell office:value-type="string">
            <text:p text:style-name="P6">"Of course not," said Hermione briskly. "How do you think you'd get to the Stone without us? I'd better go and took through my books, there might be something useful..." </text:p>
          </table:table-cell>
        </table:table-row>
        <table:table-row table:style-name="TableLine2209026281536">
          <table:table-cell table:style-name="Table1.A1" office:value-type="string">
            <text:p text:style-name="Text_20_body">καί πόσον χρόνον ἐκεῖ διέμενεν ἑστηκὼς οὐκ ᾕδει.</text:p>
          </table:table-cell>
          <table:table-cell office:value-type="string">
            <text:p text:style-name="P6">"But if we get caught, you two will be expelled, too." </text:p>
          </table:table-cell>
        </table:table-row>
        <table:table-row table:style-name="TableLine2209026281536">
          <table:table-cell table:style-name="Table1.A1" office:value-type="string">
            <text:p text:style-name="Text_20_body">τῶν γὰρ εἰδώλων οὐδαμῶς ἀπορρεόντων, διηνεκῶς ἐθεώρει μέχρι οὗ ψόφου τινὸς τηλωποῦ ἀκούσας ε”ννους ἐγένετο.</text:p>
          </table:table-cell>
          <table:table-cell office:value-type="string">
            <text:p text:style-name="P6">"Not if I can help it," said Hermione grimly. "Flitwick told me in secret that I got a hundred and twelve percent on his exam. They're not throwing me out after that." </text:p>
          </table:table-cell>
        </table:table-row>
        <table:table-row table:style-name="TableLine2209026281536">
          <table:table-cell table:style-name="Table1.A1" office:value-type="string">
            <text:p text:style-name="Text_20_body">οὗ γὰρ ἀναμενετέον, δέον παρελθόντα κοιμᾶσθαι.</text:p>
          </table:table-cell>
          <table:table-cell office:value-type="string">
            <text:p text:style-name="P6">After dinner the three of them sat nervously apart in the common room. </text:p>
          </table:table-cell>
        </table:table-row>
        <table:table-row table:style-name="TableLine2209026281536">
          <table:table-cell table:style-name="Table1.A1" office:value-type="string">
            <text:p text:style-name="Text_20_body">ὥστ’ ἄκων ἇποστρεψάμενος τῆς μητρὸς καὶ διὰ ψιθυρισμοῦ ὑποσχόμενος ἐπανιέναι, ἐκ τοῦ δωματίου ἐπει- γόμενος ἀπέβη.</text:p>
          </table:table-cell>
          <table:table-cell office:value-type="string">
            <text:p text:style-name="P6">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ext:soft-page-break/>
        <table:table-row table:style-name="TableLine2209026281536">
          <table:table-cell table:style-name="Table1.A1" office:value-type="string">
            <text:p text:style-name="Text_20_body">&gt;κ “Ως ὤφελες ἐγεῖραί με, ἦ δ’ ὃς ὁ Ῥοὼν ἀνιώμενός τι.</text:p>
          </table:table-cell>
          <table:table-cell office:value-type="string">
            <text:p text:style-name="P6">Slowly, the room emptied as people drifted off to bed. </text:p>
          </table:table-cell>
        </table:table-row>
        <table:table-row table:style-name="TableLine2209026281536">
          <table:table-cell table:style-name="Table1.A1" office:value-type="string">
            <text:p text:style-name="Text_20_body">Ἀλλ’ ἔξεστι σοὶ ἐλθεῖν τῇδε τῇ νυκτί.</text:p>
          </table:table-cell>
          <table:table-cell office:value-type="string">
            <text:p text:style-name="P6">"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2209026281536">
          <table:table-cell table:style-name="Table1.A1" office:value-type="string">
            <text:p text:style-name="Text_20_body">ἐπάνειμι γάρ.</text:p>
          </table:table-cell>
          <table:table-cell office:value-type="string">
            <text:p text:style-name="P6">He ran back down to the common room. </text:p>
          </table:table-cell>
        </table:table-row>
        <table:table-row table:style-name="TableLine2209026281536">
          <table:table-cell table:style-name="Table1.A1" office:value-type="string">
            <text:p text:style-name="Text_20_body">βούλομαι δ’ οὖν δεῖξαι σοὶ τὸ ἔσοπτρον.</text:p>
          </table:table-cell>
          <table:table-cell office:value-type="string">
            <text:p text:style-name="P6">"We'd better put the cloak on here, and make sure it covers all three of us -- if Filch spots one of our feet wandering along on its own --" </text:p>
          </table:table-cell>
        </table:table-row>
        <table:table-row table:style-name="TableLine2209026281536">
          <table:table-cell table:style-name="Table1.A1" office:value-type="string">
            <text:p text:style-name="Text_20_body">Ἐγὼ γὰρ βούλομαι τὴν σὴν μητέρα ἰδεῖν καί τὸν σὸν πατέρα.</text:p>
          </table:table-cell>
          <table:table-cell office:value-type="string">
            <text:p text:style-name="P6">"What are you doing?" said a voice from the corner of the room. Neville appeared from behind an armchair, clutching Trevor the toad, who looked as though he'd been making another bid for freedom. </text:p>
          </table:table-cell>
        </table:table-row>
        <table:table-row table:style-name="TableLine2209026281536">
          <table:table-cell table:style-name="Table1.A1" office:value-type="string">
            <text:p text:style-name="Text_20_body">Κάγὼ βούλομαι δὴ ἰδεῖν πᾶν τὸ σὸν γένος, τοὺς Εὖισηλίους ἅπαντας.</text:p>
          </table:table-cell>
          <table:table-cell office:value-type="string">
            <text:p text:style-name="P6">"Nothing, Neville, nothing," said Harry, hurriedly putting the cloak behind his back. </text:p>
          </table:table-cell>
        </table:table-row>
        <table:table-row table:style-name="TableLine2209026281536">
          <table:table-cell table:style-name="Table1.A1" office:value-type="string">
            <text:p text:style-name="Text_20_body">ἐξέσται γὰρ σοὶ δεῖξαί μοι τούς τ’ ἄλλους καὶ τοὺς ἀδελ- φοὺς τοὺς προγενεστέρους.</text:p>
          </table:table-cell>
          <table:table-cell office:value-type="string">
            <text:p text:style-name="P6">Neville stared at their guilty faces. </text:p>
          </table:table-cell>
        </table:table-row>
        <table:table-row table:style-name="TableLine2209026281536">
          <table:table-cell table:style-name="Table1.A1" office:value-type="string">
            <text:p text:style-name="Text_20_body">Ἀλλ’ ε”στιν ι’δεῖν αὐτοὺς ὅταν βούλῃ, φοιτήσας παρ’ ἐμαυτῷ τοῦ ἐπιγιγνομένου θέρους.</text:p>
          </table:table-cell>
          <table:table-cell office:value-type="string">
            <text:p text:style-name="P6">"You're going out again," he said. </text:p>
          </table:table-cell>
        </table:table-row>
        <table:table-row table:style-name="TableLine2209026281536">
          <table:table-cell table:style-name="Table1.A1" office:value-type="string">
            <text:p text:style-name="Text_20_body">ἀλλὰ νὴ Δία φαίνει τὸ ἔσοπτρον τούς γε τε- θνηκότας μόνον.</text:p>
          </table:table-cell>
          <table:table-cell office:value-type="string">
            <text:p text:style-name="P6">"No, no, no," said Hermione. "No, we're not. Why don't you go to bed, Neville?" </text:p>
          </table:table-cell>
        </table:table-row>
        <table:table-row table:style-name="TableLine2209026281536">
          <table:table-cell table:style-name="Table1.A1" office:value-type="string">
            <text:p text:style-name="Text_20_body">οὐ μὴν ἀλλὰ δεινόν ἐστι τὸ μὴ Φλάμηλον ηὑρηκέναι.</text:p>
          </table:table-cell>
          <table:table-cell office:value-type="string">
            <text:p text:style-name="P6">Harry looked at the grandfather clock by the door. They couldn't afford to waste any more time, Snape might even now be playing Fluffy to sleep. </text:p>
          </table:table-cell>
        </table:table-row>
        <table:table-row table:style-name="TableLine2209026281536">
          <table:table-cell table:style-name="Table1.A1" office:value-type="string">
            <text:p text:style-name="Text_20_body">λαβὲ δέ τῶν τεταριχευμένων ἢ ἄλλου τινός.</text:p>
          </table:table-cell>
          <table:table-cell office:value-type="string">
            <text:p text:style-name="P6">"You can't go out," said Neville, "you'll be caught again. Gryffindor will be in even more trouble." </text:p>
          </table:table-cell>
        </table:table-row>
        <table:table-row table:style-name="TableLine2209026281536">
          <table:table-cell table:style-name="Table1.A1" office:value-type="string">
            <text:p text:style-name="Text_20_body">διὰ τί οὐδέν ἐσθίεις, ὁ δ’ ’Άρειος οὐδὲν οἶός τ’ ἦν καταπίνειν.</text:p>
          </table:table-cell>
          <table:table-cell office:value-type="string">
            <text:p text:style-name="P6">"You don't understand," said Harry, "this is important." </text:p>
          </table:table-cell>
        </table:table-row>
        <table:table-row table:style-name="TableLine2209026281536">
          <table:table-cell table:style-name="Table1.A1" office:value-type="string">
            <text:p text:style-name="Text_20_body">τοὺς μὲν γὰρ γονέας ἑωρακέναι καὶ πάλιν αὖθις ὄψεσθαι τῆσδε τῆς νυκτός.</text:p>
          </table:table-cell>
          <table:table-cell office:value-type="string">
            <text:p text:style-name="P6">But Neville was clearly steeling himself to do something desperate. </text:p>
          </table:table-cell>
        </table:table-row>
        <table:table-row table:style-name="TableLine2209026281536">
          <table:table-cell table:style-name="Table1.A1" office:value-type="string">
            <text:p text:style-name="Text_20_body">τοῦ δὲ Φλαμήλου ὅσον οὐκ ἐπιλαθέσθαι, οὐκέτ’ ἀξιόλογον ἡγούμενος τὸ πρᾶγμα.</text:p>
          </table:table-cell>
          <table:table-cell office:value-type="string">
            <text:p text:style-name="P6">I won't let you do it," he said, hurrying to stand in front of the portrait hole. "I'll -- I'll fight you!" </text:p>
          </table:table-cell>
        </table:table-row>
        <table:table-row table:style-name="TableLine2209026281536">
          <table:table-cell table:style-name="Table1.A1" office:value-type="string">
            <text:p text:style-name="Text_20_body">ἦ καὶ μέλει ἔτι γιγνώσκειν ὅ τι φυλάττει ὁ <text:soft-page-break/>τρικάρηνος κύων,’ ἢ τί πρᾶγμα ἂν εἴη εἷ ὁ Σίναπυς κλέπτοι αὖτό,· ΫΗ καλῶς ε”χειςς ε”φη ὁ Ῥοών.</text:p>
          </table:table-cell>
          <table:table-cell office:value-type="string">
            <text:p text:style-name="P6">"Neville, "Ron exploded, "get away from that hole <text:soft-page-break/>and don't be an idiot --" </text:p>
          </table:table-cell>
        </table:table-row>
        <table:table-row table:style-name="TableLine2209026281536">
          <table:table-cell table:style-name="Table1.A1" office:value-type="string">
            <text:p text:style-name="Text_20_body">πεφροντικὸς γὰρ βλέπεις.</text:p>
          </table:table-cell>
          <table:table-cell office:value-type="string">
            <text:p text:style-name="P6">"Don't you call me an idiot!" said Neville. I don't think you should be breaking any more rules! And you were the one who told me to stand up to people!" </text:p>
          </table:table-cell>
        </table:table-row>
        <table:table-row table:style-name="TableLine2209026281536">
          <table:table-cell table:style-name="Table1.A1" office:value-type="string">
            <text:p text:style-name="Text_20_body">&gt;κ ΠΕΡΙ ΤΟΥ ΕΣΟΠΤΡΟΥ ΤΟΥΝΑΙΜΥΘῙΠΕ 171 καὶ γὰρ ὁ ’Άρειος μάλιστ’ ἐφοβεῖτο τὸ μὴ δύνασθαι αὖθις εὑρεῖν τὸ τοῦ ἐσόπτρου δωμάτιον.</text:p>
          </table:table-cell>
          <table:table-cell office:value-type="string">
            <text:p text:style-name="P6">"Yes, but not to us," said Ron in exasperation. "Neville, you don't know what you're doing." </text:p>
          </table:table-cell>
        </table:table-row>
        <table:table-row table:style-name="TableLine2209026281536">
          <table:table-cell table:style-name="Table1.A1" office:value-type="string">
            <text:p text:style-name="Text_20_body">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office:value-type="string">
            <text:p text:style-name="P6">He took a step forward and Neville dropped Trevor the toad, who leapt out of sight. </text:p>
          </table:table-cell>
        </table:table-row>
        <table:table-row table:style-name="TableLine2209026281536">
          <table:table-cell table:style-name="Table1.A1" office:value-type="string">
            <text:p text:style-name="Text_20_body">ἐπειδὴ δέ ὤραν ὅλην ἀμέλει περιεπόλουν εἰκῇ τὰς διαδρομάς, ὁ Ῥοών Ῥιγῶ δή, ἔφη.</text:p>
          </table:table-cell>
          <table:table-cell office:value-type="string">
            <text:p text:style-name="P6">"Go on then, try and hit me!" said Neville, raising his fists. "I'm ready!" </text:p>
          </table:table-cell>
        </table:table-row>
        <table:table-row table:style-name="TableLine2209026281536">
          <table:table-cell table:style-name="Table1.A1" office:value-type="string">
            <text:p text:style-name="Text_20_body">ἐπιλαθόμενοι οὖν τοῦ πράγματος κατέλθωμεν.</text:p>
          </table:table-cell>
          <table:table-cell office:value-type="string">
            <text:p text:style-name="P6">Harry turned to Hermione. </text:p>
          </table:table-cell>
        </table:table-row>
        <table:table-row table:style-name="TableLine2209026281536">
          <table:table-cell table:style-name="Table1.A1" office:value-type="string">
            <text:p text:style-name="Text_20_body">ὁ δ’Ἅρειος σίζων τι Οὐχί, ἔφη.</text:p>
          </table:table-cell>
          <table:table-cell office:value-type="string">
            <text:p text:style-name="P6">"Do something," he said desperately. </text:p>
          </table:table-cell>
        </table:table-row>
        <table:table-row table:style-name="TableLine2209026281536">
          <table:table-cell table:style-name="Table1.A1" office:value-type="string">
            <text:p text:style-name="Text_20_body">οὐ γὰρ πολὺ ἀπέχει, εὖ οἶδ’ ὅτι.</text:p>
          </table:table-cell>
          <table:table-cell office:value-type="string">
            <text:p text:style-name="P6">Hermione stepped forward. </text:p>
          </table:table-cell>
        </table:table-row>
        <table:table-row table:style-name="TableLine2209026281536">
          <table:table-cell table:style-name="Table1.A1" office:value-type="string">
            <text:p text:style-name="Text_20_body">καὶ φάσμα μέν τι φαρμακίδος μεγάλης εἶδον πρὸς τοῦμπαλιν ᾆττον, ἄλλον δ’ οὐδένα.</text:p>
          </table:table-cell>
          <table:table-cell office:value-type="string">
            <text:p text:style-name="P6">"Neville," she said, "I'm really, really sorry about this." </text:p>
          </table:table-cell>
        </table:table-row>
        <table:table-row table:style-name="TableLine2209026281536">
          <table:table-cell table:style-name="Table1.A1" office:value-type="string">
            <text:p text:style-name="Text_20_body">ἀλλ’ ὁ Ῥοών δεινὸν ποιούμενος ἔφη κρυμῷ νεναρκηκέναι τοὺς πόδας καὶ ἐκεῖνος τὴν πανοπλίαν κατεῖδεν.</text:p>
          </table:table-cell>
          <table:table-cell office:value-type="string">
            <text:p text:style-name="P6">She raised her wand. </text:p>
          </table:table-cell>
        </table:table-row>
        <table:table-row table:style-name="TableLine2209026281536">
          <table:table-cell table:style-name="Table1.A1" office:value-type="string">
            <text:p text:style-name="Text_20_body">’Ἐστι γὰρ αὐτοῦ, ἔφη.</text:p>
          </table:table-cell>
          <table:table-cell office:value-type="string">
            <text:p text:style-name="P6">"Petrificus Totalus!" she cried, pointing it at Neville. </text:p>
          </table:table-cell>
        </table:table-row>
        <table:table-row table:style-name="TableLine2209026281536">
          <table:table-cell table:style-name="Table1.A1" office:value-type="string">
            <text:p text:style-name="Text_20_body">ναί.</text:p>
          </table:table-cell>
          <table:table-cell office:value-type="string">
            <text:p text:style-name="P6">Neville's arms snapped to his sides. His legs sprang together. His whole body rigid, he swayed where he stood and then fell flat on his face, stiff as a board. </text:p>
          </table:table-cell>
        </table:table-row>
        <table:table-row table:style-name="TableLine2209026281536">
          <table:table-cell table:style-name="Table1.A1" office:value-type="string">
            <text:p text:style-name="Text_20_body">πάρεσμεν δῆτα.</text:p>
          </table:table-cell>
          <table:table-cell office:value-type="string">
            <text:p text:style-name="P6">Hermione ran to turn him over. Neville's jaws were jammed together so he couldn't speak. Only his eyes were moving, looking at them in horror. </text:p>
          </table:table-cell>
        </table:table-row>
        <table:table-row table:style-name="TableLine2209026281536">
          <table:table-cell table:style-name="Table1.A1" office:value-type="string">
            <text:p text:style-name="Text_20_body">καὶ ἐπειδὴ τὸ θύριον ἀνέῳξαν, ὁ ’Ἄρειος τὴν χλαῖναν μεθεὶς πρὸς τὸ ἔσοπτρον ἔδραμε.</text:p>
          </table:table-cell>
          <table:table-cell office:value-type="string">
            <text:p text:style-name="P6">"What've you done to him?" Harry whispered. </text:p>
          </table:table-cell>
        </table:table-row>
        <table:table-row table:style-name="TableLine2209026281536">
          <table:table-cell table:style-name="Table1.A1" office:value-type="string">
            <text:p text:style-name="Text_20_body">καὶ μὴν παρῆσαν.</text:p>
          </table:table-cell>
          <table:table-cell office:value-type="string">
            <text:p text:style-name="P6">"It's the full Body-Bind," said Hermione miserably. "Oh, Neville, I'm so sorry." </text:p>
          </table:table-cell>
        </table:table-row>
        <text:soft-page-break/>
        <table:table-row table:style-name="TableLine2209026281536">
          <table:table-cell table:style-name="Table1.A1" office:value-type="string">
            <text:p text:style-name="Text_20_body">οἱ γονεῖς πάνυ ἐμειδίων ἰδόντες αὐτόν, Ὁρᾷς»ι Οὐδέν.</text:p>
          </table:table-cell>
          <table:table-cell office:value-type="string">
            <text:p text:style-name="P6">"We had to, Neville, no time to explain," said Harry. </text:p>
          </table:table-cell>
        </table:table-row>
        <table:table-row table:style-name="TableLine2209026281536">
          <table:table-cell table:style-name="Table1.A1" office:value-type="string">
            <text:p text:style-name="Text_20_body">Ἰδού.</text:p>
          </table:table-cell>
          <table:table-cell office:value-type="string">
            <text:p text:style-name="P6">"You'll understand later, Neville," said Ron as they stepped over him and pulled on the invisibility cloak. </text:p>
          </table:table-cell>
        </table:table-row>
        <table:table-row table:style-name="TableLine2209026281536">
          <table:table-cell table:style-name="Table1.A1" office:value-type="string">
            <text:p text:style-name="Text_20_body">ὁρᾶν πάρα τοὺς πάντας.</text:p>
          </table:table-cell>
          <table:table-cell office:value-type="string">
            <text:p text:style-name="P6">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2209026281536">
          <table:table-cell table:style-name="Table1.A1" office:value-type="string">
            <text:p text:style-name="Text_20_body">μυρίοι γὰρ πάρεισιν.</text:p>
          </table:table-cell>
          <table:table-cell office:value-type="string">
            <text:p text:style-name="P6">"Oh, let's kick her, just this once," Ron whispered in Harry's ear, but Harry shook his head. As they climbed carefully around her, Mrs. Norris turned her lamplike eyes on them, but didn't do anything. </text:p>
          </table:table-cell>
        </table:table-row>
        <table:table-row table:style-name="TableLine2209026281536">
          <table:table-cell table:style-name="Table1.A1" office:value-type="string">
            <text:p text:style-name="Text_20_body">Οὐδένα ὁρῶ πλὴν σοῦ γε.</text:p>
          </table:table-cell>
          <table:table-cell office:value-type="string">
            <text:p text:style-name="P6">They didn't meet anyone else until they reached the staircase up to the third floor. Peeves was bobbing halfway up, loosening the carpet so that people would trip. </text:p>
          </table:table-cell>
        </table:table-row>
        <table:table-row table:style-name="TableLine2209026281536">
          <table:table-cell table:style-name="Table1.A1" office:value-type="string">
            <text:p text:style-name="Text_20_body">Ἀλλὰ θεώρησον πρεπόντως.</text:p>
          </table:table-cell>
          <table:table-cell office:value-type="string">
            <text:p text:style-name="P6">"Who's there?" he said suddenly as they climbed toward him. He narrowed his wicked black eyes. "Know you're there, even if I can't see you. Are you ghoulie or ghostie or wee student beastie?" </text:p>
          </table:table-cell>
        </table:table-row>
        <table:table-row table:style-name="TableLine2209026281536">
          <table:table-cell table:style-name="Table1.A1" office:value-type="string">
            <text:p text:style-name="Text_20_body">στῆθι αὐτοῦ ἀντ’ ἐμοῦ.</text:p>
          </table:table-cell>
          <table:table-cell office:value-type="string">
            <text:p text:style-name="P6">He rose up in the air and floated there, squinting at them. </text:p>
          </table:table-cell>
        </table:table-row>
        <table:table-row table:style-name="TableLine2209026281536">
          <table:table-cell table:style-name="Table1.A1" office:value-type="string">
            <text:p text:style-name="Text_20_body">καὶ ὁ “Αρειος παραστὰς τὸ μέν γένος οὐκέτ’ εἶχεν ι’δεῖν τὸν δέ Ῥοῶνα μόνον, τὰ ἀνθηρὰ κοιτωνικὰ φοροῦντα καὶ πρόσθεν τοῦ ἐσόπτρου ἑστηκότα.</text:p>
          </table:table-cell>
          <table:table-cell office:value-type="string">
            <text:p text:style-name="P6">"Should call Filch, I should, if something's a-creeping around unseen." </text:p>
          </table:table-cell>
        </table:table-row>
        <table:table-row table:style-name="TableLine2209026281536">
          <table:table-cell table:style-name="Table1.A1" office:value-type="string">
            <text:p text:style-name="Text_20_body">οὗτος γοῦν ἠτένιζε πρὸς τὸ ἑαυτοῦ εἴδωλον.</text:p>
          </table:table-cell>
          <table:table-cell office:value-type="string">
            <text:p text:style-name="P6">Harry had a sudden idea. </text:p>
          </table:table-cell>
        </table:table-row>
        <table:table-row table:style-name="TableLine2209026281536">
          <table:table-cell table:style-name="Table1.A1" office:value-type="string">
            <text:p text:style-name="Text_20_body">Θεώρησον ἐμέ, ἔφη.</text:p>
          </table:table-cell>
          <table:table-cell office:value-type="string">
            <text:p text:style-name="P6">"Peeves," he said, in a hoarse whisper, "the Bloody Baron has his own reasons for being invisible." </text:p>
          </table:table-cell>
        </table:table-row>
        <table:table-row table:style-name="TableLine2209026281536">
          <table:table-cell table:style-name="Table1.A1" office:value-type="string">
            <text:p text:style-name="Text_20_body">ἲΗ τοὺς οἰκείους θεωρεῖς περιισταμένους; Οὐδαμῶς.</text:p>
          </table:table-cell>
          <table:table-cell office:value-type="string">
            <text:p text:style-name="P6">Peeves almost fell out of the air in shock. He caught himself in time and hovered about a foot off the stairs. </text:p>
          </table:table-cell>
        </table:table-row>
        <table:table-row table:style-name="TableLine2209026281536">
          <table:table-cell table:style-name="Table1.A1" office:value-type="string">
            <text:p text:style-name="Text_20_body">μόνος γάρ εἶμι κατ’ ἐμαυτόν.</text:p>
          </table:table-cell>
          <table:table-cell office:value-type="string">
            <text:p text:style-name="P6">"So sorry, your bloodiness, Mr. Baron, Sir," he said greasily. "My mistake, my mistake -- I didn't see you -- of course I didn't, you're invisible -- forgive <text:soft-page-break/>old Peevsie his little joke, sir." </text:p>
          </table:table-cell>
        </table:table-row>
        <table:table-row table:style-name="TableLine2209026281536">
          <table:table-cell table:style-name="Table1.A1" office:value-type="string">
            <text:p text:style-name="Text_20_body">ἑτεροῖος δ’ αὖ φαίνομαι γενόμενος, ἅτε πρεσβύτερος δοκῶν εἶναι.</text:p>
          </table:table-cell>
          <table:table-cell office:value-type="string">
            <text:p text:style-name="P6">"I have business here, Peeves," croaked Harry. "Stay away from this place tonight." </text:p>
          </table:table-cell>
        </table:table-row>
        <table:table-row table:style-name="TableLine2209026281536">
          <table:table-cell table:style-name="Table1.A1" office:value-type="string">
            <text:p text:style-name="Text_20_body">καὶ σχολάρχης εἰμί.</text:p>
          </table:table-cell>
          <table:table-cell office:value-type="string">
            <text:p text:style-name="P6">"I will, sir, I most certainly will," said Peeves, rising up in the air again. "Hope your business goes well, Baron, I'll not bother you." </text:p>
          </table:table-cell>
        </table:table-row>
        <table:table-row table:style-name="TableLine2209026281536">
          <table:table-cell table:style-name="Table1.A1" office:value-type="string">
            <text:p text:style-name="Text_20_body">Τί δέ δή,· Ἐγὼ γὰρ φορῶ τὸ σύμβολον ἐκεῖνο οἶόν ποθ’ ὁ Γουλιέλμος, καὶ τὴν Φιάλην Οἶκείαν ἔχω καὶ τὴν Φιάλην Ἰκαροσφαιρικὴν καὶ ἀγελάρχης εἶμί τῆς ι’καροσφαιρικῆς.</text:p>
          </table:table-cell>
          <table:table-cell office:value-type="string">
            <text:p text:style-name="P6">And he scooted off "Brilliant, Harry!" whispered Ron. </text:p>
          </table:table-cell>
        </table:table-row>
        <table:table-row table:style-name="TableLine2209026281536">
          <table:table-cell table:style-name="Table1.A1" office:value-type="string">
            <text:p text:style-name="Text_20_body">Ὁ δὲ Ῥοὼν ἀκουσίως ἀποστρεψάμενος πρὸς τὸν Ἄρειον ἔβλεπε παντοῖος ὥν.</text:p>
          </table:table-cell>
          <table:table-cell office:value-type="string">
            <text:p text:style-name="P6">A few seconds later, they were there, outside the third-floor corridor -- and the door was already ajar. </text:p>
          </table:table-cell>
        </table:table-row>
        <table:table-row table:style-name="TableLine2209026281536">
          <table:table-cell table:style-name="Table1.A1" office:value-type="string">
            <text:p text:style-name="Text_20_body">ΫΗ καὶ τὸ ἐσόμενον δείκνυσι τοῦτο τὸ ἐ’σοπτρον,· Οὐκ εἰκός.</text:p>
          </table:table-cell>
          <table:table-cell office:value-type="string">
            <text:p text:style-name="P6">"Well, there you are," Harry said quietly, "Snape's already got past Fluffy." </text:p>
          </table:table-cell>
        </table:table-row>
        <table:table-row table:style-name="TableLine2209026281536">
          <table:table-cell table:style-name="Table1.A1" office:value-type="string">
            <text:p text:style-name="Text_20_body">πάντες γὰρ οἶ οἰκεῖοί μου τεθνᾶσιν.</text:p>
          </table:table-cell>
          <table:table-cell office:value-type="string">
            <text:p text:style-name="P6">Seeing the open door somehow seemed to impress upon all three of them what was facing them. Underneath the cloak, Harry turned to the other two. </text:p>
          </table:table-cell>
        </table:table-row>
        <table:table-row table:style-name="TableLine2209026281536">
          <table:table-cell table:style-name="Table1.A1" office:value-type="string">
            <text:p text:style-name="Text_20_body">ἀλλ’ ε”α με πάλιν αὖ θεωρεῖν.</text:p>
          </table:table-cell>
          <table:table-cell office:value-type="string">
            <text:p text:style-name="P6">"If you want to go back, I won't blame you," he said. "You can take the cloak, I won't need it now." </text:p>
          </table:table-cell>
        </table:table-row>
        <table:table-row table:style-name="TableLine2209026281536">
          <table:table-cell table:style-name="Table1.A1" office:value-type="string">
            <text:p text:style-name="Text_20_body">Ἀλλὰ σὺ χθές ἐθεώρεις κατὰ σεαυτὸν.</text:p>
          </table:table-cell>
          <table:table-cell office:value-type="string">
            <text:p text:style-name="P6">"Don't be stupid," said Ron. </text:p>
          </table:table-cell>
        </table:table-row>
        <table:table-row table:style-name="TableLine2209026281536">
          <table:table-cell table:style-name="Table1.A1" office:value-type="string">
            <text:p text:style-name="Text_20_body">ε”α με πλέον τι θεωρῆσαι τήμερον.</text:p>
          </table:table-cell>
          <table:table-cell office:value-type="string">
            <text:p text:style-name="P6">"We're coming," said Hermione. </text:p>
          </table:table-cell>
        </table:table-row>
        <table:table-row table:style-name="TableLine2209026281536">
          <table:table-cell table:style-name="Table1.A1" office:value-type="string">
            <text:p text:style-name="Text_20_body">Σὺ μέν γὰρ τὴν Φιάλην ε”χεις τὴν ’Ῑκαροσφαιρικὴν δήπου.</text:p>
          </table:table-cell>
          <table:table-cell office:value-type="string">
            <text:p text:style-name="P6">Harry pushed the door open. </text:p>
          </table:table-cell>
        </table:table-row>
        <table:table-row table:style-name="TableLine2209026281536">
          <table:table-cell table:style-name="Table1.A1" office:value-type="string">
            <text:p text:style-name="Text_20_body">πόθεν τοῦτο ἀξιόλογον,· ἐγὼ δέ τούς γονέας ι’δεῖν θέλοιμ’ ἄν.</text:p>
          </table:table-cell>
          <table:table-cell office:value-type="string">
            <text:p text:style-name="P6">As the door creaked, low, rumbling growls met their ears. All three of the dog's noses sniffed madly in their direction, even though it couldn't see them. </text:p>
          </table:table-cell>
        </table:table-row>
        <table:table-row table:style-name="TableLine2209026281536">
          <table:table-cell table:style-name="Table1.A1" office:value-type="string">
            <text:p text:style-name="Text_20_body">1 7 2 ΑΡΕιοΣ Πο ΤΗΡ Μὴ ὤσῃς με.</text:p>
          </table:table-cell>
          <table:table-cell office:value-type="string">
            <text:p text:style-name="P6">"What's that at its feet?" Hermione whispered. </text:p>
          </table:table-cell>
        </table:table-row>
        <table:table-row table:style-name="TableLine2209026281536">
          <table:table-cell table:style-name="Table1.A1" office:value-type="string">
            <text:p text:style-name="Text_20_body">ἀκούσαντες δ ’ ἄφνω ψόφον τι ἔξω ἐν τῇ διαδρομῇ γενόμενον ἔληξαν εὐθὺς ἐρίζοντες.</text:p>
          </table:table-cell>
          <table:table-cell office:value-type="string">
            <text:p text:style-name="P6">"Looks like a harp," said Ron. "Snape must have left it there." </text:p>
          </table:table-cell>
        </table:table-row>
        <table:table-row table:style-name="TableLine2209026281536">
          <table:table-cell table:style-name="Table1.A1" office:value-type="string">
            <text:p text:style-name="Text_20_body">ἔλαθον γὰρ ἑαυτοὺς ἐπιτείνοντες τὸ φθέγμα μέχρι πρὸς τὸ ὄρθιον.</text:p>
          </table:table-cell>
          <table:table-cell office:value-type="string">
            <text:p text:style-name="P6">"It must wake up the moment you stop playing," said Harry. "Well, here goes..." </text:p>
          </table:table-cell>
        </table:table-row>
        <table:table-row table:style-name="TableLine2209026281536">
          <table:table-cell table:style-name="Table1.A1" office:value-type="string">
            <text:p text:style-name="Text_20_body">Σπεῦσον.</text:p>
          </table:table-cell>
          <table:table-cell office:value-type="string">
            <text:p text:style-name="P6">He put Hagrid's flute to his lips and blew. It wasn't really a tune, but from the first note the beast's eyes began to droop. Harry hardly drew breath. Slowly, the dog's growls ceased -- it tottered on its paws <text:soft-page-break/>and fell to its knees, then it slumped to the ground, fast asleep. </text:p>
          </table:table-cell>
        </table:table-row>
        <table:table-row table:style-name="TableLine2209026281536">
          <table:table-cell table:style-name="Table1.A1" office:value-type="string">
            <text:p text:style-name="Text_20_body">καὶ τοῦ Ῥοῶνος ἄρτι περιβαλομένου αὖθις τὴν χλαῖναν αὐτοῖς, τῆς αἰλούρου Νώροπος διὰ τὸ θύριον προσιούσης ἦν ι’δεῖν τὰ ὄμματα ἐν σκότῳ λαμπρὰ φαινόμενα.</text:p>
          </table:table-cell>
          <table:table-cell office:value-type="string">
            <text:p text:style-name="P6">"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2209026281536">
          <table:table-cell table:style-name="Table1.A1" office:value-type="string">
            <text:p text:style-name="Text_20_body">ἐκεῖνοι δ’ ἀκίνητοι περι- έμενον, σκοποῦντες ἀμφότεροι εἴπερ ἡ χλαῖνα δύναταί τι πρὸς τοὺς αἰλούρους.</text:p>
          </table:table-cell>
          <table:table-cell office:value-type="string">
            <text:p text:style-name="P6">"No, I don't!" </text:p>
          </table:table-cell>
        </table:table-row>
        <table:table-row table:style-name="TableLine2209026281536">
          <table:table-cell table:style-name="Table1.A1" office:value-type="string">
            <text:p text:style-name="Text_20_body">ἀλλ’ ἐπειδὴ ἐπὶ μήκιστον ὡς ἐδόκει ἐτήρησαν, αὕτη ἀποστρεψαμένη ἀπέβη.</text:p>
          </table:table-cell>
          <table:table-cell office:value-type="string">
            <text:p text:style-name="P6">"All right." Ron gritted his teeth and stepped carefully over the dog's legs. He bent and pulled the ring of the trapdoor, which swung up and open. </text:p>
          </table:table-cell>
        </table:table-row>
        <table:table-row table:style-name="TableLine2209026281536">
          <table:table-cell table:style-name="Table1.A1" office:value-type="string">
            <text:p text:style-name="Text_20_body">Τοῦτ’ οὐκ ε”στιν ἀσφαλές.</text:p>
          </table:table-cell>
          <table:table-cell office:value-type="string">
            <text:p text:style-name="P6">"What can you see?" Hermione said anxiously. </text:p>
          </table:table-cell>
        </table:table-row>
        <table:table-row table:style-name="TableLine2209026281536">
          <table:table-cell table:style-name="Table1.A1" office:value-type="string">
            <text:p text:style-name="Text_20_body">τυχὸν μετελήλυθε τὸν Φήληκα ἀκούσασα ἡμῶν δηλαδή.</text:p>
          </table:table-cell>
          <table:table-cell office:value-type="string">
            <text:p text:style-name="P6">"Nothing -- just black -- there's no way of climbing down, we'll just have to drop." </text:p>
          </table:table-cell>
        </table:table-row>
        <table:table-row table:style-name="TableLine2209026281536">
          <table:table-cell table:style-name="Table1.A1" office:value-type="string">
            <text:p text:style-name="Text_20_body">εἶα, σπεῦσον.</text:p>
          </table:table-cell>
          <table:table-cell office:value-type="string">
            <text:p text:style-name="P6">Harry, who was still playing the flute, waved at Ron to get his attention and pointed at himself. </text:p>
          </table:table-cell>
        </table:table-row>
        <table:table-row table:style-name="TableLine2209026281536">
          <table:table-cell table:style-name="Table1.A1" office:value-type="string">
            <text:p text:style-name="Text_20_body">καί ὁ Ῥοών εἵλκυσε τὸν ’Ἀρειον ἐκ τοῦ δωματίου.</text:p>
          </table:table-cell>
          <table:table-cell office:value-type="string">
            <text:p text:style-name="P6">"You want to go first? Are you sure?" said Ron. "I don't know how deep this thing goes. Give the flute to Hermione so she can keep him asleep." </text:p>
          </table:table-cell>
        </table:table-row>
        <table:table-row table:style-name="TableLine2209026281536">
          <table:table-cell table:style-name="Table1.A1" office:value-type="string">
            <text:p text:style-name="Text_20_body">&gt;κ τῇ δ’ ὑστεραίᾳ ἡ χιὼν ἐκάλυπτεν ἔτι τοῦδαφος.</text:p>
          </table:table-cell>
          <table:table-cell office:value-type="string">
            <text:p text:style-name="P6">Harry handed the flute over. In the few seconds' silence, the dog growled and twitched, but the moment Hermione began to play, it fell back into its deep sleep. </text:p>
          </table:table-cell>
        </table:table-row>
        <table:table-row table:style-name="TableLine2209026281536">
          <table:table-cell table:style-name="Table1.A1" office:value-type="string">
            <text:p text:style-name="Text_20_body">Ἆρα βούλῃ πεττεύειν, ὦ Ἅρειε; ’Ήκιστω Ἆρα βούλῃ φοιτῆσαι παρὰ τὸν Ἁγριώδη, ’Ἠκιστά ἀλλὰ σύ δὴ ἴθι καθ ’ ἑαυτόν.</text:p>
          </table:table-cell>
          <table:table-cell office:value-type="string">
            <text:p text:style-name="P6">Harry climbed over it and looked down through the trapdoor. There was no sign of the bottom. </text:p>
          </table:table-cell>
        </table:table-row>
        <table:table-row table:style-name="TableLine2209026281536">
          <table:table-cell table:style-name="Table1.A1" office:value-type="string">
            <text:p text:style-name="Text_20_body">Ξύνοιδα σοὶ φροντίζοντι περὶ τοῦ ἐσόπτρου ἐκείνου.</text:p>
          </table:table-cell>
          <table:table-cell office:value-type="string">
            <text:p text:style-name="P6">He lowered himself through the hole until he was hanging on by his fingertips. Then he looked up at Ron and said, "If anything happens to me, don't follow. Go straight to the owlery and send Hedwig to Dumbledore, right?" </text:p>
          </table:table-cell>
        </table:table-row>
        <table:table-row table:style-name="TableLine2209026281536">
          <table:table-cell table:style-name="Table1.A1" office:value-type="string">
            <text:p text:style-name="Text_20_body">ἀλλὰ μὴ ἐκεῖσ’ ἐπανέλθῃς ὀψιζόμενος.</text:p>
          </table:table-cell>
          <table:table-cell office:value-type="string">
            <text:p text:style-name="P6">"Right," said Ron. </text:p>
          </table:table-cell>
        </table:table-row>
        <table:table-row table:style-name="TableLine2209026281536">
          <table:table-cell table:style-name="Table1.A1" office:value-type="string">
            <text:p text:style-name="Text_20_body">Τί μή· Οὐκ οῖδα πλὴν ἕν· πόλλ’ ε”χω πράγματα συνειδώς σοι τοσούτων ἤδη περιγενομένῳ ἐκ <text:soft-page-break/>κακῶν.</text:p>
          </table:table-cell>
          <table:table-cell office:value-type="string">
            <text:p text:style-name="P6">"See you in a minute, I hope... </text:p>
          </table:table-cell>
        </table:table-row>
        <table:table-row table:style-name="TableLine2209026281536">
          <table:table-cell table:style-name="Table1.A1" office:value-type="string">
            <text:p text:style-name="Text_20_body">ὁ γὰρ Φήληξ καὶ ὁ Σίναπυς καί ἡ Νῶροψ περιπολοῦσιν ἅπαντες.</text:p>
          </table:table-cell>
          <table:table-cell office:value-type="string">
            <text:p text:style-name="P6">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2209026281536">
          <table:table-cell table:style-name="Table1.A1" office:value-type="string">
            <text:p text:style-name="Text_20_body">ἀλλὰ νὴ Δί’ ἀφανὴς εἶ.</text:p>
          </table:table-cell>
          <table:table-cell office:value-type="string">
            <text:p text:style-name="P6">"It's okay!" he called up to the light the size of a postage stamp, which was the open trapdoor, "it's a soft landing, you can jump!" </text:p>
          </table:table-cell>
        </table:table-row>
        <table:table-row table:style-name="TableLine2209026281536">
          <table:table-cell table:style-name="Table1.A1" office:value-type="string">
            <text:p text:style-name="Text_20_body">ἀλλ’ ἢν προσκρούωσί σοι, τί μήν,· ἀλλ’ ἣν σὺ προσκρούῃς πρός τι; Ἀλλὰ λαλεῖς σὺ ἴσα τῇ Ἑρμιόνῃ.</text:p>
          </table:table-cell>
          <table:table-cell office:value-type="string">
            <text:p text:style-name="P6">Ron followed right away. He landed, sprawled next to Harry. </text:p>
          </table:table-cell>
        </table:table-row>
        <table:table-row table:style-name="TableLine2209026281536">
          <table:table-cell table:style-name="Table1.A1" office:value-type="string">
            <text:p text:style-name="Text_20_body">Σπουδάζω δέ ταῦτ’, ὦ ’Ἁρειέ μὴ ἔλθῃς, ἀντιβολῶ σε.</text:p>
          </table:table-cell>
          <table:table-cell office:value-type="string">
            <text:p text:style-name="P6">"What's this stuff?" were his first words. </text:p>
          </table:table-cell>
        </table:table-row>
        <table:table-row table:style-name="TableLine2209026281536">
          <table:table-cell table:style-name="Table1.A1" office:value-type="string">
            <text:p text:style-name="Text_20_body">ὁ δ’ ’Άρειος σπουδάζων αὐτὸς πρὸς ἐν μόνον ἐπανιέναι ε”μ- προσθε τοῦ ἐσόπτρου περὶ οὐδενὸς ἐποιήσατο τὸν τοῦ Ῥοῶνος λόγον.</text:p>
          </table:table-cell>
          <table:table-cell office:value-type="string">
            <text:p text:style-name="P6">"Dunno, some sort of plant thing. I suppose it's here to break the fall. </text:p>
          </table:table-cell>
        </table:table-row>
        <table:table-row table:style-name="TableLine2209026281536">
          <table:table-cell table:style-name="Table1.A1" office:value-type="string">
            <text:p text:style-name="Text_20_body">ῆι καί τῇδε τῇ νυκτὶ τρῖς ἤδη ἐληλυθὼς τὴν ὁδὸν ῥᾷον ηὗρεν ἢ τὸ πρίν.</text:p>
          </table:table-cell>
          <table:table-cell office:value-type="string">
            <text:p text:style-name="P6">Come on, Hermione!" </text:p>
          </table:table-cell>
        </table:table-row>
        <table:table-row table:style-name="TableLine2209026281536">
          <table:table-cell table:style-name="Table1.A1" office:value-type="string">
            <text:p text:style-name="Text_20_body">βαδίζων δέ ὡς τάχιστα συνῄδει μέν ψόφον ποιουμένῳ πλείον’ ἢ χρή, οὐδενὶ δ’ ἐνέτυχεν.</text:p>
          </table:table-cell>
          <table:table-cell office:value-type="string">
            <text:p text:style-name="P6">The distant music stopped. There was a loud bark from the dog, but Hermione had already jumped. She landed on Harry's other side. </text:p>
          </table:table-cell>
        </table:table-row>
        <table:table-row table:style-name="TableLine2209026281536">
          <table:table-cell table:style-name="Table1.A1" office:value-type="string">
            <text:p text:style-name="Text_20_body">καῖ μὴν ἐθεᾶτο μάλ’ αὖθις τήν τε μητέρα καί τὸν πατέρα μειδι- ῶντας πρὸς αὐτὸν καί δὴ καί πάππον ἱλαρὸν βλέποντα.</text:p>
          </table:table-cell>
          <table:table-cell office:value-type="string">
            <text:p text:style-name="P6">"We must be miles under the school , she said. </text:p>
          </table:table-cell>
        </table:table-row>
        <table:table-row table:style-name="TableLine2209026281536">
          <table:table-cell table:style-name="Table1.A1" office:value-type="string">
            <text:p text:style-name="Text_20_body">καὶ πρὸς ἔδαφος ἐκάθισε πρὸ τοῦ κατόπτρου.</text:p>
          </table:table-cell>
          <table:table-cell office:value-type="string">
            <text:p text:style-name="P6">"Lucky this plant thing's here, really," said Ron. </text:p>
          </table:table-cell>
        </table:table-row>
        <table:table-row table:style-name="TableLine2209026281536">
          <table:table-cell table:style-name="Table1.A1" office:value-type="string">
            <text:p text:style-name="Text_20_body">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p>
          </table:table-cell>
          <table:table-cell office:value-type="string">
            <text:p text:style-name="P6">"Lucky!" shrieked Hermione. "Look at you both!" </text:p>
          </table:table-cell>
        </table:table-row>
        <table:table-row table:style-name="TableLine2209026281536">
          <table:table-cell table:style-name="Table1.A1" office:value-type="string">
            <text:p text:style-name="Text_20_body">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p>
          </table:table-cell>
          <table:table-cell office:value-type="string">
            <text:p text:style-name="P6">She leapt up and struggled toward a damp wall. She had to struggle because the moment she had landed, the plant had started to twist snakelike tendrils around her ankles. As for Harry and Ron, their legs had already been bound tightly in long <text:soft-page-break/>creepers without their noticing. </text:p>
          </table:table-cell>
        </table:table-row>
        <table:table-row table:style-name="TableLine2209026281536">
          <table:table-cell table:style-name="Table1.A1" office:value-type="string">
            <text:p text:style-name="Text_20_body">’Έλαθες γὰρ ἐμέ, ὧ κύριε.</text:p>
          </table:table-cell>
          <table:table-cell office:value-type="string">
            <text:p text:style-name="P6">Hermione had managed to free herself before the plant got a firm grip on her. Now she watched in horror as the two boys fought to pull the plant off them, but the more they strained against it, the tighter and faster the plant wound around them. </text:p>
          </table:table-cell>
        </table:table-row>
        <table:table-row table:style-name="TableLine2209026281536">
          <table:table-cell table:style-name="Table1.A1" office:value-type="string">
            <text:p text:style-name="Text_20_body">Θαῦμα δ’ ὅτι ἐξ ἀφανείας μύωψ γίγνεταί τις.</text:p>
          </table:table-cell>
          <table:table-cell office:value-type="string">
            <text:p text:style-name="P6">"Stop moving!" Hermione ordered them. "I know what this is -- it's Devil's Snare!" </text:p>
          </table:table-cell>
        </table:table-row>
        <table:table-row table:style-name="TableLine2209026281536">
          <table:table-cell table:style-name="Table1.A1" office:value-type="string">
            <text:p text:style-name="Text_20_body">τοῦτο δέ λέγων ὁ Διμπλόδωρος ἐμειδία κουφίζων ἅμα τῷ Ἁρείῳ τὴν φροντίδα.</text:p>
          </table:table-cell>
          <table:table-cell office:value-type="string">
            <text:p text:style-name="P6">"Oh, I'm so glad we know what it's called, that's a great help," snarled Ron, leaning back, trying to stop the plant from curling around his neck. "Shut up, I'm trying to remember how to kill it!" said Hermione. </text:p>
          </table:table-cell>
        </table:table-row>
        <table:table-row table:style-name="TableLine2209026281536">
          <table:table-cell table:style-name="Table1.A1" office:value-type="string">
            <text:p text:style-name="Text_20_body">καὶ ἀπὸ τοῦ βάθρου κατέβη ὥστε καθῆσθαι ἐπὶ τοῦδαφος μετὰ τοῦ Ἀρείου.</text:p>
          </table:table-cell>
          <table:table-cell office:value-type="string">
            <text:p text:style-name="P6">"Well, hurry up, I can't breathe!" Harry gasped, wrestling with it as it curled around his chest. </text:p>
          </table:table-cell>
        </table:table-row>
        <table:table-row table:style-name="TableLine2209026281536">
          <table:table-cell table:style-name="Table1.A1" office:value-type="string">
            <text:p text:style-name="Text_20_body">Ηῦρες ἄρα τὸ ἔσοπτρον τὸ τοῦ ναιμύθιπε ἀρεσκόντως ἔχον σοι καθάπερ μυρίοι τῶν πρὸ σοῦ.</text:p>
          </table:table-cell>
          <table:table-cell office:value-type="string">
            <text:p text:style-name="P6">"Devil's Snare, Devil's Snare... what did Professor Sprout say? -- it likes the dark and the damp "So light a fire!" Harry choked. </text:p>
          </table:table-cell>
        </table:table-row>
        <table:table-row table:style-name="TableLine2209026281536">
          <table:table-cell table:style-name="Table1.A1" office:value-type="string">
            <text:p text:style-name="Text_20_body">Οὐ γὰρ ἐγίγνωσκον αὐτό, ὦ κύριε, τὸ τοιοῦτον ὄνομα ἕχον.</text:p>
          </table:table-cell>
          <table:table-cell office:value-type="string">
            <text:p text:style-name="P6">"Yes -- of course -- but there's no wood!" Hermione cried, wringing her hands. </text:p>
          </table:table-cell>
        </table:table-row>
        <table:table-row table:style-name="TableLine2209026281536">
          <table:table-cell table:style-name="Table1.A1" office:value-type="string">
            <text:p text:style-name="Text_20_body">Ἀλλ’ ἔγνωκας δήπου τί πράττει; Φαίνει γέ μοι τοὺς οἰκείους - Τῷ δέ Ῥοῶνι ἑαυτὸν σχολάρχην γεγενημένον.</text:p>
          </table:table-cell>
          <table:table-cell office:value-type="string">
            <text:p text:style-name="P6">"HAVE YOU GONE MAD?" Ron bellowed. "ARE YOU A WITCH OR NOT?" </text:p>
          </table:table-cell>
        </table:table-row>
        <table:table-row table:style-name="TableLine2209026281536">
          <table:table-cell table:style-name="Table1.A1" office:value-type="string">
            <text:p text:style-name="Text_20_body">Καὶ πῶς τοῦτ’ ἔμαθες; Χλαίνης ἔγωγ’ οὐ δέομαι, ἔφη, ὡς ἀφανὴς γενησόμενος.</text:p>
          </table:table-cell>
          <table:table-cell office:value-type="string">
            <text:p text:style-name="P6">"Oh, right!" said Hermione, and she whipped out her wand, waved it, muttered something, and sent a jet of the same bluebell flames she had used on Snape at the plant. In a matter of seconds, the two boys felt it loosening its grip as it cringed away from the light and warmth. </text:p>
          </table:table-cell>
        </table:table-row>
        <table:table-row table:style-name="TableLine2209026281536">
          <table:table-cell table:style-name="Table1.A1" office:value-type="string">
            <text:p text:style-name="Text_20_body">ἀλλ’ ἦ ἐννοεῖς ὅ τι τὸ ἔσοπτρον φαίνει ἡμῶν ἑκάστῳ, ὁ δ’ ἀνένευσε.</text:p>
          </table:table-cell>
          <table:table-cell office:value-type="string">
            <text:p text:style-name="P6">Wriggling and flailing, it unraveled itself from their bodies, and they were able to pull free. </text:p>
          </table:table-cell>
        </table:table-row>
        <table:table-row table:style-name="TableLine2209026281536">
          <table:table-cell table:style-name="Table1.A1" office:value-type="string">
            <text:p text:style-name="Text_20_body">Ἐξηγήσομαι δῆτα, εἴ σοι δοκεῖ.</text:p>
          </table:table-cell>
          <table:table-cell office:value-type="string">
            <text:p text:style-name="P6">"Lucky you pay attention in Herbology, Hermione," said Harry as he joined her by the wall, wiping sweat off his face. </text:p>
          </table:table-cell>
        </table:table-row>
        <table:table-row table:style-name="TableLine2209026281536">
          <table:table-cell table:style-name="Table1.A1" office:value-type="string">
            <text:p text:style-name="Text_20_body">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text:soft-page-break/>ἂν ἁπλῶς ἑαυτὸν ὡς ἔχει.</text:p>
          </table:table-cell>
          <table:table-cell office:value-type="string">
            <text:p text:style-name="P6">"Yeah," said Ron, "and lucky Harry doesn't lose his head in a crisis -- 'there's no wood,' honestly." </text:p>
          </table:table-cell>
        </table:table-row>
        <table:table-row table:style-name="TableLine2209026281536">
          <table:table-cell table:style-name="Table1.A1" office:value-type="string">
            <text:p text:style-name="Text_20_body">ἆρ’ εἰπὼν ὥνησα, λογισάμενος δέ τι ό ’Άρειος βραδέως Φαίνει γάρ, ἔφη, τὰ ἐπιθυμήματα ἡμῶν, ὅτων ἂν ἐπιθυμῆται τις.</text:p>
          </table:table-cell>
          <table:table-cell office:value-type="string">
            <text:p text:style-name="P6">"This way," said Harry, pointing down a stone passageway, which was the only way forward. </text:p>
          </table:table-cell>
        </table:table-row>
        <table:table-row table:style-name="TableLine2209026281536">
          <table:table-cell table:style-name="Table1.A1" office:value-type="string">
            <text:p text:style-name="Text_20_body">ὁ δέ Διμπλόδωρος μεθ’ ἡσυχίας Καί φημι, ἔφη, κάπόφημι.</text:p>
          </table:table-cell>
          <table:table-cell office:value-type="string">
            <text:p text:style-name="P6">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able:table-cell>
        </table:table-row>
        <table:table-row table:style-name="TableLine2209026281536">
          <table:table-cell table:style-name="Table1.A1" office:value-type="string">
            <text:p text:style-name="Text_20_body">φαίνει γοῦν τὰ ἐπιθυμήματα καί τὰ σπουδαιότατα καὶ τὰ δεινότατα.</text:p>
          </table:table-cell>
          <table:table-cell office:value-type="string">
            <text:p text:style-name="P6">"Can you hear something?" Ron whispered. </text:p>
          </table:table-cell>
        </table:table-row>
        <table:table-row table:style-name="TableLine2209026281536">
          <table:table-cell table:style-name="Table1.A1" office:value-type="string">
            <text:p text:style-name="Text_20_body">σὺ μέν γὰρ οὐκ εἰδὼς τοὺς οἰκείους ὁρᾷς αὐτοὺς περι- ισταμένους.</text:p>
          </table:table-cell>
          <table:table-cell office:value-type="string">
            <text:p text:style-name="P6">Harry listened. A soft rustling and clinking seemed to be coming from up ahead. </text:p>
          </table:table-cell>
        </table:table-row>
        <table:table-row table:style-name="TableLine2209026281536">
          <table:table-cell table:style-name="Table1.A1" office:value-type="string">
            <text:p text:style-name="Text_20_body">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office:value-type="string">
            <text:p text:style-name="P6">"Do you think it's a ghost?" </text:p>
          </table:table-cell>
        </table:table-row>
        <table:table-row table:style-name="TableLine2209026281536">
          <table:table-cell table:style-name="Table1.A1" office:value-type="string">
            <text:p text:style-name="Text_20_body">τοῦτο μέντοι τὸ ἔσοπτρον δίδωσιν ἡμῖν οὔτε τὴν ἐπιστήμην οὔτε τὴν ἀλήθειαν.</text:p>
          </table:table-cell>
          <table:table-cell office:value-type="string">
            <text:p text:style-name="P6">"I don't know... sounds like wings to me." </text:p>
          </table:table-cell>
        </table:table-row>
        <table:table-row table:style-name="TableLine2209026281536">
          <table:table-cell table:style-name="Table1.A1" office:value-type="string">
            <text:p text:style-name="Text_20_body">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office:value-type="string">
            <text:p text:style-name="P6">"There's light ahead -- I can see something moving." </text:p>
          </table:table-cell>
        </table:table-row>
        <table:table-row table:style-name="TableLine2209026281536">
          <table:table-cell table:style-name="Table1.A1" office:value-type="string">
            <text:p text:style-name="Text_20_body">ἀλλ’ αὔριον τὸ ἑ’σποπτον ἄλλοσε κομισθήσεται, ὦ ’Ἄρειε, καῖ ἀπαιτῶ σε τὸ λοιπὸν μὴ ἑκόντα ἐξερευνήσαι αὐτό.</text:p>
          </table:table-cell>
          <table:table-cell office:value-type="string">
            <text:p text:style-name="P6">They reached the end of the passageway and saw before them a brilliantly lit chamber, its ceiling arching high above them. It was full of small, jewel-bright birds, fluttering and tumbling all around the room. On the opposite side of the chamber was a heavy wooden door. </text:p>
          </table:table-cell>
        </table:table-row>
        <table:table-row table:style-name="TableLine2209026281536">
          <table:table-cell table:style-name="Table1.A1" office:value-type="string">
            <text:p text:style-name="Text_20_body">ἀλλ’ εἴ που ἐντύχοις, εὐτρεπὴς ἂν εἴης.</text:p>
          </table:table-cell>
          <table:table-cell office:value-type="string">
            <text:p text:style-name="P6">"Do you think they'll attack us if we cross the room?" said Ron. </text:p>
          </table:table-cell>
        </table:table-row>
        <table:table-row table:style-name="TableLine2209026281536">
          <table:table-cell table:style-name="Table1.A1" office:value-type="string">
            <text:p text:style-name="Text_20_body">οὐ γάρ τοι προσήκει τοὺς ἀνθρώπους ὀνειροπολοῦντας ἐπιλαθέσθαι τοῦ ζῆν μέμνησο ταῦτα.</text:p>
          </table:table-cell>
          <table:table-cell office:value-type="string">
            <text:p text:style-name="P6">"Probably," said Harry. "They don't look very vicious, but I suppose if they all swooped down at once... well, there's no other choice... I'll run." </text:p>
          </table:table-cell>
        </table:table-row>
        <table:table-row table:style-name="TableLine2209026281536">
          <table:table-cell table:style-name="Table1.A1" office:value-type="string">
            <text:p text:style-name="Text_20_body">εἶὲν.</text:p>
          </table:table-cell>
          <table:table-cell office:value-type="string">
            <text:p text:style-name="P6">He took a deep breath, covered his face with his arms, and sprinted across the room. He expected to <text:soft-page-break/>feel sharp beaks and claws tearing at him any second, but nothing happened. He reached the door untouched. He pulled the handle, but it was locked. </text:p>
          </table:table-cell>
        </table:table-row>
        <table:table-row table:style-name="TableLine2209026281536">
          <table:table-cell table:style-name="Table1.A1" office:value-type="string">
            <text:p text:style-name="Text_20_body">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p>
          </table:table-cell>
          <table:table-cell office:value-type="string">
            <text:p text:style-name="P6">The other two followed him. They tugged and heaved at the door, but it wouldn't budge, not even when Hermione tried her Alohomora charm. </text:p>
          </table:table-cell>
        </table:table-row>
        <table:table-row table:style-name="TableLine2209026281536">
          <table:table-cell table:style-name="Table1.A1" office:value-type="string">
            <text:p text:style-name="Text_20_body">ἆρ’ ἔστι μοι ἐρέσθαι τι,· Πῶς γὰρ οὕκ; ἔφη μειδιῶν.</text:p>
          </table:table-cell>
          <table:table-cell office:value-type="string">
            <text:p text:style-name="P6">"Now what?" said Ron. </text:p>
          </table:table-cell>
        </table:table-row>
        <table:table-row table:style-name="TableLine2209026281536">
          <table:table-cell table:style-name="Table1.A1" office:value-type="string">
            <text:p text:style-name="Text_20_body">ἄρτι γὰρ ἤρου.</text:p>
          </table:table-cell>
          <table:table-cell office:value-type="string">
            <text:p text:style-name="P6">"These birds... they can't be here just for decoration," said Hermione. </text:p>
          </table:table-cell>
        </table:table-row>
        <table:table-row table:style-name="TableLine2209026281536">
          <table:table-cell table:style-name="Table1.A1" office:value-type="string">
            <text:p text:style-name="Text_20_body">ἀλλ’ ἔξεστί σοι ε”τι ἓν μόνον ἐρέσθαι.</text:p>
          </table:table-cell>
          <table:table-cell office:value-type="string">
            <text:p text:style-name="P6">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able:table-cell>
        </table:table-row>
        <table:table-row table:style-name="TableLine2209026281536">
          <table:table-cell table:style-name="Table1.A1" office:value-type="string">
            <text:p text:style-name="Text_20_body">Σύ γε εἷς τὸ ε”σοπτρον βλέπων τί χρῆμ’ ἄρ’ ὁρᾲς; ’Ό τι,· ὁρῶ γ’ ἐμαυτὸν ἔχοντα ποδεῖα ε’ρεᾶ καὶ εὕποκα.</text:p>
          </table:table-cell>
          <table:table-cell office:value-type="string">
            <text:p text:style-name="P6">"But there are hundreds of them!" </text:p>
          </table:table-cell>
        </table:table-row>
        <table:table-row table:style-name="TableLine2209026281536">
          <table:table-cell table:style-name="Table1.A1" office:value-type="string">
            <text:p text:style-name="Text_20_body">καὶ τοῦ Ἁρείου κεχηνότος Οὐκ ε”στι κόρον ε”χειν ποδείων.</text:p>
          </table:table-cell>
          <table:table-cell office:value-type="string">
            <text:p text:style-name="P6">Ron examined the lock on the door. </text:p>
          </table:table-cell>
        </table:table-row>
        <table:table-row table:style-name="TableLine2209026281536">
          <table:table-cell table:style-name="Table1.A1" office:value-type="string">
            <text:p text:style-name="Text_20_body">οὐδένα γὰρ εἴληφα ἐπὶ τῶν ἄρτι Χριστουγέννων, βιβλία διδόντων ἀεὶ τῶν ξυγγενῶν.</text:p>
          </table:table-cell>
          <table:table-cell office:value-type="string">
            <text:p text:style-name="P6">"We're looking for a big, old-fashioned one -- probably silver, like the handle." </text:p>
          </table:table-cell>
        </table:table-row>
        <table:table-row table:style-name="TableLine2209026281536">
          <table:table-cell table:style-name="Table1.A1" office:value-type="string">
            <text:p text:style-name="Text_20_body">ἐπανέλθοντι δέ καὶ ἥδη ἐν κοίτῃ κειμένῳ ἐπῆλθεν ὅτι τάχα ἐκεῖνος οὐκ ἀμέλει ἠλήθευεν.</text:p>
          </table:table-cell>
          <table:table-cell office:value-type="string">
            <text:p text:style-name="P6">They each seized a broomstick and kicked off into the air, soaring into the midst of the cloud of keys. They grabbed and snatched, but the bewitched keys darted and dived so quickly it was almost impossible to catch one. </text:p>
          </table:table-cell>
        </table:table-row>
        <table:table-row table:style-name="TableLine2209026281536">
          <table:table-cell table:style-name="Table1.A1" office:value-type="string">
            <text:p text:style-name="Text_20_body">ἀλλὰ γὰρ τὸν Σκαβρὸν ἀπὸ τοῦ προσκεφαλαίου ὦσας ἐνόμιζε καὶ αὐτὸς πολυπραγμονῆσαί τι.</text:p>
          </table:table-cell>
          <table:table-cell office:value-type="string">
            <text:p text:style-name="P6">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2209026281536">
          <table:table-cell table:style-name="Table1.A1" office:value-type="string">
            <text:p text:style-name="Text_20_body">πεισθεὶς τοίνυν ὑπὸ τοῦ Διμπλοδώρου μὴ ἐρευνᾶν αὖ τὸ ἔσοπτρον τὸ τοῦ ναιμύθιπε, διὰ τὴν ἄλλην <text:soft-page-break/>ἀνάπαυλαν τὴν τῶν Χριστουγέννων ὁ “Άρειος τὴν ἀφανείας χλαῖναν εἶχε πεπτυγμένην ἐν τῇ κιβωτῷ.</text:p>
          </table:table-cell>
          <table:table-cell office:value-type="string">
            <text:p text:style-name="P6">"That one!" he called to the others. "That big one -- there -- no, there -- with bright blue wings -- the <text:soft-page-break/>feathers are all crumpled on one side." </text:p>
          </table:table-cell>
        </table:table-row>
        <table:table-row table:style-name="TableLine2209026281536">
          <table:table-cell table:style-name="Table1.A1" office:value-type="string">
            <text:p text:style-name="Text_20_body">ἀλλ’ ἔχρῃζε μὲν ὡσαύτως ἐπιλαθέσθαι ὧν ἐν τῷ κατόπτρῳ ἑώρακεν, ἀλλ’ οὐχ’ οῖός τ’ ῆν.</text:p>
          </table:table-cell>
          <table:table-cell office:value-type="string">
            <text:p text:style-name="P6">Ron went speeding in the direction that Harry was pointing, crashed into the ceiling, and nearly fell off his broom. </text:p>
          </table:table-cell>
        </table:table-row>
        <table:table-row table:style-name="TableLine2209026281536">
          <table:table-cell table:style-name="Table1.A1" office:value-type="string">
            <text:p text:style-name="Text_20_body">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able:table-cell>
          <table:table-cell office:value-type="string">
            <text:p text:style-name="P6">"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2209026281536">
          <table:table-cell table:style-name="Table1.A1" office:value-type="string">
            <text:p text:style-name="Text_20_body">Ἷ“Ῑ κάρτα ὁ Διμπλόδωρος ὀρθῶς ε”λεγεν εἰπὼν ὅτι τῷ ἐσόπτρῳ ἐκείνῳ ε”νεστιν οἰστρᾶν σε, ἔφη ὁ Ῥοών.</text:p>
          </table:table-cell>
          <table:table-cell office:value-type="string">
            <text:p text:style-name="P6">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2209026281536">
          <table:table-cell table:style-name="Table1.A1" office:value-type="string">
            <text:p text:style-name="Text_20_body">ὁ γὰρ ’Ἁρειος περὶ τῶν ἄρτι ἐνυπνίων εἶπεν αὐτῷ.</text:p>
          </table:table-cell>
          <table:table-cell office:value-type="string">
            <text:p text:style-name="P6">They landed quickly, and Harry ran to the door, the key struggling in his hand. He rammed it into the lock and turned -- it worked. The moment the lock had clicked open, the key took flight again, looking very battered now that it had been caught twice. </text:p>
          </table:table-cell>
        </table:table-row>
        <table:table-row table:style-name="TableLine2209026281536">
          <table:table-cell table:style-name="Table1.A1" office:value-type="string">
            <text:p text:style-name="Text_20_body">ἡ δέ Ἑρμιόνη τῇ προτεραίᾳ τῆς περιόδου ἐπανελθοῦσα ἄλλα δὴ ἐφρόνει.</text:p>
          </table:table-cell>
          <table:table-cell office:value-type="string">
            <text:p text:style-name="P6">"Ready?" Harry asked the other two, his hand on the door handle. They nodded. He pulled the door open. </text:p>
          </table:table-cell>
        </table:table-row>
        <table:table-row table:style-name="TableLine2209026281536">
          <table:table-cell table:style-name="Table1.A1" office:value-type="string">
            <text:p text:style-name="Text_20_body">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able:table-cell>
          <table:table-cell office:value-type="string">
            <text:p text:style-name="P6">The next chamber was so dark they couldn't see anything at all. But as they stepped into it, light suddenly flooded the room to reveal an astonishing sight. </text:p>
          </table:table-cell>
        </table:table-row>
        <table:table-row table:style-name="TableLine2209026281536">
          <table:table-cell table:style-name="Table1.A1" office:value-type="string">
            <text:p text:style-name="Text_20_body">καὶ μικροῦ ἐδέοντο ἀπογνῶναι τὰ τοῦ Φλαμήλου ἐν βιβλίοις εὑρήσειν, καὶ εἰ ὁ ’Ἀρειος ἔτ’ ἐπίστευεν ἀναγνῶναί που τὸ ὄνομα.</text:p>
          </table:table-cell>
          <table:table-cell office:value-type="string">
            <text:p text:style-name="P6">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2209026281536">
          <table:table-cell table:style-name="Table1.A1" office:value-type="string">
            <text:p text:style-name="Text_20_body">ἀρξαμένης δέ τῆς περιόδου, οῦκ εἶχον ποιεῖν εἰμὴ διὰ βραχυτάτων εἰκῇ ἅπτεσθαι τῶν βιβλίων μεταξὺ <text:soft-page-break/>τῶν σχολῶν.</text:p>
          </table:table-cell>
          <table:table-cell office:value-type="string">
            <text:p text:style-name="P6">"Now what do we do?" Harry whispered. </text:p>
          </table:table-cell>
        </table:table-row>
        <table:table-row table:style-name="TableLine2209026281536">
          <table:table-cell table:style-name="Table1.A1" office:value-type="string">
            <text:p text:style-name="Text_20_body">τῷ δ’ Ἀρείῳ καὶ σπανιώτερον ῆν καιρὸς ἀναγνώσεως, δέον ἤδη πρὸς τὴν ἰκαροσ- φαιρικὴν αὖ γυμνάζεσθαι.</text:p>
          </table:table-cell>
          <table:table-cell office:value-type="string">
            <text:p text:style-name="P6">"It's obvious, isn't it?" said Ron. "We've got to play our way across the room." </text:p>
          </table:table-cell>
        </table:table-row>
        <table:table-row table:style-name="TableLine2209026281536">
          <table:table-cell table:style-name="Table1.A1" office:value-type="string">
            <text:p text:style-name="Text_20_body">καὶ γὰρ ὁ (Ύλης ἤσκει τοὺς σφαιριστὰς πλέον σπουδάζων ἢ πρὸ τοῦ.</text:p>
          </table:table-cell>
          <table:table-cell office:value-type="string">
            <text:p text:style-name="P6">Behind the white pieces they could see another door. </text:p>
          </table:table-cell>
        </table:table-row>
        <table:table-row table:style-name="TableLine2209026281536">
          <table:table-cell table:style-name="Table1.A1" office:value-type="string">
            <text:p text:style-name="Text_20_body">οὐδ’ οἶ ὄμβροι πολλοὶ γενόμενοι καῖ λάβροι - ἡ γὰρ χιὼν ἤδη ἐτετήκει - τὸν θυμὸν αὐτοῦ ἤμβλυνον οὐδέν.</text:p>
          </table:table-cell>
          <table:table-cell office:value-type="string">
            <text:p text:style-name="P6">"How?" said Hermione nervously. </text:p>
          </table:table-cell>
        </table:table-row>
        <table:table-row table:style-name="TableLine2209026281536">
          <table:table-cell table:style-name="Table1.A1" office:value-type="string">
            <text:p text:style-name="Text_20_body">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able:table-cell>
          <table:table-cell office:value-type="string">
            <text:p text:style-name="P6">"I think," said Ron, "we're going to have to be chessmen." </text:p>
          </table:table-cell>
        </table:table-row>
        <table:table-row table:style-name="TableLine2209026281536">
          <table:table-cell table:style-name="Table1.A1" office:value-type="string">
            <text:p text:style-name="Text_20_body">καί ὁ ’Ἀρειος οὐ μόνον νικῆσαι ἐσπούδαζεν, ἀλλὰ καί σπανιώτερον τοῖς ἐννυχίοις φάσμα- σιν ἐταράττετο ἀτε ἀποκάμνων ἐκ τῆς γυμνασίας.</text:p>
          </table:table-cell>
          <table:table-cell office:value-type="string">
            <text:p text:style-name="P6">He walked up to a black knight and put his hand out to touch the knight's horse. At once, the stone sprang to life. The horse pawed the ground and the knight turned his helmeted head to look down at Ron. </text:p>
          </table:table-cell>
        </table:table-row>
        <table:table-row table:style-name="TableLine2209026281536">
          <table:table-cell table:style-name="Table1.A1" office:value-type="string">
            <text:p text:style-name="Text_20_body">καὶ ἐνταῦθα σφόδρα πονούντων ποτ’ αὐτῶν κατ’ ἀσκήματα - ὑετὸς γὰρ πολὺς ἐγένετο καί πηλὸς πολύς - ὁ ’Ύλης κακάγγελον παρέσχεν ἑαυτόν.</text:p>
          </table:table-cell>
          <table:table-cell office:value-type="string">
            <text:p text:style-name="P6">"Do we -- er -- have to join you to get across?" The black knight nodded. Ron turned to the other two. </text:p>
          </table:table-cell>
        </table:table-row>
        <table:table-row table:style-name="TableLine2209026281536">
          <table:table-cell table:style-name="Table1.A1" office:value-type="string">
            <text:p text:style-name="Text_20_body">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able:table-cell>
          <table:table-cell office:value-type="string">
            <text:p text:style-name="P6">"This needs thinking about he said. I suppose we've got to take the place of three of the black pieces...." </text:p>
          </table:table-cell>
        </table:table-row>
        <table:table-row table:style-name="TableLine2209026281536">
          <table:table-cell table:style-name="Table1.A1" office:value-type="string">
            <text:p text:style-name="Text_20_body">οὕτω γὰρ πράξεθ’ ὅπως νικηθησόμεθα.</text:p>
          </table:table-cell>
          <table:table-cell office:value-type="string">
            <text:p text:style-name="P6">Harry and Hermione stayed quiet, watching Ron think. Finally he said, "Now, don't be offended or anything, but neither of you are that good at chess --" </text:p>
          </table:table-cell>
        </table:table-row>
        <table:table-row table:style-name="TableLine2209026281536">
          <table:table-cell table:style-name="Table1.A1" office:value-type="string">
            <text:p text:style-name="Text_20_body">ῥαβδουχῶν γὰρ ὁ Σίναπυς πρόφασιν ἀεὶ ζητήσει πρόχειρον ὡς ἀφαιρήσων τίμια τοὺς Γρυφινδώρους.</text:p>
          </table:table-cell>
          <table:table-cell office:value-type="string">
            <text:p text:style-name="P6">"We're not offended," said Harry quickly. "Just tell us what to do." </text:p>
          </table:table-cell>
        </table:table-row>
        <table:table-row table:style-name="TableLine2209026281536">
          <table:table-cell table:style-name="Table1.A1" office:value-type="string">
            <text:p text:style-name="Text_20_body">ἀκούσας δέ ταῦθ’ ὁ Γεωργός τῷ ὄντι ε”πεσεν ἀπὸ τοῦ σάρου.</text:p>
          </table:table-cell>
          <table:table-cell office:value-type="string">
            <text:p text:style-name="P6">"Well, Harry, you take the place of that bishop, and Hermione, YOU 90 next to him instead of that castle." </text:p>
          </table:table-cell>
        </table:table-row>
        <table:table-row table:style-name="TableLine2209026281536">
          <table:table-cell table:style-name="Table1.A1" office:value-type="string">
            <text:p text:style-name="Text_20_body">καὶ βόρβορον πολὺν τοῦ στόματος ἐκπτύσας Ἀλλ’ <text:soft-page-break/>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able:table-cell>
          <table:table-cell office:value-type="string">
            <text:p text:style-name="P6">"What about you?" <text:soft-page-break/></text:p>
          </table:table-cell>
        </table:table-row>
        <table:table-row table:style-name="TableLine2209026281536">
          <table:table-cell table:style-name="Table1.A1" office:value-type="string">
            <text:p text:style-name="Text_20_body">καὶ οἶ ἕτεροι σφαιρισταῖ καταβάντες παρὰ τὸν Γεωργὸν πράγματα ἐποιοῦντο καὶ αὐτοί.</text:p>
          </table:table-cell>
          <table:table-cell office:value-type="string">
            <text:p text:style-name="P6">"I'm going to be a knight," said Ron. </text:p>
          </table:table-cell>
        </table:table-row>
        <table:table-row table:style-name="TableLine2209026281536">
          <table:table-cell table:style-name="Table1.A1" office:value-type="string">
            <text:p text:style-name="Text_20_body">Οὐδ’ ἔγωγ’ ἐπαίτιος, ἔφη ὁ ”Υλης.</text:p>
          </table:table-cell>
          <table:table-cell office:value-type="string">
            <text:p text:style-name="P6">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2209026281536">
          <table:table-cell table:style-name="Table1.A1" office:value-type="string">
            <text:p text:style-name="Text_20_body">ἀλλ ’ἡμᾶς γε πᾶσ’ ἀνάγκη μὴ παρανομεῖν ὅπως μὴ πρόφασιν ἔχῃ φενακίζειν.</text:p>
          </table:table-cell>
          <table:table-cell office:value-type="string">
            <text:p text:style-name="P6">"White always plays first in chess," said Ron, peering across the board. </text:p>
          </table:table-cell>
        </table:table-row>
        <table:table-row table:style-name="TableLine2209026281536">
          <table:table-cell table:style-name="Table1.A1" office:value-type="string">
            <text:p text:style-name="Text_20_body">ἀλλ’ ὁ Ἄρειος εὔστοχον μὲν ἡγεῖτο τοῦτο, ἴδιον δ’ εἶχε λόγον τοῦ μὴ βούλεσθαι τὸν Σίναπυν πέλας ἔχειν ἰκαροσφαιρίζων.</text:p>
          </table:table-cell>
          <table:table-cell office:value-type="string">
            <text:p text:style-name="P6">"Yes... look..." </text:p>
          </table:table-cell>
        </table:table-row>
        <table:table-row table:style-name="TableLine2209026281536">
          <table:table-cell table:style-name="Table1.A1" office:value-type="string">
            <text:p text:style-name="Text_20_body">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able:table-cell>
          <table:table-cell office:value-type="string">
            <text:p text:style-name="P6">A white pawn had moved forward two squares. </text:p>
          </table:table-cell>
        </table:table-row>
        <table:table-row table:style-name="TableLine2209026281536">
          <table:table-cell table:style-name="Table1.A1" office:value-type="string">
            <text:p text:style-name="Text_20_body">ἡ δέ ἐν τῇ γε πεττεία πολλάκις ἡττᾶτο.</text:p>
          </table:table-cell>
          <table:table-cell office:value-type="string">
            <text:p text:style-name="P6">Ron started to direct the black pieces. They moved silently wherever he sent them. Harry's knees were trembling. What if they lost? "Harry -- move diagonally four squares to the right." </text:p>
          </table:table-cell>
        </table:table-row>
        <table:table-row table:style-name="TableLine2209026281536">
          <table:table-cell table:style-name="Table1.A1" office:value-type="string">
            <text:p text:style-name="Text_20_body">καί τοῦτο πολὺ λυσιτελεῖν αὐτῇ ἐνόμιζον ὁ θ’ Ἄρειος καὶ ὁ Ῥοὼν ὡς πρὸς τᾶλλα ἀεὶ ἐνίκα.</text:p>
          </table:table-cell>
          <table:table-cell office:value-type="string">
            <text:p text:style-name="P6">Their first real shock came when their other knight was taken. The white queen smashed him to the floor and dragged him off the board, where he lay quite still, facedown. </text:p>
          </table:table-cell>
        </table:table-row>
        <table:table-row table:style-name="TableLine2209026281536">
          <table:table-cell table:style-name="Table1.A1" office:value-type="string">
            <text:p text:style-name="Text_20_body">παρακαθημένου δέ τοῦ Ἁρείου ὁ Ῥοών πρῶτον μέν Μὴ λαλήσῃς, ἔφη, δεῖ γὰρ προσέχειν τὸν νοῦν - 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office:value-type="string">
            <text:p text:style-name="P6">"Had to let that happen," said Ron, looking shaken. "Leaves you free to take that bishop, Hermione, go on." </text:p>
          </table:table-cell>
        </table:table-row>
        <table:table-row table:style-name="TableLine2209026281536">
          <table:table-cell table:style-name="Table1.A1" office:value-type="string">
            <text:p text:style-name="Text_20_body">Ἀλλὰ μὴ σφαίριζε, εἶπεν αὐτίκα ἡ Ἑρμιόνη.</text:p>
          </table:table-cell>
          <table:table-cell office:value-type="string">
            <text:p text:style-name="P6">Every time one of their men was lost, the white pieces showed no mercy. </text:p>
          </table:table-cell>
        </table:table-row>
        <text:soft-page-break/>
        <table:table-row table:style-name="TableLine2209026281536">
          <table:table-cell table:style-name="Table1.A1" office:value-type="string">
            <text:p text:style-name="Text_20_body">Εἶπέ ὡς νοσεῖς, ἔφη ὁ Ῥοών.</text:p>
          </table:table-cell>
          <table:table-cell office:value-type="string">
            <text:p text:style-name="P6">Soon there was a huddle of limp black players slumped along the wall. </text:p>
          </table:table-cell>
        </table:table-row>
        <table:table-row table:style-name="TableLine2209026281536">
          <table:table-cell table:style-name="Table1.A1" office:value-type="string">
            <text:p text:style-name="Text_20_body">Εἰπέ ὡς σκέλος κατέαγες, ἔφη ὁ Ἑρμιόνη.</text:p>
          </table:table-cell>
          <table:table-cell office:value-type="string">
            <text:p text:style-name="P6">Twice, Ron only just noticed in time that Harry and Hermione were in danger. He himself darted around the board, taking almost as many white pieces as they had lost black ones. </text:p>
          </table:table-cell>
        </table:table-row>
        <table:table-row table:style-name="TableLine2209026281536">
          <table:table-cell table:style-name="Table1.A1" office:value-type="string">
            <text:p text:style-name="Text_20_body">Κάταξον μέν οὖν ὡς ἀληθῶς.</text:p>
          </table:table-cell>
          <table:table-cell office:value-type="string">
            <text:p text:style-name="P6">"We're nearly there," he muttered suddenly. "Let me think let me think..." </text:p>
          </table:table-cell>
        </table:table-row>
        <table:table-row table:style-name="TableLine2209026281536">
          <table:table-cell table:style-name="Table1.A1" office:value-type="string">
            <text:p text:style-name="Text_20_body">ΠΕΡΙ ΤΟΥ ΝΙΚΟΛΑΟΥ ΦΛΑΜΗΛΟΥ 177 Ἀλλ’ οὐ πάρεστί μοι, ἦ δ’ ὃς ὁ ’Ἄρειος οὐ γὰρ ὑπάρχει ζητητὴς ἄλλος ἔφεδρος.</text:p>
          </table:table-cell>
          <table:table-cell office:value-type="string">
            <text:p text:style-name="P6">The white queen turned her blank face toward him. </text:p>
          </table:table-cell>
        </table:table-row>
        <table:table-row table:style-name="TableLine2209026281536">
          <table:table-cell table:style-name="Table1.A1" office:value-type="string">
            <text:p text:style-name="Text_20_body">εἰ δ’ ἐγὼ ἀποσταίην τοῦ ἀγῶνος, σφαιρίζειν οὐκ ἂν ἔχοιεν οἱ Γρυφίνδωροι.</text:p>
          </table:table-cell>
          <table:table-cell office:value-type="string">
            <text:p text:style-name="P6">"Yes..." said Ron softly, "It's the only way... I've got to be taken." </text:p>
          </table:table-cell>
        </table:table-row>
        <table:table-row table:style-name="TableLine2209026281536">
          <table:table-cell table:style-name="Table1.A1" office:value-type="string">
            <text:p text:style-name="Text_20_body">ἐνταῦθα δέ ὁ Νεφελώδης ε”πεσεν εἷς τὸ κοινεῖον.</text:p>
          </table:table-cell>
          <table:table-cell office:value-type="string">
            <text:p text:style-name="P6">"NOF Harry and Hermione shouted. </text:p>
          </table:table-cell>
        </table:table-row>
        <table:table-row table:style-name="TableLine2209026281536">
          <table:table-cell table:style-name="Table1.A1" office:value-type="string">
            <text:p text:style-name="Text_20_body">ἀνέβη γὰρ οὐκ οἶδ’ ὅπως διὰ τῆς ὀπῆς εἷκονικῆς τὰ σκέλη συγκεκολλημένα παρέχων· κεκηλὴσθαι γὰρ ἐδόκει φίλτρῳ σκελοκολλητικῴ.</text:p>
          </table:table-cell>
          <table:table-cell office:value-type="string">
            <text:p text:style-name="P6">"That's chess!" snapped Ron. "You've got to make some sacrifices! I take one step forward and she'll take me -- that leaves you free to checkmate the king, Harry!" </text:p>
          </table:table-cell>
        </table:table-row>
        <table:table-row table:style-name="TableLine2209026281536">
          <table:table-cell table:style-name="Table1.A1" office:value-type="string">
            <text:p text:style-name="Text_20_body">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able:table-cell>
          <table:table-cell office:value-type="string">
            <text:p text:style-name="P6">"But --" </text:p>
          </table:table-cell>
        </table:table-row>
        <table:table-row table:style-name="TableLine2209026281536">
          <table:table-cell table:style-name="Table1.A1" office:value-type="string">
            <text:p text:style-name="Text_20_body">καὶ τὰ τοῦ Νεφελ- ώδους σκέλη αὐτόματα δίχα διελύθη.</text:p>
          </table:table-cell>
          <table:table-cell office:value-type="string">
            <text:p text:style-name="P6">"Do you want to stop Snape or not?" </text:p>
          </table:table-cell>
        </table:table-row>
        <table:table-row table:style-name="TableLine2209026281536">
          <table:table-cell table:style-name="Table1.A1" office:value-type="string">
            <text:p text:style-name="Text_20_body">αὐτὸς δ’ ἀνέστη τρέμων ἔτι.</text:p>
          </table:table-cell>
          <table:table-cell office:value-type="string">
            <text:p text:style-name="P6">"Ron --" </text:p>
          </table:table-cell>
        </table:table-row>
        <table:table-row table:style-name="TableLine2209026281536">
          <table:table-cell table:style-name="Table1.A1" office:value-type="string">
            <text:p text:style-name="Text_20_body">Τί γέγονεν; εἶπεν ἡ Ἑρμιόνη μεταξὺ παρακαθίζουσα αὐτὸν τῷ Ἁρείῳ καὶ τῴ Ῥοῶνι.</text:p>
          </table:table-cell>
          <table:table-cell office:value-type="string">
            <text:p text:style-name="P6">"Look, if you don't hurry up, he'll already have the Stone!" </text:p>
          </table:table-cell>
        </table:table-row>
        <table:table-row table:style-name="TableLine2209026281536">
          <table:table-cell table:style-name="Table1.A1" office:value-type="string">
            <text:p text:style-name="Text_20_body">ὁ δέ τρομερώς Μάλθακος, ἔφη.</text:p>
          </table:table-cell>
          <table:table-cell office:value-type="string">
            <text:p text:style-name="P6">There was no alternative. </text:p>
          </table:table-cell>
        </table:table-row>
        <table:table-row table:style-name="TableLine2209026281536">
          <table:table-cell table:style-name="Table1.A1" office:value-type="string">
            <text:p text:style-name="Text_20_body">ἐνέτυχον γὰρ αὐτῷ πρὸς τῇ βιβλιοθήκῃ.</text:p>
          </table:table-cell>
          <table:table-cell office:value-type="string">
            <text:p text:style-name="P6">"Ready?" Ron called, his face pale but determined. "Here I go - now, don't hang around once you've won." </text:p>
          </table:table-cell>
        </table:table-row>
        <table:table-row table:style-name="TableLine2209026281536">
          <table:table-cell table:style-name="Table1.A1" office:value-type="string">
            <text:p text:style-name="Text_20_body">ὁ δ’ ε”φασκεν ἐρευνᾶν τινα μέλλων προμελετήσειν ἃ δεῖ ποιεῖν.</text:p>
          </table:table-cell>
          <table:table-cell office:value-type="string">
            <text:p text:style-name="P6">He stepped forward, and the white queen pounced. She struck Ron hard across the head with her stone arm, and he crashed to the floor - Hermione screamed but stayed on her square - the white queen dragged Ron to one side. He looked as if <text:soft-page-break/>he'd been knocked out. </text:p>
          </table:table-cell>
        </table:table-row>
        <table:table-row table:style-name="TableLine2209026281536">
          <table:table-cell table:style-name="Table1.A1" office:value-type="string">
            <text:p text:style-name="Text_20_body">ἡ δέ Ἑρμιόνη πιθανῶς Ἄγε δή, ἔφη, πρὸς τὴν Μαγονωγαλέαν καταμήνυσον αὐτοῦ.</text:p>
          </table:table-cell>
          <table:table-cell office:value-type="string">
            <text:p text:style-name="P6">Shaking, Harry moved three spaces to the left. </text:p>
          </table:table-cell>
        </table:table-row>
        <table:table-row table:style-name="TableLine2209026281536">
          <table:table-cell table:style-name="Table1.A1" office:value-type="string">
            <text:p text:style-name="Text_20_body">ὁ δέ Νεφελώδης ἀνανεύσας Οὐ γὰρ θέλω, ἔφη, πράγματ’ ἔχειν καί πλείω.</text:p>
          </table:table-cell>
          <table:table-cell office:value-type="string">
            <text:p text:style-name="P6">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2209026281536">
          <table:table-cell table:style-name="Table1.A1" office:value-type="string">
            <text:p text:style-name="Text_20_body">Ἀλλ’ ὦ Νεφέλωδες, ε”φη ὁ Ῥοών, δεῖ σέ ἀνθίστασθαι αὐτῷ.</text:p>
          </table:table-cell>
          <table:table-cell office:value-type="string">
            <text:p text:style-name="P6">"What if he's --?" </text:p>
          </table:table-cell>
        </table:table-row>
        <table:table-row table:style-name="TableLine2209026281536">
          <table:table-cell table:style-name="Table1.A1" office:value-type="string">
            <text:p text:style-name="Text_20_body">οὗτος μὲν γὰρ φιλεῖ καταπατεῖν τοὺς ἐπιτυχόντας, σὺ δ’ οὐκ ὀφείλεις προκείμενος παραδοῦναι σεαυτὸν λὰξ πατεῖσθαι.</text:p>
          </table:table-cell>
          <table:table-cell office:value-type="string">
            <text:p text:style-name="P6">"He'll be all right," said Harry, trying to convince himself. "What do you reckon's next?" </text:p>
          </table:table-cell>
        </table:table-row>
        <table:table-row table:style-name="TableLine2209026281536">
          <table:table-cell table:style-name="Table1.A1" office:value-type="string">
            <text:p text:style-name="Text_20_body">ὁ δ’ ἀκαρές δέων κλαῦσαι Ἀλλ’ οὐ δεῖ σὲ γοῦν εἰπεῖν ἐμοὶ ὡς ἀνδρείας ἐνδέης οὐκ ἐπάξιός εἶμι τῶν Γρυφινδώρων.</text:p>
          </table:table-cell>
          <table:table-cell office:value-type="string">
            <text:p text:style-name="P6">"We've had Sprout's, that was the Devil's Snare; Flitwick must've put charms on the keys; McGonagall transfigured the chessmen to make them alive; that leaves Quirrell's spell, and Snape's." </text:p>
          </table:table-cell>
        </table:table-row>
        <table:table-row table:style-name="TableLine2209026281536">
          <table:table-cell table:style-name="Table1.A1" office:value-type="string">
            <text:p text:style-name="Text_20_body">τοῦτο γὰρ ὁ Μάλθακος εἴρηκεν ἥδη.</text:p>
          </table:table-cell>
          <table:table-cell office:value-type="string">
            <text:p text:style-name="P6">They had reached another door. </text:p>
          </table:table-cell>
        </table:table-row>
        <table:table-row table:style-name="TableLine2209026281536">
          <table:table-cell table:style-name="Table1.A1" office:value-type="string">
            <text:p text:style-name="Text_20_body">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office:value-type="string">
            <text:p text:style-name="P6">"All right?" Harry whispered. </text:p>
          </table:table-cell>
        </table:table-row>
        <table:table-row table:style-name="TableLine2209026281536">
          <table:table-cell table:style-name="Table1.A1" office:value-type="string">
            <text:p text:style-name="Text_20_body">καὶ τοῦτον ε”δωκε τῷ Νεφελώδει παρ’ ὀλίγον ἐλθόντι δακρύειν.</text:p>
          </table:table-cell>
          <table:table-cell office:value-type="string">
            <text:p text:style-name="P6">"Go on." </text:p>
          </table:table-cell>
        </table:table-row>
        <table:table-row table:style-name="TableLine2209026281536">
          <table:table-cell table:style-name="Table1.A1" office:value-type="string">
            <text:p text:style-name="Text_20_body">Ἀλλὰ σύ γε, ἔφη, δύνασαι δώδεκα Μαλθάκους.</text:p>
          </table:table-cell>
          <table:table-cell office:value-type="string">
            <text:p text:style-name="P6">Harry pushed it open. </text:p>
          </table:table-cell>
        </table:table-row>
        <table:table-row table:style-name="TableLine2209026281536">
          <table:table-cell table:style-name="Table1.A1" office:value-type="string">
            <text:p text:style-name="Text_20_body">ἆρ’ οὐκ ὁ Πῖλος Νεμητὴς εἵλετο σὲ Γρυφίνδωρον; καὶ ποῦ ’στιν ὁ Μάλθακος; ἐν τοῖς καταράτοις Σλυθηρίνοις.</text:p>
          </table:table-cell>
          <table:table-cell office:value-type="string">
            <text:p text:style-name="P6">A disgusting smell filled their nostrils, making both of them pull their robes up over their noses. Eyes watering, they saw, flat on the floor in front of them, a troll even larger than the one they had tackled, out cold with a bloody lump on its head. </text:p>
          </table:table-cell>
        </table:table-row>
        <table:table-row table:style-name="TableLine2209026281536">
          <table:table-cell table:style-name="Table1.A1" office:value-type="string">
            <text:p text:style-name="Text_20_body">ὁ δέ Νεφελώδης ἠρέμα γελῶν τὸν βάτραχον ἀνεκάλυψε.</text:p>
          </table:table-cell>
          <table:table-cell office:value-type="string">
            <text:p text:style-name="P6">"I'm glad we didn't have to fight that one," Harry whispered as they stepped carefully over one of its massive legs. "Come on, I can't breathe." </text:p>
          </table:table-cell>
        </table:table-row>
        <table:table-row table:style-name="TableLine2209026281536">
          <table:table-cell table:style-name="Table1.A1" office:value-type="string">
            <text:p text:style-name="Text_20_body">Χάριν οἶδα, ἔφη, ὦ ’Ἄρειε, ἀλλ’ εἶμι κοῖτον ποιησόμενος.</text:p>
          </table:table-cell>
          <table:table-cell office:value-type="string">
            <text:p text:style-name="P6">He pulled open the next door, both of them hardly daring to look at what came next - but there was <text:soft-page-break/>nothing very frightening in here, just a table with seven differently shaped bottles standing on it in a line. </text:p>
          </table:table-cell>
        </table:table-row>
        <table:table-row table:style-name="TableLine2209026281536">
          <table:table-cell table:style-name="Table1.A1" office:value-type="string">
            <text:p text:style-name="Text_20_body">ἦ τοῦ δελτίου ἐπιθυμεῖς,· οἶδα γὰρ σε’ σπουδάζοντα ξυλλέγειν αὐτά.</text:p>
          </table:table-cell>
          <table:table-cell office:value-type="string">
            <text:p text:style-name="P6">"Snape's," said Harry. "What do we have to do?" </text:p>
          </table:table-cell>
        </table:table-row>
        <table:table-row table:style-name="TableLine2209026281536">
          <table:table-cell table:style-name="Table1.A1" office:value-type="string">
            <text:p text:style-name="Text_20_body">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office:value-type="string">
            <text:p text:style-name="P6">They stepped over the threshold, and immediately a fire sprang up behind them in the doorway. It wasn't ordinary fire either; it was purple. At the same instant, black flames shot up in the doorway leading onward. </text:p>
          </table:table-cell>
        </table:table-row>
        <table:table-row table:style-name="TableLine2209026281536">
          <table:table-cell table:style-name="Table1.A1" office:value-type="string">
            <text:p text:style-name="Text_20_body">Διμπλόδωρός ἐστι μάλ’ αὖθις, ἔφη.</text:p>
          </table:table-cell>
          <table:table-cell office:value-type="string">
            <text:p text:style-name="P6">They were trapped. </text:p>
          </table:table-cell>
        </table:table-row>
        <table:table-row table:style-name="TableLine2209026281536">
          <table:table-cell table:style-name="Table1.A1" office:value-type="string">
            <text:p text:style-name="Text_20_body">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able:table-cell>
          <table:table-cell office:value-type="string">
            <text:p text:style-name="P6">"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2209026281536">
          <table:table-cell table:style-name="Table1.A1" office:value-type="string">
            <text:p text:style-name="Text_20_body">ηὕρηκα γὰρ τὸν Φλάμηλον.</text:p>
          </table:table-cell>
          <table:table-cell office:value-type="string">
            <text:p text:style-name="P6">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able:table-cell>
        </table:table-row>
        <table:table-row table:style-name="TableLine2209026281536">
          <table:table-cell table:style-name="Table1.A1" office:value-type="string">
            <text:p text:style-name="Text_20_body">καῖ εἶπον πάλαι ὅτι πρὸ τοῦ ἀνέγνων τοῦνομά που, ἀναγνοὺς δὴ δεῦρο ι’ὼν ἐπὶ τῆς ἁμαξοστοιχίας.</text:p>
          </table:table-cell>
          <table:table-cell office:value-type="string">
            <text:p text:style-name="P6">Hermione let out a great sigh and Harry, amazed, saw that she was smiling, the very last thing he felt like doing. </text:p>
          </table:table-cell>
        </table:table-row>
        <table:table-row table:style-name="TableLine2209026281536">
          <table:table-cell table:style-name="Table1.A1" office:value-type="string">
            <text:p text:style-name="Text_20_body">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text:soft-page-break/>δρακοντείου, καὶ δὴ καί περὶ τῆς χρυσοποιίας πόλλ’ ἔπραξε μετὰ τοῦ συνέργου Νικολάου Φλαμήλου.</text:p>
          </table:table-cell>
          <table:table-cell office:value-type="string">
            <text:p text:style-name="P6">"Brilliant," said Hermione. "This isn't magic -- it's logic -- a puzzle. </text:p>
          </table:table-cell>
        </table:table-row>
        <table:table-row table:style-name="TableLine2209026281536">
          <table:table-cell table:style-name="Table1.A1" office:value-type="string">
            <text:p text:style-name="Text_20_body">ἡ δ’ Ἑρμιόνη ἀνεπήδησε λίαν ἐσπουδασμένως - ἐδόκει γὰρ τόσον ἀνηρεθισμένη ὅσον ἐν ᾧ τὰ τίμια ε”λαβε τὰ πρῶτα πρὸς τὰ κατ’ οἶκον μαθήματα.</text:p>
          </table:table-cell>
          <table:table-cell office:value-type="string">
            <text:p text:style-name="P6">A lot of the greatest wizards haven't got an ounce of logic, they'd be stuck in here forever." </text:p>
          </table:table-cell>
        </table:table-row>
        <table:table-row table:style-name="TableLine2209026281536">
          <table:table-cell table:style-name="Table1.A1" office:value-type="string">
            <text:p text:style-name="Text_20_body">Ἀλλὰ περιμένετε, ἔφη.</text:p>
          </table:table-cell>
          <table:table-cell office:value-type="string">
            <text:p text:style-name="P6">"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2209026281536">
          <table:table-cell table:style-name="Table1.A1" office:value-type="string">
            <text:p text:style-name="Text_20_body">καὶ ἅνω ἔδραμεν ἐπὶ τὰ παρθενικὰ κοιμ- ητήρια.</text:p>
          </table:table-cell>
          <table:table-cell office:value-type="string">
            <text:p text:style-name="P6">"But how do we know which to drink?" </text:p>
          </table:table-cell>
        </table:table-row>
        <table:table-row table:style-name="TableLine2209026281536">
          <table:table-cell table:style-name="Table1.A1" office:value-type="string">
            <text:p text:style-name="Text_20_body">ὁ δ’ “Α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office:value-type="string">
            <text:p text:style-name="P6">"Give me a minute." </text:p>
          </table:table-cell>
        </table:table-row>
        <table:table-row table:style-name="TableLine2209026281536">
          <table:table-cell table:style-name="Table1.A1" office:value-type="string">
            <text:p text:style-name="Text_20_body">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able:table-cell>
          <table:table-cell office:value-type="string">
            <text:p text:style-name="P6">Hermione read the paper several times. Then she walked up and down the line of bottles, muttering to herself and pointing at them. At last, she clapped her hands. </text:p>
          </table:table-cell>
        </table:table-row>
        <table:table-row table:style-name="TableLine2209026281536">
          <table:table-cell table:style-name="Table1.A1" office:value-type="string">
            <text:p text:style-name="Text_20_body">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able:table-cell>
          <table:table-cell office:value-type="string">
            <text:p text:style-name="P6">"Got it," she said. "The smallest bottle will get us through the black fire -- toward the Stone." </text:p>
          </table:table-cell>
        </table:table-row>
        <table:table-row table:style-name="TableLine2209026281536">
          <table:table-cell table:style-name="Table1.A1" office:value-type="string">
            <text:p text:style-name="Text_20_body">καὶ τὸν Ῥοῶνα σκυθρωπάζοντ’ ε”τι ἐρόμενον δ’ εἶ θεμιτὸν εἴη νυνὶ φωνῆσαι περὶ οὐδενὸς ποιησαμένη - Ὁ Νικολᾶος Φλάμηλος, ἔφη ψιθυρίζουσα ε”τι καὶ τραγῳδοῦσά τι, μόνος ἐστὶ καθ’ ὅσον ἐγνώκαμεν δημιουργὸς τῆς τοῦ φιλοσόφου λίθου.</text:p>
          </table:table-cell>
          <table:table-cell office:value-type="string">
            <text:p text:style-name="P6">Harry looked at the tiny bottle. </text:p>
          </table:table-cell>
        </table:table-row>
        <table:table-row table:style-name="TableLine2209026281536">
          <table:table-cell table:style-name="Table1.A1" office:value-type="string">
            <text:p text:style-name="Text_20_body">οἱ δ’ ἀκουσάμενοι παρ’ ἐλπίδα οὐδὲν ἄρ’ ἀπεκρίναντο ὧν προσεδέχετο.</text:p>
          </table:table-cell>
          <table:table-cell office:value-type="string">
            <text:p text:style-name="P6">"There's only enough there for one of us," he said. "That's hardly one swallow." </text:p>
          </table:table-cell>
        </table:table-row>
        <table:table-row table:style-name="TableLine2209026281536">
          <table:table-cell table:style-name="Table1.A1" office:value-type="string">
            <text:p text:style-name="Text_20_body">Τῆς ποίας; ἔφασαν.</text:p>
          </table:table-cell>
          <table:table-cell office:value-type="string">
            <text:p text:style-name="P6">They looked at each other. </text:p>
          </table:table-cell>
        </table:table-row>
        <table:table-row table:style-name="TableLine2209026281536">
          <table:table-cell table:style-name="Table1.A1" office:value-type="string">
            <text:p text:style-name="Text_20_body">Ἀλλὰ νὴ τὼ θεώ, οὖ γὰρ ε”χετε ἀναγιγνώσκειν; ἰδού.</text:p>
          </table:table-cell>
          <table:table-cell office:value-type="string">
            <text:p text:style-name="P6">"Which one will get you back through the purple flames?" </text:p>
          </table:table-cell>
        </table:table-row>
        <table:table-row table:style-name="TableLine2209026281536">
          <table:table-cell table:style-name="Table1.A1" office:value-type="string">
            <text:p text:style-name="Text_20_body">ἀνάγνωτε δῆτα ταυτί.</text:p>
          </table:table-cell>
          <table:table-cell office:value-type="string">
            <text:p text:style-name="P6">Hermione pointed at a rounded bottle at the right <text:soft-page-break/>end of the line. </text:p>
          </table:table-cell>
        </table:table-row>
        <table:table-row table:style-name="TableLine2209026281536">
          <table:table-cell table:style-name="Table1.A1" office:value-type="string">
            <text:p text:style-name="Text_20_body">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able:table-cell>
          <table:table-cell office:value-type="string">
            <text:p text:style-name="P6">"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2209026281536">
          <table:table-cell table:style-name="Table1.A1" office:value-type="string">
            <text:p text:style-name="Text_20_body">αὕτη γὰρ δυνάμεις ε”χει μεγάλας καὶ θαυμαστάς, ἱκανὴ οὖσα τοῦτο μὲν εἷς ἄπεφθον χρυσὸν μεταβάλλειν τὰ ἐπιτυχόντα τῶν μεταλλείων τοῦτο δὲ τίκτειν τὸ τῆς ζωῆς φάρμακον ὅπερ καὶ ἀθάνατον ποιήσει τὸν πεπωκότα.</text:p>
          </table:table-cell>
          <table:table-cell office:value-type="string">
            <text:p text:style-name="P6">"But Harry -- what if You-Know-Who's with him?" </text:p>
          </table:table-cell>
        </table:table-row>
        <table:table-row table:style-name="TableLine2209026281536">
          <table:table-cell table:style-name="Table1.A1" office:value-type="string">
            <text:p text:style-name="Text_20_body">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office:value-type="string">
            <text:p text:style-name="P6">"Well -- I was lucky once, wasn't I?" said Harry, pointing at his scar. </text:p>
          </table:table-cell>
        </table:table-row>
        <table:table-row table:style-name="TableLine2209026281536">
          <table:table-cell table:style-name="Table1.A1" office:value-type="string">
            <text:p text:style-name="Text_20_body">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able:table-cell>
          <table:table-cell office:value-type="string">
            <text:p text:style-name="P6">"I might get lucky again." </text:p>
          </table:table-cell>
        </table:table-row>
        <table:table-row table:style-name="TableLine2209026281536">
          <table:table-cell table:style-name="Table1.A1" office:value-type="string">
            <text:p text:style-name="Text_20_body">τῷ δ’ Ἁρείῳ καὶ τῷ Ῥοῶνι τοῦργον ἀνύσασιν ἡ Ἑρμιόνη Ἐγνώκατε; ἔφη.</text:p>
          </table:table-cell>
          <table:table-cell office:value-type="string">
            <text:p text:style-name="P6">Hermione's lip trembled, and she suddenly dashed at Harry and threw her arms around him. </text:p>
          </table:table-cell>
        </table:table-row>
        <table:table-row table:style-name="TableLine2209026281536">
          <table:table-cell table:style-name="Table1.A1" office:value-type="string">
            <text:p text:style-name="Text_20_body">ὁ γὰρ κύων ὡς εἰκὸς φυλάττει τὴν λίθον τὴν τοῦ Φλαμηλου.</text:p>
          </table:table-cell>
          <table:table-cell office:value-type="string">
            <text:p text:style-name="P6">"Hermione!" </text:p>
          </table:table-cell>
        </table:table-row>
        <table:table-row table:style-name="TableLine2209026281536">
          <table:table-cell table:style-name="Table1.A1" office:value-type="string">
            <text:p text:style-name="Text_20_body">οὗτος δ’ ᾔτησε δηλαδὴ τὸν Διμπλόδωρον διασῶσαι αὐτὴν φίλον ὅντα διότι μέλλει τις κλέψειν.</text:p>
          </table:table-cell>
          <table:table-cell office:value-type="string">
            <text:p text:style-name="P6">"Harry -- you're a great wizard, you know." </text:p>
          </table:table-cell>
        </table:table-row>
        <table:table-row table:style-name="TableLine2209026281536">
          <table:table-cell table:style-name="Table1.A1" office:value-type="string">
            <text:p text:style-name="Text_20_body">διὸ ἔδοξεν ἐκ τοῦ Γριγ- γώτου κομισθῆναι αὐτήν.</text:p>
          </table:table-cell>
          <table:table-cell office:value-type="string">
            <text:p text:style-name="P6">"I'm not as good as you," said Harry, very embarrassed, as she let go of him. </text:p>
          </table:table-cell>
        </table:table-row>
        <table:table-row table:style-name="TableLine2209026281536">
          <table:table-cell table:style-name="Table1.A1" office:value-type="string">
            <text:p text:style-name="Text_20_body">Λίθον τοίνυν λέγεις, ε”φη ὁ “Αρειος, ἥτις χρυσόν τε ποιεῖ καὶ κωλύει σε ἀποθανεῖν.</text:p>
          </table:table-cell>
          <table:table-cell office:value-type="string">
            <text:p text:style-name="P6">"Me!" said Hermione. "Books! And cleverness! There are more important things -- friendship and bravery and -- oh Harry -- be careful!" </text:p>
          </table:table-cell>
        </table:table-row>
        <table:table-row table:style-name="TableLine2209026281536">
          <table:table-cell table:style-name="Table1.A1" office:value-type="string">
            <text:p text:style-name="Text_20_body">ὥστ’ οὐδὲν θαῦμα εί ὁ Σίναπυς ἐπιθυμεῖ αὐτῆς.</text:p>
          </table:table-cell>
          <table:table-cell office:value-type="string">
            <text:p text:style-name="P6">"You drink first," said Harry. "You are sure which is which, aren't you?" </text:p>
          </table:table-cell>
        </table:table-row>
        <table:table-row table:style-name="TableLine2209026281536">
          <table:table-cell table:style-name="Table1.A1" office:value-type="string">
            <text:p text:style-name="Text_20_body">ἀλλὰ γὰρ πᾶς τις ἐπιθυμοίη ἄν.</text:p>
          </table:table-cell>
          <table:table-cell office:value-type="string">
            <text:p text:style-name="P6">"Positive," said Hermione. She took a long drink from the round bottle at the end, and shuddered. </text:p>
          </table:table-cell>
        </table:table-row>
        <text:soft-page-break/>
        <table:table-row table:style-name="TableLine2209026281536">
          <table:table-cell table:style-name="Table1.A1" office:value-type="string">
            <text:p text:style-name="Text_20_body">Θαῦμα δ’ οῦκ ἔστιν εἶ Φλάμηλον οὐκ ηὑρήκαμεν ἐν ἐκείνῃ τῇ σκέψει τῇ τῆς περὶ τὰ μαγικὰ καινοτομίας.</text:p>
          </table:table-cell>
          <table:table-cell office:value-type="string">
            <text:p text:style-name="P6">"It's not poison?" said Harry anxiously. </text:p>
          </table:table-cell>
        </table:table-row>
        <table:table-row table:style-name="TableLine2209026281536">
          <table:table-cell table:style-name="Table1.A1" office:value-type="string">
            <text:p text:style-name="Text_20_body">οὗ γὰρ δήπου ἄρτι ἐκαινοτόμει οὐδέν ε”τη γεγονὼς ἤδη ἑξακόσια ἑξήκοντα πέντε.</text:p>
          </table:table-cell>
          <table:table-cell office:value-type="string">
            <text:p text:style-name="P6">"No -- but it's like ice." </text:p>
          </table:table-cell>
        </table:table-row>
        <table:table-row table:style-name="TableLine2209026281536">
          <table:table-cell table:style-name="Table1.A1" office:value-type="string">
            <text:p text:style-name="Text_20_body">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able:table-cell>
          <table:table-cell office:value-type="string">
            <text:p text:style-name="P6">"Quick, go, before it wears off." </text:p>
          </table:table-cell>
        </table:table-row>
        <table:table-row table:style-name="TableLine2209026281536">
          <table:table-cell table:style-name="Table1.A1" office:value-type="string">
            <text:p text:style-name="Text_20_body">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able:table-cell>
          <table:table-cell office:value-type="string">
            <text:p text:style-name="P6">"Good luck -- take care." </text:p>
          </table:table-cell>
        </table:table-row>
        <table:table-row table:style-name="TableLine2209026281536">
          <table:table-cell table:style-name="Table1.A1" office:value-type="string">
            <text:p text:style-name="Text_20_body">Ἀλλὰ μέλλω σφαιριεῖν ἄρα, εἶπε τῷ Ῥοῶνι καὶ τῇ Ἑρμιόνῃ.</text:p>
          </table:table-cell>
          <table:table-cell office:value-type="string">
            <text:p text:style-name="P6">"GO!" </text:p>
          </table:table-cell>
        </table:table-row>
        <table:table-row table:style-name="TableLine2209026281536">
          <table:table-cell table:style-name="Table1.A1" office:value-type="string">
            <text:p text:style-name="Text_20_body">εἶ δέ μή, οἱ Σλυθήρινοι ἅπαντες ἡγήσονταί με περιφοβώτερον εἶναι ἢ ὥσθ’ ὑπομένειν τὸν Σίναπυν.</text:p>
          </table:table-cell>
          <table:table-cell office:value-type="string">
            <text:p text:style-name="P6">Hermione turned and walked straight through the purple fire. </text:p>
          </table:table-cell>
        </table:table-row>
        <table:table-row table:style-name="TableLine2209026281536">
          <table:table-cell table:style-name="Table1.A1" office:value-type="string">
            <text:p text:style-name="Text_20_body">βεβασανισμένων μὲν γὰρ αὐτῶν ἐν τῷ ἀγῶνι, νικησάντων δ’ ἡμῶν παύσω τῶν γελασμάτων άπομόρξας τὴν ὕβριν.</text:p>
          </table:table-cell>
          <table:table-cell office:value-type="string">
            <text:p text:style-name="P6">Harry took a deep breath and picked up the smallest bottle. He turned to face the black flames. </text:p>
          </table:table-cell>
        </table:table-row>
        <table:table-row table:style-name="TableLine2209026281536">
          <table:table-cell table:style-name="Table1.A1" office:value-type="string">
            <text:p text:style-name="Text_20_body">180 ΑΡΕΙοΣ ΠοΤΗΡ Ἐφ’ ᾧτε μὴ ἀπομόρξαι σέ ἀπὸ τοῦ σταδίου, εἶπεν ἡ Ἑρμιόνη.</text:p>
          </table:table-cell>
          <table:table-cell office:value-type="string">
            <text:p text:style-name="P6">"Here I come," he said, and he drained the little bottle in one gulp. </text:p>
          </table:table-cell>
        </table:table-row>
        <table:table-row table:style-name="TableLine2209026281536">
          <table:table-cell table:style-name="Table1.A1" office:value-type="string">
            <text:p text:style-name="Text_20_body">&gt;κ προϊούσης δέ τῆς τοῦ ἀγῶνος ἡμέρας ὁ Ἄρειος λόγοις μὲν ἐπεκρύπ- τετο τὴν ἑαυτοῦ ἀπορίαν πρὸς τὸν Ῥοῶνα καί τὴν Ἑρμιόνην, ἔργῳ δέ ὡς ἀληθῶς πλείον’ ἐπὶ πλείοσι καθ’ ἡμέραν ἐφοβεῖτο.</text:p>
          </table:table-cell>
          <table:table-cell office:value-type="string">
            <text:p text:style-name="P6">It was indeed as though ice was flooding his body. He put the bottle down and walked forward; he braced himself, saw the black flames licking his body, but couldn't feel them -- for a moment he could see nothing but dark fire -- then he was on the other side, in the last chamber. </text:p>
          </table:table-cell>
        </table:table-row>
        <table:table-row table:style-name="TableLine2209026281536">
          <table:table-cell table:style-name="Table1.A1" office:value-type="string">
            <text:p text:style-name="Text_20_body">οἵ δ’ ἄλλοι σφαιρισταὶ ὡσαύτως ἐφοβήθησαν· λόγῳ μὲν γὰρ ηὖτρεπισμένοι ἤσαν.</text:p>
          </table:table-cell>
          <table:table-cell office:value-type="string">
            <text:p text:style-name="P6">There was already someone there -- but it wasn't Snape. It wasn't even Voldemort. </text:p>
          </table:table-cell>
        </table:table-row>
        <table:table-row table:style-name="TableLine2209026281536">
          <table:table-cell table:style-name="Table1.A1" office:value-type="string">
            <text:p text:style-name="Text_20_body">ἐξὸν αὐτοῖς τέλος δὴ νικῆσαι τοῦς Σλυθηρίνους τοὺς ἑπτὰ ε”τη ἀνικήτους γενομένους, ε”ργῳ δ’ ἠπόρουν οῦκ εἰδότες πότερον ῥαβδοῦχος τις <text:soft-page-break/>κακόνους ἐπιτρέψει νίκην αὐτοῖς ἢ οὔκ.</text:p>
          </table:table-cell>
          <table:table-cell office:value-type="string">
            <text:p text:style-name="P6">CHAPTER SEVENTEEN </text:p>
          </table:table-cell>
        </table:table-row>
        <table:table-row table:style-name="TableLine2209026281536">
          <table:table-cell table:style-name="Table1.A1" office:value-type="string">
            <text:p text:style-name="Text_20_body">ὁ δ ’Ἄρειος συνῄδει ἑαυτῷ συνεχῶς ἐντυγχάνοντι τῷ Σινάπει ὅποι ἔλθοι, εἴ γε μὴ ταῦτ’ ε”τυχεν ἀναπλάττων.</text:p>
          </table:table-cell>
          <table:table-cell office:value-type="string">
            <text:p text:style-name="P6">THE MAN WITH TWO FACES It was Quirrell. </text:p>
          </table:table-cell>
        </table:table-row>
        <table:table-row table:style-name="TableLine2209026281536">
          <table:table-cell table:style-name="Table1.A1" office:value-type="string">
            <text:p text:style-name="Text_20_body">καὶ ἐνίοτε ἐπῆλθεν αὐτῷ ὡς οὗτος τάχα διώκει αὐτὸν ἐλπίζων πῃ μόνον καθ’ ἑαυτὸν κατα- λήψεσθαι.</text:p>
          </table:table-cell>
          <table:table-cell office:value-type="string">
            <text:p text:style-name="P6">"You!" gasped Harry. </text:p>
          </table:table-cell>
        </table:table-row>
        <table:table-row table:style-name="TableLine2209026281536">
          <table:table-cell table:style-name="Table1.A1" office:value-type="string">
            <text:p text:style-name="Text_20_body">ἐν δ’ οῦν ταῖς καθ’ ἑβδομάδα πόσεων σχολαῖς ὥσπερ ἐπὶ τὸν τράχον ἐβίβαζε τὸν ’Ἀρειον κακὰ ποιῶν.</text:p>
          </table:table-cell>
          <table:table-cell office:value-type="string">
            <text:p text:style-name="P6">Quirrell smiled. His face wasn't twitching at all. </text:p>
          </table:table-cell>
        </table:table-row>
        <table:table-row table:style-name="TableLine2209026281536">
          <table:table-cell table:style-name="Table1.A1" office:value-type="string">
            <text:p text:style-name="Text_20_body">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able:table-cell>
          <table:table-cell office:value-type="string">
            <text:p text:style-name="P6">"Me," he said calmly. "I wondered whether I'd be meeting you here, Potter." </text:p>
          </table:table-cell>
        </table:table-row>
        <table:table-row table:style-name="TableLine2209026281536">
          <table:table-cell table:style-name="Table1.A1" office:value-type="string">
            <text:p text:style-name="Text_20_body">*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able:table-cell>
          <table:table-cell office:value-type="string">
            <text:p text:style-name="P6">"But I thought -- Snape --" </text:p>
          </table:table-cell>
        </table:table-row>
        <table:table-row table:style-name="TableLine2209026281536">
          <table:table-cell table:style-name="Table1.A1" office:value-type="string">
            <text:p text:style-name="Text_20_body">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able:table-cell>
          <table:table-cell office:value-type="string">
            <text:p text:style-name="P6">"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2209026281536">
          <table:table-cell table:style-name="Table1.A1" office:value-type="string">
            <text:p text:style-name="Text_20_body">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able:table-cell>
          <table:table-cell office:value-type="string">
            <text:p text:style-name="P6">Harry couldn't take it in. This couldn't be true, it couldn't. </text:p>
          </table:table-cell>
        </table:table-row>
        <table:table-row table:style-name="TableLine2209026281536">
          <table:table-cell table:style-name="Table1.A1" office:value-type="string">
            <text:p text:style-name="Text_20_body">τὸν γὰρ Ἄρειον ἔλαθον προμελετῶντες τὸ σκελοκόλλης φίλτρον.</text:p>
          </table:table-cell>
          <table:table-cell office:value-type="string">
            <text:p text:style-name="P6">"But Snape tried to kill me!" </text:p>
          </table:table-cell>
        </table:table-row>
        <table:table-row table:style-name="TableLine2209026281536">
          <table:table-cell table:style-name="Table1.A1" office:value-type="string">
            <text:p text:style-name="Text_20_body">τοῦτο δ’ ἐνενόησαν ἰδόντες τὸν Μάλθακον καταγοητεύσαντα τὸν Νεφελώδη, καῖ τὸν Σίναπυν ἔμελλον ὡσαύτως καταγοητεύσειν ἥν πῃ θέλῃ βλάψαι τὸν Ἄρειον.</text:p>
          </table:table-cell>
          <table:table-cell office:value-type="string">
            <text:p text:style-name="P6">"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2209026281536">
          <table:table-cell table:style-name="Table1.A1" office:value-type="string">
            <text:p text:style-name="Text_20_body">καὶ τοῦ Ῥοῶνος τῆν ῥάβδον εἰς προκόλπιον <text:soft-page-break/>ὤσαντος, ἐκείνη Λοιπόν, ἔφη, μέμνησο τόδε· Τηλεκίνησις Θανάτου.</text:p>
          </table:table-cell>
          <table:table-cell office:value-type="string">
            <text:p text:style-name="P6">"Snape was trying to save me?" <text:soft-page-break/></text:p>
          </table:table-cell>
        </table:table-row>
        <table:table-row table:style-name="TableLine2209026281536">
          <table:table-cell table:style-name="Table1.A1" office:value-type="string">
            <text:p text:style-name="Text_20_body">ὁ δέ’Έγνων, ε”φη ἀνιώμενος.</text:p>
          </table:table-cell>
          <table:table-cell office:value-type="string">
            <text:p text:style-name="P6">"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able:table-cell>
        </table:table-row>
        <table:table-row table:style-name="TableLine2209026281536">
          <table:table-cell table:style-name="Table1.A1" office:value-type="string">
            <text:p text:style-name="Text_20_body">ἀλλὰ μὴ φιλόψογος ἴσθι.</text:p>
          </table:table-cell>
          <table:table-cell office:value-type="string">
            <text:p text:style-name="P6">and what a waste of time, when after all that, I'm going to kill you tonight." </text:p>
          </table:table-cell>
        </table:table-row>
        <table:table-row table:style-name="TableLine2209026281536">
          <table:table-cell table:style-name="Table1.A1" office:value-type="string">
            <text:p text:style-name="Text_20_body">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able:table-cell>
          <table:table-cell office:value-type="string">
            <text:p text:style-name="P6">Quirrell snapped his fingers. Ropes sprang out of thin air and wrapped themselves tightly around Harry. </text:p>
          </table:table-cell>
        </table:table-row>
        <table:table-row table:style-name="TableLine2209026281536">
          <table:table-cell table:style-name="Table1.A1" office:value-type="string">
            <text:p text:style-name="Text_20_body">καὶ οὕτω τελέωσον τὸν ἀγῶνα πρὶν τὸν Σίναπυν λίαν ὠφελῆσαι τοῦς (Υφελπύφους.</text:p>
          </table:table-cell>
          <table:table-cell office:value-type="string">
            <text:p text:style-name="P6">"You're too nosy to live, Potter. Scurrying around the school on Halloween like that, for all I knew you'd seen me coming to look at what was guarding the Stone." </text:p>
          </table:table-cell>
        </table:table-row>
        <table:table-row table:style-name="TableLine2209026281536">
          <table:table-cell table:style-name="Table1.A1" office:value-type="string">
            <text:p text:style-name="Text_20_body">ΠΕΡΙ ΤΟΥ ΝΙΚΟΛΑΟΥΦΛΑΜΗΛΟΥ 18] ὁ δέ Φερέδικος διὰ τῆς θύρας προκύψας Καὶ μὴν ἅπαντες, ἔφη, πάρεισιν ἔξω καῖ τὸ καινότατον αὐτὸς ὁ Διμπλόδωρος.</text:p>
          </table:table-cell>
          <table:table-cell office:value-type="string">
            <text:p text:style-name="P6">"You let the troll in?" </text:p>
          </table:table-cell>
        </table:table-row>
        <table:table-row table:style-name="TableLine2209026281536">
          <table:table-cell table:style-name="Table1.A1" office:value-type="string">
            <text:p text:style-name="Text_20_body">ὁ δ”Άρειος τρόμῳ συσχεθεὶς ἀχανὴς εἱστήκει.</text:p>
          </table:table-cell>
          <table:table-cell office:value-type="string">
            <text:p text:style-name="P6">"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able:table-cell>
        </table:table-row>
        <table:table-row table:style-name="TableLine2209026281536">
          <table:table-cell table:style-name="Table1.A1" office:value-type="string">
            <text:p text:style-name="Text_20_body">Ἠ καί Διμπλόδωρον ε”λεγες,’ εἶπεν ἐκθορὼν ἤδη πρὸς τὴν θύραν ὡς βεβαιότερον γνωσόμενος.</text:p>
          </table:table-cell>
          <table:table-cell office:value-type="string">
            <text:p text:style-name="P6">"Now, wait quietly, Potter. I need to examine this interesting mirror. </text:p>
          </table:table-cell>
        </table:table-row>
        <table:table-row table:style-name="TableLine2209026281536">
          <table:table-cell table:style-name="Table1.A1" office:value-type="string">
            <text:p text:style-name="Text_20_body">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able:table-cell>
          <table:table-cell office:value-type="string">
            <text:p text:style-name="P6">It was only then that Harry realized what was standing behind Quirrell. </text:p>
          </table:table-cell>
        </table:table-row>
        <text:soft-page-break/>
        <table:table-row table:style-name="TableLine2209026281536">
          <table:table-cell table:style-name="Table1.A1" office:value-type="string">
            <text:p text:style-name="Text_20_body">ἐν ἀσφαλεῖ γὰρ γενέσθαι· ἀδύνατον γὰρ εἶναι τῷ Σινάπει βλάψαι αὐτὸν θεωμένου τοῦ Διμπλοδώρου.</text:p>
          </table:table-cell>
          <table:table-cell office:value-type="string">
            <text:p text:style-name="P6">It was the Mirror of Erised. </text:p>
          </table:table-cell>
        </table:table-row>
        <table:table-row table:style-name="TableLine2209026281536">
          <table:table-cell table:style-name="Table1.A1" office:value-type="string">
            <text:p text:style-name="Text_20_body">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able:table-cell>
          <table:table-cell office:value-type="string">
            <text:p text:style-name="P6">"This mirror is the key to finding the Stone," Quirrell murmured, tapping his way around the frame. "Trust Dumbledore to come up with something like this... but he's in London... I'll be far away by the time he gets back...." </text:p>
          </table:table-cell>
        </table:table-row>
        <table:table-row table:style-name="TableLine2209026281536">
          <table:table-cell table:style-name="Table1.A1" office:value-type="string">
            <text:p text:style-name="Text_20_body">καί ὁ Ῥοὼν ταῦτὰ ἐνενόει.</text:p>
          </table:table-cell>
          <table:table-cell office:value-type="string">
            <text:p text:style-name="P6">All Harry could think of doing was to keep Quirrell talking and stop him from concentrating on the mirror. </text:p>
          </table:table-cell>
        </table:table-row>
        <table:table-row table:style-name="TableLine2209026281536">
          <table:table-cell table:style-name="Table1.A1" office:value-type="string">
            <text:p text:style-name="Text_20_body">τῇ γὰρ Ἑρμιόνῃ Οὐπώποτ’ ἔγωγε, ἔφη, τὸν Σίναπυν εἶδον οὕτω πικρὸν βλέποντα.</text:p>
          </table:table-cell>
          <table:table-cell office:value-type="string">
            <text:p text:style-name="P6">"I saw you and Snape in the forest --" he blurted out. </text:p>
          </table:table-cell>
        </table:table-row>
        <table:table-row table:style-name="TableLine2209026281536">
          <table:table-cell table:style-name="Table1.A1" office:value-type="string">
            <text:p text:style-name="Text_20_body">θεώρησόν νυν - ἀλλὰ σφαιρίζονται.</text:p>
          </table:table-cell>
          <table:table-cell office:value-type="string">
            <text:p text:style-name="P6">"Yes," said Quirrell idly, walking around the mirror to look at the back. "He was on to me by that time, trying to find out how far I'd got. </text:p>
          </table:table-cell>
        </table:table-row>
        <table:table-row table:style-name="TableLine2209026281536">
          <table:table-cell table:style-name="Table1.A1" office:value-type="string">
            <text:p text:style-name="Text_20_body">οἴμοι.</text:p>
          </table:table-cell>
          <table:table-cell office:value-type="string">
            <text:p text:style-name="P6">He suspected me all along. Tried to frighten me - as though he could, when I had Lord Voldemort on my side...." </text:p>
          </table:table-cell>
        </table:table-row>
        <table:table-row table:style-name="TableLine2209026281536">
          <table:table-cell table:style-name="Table1.A1" office:value-type="string">
            <text:p text:style-name="Text_20_body">ἐσκάλευσε γάρ τις αὐτὸν ἐκ τοῦ ὄπισθεν τὴν αὐχένα.</text:p>
          </table:table-cell>
          <table:table-cell office:value-type="string">
            <text:p text:style-name="P6">Quirrell came back out from behind the mirror and stared hungrily into it. </text:p>
          </table:table-cell>
        </table:table-row>
        <table:table-row table:style-name="TableLine2209026281536">
          <table:table-cell table:style-name="Table1.A1" office:value-type="string">
            <text:p text:style-name="Text_20_body">Μάλθακος ἦν.</text:p>
          </table:table-cell>
          <table:table-cell office:value-type="string">
            <text:p text:style-name="P6">"I see the Stone... I'm presenting it to my master... but where is it?" </text:p>
          </table:table-cell>
        </table:table-row>
        <table:table-row table:style-name="TableLine2209026281536">
          <table:table-cell table:style-name="Table1.A1" office:value-type="string">
            <text:p text:style-name="Text_20_body">Ξύγγνωθί μοι, ἔφη, ὦ Εῦισήλιε.</text:p>
          </table:table-cell>
          <table:table-cell office:value-type="string">
            <text:p text:style-name="P6">Harry struggled against the ropes binding him, but they didn't give. He had to keep Quirrell from giving his whole attention to the mirror. </text:p>
          </table:table-cell>
        </table:table-row>
        <table:table-row table:style-name="TableLine2209026281536">
          <table:table-cell table:style-name="Table1.A1" office:value-type="string">
            <text:p text:style-name="Text_20_body">οὐ γὰρ ε”γνων σε παρόντα.</text:p>
          </table:table-cell>
          <table:table-cell office:value-type="string">
            <text:p text:style-name="P6">"But Snape always seemed to hate me so much." </text:p>
          </table:table-cell>
        </table:table-row>
        <table:table-row table:style-name="TableLine2209026281536">
          <table:table-cell table:style-name="Table1.A1" office:value-type="string">
            <text:p text:style-name="Text_20_body">καῖ ἐγέλα βλέπων πρὸς τὸν Κάρκινον καῖ τὸν Κέρκοπα.</text:p>
          </table:table-cell>
          <table:table-cell office:value-type="string">
            <text:p text:style-name="P6">"Oh, he does," said Quirrell casually, "heavens, yes. He was at Hogwarts with your father, didn't you know? They loathed each other. But he never wanted you dead." </text:p>
          </table:table-cell>
        </table:table-row>
        <table:table-row table:style-name="TableLine2209026281536">
          <table:table-cell table:style-name="Table1.A1" office:value-type="string">
            <text:p text:style-name="Text_20_body">Πόσον χρόνον ὁ Ποτῆρ τήμερον δὴ περικαθίσει; τίς ἐθέλει περιδόσθαι; ἦ σύ, ὦ Εὐισήλιε; ὁ δ’ οὐδὲν ἀπεκρίνατο.</text:p>
          </table:table-cell>
          <table:table-cell office:value-type="string">
            <text:p text:style-name="P6">"But I heard you a few days ago, sobbing -- I thought Snape was threatening you...." </text:p>
          </table:table-cell>
        </table:table-row>
        <table:table-row table:style-name="TableLine2209026281536">
          <table:table-cell table:style-name="Table1.A1" office:value-type="string">
            <text:p text:style-name="Text_20_body">ὁ γὰρ Σίναπυς τοῦ Γεωργοῦ ῥοπαλο- σφαίριον ἐπ’ αὐτὸν βαλόντος ε”φεσιν ἄρτι ε”δωκεν ἄφθονον τοῖς Ὑφελπύφοις.</text:p>
          </table:table-cell>
          <table:table-cell office:value-type="string">
            <text:p text:style-name="P6">For the first time, a spasm of fear flitted across Quirrell's face. </text:p>
          </table:table-cell>
        </table:table-row>
        <table:table-row table:style-name="TableLine2209026281536">
          <table:table-cell table:style-name="Table1.A1" office:value-type="string">
            <text:p text:style-name="Text_20_body">ἡ δ’ Ἑρμιόνη συνεχῶς ἠτένιζε πρὸς τὸν Ἄρειον, ὂς <text:soft-page-break/>μακρότερον τέως ἐποιεῖτο τῆς πτήσεως κύκλον ὑπὲρ τῶν σφαιριζ- ομένων τρόπον αἰγυπιοῦ, τὸ φθαστέον ἐπιτηρῶν.</text:p>
          </table:table-cell>
          <table:table-cell office:value-type="string">
            <text:p text:style-name="P6">"Sometimes," he said, "I find it hard to follow my <text:soft-page-break/>master's instructions -- he is a great wizard and I am weak --" </text:p>
          </table:table-cell>
        </table:table-row>
        <table:table-row table:style-name="TableLine2209026281536">
          <table:table-cell table:style-name="Table1.A1" office:value-type="string">
            <text:p text:style-name="Text_20_body">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able:table-cell>
          <table:table-cell office:value-type="string">
            <text:p text:style-name="P6">"You mean he was there in the classroom with you?" Harry gasped. </text:p>
          </table:table-cell>
        </table:table-row>
        <table:table-row table:style-name="TableLine2209026281536">
          <table:table-cell table:style-name="Table1.A1" office:value-type="string">
            <text:p text:style-name="Text_20_body">καὶ σύ, ὦ Μακρόπυγε, ὤφελες εῖναι τῆς ἀγέλης ὡς νοῦν οὐκ ἔχων.</text:p>
          </table:table-cell>
          <table:table-cell office:value-type="string">
            <text:p text:style-name="P6">"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able:table-cell>
        </table:table-row>
        <table:table-row table:style-name="TableLine2209026281536">
          <table:table-cell table:style-name="Table1.A1" office:value-type="string">
            <text:p text:style-name="Text_20_body">ὁ δ’ ἠρυθρίασε μὲν πολι) ἀνέστρεψε δ’ ἐναντίον τοῦ Μαλθάκου.</text:p>
          </table:table-cell>
          <table:table-cell office:value-type="string">
            <text:p text:style-name="P6">Quirrell shivered suddenly. "He does not forgive mistakes easily. When I failed to steal the stone from Gringotts, he was most displeased. He punished me... decided he would have to keep a closer watch on me...." </text:p>
          </table:table-cell>
        </table:table-row>
        <table:table-row table:style-name="TableLine2209026281536">
          <table:table-cell table:style-name="Table1.A1" office:value-type="string">
            <text:p text:style-name="Text_20_body">Δύναμαι δὲ δώδεκα Μαλθάκους, ε”φη βαττολογῶν.</text:p>
          </table:table-cell>
          <table:table-cell office:value-type="string">
            <text:p text:style-name="P6">Quirrell's voice trailed away. Harry was remembering his trip to Diagon Alley -how could he have been so stupid? He'd seen Quirrell there that very day, shaken hands with him in the Leaky Cauldron. </text:p>
          </table:table-cell>
        </table:table-row>
        <table:table-row table:style-name="TableLine2209026281536">
          <table:table-cell table:style-name="Table1.A1" office:value-type="string">
            <text:p text:style-name="Text_20_body">ὁ μὲν οὖν Μάλθακος συνάμα τῷ Καρκίνῳ καί τῴ Κέρκοπι ἀνεκάγχασε πολύ, ὁ δέ Ῥοών ἀτενίζων ε”τι πρὸς τοὺς σφαιριζομ- ένους Διδάσκεις γὰρ αὐτόν, ἔφη, ὦ Νεφέλωδες.</text:p>
          </table:table-cell>
          <table:table-cell office:value-type="string">
            <text:p text:style-name="P6">Quirrell cursed under his breath. </text:p>
          </table:table-cell>
        </table:table-row>
        <table:table-row table:style-name="TableLine2209026281536">
          <table:table-cell table:style-name="Table1.A1" office:value-type="string">
            <text:p text:style-name="Text_20_body">ἧιΩ Μακρόπυγε, εἶ πᾶς τις χρυσοῦν ε”χοι τὸν νοῦν, ἐφ’ ὅσον ἐνδέχ· εται σύ γ’ ἄνους ὢν ἀπορώτερος ἂν ἀποβαίνοις τοῦ Εὐισηλίου.</text:p>
          </table:table-cell>
          <table:table-cell office:value-type="string">
            <text:p text:style-name="P6">"I don't understand... is the Stone inside the mirror? Should I break it?" </text:p>
          </table:table-cell>
        </table:table-row>
        <table:table-row table:style-name="TableLine2209026281536">
          <table:table-cell table:style-name="Table1.A1" office:value-type="string">
            <text:p text:style-name="Text_20_body">καὶ ὁ Ῥοὼν παντοῖος ἤδη ἐγίγνετο δεδιὼς ὑπὲρ τοῦ Ἀρείου.</text:p>
          </table:table-cell>
          <table:table-cell office:value-type="string">
            <text:p text:style-name="P6">Harry's mind was racing. </text:p>
          </table:table-cell>
        </table:table-row>
        <text:soft-page-break/>
        <table:table-row table:style-name="TableLine2209026281536">
          <table:table-cell table:style-name="Table1.A1" office:value-type="string">
            <text:p text:style-name="Text_20_body">182 ΑΡΕιοΣ ΠοΤΗΡ Εἷ σύ, ἔφη, ἄλλο τι φωνήσεις, ὄμνυμι ἦ μὴν ἔγωγε - ἄφνω δ’ Ἡ Ἑρμιόνη ςΩ Ῥοών, ἔφη.</text:p>
          </table:table-cell>
          <table:table-cell office:value-type="string">
            <text:p text:style-name="P6">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2209026281536">
          <table:table-cell table:style-name="Table1.A1" office:value-type="string">
            <text:p text:style-name="Text_20_body">’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able:table-cell>
          <table:table-cell office:value-type="string">
            <text:p text:style-name="P6">And to Harry's horror, a voice answered, and the voice seemed to come from Quirrell himself "Use the boy... Use the boy..." </text:p>
          </table:table-cell>
        </table:table-row>
        <table:table-row table:style-name="TableLine2209026281536">
          <table:table-cell table:style-name="Table1.A1" office:value-type="string">
            <text:p text:style-name="Text_20_body">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able:table-cell>
          <table:table-cell office:value-type="string">
            <text:p text:style-name="P6">Quirrell rounded on Harry. </text:p>
          </table:table-cell>
        </table:table-row>
        <table:table-row table:style-name="TableLine2209026281536">
          <table:table-cell table:style-name="Table1.A1" office:value-type="string">
            <text:p text:style-name="Text_20_body">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able:table-cell>
          <table:table-cell office:value-type="string">
            <text:p text:style-name="P6">"Yes -- Potter -- come here." </text:p>
          </table:table-cell>
        </table:table-row>
        <table:table-row table:style-name="TableLine2209026281536">
          <table:table-cell table:style-name="Table1.A1" office:value-type="string">
            <text:p text:style-name="Text_20_body">ὁ δέ Νεφελώδης πρῶτον μὲν ἀπώκνει τι, ἔπειτα δέ τὸ βάθρον ὑπερβὰς ἐβοήθησεν.</text:p>
          </table:table-cell>
          <table:table-cell office:value-type="string">
            <text:p text:style-name="P6">He clapped his hands once, and the ropes binding Harry fell off. Harry got slowly to his feet. </text:p>
          </table:table-cell>
        </table:table-row>
        <table:table-row table:style-name="TableLine2209026281536">
          <table:table-cell table:style-name="Table1.A1" office:value-type="string">
            <text:p text:style-name="Text_20_body">καῖ ἡ Ἑρμιόνη ἀεί Ἴθι, βοώσα, ῶ ”Αρειε, ἀνεπήδησεν ἐπὶ τὸ βάθρον θεασομένη αὐτὸν κατὰ τάχος φερόμενον ἄρδην πρὸς τὸν Σίναπυν.</text:p>
          </table:table-cell>
          <table:table-cell office:value-type="string">
            <text:p text:style-name="P6">"Come here," Quirrell repeated. "Look in the mirror and tell me what you see." </text:p>
          </table:table-cell>
        </table:table-row>
        <table:table-row table:style-name="TableLine2209026281536">
          <table:table-cell table:style-name="Table1.A1" office:value-type="string">
            <text:p text:style-name="Text_20_body">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τέως - λέγω τὸν τε Νεφελώδην καὶ τὸν Κάρκινον καὶ τὸν Κέρκοπα.</text:p>
          </table:table-cell>
          <table:table-cell office:value-type="string">
            <text:p text:style-name="P6">Harry walked toward him. </text:p>
          </table:table-cell>
        </table:table-row>
        <table:table-row table:style-name="TableLine2209026281536">
          <table:table-cell table:style-name="Table1.A1" office:value-type="string">
            <text:p text:style-name="Text_20_body">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text:soft-page-break/>τε χεῖρα ἄραντα καλλίνικον καί τοῦ φθαστέου τῇ δεξιᾷ ἀπρὶξ ἐχόμενον.</text:p>
          </table:table-cell>
          <table:table-cell office:value-type="string">
            <text:p text:style-name="P6">I must lie, he thought desperately. I must look and lie about what I see, that's all. </text:p>
          </table:table-cell>
        </table:table-row>
        <table:table-row table:style-name="TableLine2209026281536">
          <table:table-cell table:style-name="Table1.A1" office:value-type="string">
            <text:p text:style-name="Text_20_body">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able:table-cell>
          <table:table-cell office:value-type="string">
            <text:p text:style-name="P6">Quirrell moved close behind him. Harry breathed in the funny smell that seemed to come from Quirrell's turban. He closed his eyes, stepped in front of the mirror, and opened them again. </text:p>
          </table:table-cell>
        </table:table-row>
        <table:table-row table:style-name="TableLine2209026281536">
          <table:table-cell table:style-name="Table1.A1" office:value-type="string">
            <text:p text:style-name="Text_20_body">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able:table-cell>
          <table:table-cell office:value-type="string">
            <text:p text:style-name="P6">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2209026281536">
          <table:table-cell table:style-name="Table1.A1" office:value-type="string">
            <text:p text:style-name="Text_20_body">οἱ Γρυφίνδωροι προῦχουσι δή.</text:p>
          </table:table-cell>
          <table:table-cell office:value-type="string">
            <text:p text:style-name="P6">"Well?" said Quirrell impatiently. "What do you see?" </text:p>
          </table:table-cell>
        </table:table-row>
        <table:table-row table:style-name="TableLine2209026281536">
          <table:table-cell table:style-name="Table1.A1" office:value-type="string">
            <text:p text:style-name="Text_20_body">καῖ τὸ σάρον ε”τι μικρόν τι ταλαντεύων ὑπὲρ τοῦδαφος, ὁ ’Ἁρειος ἀπέπηδησεν, ἄπιστος μὲν γὰρ ἦν αὐτὸς ἑαυτῷ νενικηκώς, ἐνίκησε δ’ ὅμως.</text:p>
          </table:table-cell>
          <table:table-cell office:value-type="string">
            <text:p text:style-name="P6">Harry screwed up his courage. </text:p>
          </table:table-cell>
        </table:table-row>
        <table:table-row table:style-name="TableLine2209026281536">
          <table:table-cell table:style-name="Table1.A1" office:value-type="string">
            <text:p text:style-name="Text_20_body">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office:value-type="string">
            <text:p text:style-name="P6">"I see myself shaking hands with Dumbledore," he invented. "I -- I've won the house cup for Gryffindor." </text:p>
          </table:table-cell>
        </table:table-row>
        <table:table-row table:style-name="TableLine2209026281536">
          <table:table-cell table:style-name="Table1.A1" office:value-type="string">
            <text:p text:style-name="Text_20_body">ὁ δέ πρὸς οῦς λέγων οὐδενὸς παρακούσοντος Εῦ γε, ἔφη.</text:p>
          </table:table-cell>
          <table:table-cell office:value-type="string">
            <text:p text:style-name="P6">Quirrell cursed again. </text:p>
          </table:table-cell>
        </table:table-row>
        <table:table-row table:style-name="TableLine2209026281536">
          <table:table-cell table:style-name="Table1.A1" office:value-type="string">
            <text:p text:style-name="Text_20_body">καὶ ΠΕΡΙ ΤΟΥ ΝΙΚΟΛΑΟΥ ΦΛΑΜΗΛΟΥ 183 μὴν εὖ ἐποίησας οὐδέν φροντίζων τοῦ ἐσόπτρου ἐκείνου, ἀσχολούμ- ενος ἀεὶ περί τι.</text:p>
          </table:table-cell>
          <table:table-cell office:value-type="string">
            <text:p text:style-name="P6">"Get out of the way," he said. As Harry moved aside, he felt the Sorcerer's Stone against his leg. Dare he make a break for it? But he hadn't walked five paces before a high voice spoke, though Quirrell wasn't moving his lips. </text:p>
          </table:table-cell>
        </table:table-row>
        <table:table-row table:style-name="TableLine2209026281536">
          <table:table-cell table:style-name="Table1.A1" office:value-type="string">
            <text:p text:style-name="Text_20_body">εὖ γε.</text:p>
          </table:table-cell>
          <table:table-cell office:value-type="string">
            <text:p text:style-name="P6">"He lies... He lies..." </text:p>
          </table:table-cell>
        </table:table-row>
        <table:table-row table:style-name="TableLine2209026281536">
          <table:table-cell table:style-name="Table1.A1" office:value-type="string">
            <text:p text:style-name="Text_20_body">ὁ δὲ Σίναπυς δυσχεραίνων ε”πτξζσεκ καὶ ὀλίγον ὕστερον ὁ ’Άρειος ἐκ τοῦ ἀποδυτηρίου μόνος ἀπῄει, τὸν Ὑπερνεφελὸν Δισχιλιοστὸν καταθήσων κατὰ τὴν σαροθήκην.</text:p>
          </table:table-cell>
          <table:table-cell office:value-type="string">
            <text:p text:style-name="P6">"Potter, come back here!" Quirrell shouted. "Tell me the truth! What did you just see?" </text:p>
          </table:table-cell>
        </table:table-row>
        <table:table-row table:style-name="TableLine2209026281536">
          <table:table-cell table:style-name="Table1.A1" office:value-type="string">
            <text:p text:style-name="Text_20_body">καὶ συνῄδει ἑαυτῷ οὐδέποτε εἷς τοσοῦτο τῆς <text:soft-page-break/>εὐδαιμονίας ἀφικομένῳ.</text:p>
          </table:table-cell>
          <table:table-cell office:value-type="string">
            <text:p text:style-name="P6">The high voice spoke again. <text:soft-page-break/></text:p>
          </table:table-cell>
        </table:table-row>
        <table:table-row table:style-name="TableLine2209026281536">
          <table:table-cell table:style-name="Table1.A1" office:value-type="string">
            <text:p text:style-name="Text_20_body">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able:table-cell>
          <table:table-cell office:value-type="string">
            <text:p text:style-name="P6">"Let me speak to him... face-to-face..." </text:p>
          </table:table-cell>
        </table:table-row>
        <table:table-row table:style-name="TableLine2209026281536">
          <table:table-cell table:style-name="Table1.A1" office:value-type="string">
            <text:p text:style-name="Text_20_body">καὶ ἑσπέρας γιγνομένης ἐδόκουν αὐτῷ περιπατοῦντι ποσὶ διαβρόχοις διὰ τὸν λειμῶνα αἶ πνοαὶ οὐπώποτ’ εὐωδέστεραι γενέσθαι.</text:p>
          </table:table-cell>
          <table:table-cell office:value-type="string">
            <text:p text:style-name="P6">"Master, you are not strong enough!" </text:p>
          </table:table-cell>
        </table:table-row>
        <table:table-row table:style-name="TableLine2209026281536">
          <table:table-cell table:style-name="Table1.A1" office:value-type="string">
            <text:p text:style-name="Text_20_body">Καὶ ἀνεμίμνῃσκε τέως τὰ ἄρτι γεγενημένα ἃ καί ἥδη καθ’ ἕκαστα μεμνῆσθαι χαλεπὸν μὲν ἦν πρὸς ἡδονὴν δ’ ὅμως.</text:p>
          </table:table-cell>
          <table:table-cell office:value-type="string">
            <text:p text:style-name="P6">"I have strength enough... for this...." </text:p>
          </table:table-cell>
        </table:table-row>
        <table:table-row table:style-name="TableLine2209026281536">
          <table:table-cell table:style-name="Table1.A1" office:value-type="string">
            <text:p text:style-name="Text_20_body">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able:table-cell>
          <table:table-cell office:value-type="string">
            <text:p text:style-name="P6">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able:table-cell>
        </table:table-row>
        <table:table-row table:style-name="TableLine2209026281536">
          <table:table-cell table:style-name="Table1.A1" office:value-type="string">
            <text:p text:style-name="Text_20_body">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office:value-type="string">
            <text:p text:style-name="P6">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2209026281536">
          <table:table-cell table:style-name="Table1.A1" office:value-type="string">
            <text:p text:style-name="Text_20_body">τοῦς μὲν γὰρ Γρυφινδώρους προῦχειν.</text:p>
          </table:table-cell>
          <table:table-cell office:value-type="string">
            <text:p text:style-name="P6">"Harry Potter..." it whispered. </text:p>
          </table:table-cell>
        </table:table-row>
        <table:table-row table:style-name="TableLine2209026281536">
          <table:table-cell table:style-name="Table1.A1" office:value-type="string">
            <text:p text:style-name="Text_20_body">αὐτὸς δ’ εὐτυχῆσαι.</text:p>
          </table:table-cell>
          <table:table-cell office:value-type="string">
            <text:p text:style-name="P6">Harry tried to take a step backward but his legs wouldn't move. </text:p>
          </table:table-cell>
        </table:table-row>
        <table:table-row table:style-name="TableLine2209026281536">
          <table:table-cell table:style-name="Table1.A1" office:value-type="string">
            <text:p text:style-name="Text_20_body">καὶ ταῦτα πάντα τῷ Σινάπει εἰς ε”λεγχον διδόσθω.</text:p>
          </table:table-cell>
          <table:table-cell office:value-type="string">
            <text:p text:style-name="P6">"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able:table-cell>
        </table:table-row>
        <table:table-row table:style-name="TableLine2209026281536">
          <table:table-cell table:style-name="Table1.A1" office:value-type="string">
            <text:p text:style-name="Text_20_body">καὶ μνείαν τοῦ Σινάπεως ποιησάμενος ἄνθρωπον κατεῖδε συγ- κεκαλυμμένον κατὰ τὸν ἀναβαθμὸν τὸν ε”μπροσθε τοῦ φρουρίου σπουδῇ <text:soft-page-break/>καταβαίνοντα.</text:p>
          </table:table-cell>
          <table:table-cell office:value-type="string">
            <text:p text:style-name="P6">So he knew. The feeling suddenly surged back into Harry's legs. He stumbled backward. </text:p>
          </table:table-cell>
        </table:table-row>
        <table:table-row table:style-name="TableLine2209026281536">
          <table:table-cell table:style-name="Table1.A1" office:value-type="string">
            <text:p text:style-name="Text_20_body">καί οὗτος ἐκ τοῦ φανεροῦ οὐ θέλων ὀφθῆναι ὡς τάχιστα ἐβάδιζε πρὸς τὴν ἀπόρρητον ὕλην.</text:p>
          </table:table-cell>
          <table:table-cell office:value-type="string">
            <text:p text:style-name="P6">"Don't be a fool," snarled the face. "Better save your own life and join me... or you'll meet the same end as your parents.... They died begging me for mercy..." </text:p>
          </table:table-cell>
        </table:table-row>
        <table:table-row table:style-name="TableLine2209026281536">
          <table:table-cell table:style-name="Table1.A1" office:value-type="string">
            <text:p text:style-name="Text_20_body">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office:value-type="string">
            <text:p text:style-name="P6">"LIAR!" Harry shouted suddenly. </text:p>
          </table:table-cell>
        </table:table-row>
        <table:table-row table:style-name="TableLine2209026281536">
          <table:table-cell table:style-name="Table1.A1" office:value-type="string">
            <text:p text:style-name="Text_20_body">τί θέλων εἷς τὴν ὕλην ἕρπει τῶν ἄλλων δειπνούντων,- εἰσβὰς οῦν πάλιν ἐπὶ τὸν Ὑπερνεφελὸν Δισχιλιοστὸν ἀπῆρεν.</text:p>
          </table:table-cell>
          <table:table-cell office:value-type="string">
            <text:p text:style-name="P6">Quirrell was walking backward at him, so that Voldemort could still see him. The evil face was now smiling. </text:p>
          </table:table-cell>
        </table:table-row>
        <table:table-row table:style-name="TableLine2209026281536">
          <table:table-cell table:style-name="Table1.A1" office:value-type="string">
            <text:p text:style-name="Text_20_body">καί σιωπῇ ὑπὲρ τοῦ φρουρίου φερόμενος, ι’δὼν δ’ ἐκεῖνον δρόμῳ εἷς τὴν ὕλην εἰσιόντα, παρηκολούθει.</text:p>
          </table:table-cell>
          <table:table-cell office:value-type="string">
            <text:p text:style-name="P6">"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able:table-row table:style-name="TableLine2209026281536">
          <table:table-cell table:style-name="Table1.A1" office:value-type="string">
            <text:p text:style-name="Text_20_body">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able:table-cell>
          <table:table-cell office:value-type="string">
            <text:p text:style-name="P6">"NEVER!" </text:p>
          </table:table-cell>
        </table:table-row>
        <table:table-row table:style-name="TableLine2209026281536">
          <table:table-cell table:style-name="Table1.A1" office:value-type="string">
            <text:p text:style-name="Text_20_body">ἀνερριξᾶτο δ’ εὐλαβῶς παρὰ κλάδον τοῦ σάρου ἀπρὶξ ἐχόμενος, διὰ τῶν φύλλων προκύπτων.</text:p>
          </table:table-cell>
          <table:table-cell office:value-type="string">
            <text:p text:style-name="P6">Harry sprang toward the flame door, but Voldemort screamed "SEIZE HIM!" </text:p>
          </table:table-cell>
        </table:table-row>
        <table:table-row table:style-name="TableLine2209026281536">
          <table:table-cell table:style-name="Table1.A1" office:value-type="string">
            <text:p text:style-name="Text_20_body">καί κάτω ἐν νάπῃ εἱστήκει ὁ Σίναπυς, ἀλλ’ οὐ μόνος καθ’ ἑαυτόν· συνῆν γὰρ ὁ Κίουρος.</text:p>
          </table:table-cell>
          <table:table-cell office:value-type="string">
            <text:p text:style-name="P6">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able:table-cell>
        </table:table-row>
        <table:table-row table:style-name="TableLine2209026281536">
          <table:table-cell table:style-name="Table1.A1" office:value-type="string">
            <text:p text:style-name="Text_20_body">ἀλλὰ τὸ μὲν τοῦ προσώπου βλέμμα οὐκ ἦν 1 84 ΑΡΕιοΣ Πο ΤΗΡ ἀκριβῶς διαγνῶναι· ἐβαττολόγει δέ χαλεπώτερον αὐτὸς ἑαυτοῦ.</text:p>
          </table:table-cell>
          <table:table-cell office:value-type="string">
            <text:p text:style-name="P6">"Seize him! SEIZE HIM!" shrieked Voldemort again, and Quirrell lunged, knocking Harry clean off his feet' landing on top of him, both hands around Harry's neck -- Harry's scar was almost blinding him with pain, yet he could see Quirrell <text:soft-page-break/>howling in agony. </text:p>
          </table:table-cell>
        </table:table-row>
        <table:table-row table:style-name="TableLine2209026281536">
          <table:table-cell table:style-name="Table1.A1" office:value-type="string">
            <text:p text:style-name="Text_20_body">“Αρειος δ’ οὖν ἐσπούδαζεν ἀκοῦσαι τί λέγουσιν.</text:p>
          </table:table-cell>
          <table:table-cell office:value-type="string">
            <text:p text:style-name="P6">"Master, I cannot hold him -- my hands -- my hands!" </text:p>
          </table:table-cell>
        </table:table-row>
        <table:table-row table:style-name="TableLine2209026281536">
          <table:table-cell table:style-name="Table1.A1" office:value-type="string">
            <text:p text:style-name="Text_20_body">-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able:table-cell>
          <table:table-cell office:value-type="string">
            <text:p text:style-name="P6">And Quirrell, though pinning Harry to the ground with his knees, let go of his neck and stared, bewildered, at his own palms -- Harry could see they looked burned, raw, red, and shiny. </text:p>
          </table:table-cell>
        </table:table-row>
        <table:table-row table:style-name="TableLine2209026281536">
          <table:table-cell table:style-name="Table1.A1" office:value-type="string">
            <text:p text:style-name="Text_20_body">καὶ ὁ Ἄρειος προκύψας ἥκουσε μασταρύζοντος μὲν τοῦ Κιούρου τι, ὑπολαμβάνοντος δ’ εὐθὺς τοῦ Σινάπεως.</text:p>
          </table:table-cell>
          <table:table-cell office:value-type="string">
            <text:p text:style-name="P6">"Then kill him, fool, and be done!" screeched Voldemort. </text:p>
          </table:table-cell>
        </table:table-row>
        <table:table-row table:style-name="TableLine2209026281536">
          <table:table-cell table:style-name="Table1.A1" office:value-type="string">
            <text:p text:style-name="Text_20_body">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able:table-cell>
          <table:table-cell office:value-type="string">
            <text:p text:style-name="P6">Quirrell raised his hand to perform a deadly curse, but Harry, by instinct, reached up and grabbed Quirrell's face -- "AAAARGH!" </text:p>
          </table:table-cell>
        </table:table-row>
        <table:table-row table:style-name="TableLine2209026281536">
          <table:table-cell table:style-name="Table1.A1" office:value-type="string">
            <text:p text:style-name="Text_20_body">Ἀλλ’ οὐ ξυνίημ’ ἔγωγε τί δή - Ἀκριβῶς γε ξυνίης τί λέγω.</text:p>
          </table:table-cell>
          <table:table-cell office:value-type="string">
            <text:p text:style-name="P6">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2209026281536">
          <table:table-cell table:style-name="Table1.A1" office:value-type="string">
            <text:p text:style-name="Text_20_body">γλαυκὸς δὲ μέγα κικκαβαζούσης ὁ ’Ἀρειος παρ’ ὀλίγον ἢλθεν ἐκπεσεῖν ἀπὸ τοῦ δένδρου.</text:p>
          </table:table-cell>
          <table:table-cell office:value-type="string">
            <text:p text:style-name="P6">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able:table-cell>
        </table:table-row>
        <table:table-row table:style-name="TableLine2209026281536">
          <table:table-cell table:style-name="Table1.A1" office:value-type="string">
            <text:p text:style-name="Text_20_body">μόλις δέ ταλαντευσάμενος ἤκουσε τοῦ Σινάπεως λέγοντος ὅτι »- Τὰ σὰ γοητεύματα, περιμένω.</text:p>
          </table:table-cell>
          <table:table-cell office:value-type="string">
            <text:p text:style-name="P6">He felt Quirrell's arm wrenched from his grasp, knew all was lost, and fell into blackness, down ... down... down... </text:p>
          </table:table-cell>
        </table:table-row>
        <table:table-row table:style-name="TableLine2209026281536">
          <table:table-cell table:style-name="Table1.A1" office:value-type="string">
            <text:p text:style-name="Text_20_body">Ἀλλ’ ε”γωγε μὲν οὐκ - ἐκεῖνος δ’ ὑπολαβών Καλῶς ἔχει, ἔφη.</text:p>
          </table:table-cell>
          <table:table-cell office:value-type="string">
            <text:p text:style-name="P6">Something gold was glinting just above him. The Snitch! He tried to catch it, but his arms were too heavy. </text:p>
          </table:table-cell>
        </table:table-row>
        <table:table-row table:style-name="TableLine2209026281536">
          <table:table-cell table:style-name="Table1.A1" office:value-type="string">
            <text:p text:style-name="Text_20_body">ἀλλ’ αὐτίκα διαλεγώμεθα οὐ διὰ πολλοῦ.</text:p>
          </table:table-cell>
          <table:table-cell office:value-type="string">
            <text:p text:style-name="P6">He blinked. It wasn't the Snitch at all. It was a pair of glasses. How strange. </text:p>
          </table:table-cell>
        </table:table-row>
        <table:table-row table:style-name="TableLine2209026281536">
          <table:table-cell table:style-name="Table1.A1" office:value-type="string">
            <text:p text:style-name="Text_20_body">τάχα δεῖ σε σχολάζειν τι γνωσόμενον ᾧτινι εὔνοιαν <text:soft-page-break/>ὀφείλεις.</text:p>
          </table:table-cell>
          <table:table-cell office:value-type="string">
            <text:p text:style-name="P6">He blinked again. The smiling face of Albus <text:soft-page-break/>Dumbledore swam into view above him. </text:p>
          </table:table-cell>
        </table:table-row>
        <table:table-row table:style-name="TableLine2209026281536">
          <table:table-cell table:style-name="Table1.A1" office:value-type="string">
            <text:p text:style-name="Text_20_body">συγκεκαλυμμένος δὲ πάλιν αὖ ἐβάδιζεν ἐκ τῆς νάπης.</text:p>
          </table:table-cell>
          <table:table-cell office:value-type="string">
            <text:p text:style-name="P6">"Good afternoon, Harry," said Dumbledore. Harry stared at him. Then he remembered: "Sir! The Stone! It was Quirrell! He's got the Stone! Sir, quick --" </text:p>
          </table:table-cell>
        </table:table-row>
        <table:table-row table:style-name="TableLine2209026281536">
          <table:table-cell table:style-name="Table1.A1" office:value-type="string">
            <text:p text:style-name="Text_20_body">καὶ ἤδη σκοταῖος ἐθεάσατο ὁ Ἄρειος τὸν Κίουρον ἀκίνητον ἑστῶτα ὥσπερ πεπετρωμένον.</text:p>
          </table:table-cell>
          <table:table-cell office:value-type="string">
            <text:p text:style-name="P6">"Calm yourself, dear boy, you are a little behind the times," said Dumbledore. "Quirrell does not have the Stone." </text:p>
          </table:table-cell>
        </table:table-row>
        <table:table-row table:style-name="TableLine2209026281536">
          <table:table-cell table:style-name="Table1.A1" office:value-type="string">
            <text:p text:style-name="Text_20_body">&gt;κ Ἑρμιόνη τοίνυν ὀρθία φωνοῦσα Πόθεν ἐτεόν, ἔφη, ὦ θἌρειε,· καὶ ὁ Ῥοῶν μακαρίζων αὐτόν Ἐνικήσαμεν ἡμεῖς, ἔφη, ἐνίκησας καὶ σύ.</text:p>
          </table:table-cell>
          <table:table-cell office:value-type="string">
            <text:p text:style-name="P6">"Then who does? Sir, I --" </text:p>
          </table:table-cell>
        </table:table-row>
        <table:table-row table:style-name="TableLine2209026281536">
          <table:table-cell table:style-name="Table1.A1" office:value-type="string">
            <text:p text:style-name="Text_20_body">ἐνικήσαμεν ἅπαντες.</text:p>
          </table:table-cell>
          <table:table-cell office:value-type="string">
            <text:p text:style-name="P6">"Harry, please relax, or Madam Pomfrey will have me thrown out. </text:p>
          </table:table-cell>
        </table:table-row>
        <table:table-row table:style-name="TableLine2209026281536">
          <table:table-cell table:style-name="Table1.A1" office:value-type="string">
            <text:p text:style-name="Text_20_body">καὶ ἐγὼ μὲν τῷ Μαλθάκῳ ὀφθαλμὸν συνέκλῃσα, ὁ δέ Νεφελώδης καθ’ ἑαυτὸν ὑπέμεινε μονομάχος τόν τε Κάρκινον καὶ τὸν Κέρκοπα.</text:p>
          </table:table-cell>
          <table:table-cell office:value-type="string">
            <text:p text:style-name="P6">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2209026281536">
          <table:table-cell table:style-name="Table1.A1" office:value-type="string">
            <text:p text:style-name="Text_20_body">λιποψυχήσαντα δ’ αὐτὸν ἡ Πομ- φόλυξ φάσκει ἀναπνεύσειν μετ’ οὐ πολύ.</text:p>
          </table:table-cell>
          <table:table-cell office:value-type="string">
            <text:p text:style-name="P6">"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able:table-cell>
        </table:table-row>
        <table:table-row table:style-name="TableLine2209026281536">
          <table:table-cell table:style-name="Table1.A1" office:value-type="string">
            <text:p text:style-name="Text_20_body">καῖ μὴν τοῖς Σλυθηρίνοις ἔλεγχον πεποιήμεθα.</text:p>
          </table:table-cell>
          <table:table-cell office:value-type="string">
            <text:p text:style-name="P6">"How long have I been in here?" </text:p>
          </table:table-cell>
        </table:table-row>
        <table:table-row table:style-name="TableLine2209026281536">
          <table:table-cell table:style-name="Table1.A1" office:value-type="string">
            <text:p text:style-name="Text_20_body">ἀλλὰ πάντες περιμένουσι σε κατὰ τὸ κοινεῖον ἐν κώμῳ ἐσόμενοι.</text:p>
          </table:table-cell>
          <table:table-cell office:value-type="string">
            <text:p text:style-name="P6">"Three days. Mr. Ronald Weasley and Miss Granger will be most relieved you have come round, they have been extremely worried." </text:p>
          </table:table-cell>
        </table:table-row>
        <table:table-row table:style-name="TableLine2209026281536">
          <table:table-cell table:style-name="Table1.A1" office:value-type="string">
            <text:p text:style-name="Text_20_body">ὁ γὰρ Φερέδικος καί ὁ Γεωργὸς ὑφείλοντο πέμματα καὶ τραγήματα ἀπὸ τοῦ ὀπτανίου.</text:p>
          </table:table-cell>
          <table:table-cell office:value-type="string">
            <text:p text:style-name="P6">"But sit, the Stone I see you are not to be distracted. Very well, the Stone. Professor Quirrell did not manage to take it from you. I arrived in time to prevent that, although you were doing very well on your own, I must say. </text:p>
          </table:table-cell>
        </table:table-row>
        <text:soft-page-break/>
        <table:table-row table:style-name="TableLine2209026281536">
          <table:table-cell table:style-name="Table1.A1" office:value-type="string">
            <text:p text:style-name="Text_20_body">ὁ μέντοι ’Ἁρειος πνευστιῶν ε”τι Τοῦτό γ’ οἶμαι, ἔφη, οὐδέν εἶναι ἡμῖν τὸ παραχρῆμα.</text:p>
          </table:table-cell>
          <table:table-cell office:value-type="string">
            <text:p text:style-name="P6">"You got there? You got Hermione's owl?" </text:p>
          </table:table-cell>
        </table:table-row>
        <table:table-row table:style-name="TableLine2209026281536">
          <table:table-cell table:style-name="Table1.A1" office:value-type="string">
            <text:p text:style-name="Text_20_body">ζητητέον μὲν οῦν δωμάτιόν τι κενόν· δεῖ γὰρ ὑμᾶς ἀκοῦσαι τάδε.</text:p>
          </table:table-cell>
          <table:table-cell office:value-type="string">
            <text:p text:style-name="P6">"We must have crossed in midair. No sooner had I reached London than it became clear to me that the place I should be was the one I had just left. I arrived just in time to pull Quirrell off you." </text:p>
          </table:table-cell>
        </table:table-row>
        <table:table-row table:style-name="TableLine2209026281536">
          <table:table-cell table:style-name="Table1.A1" office:value-type="string">
            <text:p text:style-name="Text_20_body">ΠΕΡΙ Τογ ΝΙΚοΛΑογ φΛΑΜΗΛοΥ 185 καί εὐλαβηθεὶς ὅπως μὴ ὁ Ποιφύκτης ε”νδον ὢν τύχῃ, τὴν δέ θύραν συγκλείσας πάντ’ εἶπεν αὐτοῖς ἅττα εἶδε καὶ ἤκουσεν.</text:p>
          </table:table-cell>
          <table:table-cell office:value-type="string">
            <text:p text:style-name="P6">"It was you." </text:p>
          </table:table-cell>
        </table:table-row>
        <table:table-row table:style-name="TableLine2209026281536">
          <table:table-cell table:style-name="Table1.A1" office:value-type="string">
            <text:p text:style-name="Text_20_body">Ὀρθῶς ἄρ’ ἐφρονοῦμεν περὶτῆς λίθου ὡς ἐτητύμως δὴ οὔσης τοῦ φιλοσόφου.</text:p>
          </table:table-cell>
          <table:table-cell office:value-type="string">
            <text:p text:style-name="P6">"I feared I might be too late." </text:p>
          </table:table-cell>
        </table:table-row>
        <table:table-row table:style-name="TableLine2209026281536">
          <table:table-cell table:style-name="Table1.A1" office:value-type="string">
            <text:p text:style-name="Text_20_body">καί ὁ Σίναπυς ἐπιχειρεῖ βιάζεσθαι τὸν Κίουρον ὑπὲρ ἑαυτοῦ κτήσασθαι.</text:p>
          </table:table-cell>
          <table:table-cell office:value-type="string">
            <text:p text:style-name="P6">"You nearly were, I couldn't have kept him off the Stone much longer --" </text:p>
          </table:table-cell>
        </table:table-row>
        <table:table-row table:style-name="TableLine2209026281536">
          <table:table-cell table:style-name="Table1.A1" office:value-type="string">
            <text:p text:style-name="Text_20_body">ἤρετο μὲν γὰρ εἷ οὗτος ἐπίσταται ὅπως ε”στι λαθεῖν τὸν Οὐλότριχα, ε”λεγε δέ τι περὶ τῶν τοῦ Κιούρου γοη- τευμάτων καλουμένων.</text:p>
          </table:table-cell>
          <table:table-cell office:value-type="string">
            <text:p text:style-name="P6">"Not the Stone, boy, you -- the effort involved nearly killed you. For one terrible moment there, I was afraid it had. As for the Stone, it has been destroyed." </text:p>
          </table:table-cell>
        </table:table-row>
        <table:table-row table:style-name="TableLine2209026281536">
          <table:table-cell table:style-name="Table1.A1" office:value-type="string">
            <text:p text:style-name="Text_20_body">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able:table-cell>
          <table:table-cell office:value-type="string">
            <text:p text:style-name="P6">"Destroyed?" said Harry blankly. "But your friend -- Nicolas Flamel --" </text:p>
          </table:table-cell>
        </table:table-row>
        <table:table-row table:style-name="TableLine2209026281536">
          <table:table-cell table:style-name="Table1.A1" office:value-type="string">
            <text:p text:style-name="Text_20_body">Λέγεις τοίνυν ὡς ἡ λίθος ἀσφαλής ἐστιν ὅσον μὲν ἂν χρόνον ὁ Κίουρος ἀμύνηται τὸν Σίναπυν, ἄλλως δέ μή; ε”φη ἡ Ἑρμιόνη διαπτοημένη.</text:p>
          </table:table-cell>
          <table:table-cell office:value-type="string">
            <text:p text:style-name="P6">"Oh, you know about Nicolas?" said Dumbledore, sounding quite delighted. </text:p>
          </table:table-cell>
        </table:table-row>
        <table:table-row table:style-name="TableLine2209026281536">
          <table:table-cell table:style-name="Table1.A1" office:value-type="string">
            <text:p text:style-name="Text_20_body">ὁ δέ Ῥοών Οἶχήσεταί τοι, ἔφη, ἡ λίθος τριῶν ἡμερῶν.</text:p>
          </table:table-cell>
          <table:table-cell office:value-type="string">
            <text:p text:style-name="P6">"You did do the thing properly, didn't you? Well, Nicolas and I have had a little chat, and agreed it's all for the best." </text:p>
          </table:table-cell>
        </table:table-row>
        <table:table-row table:style-name="TableLine2209026281536">
          <table:table-cell table:style-name="Table1.A1" office:value-type="string">
            <text:p text:style-name="Text_20_body">ἀνδρειότερος δ’ οῦν ἀπέβη ὁ Κίουρος τῆς δόξης, ὠχριῶν γε μὴν μᾶλλόν τι καθ’ ἡμέραν καὶ λεπτυνόμενος τὸ σῶμα, ὀρθῶς δ’ ε”τι φρονῶν, ὡς ἐδόκει.</text:p>
          </table:table-cell>
          <table:table-cell office:value-type="string">
            <text:p text:style-name="P6">"But that means he and his wife will die, won't they?" </text:p>
          </table:table-cell>
        </table:table-row>
        <table:table-row table:style-name="TableLine2209026281536">
          <table:table-cell table:style-name="Table1.A1" office:value-type="string">
            <text:p text:style-name="Text_20_body">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office:value-type="string">
            <text:p text:style-name="P6">"They have enough Elixir stored to set their affairs in order and then, yes, they will die." </text:p>
          </table:table-cell>
        </table:table-row>
        <table:table-row table:style-name="TableLine2209026281536">
          <table:table-cell table:style-name="Table1.A1" office:value-type="string">
            <text:p text:style-name="Text_20_body">ὁ δέ Σίναπυς κατὰ τὸ ξύνηθες δύσκολον ἑαυτὸν <text:soft-page-break/>παρέχων ἅνω καὶ κάτω ὡρμᾶτο περὶ τὰ πράγματα ὤν· τοῦτο δ’ ἐνόμιζον ἐκεῖνοι μηνύειν τὴν λίθον ἔτ’ ἐν ἀσφαλεῖ οῦσαν.</text:p>
          </table:table-cell>
          <table:table-cell office:value-type="string">
            <text:p text:style-name="P6">Dumbledore smiled at the look of amazement on <text:soft-page-break/>Harry's face. </text:p>
          </table:table-cell>
        </table:table-row>
        <table:table-row table:style-name="TableLine2209026281536">
          <table:table-cell table:style-name="Table1.A1" office:value-type="string">
            <text:p text:style-name="Text_20_body">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office:value-type="string">
            <text:p text:style-name="P6">"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2209026281536">
          <table:table-cell table:style-name="Table1.A1" office:value-type="string">
            <text:p text:style-name="Text_20_body">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office:value-type="string">
            <text:p text:style-name="P6">"Sir?" said Harry. "I've been thinking... sir -- even if the Stone's gone, Vol-, I mean, You-Know- Who --" </text:p>
          </table:table-cell>
        </table:table-row>
        <table:table-row table:style-name="TableLine2209026281536">
          <table:table-cell table:style-name="Table1.A1" office:value-type="string">
            <text:p text:style-name="Text_20_body">ἀλλ’ οὐ φρόντις ἂν ἐγένετο οὔτε τῷ Ἁρείῳ οὕτε τῷ Ῥοῶνι εἶ μὴ πολυπραγμονοῦσα ἐπεκέλευε καὶ αὐτοὺς ταύτὰ ποιεῖν.</text:p>
          </table:table-cell>
          <table:table-cell office:value-type="string">
            <text:p text:style-name="P6">"Call him Voldemort, Harry. Always use the proper name for things. Fear of a name increases fear of the thing itself." </text:p>
          </table:table-cell>
        </table:table-row>
        <table:table-row table:style-name="TableLine2209026281536">
          <table:table-cell table:style-name="Table1.A1" office:value-type="string">
            <text:p text:style-name="Text_20_body">Ἀλλ’ ὦ θεσπεσία αἱ δοκιμασίαι ἀπέχουσι πολύ.</text:p>
          </table:table-cell>
          <table:table-cell office:value-type="string">
            <text:p text:style-name="P6">"Yes, sir. Well, Voldemort's going to try other ways of coming back, isn't he? I mean, he hasn't gone, has he?" </text:p>
          </table:table-cell>
        </table:table-row>
        <table:table-row table:style-name="TableLine2209026281536">
          <table:table-cell table:style-name="Table1.A1" office:value-type="string">
            <text:p text:style-name="Text_20_body">ἐκείνη δέ δυσχεραίνουσα Δέκα, ἔφη, ἑβδομάδας, χρόνον οὐ μακρόν.</text:p>
          </table:table-cell>
          <table:table-cell office:value-type="string">
            <text:p text:style-name="P6">"No, Harry, he has not. He is still out there somewhere, perhaps looking for another body to share... not being truly alive, he cannot be killed. </text:p>
          </table:table-cell>
        </table:table-row>
        <table:table-row table:style-name="TableLine2209026281536">
          <table:table-cell table:style-name="Table1.A1" office:value-type="string">
            <text:p text:style-name="Text_20_body">ἀκαρὲς γὰρ ἂν εἴη τῷ γε Φλαμήλῳ.</text:p>
          </table:table-cell>
          <table:table-cell office:value-type="string">
            <text:p text:style-name="P6">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able:table-cell>
        </table:table-row>
        <table:table-row table:style-name="TableLine2209026281536">
          <table:table-cell table:style-name="Table1.A1" office:value-type="string">
            <text:p text:style-name="Text_20_body">ὁ δέ Ῥοών Ἀλλ’ ἡμεῖς μέν, ἔφη, οὐδαμῶς ἑξακοσίων ἐτῶν ε’σμέν, σύ δ’ ἐκμαθοῦσα ἤδη τὰ πάντα τί δὴ ἀναθεωρεῖς, ’Ό τι,’ ἦ μαινόμενος σύ <text:soft-page-break/>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able:table-cell>
          <table:table-cell office:value-type="string">
            <text:p text:style-name="P6">Harry nodded, but stopped quickly, because it made his head hurt. Then he said, "Sir, there are some other things I'd like to know, if you can tell me... <text:soft-page-break/>things I want to know the truth about...." </text:p>
          </table:table-cell>
        </table:table-row>
        <table:table-row table:style-name="TableLine2209026281536">
          <table:table-cell table:style-name="Table1.A1" office:value-type="string">
            <text:p text:style-name="Text_20_body">οὐ γὰρ οῖδα τί παθῶν οὐ μελετῶ ταῦτα.</text:p>
          </table:table-cell>
          <table:table-cell office:value-type="string">
            <text:p text:style-name="P6">"The truth." Dumbledore sighed. "It is a beautiful and terrible thing, and should therefore be treated with great caution. However, I shall answer your questions unless I have a very good reason not to, in which case I beg you'll forgive me. I shall not, of course, lie." </text:p>
          </table:table-cell>
        </table:table-row>
        <table:table-row table:style-name="TableLine2209026281536">
          <table:table-cell table:style-name="Table1.A1" office:value-type="string">
            <text:p text:style-name="Text_20_body">ἀλλ’ οὖν κακῇ τύχῃ οἱ σοφισταὶ ταύτὰ ἐφρόνουν τῇ 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office:value-type="string">
            <text:p text:style-name="P6">"Well... Voldemort said that he only killed my mother because she tried to stop him from killing me. But why would he want to kill me in the first place?" </text:p>
          </table:table-cell>
        </table:table-row>
        <table:table-row table:style-name="TableLine2209026281536">
          <table:table-cell table:style-name="Table1.A1" office:value-type="string">
            <text:p text:style-name="Text_20_body">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office:value-type="string">
            <text:p text:style-name="P6">Dumbledore sighed very deeply this time. </text:p>
          </table:table-cell>
        </table:table-row>
        <table:table-row table:style-name="TableLine2209026281536">
          <table:table-cell table:style-name="Table1.A1" office:value-type="string">
            <text:p text:style-name="Text_20_body">ἀλλὰ στένοντας καὶ ἐνοχλουμένους ε”δει σχολήν περ ε”χοντας διατρίβειν μετ’ αὐτῆς ἐν τῇ βιβλιοθήκῃ ὡς διαπράξοντας τὰ μαθήματα.</text:p>
          </table:table-cell>
          <table:table-cell office:value-type="string">
            <text:p text:style-name="P6">"Alas, the first thing you ask me, I cannot tell you. Not today. Not now. You will know, one day... put it from your mind for now, Harry. </text:p>
          </table:table-cell>
        </table:table-row>
        <table:table-row table:style-name="TableLine2209026281536">
          <table:table-cell table:style-name="Table1.A1" office:value-type="string">
            <text:p text:style-name="Text_20_body">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able:table-cell>
          <table:table-cell office:value-type="string">
            <text:p text:style-name="P6">When you are older... I know you hate to hear this... when you are ready, you will know." </text:p>
          </table:table-cell>
        </table:table-row>
        <table:table-row table:style-name="TableLine2209026281536">
          <table:table-cell table:style-name="Table1.A1" office:value-type="string">
            <text:p text:style-name="Text_20_body">καὶ γὰρ διὰ πολλῶν ἤδη μηνῶν αἰθρίαν καῖ νηνεμίαν ποθῶν ᾐσθάνετο τέλος τοῦ θέρους ἀρξομένου.</text:p>
          </table:table-cell>
          <table:table-cell office:value-type="string">
            <text:p text:style-name="P6">And Harry knew it would be no good to argue. </text:p>
          </table:table-cell>
        </table:table-row>
        <table:table-row table:style-name="TableLine2209026281536">
          <table:table-cell table:style-name="Table1.A1" office:value-type="string">
            <text:p text:style-name="Text_20_body">ὁ δ’ Ἄρειος ζητῶν τέως τὸ δίκταμνον ἐν τοῖς χιλίοις φαρμ- άκοις βοτανικοῖς καῖ μυκητίνοις οὐκ 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able:table-cell>
          <table:table-cell office:value-type="string">
            <text:p text:style-name="P6">"But why couldn't Quirrell touch me?" </text:p>
          </table:table-cell>
        </table:table-row>
        <table:table-row table:style-name="TableLine2209026281536">
          <table:table-cell table:style-name="Table1.A1" office:value-type="string">
            <text:p text:style-name="Text_20_body">καὶ πάνυ ἄτοπος ἐδόκει τὸν τρίβωνα φορῶν τὸν σπαλακορύπαινον, Θεωρῶ δ’ ἀτεχνῶς ἐγώ, ἔφη.</text:p>
          </table:table-cell>
          <table:table-cell office:value-type="string">
            <text:p text:style-name="P6">"Your mother died to save you. If there is one thing Voldemort cannot understand, it is love. He didn't <text:soft-page-break/>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2209026281536">
          <table:table-cell table:style-name="Table1.A1" office:value-type="string">
            <text:p text:style-name="Text_20_body">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able:table-cell>
          <table:table-cell office:value-type="string">
            <text:p text:style-name="P6">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2209026281536">
          <table:table-cell table:style-name="Table1.A1" office:value-type="string">
            <text:p text:style-name="Text_20_body">καὶ ὁ Ἄρειος Ἀλλ’ οὖν, ἔφη, ε”στιν ἃ ἐβουλόμεθα ἐρωτᾶν σε, περὶ τοῦ τί τὴν λίθον φύλαττει χωρὶς τοῦ Οὐλότριχος.</text:p>
          </table:table-cell>
          <table:table-cell office:value-type="string">
            <text:p text:style-name="P6">"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2209026281536">
          <table:table-cell table:style-name="Table1.A1" office:value-type="string">
            <text:p text:style-name="Text_20_body">Σίγα, ἦ δ’ ὃς αὖθις ὁ Ἁγριώδης καὶ μείζονι τῇ φωνῇ.</text:p>
          </table:table-cell>
          <table:table-cell office:value-type="string">
            <text:p text:style-name="P6">"And there's something else..." </text:p>
          </table:table-cell>
        </table:table-row>
        <table:table-row table:style-name="TableLine2209026281536">
          <table:table-cell table:style-name="Table1.A1" office:value-type="string">
            <text:p text:style-name="Text_20_body">ἀλλ’ ἀκούσατέ μου, εἰσαῦθις φοιτᾶτε παρ’ ἐμέ.</text:p>
          </table:table-cell>
          <table:table-cell office:value-type="string">
            <text:p text:style-name="P6">"Fire away." </text:p>
          </table:table-cell>
        </table:table-row>
        <table:table-row table:style-name="TableLine2209026281536">
          <table:table-cell table:style-name="Table1.A1" office:value-type="string">
            <text:p text:style-name="Text_20_body">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office:value-type="string">
            <text:p text:style-name="P6">"Quirrell said Snape --" </text:p>
          </table:table-cell>
        </table:table-row>
        <table:table-row table:style-name="TableLine2209026281536">
          <table:table-cell table:style-name="Table1.A1" office:value-type="string">
            <text:p text:style-name="Text_20_body">τυχὸν νομ- ίζοιεν ἄν με δεδηλωκέναι τι ὑμῖν - Εἷς καλὸν δῆτα, ὑπολαβὼν ἔφη ὁ “Αρειος.</text:p>
          </table:table-cell>
          <table:table-cell office:value-type="string">
            <text:p text:style-name="P6">"Professor Snape, Harry." "Yes, him -- Quirrell said he hates me because he hated my father. Is that true?" </text:p>
          </table:table-cell>
        </table:table-row>
        <table:table-row table:style-name="TableLine2209026281536">
          <table:table-cell table:style-name="Table1.A1" office:value-type="string">
            <text:p text:style-name="Text_20_body">καῖ βραδέως αὖ ἀπέβη ὁ Ἁγριώδης.</text:p>
          </table:table-cell>
          <table:table-cell office:value-type="string">
            <text:p text:style-name="P6">"Well, they did rather detest each other. Not unlike yourself and Mr. Malfoy. And then, your father did something Snape could never forgive." </text:p>
          </table:table-cell>
        </table:table-row>
        <table:table-row table:style-name="TableLine2209026281536">
          <table:table-cell table:style-name="Table1.A1" office:value-type="string">
            <text:p text:style-name="Text_20_body">ἡ δ’ Ἑρμιόνη ἐνθυμουμένη τι Ἀλλὰ τί ἔκρυπτεν, ἔφη, ε”χων ὄπισθεν τοῦ νώτου,· 188 ΑΡΕιοΣ Πο ΤΗΡ ΤΗ καί προσῆκόν τι τῇ λίθῳ, Μέλλω οῦν <text:soft-page-break/>μαθήσεσθαι ἐν τίνι μερίδι διέτριβεν, εἶπεν ὁ Ῥοὼν τοῖς μαθήμασι κορεσθείς.</text:p>
          </table:table-cell>
          <table:table-cell office:value-type="string">
            <text:p text:style-name="P6">"What?" </text:p>
          </table:table-cell>
        </table:table-row>
        <table:table-row table:style-name="TableLine2209026281536">
          <table:table-cell table:style-name="Table1.A1" office:value-type="string">
            <text:p text:style-name="Text_20_body">καῖ ἐν ἀκαρεῖ ἐπανελθὼν πολλὰ ἐν ἀγκάλαις βιβλία ἐκόμιζε, καῖ ταῦτ’ ἐπὶ τὴν τράπεζαν καταθεὶς ψιθυρίζων Δρακόντων, ἔφη.</text:p>
          </table:table-cell>
          <table:table-cell office:value-type="string">
            <text:p text:style-name="P6">"He saved his life." </text:p>
          </table:table-cell>
        </table:table-row>
        <table:table-row table:style-name="TableLine2209026281536">
          <table:table-cell table:style-name="Table1.A1" office:value-type="string">
            <text:p text:style-name="Text_20_body">ἐζητεῖ γὰρ ἐκεῖνος τὰ τῶν δρακόντων.</text:p>
          </table:table-cell>
          <table:table-cell office:value-type="string">
            <text:p text:style-name="P6">"What?" </text:p>
          </table:table-cell>
        </table:table-row>
        <table:table-row table:style-name="TableLine2209026281536">
          <table:table-cell table:style-name="Table1.A1" office:value-type="string">
            <text:p text:style-name="Text_20_body">ι’δού τάδε’ εῖδὴ δρακόντεια τῆς Μεγάλης Βρεταννίας καί τῆς Ἰέρνης· ἀπὸ τοῦ ᾠοῦ εἷς τὴν ἔμπρησιν, ἐγχειρίδιον τοῖς δρακοντοκόλοις.</text:p>
          </table:table-cell>
          <table:table-cell office:value-type="string">
            <text:p text:style-name="P6">"Yes..." said Dumbledore dreamily. "Funny, the way people's minds work, isn't it? Professor Snape couldn't bear being in your father's debt.... </text:p>
          </table:table-cell>
        </table:table-row>
        <table:table-row table:style-name="TableLine2209026281536">
          <table:table-cell table:style-name="Table1.A1" office:value-type="string">
            <text:p text:style-name="Text_20_body">Ἄρειος δέ Ὁ γὰρ Ἁγριώδης, ἔφη, ἀεὶ δράκοντος ἐγλίχετο, οὕτω γὰρ εἶπέ μοι πρῶτον συγγενόμενος.</text:p>
          </table:table-cell>
          <table:table-cell office:value-type="string">
            <text:p text:style-name="P6">I do believe he worked so hard to protect you this year because he felt that would make him and your father even. Then he could go back to hating your father's memory in peace...." </text:p>
          </table:table-cell>
        </table:table-row>
        <table:table-row table:style-name="TableLine2209026281536">
          <table:table-cell table:style-name="Table1.A1" office:value-type="string">
            <text:p text:style-name="Text_20_body">Ἀλλὰ τοῦτο, ε”φη ὁ Ῥοών, παράνομόν ε’στιν ἡμῖν.</text:p>
          </table:table-cell>
          <table:table-cell office:value-type="string">
            <text:p text:style-name="P6">Harry tried to understand this but it made his head pound, so he stopped. </text:p>
          </table:table-cell>
        </table:table-row>
        <table:table-row table:style-name="TableLine2209026281536">
          <table:table-cell table:style-name="Table1.A1" office:value-type="string">
            <text:p text:style-name="Text_20_body">ἡ γάρ τοι δρα- κοντοτροφία ε”τει χιλιοστῴ ἑπτακοσιοστῶ ἐνάτῳ ἀπερρήθη ὑπὸ τοῦ τῶν φαρμακέων συνεδρίου, οὐδ’ ἔστιν ὅστις οὐκ οἶδε τοῦτο.</text:p>
          </table:table-cell>
          <table:table-cell office:value-type="string">
            <text:p text:style-name="P6">"And sir, there's one more thing..." </text:p>
          </table:table-cell>
        </table:table-row>
        <table:table-row table:style-name="TableLine2209026281536">
          <table:table-cell table:style-name="Table1.A1" office:value-type="string">
            <text:p text:style-name="Text_20_body">καὶ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office:value-type="string">
            <text:p text:style-name="P6">"Just the one?" </text:p>
          </table:table-cell>
        </table:table-row>
        <table:table-row table:style-name="TableLine2209026281536">
          <table:table-cell table:style-name="Table1.A1" office:value-type="string">
            <text:p text:style-name="Text_20_body">εἴθ’ ὤφελες ι’δεῖν τὰς φλυκταίνας ἃς ὁ Κάρολος ὑπέσχεν ἐν Ῥουμανίᾳ ὑπὸ δρακόντων ἀγρίων κεκαυμένος.</text:p>
          </table:table-cell>
          <table:table-cell office:value-type="string">
            <text:p text:style-name="P6">"How did I get the Stone out of the mirror?" </text:p>
          </table:table-cell>
        </table:table-row>
        <table:table-row table:style-name="TableLine2209026281536">
          <table:table-cell table:style-name="Table1.A1" office:value-type="string">
            <text:p text:style-name="Text_20_body">Μῶν ἐν Βρεταννίᾳ ἀγριοί εἶσι δράκοντες,· ἦ δ’ ὃς ὁ “Άρειος.</text:p>
          </table:table-cell>
          <table:table-cell office:value-type="string">
            <text:p text:style-name="P6">"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ext:soft-page-break/>think I'll be safe with a nice toffee, don't you?" </text:p>
          </table:table-cell>
        </table:table-row>
        <table:table-row table:style-name="TableLine2209026281536">
          <table:table-cell table:style-name="Table1.A1" office:value-type="string">
            <text:p text:style-name="Text_20_body">Μάλιστα, ε”φη ὁ Ῥοών.</text:p>
          </table:table-cell>
          <table:table-cell office:value-type="string">
            <text:p text:style-name="P6">He smiled and popped the golden-brown bean into his mouth. Then he choked and said, "Alas! Ear wax!" </text:p>
          </table:table-cell>
        </table:table-row>
        <table:table-row table:style-name="TableLine2209026281536">
          <table:table-cell table:style-name="Table1.A1" office:value-type="string">
            <text:p text:style-name="Text_20_body">ἐνδημοῦσι γὰρ καί οἱ Οὐαλικοὶ χλῶροι καί οἱ Θουλικοῖ μέλανες.</text:p>
          </table:table-cell>
          <table:table-cell office:value-type="string">
            <text:p text:style-name="P6">Madam Pomfrey, the nurse, was a nice woman, but very strict. </text:p>
          </table:table-cell>
        </table:table-row>
        <table:table-row table:style-name="TableLine2209026281536">
          <table:table-cell table:style-name="Table1.A1" office:value-type="string">
            <text:p text:style-name="Text_20_body">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able:table-cell>
          <table:table-cell office:value-type="string">
            <text:p text:style-name="P6">"Just five minutes," Harry pleaded. </text:p>
          </table:table-cell>
        </table:table-row>
        <table:table-row table:style-name="TableLine2209026281536">
          <table:table-cell table:style-name="Table1.A1" office:value-type="string">
            <text:p text:style-name="Text_20_body">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able:table-cell>
          <table:table-cell office:value-type="string">
            <text:p text:style-name="P6">"Absolutely not." </text:p>
          </table:table-cell>
        </table:table-row>
        <table:table-row table:style-name="TableLine2209026281536">
          <table:table-cell table:style-name="Table1.A1" office:value-type="string">
            <text:p text:style-name="Text_20_body">καῖ ὁ Ἁγριώδης Τίς ε”στι βοήσας ἀσπασάμενος δ’ αὐτοὺς τὴν θύραν κάτοπιν εὐθὺς ἔκλεισεν.</text:p>
          </table:table-cell>
          <table:table-cell office:value-type="string">
            <text:p text:style-name="P6">"You let Professor Dumbledore in..." </text:p>
          </table:table-cell>
        </table:table-row>
        <table:table-row table:style-name="TableLine2209026281536">
          <table:table-cell table:style-name="Table1.A1" office:value-type="string">
            <text:p text:style-name="Text_20_body">καὶ ἐπειδὴ τάχιστα εἰσῆλθον, καύματι πάνυ διεθερμαίνοντο, πυρὸς ἐν τῇ ἐσχάρᾳ καιομένου καίπερ τοῦ ἐκτὸς ἀέρος θερίνου ἤδη γενομένου.</text:p>
          </table:table-cell>
          <table:table-cell office:value-type="string">
            <text:p text:style-name="P6">"Well, of course, that was the headmaster, quite different. You need rest." </text:p>
          </table:table-cell>
        </table:table-row>
        <table:table-row table:style-name="TableLine2209026281536">
          <table:table-cell table:style-name="Table1.A1" office:value-type="string">
            <text:p text:style-name="Text_20_body">ἐκεῖνος δέ ὕδωρ ἐθέρμαινε καί τέϊον ἐποιήσατο αὐτοῖς.</text:p>
          </table:table-cell>
          <table:table-cell office:value-type="string">
            <text:p text:style-name="P6">"I am resting, look, lying down and everything. Oh, go on, Madam Pomfrey..." </text:p>
          </table:table-cell>
        </table:table-row>
        <table:table-row table:style-name="TableLine2209026281536">
          <table:table-cell table:style-name="Table1.A1" office:value-type="string">
            <text:p text:style-name="Text_20_body">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able:table-cell>
          <table:table-cell office:value-type="string">
            <text:p text:style-name="P6">"Oh, very well," she said. "But five minutes only." </text:p>
          </table:table-cell>
        </table:table-row>
        <table:table-row table:style-name="TableLine2209026281536">
          <table:table-cell table:style-name="Table1.A1" office:value-type="string">
            <text:p text:style-name="Text_20_body">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able:table-cell>
          <table:table-cell office:value-type="string">
            <text:p text:style-name="P6">And she let Ron and Hermione in. </text:p>
          </table:table-cell>
        </table:table-row>
        <table:table-row table:style-name="TableLine2209026281536">
          <table:table-cell table:style-name="Table1.A1" office:value-type="string">
            <text:p text:style-name="Text_20_body">ἡ γὰρ λίθος ἐνθάδε πάρεστιν ἐκ προνοίας, παρὰ μικρὸν ἐλθοῦσα ἐκ Γριγγώτου κλεφθῆναι.</text:p>
          </table:table-cell>
          <table:table-cell office:value-type="string">
            <text:p text:style-name="P6">"Harry!" </text:p>
          </table:table-cell>
        </table:table-row>
        <table:table-row table:style-name="TableLine2209026281536">
          <table:table-cell table:style-name="Table1.A1" office:value-type="string">
            <text:p text:style-name="Text_20_body">ἀλλ’ οἶμαι καί ταῦτα ηὑρή- κατε δήπου,· λελήθατε γὰρ ἐμὲ εὑρόντες οὐκ οἶδ’ ὅπως τὰ τοῦ Οὗλότριχος.</text:p>
          </table:table-cell>
          <table:table-cell office:value-type="string">
            <text:p text:style-name="P6">Hermione looked ready to fling her arms around him again, but Harry was glad she held herself in as his head was still very sore. </text:p>
          </table:table-cell>
        </table:table-row>
        <text:soft-page-break/>
        <table:table-row table:style-name="TableLine2209026281536">
          <table:table-cell table:style-name="Table1.A1" office:value-type="string">
            <text:p text:style-name="Text_20_body">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office:value-type="string">
            <text:p text:style-name="P6">"Oh, Harry, we were sure you were going to -- Dumbledore was so worried --" </text:p>
          </table:table-cell>
        </table:table-row>
        <table:table-row table:style-name="TableLine2209026281536">
          <table:table-cell table:style-name="Table1.A1" office:value-type="string">
            <text:p text:style-name="Text_20_body">καί αὐτοῦ ᾔσθοντο μειδιῶντος - τὸν γὰρ πώγωνα κινούμενόν τι εἶδον.</text:p>
          </table:table-cell>
          <table:table-cell office:value-type="string">
            <text:p text:style-name="P6">"The whole school's talking about it," said Ron. "What really happened?" </text:p>
          </table:table-cell>
        </table:table-row>
        <table:table-row table:style-name="TableLine2209026281536">
          <table:table-cell table:style-name="Table1.A1" office:value-type="string">
            <text:p text:style-name="Text_20_body">κά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office:value-type="string">
            <text:p text:style-name="P6">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2209026281536">
          <table:table-cell table:style-name="Table1.A1" office:value-type="string">
            <text:p text:style-name="Text_20_body">ταῦτα δ’ εἰπούσης ὁ μὲν Ἁγριώδης ἐσεμνύνετο ὥς τι ὧν, ὁ δ’ Ἄρειος καὶ ὁ Ῥοών προσεγέλων θαυμάζοντες αὐτήν.</text:p>
          </table:table-cell>
          <table:table-cell office:value-type="string">
            <text:p text:style-name="P6">"So the Stone's gone?" said Ron finally. "Flamel's just going to die?" </text:p>
          </table:table-cell>
        </table:table-row>
        <table:table-row table:style-name="TableLine2209026281536">
          <table:table-cell table:style-name="Table1.A1" office:value-type="string">
            <text:p text:style-name="Text_20_body">Λοιπόν· οὐδέν ἄρ’ ἐμποδών ἐστιν οἶμαι μὴ τοῦτο λέγειν.</text:p>
          </table:table-cell>
          <table:table-cell office:value-type="string">
            <text:p text:style-name="P6">"That's what I said, but Dumbledore thinks that -- what was it? -- 'to the well-organized mind, death is but the next great adventure. </text:p>
          </table:table-cell>
        </table:table-row>
        <table:table-row table:style-name="TableLine2209026281536">
          <table:table-cell table:style-name="Table1.A1" office:value-type="string">
            <text:p text:style-name="Text_20_body">εἶὲν.</text:p>
          </table:table-cell>
          <table:table-cell office:value-type="string">
            <text:p text:style-name="P6">"I always said he was off his rocker," said Ron, looking quite impressed at how crazy his hero was. </text:p>
          </table:table-cell>
        </table:table-row>
        <table:table-row table:style-name="TableLine2209026281536">
          <table:table-cell table:style-name="Table1.A1" office:value-type="string">
            <text:p text:style-name="Text_20_body">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able:table-cell>
          <table:table-cell office:value-type="string">
            <text:p text:style-name="P6">"So what happened to you two?" said Harry. </text:p>
          </table:table-cell>
        </table:table-row>
        <table:table-row table:style-name="TableLine2209026281536">
          <table:table-cell table:style-name="Table1.A1" office:value-type="string">
            <text:p text:style-name="Text_20_body">ἀλλὰ περιμένετε· ἐπελαθόμην τινός.</text:p>
          </table:table-cell>
          <table:table-cell office:value-type="string">
            <text:p text:style-name="P6">"Well, I got back all right," said Hermione. "I brought Ron round -- that took a while -- and we were dashing up to the owlery to contact Dumbledore when we met him in the entrance hall -- he already knew -- he just said, 'Harry's gone after him, hasn't he?' and hurtled off to the third floor." </text:p>
          </table:table-cell>
        </table:table-row>
        <table:table-row table:style-name="TableLine2209026281536">
          <table:table-cell table:style-name="Table1.A1" office:value-type="string">
            <text:p text:style-name="Text_20_body">καὶ δὴ καὶ ὁ Σίναπυς.</text:p>
          </table:table-cell>
          <table:table-cell office:value-type="string">
            <text:p text:style-name="P6">"D'you think he meant you to do it?" said Ron. "Sending you your father's cloak and everything?" </text:p>
          </table:table-cell>
        </table:table-row>
        <table:table-row table:style-name="TableLine2209026281536">
          <table:table-cell table:style-name="Table1.A1" office:value-type="string">
            <text:p text:style-name="Text_20_body">Ἠ τὸν Σίναπυν λέγεις,· Πάνυ γε.</text:p>
          </table:table-cell>
          <table:table-cell office:value-type="string">
            <text:p text:style-name="P6">"Well, " Hermione exploded, "if he did -- I mean to say that's terrible -- you could have been killed." </text:p>
          </table:table-cell>
        </table:table-row>
        <text:soft-page-break/>
        <table:table-row table:style-name="TableLine2209026281536">
          <table:table-cell table:style-name="Table1.A1" office:value-type="string">
            <text:p text:style-name="Text_20_body">μῶν ἔτι περὶ τούτων πράγματα ε”χετε; πίθεσθέ μοι· ὁ Σίναπυς ἅτε φυλάττων τὴν λίθον οὐδαμῶς κλέψειν μέλλει.</text:p>
          </table:table-cell>
          <table:table-cell office:value-type="string">
            <text:p text:style-name="P6">"No, it isn't," said Harry thoughtfully. "He's a funny man, Dumbledore. </text:p>
          </table:table-cell>
        </table:table-row>
        <table:table-row table:style-name="TableLine2209026281536">
          <table:table-cell table:style-name="Table1.A1" office:value-type="string">
            <text:p text:style-name="Text_20_body">ὁ δ”Άρειος ᾔδει τόν τε Ῥοῶνα καὶ τὴν Ἑρμιόνην ταύτὰ ἐννοοῦν- τας.</text:p>
          </table:table-cell>
          <table:table-cell office:value-type="string">
            <text:p text:style-name="P6">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2209026281536">
          <table:table-cell table:style-name="Table1.A1" office:value-type="string">
            <text:p text:style-name="Text_20_body">εἰ γὰρ ἐκεῖνος μετεῖχε τοῦ φυλάττειν, ῥᾴδιον ἄρα γενέσθαι αὐτῷ εὑρεῖν ᾧ τρόπῳ οἶ ἄλλοι σοφισταὶ φυλάττοιεν.</text:p>
          </table:table-cell>
          <table:table-cell office:value-type="string">
            <text:p text:style-name="P6">"Yeah, Dumbledore's off his rocker, all right," said Ron proudly. </text:p>
          </table:table-cell>
        </table:table-row>
        <table:table-row table:style-name="TableLine2209026281536">
          <table:table-cell table:style-name="Table1.A1" office:value-type="string">
            <text:p text:style-name="Text_20_body">ἐπίστασθαι οὖν ἐδόκει τὰ πάντα ὡς εἶπειν εἰ μὴ διακρούεσθαι δὴ τὸ τοῦ Κίουρου φίλτρον καὶ τὸν Οὖλότριχα.</text:p>
          </table:table-cell>
          <table:table-cell office:value-type="string">
            <text:p text:style-name="P6">"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2209026281536">
          <table:table-cell table:style-name="Table1.A1" office:value-type="string">
            <text:p text:style-name="Text_20_body">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able:table-cell>
          <table:table-cell office:value-type="string">
            <text:p text:style-name="P6">At that moment, Madam Pomfrey bustled over. </text:p>
          </table:table-cell>
        </table:table-row>
        <table:table-row table:style-name="TableLine2209026281536">
          <table:table-cell table:style-name="Table1.A1" office:value-type="string">
            <text:p text:style-name="Text_20_body">Τοῦτο γοῦν χρήσιμόν ἐστί τι, εἶπεν ὁ Ἄρειος λάθρᾳ ἐκείνου.</text:p>
          </table:table-cell>
          <table:table-cell office:value-type="string">
            <text:p text:style-name="P6">"You've had nearly fifteen minutes, now OUT" she said firmly. </text:p>
          </table:table-cell>
        </table:table-row>
        <table:table-row table:style-name="TableLine2209026281536">
          <table:table-cell table:style-name="Table1.A1" office:value-type="string">
            <text:p text:style-name="Text_20_body">ἀλλ’ ἔξεστι θυρίδα ἆνοίξαι; θερμαίνομαι γὰρ σφόδρα.</text:p>
          </table:table-cell>
          <table:table-cell office:value-type="string">
            <text:p text:style-name="P6">After a good night's sleep, Harry felt nearly back to normal. </text:p>
          </table:table-cell>
        </table:table-row>
        <table:table-row table:style-name="TableLine2209026281536">
          <table:table-cell table:style-name="Table1.A1" office:value-type="string">
            <text:p text:style-name="Text_20_body">Ἀδύνατόν γε.</text:p>
          </table:table-cell>
          <table:table-cell office:value-type="string">
            <text:p text:style-name="P6">I want to go to the feast," he told Madam Pomfrey as she straightened his many candy boxes. I can, can't I?" </text:p>
          </table:table-cell>
        </table:table-row>
        <table:table-row table:style-name="TableLine2209026281536">
          <table:table-cell table:style-name="Table1.A1" office:value-type="string">
            <text:p text:style-name="Text_20_body">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able:table-cell>
          <table:table-cell office:value-type="string">
            <text:p text:style-name="P6">"Professor Dumbledore says you are to be allowed to go," she said stiffily, as though in her opinion Professor Dumbledore didn't realize how risky feasts could be. "And you have another visitor." </text:p>
          </table:table-cell>
        </table:table-row>
        <table:table-row table:style-name="TableLine2209026281536">
          <table:table-cell table:style-name="Table1.A1" office:value-type="string">
            <text:p text:style-name="Text_20_body">ὁ δ’ Ἁγριώδης τοῦ γενείου δέει ἁπτόμενος <text:soft-page-break/>ἐτονθόρυζέ τι ὡς οὐκ ἔχων τάληθὲς εἰπεῖν.</text:p>
          </table:table-cell>
          <table:table-cell office:value-type="string">
            <text:p text:style-name="P6">"Oh, good," said Harry. "Who is it?" </text:p>
          </table:table-cell>
        </table:table-row>
        <table:table-row table:style-name="TableLine2209026281536">
          <table:table-cell table:style-name="Table1.A1" office:value-type="string">
            <text:p text:style-name="Text_20_body">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able:table-cell>
          <table:table-cell office:value-type="string">
            <text:p text:style-name="P6">Hagrid sidled through the door as he spoke. As usual when he was indoors, Hagrid looked too big to be allowed. He sat down next to Harry, took one look at him, and burst into tears. </text:p>
          </table:table-cell>
        </table:table-row>
        <table:table-row table:style-name="TableLine2209026281536">
          <table:table-cell table:style-name="Table1.A1" office:value-type="string">
            <text:p text:style-name="Text_20_body">ἀλλ’ ἔμοιγ’ ἐδόκει ἄσμενος δὴ καταλιπεῖν αὐτό.</text:p>
          </table:table-cell>
          <table:table-cell office:value-type="string">
            <text:p text:style-name="P6">"It's -- all -- my -- ruddy -- fault!" he sobbed, his face in his hands. </text:p>
          </table:table-cell>
        </table:table-row>
        <table:table-row table:style-name="TableLine2209026281536">
          <table:table-cell table:style-name="Table1.A1" office:value-type="string">
            <text:p text:style-name="Text_20_body">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office:value-type="string">
            <text:p text:style-name="P6">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2209026281536">
          <table:table-cell table:style-name="Table1.A1" office:value-type="string">
            <text:p text:style-name="Text_20_body">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office:value-type="string">
            <text:p text:style-name="P6">"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2209026281536">
          <table:table-cell table:style-name="Table1.A1" office:value-type="string">
            <text:p text:style-name="Text_20_body">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able:table-cell>
          <table:table-cell office:value-type="string">
            <text:p text:style-name="P6">"Yeh could've died!" sobbed Hagrid. "An' don' say the name!" </text:p>
          </table:table-cell>
        </table:table-row>
        <table:table-row table:style-name="TableLine2209026281536">
          <table:table-cell table:style-name="Table1.A1" office:value-type="string">
            <text:p text:style-name="Text_20_body">καὶ οὗτος μὲν ἐδόκει πάνυ ἀγαπᾶν τοῖς πεπραγμένοις, ἡ δ’ ὁ δ’ οὐκ ἤκουεν, ἐμινύριζε δέ εὐθύμως φρύγανα εἷς τὴν ἐσχάραν ἅμα ῥίπτων.</text:p>
          </table:table-cell>
          <table:table-cell office:value-type="string">
            <text:p text:style-name="P6">"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2209026281536">
          <table:table-cell table:style-name="Table1.A1" office:value-type="string">
            <text:p text:style-name="Text_20_body">Ἑρμιόνη οὐχ ἡδομένη ῗΩ Ἃγρίωδες, ἔφη, ἐν ξυλίνῃ διατρίβεις οἰκίᾳ.</text:p>
          </table:table-cell>
          <table:table-cell office:value-type="string">
            <text:p text:style-name="P6">Hagrid wiped his nose on the back of his hand and said, "That reminds me. I've got yeh a present." </text:p>
          </table:table-cell>
        </table:table-row>
        <table:table-row table:style-name="TableLine2209026281536">
          <table:table-cell table:style-name="Table1.A1" office:value-type="string">
            <text:p text:style-name="Text_20_body">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office:value-type="string">
            <text:p text:style-name="P6">"It's not a stoat sandwich, is it?" said Harry anxiously, and at last Hagrid gave a weak chuckle. "Nah. Dumbledore gave me the day off yesterday ter fix it. 'Course, he shoulda sacked me instead -- anyway, got yeh this..." </text:p>
          </table:table-cell>
        </table:table-row>
        <table:table-row table:style-name="TableLine2209026281536">
          <table:table-cell table:style-name="Table1.A1" office:value-type="string">
            <text:p text:style-name="Text_20_body">Εἴθ’ ἐφ’ ἡσυχίας μοι συμβαίη διατρίβειν εὖδαιμονοὺντι, εἶπεν ὁ Ῥοών ποτε.</text:p>
          </table:table-cell>
          <table:table-cell office:value-type="string">
            <text:p text:style-name="P6">It seemed to be a handsome, leather-covered book. Harry opened it curiously. It was full of wizard <text:soft-page-break/>photographs. Smiling and waving at him from every page were his mother and father. </text:p>
          </table:table-cell>
        </table:table-row>
        <table:table-row table:style-name="TableLine2209026281536">
          <table:table-cell table:style-name="Table1.A1" office:value-type="string">
            <text:p text:style-name="Text_20_body">ἠγωνίζοντο γὰρ ἀνὰ πᾶσαν τὴν ἑσπέραν τῶν κατ’ οἶκον μαθημάτων, ὧν πλείονα ἤδη ἐλάμβανον, μόλις κρατῆσαι.</text:p>
          </table:table-cell>
          <table:table-cell office:value-type="string">
            <text:p text:style-name="P6">"Sent owls off ter all yer parents' old school friends, askin' fer photos... knew yeh didn' have any... d'yeh like it?" </text:p>
          </table:table-cell>
        </table:table-row>
        <table:table-row table:style-name="TableLine2209026281536">
          <table:table-cell table:style-name="Table1.A1" office:value-type="string">
            <text:p text:style-name="Text_20_body">καὶ ἡ Ἑρμιόνη, ἤρξατο ἤδη καταλόγους ποιουμένη, ὑπὲρ τοῦ θ ’Ἁρείου καῖ τοῦ Ῥοῶνος πάνυ ἐπαχθὴς αὐτοῖς γενομένη.</text:p>
          </table:table-cell>
          <table:table-cell office:value-type="string">
            <text:p text:style-name="P6">Harry couldn't speak, but Hagrid understood. </text:p>
          </table:table-cell>
        </table:table-row>
        <table:table-row table:style-name="TableLine2209026281536">
          <table:table-cell table:style-name="Table1.A1" office:value-type="string">
            <text:p text:style-name="Text_20_body">κᾶπειτα πρωΐνη ἡ Ἱ-Ῑδυικτίν ἐκόμισέ ποτ’ ἐπιστολὴν τῴ Ἁρείῳ ἑτέραν ὑφ’ Ἁγριώδους πεμφθεῖσαν βραχυλογήσαντος ὧδέ Ἐννεοττεύει.</text:p>
          </table:table-cell>
          <table:table-cell office:value-type="string">
            <text:p text:style-name="P6">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2209026281536">
          <table:table-cell table:style-name="Table1.A1" office:value-type="string">
            <text:p text:style-name="Text_20_body">ὁ μὲν οὖν Ῥοών εἶπεν ἀφιστάμενος τῆς βοτανικῆς σχολῆς ἴέναι εὐθὺς πρὸς τὸ καλύβιον, ἡ δ’Ἑρμιόνη τοῦτ’ οὐκ ἐβουλήθη.</text:p>
          </table:table-cell>
          <table:table-cell office:value-type="string">
            <text:p text:style-name="P6">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2209026281536">
          <table:table-cell table:style-name="Table1.A1" office:value-type="string">
            <text:p text:style-name="Text_20_body">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able:table-cell>
          <table:table-cell office:value-type="string">
            <text:p text:style-name="P6">Fortunately, Dumbledore arrived moments later. The babble died away. </text:p>
          </table:table-cell>
        </table:table-row>
        <table:table-row table:style-name="TableLine2209026281536">
          <table:table-cell table:style-name="Table1.A1" office:value-type="string">
            <text:p text:style-name="Text_20_body">Οὔκουν τηλικοῦτος ὁ τῶν Ποτήρων παῖς ἥλικος ὁ Δούδλιος ὁ ἡμέτερος; </text:p>
          </table:table-cell>
          <table:table-cell office:value-type="string">
            <text:p text:style-name="P6">"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able:table-cell>
        </table:table-row>
        <table:table-row table:style-name="TableLine2209026281536">
          <table:table-cell table:style-name="Table1.A1" office:value-type="string">
            <text:p text:style-name="Text_20_body"/>
          </table:table-cell>
          <table:table-cell office:value-type="string">
            <text:p text:style-name="P6">"Now, as I understand it, the house cup here needs awarding, and the points stand thus: In fourth place, Gryffindor, with three hundred and twelve points; <text:soft-page-break/>in third, Hufflepuff, with three hundred and fifty-two; Ravenclaw has four hundred and twenty-six and Slytherin, four hundred and seventy- two." </text:p>
          </table:table-cell>
        </table:table-row>
        <table:table-row table:style-name="TableLine2209026281536">
          <table:table-cell table:style-name="Table1.A1" office:value-type="string">
            <text:p text:style-name="Text_20_body"/>
          </table:table-cell>
          <table:table-cell office:value-type="string">
            <text:p text:style-name="P6">A storm of cheering and stamping broke out from the Slytherin table. </text:p>
          </table:table-cell>
        </table:table-row>
        <table:table-row table:style-name="TableLine2209026281536">
          <table:table-cell table:style-name="Table1.A1" office:value-type="string">
            <text:p text:style-name="Text_20_body"/>
          </table:table-cell>
          <table:table-cell office:value-type="string">
            <text:p text:style-name="P6">Harry could see Draco Malfoy banging his goblet on the table. It was a sickening sight. </text:p>
          </table:table-cell>
        </table:table-row>
        <table:table-row table:style-name="TableLine2209026281536">
          <table:table-cell table:style-name="Table1.A1" office:value-type="string">
            <text:p text:style-name="Text_20_body"/>
          </table:table-cell>
          <table:table-cell office:value-type="string">
            <text:p text:style-name="P6">"Yes, Yes, well done, Slytherin," said Dumbledore. "However, recent events must be taken into account." </text:p>
          </table:table-cell>
        </table:table-row>
        <table:table-row table:style-name="TableLine2209026281536">
          <table:table-cell table:style-name="Table1.A1" office:value-type="string">
            <text:p text:style-name="Text_20_body"/>
          </table:table-cell>
          <table:table-cell office:value-type="string">
            <text:p text:style-name="P6">The room went very still. The Slytherins' smiles faded a little. </text:p>
          </table:table-cell>
        </table:table-row>
        <table:table-row table:style-name="TableLine2209026281536">
          <table:table-cell table:style-name="Table1.A1" office:value-type="string">
            <text:p text:style-name="Text_20_body"/>
          </table:table-cell>
          <table:table-cell office:value-type="string">
            <text:p text:style-name="P6">"Ahem," said Dumbledore. "I have a few last-minute points to dish out. </text:p>
          </table:table-cell>
        </table:table-row>
        <table:table-row table:style-name="TableLine2209026281536">
          <table:table-cell table:style-name="Table1.A1" office:value-type="string">
            <text:p text:style-name="Text_20_body"/>
          </table:table-cell>
          <table:table-cell office:value-type="string">
            <text:p text:style-name="P6">Let me see. Yes... </text:p>
          </table:table-cell>
        </table:table-row>
        <table:table-row table:style-name="TableLine2209026281536">
          <table:table-cell table:style-name="Table1.A1" office:value-type="string">
            <text:p text:style-name="Text_20_body"/>
          </table:table-cell>
          <table:table-cell office:value-type="string">
            <text:p text:style-name="P6">"First -- to Mr. Ronald Weasley..." </text:p>
          </table:table-cell>
        </table:table-row>
        <table:table-row table:style-name="TableLine2209026281536">
          <table:table-cell table:style-name="Table1.A1" office:value-type="string">
            <text:p text:style-name="Text_20_body"/>
          </table:table-cell>
          <table:table-cell office:value-type="string">
            <text:p text:style-name="P6">Ron went purple in the face; he looked like a radish with a bad sunburn. </text:p>
          </table:table-cell>
        </table:table-row>
        <table:table-row table:style-name="TableLine2209026281536">
          <table:table-cell table:style-name="Table1.A1" office:value-type="string">
            <text:p text:style-name="Text_20_body"/>
          </table:table-cell>
          <table:table-cell office:value-type="string">
            <text:p text:style-name="P6">"...for the best-played game of chess Hogwarts has seen in many years, I award Gryffindor house fifty points." </text:p>
          </table:table-cell>
        </table:table-row>
        <table:table-row table:style-name="TableLine2209026281536">
          <table:table-cell table:style-name="Table1.A1" office:value-type="string">
            <text:p text:style-name="Text_20_body"/>
          </table:table-cell>
          <table:table-cell office:value-type="string">
            <text:p text:style-name="P6">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2209026281536">
          <table:table-cell table:style-name="Table1.A1" office:value-type="string">
            <text:p text:style-name="Text_20_body"/>
          </table:table-cell>
          <table:table-cell office:value-type="string">
            <text:p text:style-name="P6">At last there was silence again. </text:p>
          </table:table-cell>
        </table:table-row>
        <table:table-row table:style-name="TableLine2209026281536">
          <table:table-cell table:style-name="Table1.A1" office:value-type="string">
            <text:p text:style-name="Text_20_body"/>
          </table:table-cell>
          <table:table-cell office:value-type="string">
            <text:p text:style-name="P6">"Second -- to Miss Hermione Granger... for the use of cool logic in the face of fire, I award Gryffindor house fifty points." </text:p>
          </table:table-cell>
        </table:table-row>
        <table:table-row table:style-name="TableLine2209026281536">
          <table:table-cell table:style-name="Table1.A1" office:value-type="string">
            <text:p text:style-name="Text_20_body"/>
          </table:table-cell>
          <table:table-cell office:value-type="string">
            <text:p text:style-name="P6">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text:soft-page-break/>sixty points." </text:p>
          </table:table-cell>
        </table:table-row>
        <table:table-row table:style-name="TableLine2209026281536">
          <table:table-cell table:style-name="Table1.A1" office:value-type="string">
            <text:p text:style-name="Text_20_body"/>
          </table:table-cell>
          <table:table-cell office:value-type="string">
            <text:p text:style-name="P6">The din was deafening. Those who could add up while yelling themselves hoarse knew that Gryffindor now had four hundred and seventy-two points -- exactly the same as Slytherin. They had tied for the house cup -- if only Dumbledore had given Harry just one more point. </text:p>
          </table:table-cell>
        </table:table-row>
        <table:table-row table:style-name="TableLine2209026281536">
          <table:table-cell table:style-name="Table1.A1" office:value-type="string">
            <text:p text:style-name="Text_20_body"/>
          </table:table-cell>
          <table:table-cell office:value-type="string">
            <text:p text:style-name="P6">Dumbledore raised his hand. The room gradually fell silent. </text:p>
          </table:table-cell>
        </table:table-row>
        <table:table-row table:style-name="TableLine2209026281536">
          <table:table-cell table:style-name="Table1.A1" office:value-type="string">
            <text:p text:style-name="Text_20_body"/>
          </table:table-cell>
          <table:table-cell office:value-type="string">
            <text:p text:style-name="P6">"There are all kinds of courage," said Dumbledore, smiling. "It takes a great deal of bravery to stand up to our enemies, but just as much to stand up to our friends. I therefore award ten points to Mr. Neville Longbottom." </text:p>
          </table:table-cell>
        </table:table-row>
        <table:table-row table:style-name="TableLine2209026281536">
          <table:table-cell table:style-name="Table1.A1" office:value-type="string">
            <text:p text:style-name="Text_20_body"/>
          </table:table-cell>
          <table:table-cell office:value-type="string">
            <text:p text:style-name="P6">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2209026281536">
          <table:table-cell table:style-name="Table1.A1" office:value-type="string">
            <text:p text:style-name="Text_20_body"/>
          </table:table-cell>
          <table:table-cell office:value-type="string">
            <text:p text:style-name="P6">Harry, still cheering, nudged Ron in the ribs and pointed at Malfoy, who couldn't have looked more stunned and horrified if he'd just had the Body-Bind Curse put on him. </text:p>
          </table:table-cell>
        </table:table-row>
        <table:table-row table:style-name="TableLine2209026281536">
          <table:table-cell table:style-name="Table1.A1" office:value-type="string">
            <text:p text:style-name="Text_20_body"/>
          </table:table-cell>
          <table:table-cell office:value-type="string">
            <text:p text:style-name="P6">"Which means, Dumbledore called over the storm of applause, for even Ravenclaw and Hufflepuff were celebrating the downfall of Slytherin, "we need a little change of decoration." </text:p>
          </table:table-cell>
        </table:table-row>
        <table:table-row table:style-name="TableLine2209026281536">
          <table:table-cell table:style-name="Table1.A1" office:value-type="string">
            <text:p text:style-name="Text_20_body"/>
          </table:table-cell>
          <table:table-cell office:value-type="string">
            <text:p text:style-name="P6">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text:soft-page-break/>normal next year, or as normal as it ever was at Hogwarts. </text:p>
          </table:table-cell>
        </table:table-row>
        <table:table-row table:style-name="TableLine2209026281536">
          <table:table-cell table:style-name="Table1.A1" office:value-type="string">
            <text:p text:style-name="Text_20_body"/>
          </table:table-cell>
          <table:table-cell office:value-type="string">
            <text:p text:style-name="P6">It was the best evening of Harry's life, better than winning at Quidditch, or Christmas, or knocking out mountain trolls... he would never, ever forget tonight. </text:p>
          </table:table-cell>
        </table:table-row>
        <table:table-row table:style-name="TableLine2209026281536">
          <table:table-cell table:style-name="Table1.A1" office:value-type="string">
            <text:p text:style-name="Text_20_body"/>
          </table:table-cell>
          <table:table-cell office:value-type="string">
            <text:p text:style-name="P6">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2209026281536">
          <table:table-cell table:style-name="Table1.A1" office:value-type="string">
            <text:p text:style-name="Text_20_body"/>
          </table:table-cell>
          <table:table-cell office:value-type="string">
            <text:p text:style-name="P6">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2209026281536">
          <table:table-cell table:style-name="Table1.A1" office:value-type="string">
            <text:p text:style-name="Text_20_body"/>
          </table:table-cell>
          <table:table-cell office:value-type="string">
            <text:p text:style-name="P6"/>
          </table:table-cell>
        </table:table-row>
        <table:table-row table:style-name="TableLine2209026281536">
          <table:table-cell table:style-name="Table1.A1" office:value-type="string">
            <text:p text:style-name="Text_20_body"/>
          </table:table-cell>
          <table:table-cell office:value-type="string">
            <text:p text:style-name="P6">"You must come and stay this summer," said Ron, "both of you -- I'll send you an owl." </text:p>
          </table:table-cell>
        </table:table-row>
        <table:table-row table:style-name="TableLine2209026281536">
          <table:table-cell table:style-name="Table1.A1" office:value-type="string">
            <text:p text:style-name="Text_20_body"/>
          </table:table-cell>
          <table:table-cell office:value-type="string">
            <text:p text:style-name="P6">"Thanks," said Harry, "I'll need something to look forward to." People jostled them as they moved forward toward the gateway back to the Muggle world. Some of them called: "Bye, Harry!" </text:p>
          </table:table-cell>
        </table:table-row>
        <table:table-row table:style-name="TableLine2209026281536">
          <table:table-cell table:style-name="Table1.A1" office:value-type="string">
            <text:p text:style-name="Text_20_body"/>
          </table:table-cell>
          <table:table-cell office:value-type="string">
            <text:p text:style-name="P6">"See you, Potter!" </text:p>
          </table:table-cell>
        </table:table-row>
        <text:soft-page-break/>
        <table:table-row table:style-name="TableLine2209026281536">
          <table:table-cell table:style-name="Table1.A1" office:value-type="string">
            <text:p text:style-name="Text_20_body"/>
          </table:table-cell>
          <table:table-cell office:value-type="string">
            <text:p text:style-name="P6">"Still famous," said Ron, grinning at him. </text:p>
          </table:table-cell>
        </table:table-row>
        <table:table-row table:style-name="TableLine2209026281536">
          <table:table-cell table:style-name="Table1.A1" office:value-type="string">
            <text:p text:style-name="Text_20_body"/>
          </table:table-cell>
          <table:table-cell office:value-type="string">
            <text:p text:style-name="P6">"Not where I'm going, I promise you," said Harry. </text:p>
          </table:table-cell>
        </table:table-row>
        <table:table-row table:style-name="TableLine2209026281536">
          <table:table-cell table:style-name="Table1.A1" office:value-type="string">
            <text:p text:style-name="Text_20_body"/>
          </table:table-cell>
          <table:table-cell office:value-type="string">
            <text:p text:style-name="P6">He, Ron, and Hermione passed through the gateway together. "There he is, Mom, there he is, look!" </text:p>
          </table:table-cell>
        </table:table-row>
        <table:table-row table:style-name="TableLine2209026281536">
          <table:table-cell table:style-name="Table1.A1" office:value-type="string">
            <text:p text:style-name="Text_20_body"/>
          </table:table-cell>
          <table:table-cell office:value-type="string">
            <text:p text:style-name="P6">It was Ginny Weasley, Ron's younger sister, but she wasn't pointing at Ron. </text:p>
          </table:table-cell>
        </table:table-row>
        <table:table-row table:style-name="TableLine2209026281536">
          <table:table-cell table:style-name="Table1.A1" office:value-type="string">
            <text:p text:style-name="Text_20_body"/>
          </table:table-cell>
          <table:table-cell office:value-type="string">
            <text:p text:style-name="P6">"Harry Potter!" she squealed. "Look, Mom! I can see "Be quiet, Ginny, and it's rude to point." </text:p>
          </table:table-cell>
        </table:table-row>
        <table:table-row table:style-name="TableLine2209026281536">
          <table:table-cell table:style-name="Table1.A1" office:value-type="string">
            <text:p text:style-name="Text_20_body"/>
          </table:table-cell>
          <table:table-cell office:value-type="string">
            <text:p text:style-name="P6">Mrs. Weasley smiled down at them. </text:p>
          </table:table-cell>
        </table:table-row>
        <table:table-row table:style-name="TableLine2209026281536">
          <table:table-cell table:style-name="Table1.A1" office:value-type="string">
            <text:p text:style-name="Text_20_body"/>
          </table:table-cell>
          <table:table-cell office:value-type="string">
            <text:p text:style-name="P6">"Busy year?" she said. </text:p>
          </table:table-cell>
        </table:table-row>
        <table:table-row table:style-name="TableLine2209026281536">
          <table:table-cell table:style-name="Table1.A1" office:value-type="string">
            <text:p text:style-name="Text_20_body"/>
          </table:table-cell>
          <table:table-cell office:value-type="string">
            <text:p text:style-name="P6">"Very," said Harry. "Thanks for the fudge and the sweater, Mrs. Weasley." </text:p>
          </table:table-cell>
        </table:table-row>
        <table:table-row table:style-name="TableLine2209026281536">
          <table:table-cell table:style-name="Table1.A1" office:value-type="string">
            <text:p text:style-name="Text_20_body"/>
          </table:table-cell>
          <table:table-cell office:value-type="string">
            <text:p text:style-name="P6">"Oh, it was nothing, dear." </text:p>
          </table:table-cell>
        </table:table-row>
        <table:table-row table:style-name="TableLine2209026281536">
          <table:table-cell table:style-name="Table1.A1" office:value-type="string">
            <text:p text:style-name="Text_20_body"/>
          </table:table-cell>
          <table:table-cell office:value-type="string">
            <text:p text:style-name="P6">"Ready, are you?" </text:p>
          </table:table-cell>
        </table:table-row>
        <table:table-row table:style-name="TableLine2209026281536">
          <table:table-cell table:style-name="Table1.A1" office:value-type="string">
            <text:p text:style-name="Text_20_body"/>
          </table:table-cell>
          <table:table-cell office:value-type="string">
            <text:p text:style-name="P6">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2209026281536">
          <table:table-cell table:style-name="Table1.A1" office:value-type="string">
            <text:p text:style-name="Text_20_body"/>
          </table:table-cell>
          <table:table-cell office:value-type="string">
            <text:p text:style-name="P6">"You must be Harry's family!" said Mrs. Weasley. </text:p>
          </table:table-cell>
        </table:table-row>
        <table:table-row table:style-name="TableLine2209026281536">
          <table:table-cell table:style-name="Table1.A1" office:value-type="string">
            <text:p text:style-name="Text_20_body"/>
          </table:table-cell>
          <table:table-cell office:value-type="string">
            <text:p text:style-name="P6">"In a manner of speaking," said Uncle Vernon. "Hurry up, boy, we haven't got all day." He walked away. </text:p>
          </table:table-cell>
        </table:table-row>
        <table:table-row table:style-name="TableLine2209026281536">
          <table:table-cell table:style-name="Table1.A1" office:value-type="string">
            <text:p text:style-name="Text_20_body"/>
          </table:table-cell>
          <table:table-cell office:value-type="string">
            <text:p text:style-name="P6">Harry hung back for a last word with Ron and Hermione. </text:p>
          </table:table-cell>
        </table:table-row>
        <table:table-row table:style-name="TableLine2209026281536">
          <table:table-cell table:style-name="Table1.A1" office:value-type="string">
            <text:p text:style-name="Text_20_body"/>
          </table:table-cell>
          <table:table-cell office:value-type="string">
            <text:p text:style-name="P6">"See you over the summer, then." </text:p>
          </table:table-cell>
        </table:table-row>
        <table:table-row table:style-name="TableLine2209026281536">
          <table:table-cell table:style-name="Table1.A1" office:value-type="string">
            <text:p text:style-name="Text_20_body"/>
          </table:table-cell>
          <table:table-cell office:value-type="string">
            <text:p text:style-name="P6">"Hope you have -- er -- a good holiday," said Hermione, looking uncertainly after Uncle Vernon, shocked that anyone could be so unpleasant. </text:p>
          </table:table-cell>
        </table:table-row>
        <table:table-row table:style-name="TableLine2209026281536">
          <table:table-cell table:style-name="Table1.A1" office:value-type="string">
            <text:p text:style-name="Text_20_body"/>
          </table:table-cell>
          <table:table-cell office:value-type="string">
            <text:p text:style-name="P6">"Oh, I will," said Harry, and they were surprised at the grin that was spreading over his face. "They don't know we're not allowed to use magic at home. I'm going to have a lot of fun with Dudley this <text:soft-page-break/>summer...." </text:p>
          </table:table-cell>
        </table:table-row>
        <table:table-row table:style-name="TableLine2209026281536">
          <table:table-cell table:style-name="Table1.A1" office:value-type="string">
            <text:p text:style-name="Text_20_body"/>
          </table:table-cell>
          <table:table-cell office:value-type="string">
            <text:p text:style-name="P6">THE END </text:p>
          </table:table-cell>
        </table:table-row>
      </table:table>
      <text:p text:style-name="Text_20_body"/>
      <table:table table:name="Table5" table:style-name="Table5">
        <table:table-column table:style-name="Table5.A"/>
        <table:table-column table:style-name="Table5.B"/>
        <table:table-row table:style-name="TableLine2209024888320">
          <table:table-cell table:style-name="Table5.A1" office:value-type="string">
            <text:p text:style-name="P4"/>
          </table:table-cell>
          <table:table-cell table:style-name="Table5.A1" office:value-type="string">
            <text:p text:style-name="P2"/>
          </table:table-cell>
        </table:table-row>
        <table:table-row table:style-name="TableLine2209024874992">
          <table:table-cell table:style-name="Table5.A1" office:value-type="string">
            <text:p text:style-name="P3">ΝΟΡΒΕΡΤΟΣ Ο ΓΛ ΥΠΤΟΝΩΤΟΣ ΥΠΕΡΒΟΡΕΟΣ 1 91</text:p>
          </table:table-cell>
          <table:table-cell table:style-name="Table5.A1" office:value-type="string">
            <text:p text:style-name="P1"/>
          </table:table-cell>
        </table:table-row>
        <table:table-row table:style-name="TableLine2209024883696">
          <table:table-cell table:style-name="Table5.A1" office:value-type="string">
            <text:p text:style-name="P3">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5.A1" office:value-type="string">
            <text:p text:style-name="P1"/>
          </table:table-cell>
        </table:table-row>
        <table:table-row table:style-name="TableLine2209024877168">
          <table:table-cell table:style-name="Table5.A1" office:value-type="string">
            <text:p text:style-name="P3">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3">πρὸς τὰ κράσπεδα τῆς ὕλης. καὶ ὁ Ἁγριώδης ἠσπάσατ’ αὐτοὺς ε”νθερμον βλέπων καὶ σφόδρα προθυμεῖσθαι δοκῶν.</text:p>
          </table:table-cell>
          <table:table-cell table:style-name="Table5.A1" office:value-type="string">
            <text:p text:style-name="P1"/>
          </table:table-cell>
        </table:table-row>
        <table:table-row table:style-name="TableLine2209024890496">
          <table:table-cell table:style-name="Table5.A1" office:value-type="string">
            <text:p text:style-name="P3">Παρ’ ἀκαρῆ ἐστὶν ἡ ἐκκόλαψις, ε”φη ε”νδον ἄγων αὐτούς.</text:p>
          </table:table-cell>
          <table:table-cell table:style-name="Table5.A1" office:value-type="string">
            <text:p text:style-name="P1"/>
          </table:table-cell>
        </table:table-row>
        <table:table-row table:style-name="TableLine2209024883152">
          <table:table-cell table:style-name="Table5.A1" office:value-type="string">
            <text:p text:style-name="P3">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5.A1" office:value-type="string">
            <text:p text:style-name="P1"/>
          </table:table-cell>
        </table:table-row>
        <table:table-row table:style-name="TableLine2209024879072">
          <table:table-cell table:style-name="Table5.A1" office:value-type="string">
            <text:p text:style-name="P3">πάντες οὖν παρακαθήμενοι πρὸς τὴν τράπεζαν κεχηνότες ἐθεώρουν.</text:p>
          </table:table-cell>
          <table:table-cell table:style-name="Table5.A1" office:value-type="string">
            <text:p text:style-name="P1"/>
          </table:table-cell>
        </table:table-row>
        <table:table-row table:style-name="TableLine2209024889136">
          <table:table-cell table:style-name="Table5.A1" office:value-type="string">
            <text:p text:style-name="P3">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able:table-cell>
          <table:table-cell table:style-name="Table5.A1" office:value-type="string">
            <text:p text:style-name="P1"/>
          </table:table-cell>
        </table:table-row>
        <table:table-row table:style-name="TableLine2209024885872">
          <table:table-cell table:style-name="Table5.A1" office:value-type="string">
            <text:p text:style-name="P3">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2209024877440">
          <table:table-cell table:style-name="Table5.A1" office:value-type="string">
            <text:p text:style-name="P3">ὁ δέ Ἁγριώδης Οὐκοῦν καλός ἐστιν ὁ παῖς,· φὰς χεῖρα ἐξέτεινε θωπεύσων τὴν τοῦ δράκοντος <text:soft-page-break/>κεφαλήν. ὁ δέ ἐπεχείρησεν εὐθὺς ἐνδάκνειν τοῦς δακτύλους αὐτοῦ, κάρχαρον δῆγμα παρέχων.</text:p>
          </table:table-cell>
          <table:table-cell table:style-name="Table5.A1" office:value-type="string">
            <text:p text:style-name="P1"/>
          </table:table-cell>
        </table:table-row>
        <table:table-row table:style-name="TableLine2209024891856">
          <table:table-cell table:style-name="Table5.A1" office:value-type="string">
            <text:p text:style-name="P3">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2209024878256">
          <table:table-cell table:style-name="Table5.A1" office:value-type="string">
            <text:p text:style-name="P3">ἀλλ’ ἡ Ἑρμιόνη φΗ καὶ ταχέως, ὦ Ἁγρίωδες, ἡβάσκουσιν οἱ Γλυπτόνωτοι Ὑπερβόρεοι ἢ τί σοι δοκεῖ,-</text:p>
          </table:table-cell>
          <table:table-cell table:style-name="Table5.A1" office:value-type="string">
            <text:p text:style-name="P1"/>
          </table:table-cell>
        </table:table-row>
        <table:table-row table:style-name="TableLine2209024875264">
          <table:table-cell table:style-name="Table5.A1" office:value-type="string">
            <text:p text:style-name="P3">ὁ δ’ ε”μελλεν ἀποκρίνασθαι καὶ ὠχριακώς ἀνεπηδήσεν άφνω καί ε”δραμεν εὐθὺς πρὸς τὴν θυρίδα.</text:p>
          </table:table-cell>
          <table:table-cell table:style-name="Table5.A1" office:value-type="string">
            <text:p text:style-name="P1"/>
          </table:table-cell>
        </table:table-row>
        <table:table-row table:style-name="TableLine2209024879888">
          <table:table-cell table:style-name="Table5.A1" office:value-type="string">
            <text:p text:style-name="P3">Τί χρῆμα ἔχεις;</text:p>
          </table:table-cell>
          <table:table-cell table:style-name="Table5.A1" office:value-type="string">
            <text:p text:style-name="P1"/>
          </table:table-cell>
        </table:table-row>
        <table:table-row table:style-name="TableLine2209024876080">
          <table:table-cell table:style-name="Table5.A1" office:value-type="string">
            <text:p text:style-name="P3">Ἐθεώρει τις διὰ τὸ κενὸν τὸ μεταξὺ τῶν καταπετασμάτων. Ἰδοῦ μαθητής τις ἀποτρέχει πρὸς τὸ φρούριον.</text:p>
          </table:table-cell>
          <table:table-cell table:style-name="Table5.A1" office:value-type="string">
            <text:p text:style-name="P1"/>
          </table:table-cell>
        </table:table-row>
        <table:table-row table:style-name="TableLine2209024880432">
          <table:table-cell table:style-name="Table5.A1" office:value-type="string">
            <text:p text:style-name="P3">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3">&gt;κ</text:p>
          </table:table-cell>
          <table:table-cell table:style-name="Table5.A1" office:value-type="string">
            <text:p text:style-name="P1"/>
          </table:table-cell>
        </table:table-row>
        <table:table-row table:style-name="TableLine2209024884512">
          <table:table-cell table:style-name="Table5.A1" office:value-type="string">
            <text:p text:style-name="P5">192 ΑΡΕΙΟΣ ΠοΤΗΡ</text:p>
          </table:table-cell>
          <table:table-cell table:style-name="Table5.A1" office:value-type="string">
            <text:p text:style-name="P1"/>
          </table:table-cell>
        </table:table-row>
        <table:table-row table:style-name="TableLine2209024877984">
          <table:table-cell table:style-name="Table5.A1" office:value-type="string">
            <text:p text:style-name="P5">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5">Ἃγριώδους καλύβιον ὡς πείσοντες αὐτὸν σωφρονεῖν. </text:p>
          </table:table-cell>
          <table:table-cell table:style-name="Table5.A1" office:value-type="string">
            <text:p text:style-name="P1"/>
          </table:table-cell>
        </table:table-row>
        <table:table-row table:style-name="TableLine2209024875536">
          <table:table-cell table:style-name="Table5.A1" office:value-type="string">
            <text:p text:style-name="P5">ὁ γὰρ Ἄρειος Ἀφὲς αῦτό, ἔφη, ἐλευθέρωσον.</text:p>
          </table:table-cell>
          <table:table-cell table:style-name="Table5.A1" office:value-type="string">
            <text:p text:style-name="P1"/>
          </table:table-cell>
        </table:table-row>
        <table:table-row table:style-name="TableLine2209024881520">
          <table:table-cell table:style-name="Table5.A1" office:value-type="string">
            <text:p text:style-name="P5">Οὐχ οἶός τ’ εἶμί, ἔφη ὁ Ἁγριώδης, μικρότερος γάρ ἐστιν ἢ ὥστε ἐπιζῆν. ἀπόλοιτ’ ἄν.</text:p>
          </table:table-cell>
          <table:table-cell table:style-name="Table5.A1" office:value-type="string">
            <text:p text:style-name="P1"/>
          </table:table-cell>
        </table:table-row>
        <table:table-row table:style-name="TableLine2209024879344">
          <table:table-cell table:style-name="Table5.A1" office:value-type="string">
            <text:p text:style-name="P5">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5.A1" office:value-type="string">
            <text:p text:style-name="P1"/>
          </table:table-cell>
        </table:table-row>
        <table:table-row table:style-name="TableLine2209024876352">
          <table:table-cell table:style-name="Table5.A1" office:value-type="string">
            <text:p text:style-name="P5">καὶ μαλακὸν βλέπων πρὸς τὸν δράκοντα ’Έδοξέ μοι, ἔφη, Νορ-</text:p>
          </table:table-cell>
          <table:table-cell table:style-name="Table5.A1" office:value-type="string">
            <text:p text:style-name="P1"/>
          </table:table-cell>
        </table:table-row>
        <table:table-row table:style-name="TableLine2209024875808">
          <table:table-cell table:style-name="Table5.A1" office:value-type="string">
            <text:p text:style-name="P5">βέρτον ὀνομάσαι. ἀλλὰ γνωρίζει με ἀμέλει· ι’δού. ὦ Νορβέρτε, ὧ Νορβερτίδιον, ποῦ τὸ μαννάριον;</text:p>
            <text:p text:style-name="P5">Ἠ κάρτα πάνυ κορύζης τὴν ῥῖνα μεστός ἐστιν Ἁγριώδης, εἶπεν ὁ Ῥοών πρὸς οῦς τῷ Ἁρείῳ.</text:p>
          </table:table-cell>
          <table:table-cell table:style-name="Table5.A1" office:value-type="string">
            <text:p text:style-name="P1"/>
          </table:table-cell>
        </table:table-row>
        <table:table-row table:style-name="TableLine2209024876624">
          <table:table-cell table:style-name="Table5.A1" office:value-type="string">
            <text:p text:style-name="P5">ὁ δέ μεγάλῃ τῇ φωνῇ Ὦ Ἁγρίωδες, ἔφη, ἐντὸς δυοῖν ἑβδομάδων ὁ Νορβέρτος ἴσος γενήσεται τὸ μῆκος <text:soft-page-break/>τῷ σῷ οἶκιδίῳ. καῖ τῷ Μαλθάκῳ ε”νεστιν ι’έναι πρὸς τὸν Διμπλόδωρον ὅταν θέλῃ.</text:p>
          </table:table-cell>
          <table:table-cell table:style-name="Table5.A1" office:value-type="string">
            <text:p text:style-name="P1"/>
          </table:table-cell>
        </table:table-row>
        <table:table-row table:style-name="TableLine2209024876896">
          <table:table-cell table:style-name="Table5.A1" office:value-type="string">
            <text:p text:style-name="P5">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able:table-cell>
          <table:table-cell table:style-name="Table5.A1" office:value-type="string">
            <text:p text:style-name="P1"/>
          </table:table-cell>
        </table:table-row>
        <table:table-row table:style-name="TableLine2209024878528">
          <table:table-cell table:style-name="Table5.A1" office:value-type="string">
            <text:p text:style-name="P5">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5.A1" office:value-type="string">
            <text:p text:style-name="P1"/>
          </table:table-cell>
        </table:table-row>
        <table:table-row table:style-name="TableLine2209024886144">
          <table:table-cell table:style-name="Table5.A1" office:value-type="string">
            <text:p text:style-name="P5">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5.A1" office:value-type="string">
            <text:p text:style-name="P1"/>
          </table:table-cell>
        </table:table-row>
        <table:table-row table:style-name="TableLine2209024883968">
          <table:table-cell table:style-name="Table5.A1" office:value-type="string">
            <text:p text:style-name="P5">&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5.A1" office:value-type="string">
            <text:p text:style-name="P1"/>
          </table:table-cell>
        </table:table-row>
      </table:table>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2-02-09T20:25:32.046000000</dc:date>
    <meta:editing-duration>PT7H43M43S</meta:editing-duration>
    <meta:editing-cycles>28</meta:editing-cycles>
    <meta:generator>LibreOffice/7.1.5.2$Windows_X86_64 LibreOffice_project/85f04e9f809797b8199d13c421bd8a2b025d52b5</meta:generator>
    <meta:document-statistic meta:table-count="2" meta:image-count="0" meta:object-count="0" meta:page-count="232" meta:paragraph-count="4464" meta:word-count="89658" meta:character-count="517458" meta:non-whitespace-character-count="430097"/>
  </office:meta>
</office:document-meta>
</file>